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596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3.279cm"/>
    </style:style>
    <style:style style:name="co7" style:family="table-column">
      <style:table-column-properties fo:break-before="auto" style:column-width="2.787cm"/>
    </style:style>
    <style:style style:name="co8" style:family="table-column">
      <style:table-column-properties fo:break-before="auto" style:column-width="3.909cm"/>
    </style:style>
    <style:style style:name="co9" style:family="table-column">
      <style:table-column-properties fo:break-before="auto" style:column-width="4.37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1014" table:default-cell-style-name="Excel_20_Built-in_20_Normal"/>
        <table:table-row table:style-name="ro1">
          <table:table-cell table:style-name="ce1" office:value-type="string">
            <text:p>Target Probe</text:p>
          </table:table-cell>
          <table:table-cell table:style-name="ce1" office:value-type="float" office:value="7021">
            <text:p>7021</text:p>
          </table:table-cell>
          <table:table-cell table:style-name="ce1" office:value-type="string">
            <text:p>RTT (ms)</text:p>
          </table:table-cell>
          <table:table-cell table:style-name="ce1" office:value-type="string">
            <text:p>Hops</text:p>
          </table:table-cell>
          <table:table-cell table:style-name="ce1" office:value-type="string">
            <text:p>Fibre_max_length (km)</text:p>
          </table:table-cell>
          <table:table-cell table:style-name="ce1" office:value-type="string">
            <text:p>Geo Distance (km)</text:p>
          </table:table-cell>
          <table:table-cell table:style-name="ce1" office:value-type="string">
            <text:p>Error Margin</text:p>
          </table:table-cell>
          <table:table-cell table:style-name="ce1" office:value-type="string">
            <text:p>Avg_ms_Hop</text:p>
          </table:table-cell>
          <table:table-cell table:style-name="ce1" office:value-type="string">
            <text:p>Avg_km_ms</text:p>
          </table:table-cell>
          <table:table-cell/>
          <table:table-cell office:value-type="string">
            <text:p>Source</text:p>
          </table:table-cell>
          <table:table-cell office:value-type="string">
            <text:p>Target</text:p>
          </table:table-cell>
          <table:table-cell table:number-columns-repeated="1012"/>
        </table:table-row>
        <table:table-row table:style-name="ro2">
          <table:table-cell office:value-type="string">
            <text:p>6087</text:p>
          </table:table-cell>
          <table:table-cell office:value-type="string">
            <text:p>6182</text:p>
          </table:table-cell>
          <table:table-cell office:value-type="float" office:value="6.33">
            <text:p>6.33</text:p>
          </table:table-cell>
          <table:table-cell office:value-type="float" office:value="7">
            <text:p>7</text:p>
          </table:table-cell>
          <table:table-cell office:value-type="float" office:value="626.37">
            <text:p>626.37</text:p>
          </table:table-cell>
          <table:table-cell office:value-type="float" office:value="273.6">
            <text:p>273.6</text:p>
          </table:table-cell>
          <table:table-cell office:value-type="float" office:value="2.28936403508772">
            <text:p>2.2893640351</text:p>
          </table:table-cell>
          <table:table-cell office:value-type="float" office:value="0.904285714285714">
            <text:p>0.9042857143</text:p>
          </table:table-cell>
          <table:table-cell office:value-type="float" office:value="43.2227488151659">
            <text:p>43.2227488152</text:p>
          </table:table-cell>
          <table:table-cell/>
          <table:table-cell office:value-type="float" office:value="6182">
            <text:p>6182</text:p>
          </table:table-cell>
          <table:table-cell office:value-type="float" office:value="6087">
            <text:p>6087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4.21">
            <text:p>4.21</text:p>
          </table:table-cell>
          <table:table-cell office:value-type="float" office:value="4">
            <text:p>4</text:p>
          </table:table-cell>
          <table:table-cell office:value-type="float" office:value="416.3">
            <text:p>416.3</text:p>
          </table:table-cell>
          <table:table-cell office:value-type="float" office:value="2.58">
            <text:p>2.58</text:p>
          </table:table-cell>
          <table:table-cell office:value-type="float" office:value="161.356589147287">
            <text:p>161.3565891473</text:p>
          </table:table-cell>
          <table:table-cell office:value-type="float" office:value="1.0525">
            <text:p>1.0525</text:p>
          </table:table-cell>
          <table:table-cell office:value-type="float" office:value="0.612826603325416">
            <text:p>0.6128266033</text:p>
          </table:table-cell>
          <table:table-cell/>
          <table:table-cell office:value-type="float" office:value="6382">
            <text:p>6382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0.68">
            <text:p>0.68</text:p>
          </table:table-cell>
          <table:table-cell office:value-type="float" office:value="5">
            <text:p>5</text:p>
          </table:table-cell>
          <table:table-cell office:value-type="float" office:value="67.42">
            <text:p>67.42</text:p>
          </table:table-cell>
          <table:table-cell office:value-type="float" office:value="1.55">
            <text:p>1.55</text:p>
          </table:table-cell>
          <table:table-cell office:value-type="float" office:value="43.4967741935484">
            <text:p>43.4967741935</text:p>
          </table:table-cell>
          <table:table-cell office:value-type="float" office:value="0.136">
            <text:p>0.136</text:p>
          </table:table-cell>
          <table:table-cell office:value-type="float" office:value="2.27941176470588">
            <text:p>2.279411764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1.4">
            <text:p>1.4</text:p>
          </table:table-cell>
          <table:table-cell office:value-type="float" office:value="8">
            <text:p>8</text:p>
          </table:table-cell>
          <table:table-cell office:value-type="float" office:value="138.9">
            <text:p>138.9</text:p>
          </table:table-cell>
          <table:table-cell office:value-type="float" office:value="57.28">
            <text:p>57.28</text:p>
          </table:table-cell>
          <table:table-cell office:value-type="float" office:value="2.42493016759776">
            <text:p>2.4249301676</text:p>
          </table:table-cell>
          <table:table-cell office:value-type="float" office:value="0.175">
            <text:p>0.175</text:p>
          </table:table-cell>
          <table:table-cell office:value-type="float" office:value="40.9142857142857">
            <text:p>40.914285714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0.61">
            <text:p>0.61</text:p>
          </table:table-cell>
          <table:table-cell office:value-type="float" office:value="5">
            <text:p>5</text:p>
          </table:table-cell>
          <table:table-cell office:value-type="float" office:value="60.09">
            <text:p>60.09</text:p>
          </table:table-cell>
          <table:table-cell office:value-type="float" office:value="2.46">
            <text:p>2.46</text:p>
          </table:table-cell>
          <table:table-cell office:value-type="float" office:value="24.4268292682927">
            <text:p>24.4268292683</text:p>
          </table:table-cell>
          <table:table-cell office:value-type="float" office:value="0.122">
            <text:p>0.122</text:p>
          </table:table-cell>
          <table:table-cell office:value-type="float" office:value="4.0327868852459">
            <text:p>4.032786885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1.45">
            <text:p>1.45</text:p>
          </table:table-cell>
          <table:table-cell office:value-type="float" office:value="255">
            <text:p>255</text:p>
          </table:table-cell>
          <table:table-cell office:value-type="float" office:value="143.55">
            <text:p>143.55</text:p>
          </table:table-cell>
          <table:table-cell office:value-type="float" office:value="54.09">
            <text:p>54.09</text:p>
          </table:table-cell>
          <table:table-cell office:value-type="float" office:value="2.65391014975042">
            <text:p>2.6539101498</text:p>
          </table:table-cell>
          <table:table-cell office:value-type="float" office:value="0.00568627450980392">
            <text:p>0.0056862745</text:p>
          </table:table-cell>
          <table:table-cell office:value-type="float" office:value="37.3034482758621">
            <text:p>37.30344827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5.6">
            <text:p>5.6</text:p>
          </table:table-cell>
          <table:table-cell office:value-type="float" office:value="6">
            <text:p>6</text:p>
          </table:table-cell>
          <table:table-cell office:value-type="float" office:value="554.4">
            <text:p>554.4</text:p>
          </table:table-cell>
          <table:table-cell office:value-type="float" office:value="166.83">
            <text:p>166.83</text:p>
          </table:table-cell>
          <table:table-cell office:value-type="float" office:value="3.32314331954684">
            <text:p>3.3231433195</text:p>
          </table:table-cell>
          <table:table-cell office:value-type="float" office:value="0.933333333333333">
            <text:p>0.9333333333</text:p>
          </table:table-cell>
          <table:table-cell office:value-type="float" office:value="29.7910714285714">
            <text:p>29.79107142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4.3">
            <text:p>4.3</text:p>
          </table:table-cell>
          <table:table-cell office:value-type="float" office:value="8">
            <text:p>8</text:p>
          </table:table-cell>
          <table:table-cell office:value-type="float" office:value="425.7">
            <text:p>425.7</text:p>
          </table:table-cell>
          <table:table-cell office:value-type="float" office:value="77.81">
            <text:p>77.81</text:p>
          </table:table-cell>
          <table:table-cell office:value-type="float" office:value="5.47101914920961">
            <text:p>5.4710191492</text:p>
          </table:table-cell>
          <table:table-cell office:value-type="float" office:value="0.5375">
            <text:p>0.5375</text:p>
          </table:table-cell>
          <table:table-cell office:value-type="float" office:value="18.0953488372093">
            <text:p>18.095348837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2.51">
            <text:p>2.51</text:p>
          </table:table-cell>
          <table:table-cell office:value-type="float" office:value="8">
            <text:p>8</text:p>
          </table:table-cell>
          <table:table-cell office:value-type="float" office:value="248.89">
            <text:p>248.89</text:p>
          </table:table-cell>
          <table:table-cell office:value-type="float" office:value="58.4">
            <text:p>58.4</text:p>
          </table:table-cell>
          <table:table-cell office:value-type="float" office:value="4.26181506849315">
            <text:p>4.2618150685</text:p>
          </table:table-cell>
          <table:table-cell office:value-type="float" office:value="0.31375">
            <text:p>0.31375</text:p>
          </table:table-cell>
          <table:table-cell office:value-type="float" office:value="23.2669322709163">
            <text:p>23.266932270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3.55">
            <text:p>3.55</text:p>
          </table:table-cell>
          <table:table-cell office:value-type="float" office:value="8">
            <text:p>8</text:p>
          </table:table-cell>
          <table:table-cell office:value-type="float" office:value="351.55">
            <text:p>351.55</text:p>
          </table:table-cell>
          <table:table-cell office:value-type="float" office:value="58.34">
            <text:p>58.34</text:p>
          </table:table-cell>
          <table:table-cell office:value-type="float" office:value="6.02588275625643">
            <text:p>6.0258827563</text:p>
          </table:table-cell>
          <table:table-cell office:value-type="float" office:value="0.44375">
            <text:p>0.44375</text:p>
          </table:table-cell>
          <table:table-cell office:value-type="float" office:value="16.4338028169014">
            <text:p>16.433802816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7.94">
            <text:p>7.94</text:p>
          </table:table-cell>
          <table:table-cell office:value-type="float" office:value="8">
            <text:p>8</text:p>
          </table:table-cell>
          <table:table-cell office:value-type="float" office:value="785.76">
            <text:p>785.76</text:p>
          </table:table-cell>
          <table:table-cell office:value-type="float" office:value="282.61">
            <text:p>282.61</text:p>
          </table:table-cell>
          <table:table-cell office:value-type="float" office:value="2.78036870599059">
            <text:p>2.780368706</text:p>
          </table:table-cell>
          <table:table-cell office:value-type="float" office:value="0.9925">
            <text:p>0.9925</text:p>
          </table:table-cell>
          <table:table-cell office:value-type="float" office:value="35.5931989924433">
            <text:p>35.593198992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9.21">
            <text:p>9.21</text:p>
          </table:table-cell>
          <table:table-cell office:value-type="float" office:value="7">
            <text:p>7</text:p>
          </table:table-cell>
          <table:table-cell office:value-type="float" office:value="911.49">
            <text:p>911.49</text:p>
          </table:table-cell>
          <table:table-cell office:value-type="float" office:value="291.23">
            <text:p>291.23</text:p>
          </table:table-cell>
          <table:table-cell office:value-type="float" office:value="3.12979432064004">
            <text:p>3.1297943206</text:p>
          </table:table-cell>
          <table:table-cell office:value-type="float" office:value="1.31571428571429">
            <text:p>1.3157142857</text:p>
          </table:table-cell>
          <table:table-cell office:value-type="float" office:value="31.6210640608035">
            <text:p>31.621064060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5.22">
            <text:p>5.22</text:p>
          </table:table-cell>
          <table:table-cell office:value-type="float" office:value="6">
            <text:p>6</text:p>
          </table:table-cell>
          <table:table-cell office:value-type="float" office:value="517.08">
            <text:p>517.08</text:p>
          </table:table-cell>
          <table:table-cell office:value-type="float" office:value="154.52">
            <text:p>154.52</text:p>
          </table:table-cell>
          <table:table-cell office:value-type="float" office:value="3.346362930365">
            <text:p>3.3463629304</text:p>
          </table:table-cell>
          <table:table-cell office:value-type="float" office:value="0.87">
            <text:p>0.87</text:p>
          </table:table-cell>
          <table:table-cell office:value-type="float" office:value="29.6015325670498">
            <text:p>29.6015325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1.66">
            <text:p>1.66</text:p>
          </table:table-cell>
          <table:table-cell office:value-type="float" office:value="6">
            <text:p>6</text:p>
          </table:table-cell>
          <table:table-cell office:value-type="float" office:value="164.34">
            <text:p>164.34</text:p>
          </table:table-cell>
          <table:table-cell office:value-type="float" office:value="60.71">
            <text:p>60.71</text:p>
          </table:table-cell>
          <table:table-cell office:value-type="float" office:value="2.70696755065063">
            <text:p>2.7069675507</text:p>
          </table:table-cell>
          <table:table-cell office:value-type="float" office:value="0.276666666666667">
            <text:p>0.2766666667</text:p>
          </table:table-cell>
          <table:table-cell office:value-type="float" office:value="36.5722891566265">
            <text:p>36.572289156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4.47">
            <text:p>4.47</text:p>
          </table:table-cell>
          <table:table-cell office:value-type="float" office:value="6">
            <text:p>6</text:p>
          </table:table-cell>
          <table:table-cell office:value-type="float" office:value="442.33">
            <text:p>442.33</text:p>
          </table:table-cell>
          <table:table-cell office:value-type="float" office:value="62.23">
            <text:p>62.23</text:p>
          </table:table-cell>
          <table:table-cell office:value-type="float" office:value="7.10798650168729">
            <text:p>7.1079865017</text:p>
          </table:table-cell>
          <table:table-cell office:value-type="float" office:value="0.745">
            <text:p>0.745</text:p>
          </table:table-cell>
          <table:table-cell office:value-type="float" office:value="13.9217002237136">
            <text:p>13.921700223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2.89">
            <text:p>2.89</text:p>
          </table:table-cell>
          <table:table-cell office:value-type="float" office:value="5">
            <text:p>5</text:p>
          </table:table-cell>
          <table:table-cell office:value-type="float" office:value="286.41">
            <text:p>286.41</text:p>
          </table:table-cell>
          <table:table-cell office:value-type="float" office:value="41.26">
            <text:p>41.26</text:p>
          </table:table-cell>
          <table:table-cell office:value-type="float" office:value="6.94158991759574">
            <text:p>6.9415899176</text:p>
          </table:table-cell>
          <table:table-cell office:value-type="float" office:value="0.578">
            <text:p>0.578</text:p>
          </table:table-cell>
          <table:table-cell office:value-type="float" office:value="14.2768166089965">
            <text:p>14.27681660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1.37">
            <text:p>1.37</text:p>
          </table:table-cell>
          <table:table-cell office:value-type="float" office:value="6">
            <text:p>6</text:p>
          </table:table-cell>
          <table:table-cell office:value-type="float" office:value="135.83">
            <text:p>135.83</text:p>
          </table:table-cell>
          <table:table-cell office:value-type="float" office:value="67.39">
            <text:p>67.39</text:p>
          </table:table-cell>
          <table:table-cell office:value-type="float" office:value="2.015580946728">
            <text:p>2.0155809467</text:p>
          </table:table-cell>
          <table:table-cell office:value-type="float" office:value="0.228333333333333">
            <text:p>0.2283333333</text:p>
          </table:table-cell>
          <table:table-cell office:value-type="float" office:value="49.1897810218978">
            <text:p>49.189781021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18.93">
            <text:p>18.93</text:p>
          </table:table-cell>
          <table:table-cell office:value-type="float" office:value="8">
            <text:p>8</text:p>
          </table:table-cell>
          <table:table-cell office:value-type="float" office:value="1874.27">
            <text:p>1874.27</text:p>
          </table:table-cell>
          <table:table-cell office:value-type="float" office:value="171.24">
            <text:p>171.24</text:p>
          </table:table-cell>
          <table:table-cell office:value-type="float" office:value="10.9452814762906">
            <text:p>10.9452814763</text:p>
          </table:table-cell>
          <table:table-cell office:value-type="float" office:value="2.36625">
            <text:p>2.36625</text:p>
          </table:table-cell>
          <table:table-cell office:value-type="float" office:value="9.0459587955626">
            <text:p>9.04595879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2.44">
            <text:p>2.44</text:p>
          </table:table-cell>
          <table:table-cell office:value-type="float" office:value="8">
            <text:p>8</text:p>
          </table:table-cell>
          <table:table-cell office:value-type="float" office:value="241.86">
            <text:p>241.86</text:p>
          </table:table-cell>
          <table:table-cell office:value-type="float" office:value="0.11">
            <text:p>0.11</text:p>
          </table:table-cell>
          <table:table-cell office:value-type="float" office:value="2198.72727272727">
            <text:p>2198.7272727273</text:p>
          </table:table-cell>
          <table:table-cell office:value-type="float" office:value="0.305">
            <text:p>0.305</text:p>
          </table:table-cell>
          <table:table-cell office:value-type="float" office:value="0.0450819672131148">
            <text:p>0.045081967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2.44">
            <text:p>2.44</text:p>
          </table:table-cell>
          <table:table-cell office:value-type="float" office:value="3">
            <text:p>3</text:p>
          </table:table-cell>
          <table:table-cell office:value-type="float" office:value="241.46">
            <text:p>241.46</text:p>
          </table:table-cell>
          <table:table-cell office:value-type="float" office:value="54.19">
            <text:p>54.19</text:p>
          </table:table-cell>
          <table:table-cell office:value-type="float" office:value="4.45580365381067">
            <text:p>4.4558036538</text:p>
          </table:table-cell>
          <table:table-cell office:value-type="float" office:value="0.813333333333333">
            <text:p>0.8133333333</text:p>
          </table:table-cell>
          <table:table-cell office:value-type="float" office:value="22.2090163934426">
            <text:p>22.209016393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8.14">
            <text:p>8.14</text:p>
          </table:table-cell>
          <table:table-cell office:value-type="float" office:value="4">
            <text:p>4</text:p>
          </table:table-cell>
          <table:table-cell office:value-type="float" office:value="805.66">
            <text:p>805.66</text:p>
          </table:table-cell>
          <table:table-cell office:value-type="float" office:value="305.33">
            <text:p>305.33</text:p>
          </table:table-cell>
          <table:table-cell office:value-type="float" office:value="2.63865326040677">
            <text:p>2.6386532604</text:p>
          </table:table-cell>
          <table:table-cell office:value-type="float" office:value="2.035">
            <text:p>2.035</text:p>
          </table:table-cell>
          <table:table-cell office:value-type="float" office:value="37.509828009828">
            <text:p>37.50982800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.61">
            <text:p>1.61</text:p>
          </table:table-cell>
          <table:table-cell office:value-type="float" office:value="3">
            <text:p>3</text:p>
          </table:table-cell>
          <table:table-cell office:value-type="float" office:value="159.29">
            <text:p>159.29</text:p>
          </table:table-cell>
          <table:table-cell office:value-type="float" office:value="57.17">
            <text:p>57.17</text:p>
          </table:table-cell>
          <table:table-cell office:value-type="float" office:value="2.786251530523">
            <text:p>2.7862515305</text:p>
          </table:table-cell>
          <table:table-cell office:value-type="float" office:value="0.536666666666667">
            <text:p>0.5366666667</text:p>
          </table:table-cell>
          <table:table-cell office:value-type="float" office:value="35.5093167701863">
            <text:p>35.509316770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7.91">
            <text:p>7.91</text:p>
          </table:table-cell>
          <table:table-cell office:value-type="float" office:value="7">
            <text:p>7</text:p>
          </table:table-cell>
          <table:table-cell office:value-type="float" office:value="782.6">
            <text:p>782.6</text:p>
          </table:table-cell>
          <table:table-cell office:value-type="float" office:value="193.18">
            <text:p>193.18</text:p>
          </table:table-cell>
          <table:table-cell office:value-type="float" office:value="4.05114401076716">
            <text:p>4.0511440108</text:p>
          </table:table-cell>
          <table:table-cell office:value-type="float" office:value="1.13">
            <text:p>1.13</text:p>
          </table:table-cell>
          <table:table-cell office:value-type="float" office:value="24.4222503160556">
            <text:p>24.422250316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.33">
            <text:p>1.33</text:p>
          </table:table-cell>
          <table:table-cell office:value-type="float" office:value="3">
            <text:p>3</text:p>
          </table:table-cell>
          <table:table-cell office:value-type="float" office:value="131.77">
            <text:p>131.77</text:p>
          </table:table-cell>
          <table:table-cell office:value-type="float" office:value="68.45">
            <text:p>68.45</text:p>
          </table:table-cell>
          <table:table-cell office:value-type="float" office:value="1.92505478451424">
            <text:p>1.9250547845</text:p>
          </table:table-cell>
          <table:table-cell office:value-type="float" office:value="0.443333333333333">
            <text:p>0.4433333333</text:p>
          </table:table-cell>
          <table:table-cell office:value-type="float" office:value="51.4661654135338">
            <text:p>51.46616541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6.81">
            <text:p>6.81</text:p>
          </table:table-cell>
          <table:table-cell office:value-type="float" office:value="6">
            <text:p>6</text:p>
          </table:table-cell>
          <table:table-cell office:value-type="float" office:value="674.59">
            <text:p>674.59</text:p>
          </table:table-cell>
          <table:table-cell office:value-type="float" office:value="286.2">
            <text:p>286.2</text:p>
          </table:table-cell>
          <table:table-cell office:value-type="float" office:value="2.35705800139762">
            <text:p>2.3570580014</text:p>
          </table:table-cell>
          <table:table-cell office:value-type="float" office:value="1.135">
            <text:p>1.135</text:p>
          </table:table-cell>
          <table:table-cell office:value-type="float" office:value="42.0264317180617">
            <text:p>42.026431718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1.58">
            <text:p>1.58</text:p>
          </table:table-cell>
          <table:table-cell office:value-type="float" office:value="5">
            <text:p>5</text:p>
          </table:table-cell>
          <table:table-cell office:value-type="float" office:value="156.42">
            <text:p>156.42</text:p>
          </table:table-cell>
          <table:table-cell office:value-type="float" office:value="2.44">
            <text:p>2.44</text:p>
          </table:table-cell>
          <table:table-cell office:value-type="float" office:value="64.1065573770492">
            <text:p>64.106557377</text:p>
          </table:table-cell>
          <table:table-cell office:value-type="float" office:value="0.316">
            <text:p>0.316</text:p>
          </table:table-cell>
          <table:table-cell office:value-type="float" office:value="1.54430379746835">
            <text:p>1.54430379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1.76">
            <text:p>1.76</text:p>
          </table:table-cell>
          <table:table-cell office:value-type="float" office:value="5">
            <text:p>5</text:p>
          </table:table-cell>
          <table:table-cell office:value-type="float" office:value="174.54">
            <text:p>174.54</text:p>
          </table:table-cell>
          <table:table-cell office:value-type="float" office:value="60.59">
            <text:p>60.59</text:p>
          </table:table-cell>
          <table:table-cell office:value-type="float" office:value="2.88067337844529">
            <text:p>2.8806733784</text:p>
          </table:table-cell>
          <table:table-cell office:value-type="float" office:value="0.352">
            <text:p>0.352</text:p>
          </table:table-cell>
          <table:table-cell office:value-type="float" office:value="34.4261363636364">
            <text:p>34.42613636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8.71">
            <text:p>8.71</text:p>
          </table:table-cell>
          <table:table-cell office:value-type="float" office:value="13">
            <text:p>13</text:p>
          </table:table-cell>
          <table:table-cell office:value-type="float" office:value="862.19">
            <text:p>862.19</text:p>
          </table:table-cell>
          <table:table-cell office:value-type="float" office:value="1.26">
            <text:p>1.26</text:p>
          </table:table-cell>
          <table:table-cell office:value-type="float" office:value="684.277777777778">
            <text:p>684.2777777778</text:p>
          </table:table-cell>
          <table:table-cell office:value-type="float" office:value="0.67">
            <text:p>0.67</text:p>
          </table:table-cell>
          <table:table-cell office:value-type="float" office:value="0.144661308840413">
            <text:p>0.144661308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6.79">
            <text:p>6.79</text:p>
          </table:table-cell>
          <table:table-cell office:value-type="float" office:value="5">
            <text:p>5</text:p>
          </table:table-cell>
          <table:table-cell office:value-type="float" office:value="672.01">
            <text:p>672.01</text:p>
          </table:table-cell>
          <table:table-cell office:value-type="float" office:value="174.36">
            <text:p>174.36</text:p>
          </table:table-cell>
          <table:table-cell office:value-type="float" office:value="3.85415232851571">
            <text:p>3.8541523285</text:p>
          </table:table-cell>
          <table:table-cell office:value-type="float" office:value="1.358">
            <text:p>1.358</text:p>
          </table:table-cell>
          <table:table-cell office:value-type="float" office:value="25.678939617084">
            <text:p>25.678939617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6.49">
            <text:p>6.49</text:p>
          </table:table-cell>
          <table:table-cell office:value-type="float" office:value="9">
            <text:p>9</text:p>
          </table:table-cell>
          <table:table-cell office:value-type="float" office:value="642.11">
            <text:p>642.11</text:p>
          </table:table-cell>
          <table:table-cell office:value-type="float" office:value="67.05">
            <text:p>67.05</text:p>
          </table:table-cell>
          <table:table-cell office:value-type="float" office:value="9.57658463832961">
            <text:p>9.5765846383</text:p>
          </table:table-cell>
          <table:table-cell office:value-type="float" office:value="0.721111111111111">
            <text:p>0.7211111111</text:p>
          </table:table-cell>
          <table:table-cell office:value-type="float" office:value="10.3312788906009">
            <text:p>10.33127889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7.9">
            <text:p>7.9</text:p>
          </table:table-cell>
          <table:table-cell office:value-type="float" office:value="7">
            <text:p>7</text:p>
          </table:table-cell>
          <table:table-cell office:value-type="float" office:value="781.7">
            <text:p>781.7</text:p>
          </table:table-cell>
          <table:table-cell office:value-type="float" office:value="284.98">
            <text:p>284.98</text:p>
          </table:table-cell>
          <table:table-cell office:value-type="float" office:value="2.74299950873745">
            <text:p>2.7429995087</text:p>
          </table:table-cell>
          <table:table-cell office:value-type="float" office:value="1.12857142857143">
            <text:p>1.1285714286</text:p>
          </table:table-cell>
          <table:table-cell office:value-type="float" office:value="36.073417721519">
            <text:p>36.073417721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7.44">
            <text:p>7.44</text:p>
          </table:table-cell>
          <table:table-cell office:value-type="float" office:value="8">
            <text:p>8</text:p>
          </table:table-cell>
          <table:table-cell office:value-type="float" office:value="736.36">
            <text:p>736.36</text:p>
          </table:table-cell>
          <table:table-cell office:value-type="float" office:value="89.1">
            <text:p>89.1</text:p>
          </table:table-cell>
          <table:table-cell office:value-type="float" office:value="8.26442199775533">
            <text:p>8.2644219978</text:p>
          </table:table-cell>
          <table:table-cell office:value-type="float" office:value="0.93">
            <text:p>0.93</text:p>
          </table:table-cell>
          <table:table-cell office:value-type="float" office:value="11.9758064516129">
            <text:p>11.975806451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1.38">
            <text:p>1.38</text:p>
          </table:table-cell>
          <table:table-cell office:value-type="float" office:value="4">
            <text:p>4</text:p>
          </table:table-cell>
          <table:table-cell office:value-type="float" office:value="136.12">
            <text:p>136.12</text:p>
          </table:table-cell>
          <table:table-cell office:value-type="float" office:value="2.44">
            <text:p>2.44</text:p>
          </table:table-cell>
          <table:table-cell office:value-type="float" office:value="55.7868852459016">
            <text:p>55.7868852459</text:p>
          </table:table-cell>
          <table:table-cell office:value-type="float" office:value="0.345">
            <text:p>0.345</text:p>
          </table:table-cell>
          <table:table-cell office:value-type="float" office:value="1.76811594202899">
            <text:p>1.768115942</text:p>
          </table:table-cell>
          <table:table-cell table:number-columns-repeated="1015"/>
        </table:table-row>
        <table:table-row table:style-name="ro2">
          <table:table-cell office:value-type="string">
            <text:p>6182</text:p>
          </table:table-cell>
          <table:table-cell office:value-type="string">
            <text:p>6087</text:p>
          </table:table-cell>
          <table:table-cell office:value-type="float" office:value="6.27">
            <text:p>6.27</text:p>
          </table:table-cell>
          <table:table-cell office:value-type="float" office:value="6">
            <text:p>6</text:p>
          </table:table-cell>
          <table:table-cell office:value-type="float" office:value="620.33">
            <text:p>620.33</text:p>
          </table:table-cell>
          <table:table-cell office:value-type="float" office:value="273.6">
            <text:p>273.6</text:p>
          </table:table-cell>
          <table:table-cell office:value-type="float" office:value="2.26728801169591">
            <text:p>2.2672880117</text:p>
          </table:table-cell>
          <table:table-cell office:value-type="float" office:value="1.045">
            <text:p>1.045</text:p>
          </table:table-cell>
          <table:table-cell office:value-type="float" office:value="43.6363636363636">
            <text:p>43.63636363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8.68">
            <text:p>8.68</text:p>
          </table:table-cell>
          <table:table-cell office:value-type="float" office:value="7">
            <text:p>7</text:p>
          </table:table-cell>
          <table:table-cell office:value-type="float" office:value="858.83">
            <text:p>858.83</text:p>
          </table:table-cell>
          <table:table-cell office:value-type="float" office:value="275.67">
            <text:p>275.67</text:p>
          </table:table-cell>
          <table:table-cell office:value-type="float" office:value="3.11542786665216">
            <text:p>3.1154278667</text:p>
          </table:table-cell>
          <table:table-cell office:value-type="float" office:value="1.24">
            <text:p>1.24</text:p>
          </table:table-cell>
          <table:table-cell office:value-type="float" office:value="31.7592165898618">
            <text:p>31.759216589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7.05">
            <text:p>7.05</text:p>
          </table:table-cell>
          <table:table-cell office:value-type="float" office:value="11">
            <text:p>11</text:p>
          </table:table-cell>
          <table:table-cell office:value-type="float" office:value="697.85">
            <text:p>697.85</text:p>
          </table:table-cell>
          <table:table-cell office:value-type="float" office:value="273.12">
            <text:p>273.12</text:p>
          </table:table-cell>
          <table:table-cell office:value-type="float" office:value="2.55510398359695">
            <text:p>2.5551039836</text:p>
          </table:table-cell>
          <table:table-cell office:value-type="float" office:value="0.640909090909091">
            <text:p>0.6409090909</text:p>
          </table:table-cell>
          <table:table-cell office:value-type="float" office:value="38.7404255319149">
            <text:p>38.740425531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6.29">
            <text:p>6.29</text:p>
          </table:table-cell>
          <table:table-cell office:value-type="float" office:value="10">
            <text:p>10</text:p>
          </table:table-cell>
          <table:table-cell office:value-type="float" office:value="623.11">
            <text:p>623.11</text:p>
          </table:table-cell>
          <table:table-cell office:value-type="float" office:value="299.87">
            <text:p>299.87</text:p>
          </table:table-cell>
          <table:table-cell office:value-type="float" office:value="2.0779337713009">
            <text:p>2.0779337713</text:p>
          </table:table-cell>
          <table:table-cell office:value-type="float" office:value="0.629">
            <text:p>0.629</text:p>
          </table:table-cell>
          <table:table-cell office:value-type="float" office:value="47.6740858505564">
            <text:p>47.67408585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8.25">
            <text:p>8.25</text:p>
          </table:table-cell>
          <table:table-cell office:value-type="float" office:value="10">
            <text:p>10</text:p>
          </table:table-cell>
          <table:table-cell office:value-type="float" office:value="816.75">
            <text:p>816.75</text:p>
          </table:table-cell>
          <table:table-cell office:value-type="float" office:value="273">
            <text:p>273</text:p>
          </table:table-cell>
          <table:table-cell office:value-type="float" office:value="2.99175824175824">
            <text:p>2.9917582418</text:p>
          </table:table-cell>
          <table:table-cell office:value-type="float" office:value="0.825">
            <text:p>0.825</text:p>
          </table:table-cell>
          <table:table-cell office:value-type="float" office:value="33.0909090909091">
            <text:p>33.090909090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8.95">
            <text:p>8.95</text:p>
          </table:table-cell>
          <table:table-cell office:value-type="float" office:value="255">
            <text:p>255</text:p>
          </table:table-cell>
          <table:table-cell office:value-type="float" office:value="885.56">
            <text:p>885.56</text:p>
          </table:table-cell>
          <table:table-cell office:value-type="float" office:value="299.41">
            <text:p>299.41</text:p>
          </table:table-cell>
          <table:table-cell office:value-type="float" office:value="2.95768344410674">
            <text:p>2.9576834441</text:p>
          </table:table-cell>
          <table:table-cell office:value-type="float" office:value="0.0350980392156863">
            <text:p>0.0350980392</text:p>
          </table:table-cell>
          <table:table-cell office:value-type="float" office:value="33.4536312849162">
            <text:p>33.453631284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11.9">
            <text:p>11.9</text:p>
          </table:table-cell>
          <table:table-cell office:value-type="float" office:value="8">
            <text:p>8</text:p>
          </table:table-cell>
          <table:table-cell office:value-type="float" office:value="1178.6">
            <text:p>1178.6</text:p>
          </table:table-cell>
          <table:table-cell office:value-type="float" office:value="344.93">
            <text:p>344.93</text:p>
          </table:table-cell>
          <table:table-cell office:value-type="float" office:value="3.41692517322355">
            <text:p>3.4169251732</text:p>
          </table:table-cell>
          <table:table-cell office:value-type="float" office:value="1.4875">
            <text:p>1.4875</text:p>
          </table:table-cell>
          <table:table-cell office:value-type="float" office:value="28.9857142857143">
            <text:p>28.985714285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8.45">
            <text:p>8.45</text:p>
          </table:table-cell>
          <table:table-cell office:value-type="float" office:value="9">
            <text:p>9</text:p>
          </table:table-cell>
          <table:table-cell office:value-type="float" office:value="836.75">
            <text:p>836.75</text:p>
          </table:table-cell>
          <table:table-cell office:value-type="float" office:value="226.86">
            <text:p>226.86</text:p>
          </table:table-cell>
          <table:table-cell office:value-type="float" office:value="3.68839813100591">
            <text:p>3.688398131</text:p>
          </table:table-cell>
          <table:table-cell office:value-type="float" office:value="0.938888888888889">
            <text:p>0.9388888889</text:p>
          </table:table-cell>
          <table:table-cell office:value-type="float" office:value="26.8473372781065">
            <text:p>26.847337278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8.67">
            <text:p>8.67</text:p>
          </table:table-cell>
          <table:table-cell office:value-type="float" office:value="11">
            <text:p>11</text:p>
          </table:table-cell>
          <table:table-cell office:value-type="float" office:value="858.33">
            <text:p>858.33</text:p>
          </table:table-cell>
          <table:table-cell office:value-type="float" office:value="322.92">
            <text:p>322.92</text:p>
          </table:table-cell>
          <table:table-cell office:value-type="float" office:value="2.65802675585284">
            <text:p>2.6580267559</text:p>
          </table:table-cell>
          <table:table-cell office:value-type="float" office:value="0.788181818181818">
            <text:p>0.7881818182</text:p>
          </table:table-cell>
          <table:table-cell office:value-type="float" office:value="37.2456747404844">
            <text:p>37.245674740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9.7">
            <text:p>9.7</text:p>
          </table:table-cell>
          <table:table-cell office:value-type="float" office:value="11">
            <text:p>11</text:p>
          </table:table-cell>
          <table:table-cell office:value-type="float" office:value="960.1">
            <text:p>960.1</text:p>
          </table:table-cell>
          <table:table-cell office:value-type="float" office:value="322.82">
            <text:p>322.82</text:p>
          </table:table-cell>
          <table:table-cell office:value-type="float" office:value="2.97410321541416">
            <text:p>2.9741032154</text:p>
          </table:table-cell>
          <table:table-cell office:value-type="float" office:value="0.881818181818182">
            <text:p>0.8818181818</text:p>
          </table:table-cell>
          <table:table-cell office:value-type="float" office:value="33.280412371134">
            <text:p>33.28041237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6.68">
            <text:p>6.68</text:p>
          </table:table-cell>
          <table:table-cell office:value-type="float" office:value="11">
            <text:p>11</text:p>
          </table:table-cell>
          <table:table-cell office:value-type="float" office:value="661.42">
            <text:p>661.42</text:p>
          </table:table-cell>
          <table:table-cell office:value-type="float" office:value="84.46">
            <text:p>84.46</text:p>
          </table:table-cell>
          <table:table-cell office:value-type="float" office:value="7.83116268055885">
            <text:p>7.8311626806</text:p>
          </table:table-cell>
          <table:table-cell office:value-type="float" office:value="0.607272727272727">
            <text:p>0.6072727273</text:p>
          </table:table-cell>
          <table:table-cell office:value-type="float" office:value="12.6437125748503">
            <text:p>12.643712574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4.45">
            <text:p>14.45</text:p>
          </table:table-cell>
          <table:table-cell office:value-type="float" office:value="6">
            <text:p>6</text:p>
          </table:table-cell>
          <table:table-cell office:value-type="float" office:value="1430.25">
            <text:p>1430.25</text:p>
          </table:table-cell>
          <table:table-cell office:value-type="float" office:value="20.25">
            <text:p>20.25</text:p>
          </table:table-cell>
          <table:table-cell office:value-type="float" office:value="70.6296296296296">
            <text:p>70.6296296296</text:p>
          </table:table-cell>
          <table:table-cell office:value-type="float" office:value="2.40833333333333">
            <text:p>2.4083333333</text:p>
          </table:table-cell>
          <table:table-cell office:value-type="float" office:value="1.40138408304498">
            <text:p>1.40138408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10.21">
            <text:p>10.21</text:p>
          </table:table-cell>
          <table:table-cell office:value-type="float" office:value="9">
            <text:p>9</text:p>
          </table:table-cell>
          <table:table-cell office:value-type="float" office:value="1010.69">
            <text:p>1010.69</text:p>
          </table:table-cell>
          <table:table-cell office:value-type="float" office:value="141.04">
            <text:p>141.04</text:p>
          </table:table-cell>
          <table:table-cell office:value-type="float" office:value="7.16598128190584">
            <text:p>7.1659812819</text:p>
          </table:table-cell>
          <table:table-cell office:value-type="float" office:value="1.13444444444445">
            <text:p>1.1344444444</text:p>
          </table:table-cell>
          <table:table-cell office:value-type="float" office:value="13.8139079333986">
            <text:p>13.813907933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6.91">
            <text:p>6.91</text:p>
          </table:table-cell>
          <table:table-cell office:value-type="float" office:value="9">
            <text:p>9</text:p>
          </table:table-cell>
          <table:table-cell office:value-type="float" office:value="684.29">
            <text:p>684.29</text:p>
          </table:table-cell>
          <table:table-cell office:value-type="float" office:value="301.91">
            <text:p>301.91</text:p>
          </table:table-cell>
          <table:table-cell office:value-type="float" office:value="2.2665363850154">
            <text:p>2.266536385</text:p>
          </table:table-cell>
          <table:table-cell office:value-type="float" office:value="0.767777777777778">
            <text:p>0.7677777778</text:p>
          </table:table-cell>
          <table:table-cell office:value-type="float" office:value="43.6917510853835">
            <text:p>43.691751085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10.69">
            <text:p>10.69</text:p>
          </table:table-cell>
          <table:table-cell office:value-type="float" office:value="8">
            <text:p>8</text:p>
          </table:table-cell>
          <table:table-cell office:value-type="float" office:value="1057.91">
            <text:p>1057.91</text:p>
          </table:table-cell>
          <table:table-cell office:value-type="float" office:value="211.38">
            <text:p>211.38</text:p>
          </table:table-cell>
          <table:table-cell office:value-type="float" office:value="5.00477812470432">
            <text:p>5.0047781247</text:p>
          </table:table-cell>
          <table:table-cell office:value-type="float" office:value="1.33625">
            <text:p>1.33625</text:p>
          </table:table-cell>
          <table:table-cell office:value-type="float" office:value="19.7736202057998">
            <text:p>19.773620205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6.79">
            <text:p>6.79</text:p>
          </table:table-cell>
          <table:table-cell office:value-type="float" office:value="8">
            <text:p>8</text:p>
          </table:table-cell>
          <table:table-cell office:value-type="float" office:value="672.51">
            <text:p>672.51</text:p>
          </table:table-cell>
          <table:table-cell office:value-type="float" office:value="270.92">
            <text:p>270.92</text:p>
          </table:table-cell>
          <table:table-cell office:value-type="float" office:value="2.48231950391259">
            <text:p>2.4823195039</text:p>
          </table:table-cell>
          <table:table-cell office:value-type="float" office:value="0.84875">
            <text:p>0.84875</text:p>
          </table:table-cell>
          <table:table-cell office:value-type="float" office:value="39.899852724595">
            <text:p>39.899852724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52.2">
            <text:p>52.2</text:p>
          </table:table-cell>
          <table:table-cell office:value-type="float" office:value="8">
            <text:p>8</text:p>
          </table:table-cell>
          <table:table-cell office:value-type="float" office:value="5168.1">
            <text:p>5168.1</text:p>
          </table:table-cell>
          <table:table-cell office:value-type="float" office:value="307.5">
            <text:p>307.5</text:p>
          </table:table-cell>
          <table:table-cell office:value-type="float" office:value="16.8068292682927">
            <text:p>16.8068292683</text:p>
          </table:table-cell>
          <table:table-cell office:value-type="float" office:value="6.525">
            <text:p>6.525</text:p>
          </table:table-cell>
          <table:table-cell office:value-type="float" office:value="5.89080459770115">
            <text:p>5.890804597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40.92">
            <text:p>40.92</text:p>
          </table:table-cell>
          <table:table-cell office:value-type="float" office:value="10">
            <text:p>10</text:p>
          </table:table-cell>
          <table:table-cell office:value-type="float" office:value="4050.88">
            <text:p>4050.88</text:p>
          </table:table-cell>
          <table:table-cell office:value-type="float" office:value="118.29">
            <text:p>118.29</text:p>
          </table:table-cell>
          <table:table-cell office:value-type="float" office:value="34.2453292755093">
            <text:p>34.2453292755</text:p>
          </table:table-cell>
          <table:table-cell office:value-type="float" office:value="4.092">
            <text:p>4.092</text:p>
          </table:table-cell>
          <table:table-cell office:value-type="float" office:value="2.89076246334311">
            <text:p>2.89076246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6.39">
            <text:p>6.39</text:p>
          </table:table-cell>
          <table:table-cell office:value-type="float" office:value="11">
            <text:p>11</text:p>
          </table:table-cell>
          <table:table-cell office:value-type="float" office:value="632.41">
            <text:p>632.41</text:p>
          </table:table-cell>
          <table:table-cell office:value-type="float" office:value="273.7">
            <text:p>273.7</text:p>
          </table:table-cell>
          <table:table-cell office:value-type="float" office:value="2.31059554256485">
            <text:p>2.3105955426</text:p>
          </table:table-cell>
          <table:table-cell office:value-type="float" office:value="0.580909090909091">
            <text:p>0.5809090909</text:p>
          </table:table-cell>
          <table:table-cell office:value-type="float" office:value="42.8325508607199">
            <text:p>42.83255086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9.4">
            <text:p>9.4</text:p>
          </table:table-cell>
          <table:table-cell office:value-type="float" office:value="6">
            <text:p>6</text:p>
          </table:table-cell>
          <table:table-cell office:value-type="float" office:value="930.6">
            <text:p>930.6</text:p>
          </table:table-cell>
          <table:table-cell office:value-type="float" office:value="299.08">
            <text:p>299.08</text:p>
          </table:table-cell>
          <table:table-cell office:value-type="float" office:value="3.11154206232446">
            <text:p>3.1115420623</text:p>
          </table:table-cell>
          <table:table-cell office:value-type="float" office:value="1.56666666666667">
            <text:p>1.5666666667</text:p>
          </table:table-cell>
          <table:table-cell office:value-type="float" office:value="31.8170212765957">
            <text:p>31.817021276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6.79">
            <text:p>6.79</text:p>
          </table:table-cell>
          <table:table-cell office:value-type="float" office:value="12">
            <text:p>12</text:p>
          </table:table-cell>
          <table:table-cell office:value-type="float" office:value="672.71">
            <text:p>672.71</text:p>
          </table:table-cell>
          <table:table-cell office:value-type="float" office:value="101.79">
            <text:p>101.79</text:p>
          </table:table-cell>
          <table:table-cell office:value-type="float" office:value="6.60880243638864">
            <text:p>6.6088024364</text:p>
          </table:table-cell>
          <table:table-cell office:value-type="float" office:value="0.565833333333333">
            <text:p>0.5658333333</text:p>
          </table:table-cell>
          <table:table-cell office:value-type="float" office:value="14.9911634756996">
            <text:p>14.991163475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5.73">
            <text:p>5.73</text:p>
          </table:table-cell>
          <table:table-cell office:value-type="float" office:value="6">
            <text:p>6</text:p>
          </table:table-cell>
          <table:table-cell office:value-type="float" office:value="567.17">
            <text:p>567.17</text:p>
          </table:table-cell>
          <table:table-cell office:value-type="float" office:value="299.72">
            <text:p>299.72</text:p>
          </table:table-cell>
          <table:table-cell office:value-type="float" office:value="1.89233284398772">
            <text:p>1.892332844</text:p>
          </table:table-cell>
          <table:table-cell office:value-type="float" office:value="0.955">
            <text:p>0.955</text:p>
          </table:table-cell>
          <table:table-cell office:value-type="float" office:value="52.3071553228621">
            <text:p>52.30715532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287.1">
            <text:p>1287.1</text:p>
          </table:table-cell>
          <table:table-cell office:value-type="float" office:value="282.76">
            <text:p>282.76</text:p>
          </table:table-cell>
          <table:table-cell office:value-type="float" office:value="4.55191681991795">
            <text:p>4.5519168199</text:p>
          </table:table-cell>
          <table:table-cell office:value-type="float" office:value="1.08333333333333">
            <text:p>1.0833333333</text:p>
          </table:table-cell>
          <table:table-cell office:value-type="float" office:value="21.7507692307692">
            <text:p>21.750769230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2.74">
            <text:p>12.74</text:p>
          </table:table-cell>
          <table:table-cell office:value-type="float" office:value="7">
            <text:p>7</text:p>
          </table:table-cell>
          <table:table-cell office:value-type="float" office:value="1260.96">
            <text:p>1260.96</text:p>
          </table:table-cell>
          <table:table-cell office:value-type="float" office:value="306.82">
            <text:p>306.82</text:p>
          </table:table-cell>
          <table:table-cell office:value-type="float" office:value="4.10977120135584">
            <text:p>4.1097712014</text:p>
          </table:table-cell>
          <table:table-cell office:value-type="float" office:value="1.82">
            <text:p>1.82</text:p>
          </table:table-cell>
          <table:table-cell office:value-type="float" office:value="24.0832025117739">
            <text:p>24.083202511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3.37">
            <text:p>13.37</text:p>
          </table:table-cell>
          <table:table-cell office:value-type="float" office:value="8">
            <text:p>8</text:p>
          </table:table-cell>
          <table:table-cell office:value-type="float" office:value="1324.03">
            <text:p>1324.03</text:p>
          </table:table-cell>
          <table:table-cell office:value-type="float" office:value="91.71">
            <text:p>91.71</text:p>
          </table:table-cell>
          <table:table-cell office:value-type="float" office:value="14.4371388071094">
            <text:p>14.4371388071</text:p>
          </table:table-cell>
          <table:table-cell office:value-type="float" office:value="1.67125">
            <text:p>1.67125</text:p>
          </table:table-cell>
          <table:table-cell office:value-type="float" office:value="6.85938668661182">
            <text:p>6.859386686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8.15">
            <text:p>8.15</text:p>
          </table:table-cell>
          <table:table-cell office:value-type="float" office:value="11">
            <text:p>11</text:p>
          </table:table-cell>
          <table:table-cell office:value-type="float" office:value="807.25">
            <text:p>807.25</text:p>
          </table:table-cell>
          <table:table-cell office:value-type="float" office:value="272.8">
            <text:p>272.8</text:p>
          </table:table-cell>
          <table:table-cell office:value-type="float" office:value="2.9591275659824">
            <text:p>2.959127566</text:p>
          </table:table-cell>
          <table:table-cell office:value-type="float" office:value="0.740909090909091">
            <text:p>0.7409090909</text:p>
          </table:table-cell>
          <table:table-cell office:value-type="float" office:value="33.4723926380368">
            <text:p>33.4723926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6.71">
            <text:p>6.71</text:p>
          </table:table-cell>
          <table:table-cell office:value-type="float" office:value="9">
            <text:p>9</text:p>
          </table:table-cell>
          <table:table-cell office:value-type="float" office:value="663.89">
            <text:p>663.89</text:p>
          </table:table-cell>
          <table:table-cell office:value-type="float" office:value="301.57">
            <text:p>301.57</text:p>
          </table:table-cell>
          <table:table-cell office:value-type="float" office:value="2.20144576715191">
            <text:p>2.2014457672</text:p>
          </table:table-cell>
          <table:table-cell office:value-type="float" office:value="0.745555555555556">
            <text:p>0.7455555556</text:p>
          </table:table-cell>
          <table:table-cell office:value-type="float" office:value="44.9433681073025">
            <text:p>44.943368107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6.27">
            <text:p>6.27</text:p>
          </table:table-cell>
          <table:table-cell office:value-type="float" office:value="10">
            <text:p>10</text:p>
          </table:table-cell>
          <table:table-cell office:value-type="float" office:value="620.73">
            <text:p>620.73</text:p>
          </table:table-cell>
          <table:table-cell office:value-type="float" office:value="273.45">
            <text:p>273.45</text:p>
          </table:table-cell>
          <table:table-cell office:value-type="float" office:value="2.26999451453648">
            <text:p>2.2699945145</text:p>
          </table:table-cell>
          <table:table-cell office:value-type="float" office:value="0.627">
            <text:p>0.627</text:p>
          </table:table-cell>
          <table:table-cell office:value-type="float" office:value="43.6124401913876">
            <text:p>43.612440191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11.72">
            <text:p>11.72</text:p>
          </table:table-cell>
          <table:table-cell office:value-type="float" office:value="10">
            <text:p>10</text:p>
          </table:table-cell>
          <table:table-cell office:value-type="float" office:value="1160.08">
            <text:p>1160.08</text:p>
          </table:table-cell>
          <table:table-cell office:value-type="float" office:value="99.42">
            <text:p>99.42</text:p>
          </table:table-cell>
          <table:table-cell office:value-type="float" office:value="11.6684771675719">
            <text:p>11.6684771676</text:p>
          </table:table-cell>
          <table:table-cell office:value-type="float" office:value="1.172">
            <text:p>1.172</text:p>
          </table:table-cell>
          <table:table-cell office:value-type="float" office:value="8.48293515358362">
            <text:p>8.48293515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8.25">
            <text:p>8.25</text:p>
          </table:table-cell>
          <table:table-cell office:value-type="float" office:value="11">
            <text:p>11</text:p>
          </table:table-cell>
          <table:table-cell office:value-type="float" office:value="817.15">
            <text:p>817.15</text:p>
          </table:table-cell>
          <table:table-cell office:value-type="float" office:value="307.13">
            <text:p>307.13</text:p>
          </table:table-cell>
          <table:table-cell office:value-type="float" office:value="2.66059974603588">
            <text:p>2.660599746</text:p>
          </table:table-cell>
          <table:table-cell office:value-type="float" office:value="0.75">
            <text:p>0.75</text:p>
          </table:table-cell>
          <table:table-cell office:value-type="float" office:value="37.2278787878788">
            <text:p>37.227878787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8.34">
            <text:p>8.34</text:p>
          </table:table-cell>
          <table:table-cell office:value-type="float" office:value="7">
            <text:p>7</text:p>
          </table:table-cell>
          <table:table-cell office:value-type="float" office:value="825.66">
            <text:p>825.66</text:p>
          </table:table-cell>
          <table:table-cell office:value-type="float" office:value="89.99">
            <text:p>89.99</text:p>
          </table:table-cell>
          <table:table-cell office:value-type="float" office:value="9.17501944660518">
            <text:p>9.1750194466</text:p>
          </table:table-cell>
          <table:table-cell office:value-type="float" office:value="1.19142857142857">
            <text:p>1.1914285714</text:p>
          </table:table-cell>
          <table:table-cell office:value-type="float" office:value="10.7901678657074">
            <text:p>10.790167865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13.72">
            <text:p>13.72</text:p>
          </table:table-cell>
          <table:table-cell office:value-type="float" office:value="11">
            <text:p>11</text:p>
          </table:table-cell>
          <table:table-cell office:value-type="float" office:value="1358.18">
            <text:p>1358.18</text:p>
          </table:table-cell>
          <table:table-cell office:value-type="float" office:value="184.82">
            <text:p>184.82</text:p>
          </table:table-cell>
          <table:table-cell office:value-type="float" office:value="7.34866356454929">
            <text:p>7.3486635645</text:p>
          </table:table-cell>
          <table:table-cell office:value-type="float" office:value="1.24727272727273">
            <text:p>1.2472727273</text:p>
          </table:table-cell>
          <table:table-cell office:value-type="float" office:value="13.4708454810496">
            <text:p>13.47084548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6.93">
            <text:p>6.93</text:p>
          </table:table-cell>
          <table:table-cell office:value-type="float" office:value="7">
            <text:p>7</text:p>
          </table:table-cell>
          <table:table-cell office:value-type="float" office:value="685.87">
            <text:p>685.87</text:p>
          </table:table-cell>
          <table:table-cell office:value-type="float" office:value="272.59">
            <text:p>272.59</text:p>
          </table:table-cell>
          <table:table-cell office:value-type="float" office:value="2.51612311530137">
            <text:p>2.5161231153</text:p>
          </table:table-cell>
          <table:table-cell office:value-type="float" office:value="0.99">
            <text:p>0.99</text:p>
          </table:table-cell>
          <table:table-cell office:value-type="float" office:value="39.3347763347763">
            <text:p>39.3347763348</text:p>
          </table:table-cell>
          <table:table-cell table:number-columns-repeated="1015"/>
        </table:table-row>
        <table:table-row table:style-name="ro2">
          <table:table-cell office:value-type="string">
            <text:p>6214</text:p>
          </table:table-cell>
          <table:table-cell office:value-type="string">
            <text:p>6087</text:p>
          </table:table-cell>
          <table:table-cell office:value-type="float" office:value="6.39">
            <text:p>6.39</text:p>
          </table:table-cell>
          <table:table-cell office:value-type="float" office:value="8">
            <text:p>8</text:p>
          </table:table-cell>
          <table:table-cell office:value-type="float" office:value="632.31">
            <text:p>632.31</text:p>
          </table:table-cell>
          <table:table-cell office:value-type="float" office:value="67.05">
            <text:p>67.05</text:p>
          </table:table-cell>
          <table:table-cell office:value-type="float" office:value="9.43042505592841">
            <text:p>9.4304250559</text:p>
          </table:table-cell>
          <table:table-cell office:value-type="float" office:value="0.79875">
            <text:p>0.79875</text:p>
          </table:table-cell>
          <table:table-cell office:value-type="float" office:value="10.4929577464789">
            <text:p>10.492957746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8.19">
            <text:p>8.19</text:p>
          </table:table-cell>
          <table:table-cell office:value-type="float" office:value="11">
            <text:p>11</text:p>
          </table:table-cell>
          <table:table-cell office:value-type="float" office:value="811.11">
            <text:p>811.11</text:p>
          </table:table-cell>
          <table:table-cell office:value-type="float" office:value="307.13">
            <text:p>307.13</text:p>
          </table:table-cell>
          <table:table-cell office:value-type="float" office:value="2.64093380653144">
            <text:p>2.6409338065</text:p>
          </table:table-cell>
          <table:table-cell office:value-type="float" office:value="0.744545454545454">
            <text:p>0.7445454545</text:p>
          </table:table-cell>
          <table:table-cell office:value-type="float" office:value="37.5006105006105">
            <text:p>37.50061050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4.35">
            <text:p>4.35</text:p>
          </table:table-cell>
          <table:table-cell office:value-type="float" office:value="8">
            <text:p>8</text:p>
          </table:table-cell>
          <table:table-cell office:value-type="float" office:value="430.85">
            <text:p>430.85</text:p>
          </table:table-cell>
          <table:table-cell office:value-type="float" office:value="64.8">
            <text:p>64.8</text:p>
          </table:table-cell>
          <table:table-cell office:value-type="float" office:value="6.64891975308642">
            <text:p>6.6489197531</text:p>
          </table:table-cell>
          <table:table-cell office:value-type="float" office:value="0.54375">
            <text:p>0.54375</text:p>
          </table:table-cell>
          <table:table-cell office:value-type="float" office:value="14.8965517241379">
            <text:p>14.896551724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6.69">
            <text:p>6.69</text:p>
          </table:table-cell>
          <table:table-cell office:value-type="float" office:value="11">
            <text:p>11</text:p>
          </table:table-cell>
          <table:table-cell office:value-type="float" office:value="662.51">
            <text:p>662.51</text:p>
          </table:table-cell>
          <table:table-cell office:value-type="float" office:value="68.59">
            <text:p>68.59</text:p>
          </table:table-cell>
          <table:table-cell office:value-type="float" office:value="9.65898819069835">
            <text:p>9.6589881907</text:p>
          </table:table-cell>
          <table:table-cell office:value-type="float" office:value="0.608181818181818">
            <text:p>0.6081818182</text:p>
          </table:table-cell>
          <table:table-cell office:value-type="float" office:value="10.2526158445441">
            <text:p>10.25261584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0.92">
            <text:p>0.92</text:p>
          </table:table-cell>
          <table:table-cell office:value-type="float" office:value="11">
            <text:p>11</text:p>
          </table:table-cell>
          <table:table-cell office:value-type="float" office:value="90.68">
            <text:p>90.68</text:p>
          </table:table-cell>
          <table:table-cell office:value-type="float" office:value="10.01">
            <text:p>10.01</text:p>
          </table:table-cell>
          <table:table-cell office:value-type="float" office:value="9.05894105894106">
            <text:p>9.0589410589</text:p>
          </table:table-cell>
          <table:table-cell office:value-type="float" office:value="0.0836363636363636">
            <text:p>0.0836363636</text:p>
          </table:table-cell>
          <table:table-cell office:value-type="float" office:value="10.8804347826087">
            <text:p>10.880434782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1.4">
            <text:p>1.4</text:p>
          </table:table-cell>
          <table:table-cell office:value-type="float" office:value="10">
            <text:p>10</text:p>
          </table:table-cell>
          <table:table-cell office:value-type="float" office:value="138.1">
            <text:p>138.1</text:p>
          </table:table-cell>
          <table:table-cell office:value-type="float" office:value="69.47">
            <text:p>69.47</text:p>
          </table:table-cell>
          <table:table-cell office:value-type="float" office:value="1.98790844969051">
            <text:p>1.9879084497</text:p>
          </table:table-cell>
          <table:table-cell office:value-type="float" office:value="0.14">
            <text:p>0.14</text:p>
          </table:table-cell>
          <table:table-cell office:value-type="float" office:value="49.6214285714286">
            <text:p>49.621428571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1.56">
            <text:p>1.56</text:p>
          </table:table-cell>
          <table:table-cell office:value-type="float" office:value="255">
            <text:p>255</text:p>
          </table:table-cell>
          <table:table-cell office:value-type="float" office:value="154.84">
            <text:p>154.84</text:p>
          </table:table-cell>
          <table:table-cell office:value-type="float" office:value="12.97">
            <text:p>12.97</text:p>
          </table:table-cell>
          <table:table-cell office:value-type="float" office:value="11.9383191981496">
            <text:p>11.9383191981</text:p>
          </table:table-cell>
          <table:table-cell office:value-type="float" office:value="0.00611764705882353">
            <text:p>0.0061176471</text:p>
          </table:table-cell>
          <table:table-cell office:value-type="float" office:value="8.31410256410256">
            <text:p>8.314102564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10.98">
            <text:p>10.98</text:p>
          </table:table-cell>
          <table:table-cell office:value-type="float" office:value="9">
            <text:p>9</text:p>
          </table:table-cell>
          <table:table-cell office:value-type="float" office:value="1086.62">
            <text:p>1086.62</text:p>
          </table:table-cell>
          <table:table-cell office:value-type="float" office:value="225.37">
            <text:p>225.37</text:p>
          </table:table-cell>
          <table:table-cell office:value-type="float" office:value="4.82149354394995">
            <text:p>4.8214935439</text:p>
          </table:table-cell>
          <table:table-cell office:value-type="float" office:value="1.22">
            <text:p>1.22</text:p>
          </table:table-cell>
          <table:table-cell office:value-type="float" office:value="20.5255009107468">
            <text:p>20.52550091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3.71">
            <text:p>3.71</text:p>
          </table:table-cell>
          <table:table-cell office:value-type="float" office:value="13">
            <text:p>13</text:p>
          </table:table-cell>
          <table:table-cell office:value-type="float" office:value="367.39">
            <text:p>367.39</text:p>
          </table:table-cell>
          <table:table-cell office:value-type="float" office:value="142.74">
            <text:p>142.74</text:p>
          </table:table-cell>
          <table:table-cell office:value-type="float" office:value="2.57384054925039">
            <text:p>2.5738405493</text:p>
          </table:table-cell>
          <table:table-cell office:value-type="float" office:value="0.285384615384615">
            <text:p>0.2853846154</text:p>
          </table:table-cell>
          <table:table-cell office:value-type="float" office:value="38.4743935309973">
            <text:p>38.47439353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1.41">
            <text:p>1.41</text:p>
          </table:table-cell>
          <table:table-cell office:value-type="float" office:value="13">
            <text:p>13</text:p>
          </table:table-cell>
          <table:table-cell office:value-type="float" office:value="139.19">
            <text:p>139.19</text:p>
          </table:table-cell>
          <table:table-cell office:value-type="float" office:value="33.92">
            <text:p>33.92</text:p>
          </table:table-cell>
          <table:table-cell office:value-type="float" office:value="4.10347877358491">
            <text:p>4.1034787736</text:p>
          </table:table-cell>
          <table:table-cell office:value-type="float" office:value="0.108461538461539">
            <text:p>0.1084615385</text:p>
          </table:table-cell>
          <table:table-cell office:value-type="float" office:value="24.0567375886525">
            <text:p>24.056737588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2.42">
            <text:p>2.42</text:p>
          </table:table-cell>
          <table:table-cell office:value-type="float" office:value="13">
            <text:p>13</text:p>
          </table:table-cell>
          <table:table-cell office:value-type="float" office:value="239.48">
            <text:p>239.48</text:p>
          </table:table-cell>
          <table:table-cell office:value-type="float" office:value="33.83">
            <text:p>33.83</text:p>
          </table:table-cell>
          <table:table-cell office:value-type="float" office:value="7.07892403192433">
            <text:p>7.0789240319</text:p>
          </table:table-cell>
          <table:table-cell office:value-type="float" office:value="0.186153846153846">
            <text:p>0.1861538462</text:p>
          </table:table-cell>
          <table:table-cell office:value-type="float" office:value="13.9793388429752">
            <text:p>13.97933884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7.26">
            <text:p>7.26</text:p>
          </table:table-cell>
          <table:table-cell office:value-type="float" office:value="13">
            <text:p>13</text:p>
          </table:table-cell>
          <table:table-cell office:value-type="float" office:value="718.74">
            <text:p>718.74</text:p>
          </table:table-cell>
          <table:table-cell office:value-type="float" office:value="330.84">
            <text:p>330.84</text:p>
          </table:table-cell>
          <table:table-cell office:value-type="float" office:value="2.17247007616975">
            <text:p>2.1724700762</text:p>
          </table:table-cell>
          <table:table-cell office:value-type="float" office:value="0.558461538461538">
            <text:p>0.5584615385</text:p>
          </table:table-cell>
          <table:table-cell office:value-type="float" office:value="45.5702479338843">
            <text:p>45.570247933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92.1">
            <text:p>792.1</text:p>
          </table:table-cell>
          <table:table-cell office:value-type="float" office:value="322.46">
            <text:p>322.46</text:p>
          </table:table-cell>
          <table:table-cell office:value-type="float" office:value="2.45642870433542">
            <text:p>2.4564287043</text:p>
          </table:table-cell>
          <table:table-cell office:value-type="float" office:value="0.888888888888889">
            <text:p>0.8888888889</text:p>
          </table:table-cell>
          <table:table-cell office:value-type="float" office:value="40.3075">
            <text:p>40.30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4.66">
            <text:p>4.66</text:p>
          </table:table-cell>
          <table:table-cell office:value-type="float" office:value="10">
            <text:p>10</text:p>
          </table:table-cell>
          <table:table-cell office:value-type="float" office:value="460.94">
            <text:p>460.94</text:p>
          </table:table-cell>
          <table:table-cell office:value-type="float" office:value="171.53">
            <text:p>171.53</text:p>
          </table:table-cell>
          <table:table-cell office:value-type="float" office:value="2.68722672418819">
            <text:p>2.6872267242</text:p>
          </table:table-cell>
          <table:table-cell office:value-type="float" office:value="0.466">
            <text:p>0.466</text:p>
          </table:table-cell>
          <table:table-cell office:value-type="float" office:value="36.8090128755365">
            <text:p>36.80901287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0.84">
            <text:p>0.84</text:p>
          </table:table-cell>
          <table:table-cell office:value-type="float" office:value="10">
            <text:p>10</text:p>
          </table:table-cell>
          <table:table-cell office:value-type="float" office:value="83.46">
            <text:p>83.46</text:p>
          </table:table-cell>
          <table:table-cell office:value-type="float" office:value="6.65">
            <text:p>6.65</text:p>
          </table:table-cell>
          <table:table-cell office:value-type="float" office:value="12.5503759398496">
            <text:p>12.5503759398</text:p>
          </table:table-cell>
          <table:table-cell office:value-type="float" office:value="0.084">
            <text:p>0.084</text:p>
          </table:table-cell>
          <table:table-cell office:value-type="float" office:value="7.91666666666667">
            <text:p>7.91666666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3.57">
            <text:p>3.57</text:p>
          </table:table-cell>
          <table:table-cell office:value-type="float" office:value="10">
            <text:p>10</text:p>
          </table:table-cell>
          <table:table-cell office:value-type="float" office:value="353.13">
            <text:p>353.13</text:p>
          </table:table-cell>
          <table:table-cell office:value-type="float" office:value="107.99">
            <text:p>107.99</text:p>
          </table:table-cell>
          <table:table-cell office:value-type="float" office:value="3.27002500231503">
            <text:p>3.2700250023</text:p>
          </table:table-cell>
          <table:table-cell office:value-type="float" office:value="0.357">
            <text:p>0.357</text:p>
          </table:table-cell>
          <table:table-cell office:value-type="float" office:value="30.2492997198879">
            <text:p>30.249299719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1.98">
            <text:p>1.98</text:p>
          </table:table-cell>
          <table:table-cell office:value-type="float" office:value="8">
            <text:p>8</text:p>
          </table:table-cell>
          <table:table-cell office:value-type="float" office:value="196.02">
            <text:p>196.02</text:p>
          </table:table-cell>
          <table:table-cell office:value-type="float" office:value="107.31">
            <text:p>107.31</text:p>
          </table:table-cell>
          <table:table-cell office:value-type="float" office:value="1.82667039418507">
            <text:p>1.8266703942</text:p>
          </table:table-cell>
          <table:table-cell office:value-type="float" office:value="0.2475">
            <text:p>0.2475</text:p>
          </table:table-cell>
          <table:table-cell office:value-type="float" office:value="54.1969696969697">
            <text:p>54.19696969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11.05">
            <text:p>11.05</text:p>
          </table:table-cell>
          <table:table-cell office:value-type="float" office:value="12">
            <text:p>12</text:p>
          </table:table-cell>
          <table:table-cell office:value-type="float" office:value="1093.95">
            <text:p>1093.95</text:p>
          </table:table-cell>
          <table:table-cell office:value-type="float" office:value="0.4">
            <text:p>0.4</text:p>
          </table:table-cell>
          <table:table-cell office:value-type="float" office:value="2734.875">
            <text:p>2734.875</text:p>
          </table:table-cell>
          <table:table-cell office:value-type="float" office:value="0.920833333333333">
            <text:p>0.9208333333</text:p>
          </table:table-cell>
          <table:table-cell office:value-type="float" office:value="0.0361990950226244">
            <text:p>0.03619909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39.27">
            <text:p>39.27</text:p>
          </table:table-cell>
          <table:table-cell office:value-type="float" office:value="13">
            <text:p>13</text:p>
          </table:table-cell>
          <table:table-cell office:value-type="float" office:value="3888.22">
            <text:p>3888.22</text:p>
          </table:table-cell>
          <table:table-cell office:value-type="float" office:value="192.75">
            <text:p>192.75</text:p>
          </table:table-cell>
          <table:table-cell office:value-type="float" office:value="20.1723476005188">
            <text:p>20.1723476005</text:p>
          </table:table-cell>
          <table:table-cell office:value-type="float" office:value="3.02076923076923">
            <text:p>3.0207692308</text:p>
          </table:table-cell>
          <table:table-cell office:value-type="float" office:value="4.9083269671505">
            <text:p>4.908326967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6.79">
            <text:p>6.79</text:p>
          </table:table-cell>
          <table:table-cell office:value-type="float" office:value="12">
            <text:p>12</text:p>
          </table:table-cell>
          <table:table-cell office:value-type="float" office:value="672.21">
            <text:p>672.21</text:p>
          </table:table-cell>
          <table:table-cell office:value-type="float" office:value="67.05">
            <text:p>67.05</text:p>
          </table:table-cell>
          <table:table-cell office:value-type="float" office:value="10.0255033557047">
            <text:p>10.0255033557</text:p>
          </table:table-cell>
          <table:table-cell office:value-type="float" office:value="0.565833333333333">
            <text:p>0.5658333333</text:p>
          </table:table-cell>
          <table:table-cell office:value-type="float" office:value="9.87481590574374">
            <text:p>9.874815905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6.43">
            <text:p>6.43</text:p>
          </table:table-cell>
          <table:table-cell office:value-type="float" office:value="8">
            <text:p>8</text:p>
          </table:table-cell>
          <table:table-cell office:value-type="float" office:value="636.37">
            <text:p>636.37</text:p>
          </table:table-cell>
          <table:table-cell office:value-type="float" office:value="12.9">
            <text:p>12.9</text:p>
          </table:table-cell>
          <table:table-cell office:value-type="float" office:value="49.331007751938">
            <text:p>49.3310077519</text:p>
          </table:table-cell>
          <table:table-cell office:value-type="float" office:value="0.80375">
            <text:p>0.80375</text:p>
          </table:table-cell>
          <table:table-cell office:value-type="float" office:value="2.00622083981338">
            <text:p>2.00622083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12.52">
            <text:p>12.52</text:p>
          </table:table-cell>
          <table:table-cell office:value-type="float" office:value="12">
            <text:p>12</text:p>
          </table:table-cell>
          <table:table-cell office:value-type="float" office:value="1239.48">
            <text:p>1239.48</text:p>
          </table:table-cell>
          <table:table-cell office:value-type="float" office:value="354.73">
            <text:p>354.73</text:p>
          </table:table-cell>
          <table:table-cell office:value-type="float" office:value="3.49415048064725">
            <text:p>3.4941504806</text:p>
          </table:table-cell>
          <table:table-cell office:value-type="float" office:value="1.04333333333333">
            <text:p>1.0433333333</text:p>
          </table:table-cell>
          <table:table-cell office:value-type="float" office:value="28.3330670926518">
            <text:p>28.333067092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.09">
            <text:p>1.09</text:p>
          </table:table-cell>
          <table:table-cell office:value-type="float" office:value="14">
            <text:p>14</text:p>
          </table:table-cell>
          <table:table-cell office:value-type="float" office:value="108.31">
            <text:p>108.31</text:p>
          </table:table-cell>
          <table:table-cell office:value-type="float" office:value="10.14">
            <text:p>10.14</text:p>
          </table:table-cell>
          <table:table-cell office:value-type="float" office:value="10.681459566075">
            <text:p>10.6814595661</text:p>
          </table:table-cell>
          <table:table-cell office:value-type="float" office:value="0.0778571428571429">
            <text:p>0.0778571429</text:p>
          </table:table-cell>
          <table:table-cell office:value-type="float" office:value="9.30275229357798">
            <text:p>9.30275229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7.13">
            <text:p>7.13</text:p>
          </table:table-cell>
          <table:table-cell office:value-type="float" office:value="12">
            <text:p>12</text:p>
          </table:table-cell>
          <table:table-cell office:value-type="float" office:value="706.17">
            <text:p>706.17</text:p>
          </table:table-cell>
          <table:table-cell office:value-type="float" office:value="259.92">
            <text:p>259.92</text:p>
          </table:table-cell>
          <table:table-cell office:value-type="float" office:value="2.71687442289935">
            <text:p>2.7168744229</text:p>
          </table:table-cell>
          <table:table-cell office:value-type="float" office:value="0.594166666666667">
            <text:p>0.5941666667</text:p>
          </table:table-cell>
          <table:table-cell office:value-type="float" office:value="36.4544179523142">
            <text:p>36.454417952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.36">
            <text:p>1.36</text:p>
          </table:table-cell>
          <table:table-cell office:value-type="float" office:value="9">
            <text:p>9</text:p>
          </table:table-cell>
          <table:table-cell office:value-type="float" office:value="134.54">
            <text:p>134.54</text:p>
          </table:table-cell>
          <table:table-cell office:value-type="float" office:value="1.96">
            <text:p>1.96</text:p>
          </table:table-cell>
          <table:table-cell office:value-type="float" office:value="68.6428571428571">
            <text:p>68.6428571429</text:p>
          </table:table-cell>
          <table:table-cell office:value-type="float" office:value="0.151111111111111">
            <text:p>0.1511111111</text:p>
          </table:table-cell>
          <table:table-cell office:value-type="float" office:value="1.44117647058824">
            <text:p>1.44117647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7.2">
            <text:p>7.2</text:p>
          </table:table-cell>
          <table:table-cell office:value-type="float" office:value="10">
            <text:p>10</text:p>
          </table:table-cell>
          <table:table-cell office:value-type="float" office:value="712.31">
            <text:p>712.31</text:p>
          </table:table-cell>
          <table:table-cell office:value-type="float" office:value="335.37">
            <text:p>335.37</text:p>
          </table:table-cell>
          <table:table-cell office:value-type="float" office:value="2.1239526493127">
            <text:p>2.1239526493</text:p>
          </table:table-cell>
          <table:table-cell office:value-type="float" office:value="0.72">
            <text:p>0.72</text:p>
          </table:table-cell>
          <table:table-cell office:value-type="float" office:value="46.5791666666667">
            <text:p>46.57916666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1.32">
            <text:p>1.32</text:p>
          </table:table-cell>
          <table:table-cell office:value-type="float" office:value="10">
            <text:p>10</text:p>
          </table:table-cell>
          <table:table-cell office:value-type="float" office:value="131.08">
            <text:p>131.08</text:p>
          </table:table-cell>
          <table:table-cell office:value-type="float" office:value="69.48">
            <text:p>69.48</text:p>
          </table:table-cell>
          <table:table-cell office:value-type="float" office:value="1.88658606793322">
            <text:p>1.8865860679</text:p>
          </table:table-cell>
          <table:table-cell office:value-type="float" office:value="0.132">
            <text:p>0.132</text:p>
          </table:table-cell>
          <table:table-cell office:value-type="float" office:value="52.6363636363636">
            <text:p>52.63636363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6.01">
            <text:p>6.01</text:p>
          </table:table-cell>
          <table:table-cell office:value-type="float" office:value="10">
            <text:p>10</text:p>
          </table:table-cell>
          <table:table-cell office:value-type="float" office:value="595.19">
            <text:p>595.19</text:p>
          </table:table-cell>
          <table:table-cell office:value-type="float" office:value="6.87">
            <text:p>6.87</text:p>
          </table:table-cell>
          <table:table-cell office:value-type="float" office:value="86.6360989810772">
            <text:p>86.6360989811</text:p>
          </table:table-cell>
          <table:table-cell office:value-type="float" office:value="0.601">
            <text:p>0.601</text:p>
          </table:table-cell>
          <table:table-cell office:value-type="float" office:value="1.14309484193012">
            <text:p>1.143094841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1.71">
            <text:p>1.71</text:p>
          </table:table-cell>
          <table:table-cell office:value-type="float" office:value="13">
            <text:p>13</text:p>
          </table:table-cell>
          <table:table-cell office:value-type="float" office:value="169.69">
            <text:p>169.69</text:p>
          </table:table-cell>
          <table:table-cell office:value-type="float" office:value="68.25">
            <text:p>68.25</text:p>
          </table:table-cell>
          <table:table-cell office:value-type="float" office:value="2.48630036630037">
            <text:p>2.4863003663</text:p>
          </table:table-cell>
          <table:table-cell office:value-type="float" office:value="0.131538461538462">
            <text:p>0.1315384615</text:p>
          </table:table-cell>
          <table:table-cell office:value-type="float" office:value="39.9122807017544">
            <text:p>39.912280701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5.92">
            <text:p>5.92</text:p>
          </table:table-cell>
          <table:table-cell office:value-type="float" office:value="11">
            <text:p>11</text:p>
          </table:table-cell>
          <table:table-cell office:value-type="float" office:value="585.68">
            <text:p>585.68</text:p>
          </table:table-cell>
          <table:table-cell office:value-type="float" office:value="209.42">
            <text:p>209.42</text:p>
          </table:table-cell>
          <table:table-cell office:value-type="float" office:value="2.79667653519244">
            <text:p>2.7966765352</text:p>
          </table:table-cell>
          <table:table-cell office:value-type="float" office:value="0.538181818181818">
            <text:p>0.5381818182</text:p>
          </table:table-cell>
          <table:table-cell office:value-type="float" office:value="35.375">
            <text:p>35.3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7.35">
            <text:p>7.35</text:p>
          </table:table-cell>
          <table:table-cell office:value-type="float" office:value="12">
            <text:p>12</text:p>
          </table:table-cell>
          <table:table-cell office:value-type="float" office:value="728.05">
            <text:p>728.05</text:p>
          </table:table-cell>
          <table:table-cell office:value-type="float" office:value="333.95">
            <text:p>333.95</text:p>
          </table:table-cell>
          <table:table-cell office:value-type="float" office:value="2.18011678394969">
            <text:p>2.1801167839</text:p>
          </table:table-cell>
          <table:table-cell office:value-type="float" office:value="0.6125">
            <text:p>0.6125</text:p>
          </table:table-cell>
          <table:table-cell office:value-type="float" office:value="45.4353741496599">
            <text:p>45.435374149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6.4">
            <text:p>6.4</text:p>
          </table:table-cell>
          <table:table-cell office:value-type="float" office:value="13">
            <text:p>13</text:p>
          </table:table-cell>
          <table:table-cell office:value-type="float" office:value="633.8">
            <text:p>633.8</text:p>
          </table:table-cell>
          <table:table-cell office:value-type="float" office:value="128.59">
            <text:p>128.59</text:p>
          </table:table-cell>
          <table:table-cell office:value-type="float" office:value="4.92884361147834">
            <text:p>4.9288436115</text:p>
          </table:table-cell>
          <table:table-cell office:value-type="float" office:value="0.492307692307692">
            <text:p>0.4923076923</text:p>
          </table:table-cell>
          <table:table-cell office:value-type="float" office:value="20.0921875">
            <text:p>20.09218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1.42">
            <text:p>1.42</text:p>
          </table:table-cell>
          <table:table-cell office:value-type="float" office:value="10">
            <text:p>10</text:p>
          </table:table-cell>
          <table:table-cell office:value-type="float" office:value="140.88">
            <text:p>140.88</text:p>
          </table:table-cell>
          <table:table-cell office:value-type="float" office:value="69.48">
            <text:p>69.48</text:p>
          </table:table-cell>
          <table:table-cell office:value-type="float" office:value="2.02763385146805">
            <text:p>2.0276338515</text:p>
          </table:table-cell>
          <table:table-cell office:value-type="float" office:value="0.142">
            <text:p>0.142</text:p>
          </table:table-cell>
          <table:table-cell office:value-type="float" office:value="48.9295774647887">
            <text:p>48.9295774648</text:p>
          </table:table-cell>
          <table:table-cell table:number-columns-repeated="1015"/>
        </table:table-row>
        <table:table-row table:style-name="ro2">
          <table:table-cell office:value-type="string">
            <text:p>6382</text:p>
          </table:table-cell>
          <table:table-cell office:value-type="string">
            <text:p>6087</text:p>
          </table:table-cell>
          <table:table-cell office:value-type="float" office:value="4.83">
            <text:p>4.83</text:p>
          </table:table-cell>
          <table:table-cell office:value-type="float" office:value="4">
            <text:p>4</text:p>
          </table:table-cell>
          <table:table-cell office:value-type="float" office:value="478.57">
            <text:p>478.57</text:p>
          </table:table-cell>
          <table:table-cell office:value-type="float" office:value="2.58">
            <text:p>2.58</text:p>
          </table:table-cell>
          <table:table-cell office:value-type="float" office:value="185.492248062016">
            <text:p>185.492248062</text:p>
          </table:table-cell>
          <table:table-cell office:value-type="float" office:value="1.2075">
            <text:p>1.2075</text:p>
          </table:table-cell>
          <table:table-cell office:value-type="float" office:value="0.53416149068323">
            <text:p>0.53416149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8.89">
            <text:p>8.89</text:p>
          </table:table-cell>
          <table:table-cell office:value-type="float" office:value="7">
            <text:p>7</text:p>
          </table:table-cell>
          <table:table-cell office:value-type="float" office:value="880.51">
            <text:p>880.51</text:p>
          </table:table-cell>
          <table:table-cell office:value-type="float" office:value="275.67">
            <text:p>275.67</text:p>
          </table:table-cell>
          <table:table-cell office:value-type="float" office:value="3.19407262306381">
            <text:p>3.1940726231</text:p>
          </table:table-cell>
          <table:table-cell office:value-type="float" office:value="1.27">
            <text:p>1.27</text:p>
          </table:table-cell>
          <table:table-cell office:value-type="float" office:value="31.0089988751406">
            <text:p>31.008998875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7.37">
            <text:p>7.37</text:p>
          </table:table-cell>
          <table:table-cell office:value-type="float" office:value="8">
            <text:p>8</text:p>
          </table:table-cell>
          <table:table-cell office:value-type="float" office:value="729.63">
            <text:p>729.63</text:p>
          </table:table-cell>
          <table:table-cell office:value-type="float" office:value="3.95">
            <text:p>3.95</text:p>
          </table:table-cell>
          <table:table-cell office:value-type="float" office:value="184.716455696202">
            <text:p>184.7164556962</text:p>
          </table:table-cell>
          <table:table-cell office:value-type="float" office:value="0.92125">
            <text:p>0.92125</text:p>
          </table:table-cell>
          <table:table-cell office:value-type="float" office:value="0.5359565807327">
            <text:p>0.53595658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6.52">
            <text:p>6.52</text:p>
          </table:table-cell>
          <table:table-cell office:value-type="float" office:value="9">
            <text:p>9</text:p>
          </table:table-cell>
          <table:table-cell office:value-type="float" office:value="645.08">
            <text:p>645.08</text:p>
          </table:table-cell>
          <table:table-cell office:value-type="float" office:value="55.08">
            <text:p>55.08</text:p>
          </table:table-cell>
          <table:table-cell office:value-type="float" office:value="11.7116920842411">
            <text:p>11.7116920842</text:p>
          </table:table-cell>
          <table:table-cell office:value-type="float" office:value="0.724444444444444">
            <text:p>0.7244444444</text:p>
          </table:table-cell>
          <table:table-cell office:value-type="float" office:value="8.4478527607362">
            <text:p>8.44785276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1.43">
            <text:p>1.43</text:p>
          </table:table-cell>
          <table:table-cell office:value-type="float" office:value="5">
            <text:p>5</text:p>
          </table:table-cell>
          <table:table-cell office:value-type="float" office:value="141.17">
            <text:p>141.17</text:p>
          </table:table-cell>
          <table:table-cell office:value-type="float" office:value="4.75">
            <text:p>4.75</text:p>
          </table:table-cell>
          <table:table-cell office:value-type="float" office:value="29.72">
            <text:p>29.72</text:p>
          </table:table-cell>
          <table:table-cell office:value-type="float" office:value="0.286">
            <text:p>0.286</text:p>
          </table:table-cell>
          <table:table-cell office:value-type="float" office:value="3.32167832167832">
            <text:p>3.321678321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0.9">
            <text:p>0.9</text:p>
          </table:table-cell>
          <table:table-cell office:value-type="float" office:value="255">
            <text:p>255</text:p>
          </table:table-cell>
          <table:table-cell office:value-type="float" office:value="89.2">
            <text:p>89.2</text:p>
          </table:table-cell>
          <table:table-cell office:value-type="float" office:value="51.86">
            <text:p>51.86</text:p>
          </table:table-cell>
          <table:table-cell office:value-type="float" office:value="1.72001542614732">
            <text:p>1.7200154261</text:p>
          </table:table-cell>
          <table:table-cell office:value-type="float" office:value="0.00352941176470588">
            <text:p>0.0035294118</text:p>
          </table:table-cell>
          <table:table-cell office:value-type="float" office:value="57.6222222222222">
            <text:p>57.622222222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10.12">
            <text:p>10.12</text:p>
          </table:table-cell>
          <table:table-cell office:value-type="float" office:value="10">
            <text:p>10</text:p>
          </table:table-cell>
          <table:table-cell office:value-type="float" office:value="1002.18">
            <text:p>1002.18</text:p>
          </table:table-cell>
          <table:table-cell office:value-type="float" office:value="168">
            <text:p>168</text:p>
          </table:table-cell>
          <table:table-cell office:value-type="float" office:value="5.96535714285714">
            <text:p>5.9653571429</text:p>
          </table:table-cell>
          <table:table-cell office:value-type="float" office:value="1.012">
            <text:p>1.012</text:p>
          </table:table-cell>
          <table:table-cell office:value-type="float" office:value="16.600790513834">
            <text:p>16.60079051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11.62">
            <text:p>11.62</text:p>
          </table:table-cell>
          <table:table-cell office:value-type="float" office:value="7">
            <text:p>7</text:p>
          </table:table-cell>
          <table:table-cell office:value-type="float" office:value="1150.38">
            <text:p>1150.38</text:p>
          </table:table-cell>
          <table:table-cell office:value-type="float" office:value="80.36">
            <text:p>80.36</text:p>
          </table:table-cell>
          <table:table-cell office:value-type="float" office:value="14.315331010453">
            <text:p>14.3153310105</text:p>
          </table:table-cell>
          <table:table-cell office:value-type="float" office:value="1.66">
            <text:p>1.66</text:p>
          </table:table-cell>
          <table:table-cell office:value-type="float" office:value="6.91566265060241">
            <text:p>6.91566265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2.2">
            <text:p>2.2</text:p>
          </table:table-cell>
          <table:table-cell office:value-type="float" office:value="8">
            <text:p>8</text:p>
          </table:table-cell>
          <table:table-cell office:value-type="float" office:value="217.9">
            <text:p>217.9</text:p>
          </table:table-cell>
          <table:table-cell office:value-type="float" office:value="55.82">
            <text:p>55.82</text:p>
          </table:table-cell>
          <table:table-cell office:value-type="float" office:value="3.90361877463275">
            <text:p>3.9036187746</text:p>
          </table:table-cell>
          <table:table-cell office:value-type="float" office:value="0.275">
            <text:p>0.275</text:p>
          </table:table-cell>
          <table:table-cell office:value-type="float" office:value="25.3727272727273">
            <text:p>25.372727272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3.25">
            <text:p>3.25</text:p>
          </table:table-cell>
          <table:table-cell office:value-type="float" office:value="8">
            <text:p>8</text:p>
          </table:table-cell>
          <table:table-cell office:value-type="float" office:value="321.55">
            <text:p>321.55</text:p>
          </table:table-cell>
          <table:table-cell office:value-type="float" office:value="55.76">
            <text:p>55.76</text:p>
          </table:table-cell>
          <table:table-cell office:value-type="float" office:value="5.76667862266858">
            <text:p>5.7666786227</text:p>
          </table:table-cell>
          <table:table-cell office:value-type="float" office:value="0.40625">
            <text:p>0.40625</text:p>
          </table:table-cell>
          <table:table-cell office:value-type="float" office:value="17.1569230769231">
            <text:p>17.156923076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13.31">
            <text:p>13.31</text:p>
          </table:table-cell>
          <table:table-cell office:value-type="float" office:value="7">
            <text:p>7</text:p>
          </table:table-cell>
          <table:table-cell office:value-type="float" office:value="1317.59">
            <text:p>1317.59</text:p>
          </table:table-cell>
          <table:table-cell office:value-type="float" office:value="285.05">
            <text:p>285.05</text:p>
          </table:table-cell>
          <table:table-cell office:value-type="float" office:value="4.62231187510963">
            <text:p>4.6223118751</text:p>
          </table:table-cell>
          <table:table-cell office:value-type="float" office:value="1.90142857142857">
            <text:p>1.9014285714</text:p>
          </table:table-cell>
          <table:table-cell office:value-type="float" office:value="21.4162283996995">
            <text:p>21.416228399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8.04">
            <text:p>8.04</text:p>
          </table:table-cell>
          <table:table-cell office:value-type="float" office:value="4">
            <text:p>4</text:p>
          </table:table-cell>
          <table:table-cell office:value-type="float" office:value="796.36">
            <text:p>796.36</text:p>
          </table:table-cell>
          <table:table-cell office:value-type="float" office:value="293.24">
            <text:p>293.24</text:p>
          </table:table-cell>
          <table:table-cell office:value-type="float" office:value="2.71572773155095">
            <text:p>2.7157277316</text:p>
          </table:table-cell>
          <table:table-cell office:value-type="float" office:value="2.01">
            <text:p>2.01</text:p>
          </table:table-cell>
          <table:table-cell office:value-type="float" office:value="36.4726368159204">
            <text:p>36.47263681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6.63">
            <text:p>6.63</text:p>
          </table:table-cell>
          <table:table-cell office:value-type="float" office:value="7">
            <text:p>7</text:p>
          </table:table-cell>
          <table:table-cell office:value-type="float" office:value="656.47">
            <text:p>656.47</text:p>
          </table:table-cell>
          <table:table-cell office:value-type="float" office:value="155.91">
            <text:p>155.91</text:p>
          </table:table-cell>
          <table:table-cell office:value-type="float" office:value="4.21057020075685">
            <text:p>4.2105702008</text:p>
          </table:table-cell>
          <table:table-cell office:value-type="float" office:value="0.947142857142857">
            <text:p>0.9471428571</text:p>
          </table:table-cell>
          <table:table-cell office:value-type="float" office:value="23.5158371040724">
            <text:p>23.515837104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1.54">
            <text:p>1.54</text:p>
          </table:table-cell>
          <table:table-cell office:value-type="float" office:value="7">
            <text:p>7</text:p>
          </table:table-cell>
          <table:table-cell office:value-type="float" office:value="152.36">
            <text:p>152.36</text:p>
          </table:table-cell>
          <table:table-cell office:value-type="float" office:value="58.5">
            <text:p>58.5</text:p>
          </table:table-cell>
          <table:table-cell office:value-type="float" office:value="2.60444444444444">
            <text:p>2.6044444444</text:p>
          </table:table-cell>
          <table:table-cell office:value-type="float" office:value="0.22">
            <text:p>0.22</text:p>
          </table:table-cell>
          <table:table-cell office:value-type="float" office:value="37.987012987013">
            <text:p>37.98701298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9.25">
            <text:p>9.25</text:p>
          </table:table-cell>
          <table:table-cell office:value-type="float" office:value="6">
            <text:p>6</text:p>
          </table:table-cell>
          <table:table-cell office:value-type="float" office:value="915.75">
            <text:p>915.75</text:p>
          </table:table-cell>
          <table:table-cell office:value-type="float" office:value="64.29">
            <text:p>64.29</text:p>
          </table:table-cell>
          <table:table-cell office:value-type="float" office:value="14.2440503966402">
            <text:p>14.2440503966</text:p>
          </table:table-cell>
          <table:table-cell office:value-type="float" office:value="1.54166666666667">
            <text:p>1.5416666667</text:p>
          </table:table-cell>
          <table:table-cell office:value-type="float" office:value="6.95027027027027">
            <text:p>6.950270270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2.99">
            <text:p>2.99</text:p>
          </table:table-cell>
          <table:table-cell office:value-type="float" office:value="6">
            <text:p>6</text:p>
          </table:table-cell>
          <table:table-cell office:value-type="float" office:value="296.21">
            <text:p>296.21</text:p>
          </table:table-cell>
          <table:table-cell office:value-type="float" office:value="43.12">
            <text:p>43.12</text:p>
          </table:table-cell>
          <table:table-cell office:value-type="float" office:value="6.86943413729128">
            <text:p>6.8694341373</text:p>
          </table:table-cell>
          <table:table-cell office:value-type="float" office:value="0.498333333333333">
            <text:p>0.4983333333</text:p>
          </table:table-cell>
          <table:table-cell office:value-type="float" office:value="14.4214046822742">
            <text:p>14.421404682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1.26">
            <text:p>1.26</text:p>
          </table:table-cell>
          <table:table-cell office:value-type="float" office:value="7">
            <text:p>7</text:p>
          </table:table-cell>
          <table:table-cell office:value-type="float" office:value="125.14">
            <text:p>125.14</text:p>
          </table:table-cell>
          <table:table-cell office:value-type="float" office:value="65.14">
            <text:p>65.14</text:p>
          </table:table-cell>
          <table:table-cell office:value-type="float" office:value="1.92109303039607">
            <text:p>1.9210930304</text:p>
          </table:table-cell>
          <table:table-cell office:value-type="float" office:value="0.18">
            <text:p>0.18</text:p>
          </table:table-cell>
          <table:table-cell office:value-type="float" office:value="51.6984126984127">
            <text:p>51.698412698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26.06">
            <text:p>26.06</text:p>
          </table:table-cell>
          <table:table-cell office:value-type="float" office:value="9">
            <text:p>9</text:p>
          </table:table-cell>
          <table:table-cell office:value-type="float" office:value="2579.84">
            <text:p>2579.84</text:p>
          </table:table-cell>
          <table:table-cell office:value-type="float" office:value="172.83">
            <text:p>172.83</text:p>
          </table:table-cell>
          <table:table-cell office:value-type="float" office:value="14.9270381299543">
            <text:p>14.92703813</text:p>
          </table:table-cell>
          <table:table-cell office:value-type="float" office:value="2.89555555555556">
            <text:p>2.8955555556</text:p>
          </table:table-cell>
          <table:table-cell office:value-type="float" office:value="6.63200306983883">
            <text:p>6.63200306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2.23">
            <text:p>2.23</text:p>
          </table:table-cell>
          <table:table-cell office:value-type="float" office:value="7">
            <text:p>7</text:p>
          </table:table-cell>
          <table:table-cell office:value-type="float" office:value="221.26">
            <text:p>221.26</text:p>
          </table:table-cell>
          <table:table-cell office:value-type="float" office:value="2.53">
            <text:p>2.53</text:p>
          </table:table-cell>
          <table:table-cell office:value-type="float" office:value="87.4545454545455">
            <text:p>87.4545454545</text:p>
          </table:table-cell>
          <table:table-cell office:value-type="float" office:value="0.318571428571429">
            <text:p>0.3185714286</text:p>
          </table:table-cell>
          <table:table-cell office:value-type="float" office:value="1.13452914798206">
            <text:p>1.13452914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8.89">
            <text:p>8.89</text:p>
          </table:table-cell>
          <table:table-cell office:value-type="float" office:value="4">
            <text:p>4</text:p>
          </table:table-cell>
          <table:table-cell office:value-type="float" office:value="880.41">
            <text:p>880.41</text:p>
          </table:table-cell>
          <table:table-cell office:value-type="float" office:value="51.97">
            <text:p>51.97</text:p>
          </table:table-cell>
          <table:table-cell office:value-type="float" office:value="16.9407350394458">
            <text:p>16.9407350394</text:p>
          </table:table-cell>
          <table:table-cell office:value-type="float" office:value="2.2225">
            <text:p>2.2225</text:p>
          </table:table-cell>
          <table:table-cell office:value-type="float" office:value="5.8458942632171">
            <text:p>5.845894263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11.09">
            <text:p>11.09</text:p>
          </table:table-cell>
          <table:table-cell office:value-type="float" office:value="5">
            <text:p>5</text:p>
          </table:table-cell>
          <table:table-cell office:value-type="float" office:value="1097.42">
            <text:p>1097.42</text:p>
          </table:table-cell>
          <table:table-cell office:value-type="float" office:value="307.79">
            <text:p>307.79</text:p>
          </table:table-cell>
          <table:table-cell office:value-type="float" office:value="3.56548295916047">
            <text:p>3.5654829592</text:p>
          </table:table-cell>
          <table:table-cell office:value-type="float" office:value="2.218">
            <text:p>2.218</text:p>
          </table:table-cell>
          <table:table-cell office:value-type="float" office:value="27.7538322813345">
            <text:p>27.753832281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.65">
            <text:p>1.65</text:p>
          </table:table-cell>
          <table:table-cell office:value-type="float" office:value="8">
            <text:p>8</text:p>
          </table:table-cell>
          <table:table-cell office:value-type="float" office:value="163.15">
            <text:p>163.15</text:p>
          </table:table-cell>
          <table:table-cell office:value-type="float" office:value="54.97">
            <text:p>54.97</text:p>
          </table:table-cell>
          <table:table-cell office:value-type="float" office:value="2.96798253592869">
            <text:p>2.9679825359</text:p>
          </table:table-cell>
          <table:table-cell office:value-type="float" office:value="0.20625">
            <text:p>0.20625</text:p>
          </table:table-cell>
          <table:table-cell office:value-type="float" office:value="33.3151515151515">
            <text:p>33.315151515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12.76">
            <text:p>12.76</text:p>
          </table:table-cell>
          <table:table-cell office:value-type="float" office:value="7">
            <text:p>7</text:p>
          </table:table-cell>
          <table:table-cell office:value-type="float" office:value="1263.24">
            <text:p>1263.24</text:p>
          </table:table-cell>
          <table:table-cell office:value-type="float" office:value="195.29">
            <text:p>195.29</text:p>
          </table:table-cell>
          <table:table-cell office:value-type="float" office:value="6.46853397511393">
            <text:p>6.4685339751</text:p>
          </table:table-cell>
          <table:table-cell office:value-type="float" office:value="1.82285714285714">
            <text:p>1.8228571429</text:p>
          </table:table-cell>
          <table:table-cell office:value-type="float" office:value="15.3048589341693">
            <text:p>15.30485893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0.98">
            <text:p>0.98</text:p>
          </table:table-cell>
          <table:table-cell office:value-type="float" office:value="3">
            <text:p>3</text:p>
          </table:table-cell>
          <table:table-cell office:value-type="float" office:value="97.02">
            <text:p>97.02</text:p>
          </table:table-cell>
          <table:table-cell office:value-type="float" office:value="66.23">
            <text:p>66.23</text:p>
          </table:table-cell>
          <table:table-cell office:value-type="float" office:value="1.46489506266043">
            <text:p>1.4648950627</text:p>
          </table:table-cell>
          <table:table-cell office:value-type="float" office:value="0.326666666666667">
            <text:p>0.3266666667</text:p>
          </table:table-cell>
          <table:table-cell office:value-type="float" office:value="67.5816326530612">
            <text:p>67.581632653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2.77">
            <text:p>12.77</text:p>
          </table:table-cell>
          <table:table-cell office:value-type="float" office:value="5">
            <text:p>5</text:p>
          </table:table-cell>
          <table:table-cell office:value-type="float" office:value="1264.33">
            <text:p>1264.33</text:p>
          </table:table-cell>
          <table:table-cell office:value-type="float" office:value="288.66">
            <text:p>288.66</text:p>
          </table:table-cell>
          <table:table-cell office:value-type="float" office:value="4.37999722857341">
            <text:p>4.3799972286</text:p>
          </table:table-cell>
          <table:table-cell office:value-type="float" office:value="2.554">
            <text:p>2.554</text:p>
          </table:table-cell>
          <table:table-cell office:value-type="float" office:value="22.6045418950666">
            <text:p>22.604541895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3.97">
            <text:p>3.97</text:p>
          </table:table-cell>
          <table:table-cell office:value-type="float" office:value="5">
            <text:p>5</text:p>
          </table:table-cell>
          <table:table-cell office:value-type="float" office:value="393.43">
            <text:p>393.43</text:p>
          </table:table-cell>
          <table:table-cell office:value-type="float" office:value="4.8">
            <text:p>4.8</text:p>
          </table:table-cell>
          <table:table-cell office:value-type="float" office:value="81.9645833333333">
            <text:p>81.9645833333</text:p>
          </table:table-cell>
          <table:table-cell office:value-type="float" office:value="0.794">
            <text:p>0.794</text:p>
          </table:table-cell>
          <table:table-cell office:value-type="float" office:value="1.20906801007557">
            <text:p>1.20906801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9.23">
            <text:p>9.23</text:p>
          </table:table-cell>
          <table:table-cell office:value-type="float" office:value="6">
            <text:p>6</text:p>
          </table:table-cell>
          <table:table-cell office:value-type="float" office:value="913.37">
            <text:p>913.37</text:p>
          </table:table-cell>
          <table:table-cell office:value-type="float" office:value="58.4">
            <text:p>58.4</text:p>
          </table:table-cell>
          <table:table-cell office:value-type="float" office:value="15.639897260274">
            <text:p>15.6398972603</text:p>
          </table:table-cell>
          <table:table-cell office:value-type="float" office:value="1.53833333333333">
            <text:p>1.5383333333</text:p>
          </table:table-cell>
          <table:table-cell office:value-type="float" office:value="6.32719393282774">
            <text:p>6.32719393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0.47">
            <text:p>0.47</text:p>
          </table:table-cell>
          <table:table-cell office:value-type="float" office:value="6">
            <text:p>6</text:p>
          </table:table-cell>
          <table:table-cell office:value-type="float" office:value="46.33">
            <text:p>46.33</text:p>
          </table:table-cell>
          <table:table-cell office:value-type="float" office:value="3.57">
            <text:p>3.57</text:p>
          </table:table-cell>
          <table:table-cell office:value-type="float" office:value="12.9775910364146">
            <text:p>12.9775910364</text:p>
          </table:table-cell>
          <table:table-cell office:value-type="float" office:value="0.0783333333333333">
            <text:p>0.0783333333</text:p>
          </table:table-cell>
          <table:table-cell office:value-type="float" office:value="7.59574468085106">
            <text:p>7.595744680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14.33">
            <text:p>14.33</text:p>
          </table:table-cell>
          <table:table-cell office:value-type="float" office:value="6">
            <text:p>6</text:p>
          </table:table-cell>
          <table:table-cell office:value-type="float" office:value="1418.67">
            <text:p>1418.67</text:p>
          </table:table-cell>
          <table:table-cell office:value-type="float" office:value="176.39">
            <text:p>176.39</text:p>
          </table:table-cell>
          <table:table-cell office:value-type="float" office:value="8.04280287998186">
            <text:p>8.04280288</text:p>
          </table:table-cell>
          <table:table-cell office:value-type="float" office:value="2.38833333333333">
            <text:p>2.3883333333</text:p>
          </table:table-cell>
          <table:table-cell office:value-type="float" office:value="12.3091416608514">
            <text:p>12.309141660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7.86">
            <text:p>7.86</text:p>
          </table:table-cell>
          <table:table-cell office:value-type="float" office:value="6">
            <text:p>6</text:p>
          </table:table-cell>
          <table:table-cell office:value-type="float" office:value="777.94">
            <text:p>777.94</text:p>
          </table:table-cell>
          <table:table-cell office:value-type="float" office:value="287.43">
            <text:p>287.43</text:p>
          </table:table-cell>
          <table:table-cell office:value-type="float" office:value="2.70653724385068">
            <text:p>2.7065372439</text:p>
          </table:table-cell>
          <table:table-cell office:value-type="float" office:value="1.31">
            <text:p>1.31</text:p>
          </table:table-cell>
          <table:table-cell office:value-type="float" office:value="36.5687022900763">
            <text:p>36.56870229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7.27">
            <text:p>7.27</text:p>
          </table:table-cell>
          <table:table-cell office:value-type="float" office:value="8">
            <text:p>8</text:p>
          </table:table-cell>
          <table:table-cell office:value-type="float" office:value="719.33">
            <text:p>719.33</text:p>
          </table:table-cell>
          <table:table-cell office:value-type="float" office:value="91.08">
            <text:p>91.08</text:p>
          </table:table-cell>
          <table:table-cell office:value-type="float" office:value="7.8977821695213">
            <text:p>7.8977821695</text:p>
          </table:table-cell>
          <table:table-cell office:value-type="float" office:value="0.90875">
            <text:p>0.90875</text:p>
          </table:table-cell>
          <table:table-cell office:value-type="float" office:value="12.5281980742779">
            <text:p>12.528198074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10.85">
            <text:p>10.85</text:p>
          </table:table-cell>
          <table:table-cell office:value-type="float" office:value="6">
            <text:p>6</text:p>
          </table:table-cell>
          <table:table-cell office:value-type="float" office:value="1074.05">
            <text:p>1074.05</text:p>
          </table:table-cell>
          <table:table-cell office:value-type="float" office:value="4.86">
            <text:p>4.86</text:p>
          </table:table-cell>
          <table:table-cell office:value-type="float" office:value="220.997942386831">
            <text:p>220.9979423868</text:p>
          </table:table-cell>
          <table:table-cell office:value-type="float" office:value="1.80833333333333">
            <text:p>1.8083333333</text:p>
          </table:table-cell>
          <table:table-cell office:value-type="float" office:value="0.447926267281106">
            <text:p>0.4479262673</text:p>
          </table:table-cell>
          <table:table-cell table:number-columns-repeated="1015"/>
        </table:table-row>
        <table:table-row table:style-name="ro2">
          <table:table-cell office:value-type="string">
            <text:p>6405</text:p>
          </table:table-cell>
          <table:table-cell office:value-type="string">
            <text:p>6087</text:p>
          </table:table-cell>
          <table:table-cell office:value-type="float" office:value="1.99">
            <text:p>1.99</text:p>
          </table:table-cell>
          <table:table-cell office:value-type="float" office:value="5">
            <text:p>5</text:p>
          </table:table-cell>
          <table:table-cell office:value-type="float" office:value="197.01">
            <text:p>197.01</text:p>
          </table:table-cell>
          <table:table-cell office:value-type="float" office:value="1.55">
            <text:p>1.55</text:p>
          </table:table-cell>
          <table:table-cell office:value-type="float" office:value="127.103225806452">
            <text:p>127.1032258065</text:p>
          </table:table-cell>
          <table:table-cell office:value-type="float" office:value="0.398">
            <text:p>0.398</text:p>
          </table:table-cell>
          <table:table-cell office:value-type="float" office:value="0.778894472361809">
            <text:p>0.778894472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7.29">
            <text:p>7.29</text:p>
          </table:table-cell>
          <table:table-cell office:value-type="float" office:value="11">
            <text:p>11</text:p>
          </table:table-cell>
          <table:table-cell office:value-type="float" office:value="721.91">
            <text:p>721.91</text:p>
          </table:table-cell>
          <table:table-cell office:value-type="float" office:value="273.12">
            <text:p>273.12</text:p>
          </table:table-cell>
          <table:table-cell office:value-type="float" office:value="2.6431971294669">
            <text:p>2.6431971295</text:p>
          </table:table-cell>
          <table:table-cell office:value-type="float" office:value="0.662727272727273">
            <text:p>0.6627272727</text:p>
          </table:table-cell>
          <table:table-cell office:value-type="float" office:value="37.4650205761317">
            <text:p>37.465020576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7.2">
            <text:p>7.2</text:p>
          </table:table-cell>
          <table:table-cell office:value-type="float" office:value="9">
            <text:p>9</text:p>
          </table:table-cell>
          <table:table-cell office:value-type="float" office:value="712.6">
            <text:p>712.6</text:p>
          </table:table-cell>
          <table:table-cell office:value-type="float" office:value="3.95">
            <text:p>3.95</text:p>
          </table:table-cell>
          <table:table-cell office:value-type="float" office:value="180.405063291139">
            <text:p>180.4050632911</text:p>
          </table:table-cell>
          <table:table-cell office:value-type="float" office:value="0.8">
            <text:p>0.8</text:p>
          </table:table-cell>
          <table:table-cell office:value-type="float" office:value="0.548611111111111">
            <text:p>0.54861111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1.89">
            <text:p>1.89</text:p>
          </table:table-cell>
          <table:table-cell office:value-type="float" office:value="12">
            <text:p>12</text:p>
          </table:table-cell>
          <table:table-cell office:value-type="float" office:value="187.31">
            <text:p>187.31</text:p>
          </table:table-cell>
          <table:table-cell office:value-type="float" office:value="58.83">
            <text:p>58.83</text:p>
          </table:table-cell>
          <table:table-cell office:value-type="float" office:value="3.18391976882543">
            <text:p>3.1839197688</text:p>
          </table:table-cell>
          <table:table-cell office:value-type="float" office:value="0.1575">
            <text:p>0.1575</text:p>
          </table:table-cell>
          <table:table-cell office:value-type="float" office:value="31.1269841269841">
            <text:p>31.12698412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2.36">
            <text:p>2.36</text:p>
          </table:table-cell>
          <table:table-cell office:value-type="float" office:value="9">
            <text:p>9</text:p>
          </table:table-cell>
          <table:table-cell office:value-type="float" office:value="233.44">
            <text:p>233.44</text:p>
          </table:table-cell>
          <table:table-cell office:value-type="float" office:value="0.91">
            <text:p>0.91</text:p>
          </table:table-cell>
          <table:table-cell office:value-type="float" office:value="256.527472527473">
            <text:p>256.5274725275</text:p>
          </table:table-cell>
          <table:table-cell office:value-type="float" office:value="0.262222222222222">
            <text:p>0.2622222222</text:p>
          </table:table-cell>
          <table:table-cell office:value-type="float" office:value="0.385593220338983">
            <text:p>0.385593220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2.04">
            <text:p>2.04</text:p>
          </table:table-cell>
          <table:table-cell office:value-type="float" office:value="255">
            <text:p>255</text:p>
          </table:table-cell>
          <table:table-cell office:value-type="float" office:value="202.26">
            <text:p>202.26</text:p>
          </table:table-cell>
          <table:table-cell office:value-type="float" office:value="55.63">
            <text:p>55.63</text:p>
          </table:table-cell>
          <table:table-cell office:value-type="float" office:value="3.63580801725687">
            <text:p>3.6358080173</text:p>
          </table:table-cell>
          <table:table-cell office:value-type="float" office:value="0.008">
            <text:p>0.008</text:p>
          </table:table-cell>
          <table:table-cell office:value-type="float" office:value="27.2696078431373">
            <text:p>27.269607843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6.64">
            <text:p>6.64</text:p>
          </table:table-cell>
          <table:table-cell office:value-type="float" office:value="10">
            <text:p>10</text:p>
          </table:table-cell>
          <table:table-cell office:value-type="float" office:value="657.85">
            <text:p>657.85</text:p>
          </table:table-cell>
          <table:table-cell office:value-type="float" office:value="165.46">
            <text:p>165.46</text:p>
          </table:table-cell>
          <table:table-cell office:value-type="float" office:value="3.97588541037109">
            <text:p>3.9758854104</text:p>
          </table:table-cell>
          <table:table-cell office:value-type="float" office:value="0.664">
            <text:p>0.664</text:p>
          </table:table-cell>
          <table:table-cell office:value-type="float" office:value="24.9186746987952">
            <text:p>24.918674698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19.33">
            <text:p>19.33</text:p>
          </table:table-cell>
          <table:table-cell office:value-type="float" office:value="15">
            <text:p>15</text:p>
          </table:table-cell>
          <table:table-cell office:value-type="float" office:value="1913.97">
            <text:p>1913.97</text:p>
          </table:table-cell>
          <table:table-cell office:value-type="float" office:value="76.41">
            <text:p>76.41</text:p>
          </table:table-cell>
          <table:table-cell office:value-type="float" office:value="25.04868472713">
            <text:p>25.0486847271</text:p>
          </table:table-cell>
          <table:table-cell office:value-type="float" office:value="1.28866666666667">
            <text:p>1.2886666667</text:p>
          </table:table-cell>
          <table:table-cell office:value-type="float" office:value="3.95292291774444">
            <text:p>3.952922917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6.45">
            <text:p>6.45</text:p>
          </table:table-cell>
          <table:table-cell office:value-type="float" office:value="13">
            <text:p>13</text:p>
          </table:table-cell>
          <table:table-cell office:value-type="float" office:value="638.45">
            <text:p>638.45</text:p>
          </table:table-cell>
          <table:table-cell office:value-type="float" office:value="59.65">
            <text:p>59.65</text:p>
          </table:table-cell>
          <table:table-cell office:value-type="float" office:value="10.7032690695725">
            <text:p>10.7032690696</text:p>
          </table:table-cell>
          <table:table-cell office:value-type="float" office:value="0.496153846153846">
            <text:p>0.4961538462</text:p>
          </table:table-cell>
          <table:table-cell office:value-type="float" office:value="9.24806201550387">
            <text:p>9.24806201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7.48">
            <text:p>7.48</text:p>
          </table:table-cell>
          <table:table-cell office:value-type="float" office:value="13">
            <text:p>13</text:p>
          </table:table-cell>
          <table:table-cell office:value-type="float" office:value="740.52">
            <text:p>740.52</text:p>
          </table:table-cell>
          <table:table-cell office:value-type="float" office:value="59.6">
            <text:p>59.6</text:p>
          </table:table-cell>
          <table:table-cell office:value-type="float" office:value="12.4248322147651">
            <text:p>12.4248322148</text:p>
          </table:table-cell>
          <table:table-cell office:value-type="float" office:value="0.575384615384615">
            <text:p>0.5753846154</text:p>
          </table:table-cell>
          <table:table-cell office:value-type="float" office:value="7.96791443850267">
            <text:p>7.967914438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22.8">
            <text:p>22.8</text:p>
          </table:table-cell>
          <table:table-cell office:value-type="float" office:value="11">
            <text:p>11</text:p>
          </table:table-cell>
          <table:table-cell office:value-type="float" office:value="2257.6">
            <text:p>2257.6</text:p>
          </table:table-cell>
          <table:table-cell office:value-type="float" office:value="281.71">
            <text:p>281.71</text:p>
          </table:table-cell>
          <table:table-cell office:value-type="float" office:value="8.01391501899116">
            <text:p>8.013915019</text:p>
          </table:table-cell>
          <table:table-cell office:value-type="float" office:value="2.07272727272727">
            <text:p>2.0727272727</text:p>
          </table:table-cell>
          <table:table-cell office:value-type="float" office:value="12.355701754386">
            <text:p>12.35570175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0.03">
            <text:p>10.03</text:p>
          </table:table-cell>
          <table:table-cell office:value-type="float" office:value="11">
            <text:p>11</text:p>
          </table:table-cell>
          <table:table-cell office:value-type="float" office:value="992.57">
            <text:p>992.57</text:p>
          </table:table-cell>
          <table:table-cell office:value-type="float" office:value="290.8">
            <text:p>290.8</text:p>
          </table:table-cell>
          <table:table-cell office:value-type="float" office:value="3.41323933975241">
            <text:p>3.4132393398</text:p>
          </table:table-cell>
          <table:table-cell office:value-type="float" office:value="0.911818181818182">
            <text:p>0.9118181818</text:p>
          </table:table-cell>
          <table:table-cell office:value-type="float" office:value="28.9930209371884">
            <text:p>28.993020937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19.7">
            <text:p>19.7</text:p>
          </table:table-cell>
          <table:table-cell office:value-type="float" office:value="9">
            <text:p>9</text:p>
          </table:table-cell>
          <table:table-cell office:value-type="float" office:value="1950.2">
            <text:p>1950.2</text:p>
          </table:table-cell>
          <table:table-cell office:value-type="float" office:value="154.62">
            <text:p>154.62</text:p>
          </table:table-cell>
          <table:table-cell office:value-type="float" office:value="12.612857327642">
            <text:p>12.6128573276</text:p>
          </table:table-cell>
          <table:table-cell office:value-type="float" office:value="2.18888888888889">
            <text:p>2.1888888889</text:p>
          </table:table-cell>
          <table:table-cell office:value-type="float" office:value="7.84873096446701">
            <text:p>7.84873096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14.51">
            <text:p>14.51</text:p>
          </table:table-cell>
          <table:table-cell office:value-type="float" office:value="14">
            <text:p>14</text:p>
          </table:table-cell>
          <table:table-cell office:value-type="float" office:value="1436">
            <text:p>1436</text:p>
          </table:table-cell>
          <table:table-cell office:value-type="float" office:value="62.25">
            <text:p>62.25</text:p>
          </table:table-cell>
          <table:table-cell office:value-type="float" office:value="23.0682730923695">
            <text:p>23.0682730924</text:p>
          </table:table-cell>
          <table:table-cell office:value-type="float" office:value="1.03642857142857">
            <text:p>1.0364285714</text:p>
          </table:table-cell>
          <table:table-cell office:value-type="float" office:value="4.29014472777395">
            <text:p>4.29014472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4.76">
            <text:p>4.76</text:p>
          </table:table-cell>
          <table:table-cell office:value-type="float" office:value="11">
            <text:p>11</text:p>
          </table:table-cell>
          <table:table-cell office:value-type="float" office:value="471.24">
            <text:p>471.24</text:p>
          </table:table-cell>
          <table:table-cell office:value-type="float" office:value="61.79">
            <text:p>61.79</text:p>
          </table:table-cell>
          <table:table-cell office:value-type="float" office:value="7.62647677617738">
            <text:p>7.6264767762</text:p>
          </table:table-cell>
          <table:table-cell office:value-type="float" office:value="0.432727272727273">
            <text:p>0.4327272727</text:p>
          </table:table-cell>
          <table:table-cell office:value-type="float" office:value="12.9810924369748">
            <text:p>12.98109243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3.21">
            <text:p>3.21</text:p>
          </table:table-cell>
          <table:table-cell office:value-type="float" office:value="9">
            <text:p>9</text:p>
          </table:table-cell>
          <table:table-cell office:value-type="float" office:value="318.28">
            <text:p>318.28</text:p>
          </table:table-cell>
          <table:table-cell office:value-type="float" office:value="39.73">
            <text:p>39.73</text:p>
          </table:table-cell>
          <table:table-cell office:value-type="float" office:value="8.01107475459351">
            <text:p>8.0110747546</text:p>
          </table:table-cell>
          <table:table-cell office:value-type="float" office:value="0.356666666666667">
            <text:p>0.3566666667</text:p>
          </table:table-cell>
          <table:table-cell office:value-type="float" office:value="12.3769470404984">
            <text:p>12.376947040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60.92">
            <text:p>60.92</text:p>
          </table:table-cell>
          <table:table-cell office:value-type="float" office:value="13">
            <text:p>13</text:p>
          </table:table-cell>
          <table:table-cell office:value-type="float" office:value="6031.18">
            <text:p>6031.18</text:p>
          </table:table-cell>
          <table:table-cell office:value-type="float" office:value="68.93">
            <text:p>68.93</text:p>
          </table:table-cell>
          <table:table-cell office:value-type="float" office:value="87.4971710430872">
            <text:p>87.4971710431</text:p>
          </table:table-cell>
          <table:table-cell office:value-type="float" office:value="4.68615384615385">
            <text:p>4.6861538462</text:p>
          </table:table-cell>
          <table:table-cell office:value-type="float" office:value="1.13148391332896">
            <text:p>1.13148391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38.6">
            <text:p>38.6</text:p>
          </table:table-cell>
          <table:table-cell office:value-type="float" office:value="12">
            <text:p>12</text:p>
          </table:table-cell>
          <table:table-cell office:value-type="float" office:value="3821.89">
            <text:p>3821.89</text:p>
          </table:table-cell>
          <table:table-cell office:value-type="float" office:value="171.19">
            <text:p>171.19</text:p>
          </table:table-cell>
          <table:table-cell office:value-type="float" office:value="22.3254278871429">
            <text:p>22.3254278871</text:p>
          </table:table-cell>
          <table:table-cell office:value-type="float" office:value="3.21666666666667">
            <text:p>3.2166666667</text:p>
          </table:table-cell>
          <table:table-cell office:value-type="float" office:value="4.43497409326425">
            <text:p>4.43497409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2.79">
            <text:p>2.79</text:p>
          </table:table-cell>
          <table:table-cell office:value-type="float" office:value="11">
            <text:p>11</text:p>
          </table:table-cell>
          <table:table-cell office:value-type="float" office:value="275.81">
            <text:p>275.81</text:p>
          </table:table-cell>
          <table:table-cell office:value-type="float" office:value="1.55">
            <text:p>1.55</text:p>
          </table:table-cell>
          <table:table-cell office:value-type="float" office:value="177.941935483871">
            <text:p>177.9419354839</text:p>
          </table:table-cell>
          <table:table-cell office:value-type="float" office:value="0.253636363636364">
            <text:p>0.2536363636</text:p>
          </table:table-cell>
          <table:table-cell office:value-type="float" office:value="0.555555555555556">
            <text:p>0.55555555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2.63">
            <text:p>2.63</text:p>
          </table:table-cell>
          <table:table-cell office:value-type="float" office:value="3">
            <text:p>3</text:p>
          </table:table-cell>
          <table:table-cell office:value-type="float" office:value="260.77">
            <text:p>260.77</text:p>
          </table:table-cell>
          <table:table-cell office:value-type="float" office:value="55.74">
            <text:p>55.74</text:p>
          </table:table-cell>
          <table:table-cell office:value-type="float" office:value="4.67832795120201">
            <text:p>4.6783279512</text:p>
          </table:table-cell>
          <table:table-cell office:value-type="float" office:value="0.876666666666667">
            <text:p>0.8766666667</text:p>
          </table:table-cell>
          <table:table-cell office:value-type="float" office:value="21.1939163498099">
            <text:p>21.19391634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8.56">
            <text:p>8.56</text:p>
          </table:table-cell>
          <table:table-cell office:value-type="float" office:value="11">
            <text:p>11</text:p>
          </table:table-cell>
          <table:table-cell office:value-type="float" office:value="847.74">
            <text:p>847.74</text:p>
          </table:table-cell>
          <table:table-cell office:value-type="float" office:value="304.39">
            <text:p>304.39</text:p>
          </table:table-cell>
          <table:table-cell office:value-type="float" office:value="2.78504550083774">
            <text:p>2.7850455008</text:p>
          </table:table-cell>
          <table:table-cell office:value-type="float" office:value="0.778181818181818">
            <text:p>0.7781818182</text:p>
          </table:table-cell>
          <table:table-cell office:value-type="float" office:value="35.5595794392523">
            <text:p>35.559579439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4.51">
            <text:p>14.51</text:p>
          </table:table-cell>
          <table:table-cell office:value-type="float" office:value="15">
            <text:p>15</text:p>
          </table:table-cell>
          <table:table-cell office:value-type="float" office:value="1436.29">
            <text:p>1436.29</text:p>
          </table:table-cell>
          <table:table-cell office:value-type="float" office:value="58.72">
            <text:p>58.72</text:p>
          </table:table-cell>
          <table:table-cell office:value-type="float" office:value="24.4599795640327">
            <text:p>24.459979564</text:p>
          </table:table-cell>
          <table:table-cell office:value-type="float" office:value="0.967333333333333">
            <text:p>0.9673333333</text:p>
          </table:table-cell>
          <table:table-cell office:value-type="float" office:value="4.04686423156444">
            <text:p>4.046864231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7.51">
            <text:p>7.51</text:p>
          </table:table-cell>
          <table:table-cell office:value-type="float" office:value="11">
            <text:p>11</text:p>
          </table:table-cell>
          <table:table-cell office:value-type="float" office:value="743.19">
            <text:p>743.19</text:p>
          </table:table-cell>
          <table:table-cell office:value-type="float" office:value="191.63">
            <text:p>191.63</text:p>
          </table:table-cell>
          <table:table-cell office:value-type="float" office:value="3.8782549705161">
            <text:p>3.8782549705</text:p>
          </table:table-cell>
          <table:table-cell office:value-type="float" office:value="0.682727272727273">
            <text:p>0.6827272727</text:p>
          </table:table-cell>
          <table:table-cell office:value-type="float" office:value="25.5166444740346">
            <text:p>25.51664447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.72">
            <text:p>1.72</text:p>
          </table:table-cell>
          <table:table-cell office:value-type="float" office:value="9">
            <text:p>9</text:p>
          </table:table-cell>
          <table:table-cell office:value-type="float" office:value="170.68">
            <text:p>170.68</text:p>
          </table:table-cell>
          <table:table-cell office:value-type="float" office:value="70">
            <text:p>70</text:p>
          </table:table-cell>
          <table:table-cell office:value-type="float" office:value="2.43828571428571">
            <text:p>2.4382857143</text:p>
          </table:table-cell>
          <table:table-cell office:value-type="float" office:value="0.191111111111111">
            <text:p>0.1911111111</text:p>
          </table:table-cell>
          <table:table-cell office:value-type="float" office:value="40.6976744186047">
            <text:p>40.69767441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7.38">
            <text:p>7.38</text:p>
          </table:table-cell>
          <table:table-cell office:value-type="float" office:value="10">
            <text:p>10</text:p>
          </table:table-cell>
          <table:table-cell office:value-type="float" office:value="730.62">
            <text:p>730.62</text:p>
          </table:table-cell>
          <table:table-cell office:value-type="float" office:value="285.28">
            <text:p>285.28</text:p>
          </table:table-cell>
          <table:table-cell office:value-type="float" office:value="2.56106281547953">
            <text:p>2.5610628155</text:p>
          </table:table-cell>
          <table:table-cell office:value-type="float" office:value="0.738">
            <text:p>0.738</text:p>
          </table:table-cell>
          <table:table-cell office:value-type="float" office:value="38.6558265582656">
            <text:p>38.655826558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15.14">
            <text:p>15.14</text:p>
          </table:table-cell>
          <table:table-cell office:value-type="float" office:value="11">
            <text:p>11</text:p>
          </table:table-cell>
          <table:table-cell office:value-type="float" office:value="1498.76">
            <text:p>1498.76</text:p>
          </table:table-cell>
          <table:table-cell office:value-type="float" office:value="0.88">
            <text:p>0.88</text:p>
          </table:table-cell>
          <table:table-cell office:value-type="float" office:value="1703.13636363636">
            <text:p>1703.1363636364</text:p>
          </table:table-cell>
          <table:table-cell office:value-type="float" office:value="1.37636363636364">
            <text:p>1.3763636364</text:p>
          </table:table-cell>
          <table:table-cell office:value-type="float" office:value="0.0581241743725231">
            <text:p>0.05812417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98.3">
            <text:p>198.3</text:p>
          </table:table-cell>
          <table:table-cell office:value-type="float" office:value="62.14">
            <text:p>62.14</text:p>
          </table:table-cell>
          <table:table-cell office:value-type="float" office:value="3.1911812037335">
            <text:p>3.1911812037</text:p>
          </table:table-cell>
          <table:table-cell office:value-type="float" office:value="0.222222222222222">
            <text:p>0.2222222222</text:p>
          </table:table-cell>
          <table:table-cell office:value-type="float" office:value="31.07">
            <text:p>31.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1.78">
            <text:p>1.78</text:p>
          </table:table-cell>
          <table:table-cell office:value-type="float" office:value="10">
            <text:p>10</text:p>
          </table:table-cell>
          <table:table-cell office:value-type="float" office:value="176.02">
            <text:p>176.02</text:p>
          </table:table-cell>
          <table:table-cell office:value-type="float" office:value="0.4">
            <text:p>0.4</text:p>
          </table:table-cell>
          <table:table-cell office:value-type="float" office:value="440.05">
            <text:p>440.05</text:p>
          </table:table-cell>
          <table:table-cell office:value-type="float" office:value="0.178">
            <text:p>0.178</text:p>
          </table:table-cell>
          <table:table-cell office:value-type="float" office:value="0.224719101123595">
            <text:p>0.22471910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7.34">
            <text:p>7.34</text:p>
          </table:table-cell>
          <table:table-cell office:value-type="float" office:value="9">
            <text:p>9</text:p>
          </table:table-cell>
          <table:table-cell office:value-type="float" office:value="726.36">
            <text:p>726.36</text:p>
          </table:table-cell>
          <table:table-cell office:value-type="float" office:value="173.93">
            <text:p>173.93</text:p>
          </table:table-cell>
          <table:table-cell office:value-type="float" office:value="4.17616282412465">
            <text:p>4.1761628241</text:p>
          </table:table-cell>
          <table:table-cell office:value-type="float" office:value="0.815555555555556">
            <text:p>0.8155555556</text:p>
          </table:table-cell>
          <table:table-cell office:value-type="float" office:value="23.6961852861035">
            <text:p>23.696185286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6.9">
            <text:p>6.9</text:p>
          </table:table-cell>
          <table:table-cell office:value-type="float" office:value="13">
            <text:p>13</text:p>
          </table:table-cell>
          <table:table-cell office:value-type="float" office:value="683.4">
            <text:p>683.4</text:p>
          </table:table-cell>
          <table:table-cell office:value-type="float" office:value="68.59">
            <text:p>68.59</text:p>
          </table:table-cell>
          <table:table-cell office:value-type="float" office:value="9.96355153812509">
            <text:p>9.9635515381</text:p>
          </table:table-cell>
          <table:table-cell office:value-type="float" office:value="0.530769230769231">
            <text:p>0.5307692308</text:p>
          </table:table-cell>
          <table:table-cell office:value-type="float" office:value="9.94057971014493">
            <text:p>9.94057971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8.42">
            <text:p>8.42</text:p>
          </table:table-cell>
          <table:table-cell office:value-type="float" office:value="10">
            <text:p>10</text:p>
          </table:table-cell>
          <table:table-cell office:value-type="float" office:value="833.28">
            <text:p>833.28</text:p>
          </table:table-cell>
          <table:table-cell office:value-type="float" office:value="284.06">
            <text:p>284.06</text:p>
          </table:table-cell>
          <table:table-cell office:value-type="float" office:value="2.93346476096599">
            <text:p>2.933464761</text:p>
          </table:table-cell>
          <table:table-cell office:value-type="float" office:value="0.842">
            <text:p>0.842</text:p>
          </table:table-cell>
          <table:table-cell office:value-type="float" office:value="33.7363420427554">
            <text:p>33.73634204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11.36">
            <text:p>11.36</text:p>
          </table:table-cell>
          <table:table-cell office:value-type="float" office:value="13">
            <text:p>13</text:p>
          </table:table-cell>
          <table:table-cell office:value-type="float" office:value="1124.34">
            <text:p>1124.34</text:p>
          </table:table-cell>
          <table:table-cell office:value-type="float" office:value="88.74">
            <text:p>88.74</text:p>
          </table:table-cell>
          <table:table-cell office:value-type="float" office:value="12.6700473292765">
            <text:p>12.6700473293</text:p>
          </table:table-cell>
          <table:table-cell office:value-type="float" office:value="0.873846153846154">
            <text:p>0.8738461538</text:p>
          </table:table-cell>
          <table:table-cell office:value-type="float" office:value="7.81161971830986">
            <text:p>7.811619718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15.52">
            <text:p>15.52</text:p>
          </table:table-cell>
          <table:table-cell office:value-type="float" office:value="12">
            <text:p>12</text:p>
          </table:table-cell>
          <table:table-cell office:value-type="float" office:value="1536.78">
            <text:p>1536.78</text:p>
          </table:table-cell>
          <table:table-cell office:value-type="float" office:value="0.91">
            <text:p>0.91</text:p>
          </table:table-cell>
          <table:table-cell office:value-type="float" office:value="1688.76923076923">
            <text:p>1688.7692307692</text:p>
          </table:table-cell>
          <table:table-cell office:value-type="float" office:value="1.29333333333333">
            <text:p>1.2933333333</text:p>
          </table:table-cell>
          <table:table-cell office:value-type="float" office:value="0.0586340206185567">
            <text:p>0.0586340206</text:p>
          </table:table-cell>
          <table:table-cell table:number-columns-repeated="1015"/>
        </table:table-row>
        <table:table-row table:style-name="ro2">
          <table:table-cell office:value-type="string">
            <text:p>6423</text:p>
          </table:table-cell>
          <table:table-cell office:value-type="string">
            <text:p>6087</text:p>
          </table:table-cell>
          <table:table-cell office:value-type="float" office:value="7.99">
            <text:p>7.99</text:p>
          </table:table-cell>
          <table:table-cell office:value-type="float" office:value="11">
            <text:p>11</text:p>
          </table:table-cell>
          <table:table-cell office:value-type="float" office:value="790.51">
            <text:p>790.51</text:p>
          </table:table-cell>
          <table:table-cell office:value-type="float" office:value="284.98">
            <text:p>284.98</text:p>
          </table:table-cell>
          <table:table-cell office:value-type="float" office:value="2.77391395887431">
            <text:p>2.7739139589</text:p>
          </table:table-cell>
          <table:table-cell office:value-type="float" office:value="0.726363636363636">
            <text:p>0.7263636364</text:p>
          </table:table-cell>
          <table:table-cell office:value-type="float" office:value="35.6670838548185">
            <text:p>35.667083854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8.27">
            <text:p>8.27</text:p>
          </table:table-cell>
          <table:table-cell office:value-type="float" office:value="9">
            <text:p>9</text:p>
          </table:table-cell>
          <table:table-cell office:value-type="float" office:value="818.53">
            <text:p>818.53</text:p>
          </table:table-cell>
          <table:table-cell office:value-type="float" office:value="89.99">
            <text:p>89.99</text:p>
          </table:table-cell>
          <table:table-cell office:value-type="float" office:value="9.09578842093566">
            <text:p>9.0957884209</text:p>
          </table:table-cell>
          <table:table-cell office:value-type="float" office:value="0.918888888888889">
            <text:p>0.9188888889</text:p>
          </table:table-cell>
          <table:table-cell office:value-type="float" office:value="10.8814993954051">
            <text:p>10.881499395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8.05">
            <text:p>8.05</text:p>
          </table:table-cell>
          <table:table-cell office:value-type="float" office:value="7">
            <text:p>7</text:p>
          </table:table-cell>
          <table:table-cell office:value-type="float" office:value="796.85">
            <text:p>796.85</text:p>
          </table:table-cell>
          <table:table-cell office:value-type="float" office:value="287.43">
            <text:p>287.43</text:p>
          </table:table-cell>
          <table:table-cell office:value-type="float" office:value="2.77232717531225">
            <text:p>2.7723271753</text:p>
          </table:table-cell>
          <table:table-cell office:value-type="float" office:value="1.15">
            <text:p>1.15</text:p>
          </table:table-cell>
          <table:table-cell office:value-type="float" office:value="35.7055900621118">
            <text:p>35.705590062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8.19">
            <text:p>8.19</text:p>
          </table:table-cell>
          <table:table-cell office:value-type="float" office:value="10">
            <text:p>10</text:p>
          </table:table-cell>
          <table:table-cell office:value-type="float" office:value="811.01">
            <text:p>811.01</text:p>
          </table:table-cell>
          <table:table-cell office:value-type="float" office:value="284.06">
            <text:p>284.06</text:p>
          </table:table-cell>
          <table:table-cell office:value-type="float" office:value="2.85506583116243">
            <text:p>2.8550658312</text:p>
          </table:table-cell>
          <table:table-cell office:value-type="float" office:value="0.819">
            <text:p>0.819</text:p>
          </table:table-cell>
          <table:table-cell office:value-type="float" office:value="34.6837606837607">
            <text:p>34.68376068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7.17">
            <text:p>7.17</text:p>
          </table:table-cell>
          <table:table-cell office:value-type="float" office:value="10">
            <text:p>10</text:p>
          </table:table-cell>
          <table:table-cell office:value-type="float" office:value="710.32">
            <text:p>710.32</text:p>
          </table:table-cell>
          <table:table-cell office:value-type="float" office:value="325.1">
            <text:p>325.1</text:p>
          </table:table-cell>
          <table:table-cell office:value-type="float" office:value="2.18492771454937">
            <text:p>2.1849277145</text:p>
          </table:table-cell>
          <table:table-cell office:value-type="float" office:value="0.717">
            <text:p>0.717</text:p>
          </table:table-cell>
          <table:table-cell office:value-type="float" office:value="45.3417015341702">
            <text:p>45.34170153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7.86">
            <text:p>7.86</text:p>
          </table:table-cell>
          <table:table-cell office:value-type="float" office:value="10">
            <text:p>10</text:p>
          </table:table-cell>
          <table:table-cell office:value-type="float" office:value="778.34">
            <text:p>778.34</text:p>
          </table:table-cell>
          <table:table-cell office:value-type="float" office:value="283.66">
            <text:p>283.66</text:p>
          </table:table-cell>
          <table:table-cell office:value-type="float" office:value="2.74391877599944">
            <text:p>2.743918776</text:p>
          </table:table-cell>
          <table:table-cell office:value-type="float" office:value="0.786">
            <text:p>0.786</text:p>
          </table:table-cell>
          <table:table-cell office:value-type="float" office:value="36.089058524173">
            <text:p>36.08905852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7.38">
            <text:p>7.38</text:p>
          </table:table-cell>
          <table:table-cell office:value-type="float" office:value="255">
            <text:p>255</text:p>
          </table:table-cell>
          <table:table-cell office:value-type="float" office:value="730.32">
            <text:p>730.32</text:p>
          </table:table-cell>
          <table:table-cell office:value-type="float" office:value="323.69">
            <text:p>323.69</text:p>
          </table:table-cell>
          <table:table-cell office:value-type="float" office:value="2.25623281534802">
            <text:p>2.2562328153</text:p>
          </table:table-cell>
          <table:table-cell office:value-type="float" office:value="0.0289411764705882">
            <text:p>0.0289411765</text:p>
          </table:table-cell>
          <table:table-cell office:value-type="float" office:value="43.860433604336">
            <text:p>43.860433604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11.98">
            <text:p>11.98</text:p>
          </table:table-cell>
          <table:table-cell office:value-type="float" office:value="11">
            <text:p>11</text:p>
          </table:table-cell>
          <table:table-cell office:value-type="float" office:value="1186.02">
            <text:p>1186.02</text:p>
          </table:table-cell>
          <table:table-cell office:value-type="float" office:value="309.2">
            <text:p>309.2</text:p>
          </table:table-cell>
          <table:table-cell office:value-type="float" office:value="3.83576972833118">
            <text:p>3.8357697283</text:p>
          </table:table-cell>
          <table:table-cell office:value-type="float" office:value="1.08909090909091">
            <text:p>1.0890909091</text:p>
          </table:table-cell>
          <table:table-cell office:value-type="float" office:value="25.8096828046745">
            <text:p>25.809682804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8.89">
            <text:p>8.89</text:p>
          </table:table-cell>
          <table:table-cell office:value-type="float" office:value="9">
            <text:p>9</text:p>
          </table:table-cell>
          <table:table-cell office:value-type="float" office:value="880.31">
            <text:p>880.31</text:p>
          </table:table-cell>
          <table:table-cell office:value-type="float" office:value="219.21">
            <text:p>219.21</text:p>
          </table:table-cell>
          <table:table-cell office:value-type="float" office:value="4.01582956981889">
            <text:p>4.0158295698</text:p>
          </table:table-cell>
          <table:table-cell office:value-type="float" office:value="0.987777777777778">
            <text:p>0.9877777778</text:p>
          </table:table-cell>
          <table:table-cell office:value-type="float" office:value="24.6580427446569">
            <text:p>24.658042744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8.16">
            <text:p>8.16</text:p>
          </table:table-cell>
          <table:table-cell office:value-type="float" office:value="11">
            <text:p>11</text:p>
          </table:table-cell>
          <table:table-cell office:value-type="float" office:value="807.84">
            <text:p>807.84</text:p>
          </table:table-cell>
          <table:table-cell office:value-type="float" office:value="341.22">
            <text:p>341.22</text:p>
          </table:table-cell>
          <table:table-cell office:value-type="float" office:value="2.36750483558994">
            <text:p>2.3675048356</text:p>
          </table:table-cell>
          <table:table-cell office:value-type="float" office:value="0.741818181818182">
            <text:p>0.7418181818</text:p>
          </table:table-cell>
          <table:table-cell office:value-type="float" office:value="41.8161764705882">
            <text:p>41.81617647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9.1">
            <text:p>9.1</text:p>
          </table:table-cell>
          <table:table-cell office:value-type="float" office:value="11">
            <text:p>11</text:p>
          </table:table-cell>
          <table:table-cell office:value-type="float" office:value="900.41">
            <text:p>900.41</text:p>
          </table:table-cell>
          <table:table-cell office:value-type="float" office:value="341.14">
            <text:p>341.14</text:p>
          </table:table-cell>
          <table:table-cell office:value-type="float" office:value="2.63941490297239">
            <text:p>2.639414903</text:p>
          </table:table-cell>
          <table:table-cell office:value-type="float" office:value="0.827272727272727">
            <text:p>0.8272727273</text:p>
          </table:table-cell>
          <table:table-cell office:value-type="float" office:value="37.4879120879121">
            <text:p>37.487912087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1.22">
            <text:p>1.22</text:p>
          </table:table-cell>
          <table:table-cell office:value-type="float" office:value="8">
            <text:p>8</text:p>
          </table:table-cell>
          <table:table-cell office:value-type="float" office:value="120.38">
            <text:p>120.38</text:p>
          </table:table-cell>
          <table:table-cell office:value-type="float" office:value="5.61">
            <text:p>5.61</text:p>
          </table:table-cell>
          <table:table-cell office:value-type="float" office:value="21.458110516934">
            <text:p>21.4581105169</text:p>
          </table:table-cell>
          <table:table-cell office:value-type="float" office:value="0.1525">
            <text:p>0.1525</text:p>
          </table:table-cell>
          <table:table-cell office:value-type="float" office:value="4.59836065573771">
            <text:p>4.598360655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3.67">
            <text:p>13.67</text:p>
          </table:table-cell>
          <table:table-cell office:value-type="float" office:value="6">
            <text:p>6</text:p>
          </table:table-cell>
          <table:table-cell office:value-type="float" office:value="1353.53">
            <text:p>1353.53</text:p>
          </table:table-cell>
          <table:table-cell office:value-type="float" office:value="102.32">
            <text:p>102.32</text:p>
          </table:table-cell>
          <table:table-cell office:value-type="float" office:value="13.2284010946052">
            <text:p>13.2284010946</text:p>
          </table:table-cell>
          <table:table-cell office:value-type="float" office:value="2.27833333333333">
            <text:p>2.2783333333</text:p>
          </table:table-cell>
          <table:table-cell office:value-type="float" office:value="7.48500365764448">
            <text:p>7.485003657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10.79">
            <text:p>10.79</text:p>
          </table:table-cell>
          <table:table-cell office:value-type="float" office:value="11">
            <text:p>11</text:p>
          </table:table-cell>
          <table:table-cell office:value-type="float" office:value="1067.91">
            <text:p>1067.91</text:p>
          </table:table-cell>
          <table:table-cell office:value-type="float" office:value="192.9">
            <text:p>192.9</text:p>
          </table:table-cell>
          <table:table-cell office:value-type="float" office:value="5.53608087091757">
            <text:p>5.5360808709</text:p>
          </table:table-cell>
          <table:table-cell office:value-type="float" office:value="0.980909090909091">
            <text:p>0.9809090909</text:p>
          </table:table-cell>
          <table:table-cell office:value-type="float" office:value="17.8776645041705">
            <text:p>17.87766450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7.42">
            <text:p>7.42</text:p>
          </table:table-cell>
          <table:table-cell office:value-type="float" office:value="12">
            <text:p>12</text:p>
          </table:table-cell>
          <table:table-cell office:value-type="float" office:value="734.98">
            <text:p>734.98</text:p>
          </table:table-cell>
          <table:table-cell office:value-type="float" office:value="327.81">
            <text:p>327.81</text:p>
          </table:table-cell>
          <table:table-cell office:value-type="float" office:value="2.24209145541625">
            <text:p>2.2420914554</text:p>
          </table:table-cell>
          <table:table-cell office:value-type="float" office:value="0.618333333333333">
            <text:p>0.6183333333</text:p>
          </table:table-cell>
          <table:table-cell office:value-type="float" office:value="44.1792452830189">
            <text:p>44.17924528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9.94">
            <text:p>9.94</text:p>
          </table:table-cell>
          <table:table-cell office:value-type="float" office:value="8">
            <text:p>8</text:p>
          </table:table-cell>
          <table:table-cell office:value-type="float" office:value="984.26">
            <text:p>984.26</text:p>
          </table:table-cell>
          <table:table-cell office:value-type="float" office:value="227.16">
            <text:p>227.16</text:p>
          </table:table-cell>
          <table:table-cell office:value-type="float" office:value="4.33289311498503">
            <text:p>4.332893115</text:p>
          </table:table-cell>
          <table:table-cell office:value-type="float" office:value="1.2425">
            <text:p>1.2425</text:p>
          </table:table-cell>
          <table:table-cell office:value-type="float" office:value="22.8531187122736">
            <text:p>22.853118712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7.4">
            <text:p>7.4</text:p>
          </table:table-cell>
          <table:table-cell office:value-type="float" office:value="10">
            <text:p>10</text:p>
          </table:table-cell>
          <table:table-cell office:value-type="float" office:value="732.6">
            <text:p>732.6</text:p>
          </table:table-cell>
          <table:table-cell office:value-type="float" office:value="269.15">
            <text:p>269.15</text:p>
          </table:table-cell>
          <table:table-cell office:value-type="float" office:value="2.72190228497121">
            <text:p>2.721902285</text:p>
          </table:table-cell>
          <table:table-cell office:value-type="float" office:value="0.74">
            <text:p>0.74</text:p>
          </table:table-cell>
          <table:table-cell office:value-type="float" office:value="36.3716216216216">
            <text:p>36.371621621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7.22">
            <text:p>7.22</text:p>
          </table:table-cell>
          <table:table-cell office:value-type="float" office:value="11">
            <text:p>11</text:p>
          </table:table-cell>
          <table:table-cell office:value-type="float" office:value="715.08">
            <text:p>715.08</text:p>
          </table:table-cell>
          <table:table-cell office:value-type="float" office:value="334.35">
            <text:p>334.35</text:p>
          </table:table-cell>
          <table:table-cell office:value-type="float" office:value="2.13871691341409">
            <text:p>2.1387169134</text:p>
          </table:table-cell>
          <table:table-cell office:value-type="float" office:value="0.656363636363636">
            <text:p>0.6563636364</text:p>
          </table:table-cell>
          <table:table-cell office:value-type="float" office:value="46.308864265928">
            <text:p>46.30886426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27.32">
            <text:p>27.32</text:p>
          </table:table-cell>
          <table:table-cell office:value-type="float" office:value="14">
            <text:p>14</text:p>
          </table:table-cell>
          <table:table-cell office:value-type="float" office:value="2704.88">
            <text:p>2704.88</text:p>
          </table:table-cell>
          <table:table-cell office:value-type="float" office:value="172.5">
            <text:p>172.5</text:p>
          </table:table-cell>
          <table:table-cell office:value-type="float" office:value="15.6804637681159">
            <text:p>15.6804637681</text:p>
          </table:table-cell>
          <table:table-cell office:value-type="float" office:value="1.95142857142857">
            <text:p>1.9514285714</text:p>
          </table:table-cell>
          <table:table-cell office:value-type="float" office:value="6.31405563689605">
            <text:p>6.314055636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7.51">
            <text:p>7.51</text:p>
          </table:table-cell>
          <table:table-cell office:value-type="float" office:value="10">
            <text:p>10</text:p>
          </table:table-cell>
          <table:table-cell office:value-type="float" office:value="743.89">
            <text:p>743.89</text:p>
          </table:table-cell>
          <table:table-cell office:value-type="float" office:value="285.06">
            <text:p>285.06</text:p>
          </table:table-cell>
          <table:table-cell office:value-type="float" office:value="2.60959096330597">
            <text:p>2.6095909633</text:p>
          </table:table-cell>
          <table:table-cell office:value-type="float" office:value="0.751">
            <text:p>0.751</text:p>
          </table:table-cell>
          <table:table-cell office:value-type="float" office:value="37.9573901464714">
            <text:p>37.957390146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8.68">
            <text:p>8.68</text:p>
          </table:table-cell>
          <table:table-cell office:value-type="float" office:value="6">
            <text:p>6</text:p>
          </table:table-cell>
          <table:table-cell office:value-type="float" office:value="859.32">
            <text:p>859.32</text:p>
          </table:table-cell>
          <table:table-cell office:value-type="float" office:value="323.48">
            <text:p>323.48</text:p>
          </table:table-cell>
          <table:table-cell office:value-type="float" office:value="2.65648571781872">
            <text:p>2.6564857178</text:p>
          </table:table-cell>
          <table:table-cell office:value-type="float" office:value="1.44666666666667">
            <text:p>1.4466666667</text:p>
          </table:table-cell>
          <table:table-cell office:value-type="float" office:value="37.2672811059908">
            <text:p>37.2672811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1.03">
            <text:p>1.03</text:p>
          </table:table-cell>
          <table:table-cell office:value-type="float" office:value="7">
            <text:p>7</text:p>
          </table:table-cell>
          <table:table-cell office:value-type="float" office:value="101.97">
            <text:p>101.97</text:p>
          </table:table-cell>
          <table:table-cell office:value-type="float" office:value="20.83">
            <text:p>20.83</text:p>
          </table:table-cell>
          <table:table-cell office:value-type="float" office:value="4.89534325492079">
            <text:p>4.8953432549</text:p>
          </table:table-cell>
          <table:table-cell office:value-type="float" office:value="0.147142857142857">
            <text:p>0.1471428571</text:p>
          </table:table-cell>
          <table:table-cell office:value-type="float" office:value="20.2233009708738">
            <text:p>20.223300970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7.41">
            <text:p>7.41</text:p>
          </table:table-cell>
          <table:table-cell office:value-type="float" office:value="10">
            <text:p>10</text:p>
          </table:table-cell>
          <table:table-cell office:value-type="float" office:value="733.39">
            <text:p>733.39</text:p>
          </table:table-cell>
          <table:table-cell office:value-type="float" office:value="324.95">
            <text:p>324.95</text:p>
          </table:table-cell>
          <table:table-cell office:value-type="float" office:value="2.25693183566703">
            <text:p>2.2569318357</text:p>
          </table:table-cell>
          <table:table-cell office:value-type="float" office:value="0.741">
            <text:p>0.741</text:p>
          </table:table-cell>
          <table:table-cell office:value-type="float" office:value="43.8529014844804">
            <text:p>43.85290148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13.21">
            <text:p>13.21</text:p>
          </table:table-cell>
          <table:table-cell office:value-type="float" office:value="9">
            <text:p>9</text:p>
          </table:table-cell>
          <table:table-cell office:value-type="float" office:value="1307.59">
            <text:p>1307.59</text:p>
          </table:table-cell>
          <table:table-cell office:value-type="float" office:value="231.48">
            <text:p>231.48</text:p>
          </table:table-cell>
          <table:table-cell office:value-type="float" office:value="5.6488249524797">
            <text:p>5.6488249525</text:p>
          </table:table-cell>
          <table:table-cell office:value-type="float" office:value="1.46777777777778">
            <text:p>1.4677777778</text:p>
          </table:table-cell>
          <table:table-cell office:value-type="float" office:value="17.5230885692657">
            <text:p>17.523088569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0.64">
            <text:p>10.64</text:p>
          </table:table-cell>
          <table:table-cell office:value-type="float" office:value="7">
            <text:p>7</text:p>
          </table:table-cell>
          <table:table-cell office:value-type="float" office:value="1053.66">
            <text:p>1053.66</text:p>
          </table:table-cell>
          <table:table-cell office:value-type="float" office:value="334.16">
            <text:p>334.16</text:p>
          </table:table-cell>
          <table:table-cell office:value-type="float" office:value="3.15316016279626">
            <text:p>3.1531601628</text:p>
          </table:table-cell>
          <table:table-cell office:value-type="float" office:value="1.52">
            <text:p>1.52</text:p>
          </table:table-cell>
          <table:table-cell office:value-type="float" office:value="31.406015037594">
            <text:p>31.406015037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.12">
            <text:p>1.12</text:p>
          </table:table-cell>
          <table:table-cell office:value-type="float" office:value="7">
            <text:p>7</text:p>
          </table:table-cell>
          <table:table-cell office:value-type="float" office:value="111.18">
            <text:p>111.18</text:p>
          </table:table-cell>
          <table:table-cell office:value-type="float" office:value="1.88">
            <text:p>1.88</text:p>
          </table:table-cell>
          <table:table-cell office:value-type="float" office:value="59.1382978723404">
            <text:p>59.1382978723</text:p>
          </table:table-cell>
          <table:table-cell office:value-type="float" office:value="0.16">
            <text:p>0.16</text:p>
          </table:table-cell>
          <table:table-cell office:value-type="float" office:value="1.67857142857143">
            <text:p>1.67857142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7.76">
            <text:p>7.76</text:p>
          </table:table-cell>
          <table:table-cell office:value-type="float" office:value="10">
            <text:p>10</text:p>
          </table:table-cell>
          <table:table-cell office:value-type="float" office:value="768.14">
            <text:p>768.14</text:p>
          </table:table-cell>
          <table:table-cell office:value-type="float" office:value="283.49">
            <text:p>283.49</text:p>
          </table:table-cell>
          <table:table-cell office:value-type="float" office:value="2.70958411231437">
            <text:p>2.7095841123</text:p>
          </table:table-cell>
          <table:table-cell office:value-type="float" office:value="0.776">
            <text:p>0.776</text:p>
          </table:table-cell>
          <table:table-cell office:value-type="float" office:value="36.5322164948454">
            <text:p>36.532216494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7.17">
            <text:p>7.17</text:p>
          </table:table-cell>
          <table:table-cell office:value-type="float" office:value="8">
            <text:p>8</text:p>
          </table:table-cell>
          <table:table-cell office:value-type="float" office:value="709.34">
            <text:p>709.34</text:p>
          </table:table-cell>
          <table:table-cell office:value-type="float" office:value="327.51">
            <text:p>327.51</text:p>
          </table:table-cell>
          <table:table-cell office:value-type="float" office:value="2.16585753106775">
            <text:p>2.1658575311</text:p>
          </table:table-cell>
          <table:table-cell office:value-type="float" office:value="0.89625">
            <text:p>0.89625</text:p>
          </table:table-cell>
          <table:table-cell office:value-type="float" office:value="45.6778242677824">
            <text:p>45.67782426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8.3">
            <text:p>8.3</text:p>
          </table:table-cell>
          <table:table-cell office:value-type="float" office:value="13">
            <text:p>13</text:p>
          </table:table-cell>
          <table:table-cell office:value-type="float" office:value="821.4">
            <text:p>821.4</text:p>
          </table:table-cell>
          <table:table-cell office:value-type="float" office:value="284.44">
            <text:p>284.44</text:p>
          </table:table-cell>
          <table:table-cell office:value-type="float" office:value="2.88777949655463">
            <text:p>2.8877794966</text:p>
          </table:table-cell>
          <table:table-cell office:value-type="float" office:value="0.638461538461539">
            <text:p>0.6384615385</text:p>
          </table:table-cell>
          <table:table-cell office:value-type="float" office:value="34.2698795180723">
            <text:p>34.269879518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12.74">
            <text:p>12.74</text:p>
          </table:table-cell>
          <table:table-cell office:value-type="float" office:value="8">
            <text:p>8</text:p>
          </table:table-cell>
          <table:table-cell office:value-type="float" office:value="1260.96">
            <text:p>1260.96</text:p>
          </table:table-cell>
          <table:table-cell office:value-type="float" office:value="134.91">
            <text:p>134.91</text:p>
          </table:table-cell>
          <table:table-cell office:value-type="float" office:value="9.34667556148544">
            <text:p>9.3466755615</text:p>
          </table:table-cell>
          <table:table-cell office:value-type="float" office:value="1.5925">
            <text:p>1.5925</text:p>
          </table:table-cell>
          <table:table-cell office:value-type="float" office:value="10.5894819466248">
            <text:p>10.589481946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7.24">
            <text:p>7.24</text:p>
          </table:table-cell>
          <table:table-cell office:value-type="float" office:value="12">
            <text:p>12</text:p>
          </table:table-cell>
          <table:table-cell office:value-type="float" office:value="716.76">
            <text:p>716.76</text:p>
          </table:table-cell>
          <table:table-cell office:value-type="float" office:value="333.95">
            <text:p>333.95</text:p>
          </table:table-cell>
          <table:table-cell office:value-type="float" office:value="2.14630932774367">
            <text:p>2.1463093277</text:p>
          </table:table-cell>
          <table:table-cell office:value-type="float" office:value="0.603333333333333">
            <text:p>0.6033333333</text:p>
          </table:table-cell>
          <table:table-cell office:value-type="float" office:value="46.1256906077348">
            <text:p>46.125690607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13.04">
            <text:p>13.04</text:p>
          </table:table-cell>
          <table:table-cell office:value-type="float" office:value="11">
            <text:p>11</text:p>
          </table:table-cell>
          <table:table-cell office:value-type="float" office:value="1290.66">
            <text:p>1290.66</text:p>
          </table:table-cell>
          <table:table-cell office:value-type="float" office:value="205.44">
            <text:p>205.44</text:p>
          </table:table-cell>
          <table:table-cell office:value-type="float" office:value="6.28241822429907">
            <text:p>6.2824182243</text:p>
          </table:table-cell>
          <table:table-cell office:value-type="float" office:value="1.18545454545455">
            <text:p>1.1854545455</text:p>
          </table:table-cell>
          <table:table-cell office:value-type="float" office:value="15.7546012269939">
            <text:p>15.75460122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7.71">
            <text:p>7.71</text:p>
          </table:table-cell>
          <table:table-cell office:value-type="float" office:value="10">
            <text:p>10</text:p>
          </table:table-cell>
          <table:table-cell office:value-type="float" office:value="762.99">
            <text:p>762.99</text:p>
          </table:table-cell>
          <table:table-cell office:value-type="float" office:value="283.32">
            <text:p>283.32</text:p>
          </table:table-cell>
          <table:table-cell office:value-type="float" office:value="2.69303261329945">
            <text:p>2.6930326133</text:p>
          </table:table-cell>
          <table:table-cell office:value-type="float" office:value="0.771">
            <text:p>0.771</text:p>
          </table:table-cell>
          <table:table-cell office:value-type="float" office:value="36.7470817120622">
            <text:p>36.7470817121</text:p>
          </table:table-cell>
          <table:table-cell table:number-columns-repeated="1015"/>
        </table:table-row>
        <table:table-row table:style-name="ro2">
          <table:table-cell office:value-type="string">
            <text:p>6446</text:p>
          </table:table-cell>
          <table:table-cell office:value-type="string">
            <text:p>6087</text:p>
          </table:table-cell>
          <table:table-cell office:value-type="float" office:value="1.45">
            <text:p>1.45</text:p>
          </table:table-cell>
          <table:table-cell office:value-type="float" office:value="5">
            <text:p>5</text:p>
          </table:table-cell>
          <table:table-cell office:value-type="float" office:value="143.06">
            <text:p>143.06</text:p>
          </table:table-cell>
          <table:table-cell office:value-type="float" office:value="57.28">
            <text:p>57.28</text:p>
          </table:table-cell>
          <table:table-cell office:value-type="float" office:value="2.49755586592179">
            <text:p>2.4975558659</text:p>
          </table:table-cell>
          <table:table-cell office:value-type="float" office:value="0.29">
            <text:p>0.29</text:p>
          </table:table-cell>
          <table:table-cell office:value-type="float" office:value="39.5034482758621">
            <text:p>39.50344827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6.31">
            <text:p>6.31</text:p>
          </table:table-cell>
          <table:table-cell office:value-type="float" office:value="9">
            <text:p>9</text:p>
          </table:table-cell>
          <table:table-cell office:value-type="float" office:value="624.99">
            <text:p>624.99</text:p>
          </table:table-cell>
          <table:table-cell office:value-type="float" office:value="299.87">
            <text:p>299.87</text:p>
          </table:table-cell>
          <table:table-cell office:value-type="float" office:value="2.08420315470037">
            <text:p>2.0842031547</text:p>
          </table:table-cell>
          <table:table-cell office:value-type="float" office:value="0.701111111111111">
            <text:p>0.7011111111</text:p>
          </table:table-cell>
          <table:table-cell office:value-type="float" office:value="47.5229793977813">
            <text:p>47.52297939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6.61">
            <text:p>6.61</text:p>
          </table:table-cell>
          <table:table-cell office:value-type="float" office:value="7">
            <text:p>7</text:p>
          </table:table-cell>
          <table:table-cell office:value-type="float" office:value="654.69">
            <text:p>654.69</text:p>
          </table:table-cell>
          <table:table-cell office:value-type="float" office:value="55.08">
            <text:p>55.08</text:p>
          </table:table-cell>
          <table:table-cell office:value-type="float" office:value="11.8861655773421">
            <text:p>11.8861655773</text:p>
          </table:table-cell>
          <table:table-cell office:value-type="float" office:value="0.944285714285714">
            <text:p>0.9442857143</text:p>
          </table:table-cell>
          <table:table-cell office:value-type="float" office:value="8.33282904689864">
            <text:p>8.332829046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1.82">
            <text:p>1.82</text:p>
          </table:table-cell>
          <table:table-cell office:value-type="float" office:value="11">
            <text:p>11</text:p>
          </table:table-cell>
          <table:table-cell office:value-type="float" office:value="180.18">
            <text:p>180.18</text:p>
          </table:table-cell>
          <table:table-cell office:value-type="float" office:value="58.83">
            <text:p>58.83</text:p>
          </table:table-cell>
          <table:table-cell office:value-type="float" office:value="3.06272310045895">
            <text:p>3.0627231005</text:p>
          </table:table-cell>
          <table:table-cell office:value-type="float" office:value="0.165454545454545">
            <text:p>0.1654545455</text:p>
          </table:table-cell>
          <table:table-cell office:value-type="float" office:value="32.3241758241758">
            <text:p>32.32417582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1.51">
            <text:p>1.51</text:p>
          </table:table-cell>
          <table:table-cell office:value-type="float" office:value="9">
            <text:p>9</text:p>
          </table:table-cell>
          <table:table-cell office:value-type="float" office:value="149.09">
            <text:p>149.09</text:p>
          </table:table-cell>
          <table:table-cell office:value-type="float" office:value="59.71">
            <text:p>59.71</text:p>
          </table:table-cell>
          <table:table-cell office:value-type="float" office:value="2.49690169150896">
            <text:p>2.4969016915</text:p>
          </table:table-cell>
          <table:table-cell office:value-type="float" office:value="0.167777777777778">
            <text:p>0.1677777778</text:p>
          </table:table-cell>
          <table:table-cell office:value-type="float" office:value="39.5430463576159">
            <text:p>39.543046357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1.65">
            <text:p>1.65</text:p>
          </table:table-cell>
          <table:table-cell office:value-type="float" office:value="255">
            <text:p>255</text:p>
          </table:table-cell>
          <table:table-cell office:value-type="float" office:value="162.95">
            <text:p>162.95</text:p>
          </table:table-cell>
          <table:table-cell office:value-type="float" office:value="3.52">
            <text:p>3.52</text:p>
          </table:table-cell>
          <table:table-cell office:value-type="float" office:value="46.2926136363636">
            <text:p>46.2926136364</text:p>
          </table:table-cell>
          <table:table-cell office:value-type="float" office:value="0.00647058823529412">
            <text:p>0.0064705882</text:p>
          </table:table-cell>
          <table:table-cell office:value-type="float" office:value="2.13333333333333">
            <text:p>2.13333333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4.87">
            <text:p>4.87</text:p>
          </table:table-cell>
          <table:table-cell office:value-type="float" office:value="10">
            <text:p>10</text:p>
          </table:table-cell>
          <table:table-cell office:value-type="float" office:value="482.43">
            <text:p>482.43</text:p>
          </table:table-cell>
          <table:table-cell office:value-type="float" office:value="217.37">
            <text:p>217.37</text:p>
          </table:table-cell>
          <table:table-cell office:value-type="float" office:value="2.21939550075907">
            <text:p>2.2193955008</text:p>
          </table:table-cell>
          <table:table-cell office:value-type="float" office:value="0.487">
            <text:p>0.487</text:p>
          </table:table-cell>
          <table:table-cell office:value-type="float" office:value="44.6344969199179">
            <text:p>44.634496919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3.6">
            <text:p>3.6</text:p>
          </table:table-cell>
          <table:table-cell office:value-type="float" office:value="8">
            <text:p>8</text:p>
          </table:table-cell>
          <table:table-cell office:value-type="float" office:value="356">
            <text:p>356</text:p>
          </table:table-cell>
          <table:table-cell office:value-type="float" office:value="132.74">
            <text:p>132.74</text:p>
          </table:table-cell>
          <table:table-cell office:value-type="float" office:value="2.68193460901009">
            <text:p>2.681934609</text:p>
          </table:table-cell>
          <table:table-cell office:value-type="float" office:value="0.45">
            <text:p>0.45</text:p>
          </table:table-cell>
          <table:table-cell office:value-type="float" office:value="36.8722222222222">
            <text:p>36.872222222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5.88">
            <text:p>5.88</text:p>
          </table:table-cell>
          <table:table-cell office:value-type="float" office:value="10">
            <text:p>10</text:p>
          </table:table-cell>
          <table:table-cell office:value-type="float" office:value="581.82">
            <text:p>581.82</text:p>
          </table:table-cell>
          <table:table-cell office:value-type="float" office:value="32.28">
            <text:p>32.28</text:p>
          </table:table-cell>
          <table:table-cell office:value-type="float" office:value="18.0241635687732">
            <text:p>18.0241635688</text:p>
          </table:table-cell>
          <table:table-cell office:value-type="float" office:value="0.588">
            <text:p>0.588</text:p>
          </table:table-cell>
          <table:table-cell office:value-type="float" office:value="5.48979591836735">
            <text:p>5.489795918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2.81">
            <text:p>2.81</text:p>
          </table:table-cell>
          <table:table-cell office:value-type="float" office:value="10">
            <text:p>10</text:p>
          </table:table-cell>
          <table:table-cell office:value-type="float" office:value="278.19">
            <text:p>278.19</text:p>
          </table:table-cell>
          <table:table-cell office:value-type="float" office:value="32.17">
            <text:p>32.17</text:p>
          </table:table-cell>
          <table:table-cell office:value-type="float" office:value="8.64749766863537">
            <text:p>8.6474976686</text:p>
          </table:table-cell>
          <table:table-cell office:value-type="float" office:value="0.281">
            <text:p>0.281</text:p>
          </table:table-cell>
          <table:table-cell office:value-type="float" office:value="11.4483985765125">
            <text:p>11.448398576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7.2">
            <text:p>7.2</text:p>
          </table:table-cell>
          <table:table-cell office:value-type="float" office:value="7">
            <text:p>7</text:p>
          </table:table-cell>
          <table:table-cell office:value-type="float" office:value="713">
            <text:p>713</text:p>
          </table:table-cell>
          <table:table-cell office:value-type="float" office:value="322.07">
            <text:p>322.07</text:p>
          </table:table-cell>
          <table:table-cell office:value-type="float" office:value="2.21380445244823">
            <text:p>2.2138044524</text:p>
          </table:table-cell>
          <table:table-cell office:value-type="float" office:value="1.02857142857143">
            <text:p>1.0285714286</text:p>
          </table:table-cell>
          <table:table-cell office:value-type="float" office:value="44.7319444444444">
            <text:p>44.73194444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9.04">
            <text:p>9.04</text:p>
          </table:table-cell>
          <table:table-cell office:value-type="float" office:value="12">
            <text:p>12</text:p>
          </table:table-cell>
          <table:table-cell office:value-type="float" office:value="894.47">
            <text:p>894.47</text:p>
          </table:table-cell>
          <table:table-cell office:value-type="float" office:value="315.5">
            <text:p>315.5</text:p>
          </table:table-cell>
          <table:table-cell office:value-type="float" office:value="2.83508716323296">
            <text:p>2.8350871632</text:p>
          </table:table-cell>
          <table:table-cell office:value-type="float" office:value="0.753333333333333">
            <text:p>0.7533333333</text:p>
          </table:table-cell>
          <table:table-cell office:value-type="float" office:value="34.9004424778761">
            <text:p>34.900442477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4.47">
            <text:p>4.47</text:p>
          </table:table-cell>
          <table:table-cell office:value-type="float" office:value="5">
            <text:p>5</text:p>
          </table:table-cell>
          <table:table-cell office:value-type="float" office:value="442.33">
            <text:p>442.33</text:p>
          </table:table-cell>
          <table:table-cell office:value-type="float" office:value="165.64">
            <text:p>165.64</text:p>
          </table:table-cell>
          <table:table-cell office:value-type="float" office:value="2.67042984786283">
            <text:p>2.6704298479</text:p>
          </table:table-cell>
          <table:table-cell office:value-type="float" office:value="0.894">
            <text:p>0.894</text:p>
          </table:table-cell>
          <table:table-cell office:value-type="float" office:value="37.0559284116331">
            <text:p>37.055928411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0.91">
            <text:p>0.91</text:p>
          </table:table-cell>
          <table:table-cell office:value-type="float" office:value="255">
            <text:p>255</text:p>
          </table:table-cell>
          <table:table-cell office:value-type="float" office:value="90.29">
            <text:p>90.29</text:p>
          </table:table-cell>
          <table:table-cell office:value-type="float" office:value="3.44">
            <text:p>3.44</text:p>
          </table:table-cell>
          <table:table-cell office:value-type="float" office:value="26.2470930232558">
            <text:p>26.2470930233</text:p>
          </table:table-cell>
          <table:table-cell office:value-type="float" office:value="0.00356862745098039">
            <text:p>0.0035686275</text:p>
          </table:table-cell>
          <table:table-cell office:value-type="float" office:value="3.78021978021978">
            <text:p>3.780219780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3.9">
            <text:p>3.9</text:p>
          </table:table-cell>
          <table:table-cell office:value-type="float" office:value="8">
            <text:p>8</text:p>
          </table:table-cell>
          <table:table-cell office:value-type="float" office:value="386.1">
            <text:p>386.1</text:p>
          </table:table-cell>
          <table:table-cell office:value-type="float" office:value="98.68">
            <text:p>98.68</text:p>
          </table:table-cell>
          <table:table-cell office:value-type="float" office:value="3.91264693960276">
            <text:p>3.9126469396</text:p>
          </table:table-cell>
          <table:table-cell office:value-type="float" office:value="0.4875">
            <text:p>0.4875</text:p>
          </table:table-cell>
          <table:table-cell office:value-type="float" office:value="25.3025641025641">
            <text:p>25.302564102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2.23">
            <text:p>2.23</text:p>
          </table:table-cell>
          <table:table-cell office:value-type="float" office:value="7">
            <text:p>7</text:p>
          </table:table-cell>
          <table:table-cell office:value-type="float" office:value="221.17">
            <text:p>221.17</text:p>
          </table:table-cell>
          <table:table-cell office:value-type="float" office:value="97.82">
            <text:p>97.82</text:p>
          </table:table-cell>
          <table:table-cell office:value-type="float" office:value="2.26098957268452">
            <text:p>2.2609895727</text:p>
          </table:table-cell>
          <table:table-cell office:value-type="float" office:value="0.318571428571429">
            <text:p>0.3185714286</text:p>
          </table:table-cell>
          <table:table-cell office:value-type="float" office:value="43.8654708520179">
            <text:p>43.86547085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6.08">
            <text:p>6.08</text:p>
          </table:table-cell>
          <table:table-cell office:value-type="float" office:value="8">
            <text:p>8</text:p>
          </table:table-cell>
          <table:table-cell office:value-type="float" office:value="601.43">
            <text:p>601.43</text:p>
          </table:table-cell>
          <table:table-cell office:value-type="float" office:value="10.38">
            <text:p>10.38</text:p>
          </table:table-cell>
          <table:table-cell office:value-type="float" office:value="57.9412331406551">
            <text:p>57.9412331407</text:p>
          </table:table-cell>
          <table:table-cell office:value-type="float" office:value="0.76">
            <text:p>0.76</text:p>
          </table:table-cell>
          <table:table-cell office:value-type="float" office:value="1.70723684210526">
            <text:p>1.707236842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19.28">
            <text:p>19.28</text:p>
          </table:table-cell>
          <table:table-cell office:value-type="float" office:value="255">
            <text:p>255</text:p>
          </table:table-cell>
          <table:table-cell office:value-type="float" office:value="1908.82">
            <text:p>1908.82</text:p>
          </table:table-cell>
          <table:table-cell office:value-type="float" office:value="186.47">
            <text:p>186.47</text:p>
          </table:table-cell>
          <table:table-cell office:value-type="float" office:value="10.236606424626">
            <text:p>10.2366064246</text:p>
          </table:table-cell>
          <table:table-cell office:value-type="float" office:value="0.0756078431372549">
            <text:p>0.0756078431</text:p>
          </table:table-cell>
          <table:table-cell office:value-type="float" office:value="9.67168049792531">
            <text:p>9.671680497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2.17">
            <text:p>2.17</text:p>
          </table:table-cell>
          <table:table-cell office:value-type="float" office:value="14">
            <text:p>14</text:p>
          </table:table-cell>
          <table:table-cell office:value-type="float" office:value="214.73">
            <text:p>214.73</text:p>
          </table:table-cell>
          <table:table-cell office:value-type="float" office:value="57.28">
            <text:p>57.28</text:p>
          </table:table-cell>
          <table:table-cell office:value-type="float" office:value="3.74877793296089">
            <text:p>3.748777933</text:p>
          </table:table-cell>
          <table:table-cell office:value-type="float" office:value="0.155">
            <text:p>0.155</text:p>
          </table:table-cell>
          <table:table-cell office:value-type="float" office:value="26.3963133640553">
            <text:p>26.396313364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1.59">
            <text:p>1.59</text:p>
          </table:table-cell>
          <table:table-cell office:value-type="float" office:value="5">
            <text:p>5</text:p>
          </table:table-cell>
          <table:table-cell office:value-type="float" office:value="157.31">
            <text:p>157.31</text:p>
          </table:table-cell>
          <table:table-cell office:value-type="float" office:value="3.25">
            <text:p>3.25</text:p>
          </table:table-cell>
          <table:table-cell office:value-type="float" office:value="48.4030769230769">
            <text:p>48.4030769231</text:p>
          </table:table-cell>
          <table:table-cell office:value-type="float" office:value="0.318">
            <text:p>0.318</text:p>
          </table:table-cell>
          <table:table-cell office:value-type="float" office:value="2.0440251572327">
            <text:p>2.044025157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7.54">
            <text:p>7.54</text:p>
          </table:table-cell>
          <table:table-cell office:value-type="float" office:value="6">
            <text:p>6</text:p>
          </table:table-cell>
          <table:table-cell office:value-type="float" office:value="746.96">
            <text:p>746.96</text:p>
          </table:table-cell>
          <table:table-cell office:value-type="float" office:value="345.86">
            <text:p>345.86</text:p>
          </table:table-cell>
          <table:table-cell office:value-type="float" office:value="2.15971780489215">
            <text:p>2.1597178049</text:p>
          </table:table-cell>
          <table:table-cell office:value-type="float" office:value="1.25666666666667">
            <text:p>1.2566666667</text:p>
          </table:table-cell>
          <table:table-cell office:value-type="float" office:value="45.8700265251989">
            <text:p>45.870026525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0.98">
            <text:p>0.98</text:p>
          </table:table-cell>
          <table:table-cell office:value-type="float" office:value="5">
            <text:p>5</text:p>
          </table:table-cell>
          <table:table-cell office:value-type="float" office:value="96.92">
            <text:p>96.92</text:p>
          </table:table-cell>
          <table:table-cell office:value-type="float" office:value="0.16">
            <text:p>0.16</text:p>
          </table:table-cell>
          <table:table-cell office:value-type="float" office:value="605.75">
            <text:p>605.75</text:p>
          </table:table-cell>
          <table:table-cell office:value-type="float" office:value="0.196">
            <text:p>0.196</text:p>
          </table:table-cell>
          <table:table-cell office:value-type="float" office:value="0.163265306122449">
            <text:p>0.163265306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7.68">
            <text:p>7.68</text:p>
          </table:table-cell>
          <table:table-cell office:value-type="float" office:value="11">
            <text:p>11</text:p>
          </table:table-cell>
          <table:table-cell office:value-type="float" office:value="760.62">
            <text:p>760.62</text:p>
          </table:table-cell>
          <table:table-cell office:value-type="float" office:value="250.33">
            <text:p>250.33</text:p>
          </table:table-cell>
          <table:table-cell office:value-type="float" office:value="3.03846922062877">
            <text:p>3.0384692206</text:p>
          </table:table-cell>
          <table:table-cell office:value-type="float" office:value="0.698181818181818">
            <text:p>0.6981818182</text:p>
          </table:table-cell>
          <table:table-cell office:value-type="float" office:value="32.5950520833333">
            <text:p>32.59505208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5.63">
            <text:p>5.63</text:p>
          </table:table-cell>
          <table:table-cell office:value-type="float" office:value="6">
            <text:p>6</text:p>
          </table:table-cell>
          <table:table-cell office:value-type="float" office:value="557.37">
            <text:p>557.37</text:p>
          </table:table-cell>
          <table:table-cell office:value-type="float" office:value="11.21">
            <text:p>11.21</text:p>
          </table:table-cell>
          <table:table-cell office:value-type="float" office:value="49.7207850133809">
            <text:p>49.7207850134</text:p>
          </table:table-cell>
          <table:table-cell office:value-type="float" office:value="0.938333333333333">
            <text:p>0.9383333333</text:p>
          </table:table-cell>
          <table:table-cell office:value-type="float" office:value="1.9911190053286">
            <text:p>1.991119005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92.9">
            <text:p>692.9</text:p>
          </table:table-cell>
          <table:table-cell office:value-type="float" office:value="326.51">
            <text:p>326.51</text:p>
          </table:table-cell>
          <table:table-cell office:value-type="float" office:value="2.12214021010076">
            <text:p>2.1221402101</text:p>
          </table:table-cell>
          <table:table-cell office:value-type="float" office:value="0.636363636363636">
            <text:p>0.6363636364</text:p>
          </table:table-cell>
          <table:table-cell office:value-type="float" office:value="46.6442857142857">
            <text:p>46.644285714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1.45">
            <text:p>1.45</text:p>
          </table:table-cell>
          <table:table-cell office:value-type="float" office:value="9">
            <text:p>9</text:p>
          </table:table-cell>
          <table:table-cell office:value-type="float" office:value="143.55">
            <text:p>143.55</text:p>
          </table:table-cell>
          <table:table-cell office:value-type="float" office:value="59.71">
            <text:p>59.71</text:p>
          </table:table-cell>
          <table:table-cell office:value-type="float" office:value="2.40411991291241">
            <text:p>2.4041199129</text:p>
          </table:table-cell>
          <table:table-cell office:value-type="float" office:value="0.161111111111111">
            <text:p>0.1611111111</text:p>
          </table:table-cell>
          <table:table-cell office:value-type="float" office:value="41.1793103448276">
            <text:p>41.179310344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1.06">
            <text:p>1.06</text:p>
          </table:table-cell>
          <table:table-cell office:value-type="float" office:value="7">
            <text:p>7</text:p>
          </table:table-cell>
          <table:table-cell office:value-type="float" office:value="105.14">
            <text:p>105.14</text:p>
          </table:table-cell>
          <table:table-cell office:value-type="float" office:value="3.32">
            <text:p>3.32</text:p>
          </table:table-cell>
          <table:table-cell office:value-type="float" office:value="31.6686746987952">
            <text:p>31.6686746988</text:p>
          </table:table-cell>
          <table:table-cell office:value-type="float" office:value="0.151428571428571">
            <text:p>0.1514285714</text:p>
          </table:table-cell>
          <table:table-cell office:value-type="float" office:value="3.13207547169811">
            <text:p>3.132075471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1.56">
            <text:p>1.56</text:p>
          </table:table-cell>
          <table:table-cell office:value-type="float" office:value="9">
            <text:p>9</text:p>
          </table:table-cell>
          <table:table-cell office:value-type="float" office:value="154.54">
            <text:p>154.54</text:p>
          </table:table-cell>
          <table:table-cell office:value-type="float" office:value="58.49">
            <text:p>58.49</text:p>
          </table:table-cell>
          <table:table-cell office:value-type="float" office:value="2.64216105317148">
            <text:p>2.6421610532</text:p>
          </table:table-cell>
          <table:table-cell office:value-type="float" office:value="0.173333333333333">
            <text:p>0.1733333333</text:p>
          </table:table-cell>
          <table:table-cell office:value-type="float" office:value="37.4935897435897">
            <text:p>37.49358974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6.14">
            <text:p>6.14</text:p>
          </table:table-cell>
          <table:table-cell office:value-type="float" office:value="10">
            <text:p>10</text:p>
          </table:table-cell>
          <table:table-cell office:value-type="float" office:value="607.66">
            <text:p>607.66</text:p>
          </table:table-cell>
          <table:table-cell office:value-type="float" office:value="201.72">
            <text:p>201.72</text:p>
          </table:table-cell>
          <table:table-cell office:value-type="float" office:value="3.01239341661709">
            <text:p>3.0123934166</text:p>
          </table:table-cell>
          <table:table-cell office:value-type="float" office:value="0.614">
            <text:p>0.614</text:p>
          </table:table-cell>
          <table:table-cell office:value-type="float" office:value="32.8534201954397">
            <text:p>32.853420195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0.98">
            <text:p>0.98</text:p>
          </table:table-cell>
          <table:table-cell office:value-type="float" office:value="11">
            <text:p>11</text:p>
          </table:table-cell>
          <table:table-cell office:value-type="float" office:value="96.82">
            <text:p>96.82</text:p>
          </table:table-cell>
          <table:table-cell office:value-type="float" office:value="10.01">
            <text:p>10.01</text:p>
          </table:table-cell>
          <table:table-cell office:value-type="float" office:value="9.67232767232767">
            <text:p>9.6723276723</text:p>
          </table:table-cell>
          <table:table-cell office:value-type="float" office:value="0.0890909090909091">
            <text:p>0.0890909091</text:p>
          </table:table-cell>
          <table:table-cell office:value-type="float" office:value="10.2142857142857">
            <text:p>10.214285714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7.2">
            <text:p>7.2</text:p>
          </table:table-cell>
          <table:table-cell office:value-type="float" office:value="8">
            <text:p>8</text:p>
          </table:table-cell>
          <table:table-cell office:value-type="float" office:value="713.2">
            <text:p>713.2</text:p>
          </table:table-cell>
          <table:table-cell office:value-type="float" office:value="325.1">
            <text:p>325.1</text:p>
          </table:table-cell>
          <table:table-cell office:value-type="float" office:value="2.19378652722239">
            <text:p>2.1937865272</text:p>
          </table:table-cell>
          <table:table-cell office:value-type="float" office:value="0.9">
            <text:p>0.9</text:p>
          </table:table-cell>
          <table:table-cell office:value-type="float" office:value="45.1527777777778">
            <text:p>45.15277777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10.84">
            <text:p>10.84</text:p>
          </table:table-cell>
          <table:table-cell office:value-type="float" office:value="10">
            <text:p>10</text:p>
          </table:table-cell>
          <table:table-cell office:value-type="float" office:value="1073.26">
            <text:p>1073.26</text:p>
          </table:table-cell>
          <table:table-cell office:value-type="float" office:value="119.95">
            <text:p>119.95</text:p>
          </table:table-cell>
          <table:table-cell office:value-type="float" office:value="8.94756148395165">
            <text:p>8.947561484</text:p>
          </table:table-cell>
          <table:table-cell office:value-type="float" office:value="1.084">
            <text:p>1.084</text:p>
          </table:table-cell>
          <table:table-cell office:value-type="float" office:value="11.0654981549816">
            <text:p>11.0654981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1.3">
            <text:p>1.3</text:p>
          </table:table-cell>
          <table:table-cell office:value-type="float" office:value="9">
            <text:p>9</text:p>
          </table:table-cell>
          <table:table-cell office:value-type="float" office:value="128.7">
            <text:p>128.7</text:p>
          </table:table-cell>
          <table:table-cell office:value-type="float" office:value="59.71">
            <text:p>59.71</text:p>
          </table:table-cell>
          <table:table-cell office:value-type="float" office:value="2.15541785295595">
            <text:p>2.155417853</text:p>
          </table:table-cell>
          <table:table-cell office:value-type="float" office:value="0.144444444444444">
            <text:p>0.1444444444</text:p>
          </table:table-cell>
          <table:table-cell office:value-type="float" office:value="45.9307692307692">
            <text:p>45.9307692308</text:p>
          </table:table-cell>
          <table:table-cell table:number-columns-repeated="1015"/>
        </table:table-row>
        <table:table-row table:style-name="ro2">
          <table:table-cell office:value-type="string">
            <text:p>6451</text:p>
          </table:table-cell>
          <table:table-cell office:value-type="string">
            <text:p>6087</text:p>
          </table:table-cell>
          <table:table-cell office:value-type="float" office:value="0.59">
            <text:p>0.59</text:p>
          </table:table-cell>
          <table:table-cell office:value-type="float" office:value="5">
            <text:p>5</text:p>
          </table:table-cell>
          <table:table-cell office:value-type="float" office:value="58.61">
            <text:p>58.61</text:p>
          </table:table-cell>
          <table:table-cell office:value-type="float" office:value="2.46">
            <text:p>2.46</text:p>
          </table:table-cell>
          <table:table-cell office:value-type="float" office:value="23.8252032520325">
            <text:p>23.825203252</text:p>
          </table:table-cell>
          <table:table-cell office:value-type="float" office:value="0.118">
            <text:p>0.118</text:p>
          </table:table-cell>
          <table:table-cell office:value-type="float" office:value="4.16949152542373">
            <text:p>4.169491525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8.29">
            <text:p>8.29</text:p>
          </table:table-cell>
          <table:table-cell office:value-type="float" office:value="10">
            <text:p>10</text:p>
          </table:table-cell>
          <table:table-cell office:value-type="float" office:value="820.91">
            <text:p>820.91</text:p>
          </table:table-cell>
          <table:table-cell office:value-type="float" office:value="273">
            <text:p>273</text:p>
          </table:table-cell>
          <table:table-cell office:value-type="float" office:value="3.00699633699634">
            <text:p>3.006996337</text:p>
          </table:table-cell>
          <table:table-cell office:value-type="float" office:value="0.829">
            <text:p>0.829</text:p>
          </table:table-cell>
          <table:table-cell office:value-type="float" office:value="32.9312424607961">
            <text:p>32.931242460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1.33">
            <text:p>1.33</text:p>
          </table:table-cell>
          <table:table-cell office:value-type="float" office:value="5">
            <text:p>5</text:p>
          </table:table-cell>
          <table:table-cell office:value-type="float" office:value="131.77">
            <text:p>131.77</text:p>
          </table:table-cell>
          <table:table-cell office:value-type="float" office:value="4.75">
            <text:p>4.75</text:p>
          </table:table-cell>
          <table:table-cell office:value-type="float" office:value="27.7410526315789">
            <text:p>27.7410526316</text:p>
          </table:table-cell>
          <table:table-cell office:value-type="float" office:value="0.266">
            <text:p>0.266</text:p>
          </table:table-cell>
          <table:table-cell office:value-type="float" office:value="3.57142857142857">
            <text:p>3.571428571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2.31">
            <text:p>2.31</text:p>
          </table:table-cell>
          <table:table-cell office:value-type="float" office:value="9">
            <text:p>9</text:p>
          </table:table-cell>
          <table:table-cell office:value-type="float" office:value="228.99">
            <text:p>228.99</text:p>
          </table:table-cell>
          <table:table-cell office:value-type="float" office:value="0.91">
            <text:p>0.91</text:p>
          </table:table-cell>
          <table:table-cell office:value-type="float" office:value="251.637362637363">
            <text:p>251.6373626374</text:p>
          </table:table-cell>
          <table:table-cell office:value-type="float" office:value="0.256666666666667">
            <text:p>0.2566666667</text:p>
          </table:table-cell>
          <table:table-cell office:value-type="float" office:value="0.393939393939394">
            <text:p>0.393939393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1.49">
            <text:p>1.49</text:p>
          </table:table-cell>
          <table:table-cell office:value-type="float" office:value="7">
            <text:p>7</text:p>
          </table:table-cell>
          <table:table-cell office:value-type="float" office:value="147.11">
            <text:p>147.11</text:p>
          </table:table-cell>
          <table:table-cell office:value-type="float" office:value="59.71">
            <text:p>59.71</text:p>
          </table:table-cell>
          <table:table-cell office:value-type="float" office:value="2.4637414168481">
            <text:p>2.4637414168</text:p>
          </table:table-cell>
          <table:table-cell office:value-type="float" office:value="0.212857142857143">
            <text:p>0.2128571429</text:p>
          </table:table-cell>
          <table:table-cell office:value-type="float" office:value="40.0738255033557">
            <text:p>40.073825503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0.92">
            <text:p>0.92</text:p>
          </table:table-cell>
          <table:table-cell office:value-type="float" office:value="255">
            <text:p>255</text:p>
          </table:table-cell>
          <table:table-cell office:value-type="float" office:value="91.38">
            <text:p>91.38</text:p>
          </table:table-cell>
          <table:table-cell office:value-type="float" office:value="56.51">
            <text:p>56.51</text:p>
          </table:table-cell>
          <table:table-cell office:value-type="float" office:value="1.61705892762343">
            <text:p>1.6170589276</text:p>
          </table:table-cell>
          <table:table-cell office:value-type="float" office:value="0.0036078431372549">
            <text:p>0.0036078431</text:p>
          </table:table-cell>
          <table:table-cell office:value-type="float" office:value="61.4239130434783">
            <text:p>61.42391304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7.04">
            <text:p>7.04</text:p>
          </table:table-cell>
          <table:table-cell office:value-type="float" office:value="9">
            <text:p>9</text:p>
          </table:table-cell>
          <table:table-cell office:value-type="float" office:value="696.86">
            <text:p>696.86</text:p>
          </table:table-cell>
          <table:table-cell office:value-type="float" office:value="164.6">
            <text:p>164.6</text:p>
          </table:table-cell>
          <table:table-cell office:value-type="float" office:value="4.23365735115431">
            <text:p>4.2336573512</text:p>
          </table:table-cell>
          <table:table-cell office:value-type="float" office:value="0.782222222222222">
            <text:p>0.7822222222</text:p>
          </table:table-cell>
          <table:table-cell office:value-type="float" office:value="23.3806818181818">
            <text:p>23.380681818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4.14">
            <text:p>4.14</text:p>
          </table:table-cell>
          <table:table-cell office:value-type="float" office:value="8">
            <text:p>8</text:p>
          </table:table-cell>
          <table:table-cell office:value-type="float" office:value="410.06">
            <text:p>410.06</text:p>
          </table:table-cell>
          <table:table-cell office:value-type="float" office:value="75.68">
            <text:p>75.68</text:p>
          </table:table-cell>
          <table:table-cell office:value-type="float" office:value="5.41834038054968">
            <text:p>5.4183403805</text:p>
          </table:table-cell>
          <table:table-cell office:value-type="float" office:value="0.5175">
            <text:p>0.5175</text:p>
          </table:table-cell>
          <table:table-cell office:value-type="float" office:value="18.280193236715">
            <text:p>18.28019323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10.39">
            <text:p>10.39</text:p>
          </table:table-cell>
          <table:table-cell office:value-type="float" office:value="10">
            <text:p>10</text:p>
          </table:table-cell>
          <table:table-cell office:value-type="float" office:value="1028.91">
            <text:p>1028.91</text:p>
          </table:table-cell>
          <table:table-cell office:value-type="float" office:value="60.3">
            <text:p>60.3</text:p>
          </table:table-cell>
          <table:table-cell office:value-type="float" office:value="17.063184079602">
            <text:p>17.0631840796</text:p>
          </table:table-cell>
          <table:table-cell office:value-type="float" office:value="1.039">
            <text:p>1.039</text:p>
          </table:table-cell>
          <table:table-cell office:value-type="float" office:value="5.80365736284889">
            <text:p>5.80365736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11.41">
            <text:p>11.41</text:p>
          </table:table-cell>
          <table:table-cell office:value-type="float" office:value="10">
            <text:p>10</text:p>
          </table:table-cell>
          <table:table-cell office:value-type="float" office:value="1129.69">
            <text:p>1129.69</text:p>
          </table:table-cell>
          <table:table-cell office:value-type="float" office:value="60.24">
            <text:p>60.24</text:p>
          </table:table-cell>
          <table:table-cell office:value-type="float" office:value="18.7531540504648">
            <text:p>18.7531540505</text:p>
          </table:table-cell>
          <table:table-cell office:value-type="float" office:value="1.141">
            <text:p>1.141</text:p>
          </table:table-cell>
          <table:table-cell office:value-type="float" office:value="5.27957931638913">
            <text:p>5.27957931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7.97">
            <text:p>7.97</text:p>
          </table:table-cell>
          <table:table-cell office:value-type="float" office:value="7">
            <text:p>7</text:p>
          </table:table-cell>
          <table:table-cell office:value-type="float" office:value="788.63">
            <text:p>788.63</text:p>
          </table:table-cell>
          <table:table-cell office:value-type="float" office:value="281.33">
            <text:p>281.33</text:p>
          </table:table-cell>
          <table:table-cell office:value-type="float" office:value="2.80322041730352">
            <text:p>2.8032204173</text:p>
          </table:table-cell>
          <table:table-cell office:value-type="float" office:value="1.13857142857143">
            <text:p>1.1385714286</text:p>
          </table:table-cell>
          <table:table-cell office:value-type="float" office:value="35.2986198243413">
            <text:p>35.298619824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9.45">
            <text:p>9.45</text:p>
          </table:table-cell>
          <table:table-cell office:value-type="float" office:value="12">
            <text:p>12</text:p>
          </table:table-cell>
          <table:table-cell office:value-type="float" office:value="935.75">
            <text:p>935.75</text:p>
          </table:table-cell>
          <table:table-cell office:value-type="float" office:value="290.71">
            <text:p>290.71</text:p>
          </table:table-cell>
          <table:table-cell office:value-type="float" office:value="3.21884352103471">
            <text:p>3.218843521</text:p>
          </table:table-cell>
          <table:table-cell office:value-type="float" office:value="0.7875">
            <text:p>0.7875</text:p>
          </table:table-cell>
          <table:table-cell office:value-type="float" office:value="30.762962962963">
            <text:p>30.7629629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5.11">
            <text:p>5.11</text:p>
          </table:table-cell>
          <table:table-cell office:value-type="float" office:value="5">
            <text:p>5</text:p>
          </table:table-cell>
          <table:table-cell office:value-type="float" office:value="505.99">
            <text:p>505.99</text:p>
          </table:table-cell>
          <table:table-cell office:value-type="float" office:value="154.84">
            <text:p>154.84</text:p>
          </table:table-cell>
          <table:table-cell office:value-type="float" office:value="3.26782485145957">
            <text:p>3.2678248515</text:p>
          </table:table-cell>
          <table:table-cell office:value-type="float" office:value="1.022">
            <text:p>1.022</text:p>
          </table:table-cell>
          <table:table-cell office:value-type="float" office:value="30.3013698630137">
            <text:p>30.3013698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office:value-type="float" office:value="148.2">
            <text:p>148.2</text:p>
          </table:table-cell>
          <table:table-cell office:value-type="float" office:value="63.14">
            <text:p>63.14</text:p>
          </table:table-cell>
          <table:table-cell office:value-type="float" office:value="2.34716503009186">
            <text:p>2.3471650301</text:p>
          </table:table-cell>
          <table:table-cell office:value-type="float" office:value="0.15">
            <text:p>0.15</text:p>
          </table:table-cell>
          <table:table-cell office:value-type="float" office:value="42.0933333333333">
            <text:p>42.09333333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4.3">
            <text:p>4.3</text:p>
          </table:table-cell>
          <table:table-cell office:value-type="float" office:value="10">
            <text:p>10</text:p>
          </table:table-cell>
          <table:table-cell office:value-type="float" office:value="425.5">
            <text:p>425.5</text:p>
          </table:table-cell>
          <table:table-cell office:value-type="float" office:value="61.7">
            <text:p>61.7</text:p>
          </table:table-cell>
          <table:table-cell office:value-type="float" office:value="6.89627228525122">
            <text:p>6.8962722853</text:p>
          </table:table-cell>
          <table:table-cell office:value-type="float" office:value="0.43">
            <text:p>0.43</text:p>
          </table:table-cell>
          <table:table-cell office:value-type="float" office:value="14.3488372093023">
            <text:p>14.348837209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2.7">
            <text:p>2.7</text:p>
          </table:table-cell>
          <table:table-cell office:value-type="float" office:value="8">
            <text:p>8</text:p>
          </table:table-cell>
          <table:table-cell office:value-type="float" office:value="267.6">
            <text:p>267.6</text:p>
          </table:table-cell>
          <table:table-cell office:value-type="float" office:value="38.82">
            <text:p>38.82</text:p>
          </table:table-cell>
          <table:table-cell office:value-type="float" office:value="6.89335394126739">
            <text:p>6.8933539413</text:p>
          </table:table-cell>
          <table:table-cell office:value-type="float" office:value="0.3375">
            <text:p>0.3375</text:p>
          </table:table-cell>
          <table:table-cell office:value-type="float" office:value="14.3777777777778">
            <text:p>14.37777777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1.39">
            <text:p>1.39</text:p>
          </table:table-cell>
          <table:table-cell office:value-type="float" office:value="8">
            <text:p>8</text:p>
          </table:table-cell>
          <table:table-cell office:value-type="float" office:value="137.12">
            <text:p>137.12</text:p>
          </table:table-cell>
          <table:table-cell office:value-type="float" office:value="69.81">
            <text:p>69.81</text:p>
          </table:table-cell>
          <table:table-cell office:value-type="float" office:value="1.96418851167455">
            <text:p>1.9641885117</text:p>
          </table:table-cell>
          <table:table-cell office:value-type="float" office:value="0.17375">
            <text:p>0.17375</text:p>
          </table:table-cell>
          <table:table-cell office:value-type="float" office:value="50.2230215827338">
            <text:p>50.223021582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31.4">
            <text:p>31.4</text:p>
          </table:table-cell>
          <table:table-cell office:value-type="float" office:value="10">
            <text:p>10</text:p>
          </table:table-cell>
          <table:table-cell office:value-type="float" office:value="3108.8">
            <text:p>3108.8</text:p>
          </table:table-cell>
          <table:table-cell office:value-type="float" office:value="171.32">
            <text:p>171.32</text:p>
          </table:table-cell>
          <table:table-cell office:value-type="float" office:value="18.1461592341817">
            <text:p>18.1461592342</text:p>
          </table:table-cell>
          <table:table-cell office:value-type="float" office:value="3.14">
            <text:p>3.14</text:p>
          </table:table-cell>
          <table:table-cell office:value-type="float" office:value="5.45605095541401">
            <text:p>5.456050955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2.3">
            <text:p>2.3</text:p>
          </table:table-cell>
          <table:table-cell office:value-type="float" office:value="10">
            <text:p>10</text:p>
          </table:table-cell>
          <table:table-cell office:value-type="float" office:value="227.3">
            <text:p>227.3</text:p>
          </table:table-cell>
          <table:table-cell office:value-type="float" office:value="2.44">
            <text:p>2.44</text:p>
          </table:table-cell>
          <table:table-cell office:value-type="float" office:value="93.155737704918">
            <text:p>93.1557377049</text:p>
          </table:table-cell>
          <table:table-cell office:value-type="float" office:value="0.23">
            <text:p>0.23</text:p>
          </table:table-cell>
          <table:table-cell office:value-type="float" office:value="1.06086956521739">
            <text:p>1.060869565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3.09">
            <text:p>3.09</text:p>
          </table:table-cell>
          <table:table-cell office:value-type="float" office:value="4">
            <text:p>4</text:p>
          </table:table-cell>
          <table:table-cell office:value-type="float" office:value="306.21">
            <text:p>306.21</text:p>
          </table:table-cell>
          <table:table-cell office:value-type="float" office:value="56.62">
            <text:p>56.62</text:p>
          </table:table-cell>
          <table:table-cell office:value-type="float" office:value="5.40815966089721">
            <text:p>5.4081596609</text:p>
          </table:table-cell>
          <table:table-cell office:value-type="float" office:value="0.7725">
            <text:p>0.7725</text:p>
          </table:table-cell>
          <table:table-cell office:value-type="float" office:value="18.3236245954693">
            <text:p>18.32362459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7.97">
            <text:p>7.97</text:p>
          </table:table-cell>
          <table:table-cell office:value-type="float" office:value="11">
            <text:p>11</text:p>
          </table:table-cell>
          <table:table-cell office:value-type="float" office:value="789.13">
            <text:p>789.13</text:p>
          </table:table-cell>
          <table:table-cell office:value-type="float" office:value="303.98">
            <text:p>303.98</text:p>
          </table:table-cell>
          <table:table-cell office:value-type="float" office:value="2.59599315744457">
            <text:p>2.5959931574</text:p>
          </table:table-cell>
          <table:table-cell office:value-type="float" office:value="0.724545454545454">
            <text:p>0.7245454545</text:p>
          </table:table-cell>
          <table:table-cell office:value-type="float" office:value="38.1405269761606">
            <text:p>38.140526976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.55">
            <text:p>1.55</text:p>
          </table:table-cell>
          <table:table-cell office:value-type="float" office:value="9">
            <text:p>9</text:p>
          </table:table-cell>
          <table:table-cell office:value-type="float" office:value="153.85">
            <text:p>153.85</text:p>
          </table:table-cell>
          <table:table-cell office:value-type="float" office:value="59.6">
            <text:p>59.6</text:p>
          </table:table-cell>
          <table:table-cell office:value-type="float" office:value="2.58137583892617">
            <text:p>2.5813758389</text:p>
          </table:table-cell>
          <table:table-cell office:value-type="float" office:value="0.172222222222222">
            <text:p>0.1722222222</text:p>
          </table:table-cell>
          <table:table-cell office:value-type="float" office:value="38.4516129032258">
            <text:p>38.451612903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7.71">
            <text:p>7.71</text:p>
          </table:table-cell>
          <table:table-cell office:value-type="float" office:value="11">
            <text:p>11</text:p>
          </table:table-cell>
          <table:table-cell office:value-type="float" office:value="763.09">
            <text:p>763.09</text:p>
          </table:table-cell>
          <table:table-cell office:value-type="float" office:value="190.73">
            <text:p>190.73</text:p>
          </table:table-cell>
          <table:table-cell office:value-type="float" office:value="4.00089131232633">
            <text:p>4.0008913123</text:p>
          </table:table-cell>
          <table:table-cell office:value-type="float" office:value="0.700909090909091">
            <text:p>0.7009090909</text:p>
          </table:table-cell>
          <table:table-cell office:value-type="float" office:value="24.7380025940337">
            <text:p>24.73800259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.13">
            <text:p>1.13</text:p>
          </table:table-cell>
          <table:table-cell office:value-type="float" office:value="5">
            <text:p>5</text:p>
          </table:table-cell>
          <table:table-cell office:value-type="float" office:value="111.57">
            <text:p>111.57</text:p>
          </table:table-cell>
          <table:table-cell office:value-type="float" office:value="70.88">
            <text:p>70.88</text:p>
          </table:table-cell>
          <table:table-cell office:value-type="float" office:value="1.57406884875847">
            <text:p>1.5740688488</text:p>
          </table:table-cell>
          <table:table-cell office:value-type="float" office:value="0.226">
            <text:p>0.226</text:p>
          </table:table-cell>
          <table:table-cell office:value-type="float" office:value="62.7256637168142">
            <text:p>62.725663716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7.27">
            <text:p>7.27</text:p>
          </table:table-cell>
          <table:table-cell office:value-type="float" office:value="11">
            <text:p>11</text:p>
          </table:table-cell>
          <table:table-cell office:value-type="float" office:value="719.93">
            <text:p>719.93</text:p>
          </table:table-cell>
          <table:table-cell office:value-type="float" office:value="284.87">
            <text:p>284.87</text:p>
          </table:table-cell>
          <table:table-cell office:value-type="float" office:value="2.52722294379893">
            <text:p>2.5272229438</text:p>
          </table:table-cell>
          <table:table-cell office:value-type="float" office:value="0.660909090909091">
            <text:p>0.6609090909</text:p>
          </table:table-cell>
          <table:table-cell office:value-type="float" office:value="39.1843191196699">
            <text:p>39.184319119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0.38">
            <text:p>0.38</text:p>
          </table:table-cell>
          <table:table-cell office:value-type="float" office:value="4">
            <text:p>4</text:p>
          </table:table-cell>
          <table:table-cell office:value-type="float" office:value="37.52">
            <text:p>37.52</text:p>
          </table:table-cell>
          <table:table-cell office:value-type="float" office:value="0.22">
            <text:p>0.22</text:p>
          </table:table-cell>
          <table:table-cell office:value-type="float" office:value="170.545454545455">
            <text:p>170.5454545455</text:p>
          </table:table-cell>
          <table:table-cell office:value-type="float" office:value="0.095">
            <text:p>0.095</text:p>
          </table:table-cell>
          <table:table-cell office:value-type="float" office:value="0.578947368421053">
            <text:p>0.578947368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1.63">
            <text:p>1.63</text:p>
          </table:table-cell>
          <table:table-cell office:value-type="float" office:value="7">
            <text:p>7</text:p>
          </table:table-cell>
          <table:table-cell office:value-type="float" office:value="161.27">
            <text:p>161.27</text:p>
          </table:table-cell>
          <table:table-cell office:value-type="float" office:value="63.03">
            <text:p>63.03</text:p>
          </table:table-cell>
          <table:table-cell office:value-type="float" office:value="2.55862287799461">
            <text:p>2.558622878</text:p>
          </table:table-cell>
          <table:table-cell office:value-type="float" office:value="0.232857142857143">
            <text:p>0.2328571429</text:p>
          </table:table-cell>
          <table:table-cell office:value-type="float" office:value="38.6687116564417">
            <text:p>38.66871165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0.54">
            <text:p>0.54</text:p>
          </table:table-cell>
          <table:table-cell office:value-type="float" office:value="7">
            <text:p>7</text:p>
          </table:table-cell>
          <table:table-cell office:value-type="float" office:value="53.86">
            <text:p>53.86</text:p>
          </table:table-cell>
          <table:table-cell office:value-type="float" office:value="1.22">
            <text:p>1.22</text:p>
          </table:table-cell>
          <table:table-cell office:value-type="float" office:value="44.1475409836066">
            <text:p>44.1475409836</text:p>
          </table:table-cell>
          <table:table-cell office:value-type="float" office:value="0.0771428571428572">
            <text:p>0.0771428571</text:p>
          </table:table-cell>
          <table:table-cell office:value-type="float" office:value="2.25925925925926">
            <text:p>2.259259259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6.73">
            <text:p>6.73</text:p>
          </table:table-cell>
          <table:table-cell office:value-type="float" office:value="9">
            <text:p>9</text:p>
          </table:table-cell>
          <table:table-cell office:value-type="float" office:value="666.37">
            <text:p>666.37</text:p>
          </table:table-cell>
          <table:table-cell office:value-type="float" office:value="173.83">
            <text:p>173.83</text:p>
          </table:table-cell>
          <table:table-cell office:value-type="float" office:value="3.83345797618363">
            <text:p>3.8334579762</text:p>
          </table:table-cell>
          <table:table-cell office:value-type="float" office:value="0.747777777777778">
            <text:p>0.7477777778</text:p>
          </table:table-cell>
          <table:table-cell office:value-type="float" office:value="25.8291233283804">
            <text:p>25.829123328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office:value-type="float" office:value="148.99">
            <text:p>148.99</text:p>
          </table:table-cell>
          <table:table-cell office:value-type="float" office:value="69.47">
            <text:p>69.47</text:p>
          </table:table-cell>
          <table:table-cell office:value-type="float" office:value="2.14466676263135">
            <text:p>2.1446667626</text:p>
          </table:table-cell>
          <table:table-cell office:value-type="float" office:value="0.15">
            <text:p>0.15</text:p>
          </table:table-cell>
          <table:table-cell office:value-type="float" office:value="46.3133333333333">
            <text:p>46.31333333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91.5">
            <text:p>791.5</text:p>
          </table:table-cell>
          <table:table-cell office:value-type="float" office:value="283.66">
            <text:p>283.66</text:p>
          </table:table-cell>
          <table:table-cell office:value-type="float" office:value="2.79031234576606">
            <text:p>2.7903123458</text:p>
          </table:table-cell>
          <table:table-cell office:value-type="float" office:value="1.14285714285714">
            <text:p>1.1428571429</text:p>
          </table:table-cell>
          <table:table-cell office:value-type="float" office:value="35.4575">
            <text:p>35.45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15.32">
            <text:p>15.32</text:p>
          </table:table-cell>
          <table:table-cell office:value-type="float" office:value="10">
            <text:p>10</text:p>
          </table:table-cell>
          <table:table-cell office:value-type="float" office:value="1516.98">
            <text:p>1516.98</text:p>
          </table:table-cell>
          <table:table-cell office:value-type="float" office:value="88.7">
            <text:p>88.7</text:p>
          </table:table-cell>
          <table:table-cell office:value-type="float" office:value="17.1023675310034">
            <text:p>17.102367531</text:p>
          </table:table-cell>
          <table:table-cell office:value-type="float" office:value="1.532">
            <text:p>1.532</text:p>
          </table:table-cell>
          <table:table-cell office:value-type="float" office:value="5.78981723237598">
            <text:p>5.789817232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33.26">
            <text:p>33.26</text:p>
          </table:table-cell>
          <table:table-cell office:value-type="float" office:value="0.45">
            <text:p>0.45</text:p>
          </table:table-cell>
          <table:table-cell office:value-type="float" office:value="73.9111111111111">
            <text:p>73.9111111111</text:p>
          </table:table-cell>
          <table:table-cell office:value-type="float" office:value="0.085">
            <text:p>0.085</text:p>
          </table:table-cell>
          <table:table-cell office:value-type="float" office:value="1.32352941176471">
            <text:p>1.3235294118</text:p>
          </table:table-cell>
          <table:table-cell table:number-columns-repeated="1015"/>
        </table:table-row>
        <table:table-row table:style-name="ro2">
          <table:table-cell office:value-type="string">
            <text:p>6471</text:p>
          </table:table-cell>
          <table:table-cell office:value-type="string">
            <text:p>6087</text:p>
          </table:table-cell>
          <table:table-cell office:value-type="float" office:value="1.56">
            <text:p>1.56</text:p>
          </table:table-cell>
          <table:table-cell office:value-type="float" office:value="255">
            <text:p>255</text:p>
          </table:table-cell>
          <table:table-cell office:value-type="float" office:value="154.94">
            <text:p>154.94</text:p>
          </table:table-cell>
          <table:table-cell office:value-type="float" office:value="54.09">
            <text:p>54.09</text:p>
          </table:table-cell>
          <table:table-cell office:value-type="float" office:value="2.86448511739693">
            <text:p>2.8644851174</text:p>
          </table:table-cell>
          <table:table-cell office:value-type="float" office:value="0.00611764705882353">
            <text:p>0.0061176471</text:p>
          </table:table-cell>
          <table:table-cell office:value-type="float" office:value="34.6730769230769">
            <text:p>34.673076923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9.14">
            <text:p>9.14</text:p>
          </table:table-cell>
          <table:table-cell office:value-type="float" office:value="255">
            <text:p>255</text:p>
          </table:table-cell>
          <table:table-cell office:value-type="float" office:value="904.86">
            <text:p>904.86</text:p>
          </table:table-cell>
          <table:table-cell office:value-type="float" office:value="299.41">
            <text:p>299.41</text:p>
          </table:table-cell>
          <table:table-cell office:value-type="float" office:value="3.02214354897966">
            <text:p>3.022143549</text:p>
          </table:table-cell>
          <table:table-cell office:value-type="float" office:value="0.035843137254902">
            <text:p>0.0358431373</text:p>
          </table:table-cell>
          <table:table-cell office:value-type="float" office:value="32.7582056892779">
            <text:p>32.758205689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0.94">
            <text:p>0.94</text:p>
          </table:table-cell>
          <table:table-cell office:value-type="float" office:value="255">
            <text:p>255</text:p>
          </table:table-cell>
          <table:table-cell office:value-type="float" office:value="93.46">
            <text:p>93.46</text:p>
          </table:table-cell>
          <table:table-cell office:value-type="float" office:value="51.86">
            <text:p>51.86</text:p>
          </table:table-cell>
          <table:table-cell office:value-type="float" office:value="1.80215966062476">
            <text:p>1.8021596606</text:p>
          </table:table-cell>
          <table:table-cell office:value-type="float" office:value="0.00368627450980392">
            <text:p>0.0036862745</text:p>
          </table:table-cell>
          <table:table-cell office:value-type="float" office:value="55.1702127659575">
            <text:p>55.17021276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2.08">
            <text:p>2.08</text:p>
          </table:table-cell>
          <table:table-cell office:value-type="float" office:value="255">
            <text:p>255</text:p>
          </table:table-cell>
          <table:table-cell office:value-type="float" office:value="206.02">
            <text:p>206.02</text:p>
          </table:table-cell>
          <table:table-cell office:value-type="float" office:value="55.63">
            <text:p>55.63</text:p>
          </table:table-cell>
          <table:table-cell office:value-type="float" office:value="3.70339744742046">
            <text:p>3.7033974474</text:p>
          </table:table-cell>
          <table:table-cell office:value-type="float" office:value="0.00815686274509804">
            <text:p>0.0081568627</text:p>
          </table:table-cell>
          <table:table-cell office:value-type="float" office:value="26.7451923076923">
            <text:p>26.745192307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1.7">
            <text:p>1.7</text:p>
          </table:table-cell>
          <table:table-cell office:value-type="float" office:value="255">
            <text:p>255</text:p>
          </table:table-cell>
          <table:table-cell office:value-type="float" office:value="168.7">
            <text:p>168.7</text:p>
          </table:table-cell>
          <table:table-cell office:value-type="float" office:value="3.52">
            <text:p>3.52</text:p>
          </table:table-cell>
          <table:table-cell office:value-type="float" office:value="47.9261363636364">
            <text:p>47.9261363636</text:p>
          </table:table-cell>
          <table:table-cell office:value-type="float" office:value="0.00666666666666667">
            <text:p>0.0066666667</text:p>
          </table:table-cell>
          <table:table-cell office:value-type="float" office:value="2.07058823529412">
            <text:p>2.070588235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0.95">
            <text:p>0.95</text:p>
          </table:table-cell>
          <table:table-cell office:value-type="float" office:value="255">
            <text:p>255</text:p>
          </table:table-cell>
          <table:table-cell office:value-type="float" office:value="93.95">
            <text:p>93.95</text:p>
          </table:table-cell>
          <table:table-cell office:value-type="float" office:value="56.51">
            <text:p>56.51</text:p>
          </table:table-cell>
          <table:table-cell office:value-type="float" office:value="1.6625376039639">
            <text:p>1.662537604</text:p>
          </table:table-cell>
          <table:table-cell office:value-type="float" office:value="0.00372549019607843">
            <text:p>0.0037254902</text:p>
          </table:table-cell>
          <table:table-cell office:value-type="float" office:value="59.4842105263158">
            <text:p>59.48421052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6.43">
            <text:p>6.43</text:p>
          </table:table-cell>
          <table:table-cell office:value-type="float" office:value="255">
            <text:p>255</text:p>
          </table:table-cell>
          <table:table-cell office:value-type="float" office:value="636.37">
            <text:p>636.37</text:p>
          </table:table-cell>
          <table:table-cell office:value-type="float" office:value="213.85">
            <text:p>213.85</text:p>
          </table:table-cell>
          <table:table-cell office:value-type="float" office:value="2.97577741407529">
            <text:p>2.9757774141</text:p>
          </table:table-cell>
          <table:table-cell office:value-type="float" office:value="0.0252156862745098">
            <text:p>0.0252156863</text:p>
          </table:table-cell>
          <table:table-cell office:value-type="float" office:value="33.2581648522551">
            <text:p>33.258164852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4.33">
            <text:p>4.33</text:p>
          </table:table-cell>
          <table:table-cell office:value-type="float" office:value="255">
            <text:p>255</text:p>
          </table:table-cell>
          <table:table-cell office:value-type="float" office:value="429.07">
            <text:p>429.07</text:p>
          </table:table-cell>
          <table:table-cell office:value-type="float" office:value="129.94">
            <text:p>129.94</text:p>
          </table:table-cell>
          <table:table-cell office:value-type="float" office:value="3.30206249038017">
            <text:p>3.3020624904</text:p>
          </table:table-cell>
          <table:table-cell office:value-type="float" office:value="0.0169803921568628">
            <text:p>0.0169803922</text:p>
          </table:table-cell>
          <table:table-cell office:value-type="float" office:value="30.0092378752887">
            <text:p>30.009237875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2.48">
            <text:p>2.48</text:p>
          </table:table-cell>
          <table:table-cell office:value-type="float" office:value="255">
            <text:p>255</text:p>
          </table:table-cell>
          <table:table-cell office:value-type="float" office:value="246.01">
            <text:p>246.01</text:p>
          </table:table-cell>
          <table:table-cell office:value-type="float" office:value="30.21">
            <text:p>30.21</text:p>
          </table:table-cell>
          <table:table-cell office:value-type="float" office:value="8.14333002317114">
            <text:p>8.1433300232</text:p>
          </table:table-cell>
          <table:table-cell office:value-type="float" office:value="0.00972549019607843">
            <text:p>0.0097254902</text:p>
          </table:table-cell>
          <table:table-cell office:value-type="float" office:value="12.1814516129032">
            <text:p>12.18145161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3.46">
            <text:p>3.46</text:p>
          </table:table-cell>
          <table:table-cell office:value-type="float" office:value="255">
            <text:p>255</text:p>
          </table:table-cell>
          <table:table-cell office:value-type="float" office:value="342.94">
            <text:p>342.94</text:p>
          </table:table-cell>
          <table:table-cell office:value-type="float" office:value="30.1">
            <text:p>30.1</text:p>
          </table:table-cell>
          <table:table-cell office:value-type="float" office:value="11.3933554817276">
            <text:p>11.3933554817</text:p>
          </table:table-cell>
          <table:table-cell office:value-type="float" office:value="0.0135686274509804">
            <text:p>0.0135686275</text:p>
          </table:table-cell>
          <table:table-cell office:value-type="float" office:value="8.69942196531792">
            <text:p>8.699421965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7.3">
            <text:p>7.3</text:p>
          </table:table-cell>
          <table:table-cell office:value-type="float" office:value="255">
            <text:p>255</text:p>
          </table:table-cell>
          <table:table-cell office:value-type="float" office:value="722.9">
            <text:p>722.9</text:p>
          </table:table-cell>
          <table:table-cell office:value-type="float" office:value="320.7">
            <text:p>320.7</text:p>
          </table:table-cell>
          <table:table-cell office:value-type="float" office:value="2.2541315871531">
            <text:p>2.2541315872</text:p>
          </table:table-cell>
          <table:table-cell office:value-type="float" office:value="0.0286274509803922">
            <text:p>0.028627451</text:p>
          </table:table-cell>
          <table:table-cell office:value-type="float" office:value="43.9315068493151">
            <text:p>43.931506849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office:value-type="float" office:value="890.9">
            <text:p>890.9</text:p>
          </table:table-cell>
          <table:table-cell office:value-type="float" office:value="315.18">
            <text:p>315.18</text:p>
          </table:table-cell>
          <table:table-cell office:value-type="float" office:value="2.82663874611333">
            <text:p>2.8266387461</text:p>
          </table:table-cell>
          <table:table-cell office:value-type="float" office:value="0.0352941176470588">
            <text:p>0.0352941176</text:p>
          </table:table-cell>
          <table:table-cell office:value-type="float" office:value="35.02">
            <text:p>35.0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6.24">
            <text:p>6.24</text:p>
          </table:table-cell>
          <table:table-cell office:value-type="float" office:value="255">
            <text:p>255</text:p>
          </table:table-cell>
          <table:table-cell office:value-type="float" office:value="617.26">
            <text:p>617.26</text:p>
          </table:table-cell>
          <table:table-cell office:value-type="float" office:value="165.87">
            <text:p>165.87</text:p>
          </table:table-cell>
          <table:table-cell office:value-type="float" office:value="3.72134804364864">
            <text:p>3.7213480436</text:p>
          </table:table-cell>
          <table:table-cell office:value-type="float" office:value="0.0244705882352941">
            <text:p>0.0244705882</text:p>
          </table:table-cell>
          <table:table-cell office:value-type="float" office:value="26.5817307692308">
            <text:p>26.58173076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1.51">
            <text:p>1.51</text:p>
          </table:table-cell>
          <table:table-cell office:value-type="float" office:value="255">
            <text:p>255</text:p>
          </table:table-cell>
          <table:table-cell office:value-type="float" office:value="149.89">
            <text:p>149.89</text:p>
          </table:table-cell>
          <table:table-cell office:value-type="float" office:value="6.75">
            <text:p>6.75</text:p>
          </table:table-cell>
          <table:table-cell office:value-type="float" office:value="22.2059259259259">
            <text:p>22.2059259259</text:p>
          </table:table-cell>
          <table:table-cell office:value-type="float" office:value="0.00592156862745098">
            <text:p>0.0059215686</text:p>
          </table:table-cell>
          <table:table-cell office:value-type="float" office:value="4.47019867549669">
            <text:p>4.47019867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4.31">
            <text:p>4.31</text:p>
          </table:table-cell>
          <table:table-cell office:value-type="float" office:value="255">
            <text:p>255</text:p>
          </table:table-cell>
          <table:table-cell office:value-type="float" office:value="427.09">
            <text:p>427.09</text:p>
          </table:table-cell>
          <table:table-cell office:value-type="float" office:value="96.98">
            <text:p>96.98</text:p>
          </table:table-cell>
          <table:table-cell office:value-type="float" office:value="4.40389771086822">
            <text:p>4.4038977109</text:p>
          </table:table-cell>
          <table:table-cell office:value-type="float" office:value="0.0169019607843137">
            <text:p>0.0169019608</text:p>
          </table:table-cell>
          <table:table-cell office:value-type="float" office:value="22.5011600928074">
            <text:p>22.50116009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2.72">
            <text:p>2.72</text:p>
          </table:table-cell>
          <table:table-cell office:value-type="float" office:value="255">
            <text:p>255</text:p>
          </table:table-cell>
          <table:table-cell office:value-type="float" office:value="269.68">
            <text:p>269.68</text:p>
          </table:table-cell>
          <table:table-cell office:value-type="float" office:value="94.49">
            <text:p>94.49</text:p>
          </table:table-cell>
          <table:table-cell office:value-type="float" office:value="2.85405863054291">
            <text:p>2.8540586305</text:p>
          </table:table-cell>
          <table:table-cell office:value-type="float" office:value="0.0106666666666667">
            <text:p>0.0106666667</text:p>
          </table:table-cell>
          <table:table-cell office:value-type="float" office:value="34.7389705882353">
            <text:p>34.738970588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1.52">
            <text:p>1.52</text:p>
          </table:table-cell>
          <table:table-cell office:value-type="float" office:value="255">
            <text:p>255</text:p>
          </table:table-cell>
          <table:table-cell office:value-type="float" office:value="150.68">
            <text:p>150.68</text:p>
          </table:table-cell>
          <table:table-cell office:value-type="float" office:value="13.32">
            <text:p>13.32</text:p>
          </table:table-cell>
          <table:table-cell office:value-type="float" office:value="11.3123123123123">
            <text:p>11.3123123123</text:p>
          </table:table-cell>
          <table:table-cell office:value-type="float" office:value="0.00596078431372549">
            <text:p>0.0059607843</text:p>
          </table:table-cell>
          <table:table-cell office:value-type="float" office:value="8.76315789473684">
            <text:p>8.763157894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36.16">
            <text:p>36.16</text:p>
          </table:table-cell>
          <table:table-cell office:value-type="float" office:value="255">
            <text:p>255</text:p>
          </table:table-cell>
          <table:table-cell office:value-type="float" office:value="3579.44">
            <text:p>3579.44</text:p>
          </table:table-cell>
          <table:table-cell office:value-type="float" office:value="186.52">
            <text:p>186.52</text:p>
          </table:table-cell>
          <table:table-cell office:value-type="float" office:value="19.1906497962685">
            <text:p>19.1906497963</text:p>
          </table:table-cell>
          <table:table-cell office:value-type="float" office:value="0.141803921568627">
            <text:p>0.1418039216</text:p>
          </table:table-cell>
          <table:table-cell office:value-type="float" office:value="5.15818584070797">
            <text:p>5.15818584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2.05">
            <text:p>2.05</text:p>
          </table:table-cell>
          <table:table-cell office:value-type="float" office:value="255">
            <text:p>255</text:p>
          </table:table-cell>
          <table:table-cell office:value-type="float" office:value="202.65">
            <text:p>202.65</text:p>
          </table:table-cell>
          <table:table-cell office:value-type="float" office:value="54.09">
            <text:p>54.09</text:p>
          </table:table-cell>
          <table:table-cell office:value-type="float" office:value="3.7465335551858">
            <text:p>3.7465335552</text:p>
          </table:table-cell>
          <table:table-cell office:value-type="float" office:value="0.00803921568627451">
            <text:p>0.0080392157</text:p>
          </table:table-cell>
          <table:table-cell office:value-type="float" office:value="26.3853658536585">
            <text:p>26.385365853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3.72">
            <text:p>3.72</text:p>
          </table:table-cell>
          <table:table-cell office:value-type="float" office:value="255">
            <text:p>255</text:p>
          </table:table-cell>
          <table:table-cell office:value-type="float" office:value="367.88">
            <text:p>367.88</text:p>
          </table:table-cell>
          <table:table-cell office:value-type="float" office:value="0.46">
            <text:p>0.46</text:p>
          </table:table-cell>
          <table:table-cell office:value-type="float" office:value="799.739130434783">
            <text:p>799.7391304348</text:p>
          </table:table-cell>
          <table:table-cell office:value-type="float" office:value="0.0145882352941177">
            <text:p>0.0145882353</text:p>
          </table:table-cell>
          <table:table-cell office:value-type="float" office:value="0.123655913978495">
            <text:p>0.12365591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8.35">
            <text:p>8.35</text:p>
          </table:table-cell>
          <table:table-cell office:value-type="float" office:value="255">
            <text:p>255</text:p>
          </table:table-cell>
          <table:table-cell office:value-type="float" office:value="826.85">
            <text:p>826.85</text:p>
          </table:table-cell>
          <table:table-cell office:value-type="float" office:value="344.43">
            <text:p>344.43</text:p>
          </table:table-cell>
          <table:table-cell office:value-type="float" office:value="2.40063292976802">
            <text:p>2.4006329298</text:p>
          </table:table-cell>
          <table:table-cell office:value-type="float" office:value="0.0327450980392157">
            <text:p>0.032745098</text:p>
          </table:table-cell>
          <table:table-cell office:value-type="float" office:value="41.2491017964072">
            <text:p>41.24910179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.47">
            <text:p>1.47</text:p>
          </table:table-cell>
          <table:table-cell office:value-type="float" office:value="255">
            <text:p>255</text:p>
          </table:table-cell>
          <table:table-cell office:value-type="float" office:value="145.23">
            <text:p>145.23</text:p>
          </table:table-cell>
          <table:table-cell office:value-type="float" office:value="3.47">
            <text:p>3.47</text:p>
          </table:table-cell>
          <table:table-cell office:value-type="float" office:value="41.8530259365994">
            <text:p>41.8530259366</text:p>
          </table:table-cell>
          <table:table-cell office:value-type="float" office:value="0.00576470588235294">
            <text:p>0.0057647059</text:p>
          </table:table-cell>
          <table:table-cell office:value-type="float" office:value="2.36054421768707">
            <text:p>2.360544217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7.34">
            <text:p>7.34</text:p>
          </table:table-cell>
          <table:table-cell office:value-type="float" office:value="255">
            <text:p>255</text:p>
          </table:table-cell>
          <table:table-cell office:value-type="float" office:value="726.56">
            <text:p>726.56</text:p>
          </table:table-cell>
          <table:table-cell office:value-type="float" office:value="247.05">
            <text:p>247.05</text:p>
          </table:table-cell>
          <table:table-cell office:value-type="float" office:value="2.94094312892127">
            <text:p>2.9409431289</text:p>
          </table:table-cell>
          <table:table-cell office:value-type="float" office:value="0.0287843137254902">
            <text:p>0.0287843137</text:p>
          </table:table-cell>
          <table:table-cell office:value-type="float" office:value="33.658038147139">
            <text:p>33.658038147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1.25">
            <text:p>11.25</text:p>
          </table:table-cell>
          <table:table-cell office:value-type="float" office:value="255">
            <text:p>255</text:p>
          </table:table-cell>
          <table:table-cell office:value-type="float" office:value="1113.45">
            <text:p>1113.45</text:p>
          </table:table-cell>
          <table:table-cell office:value-type="float" office:value="14.38">
            <text:p>14.38</text:p>
          </table:table-cell>
          <table:table-cell office:value-type="float" office:value="77.4304589707928">
            <text:p>77.4304589708</text:p>
          </table:table-cell>
          <table:table-cell office:value-type="float" office:value="0.0441176470588235">
            <text:p>0.0441176471</text:p>
          </table:table-cell>
          <table:table-cell office:value-type="float" office:value="1.27822222222222">
            <text:p>1.278222222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7.74">
            <text:p>7.74</text:p>
          </table:table-cell>
          <table:table-cell office:value-type="float" office:value="255">
            <text:p>255</text:p>
          </table:table-cell>
          <table:table-cell office:value-type="float" office:value="766.36">
            <text:p>766.36</text:p>
          </table:table-cell>
          <table:table-cell office:value-type="float" office:value="325.08">
            <text:p>325.08</text:p>
          </table:table-cell>
          <table:table-cell office:value-type="float" office:value="2.35745047372954">
            <text:p>2.3574504737</text:p>
          </table:table-cell>
          <table:table-cell office:value-type="float" office:value="0.0303529411764706">
            <text:p>0.0303529412</text:p>
          </table:table-cell>
          <table:table-cell office:value-type="float" office:value="42">
            <text:p>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1.34">
            <text:p>1.34</text:p>
          </table:table-cell>
          <table:table-cell office:value-type="float" office:value="255">
            <text:p>255</text:p>
          </table:table-cell>
          <table:table-cell office:value-type="float" office:value="132.66">
            <text:p>132.66</text:p>
          </table:table-cell>
          <table:table-cell office:value-type="float" office:value="56.52">
            <text:p>56.52</text:p>
          </table:table-cell>
          <table:table-cell office:value-type="float" office:value="2.34713375796178">
            <text:p>2.347133758</text:p>
          </table:table-cell>
          <table:table-cell office:value-type="float" office:value="0.00525490196078431">
            <text:p>0.005254902</text:p>
          </table:table-cell>
          <table:table-cell office:value-type="float" office:value="42.1791044776119">
            <text:p>42.179104477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1.98">
            <text:p>1.98</text:p>
          </table:table-cell>
          <table:table-cell office:value-type="float" office:value="255">
            <text:p>255</text:p>
          </table:table-cell>
          <table:table-cell office:value-type="float" office:value="196.32">
            <text:p>196.32</text:p>
          </table:table-cell>
          <table:table-cell office:value-type="float" office:value="6.71">
            <text:p>6.71</text:p>
          </table:table-cell>
          <table:table-cell office:value-type="float" office:value="29.25782414307">
            <text:p>29.2578241431</text:p>
          </table:table-cell>
          <table:table-cell office:value-type="float" office:value="0.00776470588235294">
            <text:p>0.0077647059</text:p>
          </table:table-cell>
          <table:table-cell office:value-type="float" office:value="3.38888888888889">
            <text:p>3.388888888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8.01">
            <text:p>8.01</text:p>
          </table:table-cell>
          <table:table-cell office:value-type="float" office:value="255">
            <text:p>255</text:p>
          </table:table-cell>
          <table:table-cell office:value-type="float" office:value="793.39">
            <text:p>793.39</text:p>
          </table:table-cell>
          <table:table-cell office:value-type="float" office:value="55.3">
            <text:p>55.3</text:p>
          </table:table-cell>
          <table:table-cell office:value-type="float" office:value="14.3470162748644">
            <text:p>14.3470162749</text:p>
          </table:table-cell>
          <table:table-cell office:value-type="float" office:value="0.0314117647058824">
            <text:p>0.0314117647</text:p>
          </table:table-cell>
          <table:table-cell office:value-type="float" office:value="6.90387016229713">
            <text:p>6.903870162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6.42">
            <text:p>6.42</text:p>
          </table:table-cell>
          <table:table-cell office:value-type="float" office:value="255">
            <text:p>255</text:p>
          </table:table-cell>
          <table:table-cell office:value-type="float" office:value="635.88">
            <text:p>635.88</text:p>
          </table:table-cell>
          <table:table-cell office:value-type="float" office:value="201.03">
            <text:p>201.03</text:p>
          </table:table-cell>
          <table:table-cell office:value-type="float" office:value="3.16310998358454">
            <text:p>3.1631099836</text:p>
          </table:table-cell>
          <table:table-cell office:value-type="float" office:value="0.0251764705882353">
            <text:p>0.0251764706</text:p>
          </table:table-cell>
          <table:table-cell office:value-type="float" office:value="31.3130841121495">
            <text:p>31.313084112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1.53">
            <text:p>1.53</text:p>
          </table:table-cell>
          <table:table-cell office:value-type="float" office:value="255">
            <text:p>255</text:p>
          </table:table-cell>
          <table:table-cell office:value-type="float" office:value="151.07">
            <text:p>151.07</text:p>
          </table:table-cell>
          <table:table-cell office:value-type="float" office:value="12.97">
            <text:p>12.97</text:p>
          </table:table-cell>
          <table:table-cell office:value-type="float" office:value="11.6476484194295">
            <text:p>11.6476484194</text:p>
          </table:table-cell>
          <table:table-cell office:value-type="float" office:value="0.006">
            <text:p>0.006</text:p>
          </table:table-cell>
          <table:table-cell office:value-type="float" office:value="8.47712418300654">
            <text:p>8.47712418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7.32">
            <text:p>7.32</text:p>
          </table:table-cell>
          <table:table-cell office:value-type="float" office:value="255">
            <text:p>255</text:p>
          </table:table-cell>
          <table:table-cell office:value-type="float" office:value="724.68">
            <text:p>724.68</text:p>
          </table:table-cell>
          <table:table-cell office:value-type="float" office:value="323.69">
            <text:p>323.69</text:p>
          </table:table-cell>
          <table:table-cell office:value-type="float" office:value="2.2388087367543">
            <text:p>2.2388087368</text:p>
          </table:table-cell>
          <table:table-cell office:value-type="float" office:value="0.0287058823529412">
            <text:p>0.0287058824</text:p>
          </table:table-cell>
          <table:table-cell office:value-type="float" office:value="44.2199453551913">
            <text:p>44.219945355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7.4">
            <text:p>7.4</text:p>
          </table:table-cell>
          <table:table-cell office:value-type="float" office:value="255">
            <text:p>255</text:p>
          </table:table-cell>
          <table:table-cell office:value-type="float" office:value="732.4">
            <text:p>732.4</text:p>
          </table:table-cell>
          <table:table-cell office:value-type="float" office:value="118.74">
            <text:p>118.74</text:p>
          </table:table-cell>
          <table:table-cell office:value-type="float" office:value="6.16809836617821">
            <text:p>6.1680983662</text:p>
          </table:table-cell>
          <table:table-cell office:value-type="float" office:value="0.0290196078431373">
            <text:p>0.0290196078</text:p>
          </table:table-cell>
          <table:table-cell office:value-type="float" office:value="16.045945945946">
            <text:p>16.04594594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98.2">
            <text:p>198.2</text:p>
          </table:table-cell>
          <table:table-cell office:value-type="float" office:value="56.52">
            <text:p>56.52</text:p>
          </table:table-cell>
          <table:table-cell office:value-type="float" office:value="3.50672328379335">
            <text:p>3.5067232838</text:p>
          </table:table-cell>
          <table:table-cell office:value-type="float" office:value="0.00784313725490196">
            <text:p>0.0078431373</text:p>
          </table:table-cell>
          <table:table-cell office:value-type="float" office:value="28.26">
            <text:p>28.26</text:p>
          </table:table-cell>
          <table:table-cell table:number-columns-repeated="1015"/>
        </table:table-row>
        <table:table-row table:style-name="ro2">
          <table:table-cell office:value-type="string">
            <text:p>6499</text:p>
          </table:table-cell>
          <table:table-cell office:value-type="string">
            <text:p>6087</text:p>
          </table:table-cell>
          <table:table-cell office:value-type="float" office:value="7.48">
            <text:p>7.48</text:p>
          </table:table-cell>
          <table:table-cell office:value-type="float" office:value="8">
            <text:p>8</text:p>
          </table:table-cell>
          <table:table-cell office:value-type="float" office:value="740.32">
            <text:p>740.32</text:p>
          </table:table-cell>
          <table:table-cell office:value-type="float" office:value="89.1">
            <text:p>89.1</text:p>
          </table:table-cell>
          <table:table-cell office:value-type="float" office:value="8.30886644219978">
            <text:p>8.3088664422</text:p>
          </table:table-cell>
          <table:table-cell office:value-type="float" office:value="0.935">
            <text:p>0.935</text:p>
          </table:table-cell>
          <table:table-cell office:value-type="float" office:value="11.9117647058824">
            <text:p>11.91176470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13.69">
            <text:p>13.69</text:p>
          </table:table-cell>
          <table:table-cell office:value-type="float" office:value="11">
            <text:p>11</text:p>
          </table:table-cell>
          <table:table-cell office:value-type="float" office:value="1354.91">
            <text:p>1354.91</text:p>
          </table:table-cell>
          <table:table-cell office:value-type="float" office:value="184.82">
            <text:p>184.82</text:p>
          </table:table-cell>
          <table:table-cell office:value-type="float" office:value="7.33097067416946">
            <text:p>7.3309706742</text:p>
          </table:table-cell>
          <table:table-cell office:value-type="float" office:value="1.24454545454545">
            <text:p>1.2445454545</text:p>
          </table:table-cell>
          <table:table-cell office:value-type="float" office:value="13.500365230095">
            <text:p>13.50036523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7.22">
            <text:p>7.22</text:p>
          </table:table-cell>
          <table:table-cell office:value-type="float" office:value="8">
            <text:p>8</text:p>
          </table:table-cell>
          <table:table-cell office:value-type="float" office:value="715.08">
            <text:p>715.08</text:p>
          </table:table-cell>
          <table:table-cell office:value-type="float" office:value="91.08">
            <text:p>91.08</text:p>
          </table:table-cell>
          <table:table-cell office:value-type="float" office:value="7.85111989459816">
            <text:p>7.8511198946</text:p>
          </table:table-cell>
          <table:table-cell office:value-type="float" office:value="0.9025">
            <text:p>0.9025</text:p>
          </table:table-cell>
          <table:table-cell office:value-type="float" office:value="12.6149584487535">
            <text:p>12.614958448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11.27">
            <text:p>11.27</text:p>
          </table:table-cell>
          <table:table-cell office:value-type="float" office:value="9">
            <text:p>9</text:p>
          </table:table-cell>
          <table:table-cell office:value-type="float" office:value="1115.33">
            <text:p>1115.33</text:p>
          </table:table-cell>
          <table:table-cell office:value-type="float" office:value="88.74">
            <text:p>88.74</text:p>
          </table:table-cell>
          <table:table-cell office:value-type="float" office:value="12.5685147622267">
            <text:p>12.5685147622</text:p>
          </table:table-cell>
          <table:table-cell office:value-type="float" office:value="1.25222222222222">
            <text:p>1.2522222222</text:p>
          </table:table-cell>
          <table:table-cell office:value-type="float" office:value="7.87400177462289">
            <text:p>7.874001774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10.79">
            <text:p>10.79</text:p>
          </table:table-cell>
          <table:table-cell office:value-type="float" office:value="15">
            <text:p>15</text:p>
          </table:table-cell>
          <table:table-cell office:value-type="float" office:value="1068.21">
            <text:p>1068.21</text:p>
          </table:table-cell>
          <table:table-cell office:value-type="float" office:value="119.95">
            <text:p>119.95</text:p>
          </table:table-cell>
          <table:table-cell office:value-type="float" office:value="8.90546060858691">
            <text:p>8.9054606086</text:p>
          </table:table-cell>
          <table:table-cell office:value-type="float" office:value="0.719333333333333">
            <text:p>0.7193333333</text:p>
          </table:table-cell>
          <table:table-cell office:value-type="float" office:value="11.1167747914736">
            <text:p>11.116774791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15.37">
            <text:p>15.37</text:p>
          </table:table-cell>
          <table:table-cell office:value-type="float" office:value="10">
            <text:p>10</text:p>
          </table:table-cell>
          <table:table-cell office:value-type="float" office:value="1521.33">
            <text:p>1521.33</text:p>
          </table:table-cell>
          <table:table-cell office:value-type="float" office:value="88.7">
            <text:p>88.7</text:p>
          </table:table-cell>
          <table:table-cell office:value-type="float" office:value="17.1514092446449">
            <text:p>17.1514092446</text:p>
          </table:table-cell>
          <table:table-cell office:value-type="float" office:value="1.537">
            <text:p>1.537</text:p>
          </table:table-cell>
          <table:table-cell office:value-type="float" office:value="5.77098243331165">
            <text:p>5.77098243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7.43">
            <text:p>7.43</text:p>
          </table:table-cell>
          <table:table-cell office:value-type="float" office:value="255">
            <text:p>255</text:p>
          </table:table-cell>
          <table:table-cell office:value-type="float" office:value="735.17">
            <text:p>735.17</text:p>
          </table:table-cell>
          <table:table-cell office:value-type="float" office:value="118.74">
            <text:p>118.74</text:p>
          </table:table-cell>
          <table:table-cell office:value-type="float" office:value="6.19142664645444">
            <text:p>6.1914266465</text:p>
          </table:table-cell>
          <table:table-cell office:value-type="float" office:value="0.0291372549019608">
            <text:p>0.0291372549</text:p>
          </table:table-cell>
          <table:table-cell office:value-type="float" office:value="15.9811574697174">
            <text:p>15.981157469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11.87">
            <text:p>11.87</text:p>
          </table:table-cell>
          <table:table-cell office:value-type="float" office:value="13">
            <text:p>13</text:p>
          </table:table-cell>
          <table:table-cell office:value-type="float" office:value="1175.33">
            <text:p>1175.33</text:p>
          </table:table-cell>
          <table:table-cell office:value-type="float" office:value="207.64">
            <text:p>207.64</text:p>
          </table:table-cell>
          <table:table-cell office:value-type="float" office:value="5.66042188403005">
            <text:p>5.660421884</text:p>
          </table:table-cell>
          <table:table-cell office:value-type="float" office:value="0.913076923076923">
            <text:p>0.9130769231</text:p>
          </table:table-cell>
          <table:table-cell office:value-type="float" office:value="17.4928390901432">
            <text:p>17.49283909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9.36">
            <text:p>9.36</text:p>
          </table:table-cell>
          <table:table-cell office:value-type="float" office:value="11">
            <text:p>11</text:p>
          </table:table-cell>
          <table:table-cell office:value-type="float" office:value="926.74">
            <text:p>926.74</text:p>
          </table:table-cell>
          <table:table-cell office:value-type="float" office:value="71.62">
            <text:p>71.62</text:p>
          </table:table-cell>
          <table:table-cell office:value-type="float" office:value="12.9396816531695">
            <text:p>12.9396816532</text:p>
          </table:table-cell>
          <table:table-cell office:value-type="float" office:value="0.850909090909091">
            <text:p>0.8509090909</text:p>
          </table:table-cell>
          <table:table-cell office:value-type="float" office:value="7.6517094017094">
            <text:p>7.651709401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5.15">
            <text:p>5.15</text:p>
          </table:table-cell>
          <table:table-cell office:value-type="float" office:value="1">
            <text:p>1</text:p>
          </table:table-cell>
          <table:table-cell office:value-type="float" office:value="509.55">
            <text:p>509.55</text:p>
          </table:table-cell>
          <table:table-cell office:value-type="float" office:value="139.2">
            <text:p>139.2</text:p>
          </table:table-cell>
          <table:table-cell office:value-type="float" office:value="3.66056034482759">
            <text:p>3.6605603448</text:p>
          </table:table-cell>
          <table:table-cell office:value-type="float" office:value="5.15">
            <text:p>5.15</text:p>
          </table:table-cell>
          <table:table-cell office:value-type="float" office:value="27.0291262135922">
            <text:p>27.02912621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office:value-type="float" office:value="223.24">
            <text:p>223.24</text:p>
          </table:table-cell>
          <table:table-cell office:value-type="float" office:value="139.11">
            <text:p>139.11</text:p>
          </table:table-cell>
          <table:table-cell office:value-type="float" office:value="1.60477320106391">
            <text:p>1.6047732011</text:p>
          </table:table-cell>
          <table:table-cell office:value-type="float" office:value="2.25">
            <text:p>2.25</text:p>
          </table:table-cell>
          <table:table-cell office:value-type="float" office:value="61.8266666666667">
            <text:p>61.82666666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12.61">
            <text:p>12.61</text:p>
          </table:table-cell>
          <table:table-cell office:value-type="float" office:value="10">
            <text:p>10</text:p>
          </table:table-cell>
          <table:table-cell office:value-type="float" office:value="1248.69">
            <text:p>1248.69</text:p>
          </table:table-cell>
          <table:table-cell office:value-type="float" office:value="202.27">
            <text:p>202.27</text:p>
          </table:table-cell>
          <table:table-cell office:value-type="float" office:value="6.17338211301725">
            <text:p>6.173382113</text:p>
          </table:table-cell>
          <table:table-cell office:value-type="float" office:value="1.261">
            <text:p>1.261</text:p>
          </table:table-cell>
          <table:table-cell office:value-type="float" office:value="16.0404440919905">
            <text:p>16.0404440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3.17">
            <text:p>13.17</text:p>
          </table:table-cell>
          <table:table-cell office:value-type="float" office:value="8">
            <text:p>8</text:p>
          </table:table-cell>
          <table:table-cell office:value-type="float" office:value="1303.43">
            <text:p>1303.43</text:p>
          </table:table-cell>
          <table:table-cell office:value-type="float" office:value="202.2">
            <text:p>202.2</text:p>
          </table:table-cell>
          <table:table-cell office:value-type="float" office:value="6.44624134520277">
            <text:p>6.4462413452</text:p>
          </table:table-cell>
          <table:table-cell office:value-type="float" office:value="1.64625">
            <text:p>1.64625</text:p>
          </table:table-cell>
          <table:table-cell office:value-type="float" office:value="15.3530751708428">
            <text:p>15.353075170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10.34">
            <text:p>10.34</text:p>
          </table:table-cell>
          <table:table-cell office:value-type="float" office:value="8">
            <text:p>8</text:p>
          </table:table-cell>
          <table:table-cell office:value-type="float" office:value="1023.36">
            <text:p>1023.36</text:p>
          </table:table-cell>
          <table:table-cell office:value-type="float" office:value="74.21">
            <text:p>74.21</text:p>
          </table:table-cell>
          <table:table-cell office:value-type="float" office:value="13.7900552486188">
            <text:p>13.7900552486</text:p>
          </table:table-cell>
          <table:table-cell office:value-type="float" office:value="1.2925">
            <text:p>1.2925</text:p>
          </table:table-cell>
          <table:table-cell office:value-type="float" office:value="7.17698259187621">
            <text:p>7.176982591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6.9">
            <text:p>6.9</text:p>
          </table:table-cell>
          <table:table-cell office:value-type="float" office:value="11">
            <text:p>11</text:p>
          </table:table-cell>
          <table:table-cell office:value-type="float" office:value="683.2">
            <text:p>683.2</text:p>
          </table:table-cell>
          <table:table-cell office:value-type="float" office:value="122.55">
            <text:p>122.55</text:p>
          </table:table-cell>
          <table:table-cell office:value-type="float" office:value="5.57486740106079">
            <text:p>5.5748674011</text:p>
          </table:table-cell>
          <table:table-cell office:value-type="float" office:value="0.627272727272727">
            <text:p>0.6272727273</text:p>
          </table:table-cell>
          <table:table-cell office:value-type="float" office:value="17.7608695652174">
            <text:p>17.760869565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9.41">
            <text:p>9.41</text:p>
          </table:table-cell>
          <table:table-cell office:value-type="float" office:value="10">
            <text:p>10</text:p>
          </table:table-cell>
          <table:table-cell office:value-type="float" office:value="931.29">
            <text:p>931.29</text:p>
          </table:table-cell>
          <table:table-cell office:value-type="float" office:value="27.19">
            <text:p>27.19</text:p>
          </table:table-cell>
          <table:table-cell office:value-type="float" office:value="34.2511952923869">
            <text:p>34.2511952924</text:p>
          </table:table-cell>
          <table:table-cell office:value-type="float" office:value="0.941">
            <text:p>0.941</text:p>
          </table:table-cell>
          <table:table-cell office:value-type="float" office:value="2.88947927736451">
            <text:p>2.889479277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7.75">
            <text:p>7.75</text:p>
          </table:table-cell>
          <table:table-cell office:value-type="float" office:value="10">
            <text:p>10</text:p>
          </table:table-cell>
          <table:table-cell office:value-type="float" office:value="767.15">
            <text:p>767.15</text:p>
          </table:table-cell>
          <table:table-cell office:value-type="float" office:value="95.53">
            <text:p>95.53</text:p>
          </table:table-cell>
          <table:table-cell office:value-type="float" office:value="8.03046163508845">
            <text:p>8.0304616351</text:p>
          </table:table-cell>
          <table:table-cell office:value-type="float" office:value="0.775">
            <text:p>0.775</text:p>
          </table:table-cell>
          <table:table-cell office:value-type="float" office:value="12.3264516129032">
            <text:p>12.32645161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6.62">
            <text:p>6.62</text:p>
          </table:table-cell>
          <table:table-cell office:value-type="float" office:value="10">
            <text:p>10</text:p>
          </table:table-cell>
          <table:table-cell office:value-type="float" office:value="655.68">
            <text:p>655.68</text:p>
          </table:table-cell>
          <table:table-cell office:value-type="float" office:value="128.99">
            <text:p>128.99</text:p>
          </table:table-cell>
          <table:table-cell office:value-type="float" office:value="5.08318474300333">
            <text:p>5.083184743</text:p>
          </table:table-cell>
          <table:table-cell office:value-type="float" office:value="0.662">
            <text:p>0.662</text:p>
          </table:table-cell>
          <table:table-cell office:value-type="float" office:value="19.4848942598187">
            <text:p>19.48489425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24.63">
            <text:p>24.63</text:p>
          </table:table-cell>
          <table:table-cell office:value-type="float" office:value="13">
            <text:p>13</text:p>
          </table:table-cell>
          <table:table-cell office:value-type="float" office:value="2438.67">
            <text:p>2438.67</text:p>
          </table:table-cell>
          <table:table-cell office:value-type="float" office:value="85.93">
            <text:p>85.93</text:p>
          </table:table-cell>
          <table:table-cell office:value-type="float" office:value="28.3797276853253">
            <text:p>28.3797276853</text:p>
          </table:table-cell>
          <table:table-cell office:value-type="float" office:value="1.89461538461539">
            <text:p>1.8946153846</text:p>
          </table:table-cell>
          <table:table-cell office:value-type="float" office:value="3.4888347543646">
            <text:p>3.48883475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7.37">
            <text:p>7.37</text:p>
          </table:table-cell>
          <table:table-cell office:value-type="float" office:value="12">
            <text:p>12</text:p>
          </table:table-cell>
          <table:table-cell office:value-type="float" office:value="729.73">
            <text:p>729.73</text:p>
          </table:table-cell>
          <table:table-cell office:value-type="float" office:value="89.21">
            <text:p>89.21</text:p>
          </table:table-cell>
          <table:table-cell office:value-type="float" office:value="8.17991256585585">
            <text:p>8.1799125659</text:p>
          </table:table-cell>
          <table:table-cell office:value-type="float" office:value="0.614166666666667">
            <text:p>0.6141666667</text:p>
          </table:table-cell>
          <table:table-cell office:value-type="float" office:value="12.1044776119403">
            <text:p>12.104477611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13.52">
            <text:p>13.52</text:p>
          </table:table-cell>
          <table:table-cell office:value-type="float" office:value="9">
            <text:p>9</text:p>
          </table:table-cell>
          <table:table-cell office:value-type="float" office:value="1338.08">
            <text:p>1338.08</text:p>
          </table:table-cell>
          <table:table-cell office:value-type="float" office:value="226.24">
            <text:p>226.24</text:p>
          </table:table-cell>
          <table:table-cell office:value-type="float" office:value="5.91442715700141">
            <text:p>5.914427157</text:p>
          </table:table-cell>
          <table:table-cell office:value-type="float" office:value="1.50222222222222">
            <text:p>1.5022222222</text:p>
          </table:table-cell>
          <table:table-cell office:value-type="float" office:value="16.7337278106509">
            <text:p>16.73372781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6.81">
            <text:p>6.81</text:p>
          </table:table-cell>
          <table:table-cell office:value-type="float" office:value="8">
            <text:p>8</text:p>
          </table:table-cell>
          <table:table-cell office:value-type="float" office:value="673.79">
            <text:p>673.79</text:p>
          </table:table-cell>
          <table:table-cell office:value-type="float" office:value="119.79">
            <text:p>119.79</text:p>
          </table:table-cell>
          <table:table-cell office:value-type="float" office:value="5.62475999666082">
            <text:p>5.6247599967</text:p>
          </table:table-cell>
          <table:table-cell office:value-type="float" office:value="0.85125">
            <text:p>0.85125</text:p>
          </table:table-cell>
          <table:table-cell office:value-type="float" office:value="17.5903083700441">
            <text:p>17.5903083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13.01">
            <text:p>13.01</text:p>
          </table:table-cell>
          <table:table-cell office:value-type="float" office:value="11">
            <text:p>11</text:p>
          </table:table-cell>
          <table:table-cell office:value-type="float" office:value="1287.69">
            <text:p>1287.69</text:p>
          </table:table-cell>
          <table:table-cell office:value-type="float" office:value="192.59">
            <text:p>192.59</text:p>
          </table:table-cell>
          <table:table-cell office:value-type="float" office:value="6.68617269847863">
            <text:p>6.6861726985</text:p>
          </table:table-cell>
          <table:table-cell office:value-type="float" office:value="1.18272727272727">
            <text:p>1.1827272727</text:p>
          </table:table-cell>
          <table:table-cell office:value-type="float" office:value="14.8032282859339">
            <text:p>14.80322828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7.05">
            <text:p>7.05</text:p>
          </table:table-cell>
          <table:table-cell office:value-type="float" office:value="8">
            <text:p>8</text:p>
          </table:table-cell>
          <table:table-cell office:value-type="float" office:value="698.35">
            <text:p>698.35</text:p>
          </table:table-cell>
          <table:table-cell office:value-type="float" office:value="128.76">
            <text:p>128.76</text:p>
          </table:table-cell>
          <table:table-cell office:value-type="float" office:value="5.42365641503573">
            <text:p>5.423656415</text:p>
          </table:table-cell>
          <table:table-cell office:value-type="float" office:value="0.88125">
            <text:p>0.88125</text:p>
          </table:table-cell>
          <table:table-cell office:value-type="float" office:value="18.263829787234">
            <text:p>18.263829787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4.56">
            <text:p>14.56</text:p>
          </table:table-cell>
          <table:table-cell office:value-type="float" office:value="10">
            <text:p>10</text:p>
          </table:table-cell>
          <table:table-cell office:value-type="float" office:value="1441.04">
            <text:p>1441.04</text:p>
          </table:table-cell>
          <table:table-cell office:value-type="float" office:value="206.88">
            <text:p>206.88</text:p>
          </table:table-cell>
          <table:table-cell office:value-type="float" office:value="6.96558391337974">
            <text:p>6.9655839134</text:p>
          </table:table-cell>
          <table:table-cell office:value-type="float" office:value="1.456">
            <text:p>1.456</text:p>
          </table:table-cell>
          <table:table-cell office:value-type="float" office:value="14.2087912087912">
            <text:p>14.208791208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089">
            <text:p>1089</text:p>
          </table:table-cell>
          <table:table-cell office:value-type="float" office:value="88.49">
            <text:p>88.49</text:p>
          </table:table-cell>
          <table:table-cell office:value-type="float" office:value="12.3064753079444">
            <text:p>12.3064753079</text:p>
          </table:table-cell>
          <table:table-cell office:value-type="float" office:value="1.1">
            <text:p>1.1</text:p>
          </table:table-cell>
          <table:table-cell office:value-type="float" office:value="8.04454545454546">
            <text:p>8.04454545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6.9">
            <text:p>6.9</text:p>
          </table:table-cell>
          <table:table-cell office:value-type="float" office:value="10">
            <text:p>10</text:p>
          </table:table-cell>
          <table:table-cell office:value-type="float" office:value="682.7">
            <text:p>682.7</text:p>
          </table:table-cell>
          <table:table-cell office:value-type="float" office:value="122.24">
            <text:p>122.24</text:p>
          </table:table-cell>
          <table:table-cell office:value-type="float" office:value="5.58491492146597">
            <text:p>5.5849149215</text:p>
          </table:table-cell>
          <table:table-cell office:value-type="float" office:value="0.69">
            <text:p>0.69</text:p>
          </table:table-cell>
          <table:table-cell office:value-type="float" office:value="17.7159420289855">
            <text:p>17.7159420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7.43">
            <text:p>7.43</text:p>
          </table:table-cell>
          <table:table-cell office:value-type="float" office:value="12">
            <text:p>12</text:p>
          </table:table-cell>
          <table:table-cell office:value-type="float" office:value="736.06">
            <text:p>736.06</text:p>
          </table:table-cell>
          <table:table-cell office:value-type="float" office:value="89.05">
            <text:p>89.05</text:p>
          </table:table-cell>
          <table:table-cell office:value-type="float" office:value="8.26569343065694">
            <text:p>8.2656934307</text:p>
          </table:table-cell>
          <table:table-cell office:value-type="float" office:value="0.619166666666666">
            <text:p>0.6191666667</text:p>
          </table:table-cell>
          <table:table-cell office:value-type="float" office:value="11.9851951547779">
            <text:p>11.985195154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12.1">
            <text:p>12.1</text:p>
          </table:table-cell>
          <table:table-cell office:value-type="float" office:value="13">
            <text:p>13</text:p>
          </table:table-cell>
          <table:table-cell office:value-type="float" office:value="1197.8">
            <text:p>1197.8</text:p>
          </table:table-cell>
          <table:table-cell office:value-type="float" office:value="85.42">
            <text:p>85.42</text:p>
          </table:table-cell>
          <table:table-cell office:value-type="float" office:value="14.0224771716226">
            <text:p>14.0224771716</text:p>
          </table:table-cell>
          <table:table-cell office:value-type="float" office:value="0.930769230769231">
            <text:p>0.9307692308</text:p>
          </table:table-cell>
          <table:table-cell office:value-type="float" office:value="7.05950413223141">
            <text:p>7.059504132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6.26">
            <text:p>6.26</text:p>
          </table:table-cell>
          <table:table-cell office:value-type="float" office:value="12">
            <text:p>12</text:p>
          </table:table-cell>
          <table:table-cell office:value-type="float" office:value="619.64">
            <text:p>619.64</text:p>
          </table:table-cell>
          <table:table-cell office:value-type="float" office:value="128.59">
            <text:p>128.59</text:p>
          </table:table-cell>
          <table:table-cell office:value-type="float" office:value="4.81872618399565">
            <text:p>4.818726184</text:p>
          </table:table-cell>
          <table:table-cell office:value-type="float" office:value="0.521666666666667">
            <text:p>0.5216666667</text:p>
          </table:table-cell>
          <table:table-cell office:value-type="float" office:value="20.5415335463259">
            <text:p>20.54153354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13.09">
            <text:p>13.09</text:p>
          </table:table-cell>
          <table:table-cell office:value-type="float" office:value="11">
            <text:p>11</text:p>
          </table:table-cell>
          <table:table-cell office:value-type="float" office:value="1296.11">
            <text:p>1296.11</text:p>
          </table:table-cell>
          <table:table-cell office:value-type="float" office:value="205.44">
            <text:p>205.44</text:p>
          </table:table-cell>
          <table:table-cell office:value-type="float" office:value="6.30894665109034">
            <text:p>6.3089466511</text:p>
          </table:table-cell>
          <table:table-cell office:value-type="float" office:value="1.19">
            <text:p>1.19</text:p>
          </table:table-cell>
          <table:table-cell office:value-type="float" office:value="15.694423223835">
            <text:p>15.69442322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7.07">
            <text:p>7.07</text:p>
          </table:table-cell>
          <table:table-cell office:value-type="float" office:value="9">
            <text:p>9</text:p>
          </table:table-cell>
          <table:table-cell office:value-type="float" office:value="699.73">
            <text:p>699.73</text:p>
          </table:table-cell>
          <table:table-cell office:value-type="float" office:value="88.27">
            <text:p>88.27</text:p>
          </table:table-cell>
          <table:table-cell office:value-type="float" office:value="7.9271553189079">
            <text:p>7.9271553189</text:p>
          </table:table-cell>
          <table:table-cell office:value-type="float" office:value="0.785555555555556">
            <text:p>0.7855555556</text:p>
          </table:table-cell>
          <table:table-cell office:value-type="float" office:value="12.4851485148515">
            <text:p>12.485148514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7.64">
            <text:p>7.64</text:p>
          </table:table-cell>
          <table:table-cell office:value-type="float" office:value="8">
            <text:p>8</text:p>
          </table:table-cell>
          <table:table-cell office:value-type="float" office:value="756.66">
            <text:p>756.66</text:p>
          </table:table-cell>
          <table:table-cell office:value-type="float" office:value="118.5">
            <text:p>118.5</text:p>
          </table:table-cell>
          <table:table-cell office:value-type="float" office:value="6.3853164556962">
            <text:p>6.3853164557</text:p>
          </table:table-cell>
          <table:table-cell office:value-type="float" office:value="0.955">
            <text:p>0.955</text:p>
          </table:table-cell>
          <table:table-cell office:value-type="float" office:value="15.5104712041885">
            <text:p>15.5104712042</text:p>
          </table:table-cell>
          <table:table-cell table:number-columns-repeated="1015"/>
        </table:table-row>
        <table:table-row table:style-name="ro2">
          <table:table-cell office:value-type="string">
            <text:p>6501</text:p>
          </table:table-cell>
          <table:table-cell office:value-type="string">
            <text:p>6182</text:p>
          </table:table-cell>
          <table:table-cell office:value-type="float" office:value="11.9">
            <text:p>11.9</text:p>
          </table:table-cell>
          <table:table-cell office:value-type="float" office:value="9">
            <text:p>9</text:p>
          </table:table-cell>
          <table:table-cell office:value-type="float" office:value="1178.4">
            <text:p>1178.4</text:p>
          </table:table-cell>
          <table:table-cell office:value-type="float" office:value="344.93">
            <text:p>344.93</text:p>
          </table:table-cell>
          <table:table-cell office:value-type="float" office:value="3.41634534543241">
            <text:p>3.4163453454</text:p>
          </table:table-cell>
          <table:table-cell office:value-type="float" office:value="1.32222222222222">
            <text:p>1.3222222222</text:p>
          </table:table-cell>
          <table:table-cell office:value-type="float" office:value="28.9857142857143">
            <text:p>28.985714285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9.95">
            <text:p>9.95</text:p>
          </table:table-cell>
          <table:table-cell office:value-type="float" office:value="6">
            <text:p>6</text:p>
          </table:table-cell>
          <table:table-cell office:value-type="float" office:value="985.05">
            <text:p>985.05</text:p>
          </table:table-cell>
          <table:table-cell office:value-type="float" office:value="168">
            <text:p>168</text:p>
          </table:table-cell>
          <table:table-cell office:value-type="float" office:value="5.86339285714286">
            <text:p>5.8633928571</text:p>
          </table:table-cell>
          <table:table-cell office:value-type="float" office:value="1.65833333333333">
            <text:p>1.6583333333</text:p>
          </table:table-cell>
          <table:table-cell office:value-type="float" office:value="16.8844221105528">
            <text:p>16.88442211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6.78">
            <text:p>6.78</text:p>
          </table:table-cell>
          <table:table-cell office:value-type="float" office:value="11">
            <text:p>11</text:p>
          </table:table-cell>
          <table:table-cell office:value-type="float" office:value="671.42">
            <text:p>671.42</text:p>
          </table:table-cell>
          <table:table-cell office:value-type="float" office:value="165.46">
            <text:p>165.46</text:p>
          </table:table-cell>
          <table:table-cell office:value-type="float" office:value="4.05789919013659">
            <text:p>4.0578991901</text:p>
          </table:table-cell>
          <table:table-cell office:value-type="float" office:value="0.616363636363636">
            <text:p>0.6163636364</text:p>
          </table:table-cell>
          <table:table-cell office:value-type="float" office:value="24.4041297935103">
            <text:p>24.40412979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4.73">
            <text:p>4.73</text:p>
          </table:table-cell>
          <table:table-cell office:value-type="float" office:value="9">
            <text:p>9</text:p>
          </table:table-cell>
          <table:table-cell office:value-type="float" office:value="468.07">
            <text:p>468.07</text:p>
          </table:table-cell>
          <table:table-cell office:value-type="float" office:value="217.37">
            <text:p>217.37</text:p>
          </table:table-cell>
          <table:table-cell office:value-type="float" office:value="2.15333302663661">
            <text:p>2.1533330266</text:p>
          </table:table-cell>
          <table:table-cell office:value-type="float" office:value="0.525555555555556">
            <text:p>0.5255555556</text:p>
          </table:table-cell>
          <table:table-cell office:value-type="float" office:value="45.9556025369979">
            <text:p>45.95560253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7.11">
            <text:p>7.11</text:p>
          </table:table-cell>
          <table:table-cell office:value-type="float" office:value="10">
            <text:p>10</text:p>
          </table:table-cell>
          <table:table-cell office:value-type="float" office:value="704.09">
            <text:p>704.09</text:p>
          </table:table-cell>
          <table:table-cell office:value-type="float" office:value="164.6">
            <text:p>164.6</text:p>
          </table:table-cell>
          <table:table-cell office:value-type="float" office:value="4.27758201701094">
            <text:p>4.277582017</text:p>
          </table:table-cell>
          <table:table-cell office:value-type="float" office:value="0.711">
            <text:p>0.711</text:p>
          </table:table-cell>
          <table:table-cell office:value-type="float" office:value="23.1504922644163">
            <text:p>23.15049226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6.27">
            <text:p>6.27</text:p>
          </table:table-cell>
          <table:table-cell office:value-type="float" office:value="255">
            <text:p>255</text:p>
          </table:table-cell>
          <table:table-cell office:value-type="float" office:value="620.43">
            <text:p>620.43</text:p>
          </table:table-cell>
          <table:table-cell office:value-type="float" office:value="213.85">
            <text:p>213.85</text:p>
          </table:table-cell>
          <table:table-cell office:value-type="float" office:value="2.90123918634557">
            <text:p>2.9012391863</text:p>
          </table:table-cell>
          <table:table-cell office:value-type="float" office:value="0.0245882352941176">
            <text:p>0.0245882353</text:p>
          </table:table-cell>
          <table:table-cell office:value-type="float" office:value="34.1068580542265">
            <text:p>34.10685805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7.75">
            <text:p>7.75</text:p>
          </table:table-cell>
          <table:table-cell office:value-type="float" office:value="9">
            <text:p>9</text:p>
          </table:table-cell>
          <table:table-cell office:value-type="float" office:value="766.95">
            <text:p>766.95</text:p>
          </table:table-cell>
          <table:table-cell office:value-type="float" office:value="136.53">
            <text:p>136.53</text:p>
          </table:table-cell>
          <table:table-cell office:value-type="float" office:value="5.61744671500769">
            <text:p>5.617446715</text:p>
          </table:table-cell>
          <table:table-cell office:value-type="float" office:value="0.861111111111111">
            <text:p>0.8611111111</text:p>
          </table:table-cell>
          <table:table-cell office:value-type="float" office:value="17.6167741935484">
            <text:p>17.61677419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6.87">
            <text:p>6.87</text:p>
          </table:table-cell>
          <table:table-cell office:value-type="float" office:value="13">
            <text:p>13</text:p>
          </table:table-cell>
          <table:table-cell office:value-type="float" office:value="680.13">
            <text:p>680.13</text:p>
          </table:table-cell>
          <table:table-cell office:value-type="float" office:value="198.86">
            <text:p>198.86</text:p>
          </table:table-cell>
          <table:table-cell office:value-type="float" office:value="3.42014482550538">
            <text:p>3.4201448255</text:p>
          </table:table-cell>
          <table:table-cell office:value-type="float" office:value="0.528461538461538">
            <text:p>0.5284615385</text:p>
          </table:table-cell>
          <table:table-cell office:value-type="float" office:value="28.9461426491994">
            <text:p>28.94614264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8.07">
            <text:p>8.07</text:p>
          </table:table-cell>
          <table:table-cell office:value-type="float" office:value="13">
            <text:p>13</text:p>
          </table:table-cell>
          <table:table-cell office:value-type="float" office:value="799.33">
            <text:p>799.33</text:p>
          </table:table-cell>
          <table:table-cell office:value-type="float" office:value="198.9">
            <text:p>198.9</text:p>
          </table:table-cell>
          <table:table-cell office:value-type="float" office:value="4.01875314228255">
            <text:p>4.0187531423</text:p>
          </table:table-cell>
          <table:table-cell office:value-type="float" office:value="0.620769230769231">
            <text:p>0.6207692308</text:p>
          </table:table-cell>
          <table:table-cell office:value-type="float" office:value="24.6468401486989">
            <text:p>24.646840148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7.86">
            <text:p>7.86</text:p>
          </table:table-cell>
          <table:table-cell office:value-type="float" office:value="8">
            <text:p>8</text:p>
          </table:table-cell>
          <table:table-cell office:value-type="float" office:value="778.54">
            <text:p>778.54</text:p>
          </table:table-cell>
          <table:table-cell office:value-type="float" office:value="188.97">
            <text:p>188.97</text:p>
          </table:table-cell>
          <table:table-cell office:value-type="float" office:value="4.11991321373763">
            <text:p>4.1199132137</text:p>
          </table:table-cell>
          <table:table-cell office:value-type="float" office:value="0.9825">
            <text:p>0.9825</text:p>
          </table:table-cell>
          <table:table-cell office:value-type="float" office:value="24.0419847328244">
            <text:p>24.04198473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7.3">
            <text:p>7.3</text:p>
          </table:table-cell>
          <table:table-cell office:value-type="float" office:value="8">
            <text:p>8</text:p>
          </table:table-cell>
          <table:table-cell office:value-type="float" office:value="723.1">
            <text:p>723.1</text:p>
          </table:table-cell>
          <table:table-cell office:value-type="float" office:value="128.32">
            <text:p>128.32</text:p>
          </table:table-cell>
          <table:table-cell office:value-type="float" office:value="5.63513092269327">
            <text:p>5.6351309227</text:p>
          </table:table-cell>
          <table:table-cell office:value-type="float" office:value="0.9125">
            <text:p>0.9125</text:p>
          </table:table-cell>
          <table:table-cell office:value-type="float" office:value="17.5780821917808">
            <text:p>17.578082191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4.13">
            <text:p>4.13</text:p>
          </table:table-cell>
          <table:table-cell office:value-type="float" office:value="9">
            <text:p>9</text:p>
          </table:table-cell>
          <table:table-cell office:value-type="float" office:value="408.47">
            <text:p>408.47</text:p>
          </table:table-cell>
          <table:table-cell office:value-type="float" office:value="225.59">
            <text:p>225.59</text:p>
          </table:table-cell>
          <table:table-cell office:value-type="float" office:value="1.81067423201383">
            <text:p>1.810674232</text:p>
          </table:table-cell>
          <table:table-cell office:value-type="float" office:value="0.458888888888889">
            <text:p>0.4588888889</text:p>
          </table:table-cell>
          <table:table-cell office:value-type="float" office:value="54.6222760290557">
            <text:p>54.622276029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6.49">
            <text:p>6.49</text:p>
          </table:table-cell>
          <table:table-cell office:value-type="float" office:value="10">
            <text:p>10</text:p>
          </table:table-cell>
          <table:table-cell office:value-type="float" office:value="642.81">
            <text:p>642.81</text:p>
          </table:table-cell>
          <table:table-cell office:value-type="float" office:value="166.77">
            <text:p>166.77</text:p>
          </table:table-cell>
          <table:table-cell office:value-type="float" office:value="3.85447022845835">
            <text:p>3.8544702285</text:p>
          </table:table-cell>
          <table:table-cell office:value-type="float" office:value="0.649">
            <text:p>0.649</text:p>
          </table:table-cell>
          <table:table-cell office:value-type="float" office:value="25.6964560862866">
            <text:p>25.69645608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11.08">
            <text:p>11.08</text:p>
          </table:table-cell>
          <table:table-cell office:value-type="float" office:value="8">
            <text:p>8</text:p>
          </table:table-cell>
          <table:table-cell office:value-type="float" office:value="1096.92">
            <text:p>1096.92</text:p>
          </table:table-cell>
          <table:table-cell office:value-type="float" office:value="324.23">
            <text:p>324.23</text:p>
          </table:table-cell>
          <table:table-cell office:value-type="float" office:value="3.38315393393579">
            <text:p>3.3831539339</text:p>
          </table:table-cell>
          <table:table-cell office:value-type="float" office:value="1.385">
            <text:p>1.385</text:p>
          </table:table-cell>
          <table:table-cell office:value-type="float" office:value="29.2626353790614">
            <text:p>29.262635379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1.12">
            <text:p>11.12</text:p>
          </table:table-cell>
          <table:table-cell office:value-type="float" office:value="7">
            <text:p>7</text:p>
          </table:table-cell>
          <table:table-cell office:value-type="float" office:value="1100.98">
            <text:p>1100.98</text:p>
          </table:table-cell>
          <table:table-cell office:value-type="float" office:value="227.21">
            <text:p>227.21</text:p>
          </table:table-cell>
          <table:table-cell office:value-type="float" office:value="4.84564939923419">
            <text:p>4.8456493992</text:p>
          </table:table-cell>
          <table:table-cell office:value-type="float" office:value="1.58857142857143">
            <text:p>1.5885714286</text:p>
          </table:table-cell>
          <table:table-cell office:value-type="float" office:value="20.4325539568345">
            <text:p>20.432553956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6.37">
            <text:p>6.37</text:p>
          </table:table-cell>
          <table:table-cell office:value-type="float" office:value="10">
            <text:p>10</text:p>
          </table:table-cell>
          <table:table-cell office:value-type="float" office:value="630.63">
            <text:p>630.63</text:p>
          </table:table-cell>
          <table:table-cell office:value-type="float" office:value="164.72">
            <text:p>164.72</text:p>
          </table:table-cell>
          <table:table-cell office:value-type="float" office:value="3.82849684312773">
            <text:p>3.8284968431</text:p>
          </table:table-cell>
          <table:table-cell office:value-type="float" office:value="0.637">
            <text:p>0.637</text:p>
          </table:table-cell>
          <table:table-cell office:value-type="float" office:value="25.8587127158556">
            <text:p>25.85871271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11.47">
            <text:p>11.47</text:p>
          </table:table-cell>
          <table:table-cell office:value-type="float" office:value="10">
            <text:p>10</text:p>
          </table:table-cell>
          <table:table-cell office:value-type="float" office:value="1135.73">
            <text:p>1135.73</text:p>
          </table:table-cell>
          <table:table-cell office:value-type="float" office:value="264.89">
            <text:p>264.89</text:p>
          </table:table-cell>
          <table:table-cell office:value-type="float" office:value="4.28755332402129">
            <text:p>4.287553324</text:p>
          </table:table-cell>
          <table:table-cell office:value-type="float" office:value="1.147">
            <text:p>1.147</text:p>
          </table:table-cell>
          <table:table-cell office:value-type="float" office:value="23.0941586748038">
            <text:p>23.094158674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087</text:p>
          </table:table-cell>
          <table:table-cell office:value-type="float" office:value="5.58">
            <text:p>5.58</text:p>
          </table:table-cell>
          <table:table-cell office:value-type="float" office:value="7">
            <text:p>7</text:p>
          </table:table-cell>
          <table:table-cell office:value-type="float" office:value="552.02">
            <text:p>552.02</text:p>
          </table:table-cell>
          <table:table-cell office:value-type="float" office:value="166.83">
            <text:p>166.83</text:p>
          </table:table-cell>
          <table:table-cell office:value-type="float" office:value="3.30887730024576">
            <text:p>3.3088773002</text:p>
          </table:table-cell>
          <table:table-cell office:value-type="float" office:value="0.797142857142857">
            <text:p>0.7971428571</text:p>
          </table:table-cell>
          <table:table-cell office:value-type="float" office:value="29.8978494623656">
            <text:p>29.897849462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10.68">
            <text:p>10.68</text:p>
          </table:table-cell>
          <table:table-cell office:value-type="float" office:value="10">
            <text:p>10</text:p>
          </table:table-cell>
          <table:table-cell office:value-type="float" office:value="1057.42">
            <text:p>1057.42</text:p>
          </table:table-cell>
          <table:table-cell office:value-type="float" office:value="225.37">
            <text:p>225.37</text:p>
          </table:table-cell>
          <table:table-cell office:value-type="float" office:value="4.69192882814927">
            <text:p>4.6919288281</text:p>
          </table:table-cell>
          <table:table-cell office:value-type="float" office:value="1.068">
            <text:p>1.068</text:p>
          </table:table-cell>
          <table:table-cell office:value-type="float" office:value="21.1020599250936">
            <text:p>21.102059925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11.02">
            <text:p>11.02</text:p>
          </table:table-cell>
          <table:table-cell office:value-type="float" office:value="9">
            <text:p>9</text:p>
          </table:table-cell>
          <table:table-cell office:value-type="float" office:value="1090.88">
            <text:p>1090.88</text:p>
          </table:table-cell>
          <table:table-cell office:value-type="float" office:value="309.2">
            <text:p>309.2</text:p>
          </table:table-cell>
          <table:table-cell office:value-type="float" office:value="3.52807244501941">
            <text:p>3.528072445</text:p>
          </table:table-cell>
          <table:table-cell office:value-type="float" office:value="1.22444444444444">
            <text:p>1.2244444444</text:p>
          </table:table-cell>
          <table:table-cell office:value-type="float" office:value="28.0580762250454">
            <text:p>28.05807622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11.79">
            <text:p>11.79</text:p>
          </table:table-cell>
          <table:table-cell office:value-type="float" office:value="13">
            <text:p>13</text:p>
          </table:table-cell>
          <table:table-cell office:value-type="float" office:value="1167.41">
            <text:p>1167.41</text:p>
          </table:table-cell>
          <table:table-cell office:value-type="float" office:value="207.64">
            <text:p>207.64</text:p>
          </table:table-cell>
          <table:table-cell office:value-type="float" office:value="5.62227894432672">
            <text:p>5.6222789443</text:p>
          </table:table-cell>
          <table:table-cell office:value-type="float" office:value="0.906923076923077">
            <text:p>0.9069230769</text:p>
          </table:table-cell>
          <table:table-cell office:value-type="float" office:value="17.6115351993215">
            <text:p>17.611535199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10.91">
            <text:p>10.91</text:p>
          </table:table-cell>
          <table:table-cell office:value-type="float" office:value="10">
            <text:p>10</text:p>
          </table:table-cell>
          <table:table-cell office:value-type="float" office:value="1080.09">
            <text:p>1080.09</text:p>
          </table:table-cell>
          <table:table-cell office:value-type="float" office:value="309.91">
            <text:p>309.91</text:p>
          </table:table-cell>
          <table:table-cell office:value-type="float" office:value="3.48517311477526">
            <text:p>3.4851731148</text:p>
          </table:table-cell>
          <table:table-cell office:value-type="float" office:value="1.091">
            <text:p>1.091</text:p>
          </table:table-cell>
          <table:table-cell office:value-type="float" office:value="28.4060494958754">
            <text:p>28.40604949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0.77">
            <text:p>10.77</text:p>
          </table:table-cell>
          <table:table-cell office:value-type="float" office:value="6">
            <text:p>6</text:p>
          </table:table-cell>
          <table:table-cell office:value-type="float" office:value="1066.23">
            <text:p>1066.23</text:p>
          </table:table-cell>
          <table:table-cell office:value-type="float" office:value="365.16">
            <text:p>365.16</text:p>
          </table:table-cell>
          <table:table-cell office:value-type="float" office:value="2.9198981268485">
            <text:p>2.9198981268</text:p>
          </table:table-cell>
          <table:table-cell office:value-type="float" office:value="1.795">
            <text:p>1.795</text:p>
          </table:table-cell>
          <table:table-cell office:value-type="float" office:value="33.9052924791086">
            <text:p>33.905292479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8.33">
            <text:p>8.33</text:p>
          </table:table-cell>
          <table:table-cell office:value-type="float" office:value="12">
            <text:p>12</text:p>
          </table:table-cell>
          <table:table-cell office:value-type="float" office:value="824.27">
            <text:p>824.27</text:p>
          </table:table-cell>
          <table:table-cell office:value-type="float" office:value="280.4">
            <text:p>280.4</text:p>
          </table:table-cell>
          <table:table-cell office:value-type="float" office:value="2.93962196861626">
            <text:p>2.9396219686</text:p>
          </table:table-cell>
          <table:table-cell office:value-type="float" office:value="0.694166666666667">
            <text:p>0.6941666667</text:p>
          </table:table-cell>
          <table:table-cell office:value-type="float" office:value="33.6614645858343">
            <text:p>33.661464585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6.31">
            <text:p>6.31</text:p>
          </table:table-cell>
          <table:table-cell office:value-type="float" office:value="10">
            <text:p>10</text:p>
          </table:table-cell>
          <table:table-cell office:value-type="float" office:value="624.59">
            <text:p>624.59</text:p>
          </table:table-cell>
          <table:table-cell office:value-type="float" office:value="164.84">
            <text:p>164.84</text:p>
          </table:table-cell>
          <table:table-cell office:value-type="float" office:value="3.78906818733317">
            <text:p>3.7890681873</text:p>
          </table:table-cell>
          <table:table-cell office:value-type="float" office:value="0.631">
            <text:p>0.631</text:p>
          </table:table-cell>
          <table:table-cell office:value-type="float" office:value="26.1236133122029">
            <text:p>26.123613312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4.95">
            <text:p>4.95</text:p>
          </table:table-cell>
          <table:table-cell office:value-type="float" office:value="10">
            <text:p>10</text:p>
          </table:table-cell>
          <table:table-cell office:value-type="float" office:value="489.56">
            <text:p>489.56</text:p>
          </table:table-cell>
          <table:table-cell office:value-type="float" office:value="220.41">
            <text:p>220.41</text:p>
          </table:table-cell>
          <table:table-cell office:value-type="float" office:value="2.22113334240733">
            <text:p>2.2211333424</text:p>
          </table:table-cell>
          <table:table-cell office:value-type="float" office:value="0.495">
            <text:p>0.495</text:p>
          </table:table-cell>
          <table:table-cell office:value-type="float" office:value="44.5272727272727">
            <text:p>44.527272727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37.72">
            <text:p>37.72</text:p>
          </table:table-cell>
          <table:table-cell office:value-type="float" office:value="9">
            <text:p>9</text:p>
          </table:table-cell>
          <table:table-cell office:value-type="float" office:value="3734.48">
            <text:p>3734.48</text:p>
          </table:table-cell>
          <table:table-cell office:value-type="float" office:value="286.75">
            <text:p>286.75</text:p>
          </table:table-cell>
          <table:table-cell office:value-type="float" office:value="13.0234699215344">
            <text:p>13.0234699215</text:p>
          </table:table-cell>
          <table:table-cell office:value-type="float" office:value="4.19111111111111">
            <text:p>4.1911111111</text:p>
          </table:table-cell>
          <table:table-cell office:value-type="float" office:value="7.60206786850477">
            <text:p>7.602067868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7.73">
            <text:p>7.73</text:p>
          </table:table-cell>
          <table:table-cell office:value-type="float" office:value="6">
            <text:p>6</text:p>
          </table:table-cell>
          <table:table-cell office:value-type="float" office:value="765.17">
            <text:p>765.17</text:p>
          </table:table-cell>
          <table:table-cell office:value-type="float" office:value="214.14">
            <text:p>214.14</text:p>
          </table:table-cell>
          <table:table-cell office:value-type="float" office:value="3.57322312505837">
            <text:p>3.5732231251</text:p>
          </table:table-cell>
          <table:table-cell office:value-type="float" office:value="1.28833333333333">
            <text:p>1.2883333333</text:p>
          </table:table-cell>
          <table:table-cell office:value-type="float" office:value="27.7024579560155">
            <text:p>27.7024579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4.36">
            <text:p>4.36</text:p>
          </table:table-cell>
          <table:table-cell office:value-type="float" office:value="7">
            <text:p>7</text:p>
          </table:table-cell>
          <table:table-cell office:value-type="float" office:value="431.74">
            <text:p>431.74</text:p>
          </table:table-cell>
          <table:table-cell office:value-type="float" office:value="217.32">
            <text:p>217.32</text:p>
          </table:table-cell>
          <table:table-cell office:value-type="float" office:value="1.98665562304436">
            <text:p>1.986655623</text:p>
          </table:table-cell>
          <table:table-cell office:value-type="float" office:value="0.622857142857143">
            <text:p>0.6228571429</text:p>
          </table:table-cell>
          <table:table-cell office:value-type="float" office:value="49.8440366972477">
            <text:p>49.844036697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10.91">
            <text:p>10.91</text:p>
          </table:table-cell>
          <table:table-cell office:value-type="float" office:value="10">
            <text:p>10</text:p>
          </table:table-cell>
          <table:table-cell office:value-type="float" office:value="1080.29">
            <text:p>1080.29</text:p>
          </table:table-cell>
          <table:table-cell office:value-type="float" office:value="90.83">
            <text:p>90.83</text:p>
          </table:table-cell>
          <table:table-cell office:value-type="float" office:value="11.8935373775184">
            <text:p>11.8935373775</text:p>
          </table:table-cell>
          <table:table-cell office:value-type="float" office:value="1.091">
            <text:p>1.091</text:p>
          </table:table-cell>
          <table:table-cell office:value-type="float" office:value="8.32538955087076">
            <text:p>8.325389550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2.16">
            <text:p>12.16</text:p>
          </table:table-cell>
          <table:table-cell office:value-type="float" office:value="9">
            <text:p>9</text:p>
          </table:table-cell>
          <table:table-cell office:value-type="float" office:value="1203.94">
            <text:p>1203.94</text:p>
          </table:table-cell>
          <table:table-cell office:value-type="float" office:value="309.47">
            <text:p>309.47</text:p>
          </table:table-cell>
          <table:table-cell office:value-type="float" office:value="3.8903286263612">
            <text:p>3.8903286264</text:p>
          </table:table-cell>
          <table:table-cell office:value-type="float" office:value="1.35111111111111">
            <text:p>1.3511111111</text:p>
          </table:table-cell>
          <table:table-cell office:value-type="float" office:value="25.4498355263158">
            <text:p>25.44983552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5.95">
            <text:p>5.95</text:p>
          </table:table-cell>
          <table:table-cell office:value-type="float" office:value="8">
            <text:p>8</text:p>
          </table:table-cell>
          <table:table-cell office:value-type="float" office:value="588.85">
            <text:p>588.85</text:p>
          </table:table-cell>
          <table:table-cell office:value-type="float" office:value="220.45">
            <text:p>220.45</text:p>
          </table:table-cell>
          <table:table-cell office:value-type="float" office:value="2.6711272397369">
            <text:p>2.6711272397</text:p>
          </table:table-cell>
          <table:table-cell office:value-type="float" office:value="0.74375">
            <text:p>0.74375</text:p>
          </table:table-cell>
          <table:table-cell office:value-type="float" office:value="37.0504201680672">
            <text:p>37.050420168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5.78">
            <text:p>5.78</text:p>
          </table:table-cell>
          <table:table-cell office:value-type="float" office:value="10">
            <text:p>10</text:p>
          </table:table-cell>
          <table:table-cell office:value-type="float" office:value="571.82">
            <text:p>571.82</text:p>
          </table:table-cell>
          <table:table-cell office:value-type="float" office:value="165.62">
            <text:p>165.62</text:p>
          </table:table-cell>
          <table:table-cell office:value-type="float" office:value="3.45260234271223">
            <text:p>3.4526023427</text:p>
          </table:table-cell>
          <table:table-cell office:value-type="float" office:value="0.578">
            <text:p>0.578</text:p>
          </table:table-cell>
          <table:table-cell office:value-type="float" office:value="28.6539792387543">
            <text:p>28.6539792388</text:p>
          </table:table-cell>
          <table:table-cell table:number-columns-repeated="1015"/>
        </table:table-row>
        <table:table-row table:style-name="ro2">
          <table:table-cell office:value-type="string">
            <text:p>6512</text:p>
          </table:table-cell>
          <table:table-cell office:value-type="string">
            <text:p>6182</text:p>
          </table:table-cell>
          <table:table-cell office:value-type="float" office:value="8.66">
            <text:p>8.66</text:p>
          </table:table-cell>
          <table:table-cell office:value-type="float" office:value="8">
            <text:p>8</text:p>
          </table:table-cell>
          <table:table-cell office:value-type="float" office:value="856.94">
            <text:p>856.94</text:p>
          </table:table-cell>
          <table:table-cell office:value-type="float" office:value="226.86">
            <text:p>226.86</text:p>
          </table:table-cell>
          <table:table-cell office:value-type="float" office:value="3.77739575068324">
            <text:p>3.7773957507</text:p>
          </table:table-cell>
          <table:table-cell office:value-type="float" office:value="1.0825">
            <text:p>1.0825</text:p>
          </table:table-cell>
          <table:table-cell office:value-type="float" office:value="26.1963048498845">
            <text:p>26.196304849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12.04">
            <text:p>12.04</text:p>
          </table:table-cell>
          <table:table-cell office:value-type="float" office:value="6">
            <text:p>6</text:p>
          </table:table-cell>
          <table:table-cell office:value-type="float" office:value="1191.66">
            <text:p>1191.66</text:p>
          </table:table-cell>
          <table:table-cell office:value-type="float" office:value="80.36">
            <text:p>80.36</text:p>
          </table:table-cell>
          <table:table-cell office:value-type="float" office:value="14.8290194126431">
            <text:p>14.8290194126</text:p>
          </table:table-cell>
          <table:table-cell office:value-type="float" office:value="2.00666666666667">
            <text:p>2.0066666667</text:p>
          </table:table-cell>
          <table:table-cell office:value-type="float" office:value="6.67441860465116">
            <text:p>6.674418604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19.36">
            <text:p>19.36</text:p>
          </table:table-cell>
          <table:table-cell office:value-type="float" office:value="11">
            <text:p>11</text:p>
          </table:table-cell>
          <table:table-cell office:value-type="float" office:value="1917.04">
            <text:p>1917.04</text:p>
          </table:table-cell>
          <table:table-cell office:value-type="float" office:value="76.41">
            <text:p>76.41</text:p>
          </table:table-cell>
          <table:table-cell office:value-type="float" office:value="25.0888627143044">
            <text:p>25.0888627143</text:p>
          </table:table-cell>
          <table:table-cell office:value-type="float" office:value="1.76">
            <text:p>1.76</text:p>
          </table:table-cell>
          <table:table-cell office:value-type="float" office:value="3.94679752066116">
            <text:p>3.94679752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4.37">
            <text:p>4.37</text:p>
          </table:table-cell>
          <table:table-cell office:value-type="float" office:value="10">
            <text:p>10</text:p>
          </table:table-cell>
          <table:table-cell office:value-type="float" office:value="432.83">
            <text:p>432.83</text:p>
          </table:table-cell>
          <table:table-cell office:value-type="float" office:value="135.62">
            <text:p>135.62</text:p>
          </table:table-cell>
          <table:table-cell office:value-type="float" office:value="3.19149093054122">
            <text:p>3.1914909305</text:p>
          </table:table-cell>
          <table:table-cell office:value-type="float" office:value="0.437">
            <text:p>0.437</text:p>
          </table:table-cell>
          <table:table-cell office:value-type="float" office:value="31.0343249427918">
            <text:p>31.03432494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5.37">
            <text:p>5.37</text:p>
          </table:table-cell>
          <table:table-cell office:value-type="float" office:value="10">
            <text:p>10</text:p>
          </table:table-cell>
          <table:table-cell office:value-type="float" office:value="531.63">
            <text:p>531.63</text:p>
          </table:table-cell>
          <table:table-cell office:value-type="float" office:value="135.57">
            <text:p>135.57</text:p>
          </table:table-cell>
          <table:table-cell office:value-type="float" office:value="3.921442797079">
            <text:p>3.9214427971</text:p>
          </table:table-cell>
          <table:table-cell office:value-type="float" office:value="0.537">
            <text:p>0.537</text:p>
          </table:table-cell>
          <table:table-cell office:value-type="float" office:value="25.2458100558659">
            <text:p>25.24581005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6.38">
            <text:p>6.38</text:p>
          </table:table-cell>
          <table:table-cell office:value-type="float" office:value="7">
            <text:p>7</text:p>
          </table:table-cell>
          <table:table-cell office:value-type="float" office:value="631.52">
            <text:p>631.52</text:p>
          </table:table-cell>
          <table:table-cell office:value-type="float" office:value="57.73">
            <text:p>57.73</text:p>
          </table:table-cell>
          <table:table-cell office:value-type="float" office:value="10.9391997228477">
            <text:p>10.9391997228</text:p>
          </table:table-cell>
          <table:table-cell office:value-type="float" office:value="0.911428571428571">
            <text:p>0.9114285714</text:p>
          </table:table-cell>
          <table:table-cell office:value-type="float" office:value="9.04858934169279">
            <text:p>9.048589341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15.16">
            <text:p>15.16</text:p>
          </table:table-cell>
          <table:table-cell office:value-type="float" office:value="10">
            <text:p>10</text:p>
          </table:table-cell>
          <table:table-cell office:value-type="float" office:value="1500.44">
            <text:p>1500.44</text:p>
          </table:table-cell>
          <table:table-cell office:value-type="float" office:value="50.42">
            <text:p>50.42</text:p>
          </table:table-cell>
          <table:table-cell office:value-type="float" office:value="29.7588258627529">
            <text:p>29.7588258628</text:p>
          </table:table-cell>
          <table:table-cell office:value-type="float" office:value="1.516">
            <text:p>1.516</text:p>
          </table:table-cell>
          <table:table-cell office:value-type="float" office:value="3.32585751978892">
            <text:p>3.32585751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3.66">
            <text:p>3.66</text:p>
          </table:table-cell>
          <table:table-cell office:value-type="float" office:value="7">
            <text:p>7</text:p>
          </table:table-cell>
          <table:table-cell office:value-type="float" office:value="362.24">
            <text:p>362.24</text:p>
          </table:table-cell>
          <table:table-cell office:value-type="float" office:value="143.12">
            <text:p>143.12</text:p>
          </table:table-cell>
          <table:table-cell office:value-type="float" office:value="2.53102291783119">
            <text:p>2.5310229178</text:p>
          </table:table-cell>
          <table:table-cell office:value-type="float" office:value="0.522857142857143">
            <text:p>0.5228571429</text:p>
          </table:table-cell>
          <table:table-cell office:value-type="float" office:value="39.103825136612">
            <text:p>39.103825136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9.13">
            <text:p>9.13</text:p>
          </table:table-cell>
          <table:table-cell office:value-type="float" office:value="7">
            <text:p>7</text:p>
          </table:table-cell>
          <table:table-cell office:value-type="float" office:value="904.07">
            <text:p>904.07</text:p>
          </table:table-cell>
          <table:table-cell office:value-type="float" office:value="238.61">
            <text:p>238.61</text:p>
          </table:table-cell>
          <table:table-cell office:value-type="float" office:value="3.78890239302628">
            <text:p>3.788902393</text:p>
          </table:table-cell>
          <table:table-cell office:value-type="float" office:value="1.30428571428571">
            <text:p>1.3042857143</text:p>
          </table:table-cell>
          <table:table-cell office:value-type="float" office:value="26.1347207009858">
            <text:p>26.1347207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8.27">
            <text:p>8.27</text:p>
          </table:table-cell>
          <table:table-cell office:value-type="float" office:value="6">
            <text:p>6</text:p>
          </table:table-cell>
          <table:table-cell office:value-type="float" office:value="818.83">
            <text:p>818.83</text:p>
          </table:table-cell>
          <table:table-cell office:value-type="float" office:value="143.86">
            <text:p>143.86</text:p>
          </table:table-cell>
          <table:table-cell office:value-type="float" office:value="5.69185319060197">
            <text:p>5.6918531906</text:p>
          </table:table-cell>
          <table:table-cell office:value-type="float" office:value="1.37833333333333">
            <text:p>1.3783333333</text:p>
          </table:table-cell>
          <table:table-cell office:value-type="float" office:value="17.3954050785973">
            <text:p>17.39540507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4.2">
            <text:p>4.2</text:p>
          </table:table-cell>
          <table:table-cell office:value-type="float" office:value="9">
            <text:p>9</text:p>
          </table:table-cell>
          <table:table-cell office:value-type="float" office:value="416.2">
            <text:p>416.2</text:p>
          </table:table-cell>
          <table:table-cell office:value-type="float" office:value="75.6">
            <text:p>75.6</text:p>
          </table:table-cell>
          <table:table-cell office:value-type="float" office:value="5.50529100529101">
            <text:p>5.5052910053</text:p>
          </table:table-cell>
          <table:table-cell office:value-type="float" office:value="0.466666666666667">
            <text:p>0.4666666667</text:p>
          </table:table-cell>
          <table:table-cell office:value-type="float" office:value="18">
            <text:p>1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15.42">
            <text:p>15.42</text:p>
          </table:table-cell>
          <table:table-cell office:value-type="float" office:value="12">
            <text:p>12</text:p>
          </table:table-cell>
          <table:table-cell office:value-type="float" office:value="1526.88">
            <text:p>1526.88</text:p>
          </table:table-cell>
          <table:table-cell office:value-type="float" office:value="135.02">
            <text:p>135.02</text:p>
          </table:table-cell>
          <table:table-cell office:value-type="float" office:value="11.3085468819434">
            <text:p>11.3085468819</text:p>
          </table:table-cell>
          <table:table-cell office:value-type="float" office:value="1.285">
            <text:p>1.285</text:p>
          </table:table-cell>
          <table:table-cell office:value-type="float" office:value="8.75616083009079">
            <text:p>8.75616083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087</text:p>
          </table:table-cell>
          <table:table-cell office:value-type="float" office:value="4.32">
            <text:p>4.32</text:p>
          </table:table-cell>
          <table:table-cell office:value-type="float" office:value="5">
            <text:p>5</text:p>
          </table:table-cell>
          <table:table-cell office:value-type="float" office:value="427.19">
            <text:p>427.19</text:p>
          </table:table-cell>
          <table:table-cell office:value-type="float" office:value="77.81">
            <text:p>77.81</text:p>
          </table:table-cell>
          <table:table-cell office:value-type="float" office:value="5.49016835882277">
            <text:p>5.4901683588</text:p>
          </table:table-cell>
          <table:table-cell office:value-type="float" office:value="0.864">
            <text:p>0.864</text:p>
          </table:table-cell>
          <table:table-cell office:value-type="float" office:value="18.0115740740741">
            <text:p>18.011574074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3.74">
            <text:p>3.74</text:p>
          </table:table-cell>
          <table:table-cell office:value-type="float" office:value="13">
            <text:p>13</text:p>
          </table:table-cell>
          <table:table-cell office:value-type="float" office:value="370.46">
            <text:p>370.46</text:p>
          </table:table-cell>
          <table:table-cell office:value-type="float" office:value="142.74">
            <text:p>142.74</text:p>
          </table:table-cell>
          <table:table-cell office:value-type="float" office:value="2.59534818551212">
            <text:p>2.5953481855</text:p>
          </table:table-cell>
          <table:table-cell office:value-type="float" office:value="0.287692307692308">
            <text:p>0.2876923077</text:p>
          </table:table-cell>
          <table:table-cell office:value-type="float" office:value="38.1657754010695">
            <text:p>38.16577540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8.93">
            <text:p>8.93</text:p>
          </table:table-cell>
          <table:table-cell office:value-type="float" office:value="7">
            <text:p>7</text:p>
          </table:table-cell>
          <table:table-cell office:value-type="float" office:value="884.47">
            <text:p>884.47</text:p>
          </table:table-cell>
          <table:table-cell office:value-type="float" office:value="219.21">
            <text:p>219.21</text:p>
          </table:table-cell>
          <table:table-cell office:value-type="float" office:value="4.03480680625884">
            <text:p>4.0348068063</text:p>
          </table:table-cell>
          <table:table-cell office:value-type="float" office:value="1.27571428571429">
            <text:p>1.2757142857</text:p>
          </table:table-cell>
          <table:table-cell office:value-type="float" office:value="24.5475923852184">
            <text:p>24.547592385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3.66">
            <text:p>3.66</text:p>
          </table:table-cell>
          <table:table-cell office:value-type="float" office:value="7">
            <text:p>7</text:p>
          </table:table-cell>
          <table:table-cell office:value-type="float" office:value="362.34">
            <text:p>362.34</text:p>
          </table:table-cell>
          <table:table-cell office:value-type="float" office:value="132.74">
            <text:p>132.74</text:p>
          </table:table-cell>
          <table:table-cell office:value-type="float" office:value="2.72969715232786">
            <text:p>2.7296971523</text:p>
          </table:table-cell>
          <table:table-cell office:value-type="float" office:value="0.522857142857143">
            <text:p>0.5228571429</text:p>
          </table:table-cell>
          <table:table-cell office:value-type="float" office:value="36.2677595628415">
            <text:p>36.26775956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4.18">
            <text:p>4.18</text:p>
          </table:table-cell>
          <table:table-cell office:value-type="float" office:value="9">
            <text:p>9</text:p>
          </table:table-cell>
          <table:table-cell office:value-type="float" office:value="414.31">
            <text:p>414.31</text:p>
          </table:table-cell>
          <table:table-cell office:value-type="float" office:value="75.68">
            <text:p>75.68</text:p>
          </table:table-cell>
          <table:table-cell office:value-type="float" office:value="5.4744978858351">
            <text:p>5.4744978858</text:p>
          </table:table-cell>
          <table:table-cell office:value-type="float" office:value="0.464444444444444">
            <text:p>0.4644444444</text:p>
          </table:table-cell>
          <table:table-cell office:value-type="float" office:value="18.1052631578947">
            <text:p>18.105263157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4.23">
            <text:p>4.23</text:p>
          </table:table-cell>
          <table:table-cell office:value-type="float" office:value="255">
            <text:p>255</text:p>
          </table:table-cell>
          <table:table-cell office:value-type="float" office:value="418.87">
            <text:p>418.87</text:p>
          </table:table-cell>
          <table:table-cell office:value-type="float" office:value="129.94">
            <text:p>129.94</text:p>
          </table:table-cell>
          <table:table-cell office:value-type="float" office:value="3.22356472217947">
            <text:p>3.2235647222</text:p>
          </table:table-cell>
          <table:table-cell office:value-type="float" office:value="0.0165882352941177">
            <text:p>0.0165882353</text:p>
          </table:table-cell>
          <table:table-cell office:value-type="float" office:value="30.7186761229314">
            <text:p>30.71867612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9.36">
            <text:p>9.36</text:p>
          </table:table-cell>
          <table:table-cell office:value-type="float" office:value="10">
            <text:p>10</text:p>
          </table:table-cell>
          <table:table-cell office:value-type="float" office:value="927.04">
            <text:p>927.04</text:p>
          </table:table-cell>
          <table:table-cell office:value-type="float" office:value="71.62">
            <text:p>71.62</text:p>
          </table:table-cell>
          <table:table-cell office:value-type="float" office:value="12.943870427255">
            <text:p>12.9438704273</text:p>
          </table:table-cell>
          <table:table-cell office:value-type="float" office:value="0.936">
            <text:p>0.936</text:p>
          </table:table-cell>
          <table:table-cell office:value-type="float" office:value="7.6517094017094">
            <text:p>7.651709401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7.88">
            <text:p>7.88</text:p>
          </table:table-cell>
          <table:table-cell office:value-type="float" office:value="10">
            <text:p>10</text:p>
          </table:table-cell>
          <table:table-cell office:value-type="float" office:value="779.72">
            <text:p>779.72</text:p>
          </table:table-cell>
          <table:table-cell office:value-type="float" office:value="136.53">
            <text:p>136.53</text:p>
          </table:table-cell>
          <table:table-cell office:value-type="float" office:value="5.71097927195488">
            <text:p>5.710979272</text:p>
          </table:table-cell>
          <table:table-cell office:value-type="float" office:value="0.788">
            <text:p>0.788</text:p>
          </table:table-cell>
          <table:table-cell office:value-type="float" office:value="17.3261421319797">
            <text:p>17.32614213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8.84">
            <text:p>8.84</text:p>
          </table:table-cell>
          <table:table-cell office:value-type="float" office:value="7">
            <text:p>7</text:p>
          </table:table-cell>
          <table:table-cell office:value-type="float" office:value="874.67">
            <text:p>874.67</text:p>
          </table:table-cell>
          <table:table-cell office:value-type="float" office:value="217.74">
            <text:p>217.74</text:p>
          </table:table-cell>
          <table:table-cell office:value-type="float" office:value="4.01703866997336">
            <text:p>4.01703867</text:p>
          </table:table-cell>
          <table:table-cell office:value-type="float" office:value="1.26285714285714">
            <text:p>1.2628571429</text:p>
          </table:table-cell>
          <table:table-cell office:value-type="float" office:value="24.631221719457">
            <text:p>24.631221719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0.02">
            <text:p>10.02</text:p>
          </table:table-cell>
          <table:table-cell office:value-type="float" office:value="5">
            <text:p>5</text:p>
          </table:table-cell>
          <table:table-cell office:value-type="float" office:value="992.18">
            <text:p>992.18</text:p>
          </table:table-cell>
          <table:table-cell office:value-type="float" office:value="246.37">
            <text:p>246.37</text:p>
          </table:table-cell>
          <table:table-cell office:value-type="float" office:value="4.02719486950522">
            <text:p>4.0271948695</text:p>
          </table:table-cell>
          <table:table-cell office:value-type="float" office:value="2.004">
            <text:p>2.004</text:p>
          </table:table-cell>
          <table:table-cell office:value-type="float" office:value="24.5878243512974">
            <text:p>24.587824351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7.3">
            <text:p>7.3</text:p>
          </table:table-cell>
          <table:table-cell office:value-type="float" office:value="5">
            <text:p>5</text:p>
          </table:table-cell>
          <table:table-cell office:value-type="float" office:value="722.6">
            <text:p>722.6</text:p>
          </table:table-cell>
          <table:table-cell office:value-type="float" office:value="143.88">
            <text:p>143.88</text:p>
          </table:table-cell>
          <table:table-cell office:value-type="float" office:value="5.02224075618571">
            <text:p>5.0222407562</text:p>
          </table:table-cell>
          <table:table-cell office:value-type="float" office:value="1.46">
            <text:p>1.46</text:p>
          </table:table-cell>
          <table:table-cell office:value-type="float" office:value="19.7095890410959">
            <text:p>19.70958904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4.25">
            <text:p>4.25</text:p>
          </table:table-cell>
          <table:table-cell office:value-type="float" office:value="6">
            <text:p>6</text:p>
          </table:table-cell>
          <table:table-cell office:value-type="float" office:value="420.45">
            <text:p>420.45</text:p>
          </table:table-cell>
          <table:table-cell office:value-type="float" office:value="75.51">
            <text:p>75.51</text:p>
          </table:table-cell>
          <table:table-cell office:value-type="float" office:value="5.56813667063965">
            <text:p>5.5681366706</text:p>
          </table:table-cell>
          <table:table-cell office:value-type="float" office:value="0.708333333333333">
            <text:p>0.7083333333</text:p>
          </table:table-cell>
          <table:table-cell office:value-type="float" office:value="17.7670588235294">
            <text:p>17.76705882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3.73">
            <text:p>3.73</text:p>
          </table:table-cell>
          <table:table-cell office:value-type="float" office:value="8">
            <text:p>8</text:p>
          </table:table-cell>
          <table:table-cell office:value-type="float" office:value="368.78">
            <text:p>368.78</text:p>
          </table:table-cell>
          <table:table-cell office:value-type="float" office:value="136.13">
            <text:p>136.13</text:p>
          </table:table-cell>
          <table:table-cell office:value-type="float" office:value="2.70902813487108">
            <text:p>2.7090281349</text:p>
          </table:table-cell>
          <table:table-cell office:value-type="float" office:value="0.46625">
            <text:p>0.46625</text:p>
          </table:table-cell>
          <table:table-cell office:value-type="float" office:value="36.4959785522788">
            <text:p>36.495978552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22.16">
            <text:p>22.16</text:p>
          </table:table-cell>
          <table:table-cell office:value-type="float" office:value="10">
            <text:p>10</text:p>
          </table:table-cell>
          <table:table-cell office:value-type="float" office:value="2194.34">
            <text:p>2194.34</text:p>
          </table:table-cell>
          <table:table-cell office:value-type="float" office:value="151.21">
            <text:p>151.21</text:p>
          </table:table-cell>
          <table:table-cell office:value-type="float" office:value="14.5118709080087">
            <text:p>14.511870908</text:p>
          </table:table-cell>
          <table:table-cell office:value-type="float" office:value="2.216">
            <text:p>2.216</text:p>
          </table:table-cell>
          <table:table-cell office:value-type="float" office:value="6.8235559566787">
            <text:p>6.82355595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4.34">
            <text:p>4.34</text:p>
          </table:table-cell>
          <table:table-cell office:value-type="float" office:value="10">
            <text:p>10</text:p>
          </table:table-cell>
          <table:table-cell office:value-type="float" office:value="430.15">
            <text:p>430.15</text:p>
          </table:table-cell>
          <table:table-cell office:value-type="float" office:value="77.85">
            <text:p>77.85</text:p>
          </table:table-cell>
          <table:table-cell office:value-type="float" office:value="5.52536929993577">
            <text:p>5.5253692999</text:p>
          </table:table-cell>
          <table:table-cell office:value-type="float" office:value="0.434">
            <text:p>0.434</text:p>
          </table:table-cell>
          <table:table-cell office:value-type="float" office:value="17.9377880184332">
            <text:p>17.937788018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514.9">
            <text:p>514.9</text:p>
          </table:table-cell>
          <table:table-cell office:value-type="float" office:value="129.94">
            <text:p>129.94</text:p>
          </table:table-cell>
          <table:table-cell office:value-type="float" office:value="3.96259812221025">
            <text:p>3.9625981222</text:p>
          </table:table-cell>
          <table:table-cell office:value-type="float" office:value="1.04">
            <text:p>1.04</text:p>
          </table:table-cell>
          <table:table-cell office:value-type="float" office:value="24.9884615384615">
            <text:p>24.988461538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3.77">
            <text:p>3.77</text:p>
          </table:table-cell>
          <table:table-cell office:value-type="float" office:value="5">
            <text:p>5</text:p>
          </table:table-cell>
          <table:table-cell office:value-type="float" office:value="372.74">
            <text:p>372.74</text:p>
          </table:table-cell>
          <table:table-cell office:value-type="float" office:value="132.61">
            <text:p>132.61</text:p>
          </table:table-cell>
          <table:table-cell office:value-type="float" office:value="2.81079858230903">
            <text:p>2.8107985823</text:p>
          </table:table-cell>
          <table:table-cell office:value-type="float" office:value="0.754">
            <text:p>0.754</text:p>
          </table:table-cell>
          <table:table-cell office:value-type="float" office:value="35.1750663129974">
            <text:p>35.17506631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9.85">
            <text:p>9.85</text:p>
          </table:table-cell>
          <table:table-cell office:value-type="float" office:value="13">
            <text:p>13</text:p>
          </table:table-cell>
          <table:table-cell office:value-type="float" office:value="975.35">
            <text:p>975.35</text:p>
          </table:table-cell>
          <table:table-cell office:value-type="float" office:value="127.89">
            <text:p>127.89</text:p>
          </table:table-cell>
          <table:table-cell office:value-type="float" office:value="7.6264758777074">
            <text:p>7.6264758777</text:p>
          </table:table-cell>
          <table:table-cell office:value-type="float" office:value="0.757692307692308">
            <text:p>0.7576923077</text:p>
          </table:table-cell>
          <table:table-cell office:value-type="float" office:value="12.9837563451777">
            <text:p>12.983756345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9.94">
            <text:p>9.94</text:p>
          </table:table-cell>
          <table:table-cell office:value-type="float" office:value="7">
            <text:p>7</text:p>
          </table:table-cell>
          <table:table-cell office:value-type="float" office:value="983.57">
            <text:p>983.57</text:p>
          </table:table-cell>
          <table:table-cell office:value-type="float" office:value="220.18">
            <text:p>220.18</text:p>
          </table:table-cell>
          <table:table-cell office:value-type="float" office:value="4.4671178126987">
            <text:p>4.4671178127</text:p>
          </table:table-cell>
          <table:table-cell office:value-type="float" office:value="1.42">
            <text:p>1.42</text:p>
          </table:table-cell>
          <table:table-cell office:value-type="float" office:value="22.1509054325956">
            <text:p>22.150905432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3.87">
            <text:p>3.87</text:p>
          </table:table-cell>
          <table:table-cell office:value-type="float" office:value="7">
            <text:p>7</text:p>
          </table:table-cell>
          <table:table-cell office:value-type="float" office:value="383.03">
            <text:p>383.03</text:p>
          </table:table-cell>
          <table:table-cell office:value-type="float" office:value="135.95">
            <text:p>135.95</text:p>
          </table:table-cell>
          <table:table-cell office:value-type="float" office:value="2.8174328797352">
            <text:p>2.8174328797</text:p>
          </table:table-cell>
          <table:table-cell office:value-type="float" office:value="0.552857142857143">
            <text:p>0.5528571429</text:p>
          </table:table-cell>
          <table:table-cell office:value-type="float" office:value="35.1291989664083">
            <text:p>35.12919896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4.39">
            <text:p>4.39</text:p>
          </table:table-cell>
          <table:table-cell office:value-type="float" office:value="8">
            <text:p>8</text:p>
          </table:table-cell>
          <table:table-cell office:value-type="float" office:value="435.1">
            <text:p>435.1</text:p>
          </table:table-cell>
          <table:table-cell office:value-type="float" office:value="76.81">
            <text:p>76.81</text:p>
          </table:table-cell>
          <table:table-cell office:value-type="float" office:value="5.66462700169249">
            <text:p>5.6646270017</text:p>
          </table:table-cell>
          <table:table-cell office:value-type="float" office:value="0.54875">
            <text:p>0.54875</text:p>
          </table:table-cell>
          <table:table-cell office:value-type="float" office:value="17.496583143508">
            <text:p>17.4965831435</text:p>
          </table:table-cell>
          <table:table-cell table:number-columns-repeated="1015"/>
        </table:table-row>
        <table:table-row table:style-name="ro2">
          <table:table-cell office:value-type="string">
            <text:p>6515</text:p>
          </table:table-cell>
          <table:table-cell office:value-type="string">
            <text:p>6405</text:p>
          </table:table-cell>
          <table:table-cell office:value-type="float" office:value="6.44">
            <text:p>6.44</text:p>
          </table:table-cell>
          <table:table-cell office:value-type="float" office:value="9">
            <text:p>9</text:p>
          </table:table-cell>
          <table:table-cell office:value-type="float" office:value="637.16">
            <text:p>637.16</text:p>
          </table:table-cell>
          <table:table-cell office:value-type="float" office:value="59.65">
            <text:p>59.65</text:p>
          </table:table-cell>
          <table:table-cell office:value-type="float" office:value="10.6816429170159">
            <text:p>10.681642917</text:p>
          </table:table-cell>
          <table:table-cell office:value-type="float" office:value="0.715555555555556">
            <text:p>0.7155555556</text:p>
          </table:table-cell>
          <table:table-cell office:value-type="float" office:value="9.26242236024845">
            <text:p>9.262422360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8.72">
            <text:p>8.72</text:p>
          </table:table-cell>
          <table:table-cell office:value-type="float" office:value="9">
            <text:p>9</text:p>
          </table:table-cell>
          <table:table-cell office:value-type="float" office:value="863.58">
            <text:p>863.58</text:p>
          </table:table-cell>
          <table:table-cell office:value-type="float" office:value="361.76">
            <text:p>361.76</text:p>
          </table:table-cell>
          <table:table-cell office:value-type="float" office:value="2.38716275984078">
            <text:p>2.3871627598</text:p>
          </table:table-cell>
          <table:table-cell office:value-type="float" office:value="0.968888888888889">
            <text:p>0.9688888889</text:p>
          </table:table-cell>
          <table:table-cell office:value-type="float" office:value="41.4862385321101">
            <text:p>41.486238532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2.25">
            <text:p>2.25</text:p>
          </table:table-cell>
          <table:table-cell office:value-type="float" office:value="8">
            <text:p>8</text:p>
          </table:table-cell>
          <table:table-cell office:value-type="float" office:value="222.75">
            <text:p>222.75</text:p>
          </table:table-cell>
          <table:table-cell office:value-type="float" office:value="35.82">
            <text:p>35.82</text:p>
          </table:table-cell>
          <table:table-cell office:value-type="float" office:value="6.21859296482412">
            <text:p>6.2185929648</text:p>
          </table:table-cell>
          <table:table-cell office:value-type="float" office:value="0.28125">
            <text:p>0.28125</text:p>
          </table:table-cell>
          <table:table-cell office:value-type="float" office:value="15.92">
            <text:p>15.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6.09">
            <text:p>6.09</text:p>
          </table:table-cell>
          <table:table-cell office:value-type="float" office:value="10">
            <text:p>10</text:p>
          </table:table-cell>
          <table:table-cell office:value-type="float" office:value="603.4">
            <text:p>603.4</text:p>
          </table:table-cell>
          <table:table-cell office:value-type="float" office:value="60.41">
            <text:p>60.41</text:p>
          </table:table-cell>
          <table:table-cell office:value-type="float" office:value="9.98841251448436">
            <text:p>9.9884125145</text:p>
          </table:table-cell>
          <table:table-cell office:value-type="float" office:value="0.609">
            <text:p>0.609</text:p>
          </table:table-cell>
          <table:table-cell office:value-type="float" office:value="9.91954022988506">
            <text:p>9.919540229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7.27">
            <text:p>7.27</text:p>
          </table:table-cell>
          <table:table-cell office:value-type="float" office:value="13">
            <text:p>13</text:p>
          </table:table-cell>
          <table:table-cell office:value-type="float" office:value="719.33">
            <text:p>719.33</text:p>
          </table:table-cell>
          <table:table-cell office:value-type="float" office:value="223.74">
            <text:p>223.74</text:p>
          </table:table-cell>
          <table:table-cell office:value-type="float" office:value="3.21502636989363">
            <text:p>3.2150263699</text:p>
          </table:table-cell>
          <table:table-cell office:value-type="float" office:value="0.559230769230769">
            <text:p>0.5592307692</text:p>
          </table:table-cell>
          <table:table-cell office:value-type="float" office:value="30.7757909215956">
            <text:p>30.775790921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087</text:p>
          </table:table-cell>
          <table:table-cell office:value-type="float" office:value="2.53">
            <text:p>2.53</text:p>
          </table:table-cell>
          <table:table-cell office:value-type="float" office:value="8">
            <text:p>8</text:p>
          </table:table-cell>
          <table:table-cell office:value-type="float" office:value="250.47">
            <text:p>250.47</text:p>
          </table:table-cell>
          <table:table-cell office:value-type="float" office:value="58.4">
            <text:p>58.4</text:p>
          </table:table-cell>
          <table:table-cell office:value-type="float" office:value="4.2888698630137">
            <text:p>4.288869863</text:p>
          </table:table-cell>
          <table:table-cell office:value-type="float" office:value="0.31625">
            <text:p>0.31625</text:p>
          </table:table-cell>
          <table:table-cell office:value-type="float" office:value="23.0830039525692">
            <text:p>23.083003952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8.8">
            <text:p>8.8</text:p>
          </table:table-cell>
          <table:table-cell office:value-type="float" office:value="11">
            <text:p>11</text:p>
          </table:table-cell>
          <table:table-cell office:value-type="float" office:value="871.4">
            <text:p>871.4</text:p>
          </table:table-cell>
          <table:table-cell office:value-type="float" office:value="322.92">
            <text:p>322.92</text:p>
          </table:table-cell>
          <table:table-cell office:value-type="float" office:value="2.69850117676205">
            <text:p>2.6985011768</text:p>
          </table:table-cell>
          <table:table-cell office:value-type="float" office:value="0.8">
            <text:p>0.8</text:p>
          </table:table-cell>
          <table:table-cell office:value-type="float" office:value="36.6954545454546">
            <text:p>36.69545454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1.34">
            <text:p>1.34</text:p>
          </table:table-cell>
          <table:table-cell office:value-type="float" office:value="12">
            <text:p>12</text:p>
          </table:table-cell>
          <table:table-cell office:value-type="float" office:value="133.06">
            <text:p>133.06</text:p>
          </table:table-cell>
          <table:table-cell office:value-type="float" office:value="33.92">
            <text:p>33.92</text:p>
          </table:table-cell>
          <table:table-cell office:value-type="float" office:value="3.92275943396226">
            <text:p>3.922759434</text:p>
          </table:table-cell>
          <table:table-cell office:value-type="float" office:value="0.111666666666667">
            <text:p>0.1116666667</text:p>
          </table:table-cell>
          <table:table-cell office:value-type="float" office:value="25.3134328358209">
            <text:p>25.313432835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2.43">
            <text:p>2.43</text:p>
          </table:table-cell>
          <table:table-cell office:value-type="float" office:value="8">
            <text:p>8</text:p>
          </table:table-cell>
          <table:table-cell office:value-type="float" office:value="240.27">
            <text:p>240.27</text:p>
          </table:table-cell>
          <table:table-cell office:value-type="float" office:value="55.82">
            <text:p>55.82</text:p>
          </table:table-cell>
          <table:table-cell office:value-type="float" office:value="4.30437119312075">
            <text:p>4.3043711931</text:p>
          </table:table-cell>
          <table:table-cell office:value-type="float" office:value="0.30375">
            <text:p>0.30375</text:p>
          </table:table-cell>
          <table:table-cell office:value-type="float" office:value="22.9711934156379">
            <text:p>22.97119341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8.1">
            <text:p>8.1</text:p>
          </table:table-cell>
          <table:table-cell office:value-type="float" office:value="11">
            <text:p>11</text:p>
          </table:table-cell>
          <table:table-cell office:value-type="float" office:value="802.2">
            <text:p>802.2</text:p>
          </table:table-cell>
          <table:table-cell office:value-type="float" office:value="341.22">
            <text:p>341.22</text:p>
          </table:table-cell>
          <table:table-cell office:value-type="float" office:value="2.35097590997011">
            <text:p>2.35097591</text:p>
          </table:table-cell>
          <table:table-cell office:value-type="float" office:value="0.736363636363636">
            <text:p>0.7363636364</text:p>
          </table:table-cell>
          <table:table-cell office:value-type="float" office:value="42.1259259259259">
            <text:p>42.12592592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93.7">
            <text:p>593.7</text:p>
          </table:table-cell>
          <table:table-cell office:value-type="float" office:value="32.28">
            <text:p>32.28</text:p>
          </table:table-cell>
          <table:table-cell office:value-type="float" office:value="18.3921933085502">
            <text:p>18.3921933086</text:p>
          </table:table-cell>
          <table:table-cell office:value-type="float" office:value="0.4">
            <text:p>0.4</text:p>
          </table:table-cell>
          <table:table-cell office:value-type="float" office:value="5.38">
            <text:p>5.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10.46">
            <text:p>10.46</text:p>
          </table:table-cell>
          <table:table-cell office:value-type="float" office:value="10">
            <text:p>10</text:p>
          </table:table-cell>
          <table:table-cell office:value-type="float" office:value="1035.54">
            <text:p>1035.54</text:p>
          </table:table-cell>
          <table:table-cell office:value-type="float" office:value="60.3">
            <text:p>60.3</text:p>
          </table:table-cell>
          <table:table-cell office:value-type="float" office:value="17.1731343283582">
            <text:p>17.1731343284</text:p>
          </table:table-cell>
          <table:table-cell office:value-type="float" office:value="1.046">
            <text:p>1.046</text:p>
          </table:table-cell>
          <table:table-cell office:value-type="float" office:value="5.76481835564054">
            <text:p>5.76481835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2.43">
            <text:p>2.43</text:p>
          </table:table-cell>
          <table:table-cell office:value-type="float" office:value="255">
            <text:p>255</text:p>
          </table:table-cell>
          <table:table-cell office:value-type="float" office:value="240.57">
            <text:p>240.57</text:p>
          </table:table-cell>
          <table:table-cell office:value-type="float" office:value="30.21">
            <text:p>30.21</text:p>
          </table:table-cell>
          <table:table-cell office:value-type="float" office:value="7.96325719960278">
            <text:p>7.9632571996</text:p>
          </table:table-cell>
          <table:table-cell office:value-type="float" office:value="0.00952941176470589">
            <text:p>0.0095294118</text:p>
          </table:table-cell>
          <table:table-cell office:value-type="float" office:value="12.4320987654321">
            <text:p>12.432098765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5.28">
            <text:p>5.28</text:p>
          </table:table-cell>
          <table:table-cell office:value-type="float" office:value="1">
            <text:p>1</text:p>
          </table:table-cell>
          <table:table-cell office:value-type="float" office:value="522.23">
            <text:p>522.23</text:p>
          </table:table-cell>
          <table:table-cell office:value-type="float" office:value="139.2">
            <text:p>139.2</text:p>
          </table:table-cell>
          <table:table-cell office:value-type="float" office:value="3.75165229885057">
            <text:p>3.7516522989</text:p>
          </table:table-cell>
          <table:table-cell office:value-type="float" office:value="5.28">
            <text:p>5.28</text:p>
          </table:table-cell>
          <table:table-cell office:value-type="float" office:value="26.3636363636364">
            <text:p>26.36363636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7.09">
            <text:p>7.09</text:p>
          </table:table-cell>
          <table:table-cell office:value-type="float" office:value="13">
            <text:p>13</text:p>
          </table:table-cell>
          <table:table-cell office:value-type="float" office:value="701.91">
            <text:p>701.91</text:p>
          </table:table-cell>
          <table:table-cell office:value-type="float" office:value="198.86">
            <text:p>198.86</text:p>
          </table:table-cell>
          <table:table-cell office:value-type="float" office:value="3.52966911394951">
            <text:p>3.5296691139</text:p>
          </table:table-cell>
          <table:table-cell office:value-type="float" office:value="0.545384615384615">
            <text:p>0.5453846154</text:p>
          </table:table-cell>
          <table:table-cell office:value-type="float" office:value="28.0479548660085">
            <text:p>28.04795486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4.48">
            <text:p>4.48</text:p>
          </table:table-cell>
          <table:table-cell office:value-type="float" office:value="11">
            <text:p>11</text:p>
          </table:table-cell>
          <table:table-cell office:value-type="float" office:value="443.42">
            <text:p>443.42</text:p>
          </table:table-cell>
          <table:table-cell office:value-type="float" office:value="135.62">
            <text:p>135.62</text:p>
          </table:table-cell>
          <table:table-cell office:value-type="float" office:value="3.26957675859018">
            <text:p>3.2695767586</text:p>
          </table:table-cell>
          <table:table-cell office:value-type="float" office:value="0.407272727272727">
            <text:p>0.4072727273</text:p>
          </table:table-cell>
          <table:table-cell office:value-type="float" office:value="30.2723214285714">
            <text:p>30.27232142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1.29">
            <text:p>1.29</text:p>
          </table:table-cell>
          <table:table-cell office:value-type="float" office:value="1">
            <text:p>1</text:p>
          </table:table-cell>
          <table:table-cell office:value-type="float" office:value="127.91">
            <text:p>127.91</text:p>
          </table:table-cell>
          <table:table-cell office:value-type="float" office:value="0.11">
            <text:p>0.11</text:p>
          </table:table-cell>
          <table:table-cell office:value-type="float" office:value="1162.81818181818">
            <text:p>1162.8181818182</text:p>
          </table:table-cell>
          <table:table-cell office:value-type="float" office:value="1.29">
            <text:p>1.29</text:p>
          </table:table-cell>
          <table:table-cell office:value-type="float" office:value="0.0852713178294574">
            <text:p>0.08527131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8.03">
            <text:p>8.03</text:p>
          </table:table-cell>
          <table:table-cell office:value-type="float" office:value="11">
            <text:p>11</text:p>
          </table:table-cell>
          <table:table-cell office:value-type="float" office:value="795.27">
            <text:p>795.27</text:p>
          </table:table-cell>
          <table:table-cell office:value-type="float" office:value="338.59">
            <text:p>338.59</text:p>
          </table:table-cell>
          <table:table-cell office:value-type="float" office:value="2.34876989869754">
            <text:p>2.3487698987</text:p>
          </table:table-cell>
          <table:table-cell office:value-type="float" office:value="0.73">
            <text:p>0.73</text:p>
          </table:table-cell>
          <table:table-cell office:value-type="float" office:value="42.1656288916563">
            <text:p>42.165628891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8.21">
            <text:p>8.21</text:p>
          </table:table-cell>
          <table:table-cell office:value-type="float" office:value="8">
            <text:p>8</text:p>
          </table:table-cell>
          <table:table-cell office:value-type="float" office:value="812.59">
            <text:p>812.59</text:p>
          </table:table-cell>
          <table:table-cell office:value-type="float" office:value="339.4">
            <text:p>339.4</text:p>
          </table:table-cell>
          <table:table-cell office:value-type="float" office:value="2.39419563936358">
            <text:p>2.3941956394</text:p>
          </table:table-cell>
          <table:table-cell office:value-type="float" office:value="1.02625">
            <text:p>1.02625</text:p>
          </table:table-cell>
          <table:table-cell office:value-type="float" office:value="41.3398294762485">
            <text:p>41.339829476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544.1">
            <text:p>544.1</text:p>
          </table:table-cell>
          <table:table-cell office:value-type="float" office:value="192.86">
            <text:p>192.86</text:p>
          </table:table-cell>
          <table:table-cell office:value-type="float" office:value="2.82121746344499">
            <text:p>2.8212174634</text:p>
          </table:table-cell>
          <table:table-cell office:value-type="float" office:value="0.6875">
            <text:p>0.6875</text:p>
          </table:table-cell>
          <table:table-cell office:value-type="float" office:value="35.0654545454545">
            <text:p>35.06545454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2.16">
            <text:p>2.16</text:p>
          </table:table-cell>
          <table:table-cell office:value-type="float" office:value="9">
            <text:p>9</text:p>
          </table:table-cell>
          <table:table-cell office:value-type="float" office:value="213.74">
            <text:p>213.74</text:p>
          </table:table-cell>
          <table:table-cell office:value-type="float" office:value="60.53">
            <text:p>60.53</text:p>
          </table:table-cell>
          <table:table-cell office:value-type="float" office:value="3.53114158268627">
            <text:p>3.5311415827</text:p>
          </table:table-cell>
          <table:table-cell office:value-type="float" office:value="0.24">
            <text:p>0.24</text:p>
          </table:table-cell>
          <table:table-cell office:value-type="float" office:value="28.0231481481481">
            <text:p>28.023148148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97.8">
            <text:p>197.8</text:p>
          </table:table-cell>
          <table:table-cell office:value-type="float" office:value="33.08">
            <text:p>33.08</text:p>
          </table:table-cell>
          <table:table-cell office:value-type="float" office:value="5.97944377267231">
            <text:p>5.9794437727</text:p>
          </table:table-cell>
          <table:table-cell office:value-type="float" office:value="0.181818181818182">
            <text:p>0.1818181818</text:p>
          </table:table-cell>
          <table:table-cell office:value-type="float" office:value="16.54">
            <text:p>16.5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4.55">
            <text:p>4.55</text:p>
          </table:table-cell>
          <table:table-cell office:value-type="float" office:value="10">
            <text:p>10</text:p>
          </table:table-cell>
          <table:table-cell office:value-type="float" office:value="450.25">
            <text:p>450.25</text:p>
          </table:table-cell>
          <table:table-cell office:value-type="float" office:value="114.61">
            <text:p>114.61</text:p>
          </table:table-cell>
          <table:table-cell office:value-type="float" office:value="3.92854026699241">
            <text:p>3.928540267</text:p>
          </table:table-cell>
          <table:table-cell office:value-type="float" office:value="0.455">
            <text:p>0.455</text:p>
          </table:table-cell>
          <table:table-cell office:value-type="float" office:value="25.189010989011">
            <text:p>25.18901098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2.62">
            <text:p>2.62</text:p>
          </table:table-cell>
          <table:table-cell office:value-type="float" office:value="10">
            <text:p>10</text:p>
          </table:table-cell>
          <table:table-cell office:value-type="float" office:value="258.89">
            <text:p>258.89</text:p>
          </table:table-cell>
          <table:table-cell office:value-type="float" office:value="91.84">
            <text:p>91.84</text:p>
          </table:table-cell>
          <table:table-cell office:value-type="float" office:value="2.81892421602787">
            <text:p>2.818924216</text:p>
          </table:table-cell>
          <table:table-cell office:value-type="float" office:value="0.262">
            <text:p>0.262</text:p>
          </table:table-cell>
          <table:table-cell office:value-type="float" office:value="35.0534351145038">
            <text:p>35.05343511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1.66">
            <text:p>1.66</text:p>
          </table:table-cell>
          <table:table-cell office:value-type="float" office:value="10">
            <text:p>10</text:p>
          </table:table-cell>
          <table:table-cell office:value-type="float" office:value="163.94">
            <text:p>163.94</text:p>
          </table:table-cell>
          <table:table-cell office:value-type="float" office:value="33.91">
            <text:p>33.91</text:p>
          </table:table-cell>
          <table:table-cell office:value-type="float" office:value="4.83456207608375">
            <text:p>4.8345620761</text:p>
          </table:table-cell>
          <table:table-cell office:value-type="float" office:value="0.166">
            <text:p>0.166</text:p>
          </table:table-cell>
          <table:table-cell office:value-type="float" office:value="20.4277108433735">
            <text:p>20.427710843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20.94">
            <text:p>20.94</text:p>
          </table:table-cell>
          <table:table-cell office:value-type="float" office:value="13">
            <text:p>13</text:p>
          </table:table-cell>
          <table:table-cell office:value-type="float" office:value="2073.36">
            <text:p>2073.36</text:p>
          </table:table-cell>
          <table:table-cell office:value-type="float" office:value="212.72">
            <text:p>212.72</text:p>
          </table:table-cell>
          <table:table-cell office:value-type="float" office:value="9.74689732982324">
            <text:p>9.7468973298</text:p>
          </table:table-cell>
          <table:table-cell office:value-type="float" office:value="1.61076923076923">
            <text:p>1.6107692308</text:p>
          </table:table-cell>
          <table:table-cell office:value-type="float" office:value="10.1585482330468">
            <text:p>10.1585482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2.49">
            <text:p>2.49</text:p>
          </table:table-cell>
          <table:table-cell office:value-type="float" office:value="12">
            <text:p>12</text:p>
          </table:table-cell>
          <table:table-cell office:value-type="float" office:value="246.21">
            <text:p>246.21</text:p>
          </table:table-cell>
          <table:table-cell office:value-type="float" office:value="58.34">
            <text:p>58.34</text:p>
          </table:table-cell>
          <table:table-cell office:value-type="float" office:value="4.22026054165238">
            <text:p>4.2202605417</text:p>
          </table:table-cell>
          <table:table-cell office:value-type="float" office:value="0.2075">
            <text:p>0.2075</text:p>
          </table:table-cell>
          <table:table-cell office:value-type="float" office:value="23.429718875502">
            <text:p>23.42971887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2.26">
            <text:p>2.26</text:p>
          </table:table-cell>
          <table:table-cell office:value-type="float" office:value="8">
            <text:p>8</text:p>
          </table:table-cell>
          <table:table-cell office:value-type="float" office:value="223.44">
            <text:p>223.44</text:p>
          </table:table-cell>
          <table:table-cell office:value-type="float" office:value="30.67">
            <text:p>30.67</text:p>
          </table:table-cell>
          <table:table-cell office:value-type="float" office:value="7.28529507662211">
            <text:p>7.2852950766</text:p>
          </table:table-cell>
          <table:table-cell office:value-type="float" office:value="0.2825">
            <text:p>0.2825</text:p>
          </table:table-cell>
          <table:table-cell office:value-type="float" office:value="13.570796460177">
            <text:p>13.570796460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.92">
            <text:p>1.92</text:p>
          </table:table-cell>
          <table:table-cell office:value-type="float" office:value="8">
            <text:p>8</text:p>
          </table:table-cell>
          <table:table-cell office:value-type="float" office:value="190.48">
            <text:p>190.48</text:p>
          </table:table-cell>
          <table:table-cell office:value-type="float" office:value="32.36">
            <text:p>32.36</text:p>
          </table:table-cell>
          <table:table-cell office:value-type="float" office:value="5.88627935723115">
            <text:p>5.8862793572</text:p>
          </table:table-cell>
          <table:table-cell office:value-type="float" office:value="0.24">
            <text:p>0.24</text:p>
          </table:table-cell>
          <table:table-cell office:value-type="float" office:value="16.8541666666667">
            <text:p>16.85416666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8.75">
            <text:p>8.75</text:p>
          </table:table-cell>
          <table:table-cell office:value-type="float" office:value="11">
            <text:p>11</text:p>
          </table:table-cell>
          <table:table-cell office:value-type="float" office:value="866.05">
            <text:p>866.05</text:p>
          </table:table-cell>
          <table:table-cell office:value-type="float" office:value="242.51">
            <text:p>242.51</text:p>
          </table:table-cell>
          <table:table-cell office:value-type="float" office:value="3.5711929404973">
            <text:p>3.5711929405</text:p>
          </table:table-cell>
          <table:table-cell office:value-type="float" office:value="0.795454545454545">
            <text:p>0.7954545455</text:p>
          </table:table-cell>
          <table:table-cell office:value-type="float" office:value="27.7154285714286">
            <text:p>27.715428571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9.22">
            <text:p>9.22</text:p>
          </table:table-cell>
          <table:table-cell office:value-type="float" office:value="10">
            <text:p>10</text:p>
          </table:table-cell>
          <table:table-cell office:value-type="float" office:value="912.88">
            <text:p>912.88</text:p>
          </table:table-cell>
          <table:table-cell office:value-type="float" office:value="342.52">
            <text:p>342.52</text:p>
          </table:table-cell>
          <table:table-cell office:value-type="float" office:value="2.6651874343104">
            <text:p>2.6651874343</text:p>
          </table:table-cell>
          <table:table-cell office:value-type="float" office:value="0.922">
            <text:p>0.922</text:p>
          </table:table-cell>
          <table:table-cell office:value-type="float" office:value="37.1496746203904">
            <text:p>37.149674620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2.04">
            <text:p>2.04</text:p>
          </table:table-cell>
          <table:table-cell office:value-type="float" office:value="10">
            <text:p>10</text:p>
          </table:table-cell>
          <table:table-cell office:value-type="float" office:value="201.66">
            <text:p>201.66</text:p>
          </table:table-cell>
          <table:table-cell office:value-type="float" office:value="33.36">
            <text:p>33.36</text:p>
          </table:table-cell>
          <table:table-cell office:value-type="float" office:value="6.04496402877698">
            <text:p>6.0449640288</text:p>
          </table:table-cell>
          <table:table-cell office:value-type="float" office:value="0.204">
            <text:p>0.204</text:p>
          </table:table-cell>
          <table:table-cell office:value-type="float" office:value="16.3529411764706">
            <text:p>16.352941176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2.44">
            <text:p>2.44</text:p>
          </table:table-cell>
          <table:table-cell office:value-type="float" office:value="11">
            <text:p>11</text:p>
          </table:table-cell>
          <table:table-cell office:value-type="float" office:value="241.66">
            <text:p>241.66</text:p>
          </table:table-cell>
          <table:table-cell office:value-type="float" office:value="59.26">
            <text:p>59.26</text:p>
          </table:table-cell>
          <table:table-cell office:value-type="float" office:value="4.07796152548093">
            <text:p>4.0779615255</text:p>
          </table:table-cell>
          <table:table-cell office:value-type="float" office:value="0.221818181818182">
            <text:p>0.2218181818</text:p>
          </table:table-cell>
          <table:table-cell office:value-type="float" office:value="24.2868852459016">
            <text:p>24.2868852459</text:p>
          </table:table-cell>
          <table:table-cell table:number-columns-repeated="1015"/>
        </table:table-row>
        <table:table-row table:style-name="ro2">
          <table:table-cell office:value-type="string">
            <text:p>6516</text:p>
          </table:table-cell>
          <table:table-cell office:value-type="string">
            <text:p>6087</text:p>
          </table:table-cell>
          <table:table-cell office:value-type="float" office:value="3.46">
            <text:p>3.46</text:p>
          </table:table-cell>
          <table:table-cell office:value-type="float" office:value="8">
            <text:p>8</text:p>
          </table:table-cell>
          <table:table-cell office:value-type="float" office:value="342.44">
            <text:p>342.44</text:p>
          </table:table-cell>
          <table:table-cell office:value-type="float" office:value="58.34">
            <text:p>58.34</text:p>
          </table:table-cell>
          <table:table-cell office:value-type="float" office:value="5.86972917380871">
            <text:p>5.8697291738</text:p>
          </table:table-cell>
          <table:table-cell office:value-type="float" office:value="0.4325">
            <text:p>0.4325</text:p>
          </table:table-cell>
          <table:table-cell office:value-type="float" office:value="16.8612716763006">
            <text:p>16.86127167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9.8">
            <text:p>9.8</text:p>
          </table:table-cell>
          <table:table-cell office:value-type="float" office:value="11">
            <text:p>11</text:p>
          </table:table-cell>
          <table:table-cell office:value-type="float" office:value="970.2">
            <text:p>970.2</text:p>
          </table:table-cell>
          <table:table-cell office:value-type="float" office:value="322.82">
            <text:p>322.82</text:p>
          </table:table-cell>
          <table:table-cell office:value-type="float" office:value="3.00539000061954">
            <text:p>3.0053900006</text:p>
          </table:table-cell>
          <table:table-cell office:value-type="float" office:value="0.890909090909091">
            <text:p>0.8909090909</text:p>
          </table:table-cell>
          <table:table-cell office:value-type="float" office:value="32.9408163265306">
            <text:p>32.940816326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2.47">
            <text:p>2.47</text:p>
          </table:table-cell>
          <table:table-cell office:value-type="float" office:value="12">
            <text:p>12</text:p>
          </table:table-cell>
          <table:table-cell office:value-type="float" office:value="244.83">
            <text:p>244.83</text:p>
          </table:table-cell>
          <table:table-cell office:value-type="float" office:value="33.83">
            <text:p>33.83</text:p>
          </table:table-cell>
          <table:table-cell office:value-type="float" office:value="7.23706769139817">
            <text:p>7.2370676914</text:p>
          </table:table-cell>
          <table:table-cell office:value-type="float" office:value="0.205833333333333">
            <text:p>0.2058333333</text:p>
          </table:table-cell>
          <table:table-cell office:value-type="float" office:value="13.6963562753036">
            <text:p>13.696356275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3.32">
            <text:p>3.32</text:p>
          </table:table-cell>
          <table:table-cell office:value-type="float" office:value="8">
            <text:p>8</text:p>
          </table:table-cell>
          <table:table-cell office:value-type="float" office:value="328.28">
            <text:p>328.28</text:p>
          </table:table-cell>
          <table:table-cell office:value-type="float" office:value="55.76">
            <text:p>55.76</text:p>
          </table:table-cell>
          <table:table-cell office:value-type="float" office:value="5.88737446197991">
            <text:p>5.887374462</text:p>
          </table:table-cell>
          <table:table-cell office:value-type="float" office:value="0.415">
            <text:p>0.415</text:p>
          </table:table-cell>
          <table:table-cell office:value-type="float" office:value="16.7951807228916">
            <text:p>16.79518072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7.55">
            <text:p>7.55</text:p>
          </table:table-cell>
          <table:table-cell office:value-type="float" office:value="9">
            <text:p>9</text:p>
          </table:table-cell>
          <table:table-cell office:value-type="float" office:value="747.75">
            <text:p>747.75</text:p>
          </table:table-cell>
          <table:table-cell office:value-type="float" office:value="59.6">
            <text:p>59.6</text:p>
          </table:table-cell>
          <table:table-cell office:value-type="float" office:value="12.5461409395973">
            <text:p>12.5461409396</text:p>
          </table:table-cell>
          <table:table-cell office:value-type="float" office:value="0.838888888888889">
            <text:p>0.8388888889</text:p>
          </table:table-cell>
          <table:table-cell office:value-type="float" office:value="7.89403973509934">
            <text:p>7.894039735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9.18">
            <text:p>9.18</text:p>
          </table:table-cell>
          <table:table-cell office:value-type="float" office:value="11">
            <text:p>11</text:p>
          </table:table-cell>
          <table:table-cell office:value-type="float" office:value="908.42">
            <text:p>908.42</text:p>
          </table:table-cell>
          <table:table-cell office:value-type="float" office:value="341.14">
            <text:p>341.14</text:p>
          </table:table-cell>
          <table:table-cell office:value-type="float" office:value="2.6628949991206">
            <text:p>2.6628949991</text:p>
          </table:table-cell>
          <table:table-cell office:value-type="float" office:value="0.834545454545454">
            <text:p>0.8345454545</text:p>
          </table:table-cell>
          <table:table-cell office:value-type="float" office:value="37.161220043573">
            <text:p>37.16122004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2.96">
            <text:p>2.96</text:p>
          </table:table-cell>
          <table:table-cell office:value-type="float" office:value="10">
            <text:p>10</text:p>
          </table:table-cell>
          <table:table-cell office:value-type="float" office:value="293.53">
            <text:p>293.53</text:p>
          </table:table-cell>
          <table:table-cell office:value-type="float" office:value="32.17">
            <text:p>32.17</text:p>
          </table:table-cell>
          <table:table-cell office:value-type="float" office:value="9.12433944668946">
            <text:p>9.1243394467</text:p>
          </table:table-cell>
          <table:table-cell office:value-type="float" office:value="0.296">
            <text:p>0.296</text:p>
          </table:table-cell>
          <table:table-cell office:value-type="float" office:value="10.8682432432432">
            <text:p>10.868243243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11.4">
            <text:p>11.4</text:p>
          </table:table-cell>
          <table:table-cell office:value-type="float" office:value="10">
            <text:p>10</text:p>
          </table:table-cell>
          <table:table-cell office:value-type="float" office:value="1128.2">
            <text:p>1128.2</text:p>
          </table:table-cell>
          <table:table-cell office:value-type="float" office:value="60.24">
            <text:p>60.24</text:p>
          </table:table-cell>
          <table:table-cell office:value-type="float" office:value="18.7284196547145">
            <text:p>18.7284196547</text:p>
          </table:table-cell>
          <table:table-cell office:value-type="float" office:value="1.14">
            <text:p>1.14</text:p>
          </table:table-cell>
          <table:table-cell office:value-type="float" office:value="5.28421052631579">
            <text:p>5.28421052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3.43">
            <text:p>3.43</text:p>
          </table:table-cell>
          <table:table-cell office:value-type="float" office:value="255">
            <text:p>255</text:p>
          </table:table-cell>
          <table:table-cell office:value-type="float" office:value="339.47">
            <text:p>339.47</text:p>
          </table:table-cell>
          <table:table-cell office:value-type="float" office:value="30.1">
            <text:p>30.1</text:p>
          </table:table-cell>
          <table:table-cell office:value-type="float" office:value="11.278073089701">
            <text:p>11.2780730897</text:p>
          </table:table-cell>
          <table:table-cell office:value-type="float" office:value="0.0134509803921569">
            <text:p>0.0134509804</text:p>
          </table:table-cell>
          <table:table-cell office:value-type="float" office:value="8.77551020408163">
            <text:p>8.775510204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237.3">
            <text:p>237.3</text:p>
          </table:table-cell>
          <table:table-cell office:value-type="float" office:value="139.11">
            <text:p>139.11</text:p>
          </table:table-cell>
          <table:table-cell office:value-type="float" office:value="1.70584429588096">
            <text:p>1.7058442959</text:p>
          </table:table-cell>
          <table:table-cell office:value-type="float" office:value="2.4">
            <text:p>2.4</text:p>
          </table:table-cell>
          <table:table-cell office:value-type="float" office:value="57.9625">
            <text:p>57.962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8.06">
            <text:p>8.06</text:p>
          </table:table-cell>
          <table:table-cell office:value-type="float" office:value="13">
            <text:p>13</text:p>
          </table:table-cell>
          <table:table-cell office:value-type="float" office:value="797.94">
            <text:p>797.94</text:p>
          </table:table-cell>
          <table:table-cell office:value-type="float" office:value="198.9">
            <text:p>198.9</text:p>
          </table:table-cell>
          <table:table-cell office:value-type="float" office:value="4.01176470588235">
            <text:p>4.0117647059</text:p>
          </table:table-cell>
          <table:table-cell office:value-type="float" office:value="0.62">
            <text:p>0.62</text:p>
          </table:table-cell>
          <table:table-cell office:value-type="float" office:value="24.6774193548387">
            <text:p>24.677419354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5.46">
            <text:p>5.46</text:p>
          </table:table-cell>
          <table:table-cell office:value-type="float" office:value="11">
            <text:p>11</text:p>
          </table:table-cell>
          <table:table-cell office:value-type="float" office:value="540.34">
            <text:p>540.34</text:p>
          </table:table-cell>
          <table:table-cell office:value-type="float" office:value="135.57">
            <text:p>135.57</text:p>
          </table:table-cell>
          <table:table-cell office:value-type="float" office:value="3.98569004942096">
            <text:p>3.9856900494</text:p>
          </table:table-cell>
          <table:table-cell office:value-type="float" office:value="0.496363636363636">
            <text:p>0.4963636364</text:p>
          </table:table-cell>
          <table:table-cell office:value-type="float" office:value="24.8296703296703">
            <text:p>24.829670329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1.29">
            <text:p>1.29</text:p>
          </table:table-cell>
          <table:table-cell office:value-type="float" office:value="1">
            <text:p>1</text:p>
          </table:table-cell>
          <table:table-cell office:value-type="float" office:value="127.41">
            <text:p>127.41</text:p>
          </table:table-cell>
          <table:table-cell office:value-type="float" office:value="0.11">
            <text:p>0.11</text:p>
          </table:table-cell>
          <table:table-cell office:value-type="float" office:value="1158.27272727273">
            <text:p>1158.2727272727</text:p>
          </table:table-cell>
          <table:table-cell office:value-type="float" office:value="1.29">
            <text:p>1.29</text:p>
          </table:table-cell>
          <table:table-cell office:value-type="float" office:value="0.0852713178294574">
            <text:p>0.08527131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8.78">
            <text:p>8.78</text:p>
          </table:table-cell>
          <table:table-cell office:value-type="float" office:value="11">
            <text:p>11</text:p>
          </table:table-cell>
          <table:table-cell office:value-type="float" office:value="868.73">
            <text:p>868.73</text:p>
          </table:table-cell>
          <table:table-cell office:value-type="float" office:value="338.51">
            <text:p>338.51</text:p>
          </table:table-cell>
          <table:table-cell office:value-type="float" office:value="2.56633482024165">
            <text:p>2.5663348202</text:p>
          </table:table-cell>
          <table:table-cell office:value-type="float" office:value="0.798181818181818">
            <text:p>0.7981818182</text:p>
          </table:table-cell>
          <table:table-cell office:value-type="float" office:value="38.5546697038724">
            <text:p>38.554669703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9.31">
            <text:p>9.31</text:p>
          </table:table-cell>
          <table:table-cell office:value-type="float" office:value="8">
            <text:p>8</text:p>
          </table:table-cell>
          <table:table-cell office:value-type="float" office:value="922.09">
            <text:p>922.09</text:p>
          </table:table-cell>
          <table:table-cell office:value-type="float" office:value="339.3">
            <text:p>339.3</text:p>
          </table:table-cell>
          <table:table-cell office:value-type="float" office:value="2.7176245210728">
            <text:p>2.7176245211</text:p>
          </table:table-cell>
          <table:table-cell office:value-type="float" office:value="1.16375">
            <text:p>1.16375</text:p>
          </table:table-cell>
          <table:table-cell office:value-type="float" office:value="36.4446831364125">
            <text:p>36.44468313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6.39">
            <text:p>6.39</text:p>
          </table:table-cell>
          <table:table-cell office:value-type="float" office:value="8">
            <text:p>8</text:p>
          </table:table-cell>
          <table:table-cell office:value-type="float" office:value="632.81">
            <text:p>632.81</text:p>
          </table:table-cell>
          <table:table-cell office:value-type="float" office:value="192.75">
            <text:p>192.75</text:p>
          </table:table-cell>
          <table:table-cell office:value-type="float" office:value="3.28306095979248">
            <text:p>3.2830609598</text:p>
          </table:table-cell>
          <table:table-cell office:value-type="float" office:value="0.79875">
            <text:p>0.79875</text:p>
          </table:table-cell>
          <table:table-cell office:value-type="float" office:value="30.1643192488263">
            <text:p>30.164319248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3.22">
            <text:p>3.22</text:p>
          </table:table-cell>
          <table:table-cell office:value-type="float" office:value="9">
            <text:p>9</text:p>
          </table:table-cell>
          <table:table-cell office:value-type="float" office:value="318.78">
            <text:p>318.78</text:p>
          </table:table-cell>
          <table:table-cell office:value-type="float" office:value="60.47">
            <text:p>60.47</text:p>
          </table:table-cell>
          <table:table-cell office:value-type="float" office:value="5.27170497767488">
            <text:p>5.2717049777</text:p>
          </table:table-cell>
          <table:table-cell office:value-type="float" office:value="0.357777777777778">
            <text:p>0.3577777778</text:p>
          </table:table-cell>
          <table:table-cell office:value-type="float" office:value="18.7795031055901">
            <text:p>18.77950310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3.09">
            <text:p>3.09</text:p>
          </table:table-cell>
          <table:table-cell office:value-type="float" office:value="11">
            <text:p>11</text:p>
          </table:table-cell>
          <table:table-cell office:value-type="float" office:value="305.71">
            <text:p>305.71</text:p>
          </table:table-cell>
          <table:table-cell office:value-type="float" office:value="32.98">
            <text:p>32.98</text:p>
          </table:table-cell>
          <table:table-cell office:value-type="float" office:value="9.26955730745907">
            <text:p>9.2695573075</text:p>
          </table:table-cell>
          <table:table-cell office:value-type="float" office:value="0.280909090909091">
            <text:p>0.2809090909</text:p>
          </table:table-cell>
          <table:table-cell office:value-type="float" office:value="10.673139158576">
            <text:p>10.67313915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5.53">
            <text:p>5.53</text:p>
          </table:table-cell>
          <table:table-cell office:value-type="float" office:value="10">
            <text:p>10</text:p>
          </table:table-cell>
          <table:table-cell office:value-type="float" office:value="547.37">
            <text:p>547.37</text:p>
          </table:table-cell>
          <table:table-cell office:value-type="float" office:value="114.52">
            <text:p>114.52</text:p>
          </table:table-cell>
          <table:table-cell office:value-type="float" office:value="4.7796891372686">
            <text:p>4.7796891373</text:p>
          </table:table-cell>
          <table:table-cell office:value-type="float" office:value="0.553">
            <text:p>0.553</text:p>
          </table:table-cell>
          <table:table-cell office:value-type="float" office:value="20.7088607594937">
            <text:p>20.708860759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3.45">
            <text:p>3.45</text:p>
          </table:table-cell>
          <table:table-cell office:value-type="float" office:value="10">
            <text:p>10</text:p>
          </table:table-cell>
          <table:table-cell office:value-type="float" office:value="341.15">
            <text:p>341.15</text:p>
          </table:table-cell>
          <table:table-cell office:value-type="float" office:value="91.81">
            <text:p>91.81</text:p>
          </table:table-cell>
          <table:table-cell office:value-type="float" office:value="3.71582616272737">
            <text:p>3.7158261627</text:p>
          </table:table-cell>
          <table:table-cell office:value-type="float" office:value="0.345">
            <text:p>0.345</text:p>
          </table:table-cell>
          <table:table-cell office:value-type="float" office:value="26.6115942028985">
            <text:p>26.61159420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2.75">
            <text:p>2.75</text:p>
          </table:table-cell>
          <table:table-cell office:value-type="float" office:value="10">
            <text:p>10</text:p>
          </table:table-cell>
          <table:table-cell office:value-type="float" office:value="272.05">
            <text:p>272.05</text:p>
          </table:table-cell>
          <table:table-cell office:value-type="float" office:value="33.81">
            <text:p>33.81</text:p>
          </table:table-cell>
          <table:table-cell office:value-type="float" office:value="8.04643596569062">
            <text:p>8.0464359657</text:p>
          </table:table-cell>
          <table:table-cell office:value-type="float" office:value="0.275">
            <text:p>0.275</text:p>
          </table:table-cell>
          <table:table-cell office:value-type="float" office:value="12.2945454545455">
            <text:p>12.29454545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21.02">
            <text:p>21.02</text:p>
          </table:table-cell>
          <table:table-cell office:value-type="float" office:value="13">
            <text:p>13</text:p>
          </table:table-cell>
          <table:table-cell office:value-type="float" office:value="2080.68">
            <text:p>2080.68</text:p>
          </table:table-cell>
          <table:table-cell office:value-type="float" office:value="212.61">
            <text:p>212.61</text:p>
          </table:table-cell>
          <table:table-cell office:value-type="float" office:value="9.78636940877663">
            <text:p>9.7863694088</text:p>
          </table:table-cell>
          <table:table-cell office:value-type="float" office:value="1.61692307692308">
            <text:p>1.6169230769</text:p>
          </table:table-cell>
          <table:table-cell office:value-type="float" office:value="10.1146527117031">
            <text:p>10.114652711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3.47">
            <text:p>3.47</text:p>
          </table:table-cell>
          <table:table-cell office:value-type="float" office:value="12">
            <text:p>12</text:p>
          </table:table-cell>
          <table:table-cell office:value-type="float" office:value="343.93">
            <text:p>343.93</text:p>
          </table:table-cell>
          <table:table-cell office:value-type="float" office:value="58.28">
            <text:p>58.28</text:p>
          </table:table-cell>
          <table:table-cell office:value-type="float" office:value="5.90133836650652">
            <text:p>5.9013383665</text:p>
          </table:table-cell>
          <table:table-cell office:value-type="float" office:value="0.289166666666667">
            <text:p>0.2891666667</text:p>
          </table:table-cell>
          <table:table-cell office:value-type="float" office:value="16.7953890489914">
            <text:p>16.79538904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4.33">
            <text:p>4.33</text:p>
          </table:table-cell>
          <table:table-cell office:value-type="float" office:value="8">
            <text:p>8</text:p>
          </table:table-cell>
          <table:table-cell office:value-type="float" office:value="428.57">
            <text:p>428.57</text:p>
          </table:table-cell>
          <table:table-cell office:value-type="float" office:value="30.56">
            <text:p>30.56</text:p>
          </table:table-cell>
          <table:table-cell office:value-type="float" office:value="14.023887434555">
            <text:p>14.0238874346</text:p>
          </table:table-cell>
          <table:table-cell office:value-type="float" office:value="0.54125">
            <text:p>0.54125</text:p>
          </table:table-cell>
          <table:table-cell office:value-type="float" office:value="7.05773672055427">
            <text:p>7.05773672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9.66">
            <text:p>9.66</text:p>
          </table:table-cell>
          <table:table-cell office:value-type="float" office:value="9">
            <text:p>9</text:p>
          </table:table-cell>
          <table:table-cell office:value-type="float" office:value="956.04">
            <text:p>956.04</text:p>
          </table:table-cell>
          <table:table-cell office:value-type="float" office:value="361.68">
            <text:p>361.68</text:p>
          </table:table-cell>
          <table:table-cell office:value-type="float" office:value="2.64333112143331">
            <text:p>2.6433311214</text:p>
          </table:table-cell>
          <table:table-cell office:value-type="float" office:value="1.07333333333333">
            <text:p>1.0733333333</text:p>
          </table:table-cell>
          <table:table-cell office:value-type="float" office:value="37.4409937888199">
            <text:p>37.440993788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3.52">
            <text:p>3.52</text:p>
          </table:table-cell>
          <table:table-cell office:value-type="float" office:value="8">
            <text:p>8</text:p>
          </table:table-cell>
          <table:table-cell office:value-type="float" office:value="347.99">
            <text:p>347.99</text:p>
          </table:table-cell>
          <table:table-cell office:value-type="float" office:value="32.25">
            <text:p>32.25</text:p>
          </table:table-cell>
          <table:table-cell office:value-type="float" office:value="10.7903875968992">
            <text:p>10.7903875969</text:p>
          </table:table-cell>
          <table:table-cell office:value-type="float" office:value="0.44">
            <text:p>0.44</text:p>
          </table:table-cell>
          <table:table-cell office:value-type="float" office:value="9.16193181818182">
            <text:p>9.161931818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9.57">
            <text:p>9.57</text:p>
          </table:table-cell>
          <table:table-cell office:value-type="float" office:value="11">
            <text:p>11</text:p>
          </table:table-cell>
          <table:table-cell office:value-type="float" office:value="947.83">
            <text:p>947.83</text:p>
          </table:table-cell>
          <table:table-cell office:value-type="float" office:value="242.5">
            <text:p>242.5</text:p>
          </table:table-cell>
          <table:table-cell office:value-type="float" office:value="3.90857731958763">
            <text:p>3.9085773196</text:p>
          </table:table-cell>
          <table:table-cell office:value-type="float" office:value="0.87">
            <text:p>0.87</text:p>
          </table:table-cell>
          <table:table-cell office:value-type="float" office:value="25.3396029258098">
            <text:p>25.339602925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3.23">
            <text:p>3.23</text:p>
          </table:table-cell>
          <table:table-cell office:value-type="float" office:value="8">
            <text:p>8</text:p>
          </table:table-cell>
          <table:table-cell office:value-type="float" office:value="320.17">
            <text:p>320.17</text:p>
          </table:table-cell>
          <table:table-cell office:value-type="float" office:value="35.72">
            <text:p>35.72</text:p>
          </table:table-cell>
          <table:table-cell office:value-type="float" office:value="8.96332586786114">
            <text:p>8.9633258679</text:p>
          </table:table-cell>
          <table:table-cell office:value-type="float" office:value="0.40375">
            <text:p>0.40375</text:p>
          </table:table-cell>
          <table:table-cell office:value-type="float" office:value="11.0588235294118">
            <text:p>11.058823529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0.2">
            <text:p>10.2</text:p>
          </table:table-cell>
          <table:table-cell office:value-type="float" office:value="10">
            <text:p>10</text:p>
          </table:table-cell>
          <table:table-cell office:value-type="float" office:value="1009.9">
            <text:p>1009.9</text:p>
          </table:table-cell>
          <table:table-cell office:value-type="float" office:value="342.44">
            <text:p>342.44</text:p>
          </table:table-cell>
          <table:table-cell office:value-type="float" office:value="2.94912977455905">
            <text:p>2.9491297746</text:p>
          </table:table-cell>
          <table:table-cell office:value-type="float" office:value="1.02">
            <text:p>1.02</text:p>
          </table:table-cell>
          <table:table-cell office:value-type="float" office:value="33.5725490196078">
            <text:p>33.572549019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7.13">
            <text:p>7.13</text:p>
          </table:table-cell>
          <table:table-cell office:value-type="float" office:value="10">
            <text:p>10</text:p>
          </table:table-cell>
          <table:table-cell office:value-type="float" office:value="705.57">
            <text:p>705.57</text:p>
          </table:table-cell>
          <table:table-cell office:value-type="float" office:value="60.35">
            <text:p>60.35</text:p>
          </table:table-cell>
          <table:table-cell office:value-type="float" office:value="11.6913007456504">
            <text:p>11.6913007457</text:p>
          </table:table-cell>
          <table:table-cell office:value-type="float" office:value="0.713">
            <text:p>0.713</text:p>
          </table:table-cell>
          <table:table-cell office:value-type="float" office:value="8.46423562412342">
            <text:p>8.464235624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96.7">
            <text:p>296.7</text:p>
          </table:table-cell>
          <table:table-cell office:value-type="float" office:value="33.25">
            <text:p>33.25</text:p>
          </table:table-cell>
          <table:table-cell office:value-type="float" office:value="8.92330827067669">
            <text:p>8.9233082707</text:p>
          </table:table-cell>
          <table:table-cell office:value-type="float" office:value="0.3">
            <text:p>0.3</text:p>
          </table:table-cell>
          <table:table-cell office:value-type="float" office:value="11.0833333333333">
            <text:p>11.08333333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3.44">
            <text:p>3.44</text:p>
          </table:table-cell>
          <table:table-cell office:value-type="float" office:value="12">
            <text:p>12</text:p>
          </table:table-cell>
          <table:table-cell office:value-type="float" office:value="341.06">
            <text:p>341.06</text:p>
          </table:table-cell>
          <table:table-cell office:value-type="float" office:value="59.2">
            <text:p>59.2</text:p>
          </table:table-cell>
          <table:table-cell office:value-type="float" office:value="5.76114864864865">
            <text:p>5.7611486486</text:p>
          </table:table-cell>
          <table:table-cell office:value-type="float" office:value="0.286666666666667">
            <text:p>0.2866666667</text:p>
          </table:table-cell>
          <table:table-cell office:value-type="float" office:value="17.2093023255814">
            <text:p>17.20930232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8.14">
            <text:p>8.14</text:p>
          </table:table-cell>
          <table:table-cell office:value-type="float" office:value="13">
            <text:p>13</text:p>
          </table:table-cell>
          <table:table-cell office:value-type="float" office:value="806.35">
            <text:p>806.35</text:p>
          </table:table-cell>
          <table:table-cell office:value-type="float" office:value="223.64">
            <text:p>223.64</text:p>
          </table:table-cell>
          <table:table-cell office:value-type="float" office:value="3.6055714541227">
            <text:p>3.6055714541</text:p>
          </table:table-cell>
          <table:table-cell office:value-type="float" office:value="0.626153846153846">
            <text:p>0.6261538462</text:p>
          </table:table-cell>
          <table:table-cell office:value-type="float" office:value="27.4742014742015">
            <text:p>27.4742014742</text:p>
          </table:table-cell>
          <table:table-cell table:number-columns-repeated="1015"/>
        </table:table-row>
        <table:table-row table:style-name="ro2">
          <table:table-cell office:value-type="string">
            <text:p>6519</text:p>
          </table:table-cell>
          <table:table-cell office:value-type="string">
            <text:p>6087</text:p>
          </table:table-cell>
          <table:table-cell office:value-type="float" office:value="7.71">
            <text:p>7.71</text:p>
          </table:table-cell>
          <table:table-cell office:value-type="float" office:value="5">
            <text:p>5</text:p>
          </table:table-cell>
          <table:table-cell office:value-type="float" office:value="763.29">
            <text:p>763.29</text:p>
          </table:table-cell>
          <table:table-cell office:value-type="float" office:value="282.61">
            <text:p>282.61</text:p>
          </table:table-cell>
          <table:table-cell office:value-type="float" office:value="2.70085984218534">
            <text:p>2.7008598422</text:p>
          </table:table-cell>
          <table:table-cell office:value-type="float" office:value="1.542">
            <text:p>1.542</text:p>
          </table:table-cell>
          <table:table-cell office:value-type="float" office:value="36.6549935149157">
            <text:p>36.654993514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6.57">
            <text:p>6.57</text:p>
          </table:table-cell>
          <table:table-cell office:value-type="float" office:value="7">
            <text:p>7</text:p>
          </table:table-cell>
          <table:table-cell office:value-type="float" office:value="650.83">
            <text:p>650.83</text:p>
          </table:table-cell>
          <table:table-cell office:value-type="float" office:value="84.46">
            <text:p>84.46</text:p>
          </table:table-cell>
          <table:table-cell office:value-type="float" office:value="7.70577788302155">
            <text:p>7.705777883</text:p>
          </table:table-cell>
          <table:table-cell office:value-type="float" office:value="0.938571428571429">
            <text:p>0.9385714286</text:p>
          </table:table-cell>
          <table:table-cell office:value-type="float" office:value="12.855403348554">
            <text:p>12.85540334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7.49">
            <text:p>7.49</text:p>
          </table:table-cell>
          <table:table-cell office:value-type="float" office:value="13">
            <text:p>13</text:p>
          </table:table-cell>
          <table:table-cell office:value-type="float" office:value="741.31">
            <text:p>741.31</text:p>
          </table:table-cell>
          <table:table-cell office:value-type="float" office:value="330.84">
            <text:p>330.84</text:p>
          </table:table-cell>
          <table:table-cell office:value-type="float" office:value="2.24069036392214">
            <text:p>2.2406903639</text:p>
          </table:table-cell>
          <table:table-cell office:value-type="float" office:value="0.576153846153846">
            <text:p>0.5761538462</text:p>
          </table:table-cell>
          <table:table-cell office:value-type="float" office:value="44.1708945260347">
            <text:p>44.17089452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13.32">
            <text:p>13.32</text:p>
          </table:table-cell>
          <table:table-cell office:value-type="float" office:value="7">
            <text:p>7</text:p>
          </table:table-cell>
          <table:table-cell office:value-type="float" office:value="1318.68">
            <text:p>1318.68</text:p>
          </table:table-cell>
          <table:table-cell office:value-type="float" office:value="285.05">
            <text:p>285.05</text:p>
          </table:table-cell>
          <table:table-cell office:value-type="float" office:value="4.62613576565515">
            <text:p>4.6261357657</text:p>
          </table:table-cell>
          <table:table-cell office:value-type="float" office:value="1.90285714285714">
            <text:p>1.9028571429</text:p>
          </table:table-cell>
          <table:table-cell office:value-type="float" office:value="21.4001501501501">
            <text:p>21.400150150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22.75">
            <text:p>22.75</text:p>
          </table:table-cell>
          <table:table-cell office:value-type="float" office:value="9">
            <text:p>9</text:p>
          </table:table-cell>
          <table:table-cell office:value-type="float" office:value="2252.15">
            <text:p>2252.15</text:p>
          </table:table-cell>
          <table:table-cell office:value-type="float" office:value="281.71">
            <text:p>281.71</text:p>
          </table:table-cell>
          <table:table-cell office:value-type="float" office:value="7.99456888289376">
            <text:p>7.9945688829</text:p>
          </table:table-cell>
          <table:table-cell office:value-type="float" office:value="2.52777777777778">
            <text:p>2.5277777778</text:p>
          </table:table-cell>
          <table:table-cell office:value-type="float" office:value="12.3828571428571">
            <text:p>12.38285714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1.02">
            <text:p>1.02</text:p>
          </table:table-cell>
          <table:table-cell office:value-type="float" office:value="6">
            <text:p>6</text:p>
          </table:table-cell>
          <table:table-cell office:value-type="float" office:value="100.98">
            <text:p>100.98</text:p>
          </table:table-cell>
          <table:table-cell office:value-type="float" office:value="5.61">
            <text:p>5.61</text:p>
          </table:table-cell>
          <table:table-cell office:value-type="float" office:value="18">
            <text:p>18</text:p>
          </table:table-cell>
          <table:table-cell office:value-type="float" office:value="0.17">
            <text:p>0.17</text:p>
          </table:table-cell>
          <table:table-cell office:value-type="float" office:value="5.5">
            <text:p>5.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7.08">
            <text:p>7.08</text:p>
          </table:table-cell>
          <table:table-cell office:value-type="float" office:value="8">
            <text:p>8</text:p>
          </table:table-cell>
          <table:table-cell office:value-type="float" office:value="701.32">
            <text:p>701.32</text:p>
          </table:table-cell>
          <table:table-cell office:value-type="float" office:value="322.07">
            <text:p>322.07</text:p>
          </table:table-cell>
          <table:table-cell office:value-type="float" office:value="2.17753904430714">
            <text:p>2.1775390443</text:p>
          </table:table-cell>
          <table:table-cell office:value-type="float" office:value="0.885">
            <text:p>0.885</text:p>
          </table:table-cell>
          <table:table-cell office:value-type="float" office:value="45.4901129943503">
            <text:p>45.49011299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7.93">
            <text:p>7.93</text:p>
          </table:table-cell>
          <table:table-cell office:value-type="float" office:value="6">
            <text:p>6</text:p>
          </table:table-cell>
          <table:table-cell office:value-type="float" office:value="785.47">
            <text:p>785.47</text:p>
          </table:table-cell>
          <table:table-cell office:value-type="float" office:value="281.33">
            <text:p>281.33</text:p>
          </table:table-cell>
          <table:table-cell office:value-type="float" office:value="2.79198805673053">
            <text:p>2.7919880567</text:p>
          </table:table-cell>
          <table:table-cell office:value-type="float" office:value="1.32166666666667">
            <text:p>1.3216666667</text:p>
          </table:table-cell>
          <table:table-cell office:value-type="float" office:value="35.4766708701135">
            <text:p>35.47667087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7.19">
            <text:p>7.19</text:p>
          </table:table-cell>
          <table:table-cell office:value-type="float" office:value="255">
            <text:p>255</text:p>
          </table:table-cell>
          <table:table-cell office:value-type="float" office:value="711.71">
            <text:p>711.71</text:p>
          </table:table-cell>
          <table:table-cell office:value-type="float" office:value="320.7">
            <text:p>320.7</text:p>
          </table:table-cell>
          <table:table-cell office:value-type="float" office:value="2.21923916432803">
            <text:p>2.2192391643</text:p>
          </table:table-cell>
          <table:table-cell office:value-type="float" office:value="0.0281960784313725">
            <text:p>0.0281960784</text:p>
          </table:table-cell>
          <table:table-cell office:value-type="float" office:value="44.6036161335188">
            <text:p>44.60361613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12.58">
            <text:p>12.58</text:p>
          </table:table-cell>
          <table:table-cell office:value-type="float" office:value="10">
            <text:p>10</text:p>
          </table:table-cell>
          <table:table-cell office:value-type="float" office:value="1245.02">
            <text:p>1245.02</text:p>
          </table:table-cell>
          <table:table-cell office:value-type="float" office:value="202.27">
            <text:p>202.27</text:p>
          </table:table-cell>
          <table:table-cell office:value-type="float" office:value="6.15523804815346">
            <text:p>6.1552380482</text:p>
          </table:table-cell>
          <table:table-cell office:value-type="float" office:value="1.258">
            <text:p>1.258</text:p>
          </table:table-cell>
          <table:table-cell office:value-type="float" office:value="16.0786963434022">
            <text:p>16.078696343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11.26">
            <text:p>11.26</text:p>
          </table:table-cell>
          <table:table-cell office:value-type="float" office:value="10">
            <text:p>10</text:p>
          </table:table-cell>
          <table:table-cell office:value-type="float" office:value="1115.14">
            <text:p>1115.14</text:p>
          </table:table-cell>
          <table:table-cell office:value-type="float" office:value="309.91">
            <text:p>309.91</text:p>
          </table:table-cell>
          <table:table-cell office:value-type="float" office:value="3.59827046561905">
            <text:p>3.5982704656</text:p>
          </table:table-cell>
          <table:table-cell office:value-type="float" office:value="1.126">
            <text:p>1.126</text:p>
          </table:table-cell>
          <table:table-cell office:value-type="float" office:value="27.5230905861456">
            <text:p>27.523090586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8.75">
            <text:p>8.75</text:p>
          </table:table-cell>
          <table:table-cell office:value-type="float" office:value="8">
            <text:p>8</text:p>
          </table:table-cell>
          <table:table-cell office:value-type="float" office:value="866.65">
            <text:p>866.65</text:p>
          </table:table-cell>
          <table:table-cell office:value-type="float" office:value="217.74">
            <text:p>217.74</text:p>
          </table:table-cell>
          <table:table-cell office:value-type="float" office:value="3.98020574997704">
            <text:p>3.98020575</text:p>
          </table:table-cell>
          <table:table-cell office:value-type="float" office:value="1.09375">
            <text:p>1.09375</text:p>
          </table:table-cell>
          <table:table-cell office:value-type="float" office:value="24.8845714285714">
            <text:p>24.88457142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7.52">
            <text:p>7.52</text:p>
          </table:table-cell>
          <table:table-cell office:value-type="float" office:value="10">
            <text:p>10</text:p>
          </table:table-cell>
          <table:table-cell office:value-type="float" office:value="744.58">
            <text:p>744.58</text:p>
          </table:table-cell>
          <table:table-cell office:value-type="float" office:value="338.59">
            <text:p>338.59</text:p>
          </table:table-cell>
          <table:table-cell office:value-type="float" office:value="2.19906081101037">
            <text:p>2.199060811</text:p>
          </table:table-cell>
          <table:table-cell office:value-type="float" office:value="0.752">
            <text:p>0.752</text:p>
          </table:table-cell>
          <table:table-cell office:value-type="float" office:value="45.0252659574468">
            <text:p>45.025265957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8.61">
            <text:p>8.61</text:p>
          </table:table-cell>
          <table:table-cell office:value-type="float" office:value="10">
            <text:p>10</text:p>
          </table:table-cell>
          <table:table-cell office:value-type="float" office:value="852.59">
            <text:p>852.59</text:p>
          </table:table-cell>
          <table:table-cell office:value-type="float" office:value="338.51">
            <text:p>338.51</text:p>
          </table:table-cell>
          <table:table-cell office:value-type="float" office:value="2.51865528344805">
            <text:p>2.5186552834</text:p>
          </table:table-cell>
          <table:table-cell office:value-type="float" office:value="0.861">
            <text:p>0.861</text:p>
          </table:table-cell>
          <table:table-cell office:value-type="float" office:value="39.3159117305459">
            <text:p>39.315911730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4.24">
            <text:p>14.24</text:p>
          </table:table-cell>
          <table:table-cell office:value-type="float" office:value="6">
            <text:p>6</text:p>
          </table:table-cell>
          <table:table-cell office:value-type="float" office:value="1409.46">
            <text:p>1409.46</text:p>
          </table:table-cell>
          <table:table-cell office:value-type="float" office:value="97.02">
            <text:p>97.02</text:p>
          </table:table-cell>
          <table:table-cell office:value-type="float" office:value="14.5275200989487">
            <text:p>14.5275200989</text:p>
          </table:table-cell>
          <table:table-cell office:value-type="float" office:value="2.37333333333333">
            <text:p>2.3733333333</text:p>
          </table:table-cell>
          <table:table-cell office:value-type="float" office:value="6.81320224719101">
            <text:p>6.813202247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10.9">
            <text:p>10.9</text:p>
          </table:table-cell>
          <table:table-cell office:value-type="float" office:value="6">
            <text:p>6</text:p>
          </table:table-cell>
          <table:table-cell office:value-type="float" office:value="1078.9">
            <text:p>1078.9</text:p>
          </table:table-cell>
          <table:table-cell office:value-type="float" office:value="188.27">
            <text:p>188.27</text:p>
          </table:table-cell>
          <table:table-cell office:value-type="float" office:value="5.73059967068572">
            <text:p>5.7305996707</text:p>
          </table:table-cell>
          <table:table-cell office:value-type="float" office:value="1.81666666666667">
            <text:p>1.8166666667</text:p>
          </table:table-cell>
          <table:table-cell office:value-type="float" office:value="17.2724770642202">
            <text:p>17.27247706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7.8">
            <text:p>7.8</text:p>
          </table:table-cell>
          <table:table-cell office:value-type="float" office:value="6">
            <text:p>6</text:p>
          </table:table-cell>
          <table:table-cell office:value-type="float" office:value="772.1">
            <text:p>772.1</text:p>
          </table:table-cell>
          <table:table-cell office:value-type="float" office:value="280.98">
            <text:p>280.98</text:p>
          </table:table-cell>
          <table:table-cell office:value-type="float" office:value="2.74788241155954">
            <text:p>2.7478824116</text:p>
          </table:table-cell>
          <table:table-cell office:value-type="float" office:value="1.3">
            <text:p>1.3</text:p>
          </table:table-cell>
          <table:table-cell office:value-type="float" office:value="36.0230769230769">
            <text:p>36.023076923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6.99">
            <text:p>6.99</text:p>
          </table:table-cell>
          <table:table-cell office:value-type="float" office:value="8">
            <text:p>8</text:p>
          </table:table-cell>
          <table:table-cell office:value-type="float" office:value="691.51">
            <text:p>691.51</text:p>
          </table:table-cell>
          <table:table-cell office:value-type="float" office:value="324.75">
            <text:p>324.75</text:p>
          </table:table-cell>
          <table:table-cell office:value-type="float" office:value="2.1293610469592">
            <text:p>2.129361047</text:p>
          </table:table-cell>
          <table:table-cell office:value-type="float" office:value="0.87375">
            <text:p>0.87375</text:p>
          </table:table-cell>
          <table:table-cell office:value-type="float" office:value="46.4592274678112">
            <text:p>46.45922746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9.75">
            <text:p>9.75</text:p>
          </table:table-cell>
          <table:table-cell office:value-type="float" office:value="8">
            <text:p>8</text:p>
          </table:table-cell>
          <table:table-cell office:value-type="float" office:value="965.55">
            <text:p>965.55</text:p>
          </table:table-cell>
          <table:table-cell office:value-type="float" office:value="224.35">
            <text:p>224.35</text:p>
          </table:table-cell>
          <table:table-cell office:value-type="float" office:value="4.30376643637174">
            <text:p>4.3037664364</text:p>
          </table:table-cell>
          <table:table-cell office:value-type="float" office:value="1.21875">
            <text:p>1.21875</text:p>
          </table:table-cell>
          <table:table-cell office:value-type="float" office:value="23.0102564102564">
            <text:p>23.010256410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7.48">
            <text:p>7.48</text:p>
          </table:table-cell>
          <table:table-cell office:value-type="float" office:value="8">
            <text:p>8</text:p>
          </table:table-cell>
          <table:table-cell office:value-type="float" office:value="740.92">
            <text:p>740.92</text:p>
          </table:table-cell>
          <table:table-cell office:value-type="float" office:value="267.5">
            <text:p>267.5</text:p>
          </table:table-cell>
          <table:table-cell office:value-type="float" office:value="2.76979439252336">
            <text:p>2.7697943925</text:p>
          </table:table-cell>
          <table:table-cell office:value-type="float" office:value="0.935">
            <text:p>0.935</text:p>
          </table:table-cell>
          <table:table-cell office:value-type="float" office:value="35.7620320855615">
            <text:p>35.76203208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7.11">
            <text:p>7.11</text:p>
          </table:table-cell>
          <table:table-cell office:value-type="float" office:value="7">
            <text:p>7</text:p>
          </table:table-cell>
          <table:table-cell office:value-type="float" office:value="704.29">
            <text:p>704.29</text:p>
          </table:table-cell>
          <table:table-cell office:value-type="float" office:value="331.24">
            <text:p>331.24</text:p>
          </table:table-cell>
          <table:table-cell office:value-type="float" office:value="2.12622267842048">
            <text:p>2.1262226784</text:p>
          </table:table-cell>
          <table:table-cell office:value-type="float" office:value="1.01571428571429">
            <text:p>1.0157142857</text:p>
          </table:table-cell>
          <table:table-cell office:value-type="float" office:value="46.5879043600563">
            <text:p>46.58790436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24.73">
            <text:p>24.73</text:p>
          </table:table-cell>
          <table:table-cell office:value-type="float" office:value="10">
            <text:p>10</text:p>
          </table:table-cell>
          <table:table-cell office:value-type="float" office:value="2448.67">
            <text:p>2448.67</text:p>
          </table:table-cell>
          <table:table-cell office:value-type="float" office:value="167.7">
            <text:p>167.7</text:p>
          </table:table-cell>
          <table:table-cell office:value-type="float" office:value="14.6014907573047">
            <text:p>14.6014907573</text:p>
          </table:table-cell>
          <table:table-cell office:value-type="float" office:value="2.473">
            <text:p>2.473</text:p>
          </table:table-cell>
          <table:table-cell office:value-type="float" office:value="6.78123736352608">
            <text:p>6.78123736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7.69">
            <text:p>7.69</text:p>
          </table:table-cell>
          <table:table-cell office:value-type="float" office:value="9">
            <text:p>9</text:p>
          </table:table-cell>
          <table:table-cell office:value-type="float" office:value="761.41">
            <text:p>761.41</text:p>
          </table:table-cell>
          <table:table-cell office:value-type="float" office:value="282.7">
            <text:p>282.7</text:p>
          </table:table-cell>
          <table:table-cell office:value-type="float" office:value="2.69334984082066">
            <text:p>2.6933498408</text:p>
          </table:table-cell>
          <table:table-cell office:value-type="float" office:value="0.854444444444444">
            <text:p>0.8544444444</text:p>
          </table:table-cell>
          <table:table-cell office:value-type="float" office:value="36.7620286085826">
            <text:p>36.76202860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7.95">
            <text:p>7.95</text:p>
          </table:table-cell>
          <table:table-cell office:value-type="float" office:value="5">
            <text:p>5</text:p>
          </table:table-cell>
          <table:table-cell office:value-type="float" office:value="787.05">
            <text:p>787.05</text:p>
          </table:table-cell>
          <table:table-cell office:value-type="float" office:value="320.48">
            <text:p>320.48</text:p>
          </table:table-cell>
          <table:table-cell office:value-type="float" office:value="2.45584747878183">
            <text:p>2.4558474788</text:p>
          </table:table-cell>
          <table:table-cell office:value-type="float" office:value="1.59">
            <text:p>1.59</text:p>
          </table:table-cell>
          <table:table-cell office:value-type="float" office:value="40.3119496855346">
            <text:p>40.31194968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7.68">
            <text:p>7.68</text:p>
          </table:table-cell>
          <table:table-cell office:value-type="float" office:value="12">
            <text:p>12</text:p>
          </table:table-cell>
          <table:table-cell office:value-type="float" office:value="760.52">
            <text:p>760.52</text:p>
          </table:table-cell>
          <table:table-cell office:value-type="float" office:value="24.7">
            <text:p>24.7</text:p>
          </table:table-cell>
          <table:table-cell office:value-type="float" office:value="30.7902834008097">
            <text:p>30.7902834008</text:p>
          </table:table-cell>
          <table:table-cell office:value-type="float" office:value="0.64">
            <text:p>0.64</text:p>
          </table:table-cell>
          <table:table-cell office:value-type="float" office:value="3.21614583333333">
            <text:p>3.21614583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6.74">
            <text:p>6.74</text:p>
          </table:table-cell>
          <table:table-cell office:value-type="float" office:value="5">
            <text:p>5</text:p>
          </table:table-cell>
          <table:table-cell office:value-type="float" office:value="666.86">
            <text:p>666.86</text:p>
          </table:table-cell>
          <table:table-cell office:value-type="float" office:value="321.91">
            <text:p>321.91</text:p>
          </table:table-cell>
          <table:table-cell office:value-type="float" office:value="2.07157279985089">
            <text:p>2.0715727999</text:p>
          </table:table-cell>
          <table:table-cell office:value-type="float" office:value="1.348">
            <text:p>1.348</text:p>
          </table:table-cell>
          <table:table-cell office:value-type="float" office:value="47.7611275964392">
            <text:p>47.76112759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13.84">
            <text:p>13.84</text:p>
          </table:table-cell>
          <table:table-cell office:value-type="float" office:value="10">
            <text:p>10</text:p>
          </table:table-cell>
          <table:table-cell office:value-type="float" office:value="1369.76">
            <text:p>1369.76</text:p>
          </table:table-cell>
          <table:table-cell office:value-type="float" office:value="233.17">
            <text:p>233.17</text:p>
          </table:table-cell>
          <table:table-cell office:value-type="float" office:value="5.87451215851096">
            <text:p>5.8745121585</text:p>
          </table:table-cell>
          <table:table-cell office:value-type="float" office:value="1.384">
            <text:p>1.384</text:p>
          </table:table-cell>
          <table:table-cell office:value-type="float" office:value="16.8475433526012">
            <text:p>16.847543352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7.42">
            <text:p>7.42</text:p>
          </table:table-cell>
          <table:table-cell office:value-type="float" office:value="6">
            <text:p>6</text:p>
          </table:table-cell>
          <table:table-cell office:value-type="float" office:value="734.78">
            <text:p>734.78</text:p>
          </table:table-cell>
          <table:table-cell office:value-type="float" office:value="331.03">
            <text:p>331.03</text:p>
          </table:table-cell>
          <table:table-cell office:value-type="float" office:value="2.21967797480591">
            <text:p>2.2196779748</text:p>
          </table:table-cell>
          <table:table-cell office:value-type="float" office:value="1.23666666666667">
            <text:p>1.2366666667</text:p>
          </table:table-cell>
          <table:table-cell office:value-type="float" office:value="44.6132075471698">
            <text:p>44.613207547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5.63">
            <text:p>15.63</text:p>
          </table:table-cell>
          <table:table-cell office:value-type="float" office:value="8">
            <text:p>8</text:p>
          </table:table-cell>
          <table:table-cell office:value-type="float" office:value="1547.87">
            <text:p>1547.87</text:p>
          </table:table-cell>
          <table:table-cell office:value-type="float" office:value="7.44">
            <text:p>7.44</text:p>
          </table:table-cell>
          <table:table-cell office:value-type="float" office:value="208.047043010753">
            <text:p>208.0470430108</text:p>
          </table:table-cell>
          <table:table-cell office:value-type="float" office:value="1.95375">
            <text:p>1.95375</text:p>
          </table:table-cell>
          <table:table-cell office:value-type="float" office:value="0.476007677543186">
            <text:p>0.47600767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7.92">
            <text:p>7.92</text:p>
          </table:table-cell>
          <table:table-cell office:value-type="float" office:value="6">
            <text:p>6</text:p>
          </table:table-cell>
          <table:table-cell office:value-type="float" office:value="784.28">
            <text:p>784.28</text:p>
          </table:table-cell>
          <table:table-cell office:value-type="float" office:value="281.16">
            <text:p>281.16</text:p>
          </table:table-cell>
          <table:table-cell office:value-type="float" office:value="2.7894437331057">
            <text:p>2.7894437331</text:p>
          </table:table-cell>
          <table:table-cell office:value-type="float" office:value="1.32">
            <text:p>1.32</text:p>
          </table:table-cell>
          <table:table-cell office:value-type="float" office:value="35.5">
            <text:p>35.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7.66">
            <text:p>7.66</text:p>
          </table:table-cell>
          <table:table-cell office:value-type="float" office:value="9">
            <text:p>9</text:p>
          </table:table-cell>
          <table:table-cell office:value-type="float" office:value="758.34">
            <text:p>758.34</text:p>
          </table:table-cell>
          <table:table-cell office:value-type="float" office:value="324.44">
            <text:p>324.44</text:p>
          </table:table-cell>
          <table:table-cell office:value-type="float" office:value="2.33738133399088">
            <text:p>2.337381334</text:p>
          </table:table-cell>
          <table:table-cell office:value-type="float" office:value="0.851111111111111">
            <text:p>0.8511111111</text:p>
          </table:table-cell>
          <table:table-cell office:value-type="float" office:value="42.355091383812">
            <text:p>42.35509138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office:value-type="float" office:value="743">
            <text:p>743</text:p>
          </table:table-cell>
          <table:table-cell office:value-type="float" office:value="282.1">
            <text:p>282.1</text:p>
          </table:table-cell>
          <table:table-cell office:value-type="float" office:value="2.63381779510812">
            <text:p>2.6338177951</text:p>
          </table:table-cell>
          <table:table-cell office:value-type="float" office:value="0.9375">
            <text:p>0.9375</text:p>
          </table:table-cell>
          <table:table-cell office:value-type="float" office:value="37.6133333333333">
            <text:p>37.61333333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12.27">
            <text:p>12.27</text:p>
          </table:table-cell>
          <table:table-cell office:value-type="float" office:value="9">
            <text:p>9</text:p>
          </table:table-cell>
          <table:table-cell office:value-type="float" office:value="1215.03">
            <text:p>1215.03</text:p>
          </table:table-cell>
          <table:table-cell office:value-type="float" office:value="130.56">
            <text:p>130.56</text:p>
          </table:table-cell>
          <table:table-cell office:value-type="float" office:value="9.30629595588235">
            <text:p>9.3062959559</text:p>
          </table:table-cell>
          <table:table-cell office:value-type="float" office:value="1.36333333333333">
            <text:p>1.3633333333</text:p>
          </table:table-cell>
          <table:table-cell office:value-type="float" office:value="10.640586797066">
            <text:p>10.6405867971</text:p>
          </table:table-cell>
          <table:table-cell table:number-columns-repeated="1015"/>
        </table:table-row>
        <table:table-row table:style-name="ro2">
          <table:table-cell office:value-type="string">
            <text:p>6532</text:p>
          </table:table-cell>
          <table:table-cell office:value-type="string">
            <text:p>6087</text:p>
          </table:table-cell>
          <table:table-cell office:value-type="float" office:value="9.29">
            <text:p>9.29</text:p>
          </table:table-cell>
          <table:table-cell office:value-type="float" office:value="7">
            <text:p>7</text:p>
          </table:table-cell>
          <table:table-cell office:value-type="float" office:value="919.81">
            <text:p>919.81</text:p>
          </table:table-cell>
          <table:table-cell office:value-type="float" office:value="291.23">
            <text:p>291.23</text:p>
          </table:table-cell>
          <table:table-cell office:value-type="float" office:value="3.1583628060296">
            <text:p>3.158362806</text:p>
          </table:table-cell>
          <table:table-cell office:value-type="float" office:value="1.32714285714286">
            <text:p>1.3271428571</text:p>
          </table:table-cell>
          <table:table-cell office:value-type="float" office:value="31.3487621097955">
            <text:p>31.34876210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14.49">
            <text:p>14.49</text:p>
          </table:table-cell>
          <table:table-cell office:value-type="float" office:value="6">
            <text:p>6</text:p>
          </table:table-cell>
          <table:table-cell office:value-type="float" office:value="1434.21">
            <text:p>1434.21</text:p>
          </table:table-cell>
          <table:table-cell office:value-type="float" office:value="20.25">
            <text:p>20.25</text:p>
          </table:table-cell>
          <table:table-cell office:value-type="float" office:value="70.8251851851852">
            <text:p>70.8251851852</text:p>
          </table:table-cell>
          <table:table-cell office:value-type="float" office:value="2.415">
            <text:p>2.415</text:p>
          </table:table-cell>
          <table:table-cell office:value-type="float" office:value="1.39751552795031">
            <text:p>1.3975155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8.26">
            <text:p>8.26</text:p>
          </table:table-cell>
          <table:table-cell office:value-type="float" office:value="11">
            <text:p>11</text:p>
          </table:table-cell>
          <table:table-cell office:value-type="float" office:value="817.44">
            <text:p>817.44</text:p>
          </table:table-cell>
          <table:table-cell office:value-type="float" office:value="322.46">
            <text:p>322.46</text:p>
          </table:table-cell>
          <table:table-cell office:value-type="float" office:value="2.53501209452335">
            <text:p>2.5350120945</text:p>
          </table:table-cell>
          <table:table-cell office:value-type="float" office:value="0.750909090909091">
            <text:p>0.7509090909</text:p>
          </table:table-cell>
          <table:table-cell office:value-type="float" office:value="39.0387409200968">
            <text:p>39.03874092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8.05">
            <text:p>8.05</text:p>
          </table:table-cell>
          <table:table-cell office:value-type="float" office:value="4">
            <text:p>4</text:p>
          </table:table-cell>
          <table:table-cell office:value-type="float" office:value="796.75">
            <text:p>796.75</text:p>
          </table:table-cell>
          <table:table-cell office:value-type="float" office:value="293.24">
            <text:p>293.24</text:p>
          </table:table-cell>
          <table:table-cell office:value-type="float" office:value="2.71705770017733">
            <text:p>2.7170577002</text:p>
          </table:table-cell>
          <table:table-cell office:value-type="float" office:value="2.0125">
            <text:p>2.0125</text:p>
          </table:table-cell>
          <table:table-cell office:value-type="float" office:value="36.4273291925466">
            <text:p>36.427329192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9.7">
            <text:p>9.7</text:p>
          </table:table-cell>
          <table:table-cell office:value-type="float" office:value="8">
            <text:p>8</text:p>
          </table:table-cell>
          <table:table-cell office:value-type="float" office:value="960.6">
            <text:p>960.6</text:p>
          </table:table-cell>
          <table:table-cell office:value-type="float" office:value="290.8">
            <text:p>290.8</text:p>
          </table:table-cell>
          <table:table-cell office:value-type="float" office:value="3.30330123796424">
            <text:p>3.303301238</text:p>
          </table:table-cell>
          <table:table-cell office:value-type="float" office:value="1.2125">
            <text:p>1.2125</text:p>
          </table:table-cell>
          <table:table-cell office:value-type="float" office:value="29.979381443299">
            <text:p>29.97938144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13.72">
            <text:p>13.72</text:p>
          </table:table-cell>
          <table:table-cell office:value-type="float" office:value="6">
            <text:p>6</text:p>
          </table:table-cell>
          <table:table-cell office:value-type="float" office:value="1358.58">
            <text:p>1358.58</text:p>
          </table:table-cell>
          <table:table-cell office:value-type="float" office:value="102.32">
            <text:p>102.32</text:p>
          </table:table-cell>
          <table:table-cell office:value-type="float" office:value="13.2777560594214">
            <text:p>13.2777560594</text:p>
          </table:table-cell>
          <table:table-cell office:value-type="float" office:value="2.28666666666667">
            <text:p>2.2866666667</text:p>
          </table:table-cell>
          <table:table-cell office:value-type="float" office:value="7.45772594752187">
            <text:p>7.45772594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9.09">
            <text:p>9.09</text:p>
          </table:table-cell>
          <table:table-cell office:value-type="float" office:value="12">
            <text:p>12</text:p>
          </table:table-cell>
          <table:table-cell office:value-type="float" office:value="900.21">
            <text:p>900.21</text:p>
          </table:table-cell>
          <table:table-cell office:value-type="float" office:value="315.5">
            <text:p>315.5</text:p>
          </table:table-cell>
          <table:table-cell office:value-type="float" office:value="2.85328050713154">
            <text:p>2.8532805071</text:p>
          </table:table-cell>
          <table:table-cell office:value-type="float" office:value="0.7575">
            <text:p>0.7575</text:p>
          </table:table-cell>
          <table:table-cell office:value-type="float" office:value="34.7084708470847">
            <text:p>34.708470847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9.41">
            <text:p>9.41</text:p>
          </table:table-cell>
          <table:table-cell office:value-type="float" office:value="10">
            <text:p>10</text:p>
          </table:table-cell>
          <table:table-cell office:value-type="float" office:value="931.99">
            <text:p>931.99</text:p>
          </table:table-cell>
          <table:table-cell office:value-type="float" office:value="290.71">
            <text:p>290.71</text:p>
          </table:table-cell>
          <table:table-cell office:value-type="float" office:value="3.20590966943002">
            <text:p>3.2059096694</text:p>
          </table:table-cell>
          <table:table-cell office:value-type="float" office:value="0.941">
            <text:p>0.941</text:p>
          </table:table-cell>
          <table:table-cell office:value-type="float" office:value="30.8937300743889">
            <text:p>30.89373007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8.94">
            <text:p>8.94</text:p>
          </table:table-cell>
          <table:table-cell office:value-type="float" office:value="255">
            <text:p>255</text:p>
          </table:table-cell>
          <table:table-cell office:value-type="float" office:value="884.86">
            <text:p>884.86</text:p>
          </table:table-cell>
          <table:table-cell office:value-type="float" office:value="315.18">
            <text:p>315.18</text:p>
          </table:table-cell>
          <table:table-cell office:value-type="float" office:value="2.80747509359731">
            <text:p>2.8074750936</text:p>
          </table:table-cell>
          <table:table-cell office:value-type="float" office:value="0.0350588235294118">
            <text:p>0.0350588235</text:p>
          </table:table-cell>
          <table:table-cell office:value-type="float" office:value="35.255033557047">
            <text:p>35.25503355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13.14">
            <text:p>13.14</text:p>
          </table:table-cell>
          <table:table-cell office:value-type="float" office:value="8">
            <text:p>8</text:p>
          </table:table-cell>
          <table:table-cell office:value-type="float" office:value="1300.76">
            <text:p>1300.76</text:p>
          </table:table-cell>
          <table:table-cell office:value-type="float" office:value="202.2">
            <text:p>202.2</text:p>
          </table:table-cell>
          <table:table-cell office:value-type="float" office:value="6.43303659742829">
            <text:p>6.4330365974</text:p>
          </table:table-cell>
          <table:table-cell office:value-type="float" office:value="1.6425">
            <text:p>1.6425</text:p>
          </table:table-cell>
          <table:table-cell office:value-type="float" office:value="15.3881278538813">
            <text:p>15.388127853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10.8">
            <text:p>10.8</text:p>
          </table:table-cell>
          <table:table-cell office:value-type="float" office:value="6">
            <text:p>6</text:p>
          </table:table-cell>
          <table:table-cell office:value-type="float" office:value="1069.4">
            <text:p>1069.4</text:p>
          </table:table-cell>
          <table:table-cell office:value-type="float" office:value="365.16">
            <text:p>365.16</text:p>
          </table:table-cell>
          <table:table-cell office:value-type="float" office:value="2.92857925293022">
            <text:p>2.9285792529</text:p>
          </table:table-cell>
          <table:table-cell office:value-type="float" office:value="1.8">
            <text:p>1.8</text:p>
          </table:table-cell>
          <table:table-cell office:value-type="float" office:value="33.8111111111111">
            <text:p>33.81111111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10.03">
            <text:p>10.03</text:p>
          </table:table-cell>
          <table:table-cell office:value-type="float" office:value="6">
            <text:p>6</text:p>
          </table:table-cell>
          <table:table-cell office:value-type="float" office:value="993.17">
            <text:p>993.17</text:p>
          </table:table-cell>
          <table:table-cell office:value-type="float" office:value="246.37">
            <text:p>246.37</text:p>
          </table:table-cell>
          <table:table-cell office:value-type="float" office:value="4.03121321589479">
            <text:p>4.0312132159</text:p>
          </table:table-cell>
          <table:table-cell office:value-type="float" office:value="1.67166666666667">
            <text:p>1.6716666667</text:p>
          </table:table-cell>
          <table:table-cell office:value-type="float" office:value="24.5633100697906">
            <text:p>24.56331006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8.17">
            <text:p>8.17</text:p>
          </table:table-cell>
          <table:table-cell office:value-type="float" office:value="8">
            <text:p>8</text:p>
          </table:table-cell>
          <table:table-cell office:value-type="float" office:value="808.73">
            <text:p>808.73</text:p>
          </table:table-cell>
          <table:table-cell office:value-type="float" office:value="339.4">
            <text:p>339.4</text:p>
          </table:table-cell>
          <table:table-cell office:value-type="float" office:value="2.38282262816735">
            <text:p>2.3828226282</text:p>
          </table:table-cell>
          <table:table-cell office:value-type="float" office:value="1.02125">
            <text:p>1.02125</text:p>
          </table:table-cell>
          <table:table-cell office:value-type="float" office:value="41.5422276621787">
            <text:p>41.542227662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9.19">
            <text:p>9.19</text:p>
          </table:table-cell>
          <table:table-cell office:value-type="float" office:value="8">
            <text:p>8</text:p>
          </table:table-cell>
          <table:table-cell office:value-type="float" office:value="909.32">
            <text:p>909.32</text:p>
          </table:table-cell>
          <table:table-cell office:value-type="float" office:value="339.3">
            <text:p>339.3</text:p>
          </table:table-cell>
          <table:table-cell office:value-type="float" office:value="2.67998821102269">
            <text:p>2.679988211</text:p>
          </table:table-cell>
          <table:table-cell office:value-type="float" office:value="1.14875">
            <text:p>1.14875</text:p>
          </table:table-cell>
          <table:table-cell office:value-type="float" office:value="36.9205658324265">
            <text:p>36.920565832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14.2">
            <text:p>14.2</text:p>
          </table:table-cell>
          <table:table-cell office:value-type="float" office:value="6">
            <text:p>6</text:p>
          </table:table-cell>
          <table:table-cell office:value-type="float" office:value="1405.31">
            <text:p>1405.31</text:p>
          </table:table-cell>
          <table:table-cell office:value-type="float" office:value="97.02">
            <text:p>97.02</text:p>
          </table:table-cell>
          <table:table-cell office:value-type="float" office:value="14.4847454133168">
            <text:p>14.4847454133</text:p>
          </table:table-cell>
          <table:table-cell office:value-type="float" office:value="2.36666666666667">
            <text:p>2.3666666667</text:p>
          </table:table-cell>
          <table:table-cell office:value-type="float" office:value="6.83239436619718">
            <text:p>6.832394366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12.24">
            <text:p>12.24</text:p>
          </table:table-cell>
          <table:table-cell office:value-type="float" office:value="3">
            <text:p>3</text:p>
          </table:table-cell>
          <table:table-cell office:value-type="float" office:value="1211.56">
            <text:p>1211.56</text:p>
          </table:table-cell>
          <table:table-cell office:value-type="float" office:value="153.86">
            <text:p>153.86</text:p>
          </table:table-cell>
          <table:table-cell office:value-type="float" office:value="7.87443130118289">
            <text:p>7.8744313012</text:p>
          </table:table-cell>
          <table:table-cell office:value-type="float" office:value="4.08">
            <text:p>4.08</text:p>
          </table:table-cell>
          <table:table-cell office:value-type="float" office:value="12.5702614379085">
            <text:p>12.570261437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8.81">
            <text:p>8.81</text:p>
          </table:table-cell>
          <table:table-cell office:value-type="float" office:value="7">
            <text:p>7</text:p>
          </table:table-cell>
          <table:table-cell office:value-type="float" office:value="871.79">
            <text:p>871.79</text:p>
          </table:table-cell>
          <table:table-cell office:value-type="float" office:value="290.29">
            <text:p>290.29</text:p>
          </table:table-cell>
          <table:table-cell office:value-type="float" office:value="3.00316924454855">
            <text:p>3.0031692445</text:p>
          </table:table-cell>
          <table:table-cell office:value-type="float" office:value="1.25857142857143">
            <text:p>1.2585714286</text:p>
          </table:table-cell>
          <table:table-cell office:value-type="float" office:value="32.950056753689">
            <text:p>32.950056753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8.06">
            <text:p>8.06</text:p>
          </table:table-cell>
          <table:table-cell office:value-type="float" office:value="10">
            <text:p>10</text:p>
          </table:table-cell>
          <table:table-cell office:value-type="float" office:value="798.43">
            <text:p>798.43</text:p>
          </table:table-cell>
          <table:table-cell office:value-type="float" office:value="317.41">
            <text:p>317.41</text:p>
          </table:table-cell>
          <table:table-cell office:value-type="float" office:value="2.51545319933209">
            <text:p>2.5154531993</text:p>
          </table:table-cell>
          <table:table-cell office:value-type="float" office:value="0.806">
            <text:p>0.806</text:p>
          </table:table-cell>
          <table:table-cell office:value-type="float" office:value="39.3808933002481">
            <text:p>39.380893300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10.24">
            <text:p>10.24</text:p>
          </table:table-cell>
          <table:table-cell office:value-type="float" office:value="5">
            <text:p>5</text:p>
          </table:table-cell>
          <table:table-cell office:value-type="float" office:value="1014.25">
            <text:p>1014.25</text:p>
          </table:table-cell>
          <table:table-cell office:value-type="float" office:value="229.02">
            <text:p>229.02</text:p>
          </table:table-cell>
          <table:table-cell office:value-type="float" office:value="4.42865251943062">
            <text:p>4.4286525194</text:p>
          </table:table-cell>
          <table:table-cell office:value-type="float" office:value="2.048">
            <text:p>2.048</text:p>
          </table:table-cell>
          <table:table-cell office:value-type="float" office:value="22.365234375">
            <text:p>22.3652343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9.58">
            <text:p>9.58</text:p>
          </table:table-cell>
          <table:table-cell office:value-type="float" office:value="9">
            <text:p>9</text:p>
          </table:table-cell>
          <table:table-cell office:value-type="float" office:value="948.12">
            <text:p>948.12</text:p>
          </table:table-cell>
          <table:table-cell office:value-type="float" office:value="289.81">
            <text:p>289.81</text:p>
          </table:table-cell>
          <table:table-cell office:value-type="float" office:value="3.27152272178324">
            <text:p>3.2715227218</text:p>
          </table:table-cell>
          <table:table-cell office:value-type="float" office:value="1.06444444444445">
            <text:p>1.0644444444</text:p>
          </table:table-cell>
          <table:table-cell office:value-type="float" office:value="30.2515657620042">
            <text:p>30.25156576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8.36">
            <text:p>8.36</text:p>
          </table:table-cell>
          <table:table-cell office:value-type="float" office:value="8">
            <text:p>8</text:p>
          </table:table-cell>
          <table:table-cell office:value-type="float" office:value="827.15">
            <text:p>827.15</text:p>
          </table:table-cell>
          <table:table-cell office:value-type="float" office:value="322.82">
            <text:p>322.82</text:p>
          </table:table-cell>
          <table:table-cell office:value-type="float" office:value="2.56226380026021">
            <text:p>2.5622638003</text:p>
          </table:table-cell>
          <table:table-cell office:value-type="float" office:value="1.045">
            <text:p>1.045</text:p>
          </table:table-cell>
          <table:table-cell office:value-type="float" office:value="38.6148325358852">
            <text:p>38.61483253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39.73">
            <text:p>39.73</text:p>
          </table:table-cell>
          <table:table-cell office:value-type="float" office:value="14">
            <text:p>14</text:p>
          </table:table-cell>
          <table:table-cell office:value-type="float" office:value="3933.17">
            <text:p>3933.17</text:p>
          </table:table-cell>
          <table:table-cell office:value-type="float" office:value="131.31">
            <text:p>131.31</text:p>
          </table:table-cell>
          <table:table-cell office:value-type="float" office:value="29.9533165790877">
            <text:p>29.9533165791</text:p>
          </table:table-cell>
          <table:table-cell office:value-type="float" office:value="2.83785714285714">
            <text:p>2.8378571429</text:p>
          </table:table-cell>
          <table:table-cell office:value-type="float" office:value="3.30505914925749">
            <text:p>3.305059149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9.97">
            <text:p>9.97</text:p>
          </table:table-cell>
          <table:table-cell office:value-type="float" office:value="11">
            <text:p>11</text:p>
          </table:table-cell>
          <table:table-cell office:value-type="float" office:value="987.43">
            <text:p>987.43</text:p>
          </table:table-cell>
          <table:table-cell office:value-type="float" office:value="291.33">
            <text:p>291.33</text:p>
          </table:table-cell>
          <table:table-cell office:value-type="float" office:value="3.38938660625408">
            <text:p>3.3893866063</text:p>
          </table:table-cell>
          <table:table-cell office:value-type="float" office:value="0.906363636363636">
            <text:p>0.9063636364</text:p>
          </table:table-cell>
          <table:table-cell office:value-type="float" office:value="29.2206619859579">
            <text:p>29.2206619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8.53">
            <text:p>8.53</text:p>
          </table:table-cell>
          <table:table-cell office:value-type="float" office:value="3">
            <text:p>3</text:p>
          </table:table-cell>
          <table:table-cell office:value-type="float" office:value="844.87">
            <text:p>844.87</text:p>
          </table:table-cell>
          <table:table-cell office:value-type="float" office:value="314.84">
            <text:p>314.84</text:p>
          </table:table-cell>
          <table:table-cell office:value-type="float" office:value="2.68349002668022">
            <text:p>2.6834900267</text:p>
          </table:table-cell>
          <table:table-cell office:value-type="float" office:value="2.84333333333333">
            <text:p>2.8433333333</text:p>
          </table:table-cell>
          <table:table-cell office:value-type="float" office:value="36.9097303634232">
            <text:p>36.909730363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16.05">
            <text:p>16.05</text:p>
          </table:table-cell>
          <table:table-cell office:value-type="float" office:value="11">
            <text:p>11</text:p>
          </table:table-cell>
          <table:table-cell office:value-type="float" office:value="1589.15">
            <text:p>1589.15</text:p>
          </table:table-cell>
          <table:table-cell office:value-type="float" office:value="111.05">
            <text:p>111.05</text:p>
          </table:table-cell>
          <table:table-cell office:value-type="float" office:value="14.3102206213417">
            <text:p>14.3102206213</text:p>
          </table:table-cell>
          <table:table-cell office:value-type="float" office:value="1.45909090909091">
            <text:p>1.4590909091</text:p>
          </table:table-cell>
          <table:table-cell office:value-type="float" office:value="6.9190031152648">
            <text:p>6.919003115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9.55">
            <text:p>9.55</text:p>
          </table:table-cell>
          <table:table-cell office:value-type="float" office:value="10">
            <text:p>10</text:p>
          </table:table-cell>
          <table:table-cell office:value-type="float" office:value="945.55">
            <text:p>945.55</text:p>
          </table:table-cell>
          <table:table-cell office:value-type="float" office:value="315.35">
            <text:p>315.35</text:p>
          </table:table-cell>
          <table:table-cell office:value-type="float" office:value="2.99841446012367">
            <text:p>2.9984144601</text:p>
          </table:table-cell>
          <table:table-cell office:value-type="float" office:value="0.955">
            <text:p>0.955</text:p>
          </table:table-cell>
          <table:table-cell office:value-type="float" office:value="33.020942408377">
            <text:p>33.020942408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14.7">
            <text:p>14.7</text:p>
          </table:table-cell>
          <table:table-cell office:value-type="float" office:value="6">
            <text:p>6</text:p>
          </table:table-cell>
          <table:table-cell office:value-type="float" office:value="1454.81">
            <text:p>1454.81</text:p>
          </table:table-cell>
          <table:table-cell office:value-type="float" office:value="302.72">
            <text:p>302.72</text:p>
          </table:table-cell>
          <table:table-cell office:value-type="float" office:value="4.80579413319239">
            <text:p>4.8057941332</text:p>
          </table:table-cell>
          <table:table-cell office:value-type="float" office:value="2.45">
            <text:p>2.45</text:p>
          </table:table-cell>
          <table:table-cell office:value-type="float" office:value="20.5931972789116">
            <text:p>20.593197278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4.78">
            <text:p>14.78</text:p>
          </table:table-cell>
          <table:table-cell office:value-type="float" office:value="4">
            <text:p>4</text:p>
          </table:table-cell>
          <table:table-cell office:value-type="float" office:value="1462.92">
            <text:p>1462.92</text:p>
          </table:table-cell>
          <table:table-cell office:value-type="float" office:value="322.06">
            <text:p>322.06</text:p>
          </table:table-cell>
          <table:table-cell office:value-type="float" office:value="4.54238340681861">
            <text:p>4.5423834068</text:p>
          </table:table-cell>
          <table:table-cell office:value-type="float" office:value="3.695">
            <text:p>3.695</text:p>
          </table:table-cell>
          <table:table-cell office:value-type="float" office:value="21.7902571041949">
            <text:p>21.79025710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6.17">
            <text:p>16.17</text:p>
          </table:table-cell>
          <table:table-cell office:value-type="float" office:value="8">
            <text:p>8</text:p>
          </table:table-cell>
          <table:table-cell office:value-type="float" office:value="1600.93">
            <text:p>1600.93</text:p>
          </table:table-cell>
          <table:table-cell office:value-type="float" office:value="103.89">
            <text:p>103.89</text:p>
          </table:table-cell>
          <table:table-cell office:value-type="float" office:value="15.409856579074">
            <text:p>15.4098565791</text:p>
          </table:table-cell>
          <table:table-cell office:value-type="float" office:value="2.02125">
            <text:p>2.02125</text:p>
          </table:table-cell>
          <table:table-cell office:value-type="float" office:value="6.42486085343228">
            <text:p>6.424860853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8.98">
            <text:p>8.98</text:p>
          </table:table-cell>
          <table:table-cell office:value-type="float" office:value="7">
            <text:p>7</text:p>
          </table:table-cell>
          <table:table-cell office:value-type="float" office:value="888.62">
            <text:p>888.62</text:p>
          </table:table-cell>
          <table:table-cell office:value-type="float" office:value="290.5">
            <text:p>290.5</text:p>
          </table:table-cell>
          <table:table-cell office:value-type="float" office:value="3.05893287435456">
            <text:p>3.0589328744</text:p>
          </table:table-cell>
          <table:table-cell office:value-type="float" office:value="1.28285714285714">
            <text:p>1.2828571429</text:p>
          </table:table-cell>
          <table:table-cell office:value-type="float" office:value="32.3496659242762">
            <text:p>32.349665924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7.63">
            <text:p>7.63</text:p>
          </table:table-cell>
          <table:table-cell office:value-type="float" office:value="6">
            <text:p>6</text:p>
          </table:table-cell>
          <table:table-cell office:value-type="float" office:value="755.07">
            <text:p>755.07</text:p>
          </table:table-cell>
          <table:table-cell office:value-type="float" office:value="317.07">
            <text:p>317.07</text:p>
          </table:table-cell>
          <table:table-cell office:value-type="float" office:value="2.38139842936891">
            <text:p>2.3813984294</text:p>
          </table:table-cell>
          <table:table-cell office:value-type="float" office:value="1.27166666666667">
            <text:p>1.2716666667</text:p>
          </table:table-cell>
          <table:table-cell office:value-type="float" office:value="41.5557011795544">
            <text:p>41.555701179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9.45">
            <text:p>9.45</text:p>
          </table:table-cell>
          <table:table-cell office:value-type="float" office:value="9">
            <text:p>9</text:p>
          </table:table-cell>
          <table:table-cell office:value-type="float" office:value="935.85">
            <text:p>935.85</text:p>
          </table:table-cell>
          <table:table-cell office:value-type="float" office:value="291.12">
            <text:p>291.12</text:p>
          </table:table-cell>
          <table:table-cell office:value-type="float" office:value="3.2146537510305">
            <text:p>3.214653751</text:p>
          </table:table-cell>
          <table:table-cell office:value-type="float" office:value="1.05">
            <text:p>1.05</text:p>
          </table:table-cell>
          <table:table-cell office:value-type="float" office:value="30.8063492063492">
            <text:p>30.80634920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15.65">
            <text:p>15.65</text:p>
          </table:table-cell>
          <table:table-cell office:value-type="float" office:value="8">
            <text:p>8</text:p>
          </table:table-cell>
          <table:table-cell office:value-type="float" office:value="1549.85">
            <text:p>1549.85</text:p>
          </table:table-cell>
          <table:table-cell office:value-type="float" office:value="116.88">
            <text:p>116.88</text:p>
          </table:table-cell>
          <table:table-cell office:value-type="float" office:value="13.2601813826147">
            <text:p>13.2601813826</text:p>
          </table:table-cell>
          <table:table-cell office:value-type="float" office:value="1.95625">
            <text:p>1.95625</text:p>
          </table:table-cell>
          <table:table-cell office:value-type="float" office:value="7.46837060702875">
            <text:p>7.468370607</text:p>
          </table:table-cell>
          <table:table-cell table:number-columns-repeated="1015"/>
        </table:table-row>
        <table:table-row table:style-name="ro2">
          <table:table-cell office:value-type="string">
            <text:p>6552</text:p>
          </table:table-cell>
          <table:table-cell office:value-type="string">
            <text:p>6087</text:p>
          </table:table-cell>
          <table:table-cell office:value-type="float" office:value="5.58">
            <text:p>5.58</text:p>
          </table:table-cell>
          <table:table-cell office:value-type="float" office:value="3">
            <text:p>3</text:p>
          </table:table-cell>
          <table:table-cell office:value-type="float" office:value="552.32">
            <text:p>552.32</text:p>
          </table:table-cell>
          <table:table-cell office:value-type="float" office:value="154.52">
            <text:p>154.52</text:p>
          </table:table-cell>
          <table:table-cell office:value-type="float" office:value="3.57442402278022">
            <text:p>3.5744240228</text:p>
          </table:table-cell>
          <table:table-cell office:value-type="float" office:value="1.86">
            <text:p>1.86</text:p>
          </table:table-cell>
          <table:table-cell office:value-type="float" office:value="27.6917562724014">
            <text:p>27.691756272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10.29">
            <text:p>10.29</text:p>
          </table:table-cell>
          <table:table-cell office:value-type="float" office:value="10">
            <text:p>10</text:p>
          </table:table-cell>
          <table:table-cell office:value-type="float" office:value="1018.22">
            <text:p>1018.22</text:p>
          </table:table-cell>
          <table:table-cell office:value-type="float" office:value="141.04">
            <text:p>141.04</text:p>
          </table:table-cell>
          <table:table-cell office:value-type="float" office:value="7.21937039137833">
            <text:p>7.2193703914</text:p>
          </table:table-cell>
          <table:table-cell office:value-type="float" office:value="1.029">
            <text:p>1.029</text:p>
          </table:table-cell>
          <table:table-cell office:value-type="float" office:value="13.7065111758989">
            <text:p>13.70651117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4.72">
            <text:p>4.72</text:p>
          </table:table-cell>
          <table:table-cell office:value-type="float" office:value="11">
            <text:p>11</text:p>
          </table:table-cell>
          <table:table-cell office:value-type="float" office:value="466.88">
            <text:p>466.88</text:p>
          </table:table-cell>
          <table:table-cell office:value-type="float" office:value="171.53">
            <text:p>171.53</text:p>
          </table:table-cell>
          <table:table-cell office:value-type="float" office:value="2.72185623506092">
            <text:p>2.7218562351</text:p>
          </table:table-cell>
          <table:table-cell office:value-type="float" office:value="0.429090909090909">
            <text:p>0.4290909091</text:p>
          </table:table-cell>
          <table:table-cell office:value-type="float" office:value="36.3411016949153">
            <text:p>36.341101694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6.74">
            <text:p>6.74</text:p>
          </table:table-cell>
          <table:table-cell office:value-type="float" office:value="7">
            <text:p>7</text:p>
          </table:table-cell>
          <table:table-cell office:value-type="float" office:value="667.56">
            <text:p>667.56</text:p>
          </table:table-cell>
          <table:table-cell office:value-type="float" office:value="155.91">
            <text:p>155.91</text:p>
          </table:table-cell>
          <table:table-cell office:value-type="float" office:value="4.28170098133539">
            <text:p>4.2817009813</text:p>
          </table:table-cell>
          <table:table-cell office:value-type="float" office:value="0.962857142857143">
            <text:p>0.9628571429</text:p>
          </table:table-cell>
          <table:table-cell office:value-type="float" office:value="23.1320474777448">
            <text:p>23.132047477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19.68">
            <text:p>19.68</text:p>
          </table:table-cell>
          <table:table-cell office:value-type="float" office:value="5">
            <text:p>5</text:p>
          </table:table-cell>
          <table:table-cell office:value-type="float" office:value="1948.02">
            <text:p>1948.02</text:p>
          </table:table-cell>
          <table:table-cell office:value-type="float" office:value="154.62">
            <text:p>154.62</text:p>
          </table:table-cell>
          <table:table-cell office:value-type="float" office:value="12.5987582460225">
            <text:p>12.598758246</text:p>
          </table:table-cell>
          <table:table-cell office:value-type="float" office:value="3.936">
            <text:p>3.936</text:p>
          </table:table-cell>
          <table:table-cell office:value-type="float" office:value="7.85670731707317">
            <text:p>7.856707317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10.9">
            <text:p>10.9</text:p>
          </table:table-cell>
          <table:table-cell office:value-type="float" office:value="6">
            <text:p>6</text:p>
          </table:table-cell>
          <table:table-cell office:value-type="float" office:value="1078.9">
            <text:p>1078.9</text:p>
          </table:table-cell>
          <table:table-cell office:value-type="float" office:value="192.9">
            <text:p>192.9</text:p>
          </table:table-cell>
          <table:table-cell office:value-type="float" office:value="5.59305339554173">
            <text:p>5.5930533955</text:p>
          </table:table-cell>
          <table:table-cell office:value-type="float" office:value="1.81666666666667">
            <text:p>1.8166666667</text:p>
          </table:table-cell>
          <table:table-cell office:value-type="float" office:value="17.697247706422">
            <text:p>17.69724770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14.36">
            <text:p>14.36</text:p>
          </table:table-cell>
          <table:table-cell office:value-type="float" office:value="7">
            <text:p>7</text:p>
          </table:table-cell>
          <table:table-cell office:value-type="float" office:value="1421.94">
            <text:p>1421.94</text:p>
          </table:table-cell>
          <table:table-cell office:value-type="float" office:value="165.64">
            <text:p>165.64</text:p>
          </table:table-cell>
          <table:table-cell office:value-type="float" office:value="8.58452064718667">
            <text:p>8.5845206472</text:p>
          </table:table-cell>
          <table:table-cell office:value-type="float" office:value="2.05142857142857">
            <text:p>2.0514285714</text:p>
          </table:table-cell>
          <table:table-cell office:value-type="float" office:value="11.5348189415042">
            <text:p>11.534818941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5.08">
            <text:p>5.08</text:p>
          </table:table-cell>
          <table:table-cell office:value-type="float" office:value="5">
            <text:p>5</text:p>
          </table:table-cell>
          <table:table-cell office:value-type="float" office:value="502.52">
            <text:p>502.52</text:p>
          </table:table-cell>
          <table:table-cell office:value-type="float" office:value="154.84">
            <text:p>154.84</text:p>
          </table:table-cell>
          <table:table-cell office:value-type="float" office:value="3.24541462154482">
            <text:p>3.2454146215</text:p>
          </table:table-cell>
          <table:table-cell office:value-type="float" office:value="1.016">
            <text:p>1.016</text:p>
          </table:table-cell>
          <table:table-cell office:value-type="float" office:value="30.4803149606299">
            <text:p>30.48031496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6.12">
            <text:p>6.12</text:p>
          </table:table-cell>
          <table:table-cell office:value-type="float" office:value="255">
            <text:p>255</text:p>
          </table:table-cell>
          <table:table-cell office:value-type="float" office:value="605.48">
            <text:p>605.48</text:p>
          </table:table-cell>
          <table:table-cell office:value-type="float" office:value="165.87">
            <text:p>165.87</text:p>
          </table:table-cell>
          <table:table-cell office:value-type="float" office:value="3.65032857056731">
            <text:p>3.6503285706</text:p>
          </table:table-cell>
          <table:table-cell office:value-type="float" office:value="0.024">
            <text:p>0.024</text:p>
          </table:table-cell>
          <table:table-cell office:value-type="float" office:value="27.1029411764706">
            <text:p>27.102941176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15.11">
            <text:p>15.11</text:p>
          </table:table-cell>
          <table:table-cell office:value-type="float" office:value="8">
            <text:p>8</text:p>
          </table:table-cell>
          <table:table-cell office:value-type="float" office:value="1496.29">
            <text:p>1496.29</text:p>
          </table:table-cell>
          <table:table-cell office:value-type="float" office:value="74.21">
            <text:p>74.21</text:p>
          </table:table-cell>
          <table:table-cell office:value-type="float" office:value="20.16291604905">
            <text:p>20.1629160491</text:p>
          </table:table-cell>
          <table:table-cell office:value-type="float" office:value="1.88875">
            <text:p>1.88875</text:p>
          </table:table-cell>
          <table:table-cell office:value-type="float" office:value="4.91131700860357">
            <text:p>4.91131700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8.45">
            <text:p>8.45</text:p>
          </table:table-cell>
          <table:table-cell office:value-type="float" office:value="13">
            <text:p>13</text:p>
          </table:table-cell>
          <table:table-cell office:value-type="float" office:value="836.65">
            <text:p>836.65</text:p>
          </table:table-cell>
          <table:table-cell office:value-type="float" office:value="280.4">
            <text:p>280.4</text:p>
          </table:table-cell>
          <table:table-cell office:value-type="float" office:value="2.98377318116976">
            <text:p>2.9837731812</text:p>
          </table:table-cell>
          <table:table-cell office:value-type="float" office:value="0.65">
            <text:p>0.65</text:p>
          </table:table-cell>
          <table:table-cell office:value-type="float" office:value="33.1834319526627">
            <text:p>33.183431952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7.11">
            <text:p>7.11</text:p>
          </table:table-cell>
          <table:table-cell office:value-type="float" office:value="6">
            <text:p>6</text:p>
          </table:table-cell>
          <table:table-cell office:value-type="float" office:value="704.19">
            <text:p>704.19</text:p>
          </table:table-cell>
          <table:table-cell office:value-type="float" office:value="143.88">
            <text:p>143.88</text:p>
          </table:table-cell>
          <table:table-cell office:value-type="float" office:value="4.8942869057548">
            <text:p>4.8942869058</text:p>
          </table:table-cell>
          <table:table-cell office:value-type="float" office:value="1.185">
            <text:p>1.185</text:p>
          </table:table-cell>
          <table:table-cell office:value-type="float" office:value="20.2362869198312">
            <text:p>20.23628691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5.34">
            <text:p>5.34</text:p>
          </table:table-cell>
          <table:table-cell office:value-type="float" office:value="8">
            <text:p>8</text:p>
          </table:table-cell>
          <table:table-cell office:value-type="float" office:value="529.15">
            <text:p>529.15</text:p>
          </table:table-cell>
          <table:table-cell office:value-type="float" office:value="192.86">
            <text:p>192.86</text:p>
          </table:table-cell>
          <table:table-cell office:value-type="float" office:value="2.74370009333195">
            <text:p>2.7437000933</text:p>
          </table:table-cell>
          <table:table-cell office:value-type="float" office:value="0.6675">
            <text:p>0.6675</text:p>
          </table:table-cell>
          <table:table-cell office:value-type="float" office:value="36.1161048689139">
            <text:p>36.116104868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6.45">
            <text:p>6.45</text:p>
          </table:table-cell>
          <table:table-cell office:value-type="float" office:value="8">
            <text:p>8</text:p>
          </table:table-cell>
          <table:table-cell office:value-type="float" office:value="638.45">
            <text:p>638.45</text:p>
          </table:table-cell>
          <table:table-cell office:value-type="float" office:value="192.75">
            <text:p>192.75</text:p>
          </table:table-cell>
          <table:table-cell office:value-type="float" office:value="3.31232166018158">
            <text:p>3.3123216602</text:p>
          </table:table-cell>
          <table:table-cell office:value-type="float" office:value="0.80625">
            <text:p>0.80625</text:p>
          </table:table-cell>
          <table:table-cell office:value-type="float" office:value="29.8837209302326">
            <text:p>29.883720930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10.77">
            <text:p>10.77</text:p>
          </table:table-cell>
          <table:table-cell office:value-type="float" office:value="8">
            <text:p>8</text:p>
          </table:table-cell>
          <table:table-cell office:value-type="float" office:value="1066.63">
            <text:p>1066.63</text:p>
          </table:table-cell>
          <table:table-cell office:value-type="float" office:value="188.27">
            <text:p>188.27</text:p>
          </table:table-cell>
          <table:table-cell office:value-type="float" office:value="5.66542731183938">
            <text:p>5.6654273118</text:p>
          </table:table-cell>
          <table:table-cell office:value-type="float" office:value="1.34625">
            <text:p>1.34625</text:p>
          </table:table-cell>
          <table:table-cell office:value-type="float" office:value="17.480965645311">
            <text:p>17.480965645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2.25">
            <text:p>12.25</text:p>
          </table:table-cell>
          <table:table-cell office:value-type="float" office:value="5">
            <text:p>5</text:p>
          </table:table-cell>
          <table:table-cell office:value-type="float" office:value="1212.75">
            <text:p>1212.75</text:p>
          </table:table-cell>
          <table:table-cell office:value-type="float" office:value="153.86">
            <text:p>153.86</text:p>
          </table:table-cell>
          <table:table-cell office:value-type="float" office:value="7.88216560509554">
            <text:p>7.8821656051</text:p>
          </table:table-cell>
          <table:table-cell office:value-type="float" office:value="2.45">
            <text:p>2.45</text:p>
          </table:table-cell>
          <table:table-cell office:value-type="float" office:value="12.56">
            <text:p>12.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5.18">
            <text:p>5.18</text:p>
          </table:table-cell>
          <table:table-cell office:value-type="float" office:value="4">
            <text:p>4</text:p>
          </table:table-cell>
          <table:table-cell office:value-type="float" office:value="512.82">
            <text:p>512.82</text:p>
          </table:table-cell>
          <table:table-cell office:value-type="float" office:value="154.39">
            <text:p>154.39</text:p>
          </table:table-cell>
          <table:table-cell office:value-type="float" office:value="3.32158818576333">
            <text:p>3.3215881858</text:p>
          </table:table-cell>
          <table:table-cell office:value-type="float" office:value="1.295">
            <text:p>1.295</text:p>
          </table:table-cell>
          <table:table-cell office:value-type="float" office:value="29.8050193050193">
            <text:p>29.80501930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38.82">
            <text:p>38.82</text:p>
          </table:table-cell>
          <table:table-cell office:value-type="float" office:value="6">
            <text:p>6</text:p>
          </table:table-cell>
          <table:table-cell office:value-type="float" office:value="3842.88">
            <text:p>3842.88</text:p>
          </table:table-cell>
          <table:table-cell office:value-type="float" office:value="167.12">
            <text:p>167.12</text:p>
          </table:table-cell>
          <table:table-cell office:value-type="float" office:value="22.9947343226424">
            <text:p>22.9947343226</text:p>
          </table:table-cell>
          <table:table-cell office:value-type="float" office:value="6.47">
            <text:p>6.47</text:p>
          </table:table-cell>
          <table:table-cell office:value-type="float" office:value="4.30499742400824">
            <text:p>4.30499742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7.37">
            <text:p>7.37</text:p>
          </table:table-cell>
          <table:table-cell office:value-type="float" office:value="6">
            <text:p>6</text:p>
          </table:table-cell>
          <table:table-cell office:value-type="float" office:value="729.83">
            <text:p>729.83</text:p>
          </table:table-cell>
          <table:table-cell office:value-type="float" office:value="98.58">
            <text:p>98.58</text:p>
          </table:table-cell>
          <table:table-cell office:value-type="float" office:value="7.40342868736052">
            <text:p>7.4034286874</text:p>
          </table:table-cell>
          <table:table-cell office:value-type="float" office:value="1.22833333333333">
            <text:p>1.2283333333</text:p>
          </table:table-cell>
          <table:table-cell office:value-type="float" office:value="13.3758480325645">
            <text:p>13.375848032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5.66">
            <text:p>5.66</text:p>
          </table:table-cell>
          <table:table-cell office:value-type="float" office:value="9">
            <text:p>9</text:p>
          </table:table-cell>
          <table:table-cell office:value-type="float" office:value="560.64">
            <text:p>560.64</text:p>
          </table:table-cell>
          <table:table-cell office:value-type="float" office:value="168.75">
            <text:p>168.75</text:p>
          </table:table-cell>
          <table:table-cell office:value-type="float" office:value="3.32231111111111">
            <text:p>3.3223111111</text:p>
          </table:table-cell>
          <table:table-cell office:value-type="float" office:value="0.628888888888889">
            <text:p>0.6288888889</text:p>
          </table:table-cell>
          <table:table-cell office:value-type="float" office:value="29.8144876325088">
            <text:p>29.814487632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5.99">
            <text:p>5.99</text:p>
          </table:table-cell>
          <table:table-cell office:value-type="float" office:value="9">
            <text:p>9</text:p>
          </table:table-cell>
          <table:table-cell office:value-type="float" office:value="592.61">
            <text:p>592.61</text:p>
          </table:table-cell>
          <table:table-cell office:value-type="float" office:value="171.87">
            <text:p>171.87</text:p>
          </table:table-cell>
          <table:table-cell office:value-type="float" office:value="3.44801303310642">
            <text:p>3.4480130331</text:p>
          </table:table-cell>
          <table:table-cell office:value-type="float" office:value="0.665555555555556">
            <text:p>0.6655555556</text:p>
          </table:table-cell>
          <table:table-cell office:value-type="float" office:value="28.6928213689482">
            <text:p>28.692821368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5.34">
            <text:p>5.34</text:p>
          </table:table-cell>
          <table:table-cell office:value-type="float" office:value="8">
            <text:p>8</text:p>
          </table:table-cell>
          <table:table-cell office:value-type="float" office:value="529.06">
            <text:p>529.06</text:p>
          </table:table-cell>
          <table:table-cell office:value-type="float" office:value="154.63">
            <text:p>154.63</text:p>
          </table:table-cell>
          <table:table-cell office:value-type="float" office:value="3.42145767315527">
            <text:p>3.4214576732</text:p>
          </table:table-cell>
          <table:table-cell office:value-type="float" office:value="0.6675">
            <text:p>0.6675</text:p>
          </table:table-cell>
          <table:table-cell office:value-type="float" office:value="28.9569288389513">
            <text:p>28.95692883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5.77">
            <text:p>5.77</text:p>
          </table:table-cell>
          <table:table-cell office:value-type="float" office:value="3">
            <text:p>3</text:p>
          </table:table-cell>
          <table:table-cell office:value-type="float" office:value="570.83">
            <text:p>570.83</text:p>
          </table:table-cell>
          <table:table-cell office:value-type="float" office:value="165.49">
            <text:p>165.49</text:p>
          </table:table-cell>
          <table:table-cell office:value-type="float" office:value="3.44933228593873">
            <text:p>3.4493322859</text:p>
          </table:table-cell>
          <table:table-cell office:value-type="float" office:value="1.92333333333333">
            <text:p>1.9233333333</text:p>
          </table:table-cell>
          <table:table-cell office:value-type="float" office:value="28.6811091854419">
            <text:p>28.681109185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10.81">
            <text:p>10.81</text:p>
          </table:table-cell>
          <table:table-cell office:value-type="float" office:value="9">
            <text:p>9</text:p>
          </table:table-cell>
          <table:table-cell office:value-type="float" office:value="1069.89">
            <text:p>1069.89</text:p>
          </table:table-cell>
          <table:table-cell office:value-type="float" office:value="212.83">
            <text:p>212.83</text:p>
          </table:table-cell>
          <table:table-cell office:value-type="float" office:value="5.0269698820655">
            <text:p>5.0269698821</text:p>
          </table:table-cell>
          <table:table-cell office:value-type="float" office:value="1.20111111111111">
            <text:p>1.2011111111</text:p>
          </table:table-cell>
          <table:table-cell office:value-type="float" office:value="19.6882516188714">
            <text:p>19.688251618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4.51">
            <text:p>4.51</text:p>
          </table:table-cell>
          <table:table-cell office:value-type="float" office:value="3">
            <text:p>3</text:p>
          </table:table-cell>
          <table:table-cell office:value-type="float" office:value="446.59">
            <text:p>446.59</text:p>
          </table:table-cell>
          <table:table-cell office:value-type="float" office:value="165.5">
            <text:p>165.5</text:p>
          </table:table-cell>
          <table:table-cell office:value-type="float" office:value="2.69842900302115">
            <text:p>2.698429003</text:p>
          </table:table-cell>
          <table:table-cell office:value-type="float" office:value="1.50333333333333">
            <text:p>1.5033333333</text:p>
          </table:table-cell>
          <table:table-cell office:value-type="float" office:value="36.6962305986696">
            <text:p>36.696230598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12.23">
            <text:p>12.23</text:p>
          </table:table-cell>
          <table:table-cell office:value-type="float" office:value="6">
            <text:p>6</text:p>
          </table:table-cell>
          <table:table-cell office:value-type="float" office:value="1211.07">
            <text:p>1211.07</text:p>
          </table:table-cell>
          <table:table-cell office:value-type="float" office:value="254.52">
            <text:p>254.52</text:p>
          </table:table-cell>
          <table:table-cell office:value-type="float" office:value="4.75825082508251">
            <text:p>4.7582508251</text:p>
          </table:table-cell>
          <table:table-cell office:value-type="float" office:value="2.03833333333333">
            <text:p>2.0383333333</text:p>
          </table:table-cell>
          <table:table-cell office:value-type="float" office:value="20.8111201962388">
            <text:p>20.811120196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8.49">
            <text:p>8.49</text:p>
          </table:table-cell>
          <table:table-cell office:value-type="float" office:value="7">
            <text:p>7</text:p>
          </table:table-cell>
          <table:table-cell office:value-type="float" office:value="840.61">
            <text:p>840.61</text:p>
          </table:table-cell>
          <table:table-cell office:value-type="float" office:value="170.9">
            <text:p>170.9</text:p>
          </table:table-cell>
          <table:table-cell office:value-type="float" office:value="4.91872440023406">
            <text:p>4.9187244002</text:p>
          </table:table-cell>
          <table:table-cell office:value-type="float" office:value="1.21285714285714">
            <text:p>1.2128571429</text:p>
          </table:table-cell>
          <table:table-cell office:value-type="float" office:value="20.1295641931684">
            <text:p>20.129564193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3.15">
            <text:p>13.15</text:p>
          </table:table-cell>
          <table:table-cell office:value-type="float" office:value="8">
            <text:p>8</text:p>
          </table:table-cell>
          <table:table-cell office:value-type="float" office:value="1302.35">
            <text:p>1302.35</text:p>
          </table:table-cell>
          <table:table-cell office:value-type="float" office:value="194.68">
            <text:p>194.68</text:p>
          </table:table-cell>
          <table:table-cell office:value-type="float" office:value="6.68969591123896">
            <text:p>6.6896959112</text:p>
          </table:table-cell>
          <table:table-cell office:value-type="float" office:value="1.64375">
            <text:p>1.64375</text:p>
          </table:table-cell>
          <table:table-cell office:value-type="float" office:value="14.8045627376426">
            <text:p>14.804562737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5.14">
            <text:p>5.14</text:p>
          </table:table-cell>
          <table:table-cell office:value-type="float" office:value="5">
            <text:p>5</text:p>
          </table:table-cell>
          <table:table-cell office:value-type="float" office:value="508.46">
            <text:p>508.46</text:p>
          </table:table-cell>
          <table:table-cell office:value-type="float" office:value="154.61">
            <text:p>154.61</text:p>
          </table:table-cell>
          <table:table-cell office:value-type="float" office:value="3.28866179419184">
            <text:p>3.2886617942</text:p>
          </table:table-cell>
          <table:table-cell office:value-type="float" office:value="1.028">
            <text:p>1.028</text:p>
          </table:table-cell>
          <table:table-cell office:value-type="float" office:value="30.079766536965">
            <text:p>30.07976653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4.65">
            <text:p>4.65</text:p>
          </table:table-cell>
          <table:table-cell office:value-type="float" office:value="6">
            <text:p>6</text:p>
          </table:table-cell>
          <table:table-cell office:value-type="float" office:value="460.65">
            <text:p>460.65</text:p>
          </table:table-cell>
          <table:table-cell office:value-type="float" office:value="166.77">
            <text:p>166.77</text:p>
          </table:table-cell>
          <table:table-cell office:value-type="float" office:value="2.76218744378485">
            <text:p>2.7621874438</text:p>
          </table:table-cell>
          <table:table-cell office:value-type="float" office:value="0.775">
            <text:p>0.775</text:p>
          </table:table-cell>
          <table:table-cell office:value-type="float" office:value="35.8645161290323">
            <text:p>35.8645161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5.38">
            <text:p>5.38</text:p>
          </table:table-cell>
          <table:table-cell office:value-type="float" office:value="12">
            <text:p>12</text:p>
          </table:table-cell>
          <table:table-cell office:value-type="float" office:value="532.32">
            <text:p>532.32</text:p>
          </table:table-cell>
          <table:table-cell office:value-type="float" office:value="154.84">
            <text:p>154.84</text:p>
          </table:table-cell>
          <table:table-cell office:value-type="float" office:value="3.43787135107207">
            <text:p>3.4378713511</text:p>
          </table:table-cell>
          <table:table-cell office:value-type="float" office:value="0.448333333333333">
            <text:p>0.4483333333</text:p>
          </table:table-cell>
          <table:table-cell office:value-type="float" office:value="28.7806691449814">
            <text:p>28.7806691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11.24">
            <text:p>11.24</text:p>
          </table:table-cell>
          <table:table-cell office:value-type="float" office:value="8">
            <text:p>8</text:p>
          </table:table-cell>
          <table:table-cell office:value-type="float" office:value="1113.25">
            <text:p>1113.25</text:p>
          </table:table-cell>
          <table:table-cell office:value-type="float" office:value="59.37">
            <text:p>59.37</text:p>
          </table:table-cell>
          <table:table-cell office:value-type="float" office:value="18.7510527202291">
            <text:p>18.7510527202</text:p>
          </table:table-cell>
          <table:table-cell office:value-type="float" office:value="1.405">
            <text:p>1.405</text:p>
          </table:table-cell>
          <table:table-cell office:value-type="float" office:value="5.28202846975089">
            <text:p>5.28202846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21.61">
            <text:p>21.61</text:p>
          </table:table-cell>
          <table:table-cell office:value-type="float" office:value="8">
            <text:p>8</text:p>
          </table:table-cell>
          <table:table-cell office:value-type="float" office:value="2139.39">
            <text:p>2139.39</text:p>
          </table:table-cell>
          <table:table-cell office:value-type="float" office:value="22.75">
            <text:p>22.75</text:p>
          </table:table-cell>
          <table:table-cell office:value-type="float" office:value="94.0391208791209">
            <text:p>94.0391208791</text:p>
          </table:table-cell>
          <table:table-cell office:value-type="float" office:value="2.70125">
            <text:p>2.70125</text:p>
          </table:table-cell>
          <table:table-cell office:value-type="float" office:value="1.05275335492827">
            <text:p>1.0527533549</text:p>
          </table:table-cell>
          <table:table-cell table:number-columns-repeated="1015"/>
        </table:table-row>
        <table:table-row table:style-name="ro2">
          <table:table-cell office:value-type="string">
            <text:p>6559</text:p>
          </table:table-cell>
          <table:table-cell office:value-type="string">
            <text:p>6087</text:p>
          </table:table-cell>
          <table:table-cell office:value-type="float" office:value="1.42">
            <text:p>1.42</text:p>
          </table:table-cell>
          <table:table-cell office:value-type="float" office:value="5">
            <text:p>5</text:p>
          </table:table-cell>
          <table:table-cell office:value-type="float" office:value="140.38">
            <text:p>140.38</text:p>
          </table:table-cell>
          <table:table-cell office:value-type="float" office:value="2.44">
            <text:p>2.44</text:p>
          </table:table-cell>
          <table:table-cell office:value-type="float" office:value="57.5327868852459">
            <text:p>57.5327868852</text:p>
          </table:table-cell>
          <table:table-cell office:value-type="float" office:value="0.284">
            <text:p>0.284</text:p>
          </table:table-cell>
          <table:table-cell office:value-type="float" office:value="1.71830985915493">
            <text:p>1.71830985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6.94">
            <text:p>6.94</text:p>
          </table:table-cell>
          <table:table-cell office:value-type="float" office:value="10">
            <text:p>10</text:p>
          </table:table-cell>
          <table:table-cell office:value-type="float" office:value="686.76">
            <text:p>686.76</text:p>
          </table:table-cell>
          <table:table-cell office:value-type="float" office:value="272.59">
            <text:p>272.59</text:p>
          </table:table-cell>
          <table:table-cell office:value-type="float" office:value="2.51938809200631">
            <text:p>2.519388092</text:p>
          </table:table-cell>
          <table:table-cell office:value-type="float" office:value="0.694">
            <text:p>0.694</text:p>
          </table:table-cell>
          <table:table-cell office:value-type="float" office:value="39.2780979827089">
            <text:p>39.278097982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1.38">
            <text:p>1.38</text:p>
          </table:table-cell>
          <table:table-cell office:value-type="float" office:value="10">
            <text:p>10</text:p>
          </table:table-cell>
          <table:table-cell office:value-type="float" office:value="136.22">
            <text:p>136.22</text:p>
          </table:table-cell>
          <table:table-cell office:value-type="float" office:value="69.48">
            <text:p>69.48</text:p>
          </table:table-cell>
          <table:table-cell office:value-type="float" office:value="1.96056419113414">
            <text:p>1.9605641911</text:p>
          </table:table-cell>
          <table:table-cell office:value-type="float" office:value="0.138">
            <text:p>0.138</text:p>
          </table:table-cell>
          <table:table-cell office:value-type="float" office:value="50.3478260869565">
            <text:p>50.34782608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10.69">
            <text:p>10.69</text:p>
          </table:table-cell>
          <table:table-cell office:value-type="float" office:value="6">
            <text:p>6</text:p>
          </table:table-cell>
          <table:table-cell office:value-type="float" office:value="1058.61">
            <text:p>1058.61</text:p>
          </table:table-cell>
          <table:table-cell office:value-type="float" office:value="4.86">
            <text:p>4.86</text:p>
          </table:table-cell>
          <table:table-cell office:value-type="float" office:value="217.820987654321">
            <text:p>217.8209876543</text:p>
          </table:table-cell>
          <table:table-cell office:value-type="float" office:value="1.78166666666667">
            <text:p>1.7816666667</text:p>
          </table:table-cell>
          <table:table-cell office:value-type="float" office:value="0.454630495790458">
            <text:p>0.454630495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15.42">
            <text:p>15.42</text:p>
          </table:table-cell>
          <table:table-cell office:value-type="float" office:value="11">
            <text:p>11</text:p>
          </table:table-cell>
          <table:table-cell office:value-type="float" office:value="1526.98">
            <text:p>1526.98</text:p>
          </table:table-cell>
          <table:table-cell office:value-type="float" office:value="0.91">
            <text:p>0.91</text:p>
          </table:table-cell>
          <table:table-cell office:value-type="float" office:value="1678">
            <text:p>1678</text:p>
          </table:table-cell>
          <table:table-cell office:value-type="float" office:value="1.40181818181818">
            <text:p>1.4018181818</text:p>
          </table:table-cell>
          <table:table-cell office:value-type="float" office:value="0.0590142671854734">
            <text:p>0.059014267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7.73">
            <text:p>7.73</text:p>
          </table:table-cell>
          <table:table-cell office:value-type="float" office:value="10">
            <text:p>10</text:p>
          </table:table-cell>
          <table:table-cell office:value-type="float" office:value="764.97">
            <text:p>764.97</text:p>
          </table:table-cell>
          <table:table-cell office:value-type="float" office:value="283.32">
            <text:p>283.32</text:p>
          </table:table-cell>
          <table:table-cell office:value-type="float" office:value="2.70002117746718">
            <text:p>2.7000211775</text:p>
          </table:table-cell>
          <table:table-cell office:value-type="float" office:value="0.773">
            <text:p>0.773</text:p>
          </table:table-cell>
          <table:table-cell office:value-type="float" office:value="36.6520051746442">
            <text:p>36.652005174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1.4">
            <text:p>1.4</text:p>
          </table:table-cell>
          <table:table-cell office:value-type="float" office:value="9">
            <text:p>9</text:p>
          </table:table-cell>
          <table:table-cell office:value-type="float" office:value="138.8">
            <text:p>138.8</text:p>
          </table:table-cell>
          <table:table-cell office:value-type="float" office:value="59.71">
            <text:p>59.71</text:p>
          </table:table-cell>
          <table:table-cell office:value-type="float" office:value="2.32456874895327">
            <text:p>2.324568749</text:p>
          </table:table-cell>
          <table:table-cell office:value-type="float" office:value="0.155555555555556">
            <text:p>0.1555555556</text:p>
          </table:table-cell>
          <table:table-cell office:value-type="float" office:value="42.65">
            <text:p>42.6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39.3">
            <text:p>39.3</text:p>
          </table:table-cell>
          <table:table-cell office:value-type="float" office:value="0.45">
            <text:p>0.45</text:p>
          </table:table-cell>
          <table:table-cell office:value-type="float" office:value="87.3333333333333">
            <text:p>87.3333333333</text:p>
          </table:table-cell>
          <table:table-cell office:value-type="float" office:value="0.1">
            <text:p>0.1</text:p>
          </table:table-cell>
          <table:table-cell office:value-type="float" office:value="1.125">
            <text:p>1.12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1.96">
            <text:p>1.96</text:p>
          </table:table-cell>
          <table:table-cell office:value-type="float" office:value="255">
            <text:p>255</text:p>
          </table:table-cell>
          <table:table-cell office:value-type="float" office:value="194.34">
            <text:p>194.34</text:p>
          </table:table-cell>
          <table:table-cell office:value-type="float" office:value="56.52">
            <text:p>56.52</text:p>
          </table:table-cell>
          <table:table-cell office:value-type="float" office:value="3.43842887473461">
            <text:p>3.4384288747</text:p>
          </table:table-cell>
          <table:table-cell office:value-type="float" office:value="0.00768627450980392">
            <text:p>0.0076862745</text:p>
          </table:table-cell>
          <table:table-cell office:value-type="float" office:value="28.8367346938775">
            <text:p>28.836734693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7.04">
            <text:p>7.04</text:p>
          </table:table-cell>
          <table:table-cell office:value-type="float" office:value="12">
            <text:p>12</text:p>
          </table:table-cell>
          <table:table-cell office:value-type="float" office:value="697.36">
            <text:p>697.36</text:p>
          </table:table-cell>
          <table:table-cell office:value-type="float" office:value="88.27">
            <text:p>88.27</text:p>
          </table:table-cell>
          <table:table-cell office:value-type="float" office:value="7.90030587968732">
            <text:p>7.9003058797</text:p>
          </table:table-cell>
          <table:table-cell office:value-type="float" office:value="0.586666666666667">
            <text:p>0.5866666667</text:p>
          </table:table-cell>
          <table:table-cell office:value-type="float" office:value="12.5383522727273">
            <text:p>12.538352272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6.49">
            <text:p>6.49</text:p>
          </table:table-cell>
          <table:table-cell office:value-type="float" office:value="9">
            <text:p>9</text:p>
          </table:table-cell>
          <table:table-cell office:value-type="float" office:value="642.01">
            <text:p>642.01</text:p>
          </table:table-cell>
          <table:table-cell office:value-type="float" office:value="164.84">
            <text:p>164.84</text:p>
          </table:table-cell>
          <table:table-cell office:value-type="float" office:value="3.89474642077166">
            <text:p>3.8947464208</text:p>
          </table:table-cell>
          <table:table-cell office:value-type="float" office:value="0.721111111111111">
            <text:p>0.7211111111</text:p>
          </table:table-cell>
          <table:table-cell office:value-type="float" office:value="25.3990755007704">
            <text:p>25.399075500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4.31">
            <text:p>4.31</text:p>
          </table:table-cell>
          <table:table-cell office:value-type="float" office:value="10">
            <text:p>10</text:p>
          </table:table-cell>
          <table:table-cell office:value-type="float" office:value="426.39">
            <text:p>426.39</text:p>
          </table:table-cell>
          <table:table-cell office:value-type="float" office:value="75.51">
            <text:p>75.51</text:p>
          </table:table-cell>
          <table:table-cell office:value-type="float" office:value="5.64680174811283">
            <text:p>5.6468017481</text:p>
          </table:table-cell>
          <table:table-cell office:value-type="float" office:value="0.431">
            <text:p>0.431</text:p>
          </table:table-cell>
          <table:table-cell office:value-type="float" office:value="17.5197215777262">
            <text:p>17.519721577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2.15">
            <text:p>2.15</text:p>
          </table:table-cell>
          <table:table-cell office:value-type="float" office:value="12">
            <text:p>12</text:p>
          </table:table-cell>
          <table:table-cell office:value-type="float" office:value="213.25">
            <text:p>213.25</text:p>
          </table:table-cell>
          <table:table-cell office:value-type="float" office:value="60.53">
            <text:p>60.53</text:p>
          </table:table-cell>
          <table:table-cell office:value-type="float" office:value="3.52304642326119">
            <text:p>3.5230464233</text:p>
          </table:table-cell>
          <table:table-cell office:value-type="float" office:value="0.179166666666667">
            <text:p>0.1791666667</text:p>
          </table:table-cell>
          <table:table-cell office:value-type="float" office:value="28.153488372093">
            <text:p>28.153488372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3.14">
            <text:p>3.14</text:p>
          </table:table-cell>
          <table:table-cell office:value-type="float" office:value="12">
            <text:p>12</text:p>
          </table:table-cell>
          <table:table-cell office:value-type="float" office:value="310.56">
            <text:p>310.56</text:p>
          </table:table-cell>
          <table:table-cell office:value-type="float" office:value="60.47">
            <text:p>60.47</text:p>
          </table:table-cell>
          <table:table-cell office:value-type="float" office:value="5.1357698032082">
            <text:p>5.1357698032</text:p>
          </table:table-cell>
          <table:table-cell office:value-type="float" office:value="0.261666666666667">
            <text:p>0.2616666667</text:p>
          </table:table-cell>
          <table:table-cell office:value-type="float" office:value="19.2579617834395">
            <text:p>19.257961783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7.93">
            <text:p>7.93</text:p>
          </table:table-cell>
          <table:table-cell office:value-type="float" office:value="11">
            <text:p>11</text:p>
          </table:table-cell>
          <table:table-cell office:value-type="float" office:value="785.07">
            <text:p>785.07</text:p>
          </table:table-cell>
          <table:table-cell office:value-type="float" office:value="280.98">
            <text:p>280.98</text:p>
          </table:table-cell>
          <table:table-cell office:value-type="float" office:value="2.79404228058937">
            <text:p>2.7940422806</text:p>
          </table:table-cell>
          <table:table-cell office:value-type="float" office:value="0.720909090909091">
            <text:p>0.7209090909</text:p>
          </table:table-cell>
          <table:table-cell office:value-type="float" office:value="35.4325346784363">
            <text:p>35.432534678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8.79">
            <text:p>8.79</text:p>
          </table:table-cell>
          <table:table-cell office:value-type="float" office:value="9">
            <text:p>9</text:p>
          </table:table-cell>
          <table:table-cell office:value-type="float" office:value="870.11">
            <text:p>870.11</text:p>
          </table:table-cell>
          <table:table-cell office:value-type="float" office:value="290.29">
            <text:p>290.29</text:p>
          </table:table-cell>
          <table:table-cell office:value-type="float" office:value="2.99738192841641">
            <text:p>2.9973819284</text:p>
          </table:table-cell>
          <table:table-cell office:value-type="float" office:value="0.976666666666667">
            <text:p>0.9766666667</text:p>
          </table:table-cell>
          <table:table-cell office:value-type="float" office:value="33.0250284414107">
            <text:p>33.025028441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5.22">
            <text:p>5.22</text:p>
          </table:table-cell>
          <table:table-cell office:value-type="float" office:value="10">
            <text:p>10</text:p>
          </table:table-cell>
          <table:table-cell office:value-type="float" office:value="517.18">
            <text:p>517.18</text:p>
          </table:table-cell>
          <table:table-cell office:value-type="float" office:value="154.39">
            <text:p>154.39</text:p>
          </table:table-cell>
          <table:table-cell office:value-type="float" office:value="3.34982835675886">
            <text:p>3.3498283568</text:p>
          </table:table-cell>
          <table:table-cell office:value-type="float" office:value="0.522">
            <text:p>0.522</text:p>
          </table:table-cell>
          <table:table-cell office:value-type="float" office:value="29.5766283524904">
            <text:p>29.576628352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4.16">
            <text:p>4.16</text:p>
          </table:table-cell>
          <table:table-cell office:value-type="float" office:value="10">
            <text:p>10</text:p>
          </table:table-cell>
          <table:table-cell office:value-type="float" office:value="411.94">
            <text:p>411.94</text:p>
          </table:table-cell>
          <table:table-cell office:value-type="float" office:value="61.28">
            <text:p>61.28</text:p>
          </table:table-cell>
          <table:table-cell office:value-type="float" office:value="6.72225848563969">
            <text:p>6.7222584856</text:p>
          </table:table-cell>
          <table:table-cell office:value-type="float" office:value="0.416">
            <text:p>0.416</text:p>
          </table:table-cell>
          <table:table-cell office:value-type="float" office:value="14.7307692307692">
            <text:p>14.730769230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2.68">
            <text:p>2.68</text:p>
          </table:table-cell>
          <table:table-cell office:value-type="float" office:value="8">
            <text:p>8</text:p>
          </table:table-cell>
          <table:table-cell office:value-type="float" office:value="265.62">
            <text:p>265.62</text:p>
          </table:table-cell>
          <table:table-cell office:value-type="float" office:value="38.94">
            <text:p>38.94</text:p>
          </table:table-cell>
          <table:table-cell office:value-type="float" office:value="6.82126348228043">
            <text:p>6.8212634823</text:p>
          </table:table-cell>
          <table:table-cell office:value-type="float" office:value="0.335">
            <text:p>0.335</text:p>
          </table:table-cell>
          <table:table-cell office:value-type="float" office:value="14.5298507462687">
            <text:p>14.52985074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1.45">
            <text:p>1.45</text:p>
          </table:table-cell>
          <table:table-cell office:value-type="float" office:value="8">
            <text:p>8</text:p>
          </table:table-cell>
          <table:table-cell office:value-type="float" office:value="143.06">
            <text:p>143.06</text:p>
          </table:table-cell>
          <table:table-cell office:value-type="float" office:value="69.82">
            <text:p>69.82</text:p>
          </table:table-cell>
          <table:table-cell office:value-type="float" office:value="2.04898309939845">
            <text:p>2.0489830994</text:p>
          </table:table-cell>
          <table:table-cell office:value-type="float" office:value="0.18125">
            <text:p>0.18125</text:p>
          </table:table-cell>
          <table:table-cell office:value-type="float" office:value="48.151724137931">
            <text:p>48.151724137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30.71">
            <text:p>30.71</text:p>
          </table:table-cell>
          <table:table-cell office:value-type="float" office:value="10">
            <text:p>10</text:p>
          </table:table-cell>
          <table:table-cell office:value-type="float" office:value="3040.69">
            <text:p>3040.69</text:p>
          </table:table-cell>
          <table:table-cell office:value-type="float" office:value="170.88">
            <text:p>170.88</text:p>
          </table:table-cell>
          <table:table-cell office:value-type="float" office:value="17.794300093633">
            <text:p>17.7943000936</text:p>
          </table:table-cell>
          <table:table-cell office:value-type="float" office:value="3.071">
            <text:p>3.071</text:p>
          </table:table-cell>
          <table:table-cell office:value-type="float" office:value="5.56431129925106">
            <text:p>5.564311299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2.3">
            <text:p>2.3</text:p>
          </table:table-cell>
          <table:table-cell office:value-type="float" office:value="10">
            <text:p>10</text:p>
          </table:table-cell>
          <table:table-cell office:value-type="float" office:value="227.7">
            <text:p>227.7</text:p>
          </table:table-cell>
          <table:table-cell office:value-type="float" office:value="2.44">
            <text:p>2.44</text:p>
          </table:table-cell>
          <table:table-cell office:value-type="float" office:value="93.3196721311476">
            <text:p>93.3196721311</text:p>
          </table:table-cell>
          <table:table-cell office:value-type="float" office:value="0.23">
            <text:p>0.23</text:p>
          </table:table-cell>
          <table:table-cell office:value-type="float" office:value="1.06086956521739">
            <text:p>1.060869565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2.27">
            <text:p>2.27</text:p>
          </table:table-cell>
          <table:table-cell office:value-type="float" office:value="5">
            <text:p>5</text:p>
          </table:table-cell>
          <table:table-cell office:value-type="float" office:value="224.33">
            <text:p>224.33</text:p>
          </table:table-cell>
          <table:table-cell office:value-type="float" office:value="56.63">
            <text:p>56.63</text:p>
          </table:table-cell>
          <table:table-cell office:value-type="float" office:value="3.96132791806463">
            <text:p>3.9613279181</text:p>
          </table:table-cell>
          <table:table-cell office:value-type="float" office:value="0.454">
            <text:p>0.454</text:p>
          </table:table-cell>
          <table:table-cell office:value-type="float" office:value="24.9471365638766">
            <text:p>24.947136563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8.33">
            <text:p>8.33</text:p>
          </table:table-cell>
          <table:table-cell office:value-type="float" office:value="12">
            <text:p>12</text:p>
          </table:table-cell>
          <table:table-cell office:value-type="float" office:value="824.27">
            <text:p>824.27</text:p>
          </table:table-cell>
          <table:table-cell office:value-type="float" office:value="303.64">
            <text:p>303.64</text:p>
          </table:table-cell>
          <table:table-cell office:value-type="float" office:value="2.71462916611777">
            <text:p>2.7146291661</text:p>
          </table:table-cell>
          <table:table-cell office:value-type="float" office:value="0.694166666666667">
            <text:p>0.6941666667</text:p>
          </table:table-cell>
          <table:table-cell office:value-type="float" office:value="36.4513805522209">
            <text:p>36.451380552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.64">
            <text:p>1.64</text:p>
          </table:table-cell>
          <table:table-cell office:value-type="float" office:value="10">
            <text:p>10</text:p>
          </table:table-cell>
          <table:table-cell office:value-type="float" office:value="162.36">
            <text:p>162.36</text:p>
          </table:table-cell>
          <table:table-cell office:value-type="float" office:value="59.6">
            <text:p>59.6</text:p>
          </table:table-cell>
          <table:table-cell office:value-type="float" office:value="2.7241610738255">
            <text:p>2.7241610738</text:p>
          </table:table-cell>
          <table:table-cell office:value-type="float" office:value="0.164">
            <text:p>0.164</text:p>
          </table:table-cell>
          <table:table-cell office:value-type="float" office:value="36.3414634146341">
            <text:p>36.341463414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7.54">
            <text:p>7.54</text:p>
          </table:table-cell>
          <table:table-cell office:value-type="float" office:value="11">
            <text:p>11</text:p>
          </table:table-cell>
          <table:table-cell office:value-type="float" office:value="746.96">
            <text:p>746.96</text:p>
          </table:table-cell>
          <table:table-cell office:value-type="float" office:value="190.76">
            <text:p>190.76</text:p>
          </table:table-cell>
          <table:table-cell office:value-type="float" office:value="3.915705598658">
            <text:p>3.9157055987</text:p>
          </table:table-cell>
          <table:table-cell office:value-type="float" office:value="0.685454545454545">
            <text:p>0.6854545455</text:p>
          </table:table-cell>
          <table:table-cell office:value-type="float" office:value="25.2997347480106">
            <text:p>25.29973474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8.38">
            <text:p>8.38</text:p>
          </table:table-cell>
          <table:table-cell office:value-type="float" office:value="6">
            <text:p>6</text:p>
          </table:table-cell>
          <table:table-cell office:value-type="float" office:value="829.72">
            <text:p>829.72</text:p>
          </table:table-cell>
          <table:table-cell office:value-type="float" office:value="70.89">
            <text:p>70.89</text:p>
          </table:table-cell>
          <table:table-cell office:value-type="float" office:value="11.7043306531246">
            <text:p>11.7043306531</text:p>
          </table:table-cell>
          <table:table-cell office:value-type="float" office:value="1.39666666666667">
            <text:p>1.3966666667</text:p>
          </table:table-cell>
          <table:table-cell office:value-type="float" office:value="8.45942720763723">
            <text:p>8.459427207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7.14">
            <text:p>7.14</text:p>
          </table:table-cell>
          <table:table-cell office:value-type="float" office:value="11">
            <text:p>11</text:p>
          </table:table-cell>
          <table:table-cell office:value-type="float" office:value="706.96">
            <text:p>706.96</text:p>
          </table:table-cell>
          <table:table-cell office:value-type="float" office:value="284.53">
            <text:p>284.53</text:p>
          </table:table-cell>
          <table:table-cell office:value-type="float" office:value="2.48465891118687">
            <text:p>2.4846589112</text:p>
          </table:table-cell>
          <table:table-cell office:value-type="float" office:value="0.649090909090909">
            <text:p>0.6490909091</text:p>
          </table:table-cell>
          <table:table-cell office:value-type="float" office:value="39.8501400560224">
            <text:p>39.8501400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0.35">
            <text:p>0.35</text:p>
          </table:table-cell>
          <table:table-cell office:value-type="float" office:value="4">
            <text:p>4</text:p>
          </table:table-cell>
          <table:table-cell office:value-type="float" office:value="34.85">
            <text:p>34.85</text:p>
          </table:table-cell>
          <table:table-cell office:value-type="float" office:value="0.22">
            <text:p>0.22</text:p>
          </table:table-cell>
          <table:table-cell office:value-type="float" office:value="158.409090909091">
            <text:p>158.4090909091</text:p>
          </table:table-cell>
          <table:table-cell office:value-type="float" office:value="0.0875">
            <text:p>0.0875</text:p>
          </table:table-cell>
          <table:table-cell office:value-type="float" office:value="0.628571428571429">
            <text:p>0.62857142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1.67">
            <text:p>1.67</text:p>
          </table:table-cell>
          <table:table-cell office:value-type="float" office:value="7">
            <text:p>7</text:p>
          </table:table-cell>
          <table:table-cell office:value-type="float" office:value="165.63">
            <text:p>165.63</text:p>
          </table:table-cell>
          <table:table-cell office:value-type="float" office:value="63.03">
            <text:p>63.03</text:p>
          </table:table-cell>
          <table:table-cell office:value-type="float" office:value="2.62779628748215">
            <text:p>2.6277962875</text:p>
          </table:table-cell>
          <table:table-cell office:value-type="float" office:value="0.238571428571429">
            <text:p>0.2385714286</text:p>
          </table:table-cell>
          <table:table-cell office:value-type="float" office:value="37.7425149700599">
            <text:p>37.74251497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0.34">
            <text:p>0.34</text:p>
          </table:table-cell>
          <table:table-cell office:value-type="float" office:value="7">
            <text:p>7</text:p>
          </table:table-cell>
          <table:table-cell office:value-type="float" office:value="33.36">
            <text:p>33.36</text:p>
          </table:table-cell>
          <table:table-cell office:value-type="float" office:value="1.3">
            <text:p>1.3</text:p>
          </table:table-cell>
          <table:table-cell office:value-type="float" office:value="25.6615384615385">
            <text:p>25.6615384615</text:p>
          </table:table-cell>
          <table:table-cell office:value-type="float" office:value="0.0485714285714286">
            <text:p>0.0485714286</text:p>
          </table:table-cell>
          <table:table-cell office:value-type="float" office:value="3.82352941176471">
            <text:p>3.823529411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6.55">
            <text:p>6.55</text:p>
          </table:table-cell>
          <table:table-cell office:value-type="float" office:value="9">
            <text:p>9</text:p>
          </table:table-cell>
          <table:table-cell office:value-type="float" office:value="648.55">
            <text:p>648.55</text:p>
          </table:table-cell>
          <table:table-cell office:value-type="float" office:value="173.42">
            <text:p>173.42</text:p>
          </table:table-cell>
          <table:table-cell office:value-type="float" office:value="3.73976473301811">
            <text:p>3.739764733</text:p>
          </table:table-cell>
          <table:table-cell office:value-type="float" office:value="0.727777777777778">
            <text:p>0.7277777778</text:p>
          </table:table-cell>
          <table:table-cell office:value-type="float" office:value="26.4763358778626">
            <text:p>26.476335877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1.42">
            <text:p>1.42</text:p>
          </table:table-cell>
          <table:table-cell office:value-type="float" office:value="9">
            <text:p>9</text:p>
          </table:table-cell>
          <table:table-cell office:value-type="float" office:value="140.98">
            <text:p>140.98</text:p>
          </table:table-cell>
          <table:table-cell office:value-type="float" office:value="63.14">
            <text:p>63.14</text:p>
          </table:table-cell>
          <table:table-cell office:value-type="float" office:value="2.23281596452328">
            <text:p>2.2328159645</text:p>
          </table:table-cell>
          <table:table-cell office:value-type="float" office:value="0.157777777777778">
            <text:p>0.1577777778</text:p>
          </table:table-cell>
          <table:table-cell office:value-type="float" office:value="44.4647887323944">
            <text:p>44.4647887324</text:p>
          </table:table-cell>
          <table:table-cell table:number-columns-repeated="1015"/>
        </table:table-row>
        <table:table-row table:style-name="ro2">
          <table:table-cell office:value-type="string">
            <text:p>6562</text:p>
          </table:table-cell>
          <table:table-cell office:value-type="string">
            <text:p>6087</text:p>
          </table:table-cell>
          <table:table-cell office:value-type="float" office:value="1.43">
            <text:p>1.43</text:p>
          </table:table-cell>
          <table:table-cell office:value-type="float" office:value="6">
            <text:p>6</text:p>
          </table:table-cell>
          <table:table-cell office:value-type="float" office:value="141.87">
            <text:p>141.87</text:p>
          </table:table-cell>
          <table:table-cell office:value-type="float" office:value="60.71">
            <text:p>60.71</text:p>
          </table:table-cell>
          <table:table-cell office:value-type="float" office:value="2.33684730686872">
            <text:p>2.3368473069</text:p>
          </table:table-cell>
          <table:table-cell office:value-type="float" office:value="0.238333333333333">
            <text:p>0.2383333333</text:p>
          </table:table-cell>
          <table:table-cell office:value-type="float" office:value="42.4545454545455">
            <text:p>42.45454545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6.95">
            <text:p>6.95</text:p>
          </table:table-cell>
          <table:table-cell office:value-type="float" office:value="10">
            <text:p>10</text:p>
          </table:table-cell>
          <table:table-cell office:value-type="float" office:value="687.85">
            <text:p>687.85</text:p>
          </table:table-cell>
          <table:table-cell office:value-type="float" office:value="301.91">
            <text:p>301.91</text:p>
          </table:table-cell>
          <table:table-cell office:value-type="float" office:value="2.27832797853665">
            <text:p>2.2783279785</text:p>
          </table:table-cell>
          <table:table-cell office:value-type="float" office:value="0.695">
            <text:p>0.695</text:p>
          </table:table-cell>
          <table:table-cell office:value-type="float" office:value="43.4402877697842">
            <text:p>43.44028776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1.03">
            <text:p>1.03</text:p>
          </table:table-cell>
          <table:table-cell office:value-type="float" office:value="10">
            <text:p>10</text:p>
          </table:table-cell>
          <table:table-cell office:value-type="float" office:value="101.97">
            <text:p>101.97</text:p>
          </table:table-cell>
          <table:table-cell office:value-type="float" office:value="6.65">
            <text:p>6.65</text:p>
          </table:table-cell>
          <table:table-cell office:value-type="float" office:value="15.3338345864662">
            <text:p>15.3338345865</text:p>
          </table:table-cell>
          <table:table-cell office:value-type="float" office:value="0.103">
            <text:p>0.103</text:p>
          </table:table-cell>
          <table:table-cell office:value-type="float" office:value="6.45631067961165">
            <text:p>6.456310679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1.47">
            <text:p>1.47</text:p>
          </table:table-cell>
          <table:table-cell office:value-type="float" office:value="7">
            <text:p>7</text:p>
          </table:table-cell>
          <table:table-cell office:value-type="float" office:value="145.73">
            <text:p>145.73</text:p>
          </table:table-cell>
          <table:table-cell office:value-type="float" office:value="58.5">
            <text:p>58.5</text:p>
          </table:table-cell>
          <table:table-cell office:value-type="float" office:value="2.49111111111111">
            <text:p>2.4911111111</text:p>
          </table:table-cell>
          <table:table-cell office:value-type="float" office:value="0.21">
            <text:p>0.21</text:p>
          </table:table-cell>
          <table:table-cell office:value-type="float" office:value="39.7959183673469">
            <text:p>39.795918367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14.38">
            <text:p>14.38</text:p>
          </table:table-cell>
          <table:table-cell office:value-type="float" office:value="13">
            <text:p>13</text:p>
          </table:table-cell>
          <table:table-cell office:value-type="float" office:value="1423.92">
            <text:p>1423.92</text:p>
          </table:table-cell>
          <table:table-cell office:value-type="float" office:value="62.25">
            <text:p>62.25</text:p>
          </table:table-cell>
          <table:table-cell office:value-type="float" office:value="22.8742168674699">
            <text:p>22.8742168675</text:p>
          </table:table-cell>
          <table:table-cell office:value-type="float" office:value="1.10615384615385">
            <text:p>1.1061538462</text:p>
          </table:table-cell>
          <table:table-cell office:value-type="float" office:value="4.32892906815021">
            <text:p>4.328929068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7.64">
            <text:p>7.64</text:p>
          </table:table-cell>
          <table:table-cell office:value-type="float" office:value="9">
            <text:p>9</text:p>
          </table:table-cell>
          <table:table-cell office:value-type="float" office:value="756.85">
            <text:p>756.85</text:p>
          </table:table-cell>
          <table:table-cell office:value-type="float" office:value="327.81">
            <text:p>327.81</text:p>
          </table:table-cell>
          <table:table-cell office:value-type="float" office:value="2.30880693084409">
            <text:p>2.3088069308</text:p>
          </table:table-cell>
          <table:table-cell office:value-type="float" office:value="0.848888888888889">
            <text:p>0.8488888889</text:p>
          </table:table-cell>
          <table:table-cell office:value-type="float" office:value="42.9070680628272">
            <text:p>42.90706806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0.95">
            <text:p>0.95</text:p>
          </table:table-cell>
          <table:table-cell office:value-type="float" office:value="11">
            <text:p>11</text:p>
          </table:table-cell>
          <table:table-cell office:value-type="float" office:value="94.05">
            <text:p>94.05</text:p>
          </table:table-cell>
          <table:table-cell office:value-type="float" office:value="3.44">
            <text:p>3.44</text:p>
          </table:table-cell>
          <table:table-cell office:value-type="float" office:value="27.3401162790698">
            <text:p>27.3401162791</text:p>
          </table:table-cell>
          <table:table-cell office:value-type="float" office:value="0.0863636363636364">
            <text:p>0.0863636364</text:p>
          </table:table-cell>
          <table:table-cell office:value-type="float" office:value="3.62105263157895">
            <text:p>3.621052631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1.43">
            <text:p>1.43</text:p>
          </table:table-cell>
          <table:table-cell office:value-type="float" office:value="9">
            <text:p>9</text:p>
          </table:table-cell>
          <table:table-cell office:value-type="float" office:value="141.67">
            <text:p>141.67</text:p>
          </table:table-cell>
          <table:table-cell office:value-type="float" office:value="63.14">
            <text:p>63.14</text:p>
          </table:table-cell>
          <table:table-cell office:value-type="float" office:value="2.24374406081723">
            <text:p>2.2437440608</text:p>
          </table:table-cell>
          <table:table-cell office:value-type="float" office:value="0.158888888888889">
            <text:p>0.1588888889</text:p>
          </table:table-cell>
          <table:table-cell office:value-type="float" office:value="44.1538461538462">
            <text:p>44.15384615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1.46">
            <text:p>1.46</text:p>
          </table:table-cell>
          <table:table-cell office:value-type="float" office:value="255">
            <text:p>255</text:p>
          </table:table-cell>
          <table:table-cell office:value-type="float" office:value="144.44">
            <text:p>144.44</text:p>
          </table:table-cell>
          <table:table-cell office:value-type="float" office:value="6.75">
            <text:p>6.75</text:p>
          </table:table-cell>
          <table:table-cell office:value-type="float" office:value="21.3985185185185">
            <text:p>21.3985185185</text:p>
          </table:table-cell>
          <table:table-cell office:value-type="float" office:value="0.00572549019607843">
            <text:p>0.0057254902</text:p>
          </table:table-cell>
          <table:table-cell office:value-type="float" office:value="4.62328767123288">
            <text:p>4.623287671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6.86">
            <text:p>6.86</text:p>
          </table:table-cell>
          <table:table-cell office:value-type="float" office:value="11">
            <text:p>11</text:p>
          </table:table-cell>
          <table:table-cell office:value-type="float" office:value="678.74">
            <text:p>678.74</text:p>
          </table:table-cell>
          <table:table-cell office:value-type="float" office:value="122.55">
            <text:p>122.55</text:p>
          </table:table-cell>
          <table:table-cell office:value-type="float" office:value="5.53847409220726">
            <text:p>5.5384740922</text:p>
          </table:table-cell>
          <table:table-cell office:value-type="float" office:value="0.623636363636364">
            <text:p>0.6236363636</text:p>
          </table:table-cell>
          <table:table-cell office:value-type="float" office:value="17.8644314868805">
            <text:p>17.864431486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5.02">
            <text:p>5.02</text:p>
          </table:table-cell>
          <table:table-cell office:value-type="float" office:value="9">
            <text:p>9</text:p>
          </table:table-cell>
          <table:table-cell office:value-type="float" office:value="496.88">
            <text:p>496.88</text:p>
          </table:table-cell>
          <table:table-cell office:value-type="float" office:value="220.41">
            <text:p>220.41</text:p>
          </table:table-cell>
          <table:table-cell office:value-type="float" office:value="2.25434417676149">
            <text:p>2.2543441768</text:p>
          </table:table-cell>
          <table:table-cell office:value-type="float" office:value="0.557777777777778">
            <text:p>0.5577777778</text:p>
          </table:table-cell>
          <table:table-cell office:value-type="float" office:value="43.906374501992">
            <text:p>43.90637450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3.62">
            <text:p>3.62</text:p>
          </table:table-cell>
          <table:table-cell office:value-type="float" office:value="9">
            <text:p>9</text:p>
          </table:table-cell>
          <table:table-cell office:value-type="float" office:value="358.78">
            <text:p>358.78</text:p>
          </table:table-cell>
          <table:table-cell office:value-type="float" office:value="136.13">
            <text:p>136.13</text:p>
          </table:table-cell>
          <table:table-cell office:value-type="float" office:value="2.63556894145302">
            <text:p>2.6355689415</text:p>
          </table:table-cell>
          <table:table-cell office:value-type="float" office:value="0.402222222222222">
            <text:p>0.4022222222</text:p>
          </table:table-cell>
          <table:table-cell office:value-type="float" office:value="37.6049723756906">
            <text:p>37.604972375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1.8">
            <text:p>1.8</text:p>
          </table:table-cell>
          <table:table-cell office:value-type="float" office:value="11">
            <text:p>11</text:p>
          </table:table-cell>
          <table:table-cell office:value-type="float" office:value="178.2">
            <text:p>178.2</text:p>
          </table:table-cell>
          <table:table-cell office:value-type="float" office:value="33.08">
            <text:p>33.08</text:p>
          </table:table-cell>
          <table:table-cell office:value-type="float" office:value="5.3869407496977">
            <text:p>5.3869407497</text:p>
          </table:table-cell>
          <table:table-cell office:value-type="float" office:value="0.163636363636364">
            <text:p>0.1636363636</text:p>
          </table:table-cell>
          <table:table-cell office:value-type="float" office:value="18.3777777777778">
            <text:p>18.37777777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2.76">
            <text:p>2.76</text:p>
          </table:table-cell>
          <table:table-cell office:value-type="float" office:value="11">
            <text:p>11</text:p>
          </table:table-cell>
          <table:table-cell office:value-type="float" office:value="273.64">
            <text:p>273.64</text:p>
          </table:table-cell>
          <table:table-cell office:value-type="float" office:value="32.98">
            <text:p>32.98</text:p>
          </table:table-cell>
          <table:table-cell office:value-type="float" office:value="8.29714978775015">
            <text:p>8.2971497878</text:p>
          </table:table-cell>
          <table:table-cell office:value-type="float" office:value="0.250909090909091">
            <text:p>0.2509090909</text:p>
          </table:table-cell>
          <table:table-cell office:value-type="float" office:value="11.9492753623188">
            <text:p>11.949275362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6.93">
            <text:p>6.93</text:p>
          </table:table-cell>
          <table:table-cell office:value-type="float" office:value="8">
            <text:p>8</text:p>
          </table:table-cell>
          <table:table-cell office:value-type="float" office:value="686.07">
            <text:p>686.07</text:p>
          </table:table-cell>
          <table:table-cell office:value-type="float" office:value="324.75">
            <text:p>324.75</text:p>
          </table:table-cell>
          <table:table-cell office:value-type="float" office:value="2.11260969976905">
            <text:p>2.1126096998</text:p>
          </table:table-cell>
          <table:table-cell office:value-type="float" office:value="0.86625">
            <text:p>0.86625</text:p>
          </table:table-cell>
          <table:table-cell office:value-type="float" office:value="46.8614718614719">
            <text:p>46.861471861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8.02">
            <text:p>8.02</text:p>
          </table:table-cell>
          <table:table-cell office:value-type="float" office:value="9">
            <text:p>9</text:p>
          </table:table-cell>
          <table:table-cell office:value-type="float" office:value="793.68">
            <text:p>793.68</text:p>
          </table:table-cell>
          <table:table-cell office:value-type="float" office:value="317.41">
            <text:p>317.41</text:p>
          </table:table-cell>
          <table:table-cell office:value-type="float" office:value="2.50048832739989">
            <text:p>2.5004883274</text:p>
          </table:table-cell>
          <table:table-cell office:value-type="float" office:value="0.891111111111111">
            <text:p>0.8911111111</text:p>
          </table:table-cell>
          <table:table-cell office:value-type="float" office:value="39.5773067331671">
            <text:p>39.577306733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4.61">
            <text:p>4.61</text:p>
          </table:table-cell>
          <table:table-cell office:value-type="float" office:value="6">
            <text:p>6</text:p>
          </table:table-cell>
          <table:table-cell office:value-type="float" office:value="456.19">
            <text:p>456.19</text:p>
          </table:table-cell>
          <table:table-cell office:value-type="float" office:value="167.12">
            <text:p>167.12</text:p>
          </table:table-cell>
          <table:table-cell office:value-type="float" office:value="2.72971517472475">
            <text:p>2.7297151747</text:p>
          </table:table-cell>
          <table:table-cell office:value-type="float" office:value="0.768333333333333">
            <text:p>0.7683333333</text:p>
          </table:table-cell>
          <table:table-cell office:value-type="float" office:value="36.2516268980477">
            <text:p>36.2516268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1.36">
            <text:p>1.36</text:p>
          </table:table-cell>
          <table:table-cell office:value-type="float" office:value="10">
            <text:p>10</text:p>
          </table:table-cell>
          <table:table-cell office:value-type="float" office:value="135.13">
            <text:p>135.13</text:p>
          </table:table-cell>
          <table:table-cell office:value-type="float" office:value="63.14">
            <text:p>63.14</text:p>
          </table:table-cell>
          <table:table-cell office:value-type="float" office:value="2.14016471333544">
            <text:p>2.1401647133</text:p>
          </table:table-cell>
          <table:table-cell office:value-type="float" office:value="0.136">
            <text:p>0.136</text:p>
          </table:table-cell>
          <table:table-cell office:value-type="float" office:value="46.4264705882353">
            <text:p>46.426470588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3.85">
            <text:p>3.85</text:p>
          </table:table-cell>
          <table:table-cell office:value-type="float" office:value="9">
            <text:p>9</text:p>
          </table:table-cell>
          <table:table-cell office:value-type="float" office:value="380.75">
            <text:p>380.75</text:p>
          </table:table-cell>
          <table:table-cell office:value-type="float" office:value="101.6">
            <text:p>101.6</text:p>
          </table:table-cell>
          <table:table-cell office:value-type="float" office:value="3.74753937007874">
            <text:p>3.7475393701</text:p>
          </table:table-cell>
          <table:table-cell office:value-type="float" office:value="0.427777777777778">
            <text:p>0.4277777778</text:p>
          </table:table-cell>
          <table:table-cell office:value-type="float" office:value="26.3896103896104">
            <text:p>26.389610389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2.25">
            <text:p>2.25</text:p>
          </table:table-cell>
          <table:table-cell office:value-type="float" office:value="8">
            <text:p>8</text:p>
          </table:table-cell>
          <table:table-cell office:value-type="float" office:value="222.95">
            <text:p>222.95</text:p>
          </table:table-cell>
          <table:table-cell office:value-type="float" office:value="101.21">
            <text:p>101.21</text:p>
          </table:table-cell>
          <table:table-cell office:value-type="float" office:value="2.2028455686197">
            <text:p>2.2028455686</text:p>
          </table:table-cell>
          <table:table-cell office:value-type="float" office:value="0.28125">
            <text:p>0.28125</text:p>
          </table:table-cell>
          <table:table-cell office:value-type="float" office:value="44.9822222222222">
            <text:p>44.982222222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0.81">
            <text:p>0.81</text:p>
          </table:table-cell>
          <table:table-cell office:value-type="float" office:value="9">
            <text:p>9</text:p>
          </table:table-cell>
          <table:table-cell office:value-type="float" office:value="80.68">
            <text:p>80.68</text:p>
          </table:table-cell>
          <table:table-cell office:value-type="float" office:value="7.03">
            <text:p>7.03</text:p>
          </table:table-cell>
          <table:table-cell office:value-type="float" office:value="11.4765291607397">
            <text:p>11.4765291607</text:p>
          </table:table-cell>
          <table:table-cell office:value-type="float" office:value="0.09">
            <text:p>0.09</text:p>
          </table:table-cell>
          <table:table-cell office:value-type="float" office:value="8.67901234567901">
            <text:p>8.679012345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1.76">
            <text:p>1.76</text:p>
          </table:table-cell>
          <table:table-cell office:value-type="float" office:value="11">
            <text:p>11</text:p>
          </table:table-cell>
          <table:table-cell office:value-type="float" office:value="174.04">
            <text:p>174.04</text:p>
          </table:table-cell>
          <table:table-cell office:value-type="float" office:value="60.71">
            <text:p>60.71</text:p>
          </table:table-cell>
          <table:table-cell office:value-type="float" office:value="2.86674353483775">
            <text:p>2.8667435348</text:p>
          </table:table-cell>
          <table:table-cell office:value-type="float" office:value="0.16">
            <text:p>0.16</text:p>
          </table:table-cell>
          <table:table-cell office:value-type="float" office:value="34.4943181818182">
            <text:p>34.494318181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3.55">
            <text:p>3.55</text:p>
          </table:table-cell>
          <table:table-cell office:value-type="float" office:value="255">
            <text:p>255</text:p>
          </table:table-cell>
          <table:table-cell office:value-type="float" office:value="351.75">
            <text:p>351.75</text:p>
          </table:table-cell>
          <table:table-cell office:value-type="float" office:value="6.57">
            <text:p>6.57</text:p>
          </table:table-cell>
          <table:table-cell office:value-type="float" office:value="53.5388127853881">
            <text:p>53.5388127854</text:p>
          </table:table-cell>
          <table:table-cell office:value-type="float" office:value="0.013921568627451">
            <text:p>0.0139215686</text:p>
          </table:table-cell>
          <table:table-cell office:value-type="float" office:value="1.85070422535211">
            <text:p>1.850704225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7.42">
            <text:p>7.42</text:p>
          </table:table-cell>
          <table:table-cell office:value-type="float" office:value="7">
            <text:p>7</text:p>
          </table:table-cell>
          <table:table-cell office:value-type="float" office:value="735.07">
            <text:p>735.07</text:p>
          </table:table-cell>
          <table:table-cell office:value-type="float" office:value="348.58">
            <text:p>348.58</text:p>
          </table:table-cell>
          <table:table-cell office:value-type="float" office:value="2.10875552240519">
            <text:p>2.1087555224</text:p>
          </table:table-cell>
          <table:table-cell office:value-type="float" office:value="1.06">
            <text:p>1.06</text:p>
          </table:table-cell>
          <table:table-cell office:value-type="float" office:value="46.9784366576819">
            <text:p>46.978436657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.06">
            <text:p>1.06</text:p>
          </table:table-cell>
          <table:table-cell office:value-type="float" office:value="6">
            <text:p>6</text:p>
          </table:table-cell>
          <table:table-cell office:value-type="float" office:value="104.54">
            <text:p>104.54</text:p>
          </table:table-cell>
          <table:table-cell office:value-type="float" office:value="3.55">
            <text:p>3.55</text:p>
          </table:table-cell>
          <table:table-cell office:value-type="float" office:value="29.4478873239437">
            <text:p>29.4478873239</text:p>
          </table:table-cell>
          <table:table-cell office:value-type="float" office:value="0.176666666666667">
            <text:p>0.1766666667</text:p>
          </table:table-cell>
          <table:table-cell office:value-type="float" office:value="3.34905660377358">
            <text:p>3.34905660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6.85">
            <text:p>6.85</text:p>
          </table:table-cell>
          <table:table-cell office:value-type="float" office:value="10">
            <text:p>10</text:p>
          </table:table-cell>
          <table:table-cell office:value-type="float" office:value="678.45">
            <text:p>678.45</text:p>
          </table:table-cell>
          <table:table-cell office:value-type="float" office:value="253.74">
            <text:p>253.74</text:p>
          </table:table-cell>
          <table:table-cell office:value-type="float" office:value="2.6737999527075">
            <text:p>2.6737999527</text:p>
          </table:table-cell>
          <table:table-cell office:value-type="float" office:value="0.685">
            <text:p>0.685</text:p>
          </table:table-cell>
          <table:table-cell office:value-type="float" office:value="37.0423357664234">
            <text:p>37.04233576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69.1">
            <text:p>69.1</text:p>
          </table:table-cell>
          <table:table-cell office:value-type="float" office:value="7.78">
            <text:p>7.78</text:p>
          </table:table-cell>
          <table:table-cell office:value-type="float" office:value="8.88174807197943">
            <text:p>8.881748072</text:p>
          </table:table-cell>
          <table:table-cell office:value-type="float" office:value="0.116666666666667">
            <text:p>0.1166666667</text:p>
          </table:table-cell>
          <table:table-cell office:value-type="float" office:value="11.1142857142857">
            <text:p>11.114285714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6.42">
            <text:p>6.42</text:p>
          </table:table-cell>
          <table:table-cell office:value-type="float" office:value="9">
            <text:p>9</text:p>
          </table:table-cell>
          <table:table-cell office:value-type="float" office:value="635.18">
            <text:p>635.18</text:p>
          </table:table-cell>
          <table:table-cell office:value-type="float" office:value="329.22">
            <text:p>329.22</text:p>
          </table:table-cell>
          <table:table-cell office:value-type="float" office:value="1.9293481562481">
            <text:p>1.9293481562</text:p>
          </table:table-cell>
          <table:table-cell office:value-type="float" office:value="0.713333333333333">
            <text:p>0.7133333333</text:p>
          </table:table-cell>
          <table:table-cell office:value-type="float" office:value="51.2803738317757">
            <text:p>51.280373831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1.33">
            <text:p>1.33</text:p>
          </table:table-cell>
          <table:table-cell office:value-type="float" office:value="9">
            <text:p>9</text:p>
          </table:table-cell>
          <table:table-cell office:value-type="float" office:value="131.97">
            <text:p>131.97</text:p>
          </table:table-cell>
          <table:table-cell office:value-type="float" office:value="63.14">
            <text:p>63.14</text:p>
          </table:table-cell>
          <table:table-cell office:value-type="float" office:value="2.0901171998733">
            <text:p>2.0901171999</text:p>
          </table:table-cell>
          <table:table-cell office:value-type="float" office:value="0.147777777777778">
            <text:p>0.1477777778</text:p>
          </table:table-cell>
          <table:table-cell office:value-type="float" office:value="47.4736842105263">
            <text:p>47.473684210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1.13">
            <text:p>1.13</text:p>
          </table:table-cell>
          <table:table-cell office:value-type="float" office:value="8">
            <text:p>8</text:p>
          </table:table-cell>
          <table:table-cell office:value-type="float" office:value="111.97">
            <text:p>111.97</text:p>
          </table:table-cell>
          <table:table-cell office:value-type="float" office:value="0.35">
            <text:p>0.35</text:p>
          </table:table-cell>
          <table:table-cell office:value-type="float" office:value="319.914285714286">
            <text:p>319.9142857143</text:p>
          </table:table-cell>
          <table:table-cell office:value-type="float" office:value="0.14125">
            <text:p>0.14125</text:p>
          </table:table-cell>
          <table:table-cell office:value-type="float" office:value="0.309734513274336">
            <text:p>0.30973451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1.8">
            <text:p>1.8</text:p>
          </table:table-cell>
          <table:table-cell office:value-type="float" office:value="10">
            <text:p>10</text:p>
          </table:table-cell>
          <table:table-cell office:value-type="float" office:value="178.1">
            <text:p>178.1</text:p>
          </table:table-cell>
          <table:table-cell office:value-type="float" office:value="61.92">
            <text:p>61.92</text:p>
          </table:table-cell>
          <table:table-cell office:value-type="float" office:value="2.87629198966408">
            <text:p>2.8762919897</text:p>
          </table:table-cell>
          <table:table-cell office:value-type="float" office:value="0.18">
            <text:p>0.18</text:p>
          </table:table-cell>
          <table:table-cell office:value-type="float" office:value="34.4">
            <text:p>34.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5.98">
            <text:p>5.98</text:p>
          </table:table-cell>
          <table:table-cell office:value-type="float" office:value="8">
            <text:p>8</text:p>
          </table:table-cell>
          <table:table-cell office:value-type="float" office:value="592.12">
            <text:p>592.12</text:p>
          </table:table-cell>
          <table:table-cell office:value-type="float" office:value="203.93">
            <text:p>203.93</text:p>
          </table:table-cell>
          <table:table-cell office:value-type="float" office:value="2.9035453341833">
            <text:p>2.9035453342</text:p>
          </table:table-cell>
          <table:table-cell office:value-type="float" office:value="0.7475">
            <text:p>0.7475</text:p>
          </table:table-cell>
          <table:table-cell office:value-type="float" office:value="34.1020066889632">
            <text:p>34.10200668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17.86">
            <text:p>17.86</text:p>
          </table:table-cell>
          <table:table-cell office:value-type="float" office:value="255">
            <text:p>255</text:p>
          </table:table-cell>
          <table:table-cell office:value-type="float" office:value="1768.34">
            <text:p>1768.34</text:p>
          </table:table-cell>
          <table:table-cell office:value-type="float" office:value="188.1">
            <text:p>188.1</text:p>
          </table:table-cell>
          <table:table-cell office:value-type="float" office:value="9.40106326422116">
            <text:p>9.4010632642</text:p>
          </table:table-cell>
          <table:table-cell office:value-type="float" office:value="0.0700392156862745">
            <text:p>0.0700392157</text:p>
          </table:table-cell>
          <table:table-cell office:value-type="float" office:value="10.531914893617">
            <text:p>10.5319148936</text:p>
          </table:table-cell>
          <table:table-cell table:number-columns-repeated="1015"/>
        </table:table-row>
        <table:table-row table:style-name="ro2">
          <table:table-cell office:value-type="string">
            <text:p>6609</text:p>
          </table:table-cell>
          <table:table-cell office:value-type="string">
            <text:p>6087</text:p>
          </table:table-cell>
          <table:table-cell office:value-type="float" office:value="4.43">
            <text:p>4.43</text:p>
          </table:table-cell>
          <table:table-cell office:value-type="float" office:value="6">
            <text:p>6</text:p>
          </table:table-cell>
          <table:table-cell office:value-type="float" office:value="438.87">
            <text:p>438.87</text:p>
          </table:table-cell>
          <table:table-cell office:value-type="float" office:value="62.23">
            <text:p>62.23</text:p>
          </table:table-cell>
          <table:table-cell office:value-type="float" office:value="7.05238630885425">
            <text:p>7.0523863089</text:p>
          </table:table-cell>
          <table:table-cell office:value-type="float" office:value="0.738333333333333">
            <text:p>0.7383333333</text:p>
          </table:table-cell>
          <table:table-cell office:value-type="float" office:value="14.0474040632054">
            <text:p>14.047404063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10.72">
            <text:p>10.72</text:p>
          </table:table-cell>
          <table:table-cell office:value-type="float" office:value="8">
            <text:p>8</text:p>
          </table:table-cell>
          <table:table-cell office:value-type="float" office:value="1061.58">
            <text:p>1061.58</text:p>
          </table:table-cell>
          <table:table-cell office:value-type="float" office:value="211.38">
            <text:p>211.38</text:p>
          </table:table-cell>
          <table:table-cell office:value-type="float" office:value="5.02214022140221">
            <text:p>5.0221402214</text:p>
          </table:table-cell>
          <table:table-cell office:value-type="float" office:value="1.34">
            <text:p>1.34</text:p>
          </table:table-cell>
          <table:table-cell office:value-type="float" office:value="19.7182835820896">
            <text:p>19.718283582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3.63">
            <text:p>3.63</text:p>
          </table:table-cell>
          <table:table-cell office:value-type="float" office:value="12">
            <text:p>12</text:p>
          </table:table-cell>
          <table:table-cell office:value-type="float" office:value="359.37">
            <text:p>359.37</text:p>
          </table:table-cell>
          <table:table-cell office:value-type="float" office:value="107.99">
            <text:p>107.99</text:p>
          </table:table-cell>
          <table:table-cell office:value-type="float" office:value="3.32780813038244">
            <text:p>3.3278081304</text:p>
          </table:table-cell>
          <table:table-cell office:value-type="float" office:value="0.3025">
            <text:p>0.3025</text:p>
          </table:table-cell>
          <table:table-cell office:value-type="float" office:value="29.7493112947658">
            <text:p>29.749311294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9.52">
            <text:p>9.52</text:p>
          </table:table-cell>
          <table:table-cell office:value-type="float" office:value="6">
            <text:p>6</text:p>
          </table:table-cell>
          <table:table-cell office:value-type="float" office:value="942.38">
            <text:p>942.38</text:p>
          </table:table-cell>
          <table:table-cell office:value-type="float" office:value="64.29">
            <text:p>64.29</text:p>
          </table:table-cell>
          <table:table-cell office:value-type="float" office:value="14.6582672266293">
            <text:p>14.6582672266</text:p>
          </table:table-cell>
          <table:table-cell office:value-type="float" office:value="1.58666666666667">
            <text:p>1.5866666667</text:p>
          </table:table-cell>
          <table:table-cell office:value-type="float" office:value="6.7531512605042">
            <text:p>6.753151260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4.72">
            <text:p>4.72</text:p>
          </table:table-cell>
          <table:table-cell office:value-type="float" office:value="13">
            <text:p>13</text:p>
          </table:table-cell>
          <table:table-cell office:value-type="float" office:value="467.77">
            <text:p>467.77</text:p>
          </table:table-cell>
          <table:table-cell office:value-type="float" office:value="61.79">
            <text:p>61.79</text:p>
          </table:table-cell>
          <table:table-cell office:value-type="float" office:value="7.57031882181583">
            <text:p>7.5703188218</text:p>
          </table:table-cell>
          <table:table-cell office:value-type="float" office:value="0.363076923076923">
            <text:p>0.3630769231</text:p>
          </table:table-cell>
          <table:table-cell office:value-type="float" office:value="13.0911016949153">
            <text:p>13.091101694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9.98">
            <text:p>9.98</text:p>
          </table:table-cell>
          <table:table-cell office:value-type="float" office:value="8">
            <text:p>8</text:p>
          </table:table-cell>
          <table:table-cell office:value-type="float" office:value="988.22">
            <text:p>988.22</text:p>
          </table:table-cell>
          <table:table-cell office:value-type="float" office:value="227.16">
            <text:p>227.16</text:p>
          </table:table-cell>
          <table:table-cell office:value-type="float" office:value="4.35032576157774">
            <text:p>4.3503257616</text:p>
          </table:table-cell>
          <table:table-cell office:value-type="float" office:value="1.2475">
            <text:p>1.2475</text:p>
          </table:table-cell>
          <table:table-cell office:value-type="float" office:value="22.7615230460922">
            <text:p>22.761523046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3.81">
            <text:p>3.81</text:p>
          </table:table-cell>
          <table:table-cell office:value-type="float" office:value="11">
            <text:p>11</text:p>
          </table:table-cell>
          <table:table-cell office:value-type="float" office:value="377.59">
            <text:p>377.59</text:p>
          </table:table-cell>
          <table:table-cell office:value-type="float" office:value="98.68">
            <text:p>98.68</text:p>
          </table:table-cell>
          <table:table-cell office:value-type="float" office:value="3.82640859343332">
            <text:p>3.8264085934</text:p>
          </table:table-cell>
          <table:table-cell office:value-type="float" office:value="0.346363636363636">
            <text:p>0.3463636364</text:p>
          </table:table-cell>
          <table:table-cell office:value-type="float" office:value="25.9002624671916">
            <text:p>25.900262467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4.37">
            <text:p>4.37</text:p>
          </table:table-cell>
          <table:table-cell office:value-type="float" office:value="10">
            <text:p>10</text:p>
          </table:table-cell>
          <table:table-cell office:value-type="float" office:value="432.73">
            <text:p>432.73</text:p>
          </table:table-cell>
          <table:table-cell office:value-type="float" office:value="61.7">
            <text:p>61.7</text:p>
          </table:table-cell>
          <table:table-cell office:value-type="float" office:value="7.01345218800648">
            <text:p>7.013452188</text:p>
          </table:table-cell>
          <table:table-cell office:value-type="float" office:value="0.437">
            <text:p>0.437</text:p>
          </table:table-cell>
          <table:table-cell office:value-type="float" office:value="14.1189931350114">
            <text:p>14.1189931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9.4">
            <text:p>9.4</text:p>
          </table:table-cell>
          <table:table-cell office:value-type="float" office:value="10">
            <text:p>10</text:p>
          </table:table-cell>
          <table:table-cell office:value-type="float" office:value="930.4">
            <text:p>930.4</text:p>
          </table:table-cell>
          <table:table-cell office:value-type="float" office:value="27.19">
            <text:p>27.19</text:p>
          </table:table-cell>
          <table:table-cell office:value-type="float" office:value="34.2184626700993">
            <text:p>34.2184626701</text:p>
          </table:table-cell>
          <table:table-cell office:value-type="float" office:value="0.94">
            <text:p>0.94</text:p>
          </table:table-cell>
          <table:table-cell office:value-type="float" office:value="2.89255319148936">
            <text:p>2.892553191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7.84">
            <text:p>7.84</text:p>
          </table:table-cell>
          <table:table-cell office:value-type="float" office:value="9">
            <text:p>9</text:p>
          </table:table-cell>
          <table:table-cell office:value-type="float" office:value="776.16">
            <text:p>776.16</text:p>
          </table:table-cell>
          <table:table-cell office:value-type="float" office:value="188.97">
            <text:p>188.97</text:p>
          </table:table-cell>
          <table:table-cell office:value-type="float" office:value="4.10731862200349">
            <text:p>4.107318622</text:p>
          </table:table-cell>
          <table:table-cell office:value-type="float" office:value="0.871111111111111">
            <text:p>0.8711111111</text:p>
          </table:table-cell>
          <table:table-cell office:value-type="float" office:value="24.1033163265306">
            <text:p>24.103316326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6.28">
            <text:p>6.28</text:p>
          </table:table-cell>
          <table:table-cell office:value-type="float" office:value="8">
            <text:p>8</text:p>
          </table:table-cell>
          <table:table-cell office:value-type="float" office:value="621.92">
            <text:p>621.92</text:p>
          </table:table-cell>
          <table:table-cell office:value-type="float" office:value="57.73">
            <text:p>57.73</text:p>
          </table:table-cell>
          <table:table-cell office:value-type="float" office:value="10.7729083665339">
            <text:p>10.7729083665</text:p>
          </table:table-cell>
          <table:table-cell office:value-type="float" office:value="0.785">
            <text:p>0.785</text:p>
          </table:table-cell>
          <table:table-cell office:value-type="float" office:value="9.19267515923567">
            <text:p>9.19267515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4.57">
            <text:p>4.57</text:p>
          </table:table-cell>
          <table:table-cell office:value-type="float" office:value="10">
            <text:p>10</text:p>
          </table:table-cell>
          <table:table-cell office:value-type="float" office:value="451.94">
            <text:p>451.94</text:p>
          </table:table-cell>
          <table:table-cell office:value-type="float" office:value="114.61">
            <text:p>114.61</text:p>
          </table:table-cell>
          <table:table-cell office:value-type="float" office:value="3.94328592618445">
            <text:p>3.9432859262</text:p>
          </table:table-cell>
          <table:table-cell office:value-type="float" office:value="0.457">
            <text:p>0.457</text:p>
          </table:table-cell>
          <table:table-cell office:value-type="float" office:value="25.0787746170678">
            <text:p>25.078774617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5.57">
            <text:p>5.57</text:p>
          </table:table-cell>
          <table:table-cell office:value-type="float" office:value="10">
            <text:p>10</text:p>
          </table:table-cell>
          <table:table-cell office:value-type="float" office:value="551.53">
            <text:p>551.53</text:p>
          </table:table-cell>
          <table:table-cell office:value-type="float" office:value="114.52">
            <text:p>114.52</text:p>
          </table:table-cell>
          <table:table-cell office:value-type="float" office:value="4.81601466992665">
            <text:p>4.8160146699</text:p>
          </table:table-cell>
          <table:table-cell office:value-type="float" office:value="0.557">
            <text:p>0.557</text:p>
          </table:table-cell>
          <table:table-cell office:value-type="float" office:value="20.5601436265709">
            <text:p>20.560143626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9.83">
            <text:p>9.83</text:p>
          </table:table-cell>
          <table:table-cell office:value-type="float" office:value="9">
            <text:p>9</text:p>
          </table:table-cell>
          <table:table-cell office:value-type="float" office:value="973.57">
            <text:p>973.57</text:p>
          </table:table-cell>
          <table:table-cell office:value-type="float" office:value="224.35">
            <text:p>224.35</text:p>
          </table:table-cell>
          <table:table-cell office:value-type="float" office:value="4.33951415199465">
            <text:p>4.339514152</text:p>
          </table:table-cell>
          <table:table-cell office:value-type="float" office:value="1.09222222222222">
            <text:p>1.0922222222</text:p>
          </table:table-cell>
          <table:table-cell office:value-type="float" office:value="22.822990844354">
            <text:p>22.82299084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0.27">
            <text:p>10.27</text:p>
          </table:table-cell>
          <table:table-cell office:value-type="float" office:value="5">
            <text:p>5</text:p>
          </table:table-cell>
          <table:table-cell office:value-type="float" office:value="1016.24">
            <text:p>1016.24</text:p>
          </table:table-cell>
          <table:table-cell office:value-type="float" office:value="229.02">
            <text:p>229.02</text:p>
          </table:table-cell>
          <table:table-cell office:value-type="float" office:value="4.43734171688062">
            <text:p>4.4373417169</text:p>
          </table:table-cell>
          <table:table-cell office:value-type="float" office:value="2.054">
            <text:p>2.054</text:p>
          </table:table-cell>
          <table:table-cell office:value-type="float" office:value="22.2999026290165">
            <text:p>22.2999026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7.41">
            <text:p>7.41</text:p>
          </table:table-cell>
          <table:table-cell office:value-type="float" office:value="11">
            <text:p>11</text:p>
          </table:table-cell>
          <table:table-cell office:value-type="float" office:value="733.99">
            <text:p>733.99</text:p>
          </table:table-cell>
          <table:table-cell office:value-type="float" office:value="98.58">
            <text:p>98.58</text:p>
          </table:table-cell>
          <table:table-cell office:value-type="float" office:value="7.44562791641307">
            <text:p>7.4456279164</text:p>
          </table:table-cell>
          <table:table-cell office:value-type="float" office:value="0.673636363636364">
            <text:p>0.6736363636</text:p>
          </table:table-cell>
          <table:table-cell office:value-type="float" office:value="13.3036437246964">
            <text:p>13.303643724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4.22">
            <text:p>4.22</text:p>
          </table:table-cell>
          <table:table-cell office:value-type="float" office:value="10">
            <text:p>10</text:p>
          </table:table-cell>
          <table:table-cell office:value-type="float" office:value="418.08">
            <text:p>418.08</text:p>
          </table:table-cell>
          <table:table-cell office:value-type="float" office:value="61.28">
            <text:p>61.28</text:p>
          </table:table-cell>
          <table:table-cell office:value-type="float" office:value="6.82245430809399">
            <text:p>6.8224543081</text:p>
          </table:table-cell>
          <table:table-cell office:value-type="float" office:value="0.422">
            <text:p>0.422</text:p>
          </table:table-cell>
          <table:table-cell office:value-type="float" office:value="14.521327014218">
            <text:p>14.52132701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514.4">
            <text:p>514.4</text:p>
          </table:table-cell>
          <table:table-cell office:value-type="float" office:value="70.22">
            <text:p>70.22</text:p>
          </table:table-cell>
          <table:table-cell office:value-type="float" office:value="7.3255482768442">
            <text:p>7.3255482768</text:p>
          </table:table-cell>
          <table:table-cell office:value-type="float" office:value="0.52">
            <text:p>0.52</text:p>
          </table:table-cell>
          <table:table-cell office:value-type="float" office:value="13.5038461538461">
            <text:p>13.50384615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3.75">
            <text:p>3.75</text:p>
          </table:table-cell>
          <table:table-cell office:value-type="float" office:value="9">
            <text:p>9</text:p>
          </table:table-cell>
          <table:table-cell office:value-type="float" office:value="370.85">
            <text:p>370.85</text:p>
          </table:table-cell>
          <table:table-cell office:value-type="float" office:value="108.39">
            <text:p>108.39</text:p>
          </table:table-cell>
          <table:table-cell office:value-type="float" office:value="3.42144109235169">
            <text:p>3.4214410924</text:p>
          </table:table-cell>
          <table:table-cell office:value-type="float" office:value="0.416666666666667">
            <text:p>0.4166666667</text:p>
          </table:table-cell>
          <table:table-cell office:value-type="float" office:value="28.904">
            <text:p>28.90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4.56">
            <text:p>4.56</text:p>
          </table:table-cell>
          <table:table-cell office:value-type="float" office:value="11">
            <text:p>11</text:p>
          </table:table-cell>
          <table:table-cell office:value-type="float" office:value="451.54">
            <text:p>451.54</text:p>
          </table:table-cell>
          <table:table-cell office:value-type="float" office:value="62.33">
            <text:p>62.33</text:p>
          </table:table-cell>
          <table:table-cell office:value-type="float" office:value="7.24434461735922">
            <text:p>7.2443446174</text:p>
          </table:table-cell>
          <table:table-cell office:value-type="float" office:value="0.414545454545454">
            <text:p>0.4145454545</text:p>
          </table:table-cell>
          <table:table-cell office:value-type="float" office:value="13.6688596491228">
            <text:p>13.668859649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4.51">
            <text:p>4.51</text:p>
          </table:table-cell>
          <table:table-cell office:value-type="float" office:value="5">
            <text:p>5</text:p>
          </table:table-cell>
          <table:table-cell office:value-type="float" office:value="446.19">
            <text:p>446.19</text:p>
          </table:table-cell>
          <table:table-cell office:value-type="float" office:value="96.8">
            <text:p>96.8</text:p>
          </table:table-cell>
          <table:table-cell office:value-type="float" office:value="4.60940082644628">
            <text:p>4.6094008264</text:p>
          </table:table-cell>
          <table:table-cell office:value-type="float" office:value="0.902">
            <text:p>0.902</text:p>
          </table:table-cell>
          <table:table-cell office:value-type="float" office:value="21.4634146341463">
            <text:p>21.463414634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10.45">
            <text:p>10.45</text:p>
          </table:table-cell>
          <table:table-cell office:value-type="float" office:value="7">
            <text:p>7</text:p>
          </table:table-cell>
          <table:table-cell office:value-type="float" office:value="1034.65">
            <text:p>1034.65</text:p>
          </table:table-cell>
          <table:table-cell office:value-type="float" office:value="247.82">
            <text:p>247.82</text:p>
          </table:table-cell>
          <table:table-cell office:value-type="float" office:value="4.17500605278024">
            <text:p>4.1750060528</text:p>
          </table:table-cell>
          <table:table-cell office:value-type="float" office:value="1.49285714285714">
            <text:p>1.4928571429</text:p>
          </table:table-cell>
          <table:table-cell office:value-type="float" office:value="23.7148325358852">
            <text:p>23.71483253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3.79">
            <text:p>3.79</text:p>
          </table:table-cell>
          <table:table-cell office:value-type="float" office:value="6">
            <text:p>6</text:p>
          </table:table-cell>
          <table:table-cell office:value-type="float" office:value="375.7">
            <text:p>375.7</text:p>
          </table:table-cell>
          <table:table-cell office:value-type="float" office:value="98.52">
            <text:p>98.52</text:p>
          </table:table-cell>
          <table:table-cell office:value-type="float" office:value="3.8134388956557">
            <text:p>3.8134388957</text:p>
          </table:table-cell>
          <table:table-cell office:value-type="float" office:value="0.631666666666667">
            <text:p>0.6316666667</text:p>
          </table:table-cell>
          <table:table-cell office:value-type="float" office:value="25.9947229551451">
            <text:p>25.994722955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9.87">
            <text:p>9.87</text:p>
          </table:table-cell>
          <table:table-cell office:value-type="float" office:value="9">
            <text:p>9</text:p>
          </table:table-cell>
          <table:table-cell office:value-type="float" office:value="977.13">
            <text:p>977.13</text:p>
          </table:table-cell>
          <table:table-cell office:value-type="float" office:value="184.94">
            <text:p>184.94</text:p>
          </table:table-cell>
          <table:table-cell office:value-type="float" office:value="5.28349735049205">
            <text:p>5.2834973505</text:p>
          </table:table-cell>
          <table:table-cell office:value-type="float" office:value="1.09666666666667">
            <text:p>1.0966666667</text:p>
          </table:table-cell>
          <table:table-cell office:value-type="float" office:value="18.7375886524823">
            <text:p>18.737588652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3.36">
            <text:p>13.36</text:p>
          </table:table-cell>
          <table:table-cell office:value-type="float" office:value="6">
            <text:p>6</text:p>
          </table:table-cell>
          <table:table-cell office:value-type="float" office:value="1322.44">
            <text:p>1322.44</text:p>
          </table:table-cell>
          <table:table-cell office:value-type="float" office:value="108.45">
            <text:p>108.45</text:p>
          </table:table-cell>
          <table:table-cell office:value-type="float" office:value="12.1940064545874">
            <text:p>12.1940064546</text:p>
          </table:table-cell>
          <table:table-cell office:value-type="float" office:value="2.22666666666667">
            <text:p>2.2266666667</text:p>
          </table:table-cell>
          <table:table-cell office:value-type="float" office:value="8.11751497005988">
            <text:p>8.11751497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9.86">
            <text:p>9.86</text:p>
          </table:table-cell>
          <table:table-cell office:value-type="float" office:value="7">
            <text:p>7</text:p>
          </table:table-cell>
          <table:table-cell office:value-type="float" office:value="975.94">
            <text:p>975.94</text:p>
          </table:table-cell>
          <table:table-cell office:value-type="float" office:value="228.5">
            <text:p>228.5</text:p>
          </table:table-cell>
          <table:table-cell office:value-type="float" office:value="4.27107221006565">
            <text:p>4.2710722101</text:p>
          </table:table-cell>
          <table:table-cell office:value-type="float" office:value="1.40857142857143">
            <text:p>1.4085714286</text:p>
          </table:table-cell>
          <table:table-cell office:value-type="float" office:value="23.1744421906694">
            <text:p>23.17444219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4.19">
            <text:p>4.19</text:p>
          </table:table-cell>
          <table:table-cell office:value-type="float" office:value="10">
            <text:p>10</text:p>
          </table:table-cell>
          <table:table-cell office:value-type="float" office:value="414.41">
            <text:p>414.41</text:p>
          </table:table-cell>
          <table:table-cell office:value-type="float" office:value="61.49">
            <text:p>61.49</text:p>
          </table:table-cell>
          <table:table-cell office:value-type="float" office:value="6.73946983249309">
            <text:p>6.7394698325</text:p>
          </table:table-cell>
          <table:table-cell office:value-type="float" office:value="0.419">
            <text:p>0.419</text:p>
          </table:table-cell>
          <table:table-cell office:value-type="float" office:value="14.6754176610979">
            <text:p>14.67541766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4.02">
            <text:p>4.02</text:p>
          </table:table-cell>
          <table:table-cell office:value-type="float" office:value="8">
            <text:p>8</text:p>
          </table:table-cell>
          <table:table-cell office:value-type="float" office:value="397.58">
            <text:p>397.58</text:p>
          </table:table-cell>
          <table:table-cell office:value-type="float" office:value="101.32">
            <text:p>101.32</text:p>
          </table:table-cell>
          <table:table-cell office:value-type="float" office:value="3.9240031583103">
            <text:p>3.9240031583</text:p>
          </table:table-cell>
          <table:table-cell office:value-type="float" office:value="0.5025">
            <text:p>0.5025</text:p>
          </table:table-cell>
          <table:table-cell office:value-type="float" office:value="25.2039800995025">
            <text:p>25.203980099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4.42">
            <text:p>4.42</text:p>
          </table:table-cell>
          <table:table-cell office:value-type="float" office:value="9">
            <text:p>9</text:p>
          </table:table-cell>
          <table:table-cell office:value-type="float" office:value="438.07">
            <text:p>438.07</text:p>
          </table:table-cell>
          <table:table-cell office:value-type="float" office:value="62.11">
            <text:p>62.11</text:p>
          </table:table-cell>
          <table:table-cell office:value-type="float" office:value="7.05313154081468">
            <text:p>7.0531315408</text:p>
          </table:table-cell>
          <table:table-cell office:value-type="float" office:value="0.491111111111111">
            <text:p>0.4911111111</text:p>
          </table:table-cell>
          <table:table-cell office:value-type="float" office:value="14.052036199095">
            <text:p>14.052036199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8.9">
            <text:p>8.9</text:p>
          </table:table-cell>
          <table:table-cell office:value-type="float" office:value="8">
            <text:p>8</text:p>
          </table:table-cell>
          <table:table-cell office:value-type="float" office:value="880.7">
            <text:p>880.7</text:p>
          </table:table-cell>
          <table:table-cell office:value-type="float" office:value="112.14">
            <text:p>112.14</text:p>
          </table:table-cell>
          <table:table-cell office:value-type="float" office:value="7.85357588728375">
            <text:p>7.8535758873</text:p>
          </table:table-cell>
          <table:table-cell office:value-type="float" office:value="1.1125">
            <text:p>1.1125</text:p>
          </table:table-cell>
          <table:table-cell office:value-type="float" office:value="12.6">
            <text:p>12.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4.3">
            <text:p>4.3</text:p>
          </table:table-cell>
          <table:table-cell office:value-type="float" office:value="255">
            <text:p>255</text:p>
          </table:table-cell>
          <table:table-cell office:value-type="float" office:value="425.8">
            <text:p>425.8</text:p>
          </table:table-cell>
          <table:table-cell office:value-type="float" office:value="96.98">
            <text:p>96.98</text:p>
          </table:table-cell>
          <table:table-cell office:value-type="float" office:value="4.39059599917509">
            <text:p>4.3905959992</text:p>
          </table:table-cell>
          <table:table-cell office:value-type="float" office:value="0.0168627450980392">
            <text:p>0.0168627451</text:p>
          </table:table-cell>
          <table:table-cell office:value-type="float" office:value="22.553488372093">
            <text:p>22.553488372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3.83">
            <text:p>3.83</text:p>
          </table:table-cell>
          <table:table-cell office:value-type="float" office:value="9">
            <text:p>9</text:p>
          </table:table-cell>
          <table:table-cell office:value-type="float" office:value="379.27">
            <text:p>379.27</text:p>
          </table:table-cell>
          <table:table-cell office:value-type="float" office:value="101.6">
            <text:p>101.6</text:p>
          </table:table-cell>
          <table:table-cell office:value-type="float" office:value="3.73297244094488">
            <text:p>3.7329724409</text:p>
          </table:table-cell>
          <table:table-cell office:value-type="float" office:value="0.425555555555556">
            <text:p>0.4255555556</text:p>
          </table:table-cell>
          <table:table-cell office:value-type="float" office:value="26.5274151436031">
            <text:p>26.52741514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21.57">
            <text:p>21.57</text:p>
          </table:table-cell>
          <table:table-cell office:value-type="float" office:value="11">
            <text:p>11</text:p>
          </table:table-cell>
          <table:table-cell office:value-type="float" office:value="2135.83">
            <text:p>2135.83</text:p>
          </table:table-cell>
          <table:table-cell office:value-type="float" office:value="112.26">
            <text:p>112.26</text:p>
          </table:table-cell>
          <table:table-cell office:value-type="float" office:value="19.0257438090148">
            <text:p>19.025743809</text:p>
          </table:table-cell>
          <table:table-cell office:value-type="float" office:value="1.96090909090909">
            <text:p>1.9609090909</text:p>
          </table:table-cell>
          <table:table-cell office:value-type="float" office:value="5.20445062586926">
            <text:p>5.2044506259</text:p>
          </table:table-cell>
          <table:table-cell table:number-columns-repeated="1015"/>
        </table:table-row>
        <table:table-row table:style-name="ro2">
          <table:table-cell office:value-type="string">
            <text:p>6647</text:p>
          </table:table-cell>
          <table:table-cell office:value-type="string">
            <text:p>6087</text:p>
          </table:table-cell>
          <table:table-cell office:value-type="float" office:value="2.69">
            <text:p>2.69</text:p>
          </table:table-cell>
          <table:table-cell office:value-type="float" office:value="5">
            <text:p>5</text:p>
          </table:table-cell>
          <table:table-cell office:value-type="float" office:value="266.11">
            <text:p>266.11</text:p>
          </table:table-cell>
          <table:table-cell office:value-type="float" office:value="41.26">
            <text:p>41.26</text:p>
          </table:table-cell>
          <table:table-cell office:value-type="float" office:value="6.44958797867184">
            <text:p>6.4495879787</text:p>
          </table:table-cell>
          <table:table-cell office:value-type="float" office:value="0.538">
            <text:p>0.538</text:p>
          </table:table-cell>
          <table:table-cell office:value-type="float" office:value="15.3382899628253">
            <text:p>15.33828996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6.84">
            <text:p>6.84</text:p>
          </table:table-cell>
          <table:table-cell office:value-type="float" office:value="9">
            <text:p>9</text:p>
          </table:table-cell>
          <table:table-cell office:value-type="float" office:value="677.36">
            <text:p>677.36</text:p>
          </table:table-cell>
          <table:table-cell office:value-type="float" office:value="270.92">
            <text:p>270.92</text:p>
          </table:table-cell>
          <table:table-cell office:value-type="float" office:value="2.50022146759191">
            <text:p>2.5002214676</text:p>
          </table:table-cell>
          <table:table-cell office:value-type="float" office:value="0.76">
            <text:p>0.76</text:p>
          </table:table-cell>
          <table:table-cell office:value-type="float" office:value="39.6081871345029">
            <text:p>39.60818713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1.81">
            <text:p>1.81</text:p>
          </table:table-cell>
          <table:table-cell office:value-type="float" office:value="8">
            <text:p>8</text:p>
          </table:table-cell>
          <table:table-cell office:value-type="float" office:value="179.49">
            <text:p>179.49</text:p>
          </table:table-cell>
          <table:table-cell office:value-type="float" office:value="107.31">
            <text:p>107.31</text:p>
          </table:table-cell>
          <table:table-cell office:value-type="float" office:value="1.67263069611406">
            <text:p>1.6726306961</text:p>
          </table:table-cell>
          <table:table-cell office:value-type="float" office:value="0.22625">
            <text:p>0.22625</text:p>
          </table:table-cell>
          <table:table-cell office:value-type="float" office:value="59.2872928176796">
            <text:p>59.287292817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2.98">
            <text:p>2.98</text:p>
          </table:table-cell>
          <table:table-cell office:value-type="float" office:value="6">
            <text:p>6</text:p>
          </table:table-cell>
          <table:table-cell office:value-type="float" office:value="294.62">
            <text:p>294.62</text:p>
          </table:table-cell>
          <table:table-cell office:value-type="float" office:value="43.12">
            <text:p>43.12</text:p>
          </table:table-cell>
          <table:table-cell office:value-type="float" office:value="6.83256029684601">
            <text:p>6.8325602968</text:p>
          </table:table-cell>
          <table:table-cell office:value-type="float" office:value="0.496666666666667">
            <text:p>0.4966666667</text:p>
          </table:table-cell>
          <table:table-cell office:value-type="float" office:value="14.4697986577181">
            <text:p>14.469798657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2.86">
            <text:p>2.86</text:p>
          </table:table-cell>
          <table:table-cell office:value-type="float" office:value="9">
            <text:p>9</text:p>
          </table:table-cell>
          <table:table-cell office:value-type="float" office:value="283.34">
            <text:p>283.34</text:p>
          </table:table-cell>
          <table:table-cell office:value-type="float" office:value="39.73">
            <text:p>39.73</text:p>
          </table:table-cell>
          <table:table-cell office:value-type="float" office:value="7.1316385602819">
            <text:p>7.1316385603</text:p>
          </table:table-cell>
          <table:table-cell office:value-type="float" office:value="0.317777777777778">
            <text:p>0.3177777778</text:p>
          </table:table-cell>
          <table:table-cell office:value-type="float" office:value="13.8916083916084">
            <text:p>13.891608391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7.47">
            <text:p>7.47</text:p>
          </table:table-cell>
          <table:table-cell office:value-type="float" office:value="6">
            <text:p>6</text:p>
          </table:table-cell>
          <table:table-cell office:value-type="float" office:value="739.13">
            <text:p>739.13</text:p>
          </table:table-cell>
          <table:table-cell office:value-type="float" office:value="269.15">
            <text:p>269.15</text:p>
          </table:table-cell>
          <table:table-cell office:value-type="float" office:value="2.74616384915475">
            <text:p>2.7461638492</text:p>
          </table:table-cell>
          <table:table-cell office:value-type="float" office:value="1.245">
            <text:p>1.245</text:p>
          </table:table-cell>
          <table:table-cell office:value-type="float" office:value="36.0307898259705">
            <text:p>36.03078982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2.72">
            <text:p>2.72</text:p>
          </table:table-cell>
          <table:table-cell office:value-type="float" office:value="8">
            <text:p>8</text:p>
          </table:table-cell>
          <table:table-cell office:value-type="float" office:value="269.18">
            <text:p>269.18</text:p>
          </table:table-cell>
          <table:table-cell office:value-type="float" office:value="38.82">
            <text:p>38.82</text:p>
          </table:table-cell>
          <table:table-cell office:value-type="float" office:value="6.93405461102525">
            <text:p>6.934054611</text:p>
          </table:table-cell>
          <table:table-cell office:value-type="float" office:value="0.34">
            <text:p>0.34</text:p>
          </table:table-cell>
          <table:table-cell office:value-type="float" office:value="14.2720588235294">
            <text:p>14.27205882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7.35">
            <text:p>7.35</text:p>
          </table:table-cell>
          <table:table-cell office:value-type="float" office:value="10">
            <text:p>10</text:p>
          </table:table-cell>
          <table:table-cell office:value-type="float" office:value="727.85">
            <text:p>727.85</text:p>
          </table:table-cell>
          <table:table-cell office:value-type="float" office:value="95.53">
            <text:p>95.53</text:p>
          </table:table-cell>
          <table:table-cell office:value-type="float" office:value="7.61907254265676">
            <text:p>7.6190725427</text:p>
          </table:table-cell>
          <table:table-cell office:value-type="float" office:value="0.735">
            <text:p>0.735</text:p>
          </table:table-cell>
          <table:table-cell office:value-type="float" office:value="12.9972789115646">
            <text:p>12.997278911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6.84">
            <text:p>6.84</text:p>
          </table:table-cell>
          <table:table-cell office:value-type="float" office:value="8">
            <text:p>8</text:p>
          </table:table-cell>
          <table:table-cell office:value-type="float" office:value="677.36">
            <text:p>677.36</text:p>
          </table:table-cell>
          <table:table-cell office:value-type="float" office:value="128.32">
            <text:p>128.32</text:p>
          </table:table-cell>
          <table:table-cell office:value-type="float" office:value="5.2786783042394">
            <text:p>5.2786783042</text:p>
          </table:table-cell>
          <table:table-cell office:value-type="float" office:value="0.855">
            <text:p>0.855</text:p>
          </table:table-cell>
          <table:table-cell office:value-type="float" office:value="18.7602339181287">
            <text:p>18.760233918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15.45">
            <text:p>15.45</text:p>
          </table:table-cell>
          <table:table-cell office:value-type="float" office:value="8">
            <text:p>8</text:p>
          </table:table-cell>
          <table:table-cell office:value-type="float" office:value="1529.06">
            <text:p>1529.06</text:p>
          </table:table-cell>
          <table:table-cell office:value-type="float" office:value="50.42">
            <text:p>50.42</text:p>
          </table:table-cell>
          <table:table-cell office:value-type="float" office:value="30.3264577548592">
            <text:p>30.3264577549</text:p>
          </table:table-cell>
          <table:table-cell office:value-type="float" office:value="1.93125">
            <text:p>1.93125</text:p>
          </table:table-cell>
          <table:table-cell office:value-type="float" office:value="3.26343042071197">
            <text:p>3.26343042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2.71">
            <text:p>2.71</text:p>
          </table:table-cell>
          <table:table-cell office:value-type="float" office:value="10">
            <text:p>10</text:p>
          </table:table-cell>
          <table:table-cell office:value-type="float" office:value="268.39">
            <text:p>268.39</text:p>
          </table:table-cell>
          <table:table-cell office:value-type="float" office:value="91.84">
            <text:p>91.84</text:p>
          </table:table-cell>
          <table:table-cell office:value-type="float" office:value="2.9223649825784">
            <text:p>2.9223649826</text:p>
          </table:table-cell>
          <table:table-cell office:value-type="float" office:value="0.271">
            <text:p>0.271</text:p>
          </table:table-cell>
          <table:table-cell office:value-type="float" office:value="33.8892988929889">
            <text:p>33.88929889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3.54">
            <text:p>3.54</text:p>
          </table:table-cell>
          <table:table-cell office:value-type="float" office:value="10">
            <text:p>10</text:p>
          </table:table-cell>
          <table:table-cell office:value-type="float" office:value="350.16">
            <text:p>350.16</text:p>
          </table:table-cell>
          <table:table-cell office:value-type="float" office:value="91.81">
            <text:p>91.81</text:p>
          </table:table-cell>
          <table:table-cell office:value-type="float" office:value="3.81396362052064">
            <text:p>3.8139636205</text:p>
          </table:table-cell>
          <table:table-cell office:value-type="float" office:value="0.354">
            <text:p>0.354</text:p>
          </table:table-cell>
          <table:table-cell office:value-type="float" office:value="25.9350282485876">
            <text:p>25.93502824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7.6">
            <text:p>7.6</text:p>
          </table:table-cell>
          <table:table-cell office:value-type="float" office:value="6">
            <text:p>6</text:p>
          </table:table-cell>
          <table:table-cell office:value-type="float" office:value="752">
            <text:p>752</text:p>
          </table:table-cell>
          <table:table-cell office:value-type="float" office:value="267.5">
            <text:p>267.5</text:p>
          </table:table-cell>
          <table:table-cell office:value-type="float" office:value="2.81121495327103">
            <text:p>2.8112149533</text:p>
          </table:table-cell>
          <table:table-cell office:value-type="float" office:value="1.26666666666667">
            <text:p>1.2666666667</text:p>
          </table:table-cell>
          <table:table-cell office:value-type="float" office:value="35.1973684210526">
            <text:p>35.19736842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9.19">
            <text:p>9.19</text:p>
          </table:table-cell>
          <table:table-cell office:value-type="float" office:value="8">
            <text:p>8</text:p>
          </table:table-cell>
          <table:table-cell office:value-type="float" office:value="909.51">
            <text:p>909.51</text:p>
          </table:table-cell>
          <table:table-cell office:value-type="float" office:value="289.81">
            <text:p>289.81</text:p>
          </table:table-cell>
          <table:table-cell office:value-type="float" office:value="3.13829750526207">
            <text:p>3.1382975053</text:p>
          </table:table-cell>
          <table:table-cell office:value-type="float" office:value="1.14875">
            <text:p>1.14875</text:p>
          </table:table-cell>
          <table:table-cell office:value-type="float" office:value="31.5353645266594">
            <text:p>31.53536452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5.88">
            <text:p>5.88</text:p>
          </table:table-cell>
          <table:table-cell office:value-type="float" office:value="5">
            <text:p>5</text:p>
          </table:table-cell>
          <table:table-cell office:value-type="float" office:value="581.72">
            <text:p>581.72</text:p>
          </table:table-cell>
          <table:table-cell office:value-type="float" office:value="168.75">
            <text:p>168.75</text:p>
          </table:table-cell>
          <table:table-cell office:value-type="float" office:value="3.44722962962963">
            <text:p>3.4472296296</text:p>
          </table:table-cell>
          <table:table-cell office:value-type="float" office:value="1.176">
            <text:p>1.176</text:p>
          </table:table-cell>
          <table:table-cell office:value-type="float" office:value="28.6989795918367">
            <text:p>28.698979591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2.77">
            <text:p>2.77</text:p>
          </table:table-cell>
          <table:table-cell office:value-type="float" office:value="8">
            <text:p>8</text:p>
          </table:table-cell>
          <table:table-cell office:value-type="float" office:value="274.03">
            <text:p>274.03</text:p>
          </table:table-cell>
          <table:table-cell office:value-type="float" office:value="38.94">
            <text:p>38.94</text:p>
          </table:table-cell>
          <table:table-cell office:value-type="float" office:value="7.03723677452491">
            <text:p>7.0372367745</text:p>
          </table:table-cell>
          <table:table-cell office:value-type="float" office:value="0.34625">
            <text:p>0.34625</text:p>
          </table:table-cell>
          <table:table-cell office:value-type="float" office:value="14.057761732852">
            <text:p>14.05776173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5.17">
            <text:p>5.17</text:p>
          </table:table-cell>
          <table:table-cell office:value-type="float" office:value="8">
            <text:p>8</text:p>
          </table:table-cell>
          <table:table-cell office:value-type="float" office:value="511.73">
            <text:p>511.73</text:p>
          </table:table-cell>
          <table:table-cell office:value-type="float" office:value="70.22">
            <text:p>70.22</text:p>
          </table:table-cell>
          <table:table-cell office:value-type="float" office:value="7.28752492167474">
            <text:p>7.2875249217</text:p>
          </table:table-cell>
          <table:table-cell office:value-type="float" office:value="0.64625">
            <text:p>0.64625</text:p>
          </table:table-cell>
          <table:table-cell office:value-type="float" office:value="13.5822050290135">
            <text:p>13.5822050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7.31">
            <text:p>7.31</text:p>
          </table:table-cell>
          <table:table-cell office:value-type="float" office:value="8">
            <text:p>8</text:p>
          </table:table-cell>
          <table:table-cell office:value-type="float" office:value="723.29">
            <text:p>723.29</text:p>
          </table:table-cell>
          <table:table-cell office:value-type="float" office:value="107.63">
            <text:p>107.63</text:p>
          </table:table-cell>
          <table:table-cell office:value-type="float" office:value="6.72015237387346">
            <text:p>6.7201523739</text:p>
          </table:table-cell>
          <table:table-cell office:value-type="float" office:value="0.91375">
            <text:p>0.91375</text:p>
          </table:table-cell>
          <table:table-cell office:value-type="float" office:value="14.7236662106703">
            <text:p>14.72366621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3.19">
            <text:p>3.19</text:p>
          </table:table-cell>
          <table:table-cell office:value-type="float" office:value="10">
            <text:p>10</text:p>
          </table:table-cell>
          <table:table-cell office:value-type="float" office:value="315.61">
            <text:p>315.61</text:p>
          </table:table-cell>
          <table:table-cell office:value-type="float" office:value="41.24">
            <text:p>41.24</text:p>
          </table:table-cell>
          <table:table-cell office:value-type="float" office:value="7.65300678952473">
            <text:p>7.6530067895</text:p>
          </table:table-cell>
          <table:table-cell office:value-type="float" office:value="0.319">
            <text:p>0.319</text:p>
          </table:table-cell>
          <table:table-cell office:value-type="float" office:value="12.9278996865204">
            <text:p>12.927899686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18.12">
            <text:p>18.12</text:p>
          </table:table-cell>
          <table:table-cell office:value-type="float" office:value="6">
            <text:p>6</text:p>
          </table:table-cell>
          <table:table-cell office:value-type="float" office:value="1793.88">
            <text:p>1793.88</text:p>
          </table:table-cell>
          <table:table-cell office:value-type="float" office:value="288.73">
            <text:p>288.73</text:p>
          </table:table-cell>
          <table:table-cell office:value-type="float" office:value="6.21300176635611">
            <text:p>6.2130017664</text:p>
          </table:table-cell>
          <table:table-cell office:value-type="float" office:value="3.02">
            <text:p>3.02</text:p>
          </table:table-cell>
          <table:table-cell office:value-type="float" office:value="15.9343267108168">
            <text:p>15.934326710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2.97">
            <text:p>12.97</text:p>
          </table:table-cell>
          <table:table-cell office:value-type="float" office:value="5">
            <text:p>5</text:p>
          </table:table-cell>
          <table:table-cell office:value-type="float" office:value="1284.52">
            <text:p>1284.52</text:p>
          </table:table-cell>
          <table:table-cell office:value-type="float" office:value="97.72">
            <text:p>97.72</text:p>
          </table:table-cell>
          <table:table-cell office:value-type="float" office:value="13.1449038067949">
            <text:p>13.1449038068</text:p>
          </table:table-cell>
          <table:table-cell office:value-type="float" office:value="2.594">
            <text:p>2.594</text:p>
          </table:table-cell>
          <table:table-cell office:value-type="float" office:value="7.5343099460293">
            <text:p>7.53430994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8.18">
            <text:p>8.18</text:p>
          </table:table-cell>
          <table:table-cell office:value-type="float" office:value="10">
            <text:p>10</text:p>
          </table:table-cell>
          <table:table-cell office:value-type="float" office:value="809.62">
            <text:p>809.62</text:p>
          </table:table-cell>
          <table:table-cell office:value-type="float" office:value="152.67">
            <text:p>152.67</text:p>
          </table:table-cell>
          <table:table-cell office:value-type="float" office:value="5.30307198532783">
            <text:p>5.3030719853</text:p>
          </table:table-cell>
          <table:table-cell office:value-type="float" office:value="0.818">
            <text:p>0.818</text:p>
          </table:table-cell>
          <table:table-cell office:value-type="float" office:value="18.6638141809291">
            <text:p>18.663814180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4.7">
            <text:p>4.7</text:p>
          </table:table-cell>
          <table:table-cell office:value-type="float" office:value="6">
            <text:p>6</text:p>
          </table:table-cell>
          <table:table-cell office:value-type="float" office:value="464.81">
            <text:p>464.81</text:p>
          </table:table-cell>
          <table:table-cell office:value-type="float" office:value="108.85">
            <text:p>108.85</text:p>
          </table:table-cell>
          <table:table-cell office:value-type="float" office:value="4.27018833256775">
            <text:p>4.2701883326</text:p>
          </table:table-cell>
          <table:table-cell office:value-type="float" office:value="0.783333333333333">
            <text:p>0.7833333333</text:p>
          </table:table-cell>
          <table:table-cell office:value-type="float" office:value="23.1595744680851">
            <text:p>23.159574468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7.97">
            <text:p>7.97</text:p>
          </table:table-cell>
          <table:table-cell office:value-type="float" office:value="10">
            <text:p>10</text:p>
          </table:table-cell>
          <table:table-cell office:value-type="float" office:value="789.43">
            <text:p>789.43</text:p>
          </table:table-cell>
          <table:table-cell office:value-type="float" office:value="270.16">
            <text:p>270.16</text:p>
          </table:table-cell>
          <table:table-cell office:value-type="float" office:value="2.92208320994966">
            <text:p>2.9220832099</text:p>
          </table:table-cell>
          <table:table-cell office:value-type="float" office:value="0.797">
            <text:p>0.797</text:p>
          </table:table-cell>
          <table:table-cell office:value-type="float" office:value="33.8971141781681">
            <text:p>33.897114178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2.79">
            <text:p>2.79</text:p>
          </table:table-cell>
          <table:table-cell office:value-type="float" office:value="8">
            <text:p>8</text:p>
          </table:table-cell>
          <table:table-cell office:value-type="float" office:value="276.31">
            <text:p>276.31</text:p>
          </table:table-cell>
          <table:table-cell office:value-type="float" office:value="38.88">
            <text:p>38.88</text:p>
          </table:table-cell>
          <table:table-cell office:value-type="float" office:value="7.10673868312757">
            <text:p>7.1067386831</text:p>
          </table:table-cell>
          <table:table-cell office:value-type="float" office:value="0.34875">
            <text:p>0.34875</text:p>
          </table:table-cell>
          <table:table-cell office:value-type="float" office:value="13.9354838709677">
            <text:p>13.93548387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2.48">
            <text:p>2.48</text:p>
          </table:table-cell>
          <table:table-cell office:value-type="float" office:value="7">
            <text:p>7</text:p>
          </table:table-cell>
          <table:table-cell office:value-type="float" office:value="245.92">
            <text:p>245.92</text:p>
          </table:table-cell>
          <table:table-cell office:value-type="float" office:value="101.13">
            <text:p>101.13</text:p>
          </table:table-cell>
          <table:table-cell office:value-type="float" office:value="2.43172154652428">
            <text:p>2.4317215465</text:p>
          </table:table-cell>
          <table:table-cell office:value-type="float" office:value="0.354285714285714">
            <text:p>0.3542857143</text:p>
          </table:table-cell>
          <table:table-cell office:value-type="float" office:value="40.7782258064516">
            <text:p>40.778225806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2.71">
            <text:p>2.71</text:p>
          </table:table-cell>
          <table:table-cell office:value-type="float" office:value="8">
            <text:p>8</text:p>
          </table:table-cell>
          <table:table-cell office:value-type="float" office:value="268.59">
            <text:p>268.59</text:p>
          </table:table-cell>
          <table:table-cell office:value-type="float" office:value="40">
            <text:p>40</text:p>
          </table:table-cell>
          <table:table-cell office:value-type="float" office:value="6.71475">
            <text:p>6.71475</text:p>
          </table:table-cell>
          <table:table-cell office:value-type="float" office:value="0.33875">
            <text:p>0.33875</text:p>
          </table:table-cell>
          <table:table-cell office:value-type="float" office:value="14.760147601476">
            <text:p>14.760147601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7.1">
            <text:p>7.1</text:p>
          </table:table-cell>
          <table:table-cell office:value-type="float" office:value="7">
            <text:p>7</text:p>
          </table:table-cell>
          <table:table-cell office:value-type="float" office:value="702.8">
            <text:p>702.8</text:p>
          </table:table-cell>
          <table:table-cell office:value-type="float" office:value="174.58">
            <text:p>174.58</text:p>
          </table:table-cell>
          <table:table-cell office:value-type="float" office:value="4.02566158781075">
            <text:p>4.0256615878</text:p>
          </table:table-cell>
          <table:table-cell office:value-type="float" office:value="1.01428571428571">
            <text:p>1.0142857143</text:p>
          </table:table-cell>
          <table:table-cell office:value-type="float" office:value="24.5887323943662">
            <text:p>24.58873239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2.19">
            <text:p>2.19</text:p>
          </table:table-cell>
          <table:table-cell office:value-type="float" office:value="7">
            <text:p>7</text:p>
          </table:table-cell>
          <table:table-cell office:value-type="float" office:value="216.71">
            <text:p>216.71</text:p>
          </table:table-cell>
          <table:table-cell office:value-type="float" office:value="97.82">
            <text:p>97.82</text:p>
          </table:table-cell>
          <table:table-cell office:value-type="float" office:value="2.21539562461664">
            <text:p>2.2153956246</text:p>
          </table:table-cell>
          <table:table-cell office:value-type="float" office:value="0.312857142857143">
            <text:p>0.3128571429</text:p>
          </table:table-cell>
          <table:table-cell office:value-type="float" office:value="44.6666666666667">
            <text:p>44.66666666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2.75">
            <text:p>2.75</text:p>
          </table:table-cell>
          <table:table-cell office:value-type="float" office:value="255">
            <text:p>255</text:p>
          </table:table-cell>
          <table:table-cell office:value-type="float" office:value="272.05">
            <text:p>272.05</text:p>
          </table:table-cell>
          <table:table-cell office:value-type="float" office:value="94.49">
            <text:p>94.49</text:p>
          </table:table-cell>
          <table:table-cell office:value-type="float" office:value="2.87914064980421">
            <text:p>2.8791406498</text:p>
          </table:table-cell>
          <table:table-cell office:value-type="float" office:value="0.0107843137254902">
            <text:p>0.0107843137</text:p>
          </table:table-cell>
          <table:table-cell office:value-type="float" office:value="34.36">
            <text:p>34.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2.26">
            <text:p>2.26</text:p>
          </table:table-cell>
          <table:table-cell office:value-type="float" office:value="8">
            <text:p>8</text:p>
          </table:table-cell>
          <table:table-cell office:value-type="float" office:value="223.54">
            <text:p>223.54</text:p>
          </table:table-cell>
          <table:table-cell office:value-type="float" office:value="101.21">
            <text:p>101.21</text:p>
          </table:table-cell>
          <table:table-cell office:value-type="float" office:value="2.20867503211145">
            <text:p>2.2086750321</text:p>
          </table:table-cell>
          <table:table-cell office:value-type="float" office:value="0.2825">
            <text:p>0.2825</text:p>
          </table:table-cell>
          <table:table-cell office:value-type="float" office:value="44.783185840708">
            <text:p>44.78318584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19.38">
            <text:p>19.38</text:p>
          </table:table-cell>
          <table:table-cell office:value-type="float" office:value="10">
            <text:p>10</text:p>
          </table:table-cell>
          <table:table-cell office:value-type="float" office:value="1918.62">
            <text:p>1918.62</text:p>
          </table:table-cell>
          <table:table-cell office:value-type="float" office:value="181.44">
            <text:p>181.44</text:p>
          </table:table-cell>
          <table:table-cell office:value-type="float" office:value="10.5744047619048">
            <text:p>10.5744047619</text:p>
          </table:table-cell>
          <table:table-cell office:value-type="float" office:value="1.938">
            <text:p>1.938</text:p>
          </table:table-cell>
          <table:table-cell office:value-type="float" office:value="9.36222910216718">
            <text:p>9.362229102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13.83">
            <text:p>13.83</text:p>
          </table:table-cell>
          <table:table-cell office:value-type="float" office:value="5">
            <text:p>5</text:p>
          </table:table-cell>
          <table:table-cell office:value-type="float" office:value="1369.57">
            <text:p>1369.57</text:p>
          </table:table-cell>
          <table:table-cell office:value-type="float" office:value="94.64">
            <text:p>94.64</text:p>
          </table:table-cell>
          <table:table-cell office:value-type="float" office:value="14.4713651732883">
            <text:p>14.4713651733</text:p>
          </table:table-cell>
          <table:table-cell office:value-type="float" office:value="2.766">
            <text:p>2.766</text:p>
          </table:table-cell>
          <table:table-cell office:value-type="float" office:value="6.84309472161967">
            <text:p>6.8430947216</text:p>
          </table:table-cell>
          <table:table-cell table:number-columns-repeated="1015"/>
        </table:table-row>
        <table:table-row table:style-name="ro2">
          <table:table-cell office:value-type="string">
            <text:p>6670</text:p>
          </table:table-cell>
          <table:table-cell office:value-type="string">
            <text:p>6087</text:p>
          </table:table-cell>
          <table:table-cell office:value-type="float" office:value="1.24">
            <text:p>1.24</text:p>
          </table:table-cell>
          <table:table-cell office:value-type="float" office:value="5">
            <text:p>5</text:p>
          </table:table-cell>
          <table:table-cell office:value-type="float" office:value="123.06">
            <text:p>123.06</text:p>
          </table:table-cell>
          <table:table-cell office:value-type="float" office:value="67.39">
            <text:p>67.39</text:p>
          </table:table-cell>
          <table:table-cell office:value-type="float" office:value="1.82608695652174">
            <text:p>1.8260869565</text:p>
          </table:table-cell>
          <table:table-cell office:value-type="float" office:value="0.248">
            <text:p>0.248</text:p>
          </table:table-cell>
          <table:table-cell office:value-type="float" office:value="54.3467741935484">
            <text:p>54.34677419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48.27">
            <text:p>48.27</text:p>
          </table:table-cell>
          <table:table-cell office:value-type="float" office:value="13">
            <text:p>13</text:p>
          </table:table-cell>
          <table:table-cell office:value-type="float" office:value="4779.22">
            <text:p>4779.22</text:p>
          </table:table-cell>
          <table:table-cell office:value-type="float" office:value="307.5">
            <text:p>307.5</text:p>
          </table:table-cell>
          <table:table-cell office:value-type="float" office:value="15.5421788617886">
            <text:p>15.5421788618</text:p>
          </table:table-cell>
          <table:table-cell office:value-type="float" office:value="3.71307692307692">
            <text:p>3.7130769231</text:p>
          </table:table-cell>
          <table:table-cell office:value-type="float" office:value="6.37041640770665">
            <text:p>6.370416407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11.07">
            <text:p>11.07</text:p>
          </table:table-cell>
          <table:table-cell office:value-type="float" office:value="14">
            <text:p>14</text:p>
          </table:table-cell>
          <table:table-cell office:value-type="float" office:value="1095.63">
            <text:p>1095.63</text:p>
          </table:table-cell>
          <table:table-cell office:value-type="float" office:value="0.4">
            <text:p>0.4</text:p>
          </table:table-cell>
          <table:table-cell office:value-type="float" office:value="2739.075">
            <text:p>2739.075</text:p>
          </table:table-cell>
          <table:table-cell office:value-type="float" office:value="0.790714285714286">
            <text:p>0.7907142857</text:p>
          </table:table-cell>
          <table:table-cell office:value-type="float" office:value="0.03613369467028">
            <text:p>0.036133694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1.19">
            <text:p>1.19</text:p>
          </table:table-cell>
          <table:table-cell office:value-type="float" office:value="6">
            <text:p>6</text:p>
          </table:table-cell>
          <table:table-cell office:value-type="float" office:value="117.81">
            <text:p>117.81</text:p>
          </table:table-cell>
          <table:table-cell office:value-type="float" office:value="65.14">
            <text:p>65.14</text:p>
          </table:table-cell>
          <table:table-cell office:value-type="float" office:value="1.80856616518268">
            <text:p>1.8085661652</text:p>
          </table:table-cell>
          <table:table-cell office:value-type="float" office:value="0.198333333333333">
            <text:p>0.1983333333</text:p>
          </table:table-cell>
          <table:table-cell office:value-type="float" office:value="54.7394957983193">
            <text:p>54.739495798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60.93">
            <text:p>60.93</text:p>
          </table:table-cell>
          <table:table-cell office:value-type="float" office:value="255">
            <text:p>255</text:p>
          </table:table-cell>
          <table:table-cell office:value-type="float" office:value="6031.87">
            <text:p>6031.87</text:p>
          </table:table-cell>
          <table:table-cell office:value-type="float" office:value="68.93">
            <text:p>68.93</text:p>
          </table:table-cell>
          <table:table-cell office:value-type="float" office:value="87.5071811983171">
            <text:p>87.5071811983</text:p>
          </table:table-cell>
          <table:table-cell office:value-type="float" office:value="0.238941176470588">
            <text:p>0.2389411765</text:p>
          </table:table-cell>
          <table:table-cell office:value-type="float" office:value="1.13129821106187">
            <text:p>1.13129821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7.22">
            <text:p>7.22</text:p>
          </table:table-cell>
          <table:table-cell office:value-type="float" office:value="8">
            <text:p>8</text:p>
          </table:table-cell>
          <table:table-cell office:value-type="float" office:value="714.78">
            <text:p>714.78</text:p>
          </table:table-cell>
          <table:table-cell office:value-type="float" office:value="334.35">
            <text:p>334.35</text:p>
          </table:table-cell>
          <table:table-cell office:value-type="float" office:value="2.13781965006729">
            <text:p>2.1378196501</text:p>
          </table:table-cell>
          <table:table-cell office:value-type="float" office:value="0.9025">
            <text:p>0.9025</text:p>
          </table:table-cell>
          <table:table-cell office:value-type="float" office:value="46.308864265928">
            <text:p>46.30886426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1.31">
            <text:p>1.31</text:p>
          </table:table-cell>
          <table:table-cell office:value-type="float" office:value="8">
            <text:p>8</text:p>
          </table:table-cell>
          <table:table-cell office:value-type="float" office:value="130.09">
            <text:p>130.09</text:p>
          </table:table-cell>
          <table:table-cell office:value-type="float" office:value="69.81">
            <text:p>69.81</text:p>
          </table:table-cell>
          <table:table-cell office:value-type="float" office:value="1.86348660650337">
            <text:p>1.8634866065</text:p>
          </table:table-cell>
          <table:table-cell office:value-type="float" office:value="0.16375">
            <text:p>0.16375</text:p>
          </table:table-cell>
          <table:table-cell office:value-type="float" office:value="53.2900763358779">
            <text:p>53.29007633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6.52">
            <text:p>6.52</text:p>
          </table:table-cell>
          <table:table-cell office:value-type="float" office:value="10">
            <text:p>10</text:p>
          </table:table-cell>
          <table:table-cell office:value-type="float" office:value="645.08">
            <text:p>645.08</text:p>
          </table:table-cell>
          <table:table-cell office:value-type="float" office:value="128.99">
            <text:p>128.99</text:p>
          </table:table-cell>
          <table:table-cell office:value-type="float" office:value="5.00100783006435">
            <text:p>5.0010078301</text:p>
          </table:table-cell>
          <table:table-cell office:value-type="float" office:value="0.652">
            <text:p>0.652</text:p>
          </table:table-cell>
          <table:table-cell office:value-type="float" office:value="19.7837423312883">
            <text:p>19.783742331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4.14">
            <text:p>4.14</text:p>
          </table:table-cell>
          <table:table-cell office:value-type="float" office:value="9">
            <text:p>9</text:p>
          </table:table-cell>
          <table:table-cell office:value-type="float" office:value="409.96">
            <text:p>409.96</text:p>
          </table:table-cell>
          <table:table-cell office:value-type="float" office:value="225.59">
            <text:p>225.59</text:p>
          </table:table-cell>
          <table:table-cell office:value-type="float" office:value="1.81727913471342">
            <text:p>1.8172791347</text:p>
          </table:table-cell>
          <table:table-cell office:value-type="float" office:value="0.46">
            <text:p>0.46</text:p>
          </table:table-cell>
          <table:table-cell office:value-type="float" office:value="54.4903381642512">
            <text:p>54.490338164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3.56">
            <text:p>3.56</text:p>
          </table:table-cell>
          <table:table-cell office:value-type="float" office:value="8">
            <text:p>8</text:p>
          </table:table-cell>
          <table:table-cell office:value-type="float" office:value="352.14">
            <text:p>352.14</text:p>
          </table:table-cell>
          <table:table-cell office:value-type="float" office:value="143.12">
            <text:p>143.12</text:p>
          </table:table-cell>
          <table:table-cell office:value-type="float" office:value="2.46045276690889">
            <text:p>2.4604527669</text:p>
          </table:table-cell>
          <table:table-cell office:value-type="float" office:value="0.445">
            <text:p>0.445</text:p>
          </table:table-cell>
          <table:table-cell office:value-type="float" office:value="40.2022471910112">
            <text:p>40.20224719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1.64">
            <text:p>1.64</text:p>
          </table:table-cell>
          <table:table-cell office:value-type="float" office:value="10">
            <text:p>10</text:p>
          </table:table-cell>
          <table:table-cell office:value-type="float" office:value="162.76">
            <text:p>162.76</text:p>
          </table:table-cell>
          <table:table-cell office:value-type="float" office:value="33.91">
            <text:p>33.91</text:p>
          </table:table-cell>
          <table:table-cell office:value-type="float" office:value="4.79976408139192">
            <text:p>4.7997640814</text:p>
          </table:table-cell>
          <table:table-cell office:value-type="float" office:value="0.164">
            <text:p>0.164</text:p>
          </table:table-cell>
          <table:table-cell office:value-type="float" office:value="20.6768292682927">
            <text:p>20.676829268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  <table:table-cell office:value-type="float" office:value="257.7">
            <text:p>257.7</text:p>
          </table:table-cell>
          <table:table-cell office:value-type="float" office:value="33.81">
            <text:p>33.81</text:p>
          </table:table-cell>
          <table:table-cell office:value-type="float" office:value="7.62200532386868">
            <text:p>7.6220053239</text:p>
          </table:table-cell>
          <table:table-cell office:value-type="float" office:value="0.26">
            <text:p>0.26</text:p>
          </table:table-cell>
          <table:table-cell office:value-type="float" office:value="13.0038461538462">
            <text:p>13.00384615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7.44">
            <text:p>7.44</text:p>
          </table:table-cell>
          <table:table-cell office:value-type="float" office:value="7">
            <text:p>7</text:p>
          </table:table-cell>
          <table:table-cell office:value-type="float" office:value="736.96">
            <text:p>736.96</text:p>
          </table:table-cell>
          <table:table-cell office:value-type="float" office:value="331.24">
            <text:p>331.24</text:p>
          </table:table-cell>
          <table:table-cell office:value-type="float" office:value="2.22485207100592">
            <text:p>2.224852071</text:p>
          </table:table-cell>
          <table:table-cell office:value-type="float" office:value="1.06285714285714">
            <text:p>1.0628571429</text:p>
          </table:table-cell>
          <table:table-cell office:value-type="float" office:value="44.5215053763441">
            <text:p>44.52150537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8.43">
            <text:p>8.43</text:p>
          </table:table-cell>
          <table:table-cell office:value-type="float" office:value="8">
            <text:p>8</text:p>
          </table:table-cell>
          <table:table-cell office:value-type="float" office:value="834.77">
            <text:p>834.77</text:p>
          </table:table-cell>
          <table:table-cell office:value-type="float" office:value="322.82">
            <text:p>322.82</text:p>
          </table:table-cell>
          <table:table-cell office:value-type="float" office:value="2.58586828573199">
            <text:p>2.5858682857</text:p>
          </table:table-cell>
          <table:table-cell office:value-type="float" office:value="1.05375">
            <text:p>1.05375</text:p>
          </table:table-cell>
          <table:table-cell office:value-type="float" office:value="38.29418742586">
            <text:p>38.29418742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6.02">
            <text:p>6.02</text:p>
          </table:table-cell>
          <table:table-cell office:value-type="float" office:value="5">
            <text:p>5</text:p>
          </table:table-cell>
          <table:table-cell office:value-type="float" office:value="595.68">
            <text:p>595.68</text:p>
          </table:table-cell>
          <table:table-cell office:value-type="float" office:value="171.87">
            <text:p>171.87</text:p>
          </table:table-cell>
          <table:table-cell office:value-type="float" office:value="3.46587537091988">
            <text:p>3.4658753709</text:p>
          </table:table-cell>
          <table:table-cell office:value-type="float" office:value="1.204">
            <text:p>1.204</text:p>
          </table:table-cell>
          <table:table-cell office:value-type="float" office:value="28.5498338870432">
            <text:p>28.54983388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1.39">
            <text:p>1.39</text:p>
          </table:table-cell>
          <table:table-cell office:value-type="float" office:value="6">
            <text:p>6</text:p>
          </table:table-cell>
          <table:table-cell office:value-type="float" office:value="137.12">
            <text:p>137.12</text:p>
          </table:table-cell>
          <table:table-cell office:value-type="float" office:value="69.82">
            <text:p>69.82</text:p>
          </table:table-cell>
          <table:table-cell office:value-type="float" office:value="1.96390718991693">
            <text:p>1.9639071899</text:p>
          </table:table-cell>
          <table:table-cell office:value-type="float" office:value="0.231666666666667">
            <text:p>0.2316666667</text:p>
          </table:table-cell>
          <table:table-cell office:value-type="float" office:value="50.2302158273381">
            <text:p>50.230215827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3.75">
            <text:p>3.75</text:p>
          </table:table-cell>
          <table:table-cell office:value-type="float" office:value="8">
            <text:p>8</text:p>
          </table:table-cell>
          <table:table-cell office:value-type="float" office:value="371.65">
            <text:p>371.65</text:p>
          </table:table-cell>
          <table:table-cell office:value-type="float" office:value="108.39">
            <text:p>108.39</text:p>
          </table:table-cell>
          <table:table-cell office:value-type="float" office:value="3.42882184703386">
            <text:p>3.428821847</text:p>
          </table:table-cell>
          <table:table-cell office:value-type="float" office:value="0.46875">
            <text:p>0.46875</text:p>
          </table:table-cell>
          <table:table-cell office:value-type="float" office:value="28.904">
            <text:p>28.90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7.21">
            <text:p>7.21</text:p>
          </table:table-cell>
          <table:table-cell office:value-type="float" office:value="11">
            <text:p>11</text:p>
          </table:table-cell>
          <table:table-cell office:value-type="float" office:value="713.59">
            <text:p>713.59</text:p>
          </table:table-cell>
          <table:table-cell office:value-type="float" office:value="107.63">
            <text:p>107.63</text:p>
          </table:table-cell>
          <table:table-cell office:value-type="float" office:value="6.63002880237852">
            <text:p>6.6300288024</text:p>
          </table:table-cell>
          <table:table-cell office:value-type="float" office:value="0.655454545454545">
            <text:p>0.6554545455</text:p>
          </table:table-cell>
          <table:table-cell office:value-type="float" office:value="14.9278779472954">
            <text:p>14.927877947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1.53">
            <text:p>1.53</text:p>
          </table:table-cell>
          <table:table-cell office:value-type="float" office:value="9">
            <text:p>9</text:p>
          </table:table-cell>
          <table:table-cell office:value-type="float" office:value="151.37">
            <text:p>151.37</text:p>
          </table:table-cell>
          <table:table-cell office:value-type="float" office:value="67.38">
            <text:p>67.38</text:p>
          </table:table-cell>
          <table:table-cell office:value-type="float" office:value="2.24651231819531">
            <text:p>2.2465123182</text:p>
          </table:table-cell>
          <table:table-cell office:value-type="float" office:value="0.17">
            <text:p>0.17</text:p>
          </table:table-cell>
          <table:table-cell office:value-type="float" office:value="44.0392156862745">
            <text:p>44.03921568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52.59">
            <text:p>52.59</text:p>
          </table:table-cell>
          <table:table-cell office:value-type="float" office:value="10">
            <text:p>10</text:p>
          </table:table-cell>
          <table:table-cell office:value-type="float" office:value="5206.61">
            <text:p>5206.61</text:p>
          </table:table-cell>
          <table:table-cell office:value-type="float" office:value="355.12">
            <text:p>355.12</text:p>
          </table:table-cell>
          <table:table-cell office:value-type="float" office:value="14.6615510250056">
            <text:p>14.661551025</text:p>
          </table:table-cell>
          <table:table-cell office:value-type="float" office:value="5.259">
            <text:p>5.259</text:p>
          </table:table-cell>
          <table:table-cell office:value-type="float" office:value="6.75261456550675">
            <text:p>6.75261456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0.95">
            <text:p>0.95</text:p>
          </table:table-cell>
          <table:table-cell office:value-type="float" office:value="5">
            <text:p>5</text:p>
          </table:table-cell>
          <table:table-cell office:value-type="float" office:value="94.55">
            <text:p>94.55</text:p>
          </table:table-cell>
          <table:table-cell office:value-type="float" office:value="10.52">
            <text:p>10.52</text:p>
          </table:table-cell>
          <table:table-cell office:value-type="float" office:value="8.98764258555133">
            <text:p>8.9876425856</text:p>
          </table:table-cell>
          <table:table-cell office:value-type="float" office:value="0.19">
            <text:p>0.19</text:p>
          </table:table-cell>
          <table:table-cell office:value-type="float" office:value="11.0736842105263">
            <text:p>11.073684210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6.9">
            <text:p>6.9</text:p>
          </table:table-cell>
          <table:table-cell office:value-type="float" office:value="8">
            <text:p>8</text:p>
          </table:table-cell>
          <table:table-cell office:value-type="float" office:value="682.7">
            <text:p>682.7</text:p>
          </table:table-cell>
          <table:table-cell office:value-type="float" office:value="260.24">
            <text:p>260.24</text:p>
          </table:table-cell>
          <table:table-cell office:value-type="float" office:value="2.62334767906548">
            <text:p>2.6233476791</text:p>
          </table:table-cell>
          <table:table-cell office:value-type="float" office:value="0.8625">
            <text:p>0.8625</text:p>
          </table:table-cell>
          <table:table-cell office:value-type="float" office:value="37.7159420289855">
            <text:p>37.7159420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3.22">
            <text:p>3.22</text:p>
          </table:table-cell>
          <table:table-cell office:value-type="float" office:value="6">
            <text:p>6</text:p>
          </table:table-cell>
          <table:table-cell office:value-type="float" office:value="318.98">
            <text:p>318.98</text:p>
          </table:table-cell>
          <table:table-cell office:value-type="float" office:value="1.91">
            <text:p>1.91</text:p>
          </table:table-cell>
          <table:table-cell office:value-type="float" office:value="167.005235602094">
            <text:p>167.0052356021</text:p>
          </table:table-cell>
          <table:table-cell office:value-type="float" office:value="0.536666666666667">
            <text:p>0.5366666667</text:p>
          </table:table-cell>
          <table:table-cell office:value-type="float" office:value="0.593167701863354">
            <text:p>0.593167701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2.02">
            <text:p>12.02</text:p>
          </table:table-cell>
          <table:table-cell office:value-type="float" office:value="13">
            <text:p>13</text:p>
          </table:table-cell>
          <table:table-cell office:value-type="float" office:value="1190.08">
            <text:p>1190.08</text:p>
          </table:table-cell>
          <table:table-cell office:value-type="float" office:value="335.77">
            <text:p>335.77</text:p>
          </table:table-cell>
          <table:table-cell office:value-type="float" office:value="3.54433094082259">
            <text:p>3.5443309408</text:p>
          </table:table-cell>
          <table:table-cell office:value-type="float" office:value="0.924615384615385">
            <text:p>0.9246153846</text:p>
          </table:table-cell>
          <table:table-cell office:value-type="float" office:value="27.9342762063228">
            <text:p>27.93427620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14.14">
            <text:p>14.14</text:p>
          </table:table-cell>
          <table:table-cell office:value-type="float" office:value="8">
            <text:p>8</text:p>
          </table:table-cell>
          <table:table-cell office:value-type="float" office:value="1399.46">
            <text:p>1399.46</text:p>
          </table:table-cell>
          <table:table-cell office:value-type="float" office:value="69.82">
            <text:p>69.82</text:p>
          </table:table-cell>
          <table:table-cell office:value-type="float" office:value="20.0438269836723">
            <text:p>20.0438269837</text:p>
          </table:table-cell>
          <table:table-cell office:value-type="float" office:value="1.7675">
            <text:p>1.7675</text:p>
          </table:table-cell>
          <table:table-cell office:value-type="float" office:value="4.93776520509194">
            <text:p>4.937765205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0.9">
            <text:p>0.9</text:p>
          </table:table-cell>
          <table:table-cell office:value-type="float" office:value="7">
            <text:p>7</text:p>
          </table:table-cell>
          <table:table-cell office:value-type="float" office:value="88.8">
            <text:p>88.8</text:p>
          </table:table-cell>
          <table:table-cell office:value-type="float" office:value="7.25">
            <text:p>7.25</text:p>
          </table:table-cell>
          <table:table-cell office:value-type="float" office:value="12.248275862069">
            <text:p>12.2482758621</text:p>
          </table:table-cell>
          <table:table-cell office:value-type="float" office:value="0.128571428571429">
            <text:p>0.1285714286</text:p>
          </table:table-cell>
          <table:table-cell office:value-type="float" office:value="8.05555555555556">
            <text:p>8.05555555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57.04">
            <text:p>57.04</text:p>
          </table:table-cell>
          <table:table-cell office:value-type="float" office:value="12">
            <text:p>12</text:p>
          </table:table-cell>
          <table:table-cell office:value-type="float" office:value="5647.06">
            <text:p>5647.06</text:p>
          </table:table-cell>
          <table:table-cell office:value-type="float" office:value="68.59">
            <text:p>68.59</text:p>
          </table:table-cell>
          <table:table-cell office:value-type="float" office:value="82.3306604461292">
            <text:p>82.3306604461</text:p>
          </table:table-cell>
          <table:table-cell office:value-type="float" office:value="4.75333333333333">
            <text:p>4.7533333333</text:p>
          </table:table-cell>
          <table:table-cell office:value-type="float" office:value="1.20248948106592">
            <text:p>1.20248948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48.66">
            <text:p>48.66</text:p>
          </table:table-cell>
          <table:table-cell office:value-type="float" office:value="11">
            <text:p>11</text:p>
          </table:table-cell>
          <table:table-cell office:value-type="float" office:value="4816.94">
            <text:p>4816.94</text:p>
          </table:table-cell>
          <table:table-cell office:value-type="float" office:value="209.8">
            <text:p>209.8</text:p>
          </table:table-cell>
          <table:table-cell office:value-type="float" office:value="22.9596758817922">
            <text:p>22.9596758818</text:p>
          </table:table-cell>
          <table:table-cell office:value-type="float" office:value="4.42363636363636">
            <text:p>4.4236363636</text:p>
          </table:table-cell>
          <table:table-cell office:value-type="float" office:value="4.31154952733251">
            <text:p>4.311549527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6.01">
            <text:p>6.01</text:p>
          </table:table-cell>
          <table:table-cell office:value-type="float" office:value="12">
            <text:p>12</text:p>
          </table:table-cell>
          <table:table-cell office:value-type="float" office:value="594.79">
            <text:p>594.79</text:p>
          </table:table-cell>
          <table:table-cell office:value-type="float" office:value="10.38">
            <text:p>10.38</text:p>
          </table:table-cell>
          <table:table-cell office:value-type="float" office:value="57.3015414258189">
            <text:p>57.3015414258</text:p>
          </table:table-cell>
          <table:table-cell office:value-type="float" office:value="0.500833333333333">
            <text:p>0.5008333333</text:p>
          </table:table-cell>
          <table:table-cell office:value-type="float" office:value="1.72712146422629">
            <text:p>1.72712146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1.46">
            <text:p>1.46</text:p>
          </table:table-cell>
          <table:table-cell office:value-type="float" office:value="255">
            <text:p>255</text:p>
          </table:table-cell>
          <table:table-cell office:value-type="float" office:value="144.54">
            <text:p>144.54</text:p>
          </table:table-cell>
          <table:table-cell office:value-type="float" office:value="13.32">
            <text:p>13.32</text:p>
          </table:table-cell>
          <table:table-cell office:value-type="float" office:value="10.8513513513514">
            <text:p>10.8513513514</text:p>
          </table:table-cell>
          <table:table-cell office:value-type="float" office:value="0.00572549019607843">
            <text:p>0.0057254902</text:p>
          </table:table-cell>
          <table:table-cell office:value-type="float" office:value="9.12328767123288">
            <text:p>9.123287671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0.74">
            <text:p>0.74</text:p>
          </table:table-cell>
          <table:table-cell office:value-type="float" office:value="8">
            <text:p>8</text:p>
          </table:table-cell>
          <table:table-cell office:value-type="float" office:value="72.96">
            <text:p>72.96</text:p>
          </table:table-cell>
          <table:table-cell office:value-type="float" office:value="7.03">
            <text:p>7.03</text:p>
          </table:table-cell>
          <table:table-cell office:value-type="float" office:value="10.3783783783784">
            <text:p>10.3783783784</text:p>
          </table:table-cell>
          <table:table-cell office:value-type="float" office:value="0.0925">
            <text:p>0.0925</text:p>
          </table:table-cell>
          <table:table-cell office:value-type="float" office:value="9.5">
            <text:p>9.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18.39">
            <text:p>18.39</text:p>
          </table:table-cell>
          <table:table-cell office:value-type="float" office:value="10">
            <text:p>10</text:p>
          </table:table-cell>
          <table:table-cell office:value-type="float" office:value="1820.21">
            <text:p>1820.21</text:p>
          </table:table-cell>
          <table:table-cell office:value-type="float" office:value="193.09">
            <text:p>193.09</text:p>
          </table:table-cell>
          <table:table-cell office:value-type="float" office:value="9.42674400538609">
            <text:p>9.4267440054</text:p>
          </table:table-cell>
          <table:table-cell office:value-type="float" office:value="1.839">
            <text:p>1.839</text:p>
          </table:table-cell>
          <table:table-cell office:value-type="float" office:value="10.499728113105">
            <text:p>10.499728113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1.6">
            <text:p>1.6</text:p>
          </table:table-cell>
          <table:table-cell office:value-type="float" office:value="6">
            <text:p>6</text:p>
          </table:table-cell>
          <table:table-cell office:value-type="float" office:value="158.5">
            <text:p>158.5</text:p>
          </table:table-cell>
          <table:table-cell office:value-type="float" office:value="13.25">
            <text:p>13.25</text:p>
          </table:table-cell>
          <table:table-cell office:value-type="float" office:value="11.9622641509434">
            <text:p>11.9622641509</text:p>
          </table:table-cell>
          <table:table-cell office:value-type="float" office:value="0.266666666666667">
            <text:p>0.2666666667</text:p>
          </table:table-cell>
          <table:table-cell office:value-type="float" office:value="8.28125">
            <text:p>8.28125</text:p>
          </table:table-cell>
          <table:table-cell table:number-columns-repeated="1015"/>
        </table:table-row>
        <table:table-row table:style-name="ro2">
          <table:table-cell office:value-type="string">
            <text:p>6674</text:p>
          </table:table-cell>
          <table:table-cell office:value-type="string">
            <text:p>6087</text:p>
          </table:table-cell>
          <table:table-cell office:value-type="float" office:value="19.33">
            <text:p>19.33</text:p>
          </table:table-cell>
          <table:table-cell office:value-type="float" office:value="8">
            <text:p>8</text:p>
          </table:table-cell>
          <table:table-cell office:value-type="float" office:value="1913.67">
            <text:p>1913.67</text:p>
          </table:table-cell>
          <table:table-cell office:value-type="float" office:value="171.24">
            <text:p>171.24</text:p>
          </table:table-cell>
          <table:table-cell office:value-type="float" office:value="11.1753679046952">
            <text:p>11.1753679047</text:p>
          </table:table-cell>
          <table:table-cell office:value-type="float" office:value="2.41625">
            <text:p>2.41625</text:p>
          </table:table-cell>
          <table:table-cell office:value-type="float" office:value="8.85876875323332">
            <text:p>8.858768753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38.48">
            <text:p>38.48</text:p>
          </table:table-cell>
          <table:table-cell office:value-type="float" office:value="12">
            <text:p>12</text:p>
          </table:table-cell>
          <table:table-cell office:value-type="float" office:value="3809.22">
            <text:p>3809.22</text:p>
          </table:table-cell>
          <table:table-cell office:value-type="float" office:value="118.29">
            <text:p>118.29</text:p>
          </table:table-cell>
          <table:table-cell office:value-type="float" office:value="32.2023839715952">
            <text:p>32.2023839716</text:p>
          </table:table-cell>
          <table:table-cell office:value-type="float" office:value="3.20666666666667">
            <text:p>3.2066666667</text:p>
          </table:table-cell>
          <table:table-cell office:value-type="float" office:value="3.07406444906445">
            <text:p>3.074064449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37.17">
            <text:p>37.17</text:p>
          </table:table-cell>
          <table:table-cell office:value-type="float" office:value="12">
            <text:p>12</text:p>
          </table:table-cell>
          <table:table-cell office:value-type="float" office:value="3680.23">
            <text:p>3680.23</text:p>
          </table:table-cell>
          <table:table-cell office:value-type="float" office:value="192.75">
            <text:p>192.75</text:p>
          </table:table-cell>
          <table:table-cell office:value-type="float" office:value="19.0932814526589">
            <text:p>19.0932814527</text:p>
          </table:table-cell>
          <table:table-cell office:value-type="float" office:value="3.0975">
            <text:p>3.0975</text:p>
          </table:table-cell>
          <table:table-cell office:value-type="float" office:value="5.18563357546408">
            <text:p>5.18563357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28.2">
            <text:p>28.2</text:p>
          </table:table-cell>
          <table:table-cell office:value-type="float" office:value="9">
            <text:p>9</text:p>
          </table:table-cell>
          <table:table-cell office:value-type="float" office:value="2791.5">
            <text:p>2791.5</text:p>
          </table:table-cell>
          <table:table-cell office:value-type="float" office:value="172.83">
            <text:p>172.83</text:p>
          </table:table-cell>
          <table:table-cell office:value-type="float" office:value="16.1517097726089">
            <text:p>16.1517097726</text:p>
          </table:table-cell>
          <table:table-cell office:value-type="float" office:value="3.13333333333333">
            <text:p>3.1333333333</text:p>
          </table:table-cell>
          <table:table-cell office:value-type="float" office:value="6.12872340425532">
            <text:p>6.128723404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36.1">
            <text:p>36.1</text:p>
          </table:table-cell>
          <table:table-cell office:value-type="float" office:value="15">
            <text:p>15</text:p>
          </table:table-cell>
          <table:table-cell office:value-type="float" office:value="3573.5">
            <text:p>3573.5</text:p>
          </table:table-cell>
          <table:table-cell office:value-type="float" office:value="171.19">
            <text:p>171.19</text:p>
          </table:table-cell>
          <table:table-cell office:value-type="float" office:value="20.8744669665284">
            <text:p>20.8744669665</text:p>
          </table:table-cell>
          <table:table-cell office:value-type="float" office:value="2.40666666666667">
            <text:p>2.4066666667</text:p>
          </table:table-cell>
          <table:table-cell office:value-type="float" office:value="4.74210526315789">
            <text:p>4.742105263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25.39">
            <text:p>25.39</text:p>
          </table:table-cell>
          <table:table-cell office:value-type="float" office:value="11">
            <text:p>11</text:p>
          </table:table-cell>
          <table:table-cell office:value-type="float" office:value="2513.21">
            <text:p>2513.21</text:p>
          </table:table-cell>
          <table:table-cell office:value-type="float" office:value="172.5">
            <text:p>172.5</text:p>
          </table:table-cell>
          <table:table-cell office:value-type="float" office:value="14.5693333333333">
            <text:p>14.5693333333</text:p>
          </table:table-cell>
          <table:table-cell office:value-type="float" office:value="2.30818181818182">
            <text:p>2.3081818182</text:p>
          </table:table-cell>
          <table:table-cell office:value-type="float" office:value="6.79401339109886">
            <text:p>6.79401339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31.76">
            <text:p>31.76</text:p>
          </table:table-cell>
          <table:table-cell office:value-type="float" office:value="11">
            <text:p>11</text:p>
          </table:table-cell>
          <table:table-cell office:value-type="float" office:value="3144.54">
            <text:p>3144.54</text:p>
          </table:table-cell>
          <table:table-cell office:value-type="float" office:value="171.32">
            <text:p>171.32</text:p>
          </table:table-cell>
          <table:table-cell office:value-type="float" office:value="18.3547746906374">
            <text:p>18.3547746906</text:p>
          </table:table-cell>
          <table:table-cell office:value-type="float" office:value="2.88727272727273">
            <text:p>2.8872727273</text:p>
          </table:table-cell>
          <table:table-cell office:value-type="float" office:value="5.39420654911839">
            <text:p>5.394206549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34.38">
            <text:p>34.38</text:p>
          </table:table-cell>
          <table:table-cell office:value-type="float" office:value="255">
            <text:p>255</text:p>
          </table:table-cell>
          <table:table-cell office:value-type="float" office:value="3404.02">
            <text:p>3404.02</text:p>
          </table:table-cell>
          <table:table-cell office:value-type="float" office:value="186.52">
            <text:p>186.52</text:p>
          </table:table-cell>
          <table:table-cell office:value-type="float" office:value="18.2501608406605">
            <text:p>18.2501608407</text:p>
          </table:table-cell>
          <table:table-cell office:value-type="float" office:value="0.134823529411765">
            <text:p>0.1348235294</text:p>
          </table:table-cell>
          <table:table-cell office:value-type="float" office:value="5.42524723676556">
            <text:p>5.425247236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24.33">
            <text:p>24.33</text:p>
          </table:table-cell>
          <table:table-cell office:value-type="float" office:value="13">
            <text:p>13</text:p>
          </table:table-cell>
          <table:table-cell office:value-type="float" office:value="2408.97">
            <text:p>2408.97</text:p>
          </table:table-cell>
          <table:table-cell office:value-type="float" office:value="85.93">
            <text:p>85.93</text:p>
          </table:table-cell>
          <table:table-cell office:value-type="float" office:value="28.0340975212382">
            <text:p>28.0340975212</text:p>
          </table:table-cell>
          <table:table-cell office:value-type="float" office:value="1.87153846153846">
            <text:p>1.8715384615</text:p>
          </table:table-cell>
          <table:table-cell office:value-type="float" office:value="3.53185367858611">
            <text:p>3.53185367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36.68">
            <text:p>36.68</text:p>
          </table:table-cell>
          <table:table-cell office:value-type="float" office:value="13">
            <text:p>13</text:p>
          </table:table-cell>
          <table:table-cell office:value-type="float" office:value="3631.72">
            <text:p>3631.72</text:p>
          </table:table-cell>
          <table:table-cell office:value-type="float" office:value="286.75">
            <text:p>286.75</text:p>
          </table:table-cell>
          <table:table-cell office:value-type="float" office:value="12.6651089799477">
            <text:p>12.6651089799</text:p>
          </table:table-cell>
          <table:table-cell office:value-type="float" office:value="2.82153846153846">
            <text:p>2.8215384615</text:p>
          </table:table-cell>
          <table:table-cell office:value-type="float" office:value="7.81761177753544">
            <text:p>7.81761177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21.18">
            <text:p>21.18</text:p>
          </table:table-cell>
          <table:table-cell office:value-type="float" office:value="11">
            <text:p>11</text:p>
          </table:table-cell>
          <table:table-cell office:value-type="float" office:value="2096.82">
            <text:p>2096.82</text:p>
          </table:table-cell>
          <table:table-cell office:value-type="float" office:value="151.21">
            <text:p>151.21</text:p>
          </table:table-cell>
          <table:table-cell office:value-type="float" office:value="13.8669400171946">
            <text:p>13.8669400172</text:p>
          </table:table-cell>
          <table:table-cell office:value-type="float" office:value="1.92545454545455">
            <text:p>1.9254545455</text:p>
          </table:table-cell>
          <table:table-cell office:value-type="float" office:value="7.13928234183192">
            <text:p>7.139282341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21.01">
            <text:p>21.01</text:p>
          </table:table-cell>
          <table:table-cell office:value-type="float" office:value="13">
            <text:p>13</text:p>
          </table:table-cell>
          <table:table-cell office:value-type="float" office:value="2079.79">
            <text:p>2079.79</text:p>
          </table:table-cell>
          <table:table-cell office:value-type="float" office:value="212.72">
            <text:p>212.72</text:p>
          </table:table-cell>
          <table:table-cell office:value-type="float" office:value="9.77712485896954">
            <text:p>9.777124859</text:p>
          </table:table-cell>
          <table:table-cell office:value-type="float" office:value="1.61615384615385">
            <text:p>1.6161538462</text:p>
          </table:table-cell>
          <table:table-cell office:value-type="float" office:value="10.1247025226083">
            <text:p>10.124702522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20.7">
            <text:p>20.7</text:p>
          </table:table-cell>
          <table:table-cell office:value-type="float" office:value="13">
            <text:p>13</text:p>
          </table:table-cell>
          <table:table-cell office:value-type="float" office:value="2048.8">
            <text:p>2048.8</text:p>
          </table:table-cell>
          <table:table-cell office:value-type="float" office:value="212.61">
            <text:p>212.61</text:p>
          </table:table-cell>
          <table:table-cell office:value-type="float" office:value="9.63642349842435">
            <text:p>9.6364234984</text:p>
          </table:table-cell>
          <table:table-cell office:value-type="float" office:value="1.59230769230769">
            <text:p>1.5923076923</text:p>
          </table:table-cell>
          <table:table-cell office:value-type="float" office:value="10.2710144927536">
            <text:p>10.27101449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26.04">
            <text:p>26.04</text:p>
          </table:table-cell>
          <table:table-cell office:value-type="float" office:value="10">
            <text:p>10</text:p>
          </table:table-cell>
          <table:table-cell office:value-type="float" office:value="2578.36">
            <text:p>2578.36</text:p>
          </table:table-cell>
          <table:table-cell office:value-type="float" office:value="167.7">
            <text:p>167.7</text:p>
          </table:table-cell>
          <table:table-cell office:value-type="float" office:value="15.3748360166965">
            <text:p>15.3748360167</text:p>
          </table:table-cell>
          <table:table-cell office:value-type="float" office:value="2.604">
            <text:p>2.604</text:p>
          </table:table-cell>
          <table:table-cell office:value-type="float" office:value="6.44009216589862">
            <text:p>6.44009216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38.14">
            <text:p>38.14</text:p>
          </table:table-cell>
          <table:table-cell office:value-type="float" office:value="12">
            <text:p>12</text:p>
          </table:table-cell>
          <table:table-cell office:value-type="float" office:value="3776.26">
            <text:p>3776.26</text:p>
          </table:table-cell>
          <table:table-cell office:value-type="float" office:value="131.31">
            <text:p>131.31</text:p>
          </table:table-cell>
          <table:table-cell office:value-type="float" office:value="28.7583580839235">
            <text:p>28.7583580839</text:p>
          </table:table-cell>
          <table:table-cell office:value-type="float" office:value="3.17833333333333">
            <text:p>3.1783333333</text:p>
          </table:table-cell>
          <table:table-cell office:value-type="float" office:value="3.44284216046146">
            <text:p>3.442842160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23.88">
            <text:p>23.88</text:p>
          </table:table-cell>
          <table:table-cell office:value-type="float" office:value="8">
            <text:p>8</text:p>
          </table:table-cell>
          <table:table-cell office:value-type="float" office:value="2364.02">
            <text:p>2364.02</text:p>
          </table:table-cell>
          <table:table-cell office:value-type="float" office:value="22.75">
            <text:p>22.75</text:p>
          </table:table-cell>
          <table:table-cell office:value-type="float" office:value="103.912967032967">
            <text:p>103.912967033</text:p>
          </table:table-cell>
          <table:table-cell office:value-type="float" office:value="2.985">
            <text:p>2.985</text:p>
          </table:table-cell>
          <table:table-cell office:value-type="float" office:value="0.952680067001675">
            <text:p>0.9526800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30.95">
            <text:p>30.95</text:p>
          </table:table-cell>
          <table:table-cell office:value-type="float" office:value="12">
            <text:p>12</text:p>
          </table:table-cell>
          <table:table-cell office:value-type="float" office:value="3064.05">
            <text:p>3064.05</text:p>
          </table:table-cell>
          <table:table-cell office:value-type="float" office:value="170.88">
            <text:p>170.88</text:p>
          </table:table-cell>
          <table:table-cell office:value-type="float" office:value="17.9310042134831">
            <text:p>17.9310042135</text:p>
          </table:table-cell>
          <table:table-cell office:value-type="float" office:value="2.57916666666667">
            <text:p>2.5791666667</text:p>
          </table:table-cell>
          <table:table-cell office:value-type="float" office:value="5.52116316639741">
            <text:p>5.52116316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22.29">
            <text:p>22.29</text:p>
          </table:table-cell>
          <table:table-cell office:value-type="float" office:value="11">
            <text:p>11</text:p>
          </table:table-cell>
          <table:table-cell office:value-type="float" office:value="2206.31">
            <text:p>2206.31</text:p>
          </table:table-cell>
          <table:table-cell office:value-type="float" office:value="112.26">
            <text:p>112.26</text:p>
          </table:table-cell>
          <table:table-cell office:value-type="float" office:value="19.6535720648495">
            <text:p>19.6535720648</text:p>
          </table:table-cell>
          <table:table-cell office:value-type="float" office:value="2.02636363636364">
            <text:p>2.0263636364</text:p>
          </table:table-cell>
          <table:table-cell office:value-type="float" office:value="5.03633916554509">
            <text:p>5.03633916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21.83">
            <text:p>21.83</text:p>
          </table:table-cell>
          <table:table-cell office:value-type="float" office:value="10">
            <text:p>10</text:p>
          </table:table-cell>
          <table:table-cell office:value-type="float" office:value="2160.87">
            <text:p>2160.87</text:p>
          </table:table-cell>
          <table:table-cell office:value-type="float" office:value="181.44">
            <text:p>181.44</text:p>
          </table:table-cell>
          <table:table-cell office:value-type="float" office:value="11.9095568783069">
            <text:p>11.9095568783</text:p>
          </table:table-cell>
          <table:table-cell office:value-type="float" office:value="2.183">
            <text:p>2.183</text:p>
          </table:table-cell>
          <table:table-cell office:value-type="float" office:value="8.31149793861658">
            <text:p>8.31149793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20.18">
            <text:p>20.18</text:p>
          </table:table-cell>
          <table:table-cell office:value-type="float" office:value="10">
            <text:p>10</text:p>
          </table:table-cell>
          <table:table-cell office:value-type="float" office:value="1998.31">
            <text:p>1998.31</text:p>
          </table:table-cell>
          <table:table-cell office:value-type="float" office:value="193.09">
            <text:p>193.09</text:p>
          </table:table-cell>
          <table:table-cell office:value-type="float" office:value="10.3491118131441">
            <text:p>10.3491118131</text:p>
          </table:table-cell>
          <table:table-cell office:value-type="float" office:value="2.018">
            <text:p>2.018</text:p>
          </table:table-cell>
          <table:table-cell office:value-type="float" office:value="9.56838453914767">
            <text:p>9.568384539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18.05">
            <text:p>18.05</text:p>
          </table:table-cell>
          <table:table-cell office:value-type="float" office:value="13">
            <text:p>13</text:p>
          </table:table-cell>
          <table:table-cell office:value-type="float" office:value="1786.65">
            <text:p>1786.65</text:p>
          </table:table-cell>
          <table:table-cell office:value-type="float" office:value="171.35">
            <text:p>171.35</text:p>
          </table:table-cell>
          <table:table-cell office:value-type="float" office:value="10.4269039976656">
            <text:p>10.4269039977</text:p>
          </table:table-cell>
          <table:table-cell office:value-type="float" office:value="1.38846153846154">
            <text:p>1.3884615385</text:p>
          </table:table-cell>
          <table:table-cell office:value-type="float" office:value="9.49307479224377">
            <text:p>9.493074792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36.24">
            <text:p>36.24</text:p>
          </table:table-cell>
          <table:table-cell office:value-type="float" office:value="255">
            <text:p>255</text:p>
          </table:table-cell>
          <table:table-cell office:value-type="float" office:value="3588.25">
            <text:p>3588.25</text:p>
          </table:table-cell>
          <table:table-cell office:value-type="float" office:value="186.15">
            <text:p>186.15</text:p>
          </table:table-cell>
          <table:table-cell office:value-type="float" office:value="19.2761214074671">
            <text:p>19.2761214075</text:p>
          </table:table-cell>
          <table:table-cell office:value-type="float" office:value="0.142117647058823">
            <text:p>0.1421176471</text:p>
          </table:table-cell>
          <table:table-cell office:value-type="float" office:value="5.13658940397351">
            <text:p>5.13658940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24.91">
            <text:p>24.91</text:p>
          </table:table-cell>
          <table:table-cell office:value-type="float" office:value="9">
            <text:p>9</text:p>
          </table:table-cell>
          <table:table-cell office:value-type="float" office:value="2466.29">
            <text:p>2466.29</text:p>
          </table:table-cell>
          <table:table-cell office:value-type="float" office:value="192.09">
            <text:p>192.09</text:p>
          </table:table-cell>
          <table:table-cell office:value-type="float" office:value="12.8392420219689">
            <text:p>12.839242022</text:p>
          </table:table-cell>
          <table:table-cell office:value-type="float" office:value="2.76777777777778">
            <text:p>2.7677777778</text:p>
          </table:table-cell>
          <table:table-cell office:value-type="float" office:value="7.71136089923725">
            <text:p>7.71136089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7.59">
            <text:p>17.59</text:p>
          </table:table-cell>
          <table:table-cell office:value-type="float" office:value="8">
            <text:p>8</text:p>
          </table:table-cell>
          <table:table-cell office:value-type="float" office:value="1741.01">
            <text:p>1741.01</text:p>
          </table:table-cell>
          <table:table-cell office:value-type="float" office:value="186.33">
            <text:p>186.33</text:p>
          </table:table-cell>
          <table:table-cell office:value-type="float" office:value="9.34369130038104">
            <text:p>9.3436913004</text:p>
          </table:table-cell>
          <table:table-cell office:value-type="float" office:value="2.19875">
            <text:p>2.19875</text:p>
          </table:table-cell>
          <table:table-cell office:value-type="float" office:value="10.5929505400796">
            <text:p>10.59295054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36.54">
            <text:p>36.54</text:p>
          </table:table-cell>
          <table:table-cell office:value-type="float" office:value="12">
            <text:p>12</text:p>
          </table:table-cell>
          <table:table-cell office:value-type="float" office:value="3617.26">
            <text:p>3617.26</text:p>
          </table:table-cell>
          <table:table-cell office:value-type="float" office:value="253.65">
            <text:p>253.65</text:p>
          </table:table-cell>
          <table:table-cell office:value-type="float" office:value="14.2608318549182">
            <text:p>14.2608318549</text:p>
          </table:table-cell>
          <table:table-cell office:value-type="float" office:value="3.045">
            <text:p>3.045</text:p>
          </table:table-cell>
          <table:table-cell office:value-type="float" office:value="6.94170771756979">
            <text:p>6.941707717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9.8">
            <text:p>19.8</text:p>
          </table:table-cell>
          <table:table-cell office:value-type="float" office:value="8">
            <text:p>8</text:p>
          </table:table-cell>
          <table:table-cell office:value-type="float" office:value="1960.2">
            <text:p>1960.2</text:p>
          </table:table-cell>
          <table:table-cell office:value-type="float" office:value="192.2">
            <text:p>192.2</text:p>
          </table:table-cell>
          <table:table-cell office:value-type="float" office:value="10.1987513007284">
            <text:p>10.1987513007</text:p>
          </table:table-cell>
          <table:table-cell office:value-type="float" office:value="2.475">
            <text:p>2.475</text:p>
          </table:table-cell>
          <table:table-cell office:value-type="float" office:value="9.70707070707071">
            <text:p>9.707070707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38.34">
            <text:p>38.34</text:p>
          </table:table-cell>
          <table:table-cell office:value-type="float" office:value="14">
            <text:p>14</text:p>
          </table:table-cell>
          <table:table-cell office:value-type="float" office:value="3795.86">
            <text:p>3795.86</text:p>
          </table:table-cell>
          <table:table-cell office:value-type="float" office:value="174.31">
            <text:p>174.31</text:p>
          </table:table-cell>
          <table:table-cell office:value-type="float" office:value="21.776490161207">
            <text:p>21.7764901612</text:p>
          </table:table-cell>
          <table:table-cell office:value-type="float" office:value="2.73857142857143">
            <text:p>2.7385714286</text:p>
          </table:table-cell>
          <table:table-cell office:value-type="float" office:value="4.54642670839854">
            <text:p>4.546426708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18.02">
            <text:p>18.02</text:p>
          </table:table-cell>
          <table:table-cell office:value-type="float" office:value="11">
            <text:p>11</text:p>
          </table:table-cell>
          <table:table-cell office:value-type="float" office:value="1783.88">
            <text:p>1783.88</text:p>
          </table:table-cell>
          <table:table-cell office:value-type="float" office:value="171.1">
            <text:p>171.1</text:p>
          </table:table-cell>
          <table:table-cell office:value-type="float" office:value="10.4259497369959">
            <text:p>10.425949737</text:p>
          </table:table-cell>
          <table:table-cell office:value-type="float" office:value="1.63818181818182">
            <text:p>1.6381818182</text:p>
          </table:table-cell>
          <table:table-cell office:value-type="float" office:value="9.49500554938957">
            <text:p>9.495005549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17.48">
            <text:p>17.48</text:p>
          </table:table-cell>
          <table:table-cell office:value-type="float" office:value="10">
            <text:p>10</text:p>
          </table:table-cell>
          <table:table-cell office:value-type="float" office:value="1730.92">
            <text:p>1730.92</text:p>
          </table:table-cell>
          <table:table-cell office:value-type="float" office:value="187.75">
            <text:p>187.75</text:p>
          </table:table-cell>
          <table:table-cell office:value-type="float" office:value="9.2192809587217">
            <text:p>9.2192809587</text:p>
          </table:table-cell>
          <table:table-cell office:value-type="float" office:value="1.748">
            <text:p>1.748</text:p>
          </table:table-cell>
          <table:table-cell office:value-type="float" office:value="10.7408466819222">
            <text:p>10.740846681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22.14">
            <text:p>22.14</text:p>
          </table:table-cell>
          <table:table-cell office:value-type="float" office:value="12">
            <text:p>12</text:p>
          </table:table-cell>
          <table:table-cell office:value-type="float" office:value="2191.56">
            <text:p>2191.56</text:p>
          </table:table-cell>
          <table:table-cell office:value-type="float" office:value="171.44">
            <text:p>171.44</text:p>
          </table:table-cell>
          <table:table-cell office:value-type="float" office:value="12.7832477834811">
            <text:p>12.7832477835</text:p>
          </table:table-cell>
          <table:table-cell office:value-type="float" office:value="1.845">
            <text:p>1.845</text:p>
          </table:table-cell>
          <table:table-cell office:value-type="float" office:value="7.74345076784101">
            <text:p>7.74345076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24.83">
            <text:p>24.83</text:p>
          </table:table-cell>
          <table:table-cell office:value-type="float" office:value="10">
            <text:p>10</text:p>
          </table:table-cell>
          <table:table-cell office:value-type="float" office:value="2458.37">
            <text:p>2458.37</text:p>
          </table:table-cell>
          <table:table-cell office:value-type="float" office:value="42.8">
            <text:p>42.8</text:p>
          </table:table-cell>
          <table:table-cell office:value-type="float" office:value="57.4385514018692">
            <text:p>57.4385514019</text:p>
          </table:table-cell>
          <table:table-cell office:value-type="float" office:value="2.483">
            <text:p>2.483</text:p>
          </table:table-cell>
          <table:table-cell office:value-type="float" office:value="1.72372130487314">
            <text:p>1.723721304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17.59">
            <text:p>17.59</text:p>
          </table:table-cell>
          <table:table-cell office:value-type="float" office:value="10">
            <text:p>10</text:p>
          </table:table-cell>
          <table:table-cell office:value-type="float" office:value="1741.01">
            <text:p>1741.01</text:p>
          </table:table-cell>
          <table:table-cell office:value-type="float" office:value="186.47">
            <text:p>186.47</text:p>
          </table:table-cell>
          <table:table-cell office:value-type="float" office:value="9.3366761409342">
            <text:p>9.3366761409</text:p>
          </table:table-cell>
          <table:table-cell office:value-type="float" office:value="1.759">
            <text:p>1.759</text:p>
          </table:table-cell>
          <table:table-cell office:value-type="float" office:value="10.6009096077317">
            <text:p>10.600909607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18.42">
            <text:p>18.42</text:p>
          </table:table-cell>
          <table:table-cell office:value-type="float" office:value="8">
            <text:p>8</text:p>
          </table:table-cell>
          <table:table-cell office:value-type="float" office:value="1823.78">
            <text:p>1823.78</text:p>
          </table:table-cell>
          <table:table-cell office:value-type="float" office:value="188.1">
            <text:p>188.1</text:p>
          </table:table-cell>
          <table:table-cell office:value-type="float" office:value="9.69580010632642">
            <text:p>9.6958001063</text:p>
          </table:table-cell>
          <table:table-cell office:value-type="float" office:value="2.3025">
            <text:p>2.3025</text:p>
          </table:table-cell>
          <table:table-cell office:value-type="float" office:value="10.2117263843648">
            <text:p>10.2117263844</text:p>
          </table:table-cell>
          <table:table-cell table:number-columns-repeated="1015"/>
        </table:table-row>
        <table:table-row table:style-name="ro2">
          <table:table-cell office:value-type="string">
            <text:p>6695</text:p>
          </table:table-cell>
          <table:table-cell office:value-type="string">
            <text:p>6087</text:p>
          </table:table-cell>
          <table:table-cell office:value-type="float" office:value="2.36">
            <text:p>2.36</text:p>
          </table:table-cell>
          <table:table-cell office:value-type="float" office:value="8">
            <text:p>8</text:p>
          </table:table-cell>
          <table:table-cell office:value-type="float" office:value="234.04">
            <text:p>234.04</text:p>
          </table:table-cell>
          <table:table-cell office:value-type="float" office:value="0.11">
            <text:p>0.11</text:p>
          </table:table-cell>
          <table:table-cell office:value-type="float" office:value="2127.63636363636">
            <text:p>2127.6363636364</text:p>
          </table:table-cell>
          <table:table-cell office:value-type="float" office:value="0.295">
            <text:p>0.295</text:p>
          </table:table-cell>
          <table:table-cell office:value-type="float" office:value="0.0466101694915254">
            <text:p>0.046610169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6.45">
            <text:p>6.45</text:p>
          </table:table-cell>
          <table:table-cell office:value-type="float" office:value="11">
            <text:p>11</text:p>
          </table:table-cell>
          <table:table-cell office:value-type="float" office:value="638.55">
            <text:p>638.55</text:p>
          </table:table-cell>
          <table:table-cell office:value-type="float" office:value="273.7">
            <text:p>273.7</text:p>
          </table:table-cell>
          <table:table-cell office:value-type="float" office:value="2.3330288637194">
            <text:p>2.3330288637</text:p>
          </table:table-cell>
          <table:table-cell office:value-type="float" office:value="0.586363636363636">
            <text:p>0.5863636364</text:p>
          </table:table-cell>
          <table:table-cell office:value-type="float" office:value="42.4341085271318">
            <text:p>42.434108527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6.86">
            <text:p>6.86</text:p>
          </table:table-cell>
          <table:table-cell office:value-type="float" office:value="14">
            <text:p>14</text:p>
          </table:table-cell>
          <table:table-cell office:value-type="float" office:value="678.84">
            <text:p>678.84</text:p>
          </table:table-cell>
          <table:table-cell office:value-type="float" office:value="67.05">
            <text:p>67.05</text:p>
          </table:table-cell>
          <table:table-cell office:value-type="float" office:value="10.124384787472">
            <text:p>10.1243847875</text:p>
          </table:table-cell>
          <table:table-cell office:value-type="float" office:value="0.49">
            <text:p>0.49</text:p>
          </table:table-cell>
          <table:table-cell office:value-type="float" office:value="9.77405247813411">
            <text:p>9.774052478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2.39">
            <text:p>2.39</text:p>
          </table:table-cell>
          <table:table-cell office:value-type="float" office:value="7">
            <text:p>7</text:p>
          </table:table-cell>
          <table:table-cell office:value-type="float" office:value="236.51">
            <text:p>236.51</text:p>
          </table:table-cell>
          <table:table-cell office:value-type="float" office:value="2.53">
            <text:p>2.53</text:p>
          </table:table-cell>
          <table:table-cell office:value-type="float" office:value="93.4822134387352">
            <text:p>93.4822134387</text:p>
          </table:table-cell>
          <table:table-cell office:value-type="float" office:value="0.341428571428571">
            <text:p>0.3414285714</text:p>
          </table:table-cell>
          <table:table-cell office:value-type="float" office:value="1.05857740585774">
            <text:p>1.05857740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2.88">
            <text:p>2.88</text:p>
          </table:table-cell>
          <table:table-cell office:value-type="float" office:value="11">
            <text:p>11</text:p>
          </table:table-cell>
          <table:table-cell office:value-type="float" office:value="284.62">
            <text:p>284.62</text:p>
          </table:table-cell>
          <table:table-cell office:value-type="float" office:value="1.55">
            <text:p>1.55</text:p>
          </table:table-cell>
          <table:table-cell office:value-type="float" office:value="183.625806451613">
            <text:p>183.6258064516</text:p>
          </table:table-cell>
          <table:table-cell office:value-type="float" office:value="0.261818181818182">
            <text:p>0.2618181818</text:p>
          </table:table-cell>
          <table:table-cell office:value-type="float" office:value="0.538194444444444">
            <text:p>0.53819444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7.54">
            <text:p>7.54</text:p>
          </table:table-cell>
          <table:table-cell office:value-type="float" office:value="10">
            <text:p>10</text:p>
          </table:table-cell>
          <table:table-cell office:value-type="float" office:value="746.66">
            <text:p>746.66</text:p>
          </table:table-cell>
          <table:table-cell office:value-type="float" office:value="285.06">
            <text:p>285.06</text:p>
          </table:table-cell>
          <table:table-cell office:value-type="float" office:value="2.61930821581421">
            <text:p>2.6193082158</text:p>
          </table:table-cell>
          <table:table-cell office:value-type="float" office:value="0.754">
            <text:p>0.754</text:p>
          </table:table-cell>
          <table:table-cell office:value-type="float" office:value="37.8063660477454">
            <text:p>37.806366047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2.38">
            <text:p>2.38</text:p>
          </table:table-cell>
          <table:table-cell office:value-type="float" office:value="10">
            <text:p>10</text:p>
          </table:table-cell>
          <table:table-cell office:value-type="float" office:value="235.72">
            <text:p>235.72</text:p>
          </table:table-cell>
          <table:table-cell office:value-type="float" office:value="2.44">
            <text:p>2.44</text:p>
          </table:table-cell>
          <table:table-cell office:value-type="float" office:value="96.6065573770492">
            <text:p>96.606557377</text:p>
          </table:table-cell>
          <table:table-cell office:value-type="float" office:value="0.238">
            <text:p>0.238</text:p>
          </table:table-cell>
          <table:table-cell office:value-type="float" office:value="1.02521008403361">
            <text:p>1.02521008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7.29">
            <text:p>7.29</text:p>
          </table:table-cell>
          <table:table-cell office:value-type="float" office:value="12">
            <text:p>12</text:p>
          </table:table-cell>
          <table:table-cell office:value-type="float" office:value="721.51">
            <text:p>721.51</text:p>
          </table:table-cell>
          <table:table-cell office:value-type="float" office:value="89.21">
            <text:p>89.21</text:p>
          </table:table-cell>
          <table:table-cell office:value-type="float" office:value="8.08777042932407">
            <text:p>8.0877704293</text:p>
          </table:table-cell>
          <table:table-cell office:value-type="float" office:value="0.6075">
            <text:p>0.6075</text:p>
          </table:table-cell>
          <table:table-cell office:value-type="float" office:value="12.2373113854595">
            <text:p>12.23731138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6.87">
            <text:p>6.87</text:p>
          </table:table-cell>
          <table:table-cell office:value-type="float" office:value="11">
            <text:p>11</text:p>
          </table:table-cell>
          <table:table-cell office:value-type="float" office:value="679.73">
            <text:p>679.73</text:p>
          </table:table-cell>
          <table:table-cell office:value-type="float" office:value="166.77">
            <text:p>166.77</text:p>
          </table:table-cell>
          <table:table-cell office:value-type="float" office:value="4.07585297115788">
            <text:p>4.0758529712</text:p>
          </table:table-cell>
          <table:table-cell office:value-type="float" office:value="0.624545454545455">
            <text:p>0.6245454545</text:p>
          </table:table-cell>
          <table:table-cell office:value-type="float" office:value="24.2751091703057">
            <text:p>24.275109170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4.35">
            <text:p>4.35</text:p>
          </table:table-cell>
          <table:table-cell office:value-type="float" office:value="11">
            <text:p>11</text:p>
          </table:table-cell>
          <table:table-cell office:value-type="float" office:value="430.95">
            <text:p>430.95</text:p>
          </table:table-cell>
          <table:table-cell office:value-type="float" office:value="77.85">
            <text:p>77.85</text:p>
          </table:table-cell>
          <table:table-cell office:value-type="float" office:value="5.53564547206166">
            <text:p>5.5356454721</text:p>
          </table:table-cell>
          <table:table-cell office:value-type="float" office:value="0.395454545454545">
            <text:p>0.3954545455</text:p>
          </table:table-cell>
          <table:table-cell office:value-type="float" office:value="17.8965517241379">
            <text:p>17.896551724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2.48">
            <text:p>2.48</text:p>
          </table:table-cell>
          <table:table-cell office:value-type="float" office:value="12">
            <text:p>12</text:p>
          </table:table-cell>
          <table:table-cell office:value-type="float" office:value="245.72">
            <text:p>245.72</text:p>
          </table:table-cell>
          <table:table-cell office:value-type="float" office:value="58.34">
            <text:p>58.34</text:p>
          </table:table-cell>
          <table:table-cell office:value-type="float" office:value="4.21186150154268">
            <text:p>4.2118615015</text:p>
          </table:table-cell>
          <table:table-cell office:value-type="float" office:value="0.206666666666667">
            <text:p>0.2066666667</text:p>
          </table:table-cell>
          <table:table-cell office:value-type="float" office:value="23.5241935483871">
            <text:p>23.524193548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3.53">
            <text:p>3.53</text:p>
          </table:table-cell>
          <table:table-cell office:value-type="float" office:value="12">
            <text:p>12</text:p>
          </table:table-cell>
          <table:table-cell office:value-type="float" office:value="349.07">
            <text:p>349.07</text:p>
          </table:table-cell>
          <table:table-cell office:value-type="float" office:value="58.28">
            <text:p>58.28</text:p>
          </table:table-cell>
          <table:table-cell office:value-type="float" office:value="5.98953328757721">
            <text:p>5.9895332876</text:p>
          </table:table-cell>
          <table:table-cell office:value-type="float" office:value="0.294166666666667">
            <text:p>0.2941666667</text:p>
          </table:table-cell>
          <table:table-cell office:value-type="float" office:value="16.5099150141643">
            <text:p>16.50991501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7.88">
            <text:p>7.88</text:p>
          </table:table-cell>
          <table:table-cell office:value-type="float" office:value="9">
            <text:p>9</text:p>
          </table:table-cell>
          <table:table-cell office:value-type="float" office:value="779.72">
            <text:p>779.72</text:p>
          </table:table-cell>
          <table:table-cell office:value-type="float" office:value="282.7">
            <text:p>282.7</text:p>
          </table:table-cell>
          <table:table-cell office:value-type="float" office:value="2.758118146445">
            <text:p>2.7581181464</text:p>
          </table:table-cell>
          <table:table-cell office:value-type="float" office:value="0.875555555555555">
            <text:p>0.8755555556</text:p>
          </table:table-cell>
          <table:table-cell office:value-type="float" office:value="35.8756345177665">
            <text:p>35.87563451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0.03">
            <text:p>10.03</text:p>
          </table:table-cell>
          <table:table-cell office:value-type="float" office:value="11">
            <text:p>11</text:p>
          </table:table-cell>
          <table:table-cell office:value-type="float" office:value="992.67">
            <text:p>992.67</text:p>
          </table:table-cell>
          <table:table-cell office:value-type="float" office:value="291.33">
            <text:p>291.33</text:p>
          </table:table-cell>
          <table:table-cell office:value-type="float" office:value="3.40737308207188">
            <text:p>3.4073730821</text:p>
          </table:table-cell>
          <table:table-cell office:value-type="float" office:value="0.911818181818182">
            <text:p>0.9118181818</text:p>
          </table:table-cell>
          <table:table-cell office:value-type="float" office:value="29.0458624127617">
            <text:p>29.04586241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5.24">
            <text:p>5.24</text:p>
          </table:table-cell>
          <table:table-cell office:value-type="float" office:value="11">
            <text:p>11</text:p>
          </table:table-cell>
          <table:table-cell office:value-type="float" office:value="518.56">
            <text:p>518.56</text:p>
          </table:table-cell>
          <table:table-cell office:value-type="float" office:value="154.63">
            <text:p>154.63</text:p>
          </table:table-cell>
          <table:table-cell office:value-type="float" office:value="3.35355364418289">
            <text:p>3.3535536442</text:p>
          </table:table-cell>
          <table:table-cell office:value-type="float" office:value="0.476363636363636">
            <text:p>0.4763636364</text:p>
          </table:table-cell>
          <table:table-cell office:value-type="float" office:value="29.5095419847328">
            <text:p>29.509541984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2.3">
            <text:p>2.3</text:p>
          </table:table-cell>
          <table:table-cell office:value-type="float" office:value="9">
            <text:p>9</text:p>
          </table:table-cell>
          <table:table-cell office:value-type="float" office:value="227.7">
            <text:p>227.7</text:p>
          </table:table-cell>
          <table:table-cell office:value-type="float" office:value="2.44">
            <text:p>2.44</text:p>
          </table:table-cell>
          <table:table-cell office:value-type="float" office:value="93.3196721311476">
            <text:p>93.3196721311</text:p>
          </table:table-cell>
          <table:table-cell office:value-type="float" office:value="0.255555555555555">
            <text:p>0.2555555556</text:p>
          </table:table-cell>
          <table:table-cell office:value-type="float" office:value="1.06086956521739">
            <text:p>1.060869565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4.6">
            <text:p>4.6</text:p>
          </table:table-cell>
          <table:table-cell office:value-type="float" office:value="11">
            <text:p>11</text:p>
          </table:table-cell>
          <table:table-cell office:value-type="float" office:value="455.7">
            <text:p>455.7</text:p>
          </table:table-cell>
          <table:table-cell office:value-type="float" office:value="62.33">
            <text:p>62.33</text:p>
          </table:table-cell>
          <table:table-cell office:value-type="float" office:value="7.3110861543398">
            <text:p>7.3110861543</text:p>
          </table:table-cell>
          <table:table-cell office:value-type="float" office:value="0.418181818181818">
            <text:p>0.4181818182</text:p>
          </table:table-cell>
          <table:table-cell office:value-type="float" office:value="13.55">
            <text:p>13.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3.02">
            <text:p>3.02</text:p>
          </table:table-cell>
          <table:table-cell office:value-type="float" office:value="10">
            <text:p>10</text:p>
          </table:table-cell>
          <table:table-cell office:value-type="float" office:value="299.18">
            <text:p>299.18</text:p>
          </table:table-cell>
          <table:table-cell office:value-type="float" office:value="41.24">
            <text:p>41.24</text:p>
          </table:table-cell>
          <table:table-cell office:value-type="float" office:value="7.25460717749758">
            <text:p>7.2546071775</text:p>
          </table:table-cell>
          <table:table-cell office:value-type="float" office:value="0.302">
            <text:p>0.302</text:p>
          </table:table-cell>
          <table:table-cell office:value-type="float" office:value="13.6556291390729">
            <text:p>13.655629139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1.45">
            <text:p>1.45</text:p>
          </table:table-cell>
          <table:table-cell office:value-type="float" office:value="9">
            <text:p>9</text:p>
          </table:table-cell>
          <table:table-cell office:value-type="float" office:value="143.35">
            <text:p>143.35</text:p>
          </table:table-cell>
          <table:table-cell office:value-type="float" office:value="67.38">
            <text:p>67.38</text:p>
          </table:table-cell>
          <table:table-cell office:value-type="float" office:value="2.12748590086079">
            <text:p>2.1274859009</text:p>
          </table:table-cell>
          <table:table-cell office:value-type="float" office:value="0.161111111111111">
            <text:p>0.1611111111</text:p>
          </table:table-cell>
          <table:table-cell office:value-type="float" office:value="46.4689655172414">
            <text:p>46.468965517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2.63">
            <text:p>2.63</text:p>
          </table:table-cell>
          <table:table-cell office:value-type="float" office:value="8">
            <text:p>8</text:p>
          </table:table-cell>
          <table:table-cell office:value-type="float" office:value="259.97">
            <text:p>259.97</text:p>
          </table:table-cell>
          <table:table-cell office:value-type="float" office:value="54.19">
            <text:p>54.19</text:p>
          </table:table-cell>
          <table:table-cell office:value-type="float" office:value="4.79737959033032">
            <text:p>4.7973795903</text:p>
          </table:table-cell>
          <table:table-cell office:value-type="float" office:value="0.32875">
            <text:p>0.32875</text:p>
          </table:table-cell>
          <table:table-cell office:value-type="float" office:value="20.6045627376426">
            <text:p>20.604562737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8.07">
            <text:p>8.07</text:p>
          </table:table-cell>
          <table:table-cell office:value-type="float" office:value="10">
            <text:p>10</text:p>
          </table:table-cell>
          <table:table-cell office:value-type="float" office:value="798.93">
            <text:p>798.93</text:p>
          </table:table-cell>
          <table:table-cell office:value-type="float" office:value="305.41">
            <text:p>305.41</text:p>
          </table:table-cell>
          <table:table-cell office:value-type="float" office:value="2.61592613208474">
            <text:p>2.6159261321</text:p>
          </table:table-cell>
          <table:table-cell office:value-type="float" office:value="0.807">
            <text:p>0.807</text:p>
          </table:table-cell>
          <table:table-cell office:value-type="float" office:value="37.8451053283767">
            <text:p>37.845105328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.78">
            <text:p>1.78</text:p>
          </table:table-cell>
          <table:table-cell office:value-type="float" office:value="12">
            <text:p>12</text:p>
          </table:table-cell>
          <table:table-cell office:value-type="float" office:value="176.62">
            <text:p>176.62</text:p>
          </table:table-cell>
          <table:table-cell office:value-type="float" office:value="57.17">
            <text:p>57.17</text:p>
          </table:table-cell>
          <table:table-cell office:value-type="float" office:value="3.08938254329194">
            <text:p>3.0893825433</text:p>
          </table:table-cell>
          <table:table-cell office:value-type="float" office:value="0.148333333333333">
            <text:p>0.1483333333</text:p>
          </table:table-cell>
          <table:table-cell office:value-type="float" office:value="32.1179775280899">
            <text:p>32.117977528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7.77">
            <text:p>7.77</text:p>
          </table:table-cell>
          <table:table-cell office:value-type="float" office:value="11">
            <text:p>11</text:p>
          </table:table-cell>
          <table:table-cell office:value-type="float" office:value="768.93">
            <text:p>768.93</text:p>
          </table:table-cell>
          <table:table-cell office:value-type="float" office:value="193.17">
            <text:p>193.17</text:p>
          </table:table-cell>
          <table:table-cell office:value-type="float" office:value="3.98058704767821">
            <text:p>3.9805870477</text:p>
          </table:table-cell>
          <table:table-cell office:value-type="float" office:value="0.706363636363636">
            <text:p>0.7063636364</text:p>
          </table:table-cell>
          <table:table-cell office:value-type="float" office:value="24.8610038610039">
            <text:p>24.86100386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2.41">
            <text:p>2.41</text:p>
          </table:table-cell>
          <table:table-cell office:value-type="float" office:value="8">
            <text:p>8</text:p>
          </table:table-cell>
          <table:table-cell office:value-type="float" office:value="238.69">
            <text:p>238.69</text:p>
          </table:table-cell>
          <table:table-cell office:value-type="float" office:value="68.45">
            <text:p>68.45</text:p>
          </table:table-cell>
          <table:table-cell office:value-type="float" office:value="3.48707085463842">
            <text:p>3.4870708546</text:p>
          </table:table-cell>
          <table:table-cell office:value-type="float" office:value="0.30125">
            <text:p>0.30125</text:p>
          </table:table-cell>
          <table:table-cell office:value-type="float" office:value="28.402489626556">
            <text:p>28.402489626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7.57">
            <text:p>7.57</text:p>
          </table:table-cell>
          <table:table-cell office:value-type="float" office:value="10">
            <text:p>10</text:p>
          </table:table-cell>
          <table:table-cell office:value-type="float" office:value="749.13">
            <text:p>749.13</text:p>
          </table:table-cell>
          <table:table-cell office:value-type="float" office:value="286.29">
            <text:p>286.29</text:p>
          </table:table-cell>
          <table:table-cell office:value-type="float" office:value="2.61668238499424">
            <text:p>2.616682385</text:p>
          </table:table-cell>
          <table:table-cell office:value-type="float" office:value="0.757">
            <text:p>0.757</text:p>
          </table:table-cell>
          <table:table-cell office:value-type="float" office:value="37.8190224570674">
            <text:p>37.819022457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2.34">
            <text:p>2.34</text:p>
          </table:table-cell>
          <table:table-cell office:value-type="float" office:value="10">
            <text:p>10</text:p>
          </table:table-cell>
          <table:table-cell office:value-type="float" office:value="231.56">
            <text:p>231.56</text:p>
          </table:table-cell>
          <table:table-cell office:value-type="float" office:value="2.43">
            <text:p>2.43</text:p>
          </table:table-cell>
          <table:table-cell office:value-type="float" office:value="95.2921810699588">
            <text:p>95.29218107</text:p>
          </table:table-cell>
          <table:table-cell office:value-type="float" office:value="0.234">
            <text:p>0.234</text:p>
          </table:table-cell>
          <table:table-cell office:value-type="float" office:value="1.03846153846154">
            <text:p>1.038461538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2.03">
            <text:p>2.03</text:p>
          </table:table-cell>
          <table:table-cell office:value-type="float" office:value="10">
            <text:p>10</text:p>
          </table:table-cell>
          <table:table-cell office:value-type="float" office:value="201.37">
            <text:p>201.37</text:p>
          </table:table-cell>
          <table:table-cell office:value-type="float" office:value="60.6">
            <text:p>60.6</text:p>
          </table:table-cell>
          <table:table-cell office:value-type="float" office:value="3.32293729372937">
            <text:p>3.3229372937</text:p>
          </table:table-cell>
          <table:table-cell office:value-type="float" office:value="0.203">
            <text:p>0.203</text:p>
          </table:table-cell>
          <table:table-cell office:value-type="float" office:value="29.8522167487685">
            <text:p>29.852216748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2.5">
            <text:p>2.5</text:p>
          </table:table-cell>
          <table:table-cell office:value-type="float" office:value="12">
            <text:p>12</text:p>
          </table:table-cell>
          <table:table-cell office:value-type="float" office:value="247.01">
            <text:p>247.01</text:p>
          </table:table-cell>
          <table:table-cell office:value-type="float" office:value="1.24">
            <text:p>1.24</text:p>
          </table:table-cell>
          <table:table-cell office:value-type="float" office:value="199.201612903226">
            <text:p>199.2016129032</text:p>
          </table:table-cell>
          <table:table-cell office:value-type="float" office:value="0.208333333333333">
            <text:p>0.2083333333</text:p>
          </table:table-cell>
          <table:table-cell office:value-type="float" office:value="0.496">
            <text:p>0.49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7.16">
            <text:p>7.16</text:p>
          </table:table-cell>
          <table:table-cell office:value-type="float" office:value="10">
            <text:p>10</text:p>
          </table:table-cell>
          <table:table-cell office:value-type="float" office:value="708.64">
            <text:p>708.64</text:p>
          </table:table-cell>
          <table:table-cell office:value-type="float" office:value="174.46">
            <text:p>174.46</text:p>
          </table:table-cell>
          <table:table-cell office:value-type="float" office:value="4.06190530780695">
            <text:p>4.0619053078</text:p>
          </table:table-cell>
          <table:table-cell office:value-type="float" office:value="0.716">
            <text:p>0.716</text:p>
          </table:table-cell>
          <table:table-cell office:value-type="float" office:value="24.3659217877095">
            <text:p>24.365921787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1.97">
            <text:p>1.97</text:p>
          </table:table-cell>
          <table:table-cell office:value-type="float" office:value="12">
            <text:p>12</text:p>
          </table:table-cell>
          <table:table-cell office:value-type="float" office:value="194.63">
            <text:p>194.63</text:p>
          </table:table-cell>
          <table:table-cell office:value-type="float" office:value="57.28">
            <text:p>57.28</text:p>
          </table:table-cell>
          <table:table-cell office:value-type="float" office:value="3.39787011173184">
            <text:p>3.3978701117</text:p>
          </table:table-cell>
          <table:table-cell office:value-type="float" office:value="0.164166666666667">
            <text:p>0.1641666667</text:p>
          </table:table-cell>
          <table:table-cell office:value-type="float" office:value="29.0761421319797">
            <text:p>29.07614213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97.9">
            <text:p>197.9</text:p>
          </table:table-cell>
          <table:table-cell office:value-type="float" office:value="54.09">
            <text:p>54.09</text:p>
          </table:table-cell>
          <table:table-cell office:value-type="float" office:value="3.6587169532261">
            <text:p>3.6587169532</text:p>
          </table:table-cell>
          <table:table-cell office:value-type="float" office:value="0.00784313725490196">
            <text:p>0.0078431373</text:p>
          </table:table-cell>
          <table:table-cell office:value-type="float" office:value="27.045">
            <text:p>27.0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2.11">
            <text:p>2.11</text:p>
          </table:table-cell>
          <table:table-cell office:value-type="float" office:value="11">
            <text:p>11</text:p>
          </table:table-cell>
          <table:table-cell office:value-type="float" office:value="208.49">
            <text:p>208.49</text:p>
          </table:table-cell>
          <table:table-cell office:value-type="float" office:value="60.71">
            <text:p>60.71</text:p>
          </table:table-cell>
          <table:table-cell office:value-type="float" office:value="3.43419535496623">
            <text:p>3.434195355</text:p>
          </table:table-cell>
          <table:table-cell office:value-type="float" office:value="0.191818181818182">
            <text:p>0.1918181818</text:p>
          </table:table-cell>
          <table:table-cell office:value-type="float" office:value="28.7725118483412">
            <text:p>28.772511848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19.55">
            <text:p>19.55</text:p>
          </table:table-cell>
          <table:table-cell office:value-type="float" office:value="13">
            <text:p>13</text:p>
          </table:table-cell>
          <table:table-cell office:value-type="float" office:value="1935.85">
            <text:p>1935.85</text:p>
          </table:table-cell>
          <table:table-cell office:value-type="float" office:value="171.35">
            <text:p>171.35</text:p>
          </table:table-cell>
          <table:table-cell office:value-type="float" office:value="11.297636416691">
            <text:p>11.2976364167</text:p>
          </table:table-cell>
          <table:table-cell office:value-type="float" office:value="1.50384615384615">
            <text:p>1.5038461538</text:p>
          </table:table-cell>
          <table:table-cell office:value-type="float" office:value="8.76470588235294">
            <text:p>8.7647058824</text:p>
          </table:table-cell>
          <table:table-cell table:number-columns-repeated="1015"/>
        </table:table-row>
        <table:table-row table:style-name="ro2">
          <table:table-cell office:value-type="string">
            <text:p>6699</text:p>
          </table:table-cell>
          <table:table-cell office:value-type="string">
            <text:p>6087</text:p>
          </table:table-cell>
          <table:table-cell office:value-type="float" office:value="2.62">
            <text:p>2.62</text:p>
          </table:table-cell>
          <table:table-cell office:value-type="float" office:value="255">
            <text:p>255</text:p>
          </table:table-cell>
          <table:table-cell office:value-type="float" office:value="259.68">
            <text:p>259.68</text:p>
          </table:table-cell>
          <table:table-cell office:value-type="float" office:value="54.19">
            <text:p>54.19</text:p>
          </table:table-cell>
          <table:table-cell office:value-type="float" office:value="4.79202804945562">
            <text:p>4.7920280495</text:p>
          </table:table-cell>
          <table:table-cell office:value-type="float" office:value="0.0102745098039216">
            <text:p>0.0102745098</text:p>
          </table:table-cell>
          <table:table-cell office:value-type="float" office:value="20.6832061068702">
            <text:p>20.683206106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9.43">
            <text:p>9.43</text:p>
          </table:table-cell>
          <table:table-cell office:value-type="float" office:value="255">
            <text:p>255</text:p>
          </table:table-cell>
          <table:table-cell office:value-type="float" office:value="933.77">
            <text:p>933.77</text:p>
          </table:table-cell>
          <table:table-cell office:value-type="float" office:value="299.08">
            <text:p>299.08</text:p>
          </table:table-cell>
          <table:table-cell office:value-type="float" office:value="3.12214123311489">
            <text:p>3.1221412331</text:p>
          </table:table-cell>
          <table:table-cell office:value-type="float" office:value="0.0369803921568628">
            <text:p>0.0369803922</text:p>
          </table:table-cell>
          <table:table-cell office:value-type="float" office:value="31.7158006362672">
            <text:p>31.71580063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 office:value-type="float" office:value="693.1">
            <text:p>693.1</text:p>
          </table:table-cell>
          <table:table-cell office:value-type="float" office:value="12.9">
            <text:p>12.9</text:p>
          </table:table-cell>
          <table:table-cell office:value-type="float" office:value="53.7286821705426">
            <text:p>53.7286821705</text:p>
          </table:table-cell>
          <table:table-cell office:value-type="float" office:value="0.0274509803921569">
            <text:p>0.0274509804</text:p>
          </table:table-cell>
          <table:table-cell office:value-type="float" office:value="1.84285714285714">
            <text:p>1.84285714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8.6">
            <text:p>8.6</text:p>
          </table:table-cell>
          <table:table-cell office:value-type="float" office:value="255">
            <text:p>255</text:p>
          </table:table-cell>
          <table:table-cell office:value-type="float" office:value="851.2">
            <text:p>851.2</text:p>
          </table:table-cell>
          <table:table-cell office:value-type="float" office:value="51.97">
            <text:p>51.97</text:p>
          </table:table-cell>
          <table:table-cell office:value-type="float" office:value="16.3786800076968">
            <text:p>16.3786800077</text:p>
          </table:table-cell>
          <table:table-cell office:value-type="float" office:value="0.0337254901960784">
            <text:p>0.0337254902</text:p>
          </table:table-cell>
          <table:table-cell office:value-type="float" office:value="6.04302325581395">
            <text:p>6.043023255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2.48">
            <text:p>2.48</text:p>
          </table:table-cell>
          <table:table-cell office:value-type="float" office:value="255">
            <text:p>255</text:p>
          </table:table-cell>
          <table:table-cell office:value-type="float" office:value="245.52">
            <text:p>245.52</text:p>
          </table:table-cell>
          <table:table-cell office:value-type="float" office:value="55.74">
            <text:p>55.74</text:p>
          </table:table-cell>
          <table:table-cell office:value-type="float" office:value="4.40473627556512">
            <text:p>4.4047362756</text:p>
          </table:table-cell>
          <table:table-cell office:value-type="float" office:value="0.00972549019607843">
            <text:p>0.0097254902</text:p>
          </table:table-cell>
          <table:table-cell office:value-type="float" office:value="22.4758064516129">
            <text:p>22.475806451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8.7">
            <text:p>8.7</text:p>
          </table:table-cell>
          <table:table-cell office:value-type="float" office:value="255">
            <text:p>255</text:p>
          </table:table-cell>
          <table:table-cell office:value-type="float" office:value="861">
            <text:p>861</text:p>
          </table:table-cell>
          <table:table-cell office:value-type="float" office:value="323.48">
            <text:p>323.48</text:p>
          </table:table-cell>
          <table:table-cell office:value-type="float" office:value="2.66167923828367">
            <text:p>2.6616792383</text:p>
          </table:table-cell>
          <table:table-cell office:value-type="float" office:value="0.0341176470588235">
            <text:p>0.0341176471</text:p>
          </table:table-cell>
          <table:table-cell office:value-type="float" office:value="37.1816091954023">
            <text:p>37.181609195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2.35">
            <text:p>2.35</text:p>
          </table:table-cell>
          <table:table-cell office:value-type="float" office:value="255">
            <text:p>255</text:p>
          </table:table-cell>
          <table:table-cell office:value-type="float" office:value="233.05">
            <text:p>233.05</text:p>
          </table:table-cell>
          <table:table-cell office:value-type="float" office:value="56.62">
            <text:p>56.62</text:p>
          </table:table-cell>
          <table:table-cell office:value-type="float" office:value="4.11603673613564">
            <text:p>4.1160367361</text:p>
          </table:table-cell>
          <table:table-cell office:value-type="float" office:value="0.00921568627450981">
            <text:p>0.0092156863</text:p>
          </table:table-cell>
          <table:table-cell office:value-type="float" office:value="24.0936170212766">
            <text:p>24.093617021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7.93">
            <text:p>7.93</text:p>
          </table:table-cell>
          <table:table-cell office:value-type="float" office:value="255">
            <text:p>255</text:p>
          </table:table-cell>
          <table:table-cell office:value-type="float" office:value="784.97">
            <text:p>784.97</text:p>
          </table:table-cell>
          <table:table-cell office:value-type="float" office:value="118.5">
            <text:p>118.5</text:p>
          </table:table-cell>
          <table:table-cell office:value-type="float" office:value="6.6242194092827">
            <text:p>6.6242194093</text:p>
          </table:table-cell>
          <table:table-cell office:value-type="float" office:value="0.0310980392156863">
            <text:p>0.0310980392</text:p>
          </table:table-cell>
          <table:table-cell office:value-type="float" office:value="14.9432534678436">
            <text:p>14.94325346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7.24">
            <text:p>7.24</text:p>
          </table:table-cell>
          <table:table-cell office:value-type="float" office:value="255">
            <text:p>255</text:p>
          </table:table-cell>
          <table:table-cell office:value-type="float" office:value="716.36">
            <text:p>716.36</text:p>
          </table:table-cell>
          <table:table-cell office:value-type="float" office:value="214.14">
            <text:p>214.14</text:p>
          </table:table-cell>
          <table:table-cell office:value-type="float" office:value="3.34528812926123">
            <text:p>3.3452881293</text:p>
          </table:table-cell>
          <table:table-cell office:value-type="float" office:value="0.0283921568627451">
            <text:p>0.0283921569</text:p>
          </table:table-cell>
          <table:table-cell office:value-type="float" office:value="29.5773480662983">
            <text:p>29.57734806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4.46">
            <text:p>4.46</text:p>
          </table:table-cell>
          <table:table-cell office:value-type="float" office:value="255">
            <text:p>255</text:p>
          </table:table-cell>
          <table:table-cell office:value-type="float" office:value="441.54">
            <text:p>441.54</text:p>
          </table:table-cell>
          <table:table-cell office:value-type="float" office:value="129.94">
            <text:p>129.94</text:p>
          </table:table-cell>
          <table:table-cell office:value-type="float" office:value="3.39802985993535">
            <text:p>3.3980298599</text:p>
          </table:table-cell>
          <table:table-cell office:value-type="float" office:value="0.0174901960784314">
            <text:p>0.0174901961</text:p>
          </table:table-cell>
          <table:table-cell office:value-type="float" office:value="29.1345291479821">
            <text:p>29.13452914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2.13">
            <text:p>2.13</text:p>
          </table:table-cell>
          <table:table-cell office:value-type="float" office:value="255">
            <text:p>255</text:p>
          </table:table-cell>
          <table:table-cell office:value-type="float" office:value="211.27">
            <text:p>211.27</text:p>
          </table:table-cell>
          <table:table-cell office:value-type="float" office:value="30.67">
            <text:p>30.67</text:p>
          </table:table-cell>
          <table:table-cell office:value-type="float" office:value="6.88849038148027">
            <text:p>6.8884903815</text:p>
          </table:table-cell>
          <table:table-cell office:value-type="float" office:value="0.00835294117647059">
            <text:p>0.0083529412</text:p>
          </table:table-cell>
          <table:table-cell office:value-type="float" office:value="14.3990610328638">
            <text:p>14.39906103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4.27">
            <text:p>4.27</text:p>
          </table:table-cell>
          <table:table-cell office:value-type="float" office:value="255">
            <text:p>255</text:p>
          </table:table-cell>
          <table:table-cell office:value-type="float" office:value="422.93">
            <text:p>422.93</text:p>
          </table:table-cell>
          <table:table-cell office:value-type="float" office:value="30.56">
            <text:p>30.56</text:p>
          </table:table-cell>
          <table:table-cell office:value-type="float" office:value="13.839332460733">
            <text:p>13.8393324607</text:p>
          </table:table-cell>
          <table:table-cell office:value-type="float" office:value="0.0167450980392157">
            <text:p>0.016745098</text:p>
          </table:table-cell>
          <table:table-cell office:value-type="float" office:value="7.15690866510539">
            <text:p>7.156908665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7.81">
            <text:p>7.81</text:p>
          </table:table-cell>
          <table:table-cell office:value-type="float" office:value="255">
            <text:p>255</text:p>
          </table:table-cell>
          <table:table-cell office:value-type="float" office:value="773.59">
            <text:p>773.59</text:p>
          </table:table-cell>
          <table:table-cell office:value-type="float" office:value="320.48">
            <text:p>320.48</text:p>
          </table:table-cell>
          <table:table-cell office:value-type="float" office:value="2.41384797803295">
            <text:p>2.413847978</text:p>
          </table:table-cell>
          <table:table-cell office:value-type="float" office:value="0.0306274509803922">
            <text:p>0.030627451</text:p>
          </table:table-cell>
          <table:table-cell office:value-type="float" office:value="41.0345710627401">
            <text:p>41.034571062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8.38">
            <text:p>8.38</text:p>
          </table:table-cell>
          <table:table-cell office:value-type="float" office:value="255">
            <text:p>255</text:p>
          </table:table-cell>
          <table:table-cell office:value-type="float" office:value="829.22">
            <text:p>829.22</text:p>
          </table:table-cell>
          <table:table-cell office:value-type="float" office:value="314.84">
            <text:p>314.84</text:p>
          </table:table-cell>
          <table:table-cell office:value-type="float" office:value="2.63378223859738">
            <text:p>2.6337822386</text:p>
          </table:table-cell>
          <table:table-cell office:value-type="float" office:value="0.0328627450980392">
            <text:p>0.0328627451</text:p>
          </table:table-cell>
          <table:table-cell office:value-type="float" office:value="37.5704057279236">
            <text:p>37.570405727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5.44">
            <text:p>5.44</text:p>
          </table:table-cell>
          <table:table-cell office:value-type="float" office:value="255">
            <text:p>255</text:p>
          </table:table-cell>
          <table:table-cell office:value-type="float" office:value="538.16">
            <text:p>538.16</text:p>
          </table:table-cell>
          <table:table-cell office:value-type="float" office:value="165.49">
            <text:p>165.49</text:p>
          </table:table-cell>
          <table:table-cell office:value-type="float" office:value="3.25191854492718">
            <text:p>3.2519185449</text:p>
          </table:table-cell>
          <table:table-cell office:value-type="float" office:value="0.0213333333333333">
            <text:p>0.0213333333</text:p>
          </table:table-cell>
          <table:table-cell office:value-type="float" office:value="30.4209558823529">
            <text:p>30.420955882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2.17">
            <text:p>2.17</text:p>
          </table:table-cell>
          <table:table-cell office:value-type="float" office:value="255">
            <text:p>255</text:p>
          </table:table-cell>
          <table:table-cell office:value-type="float" office:value="214.43">
            <text:p>214.43</text:p>
          </table:table-cell>
          <table:table-cell office:value-type="float" office:value="56.63">
            <text:p>56.63</text:p>
          </table:table-cell>
          <table:table-cell office:value-type="float" office:value="3.78650891753488">
            <text:p>3.7865089175</text:p>
          </table:table-cell>
          <table:table-cell office:value-type="float" office:value="0.00850980392156863">
            <text:p>0.0085098039</text:p>
          </table:table-cell>
          <table:table-cell office:value-type="float" office:value="26.0967741935484">
            <text:p>26.09677419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5.41">
            <text:p>5.41</text:p>
          </table:table-cell>
          <table:table-cell office:value-type="float" office:value="255">
            <text:p>255</text:p>
          </table:table-cell>
          <table:table-cell office:value-type="float" office:value="535.1">
            <text:p>535.1</text:p>
          </table:table-cell>
          <table:table-cell office:value-type="float" office:value="96.8">
            <text:p>96.8</text:p>
          </table:table-cell>
          <table:table-cell office:value-type="float" office:value="5.52789256198347">
            <text:p>5.527892562</text:p>
          </table:table-cell>
          <table:table-cell office:value-type="float" office:value="0.0212156862745098">
            <text:p>0.0212156863</text:p>
          </table:table-cell>
          <table:table-cell office:value-type="float" office:value="17.8927911275416">
            <text:p>17.89279112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14.49">
            <text:p>14.49</text:p>
          </table:table-cell>
          <table:table-cell office:value-type="float" office:value="255">
            <text:p>255</text:p>
          </table:table-cell>
          <table:table-cell office:value-type="float" office:value="1434.41">
            <text:p>1434.41</text:p>
          </table:table-cell>
          <table:table-cell office:value-type="float" office:value="94.64">
            <text:p>94.64</text:p>
          </table:table-cell>
          <table:table-cell office:value-type="float" office:value="15.1564877430262">
            <text:p>15.156487743</text:p>
          </table:table-cell>
          <table:table-cell office:value-type="float" office:value="0.0568235294117647">
            <text:p>0.0568235294</text:p>
          </table:table-cell>
          <table:table-cell office:value-type="float" office:value="6.53140096618358">
            <text:p>6.531400966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1.89">
            <text:p>1.89</text:p>
          </table:table-cell>
          <table:table-cell office:value-type="float" office:value="255">
            <text:p>255</text:p>
          </table:table-cell>
          <table:table-cell office:value-type="float" office:value="187.51">
            <text:p>187.51</text:p>
          </table:table-cell>
          <table:table-cell office:value-type="float" office:value="13.25">
            <text:p>13.25</text:p>
          </table:table-cell>
          <table:table-cell office:value-type="float" office:value="14.1516981132076">
            <text:p>14.1516981132</text:p>
          </table:table-cell>
          <table:table-cell office:value-type="float" office:value="0.00741176470588235">
            <text:p>0.0074117647</text:p>
          </table:table-cell>
          <table:table-cell office:value-type="float" office:value="7.01058201058201">
            <text:p>7.01058201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2.76">
            <text:p>2.76</text:p>
          </table:table-cell>
          <table:table-cell office:value-type="float" office:value="255">
            <text:p>255</text:p>
          </table:table-cell>
          <table:table-cell office:value-type="float" office:value="273.44">
            <text:p>273.44</text:p>
          </table:table-cell>
          <table:table-cell office:value-type="float" office:value="54.19">
            <text:p>54.19</text:p>
          </table:table-cell>
          <table:table-cell office:value-type="float" office:value="5.04594943716553">
            <text:p>5.0459494372</text:p>
          </table:table-cell>
          <table:table-cell office:value-type="float" office:value="0.0108235294117647">
            <text:p>0.0108235294</text:p>
          </table:table-cell>
          <table:table-cell office:value-type="float" office:value="19.6340579710145">
            <text:p>19.63405797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8.73">
            <text:p>8.73</text:p>
          </table:table-cell>
          <table:table-cell office:value-type="float" office:value="255">
            <text:p>255</text:p>
          </table:table-cell>
          <table:table-cell office:value-type="float" office:value="864.07">
            <text:p>864.07</text:p>
          </table:table-cell>
          <table:table-cell office:value-type="float" office:value="344.21">
            <text:p>344.21</text:p>
          </table:table-cell>
          <table:table-cell office:value-type="float" office:value="2.51029894541123">
            <text:p>2.5102989454</text:p>
          </table:table-cell>
          <table:table-cell office:value-type="float" office:value="0.0342352941176471">
            <text:p>0.0342352941</text:p>
          </table:table-cell>
          <table:table-cell office:value-type="float" office:value="39.4284077892325">
            <text:p>39.42840778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3.19">
            <text:p>3.19</text:p>
          </table:table-cell>
          <table:table-cell office:value-type="float" office:value="255">
            <text:p>255</text:p>
          </table:table-cell>
          <table:table-cell office:value-type="float" office:value="316.01">
            <text:p>316.01</text:p>
          </table:table-cell>
          <table:table-cell office:value-type="float" office:value="3.19">
            <text:p>3.19</text:p>
          </table:table-cell>
          <table:table-cell office:value-type="float" office:value="99.0626959247649">
            <text:p>99.0626959248</text:p>
          </table:table-cell>
          <table:table-cell office:value-type="float" office:value="0.0125098039215686">
            <text:p>0.0125098039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8.88">
            <text:p>8.88</text:p>
          </table:table-cell>
          <table:table-cell office:value-type="float" office:value="255">
            <text:p>255</text:p>
          </table:table-cell>
          <table:table-cell office:value-type="float" office:value="878.92">
            <text:p>878.92</text:p>
          </table:table-cell>
          <table:table-cell office:value-type="float" office:value="247.18">
            <text:p>247.18</text:p>
          </table:table-cell>
          <table:table-cell office:value-type="float" office:value="3.55578930334169">
            <text:p>3.5557893033</text:p>
          </table:table-cell>
          <table:table-cell office:value-type="float" office:value="0.0348235294117647">
            <text:p>0.0348235294</text:p>
          </table:table-cell>
          <table:table-cell office:value-type="float" office:value="27.8355855855856">
            <text:p>27.83558558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2.02">
            <text:p>12.02</text:p>
          </table:table-cell>
          <table:table-cell office:value-type="float" office:value="255">
            <text:p>255</text:p>
          </table:table-cell>
          <table:table-cell office:value-type="float" office:value="1190.38">
            <text:p>1190.38</text:p>
          </table:table-cell>
          <table:table-cell office:value-type="float" office:value="14.26">
            <text:p>14.26</text:p>
          </table:table-cell>
          <table:table-cell office:value-type="float" office:value="83.4768583450211">
            <text:p>83.476858345</text:p>
          </table:table-cell>
          <table:table-cell office:value-type="float" office:value="0.0471372549019608">
            <text:p>0.0471372549</text:p>
          </table:table-cell>
          <table:table-cell office:value-type="float" office:value="1.18635607321132">
            <text:p>1.186356073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9.44">
            <text:p>9.44</text:p>
          </table:table-cell>
          <table:table-cell office:value-type="float" office:value="255">
            <text:p>255</text:p>
          </table:table-cell>
          <table:table-cell office:value-type="float" office:value="934.66">
            <text:p>934.66</text:p>
          </table:table-cell>
          <table:table-cell office:value-type="float" office:value="324.87">
            <text:p>324.87</text:p>
          </table:table-cell>
          <table:table-cell office:value-type="float" office:value="2.87702773417059">
            <text:p>2.8770277342</text:p>
          </table:table-cell>
          <table:table-cell office:value-type="float" office:value="0.0370196078431372">
            <text:p>0.0370196078</text:p>
          </table:table-cell>
          <table:table-cell office:value-type="float" office:value="34.4141949152542">
            <text:p>34.414194915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1.6">
            <text:p>1.6</text:p>
          </table:table-cell>
          <table:table-cell office:value-type="float" office:value="255">
            <text:p>255</text:p>
          </table:table-cell>
          <table:table-cell office:value-type="float" office:value="158.5">
            <text:p>158.5</text:p>
          </table:table-cell>
          <table:table-cell office:value-type="float" office:value="56.62">
            <text:p>56.62</text:p>
          </table:table-cell>
          <table:table-cell office:value-type="float" office:value="2.79936418226775">
            <text:p>2.7993641823</text:p>
          </table:table-cell>
          <table:table-cell office:value-type="float" office:value="0.00627450980392157">
            <text:p>0.0062745098</text:p>
          </table:table-cell>
          <table:table-cell office:value-type="float" office:value="35.3875">
            <text:p>35.38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10.07">
            <text:p>10.07</text:p>
          </table:table-cell>
          <table:table-cell office:value-type="float" office:value="255">
            <text:p>255</text:p>
          </table:table-cell>
          <table:table-cell office:value-type="float" office:value="996.63">
            <text:p>996.63</text:p>
          </table:table-cell>
          <table:table-cell office:value-type="float" office:value="6.51">
            <text:p>6.51</text:p>
          </table:table-cell>
          <table:table-cell office:value-type="float" office:value="153.092165898618">
            <text:p>153.0921658986</text:p>
          </table:table-cell>
          <table:table-cell office:value-type="float" office:value="0.0394901960784314">
            <text:p>0.0394901961</text:p>
          </table:table-cell>
          <table:table-cell office:value-type="float" office:value="0.646474677259186">
            <text:p>0.646474677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1.89">
            <text:p>1.89</text:p>
          </table:table-cell>
          <table:table-cell office:value-type="float" office:value="255">
            <text:p>255</text:p>
          </table:table-cell>
          <table:table-cell office:value-type="float" office:value="187.21">
            <text:p>187.21</text:p>
          </table:table-cell>
          <table:table-cell office:value-type="float" office:value="55.4">
            <text:p>55.4</text:p>
          </table:table-cell>
          <table:table-cell office:value-type="float" office:value="3.37924187725632">
            <text:p>3.3792418773</text:p>
          </table:table-cell>
          <table:table-cell office:value-type="float" office:value="0.00741176470588235">
            <text:p>0.0074117647</text:p>
          </table:table-cell>
          <table:table-cell office:value-type="float" office:value="29.3121693121693">
            <text:p>29.312169312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6.37">
            <text:p>6.37</text:p>
          </table:table-cell>
          <table:table-cell office:value-type="float" office:value="255">
            <text:p>255</text:p>
          </table:table-cell>
          <table:table-cell office:value-type="float" office:value="630.43">
            <text:p>630.43</text:p>
          </table:table-cell>
          <table:table-cell office:value-type="float" office:value="200.73">
            <text:p>200.73</text:p>
          </table:table-cell>
          <table:table-cell office:value-type="float" office:value="3.14068649429582">
            <text:p>3.1406864943</text:p>
          </table:table-cell>
          <table:table-cell office:value-type="float" office:value="0.0249803921568628">
            <text:p>0.0249803922</text:p>
          </table:table-cell>
          <table:table-cell office:value-type="float" office:value="31.5117739403454">
            <text:p>31.511773940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1.68">
            <text:p>1.68</text:p>
          </table:table-cell>
          <table:table-cell office:value-type="float" office:value="255">
            <text:p>255</text:p>
          </table:table-cell>
          <table:table-cell office:value-type="float" office:value="166.22">
            <text:p>166.22</text:p>
          </table:table-cell>
          <table:table-cell office:value-type="float" office:value="3.25">
            <text:p>3.25</text:p>
          </table:table-cell>
          <table:table-cell office:value-type="float" office:value="51.1446153846154">
            <text:p>51.1446153846</text:p>
          </table:table-cell>
          <table:table-cell office:value-type="float" office:value="0.00658823529411765">
            <text:p>0.0065882353</text:p>
          </table:table-cell>
          <table:table-cell office:value-type="float" office:value="1.93452380952381">
            <text:p>1.934523809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3.4">
            <text:p>3.4</text:p>
          </table:table-cell>
          <table:table-cell office:value-type="float" office:value="255">
            <text:p>255</text:p>
          </table:table-cell>
          <table:table-cell office:value-type="float" office:value="336.11">
            <text:p>336.11</text:p>
          </table:table-cell>
          <table:table-cell office:value-type="float" office:value="0.46">
            <text:p>0.46</text:p>
          </table:table-cell>
          <table:table-cell office:value-type="float" office:value="730.673913043478">
            <text:p>730.6739130435</text:p>
          </table:table-cell>
          <table:table-cell office:value-type="float" office:value="0.0133333333333333">
            <text:p>0.0133333333</text:p>
          </table:table-cell>
          <table:table-cell office:value-type="float" office:value="0.135294117647059">
            <text:p>0.135294117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1.86">
            <text:p>1.86</text:p>
          </table:table-cell>
          <table:table-cell office:value-type="float" office:value="255">
            <text:p>255</text:p>
          </table:table-cell>
          <table:table-cell office:value-type="float" office:value="183.74">
            <text:p>183.74</text:p>
          </table:table-cell>
          <table:table-cell office:value-type="float" office:value="6.57">
            <text:p>6.57</text:p>
          </table:table-cell>
          <table:table-cell office:value-type="float" office:value="27.9665144596651">
            <text:p>27.9665144597</text:p>
          </table:table-cell>
          <table:table-cell office:value-type="float" office:value="0.00729411764705882">
            <text:p>0.0072941176</text:p>
          </table:table-cell>
          <table:table-cell office:value-type="float" office:value="3.53225806451613">
            <text:p>3.53225806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37.03">
            <text:p>37.03</text:p>
          </table:table-cell>
          <table:table-cell office:value-type="float" office:value="255">
            <text:p>255</text:p>
          </table:table-cell>
          <table:table-cell office:value-type="float" office:value="3665.97">
            <text:p>3665.97</text:p>
          </table:table-cell>
          <table:table-cell office:value-type="float" office:value="186.15">
            <text:p>186.15</text:p>
          </table:table-cell>
          <table:table-cell office:value-type="float" office:value="19.6936341659952">
            <text:p>19.693634166</text:p>
          </table:table-cell>
          <table:table-cell office:value-type="float" office:value="0.14521568627451">
            <text:p>0.1452156863</text:p>
          </table:table-cell>
          <table:table-cell office:value-type="float" office:value="5.02700513097489">
            <text:p>5.027005131</text:p>
          </table:table-cell>
          <table:table-cell table:number-columns-repeated="1015"/>
        </table:table-row>
        <table:table-row table:style-name="ro2">
          <table:table-cell office:value-type="string">
            <text:p>6716</text:p>
          </table:table-cell>
          <table:table-cell office:value-type="string">
            <text:p>6087</text:p>
          </table:table-cell>
          <table:table-cell office:value-type="float" office:value="8.11">
            <text:p>8.11</text:p>
          </table:table-cell>
          <table:table-cell office:value-type="float" office:value="3">
            <text:p>3</text:p>
          </table:table-cell>
          <table:table-cell office:value-type="float" office:value="803.19">
            <text:p>803.19</text:p>
          </table:table-cell>
          <table:table-cell office:value-type="float" office:value="305.33">
            <text:p>305.33</text:p>
          </table:table-cell>
          <table:table-cell office:value-type="float" office:value="2.63056365244162">
            <text:p>2.6305636524</text:p>
          </table:table-cell>
          <table:table-cell office:value-type="float" office:value="2.70333333333333">
            <text:p>2.7033333333</text:p>
          </table:table-cell>
          <table:table-cell office:value-type="float" office:value="37.6485819975339">
            <text:p>37.64858199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92.8">
            <text:p>692.8</text:p>
          </table:table-cell>
          <table:table-cell office:value-type="float" office:value="101.79">
            <text:p>101.79</text:p>
          </table:table-cell>
          <table:table-cell office:value-type="float" office:value="6.80616956479025">
            <text:p>6.8061695648</text:p>
          </table:table-cell>
          <table:table-cell office:value-type="float" office:value="1.16666666666667">
            <text:p>1.1666666667</text:p>
          </table:table-cell>
          <table:table-cell office:value-type="float" office:value="14.5414285714286">
            <text:p>14.541428571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12.6">
            <text:p>12.6</text:p>
          </table:table-cell>
          <table:table-cell office:value-type="float" office:value="13">
            <text:p>13</text:p>
          </table:table-cell>
          <table:table-cell office:value-type="float" office:value="1247.8">
            <text:p>1247.8</text:p>
          </table:table-cell>
          <table:table-cell office:value-type="float" office:value="354.73">
            <text:p>354.73</text:p>
          </table:table-cell>
          <table:table-cell office:value-type="float" office:value="3.51760493896766">
            <text:p>3.517604939</text:p>
          </table:table-cell>
          <table:table-cell office:value-type="float" office:value="0.969230769230769">
            <text:p>0.9692307692</text:p>
          </table:table-cell>
          <table:table-cell office:value-type="float" office:value="28.1531746031746">
            <text:p>28.153174603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89">
            <text:p>1089</text:p>
          </table:table-cell>
          <table:table-cell office:value-type="float" office:value="307.79">
            <text:p>307.79</text:p>
          </table:table-cell>
          <table:table-cell office:value-type="float" office:value="3.53812664479028">
            <text:p>3.5381266448</text:p>
          </table:table-cell>
          <table:table-cell office:value-type="float" office:value="3.66666666666667">
            <text:p>3.6666666667</text:p>
          </table:table-cell>
          <table:table-cell office:value-type="float" office:value="27.9809090909091">
            <text:p>27.980909090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8.47">
            <text:p>8.47</text:p>
          </table:table-cell>
          <table:table-cell office:value-type="float" office:value="9">
            <text:p>9</text:p>
          </table:table-cell>
          <table:table-cell office:value-type="float" office:value="838.73">
            <text:p>838.73</text:p>
          </table:table-cell>
          <table:table-cell office:value-type="float" office:value="304.39">
            <text:p>304.39</text:p>
          </table:table-cell>
          <table:table-cell office:value-type="float" office:value="2.75544531686324">
            <text:p>2.7554453169</text:p>
          </table:table-cell>
          <table:table-cell office:value-type="float" office:value="0.941111111111111">
            <text:p>0.9411111111</text:p>
          </table:table-cell>
          <table:table-cell office:value-type="float" office:value="35.9374262101535">
            <text:p>35.937426210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1.11">
            <text:p>1.11</text:p>
          </table:table-cell>
          <table:table-cell office:value-type="float" office:value="5">
            <text:p>5</text:p>
          </table:table-cell>
          <table:table-cell office:value-type="float" office:value="110.09">
            <text:p>110.09</text:p>
          </table:table-cell>
          <table:table-cell office:value-type="float" office:value="20.83">
            <text:p>20.83</text:p>
          </table:table-cell>
          <table:table-cell office:value-type="float" office:value="5.28516562650024">
            <text:p>5.2851656265</text:p>
          </table:table-cell>
          <table:table-cell office:value-type="float" office:value="0.222">
            <text:p>0.222</text:p>
          </table:table-cell>
          <table:table-cell office:value-type="float" office:value="18.7657657657658">
            <text:p>18.765765765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7.99">
            <text:p>7.99</text:p>
          </table:table-cell>
          <table:table-cell office:value-type="float" office:value="5">
            <text:p>5</text:p>
          </table:table-cell>
          <table:table-cell office:value-type="float" office:value="791.21">
            <text:p>791.21</text:p>
          </table:table-cell>
          <table:table-cell office:value-type="float" office:value="303.98">
            <text:p>303.98</text:p>
          </table:table-cell>
          <table:table-cell office:value-type="float" office:value="2.60283571287585">
            <text:p>2.6028357129</text:p>
          </table:table-cell>
          <table:table-cell office:value-type="float" office:value="1.598">
            <text:p>1.598</text:p>
          </table:table-cell>
          <table:table-cell office:value-type="float" office:value="38.0450563204005">
            <text:p>38.045056320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13.42">
            <text:p>13.42</text:p>
          </table:table-cell>
          <table:table-cell office:value-type="float" office:value="8">
            <text:p>8</text:p>
          </table:table-cell>
          <table:table-cell office:value-type="float" office:value="1328.98">
            <text:p>1328.98</text:p>
          </table:table-cell>
          <table:table-cell office:value-type="float" office:value="226.24">
            <text:p>226.24</text:p>
          </table:table-cell>
          <table:table-cell office:value-type="float" office:value="5.87420438472419">
            <text:p>5.8742043847</text:p>
          </table:table-cell>
          <table:table-cell office:value-type="float" office:value="1.6775">
            <text:p>1.6775</text:p>
          </table:table-cell>
          <table:table-cell office:value-type="float" office:value="16.8584202682563">
            <text:p>16.858420268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10.99">
            <text:p>10.99</text:p>
          </table:table-cell>
          <table:table-cell office:value-type="float" office:value="9">
            <text:p>9</text:p>
          </table:table-cell>
          <table:table-cell office:value-type="float" office:value="1087.81">
            <text:p>1087.81</text:p>
          </table:table-cell>
          <table:table-cell office:value-type="float" office:value="324.23">
            <text:p>324.23</text:p>
          </table:table-cell>
          <table:table-cell office:value-type="float" office:value="3.35505659562656">
            <text:p>3.3550565956</text:p>
          </table:table-cell>
          <table:table-cell office:value-type="float" office:value="1.22111111111111">
            <text:p>1.2211111111</text:p>
          </table:table-cell>
          <table:table-cell office:value-type="float" office:value="29.5022747952684">
            <text:p>29.502274795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9.17">
            <text:p>9.17</text:p>
          </table:table-cell>
          <table:table-cell office:value-type="float" office:value="8">
            <text:p>8</text:p>
          </table:table-cell>
          <table:table-cell office:value-type="float" office:value="907.53">
            <text:p>907.53</text:p>
          </table:table-cell>
          <table:table-cell office:value-type="float" office:value="238.61">
            <text:p>238.61</text:p>
          </table:table-cell>
          <table:table-cell office:value-type="float" office:value="3.80340304262185">
            <text:p>3.8034030426</text:p>
          </table:table-cell>
          <table:table-cell office:value-type="float" office:value="1.14625">
            <text:p>1.14625</text:p>
          </table:table-cell>
          <table:table-cell office:value-type="float" office:value="26.020719738277">
            <text:p>26.020719738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8.59">
            <text:p>8.59</text:p>
          </table:table-cell>
          <table:table-cell office:value-type="float" office:value="8">
            <text:p>8</text:p>
          </table:table-cell>
          <table:table-cell office:value-type="float" office:value="850.61">
            <text:p>850.61</text:p>
          </table:table-cell>
          <table:table-cell office:value-type="float" office:value="361.76">
            <text:p>361.76</text:p>
          </table:table-cell>
          <table:table-cell office:value-type="float" office:value="2.35131026094648">
            <text:p>2.3513102609</text:p>
          </table:table-cell>
          <table:table-cell office:value-type="float" office:value="1.07375">
            <text:p>1.07375</text:p>
          </table:table-cell>
          <table:table-cell office:value-type="float" office:value="42.1140861466822">
            <text:p>42.11408614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9.6">
            <text:p>9.6</text:p>
          </table:table-cell>
          <table:table-cell office:value-type="float" office:value="8">
            <text:p>8</text:p>
          </table:table-cell>
          <table:table-cell office:value-type="float" office:value="950.6">
            <text:p>950.6</text:p>
          </table:table-cell>
          <table:table-cell office:value-type="float" office:value="361.68">
            <text:p>361.68</text:p>
          </table:table-cell>
          <table:table-cell office:value-type="float" office:value="2.6282902012829">
            <text:p>2.6282902013</text:p>
          </table:table-cell>
          <table:table-cell office:value-type="float" office:value="1.2">
            <text:p>1.2</text:p>
          </table:table-cell>
          <table:table-cell office:value-type="float" office:value="37.675">
            <text:p>37.6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7.59">
            <text:p>7.59</text:p>
          </table:table-cell>
          <table:table-cell office:value-type="float" office:value="5">
            <text:p>5</text:p>
          </table:table-cell>
          <table:table-cell office:value-type="float" office:value="751.51">
            <text:p>751.51</text:p>
          </table:table-cell>
          <table:table-cell office:value-type="float" office:value="24.7">
            <text:p>24.7</text:p>
          </table:table-cell>
          <table:table-cell office:value-type="float" office:value="30.4255060728745">
            <text:p>30.4255060729</text:p>
          </table:table-cell>
          <table:table-cell office:value-type="float" office:value="1.518">
            <text:p>1.518</text:p>
          </table:table-cell>
          <table:table-cell office:value-type="float" office:value="3.25428194993412">
            <text:p>3.254281949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6.14">
            <text:p>16.14</text:p>
          </table:table-cell>
          <table:table-cell office:value-type="float" office:value="11">
            <text:p>11</text:p>
          </table:table-cell>
          <table:table-cell office:value-type="float" office:value="1598.36">
            <text:p>1598.36</text:p>
          </table:table-cell>
          <table:table-cell office:value-type="float" office:value="111.05">
            <text:p>111.05</text:p>
          </table:table-cell>
          <table:table-cell office:value-type="float" office:value="14.3931562359298">
            <text:p>14.3931562359</text:p>
          </table:table-cell>
          <table:table-cell office:value-type="float" office:value="1.46727272727273">
            <text:p>1.4672727273</text:p>
          </table:table-cell>
          <table:table-cell office:value-type="float" office:value="6.88042131350682">
            <text:p>6.88042131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10.95">
            <text:p>10.95</text:p>
          </table:table-cell>
          <table:table-cell office:value-type="float" office:value="3">
            <text:p>3</text:p>
          </table:table-cell>
          <table:table-cell office:value-type="float" office:value="1083.56">
            <text:p>1083.56</text:p>
          </table:table-cell>
          <table:table-cell office:value-type="float" office:value="212.83">
            <text:p>212.83</text:p>
          </table:table-cell>
          <table:table-cell office:value-type="float" office:value="5.09119954893577">
            <text:p>5.0911995489</text:p>
          </table:table-cell>
          <table:table-cell office:value-type="float" office:value="3.65">
            <text:p>3.65</text:p>
          </table:table-cell>
          <table:table-cell office:value-type="float" office:value="19.4365296803653">
            <text:p>19.436529680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8.2">
            <text:p>8.2</text:p>
          </table:table-cell>
          <table:table-cell office:value-type="float" office:value="4">
            <text:p>4</text:p>
          </table:table-cell>
          <table:table-cell office:value-type="float" office:value="812.2">
            <text:p>812.2</text:p>
          </table:table-cell>
          <table:table-cell office:value-type="float" office:value="303.64">
            <text:p>303.64</text:p>
          </table:table-cell>
          <table:table-cell office:value-type="float" office:value="2.67487814517191">
            <text:p>2.6748781452</text:p>
          </table:table-cell>
          <table:table-cell office:value-type="float" office:value="2.05">
            <text:p>2.05</text:p>
          </table:table-cell>
          <table:table-cell office:value-type="float" office:value="37.0292682926829">
            <text:p>37.029268292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10.32">
            <text:p>10.32</text:p>
          </table:table-cell>
          <table:table-cell office:value-type="float" office:value="6">
            <text:p>6</text:p>
          </table:table-cell>
          <table:table-cell office:value-type="float" office:value="1021.78">
            <text:p>1021.78</text:p>
          </table:table-cell>
          <table:table-cell office:value-type="float" office:value="247.82">
            <text:p>247.82</text:p>
          </table:table-cell>
          <table:table-cell office:value-type="float" office:value="4.12307319828908">
            <text:p>4.1230731983</text:p>
          </table:table-cell>
          <table:table-cell office:value-type="float" office:value="1.72">
            <text:p>1.72</text:p>
          </table:table-cell>
          <table:table-cell office:value-type="float" office:value="24.0135658914729">
            <text:p>24.013565891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18.15">
            <text:p>18.15</text:p>
          </table:table-cell>
          <table:table-cell office:value-type="float" office:value="8">
            <text:p>8</text:p>
          </table:table-cell>
          <table:table-cell office:value-type="float" office:value="1796.85">
            <text:p>1796.85</text:p>
          </table:table-cell>
          <table:table-cell office:value-type="float" office:value="288.73">
            <text:p>288.73</text:p>
          </table:table-cell>
          <table:table-cell office:value-type="float" office:value="6.2232881931216">
            <text:p>6.2232881931</text:p>
          </table:table-cell>
          <table:table-cell office:value-type="float" office:value="2.26875">
            <text:p>2.26875</text:p>
          </table:table-cell>
          <table:table-cell office:value-type="float" office:value="15.9079889807163">
            <text:p>15.90798898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52.64">
            <text:p>52.64</text:p>
          </table:table-cell>
          <table:table-cell office:value-type="float" office:value="5">
            <text:p>5</text:p>
          </table:table-cell>
          <table:table-cell office:value-type="float" office:value="5211.26">
            <text:p>5211.26</text:p>
          </table:table-cell>
          <table:table-cell office:value-type="float" office:value="355.12">
            <text:p>355.12</text:p>
          </table:table-cell>
          <table:table-cell office:value-type="float" office:value="14.6746451903582">
            <text:p>14.6746451904</text:p>
          </table:table-cell>
          <table:table-cell office:value-type="float" office:value="10.528">
            <text:p>10.528</text:p>
          </table:table-cell>
          <table:table-cell office:value-type="float" office:value="6.74620060790274">
            <text:p>6.746200607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8.08">
            <text:p>8.08</text:p>
          </table:table-cell>
          <table:table-cell office:value-type="float" office:value="7">
            <text:p>7</text:p>
          </table:table-cell>
          <table:table-cell office:value-type="float" office:value="800.22">
            <text:p>800.22</text:p>
          </table:table-cell>
          <table:table-cell office:value-type="float" office:value="305.41">
            <text:p>305.41</text:p>
          </table:table-cell>
          <table:table-cell office:value-type="float" office:value="2.6201499623457">
            <text:p>2.6201499623</text:p>
          </table:table-cell>
          <table:table-cell office:value-type="float" office:value="1.15428571428571">
            <text:p>1.1542857143</text:p>
          </table:table-cell>
          <table:table-cell office:value-type="float" office:value="37.7982673267327">
            <text:p>37.79826732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7.34">
            <text:p>7.34</text:p>
          </table:table-cell>
          <table:table-cell office:value-type="float" office:value="3">
            <text:p>3</text:p>
          </table:table-cell>
          <table:table-cell office:value-type="float" office:value="727.06">
            <text:p>727.06</text:p>
          </table:table-cell>
          <table:table-cell office:value-type="float" office:value="345.7">
            <text:p>345.7</text:p>
          </table:table-cell>
          <table:table-cell office:value-type="float" office:value="2.10315302285218">
            <text:p>2.1031530229</text:p>
          </table:table-cell>
          <table:table-cell office:value-type="float" office:value="2.44666666666667">
            <text:p>2.4466666667</text:p>
          </table:table-cell>
          <table:table-cell office:value-type="float" office:value="47.0980926430518">
            <text:p>47.098092643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13.13">
            <text:p>13.13</text:p>
          </table:table-cell>
          <table:table-cell office:value-type="float" office:value="8">
            <text:p>8</text:p>
          </table:table-cell>
          <table:table-cell office:value-type="float" office:value="1299.47">
            <text:p>1299.47</text:p>
          </table:table-cell>
          <table:table-cell office:value-type="float" office:value="243.97">
            <text:p>243.97</text:p>
          </table:table-cell>
          <table:table-cell office:value-type="float" office:value="5.32635160060663">
            <text:p>5.3263516006</text:p>
          </table:table-cell>
          <table:table-cell office:value-type="float" office:value="1.64125">
            <text:p>1.64125</text:p>
          </table:table-cell>
          <table:table-cell office:value-type="float" office:value="18.5811119573496">
            <text:p>18.581111957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7.21">
            <text:p>7.21</text:p>
          </table:table-cell>
          <table:table-cell office:value-type="float" office:value="3">
            <text:p>3</text:p>
          </table:table-cell>
          <table:table-cell office:value-type="float" office:value="713.99">
            <text:p>713.99</text:p>
          </table:table-cell>
          <table:table-cell office:value-type="float" office:value="354.95">
            <text:p>354.95</text:p>
          </table:table-cell>
          <table:table-cell office:value-type="float" office:value="2.01152274968305">
            <text:p>2.0115227497</text:p>
          </table:table-cell>
          <table:table-cell office:value-type="float" office:value="2.40333333333333">
            <text:p>2.4033333333</text:p>
          </table:table-cell>
          <table:table-cell office:value-type="float" office:value="49.2302357836338">
            <text:p>49.23023578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3.11">
            <text:p>13.11</text:p>
          </table:table-cell>
          <table:table-cell office:value-type="float" office:value="8">
            <text:p>8</text:p>
          </table:table-cell>
          <table:table-cell office:value-type="float" office:value="1297.89">
            <text:p>1297.89</text:p>
          </table:table-cell>
          <table:table-cell office:value-type="float" office:value="19.36">
            <text:p>19.36</text:p>
          </table:table-cell>
          <table:table-cell office:value-type="float" office:value="67.0397727272727">
            <text:p>67.0397727273</text:p>
          </table:table-cell>
          <table:table-cell office:value-type="float" office:value="1.63875">
            <text:p>1.63875</text:p>
          </table:table-cell>
          <table:table-cell office:value-type="float" office:value="1.47673531655225">
            <text:p>1.476735316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8.16">
            <text:p>8.16</text:p>
          </table:table-cell>
          <table:table-cell office:value-type="float" office:value="5">
            <text:p>5</text:p>
          </table:table-cell>
          <table:table-cell office:value-type="float" office:value="808.14">
            <text:p>808.14</text:p>
          </table:table-cell>
          <table:table-cell office:value-type="float" office:value="303.81">
            <text:p>303.81</text:p>
          </table:table-cell>
          <table:table-cell office:value-type="float" office:value="2.66001777426681">
            <text:p>2.6600177743</text:p>
          </table:table-cell>
          <table:table-cell office:value-type="float" office:value="1.632">
            <text:p>1.632</text:p>
          </table:table-cell>
          <table:table-cell office:value-type="float" office:value="37.2316176470588">
            <text:p>37.231617647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7.28">
            <text:p>7.28</text:p>
          </table:table-cell>
          <table:table-cell office:value-type="float" office:value="5">
            <text:p>5</text:p>
          </table:table-cell>
          <table:table-cell office:value-type="float" office:value="720.72">
            <text:p>720.72</text:p>
          </table:table-cell>
          <table:table-cell office:value-type="float" office:value="348.28">
            <text:p>348.28</text:p>
          </table:table-cell>
          <table:table-cell office:value-type="float" office:value="2.06936947283795">
            <text:p>2.0693694728</text:p>
          </table:table-cell>
          <table:table-cell office:value-type="float" office:value="1.456">
            <text:p>1.456</text:p>
          </table:table-cell>
          <table:table-cell office:value-type="float" office:value="47.8406593406593">
            <text:p>47.84065934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830.91">
            <text:p>830.91</text:p>
          </table:table-cell>
          <table:table-cell office:value-type="float" office:value="304.77">
            <text:p>304.77</text:p>
          </table:table-cell>
          <table:table-cell office:value-type="float" office:value="2.72635101880106">
            <text:p>2.7263510188</text:p>
          </table:table-cell>
          <table:table-cell office:value-type="float" office:value="1.39833333333333">
            <text:p>1.3983333333</text:p>
          </table:table-cell>
          <table:table-cell office:value-type="float" office:value="36.3253873659118">
            <text:p>36.32538736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12.61">
            <text:p>12.61</text:p>
          </table:table-cell>
          <table:table-cell office:value-type="float" office:value="9">
            <text:p>9</text:p>
          </table:table-cell>
          <table:table-cell office:value-type="float" office:value="1248.49">
            <text:p>1248.49</text:p>
          </table:table-cell>
          <table:table-cell office:value-type="float" office:value="155.26">
            <text:p>155.26</text:p>
          </table:table-cell>
          <table:table-cell office:value-type="float" office:value="8.04128558546954">
            <text:p>8.0412855855</text:p>
          </table:table-cell>
          <table:table-cell office:value-type="float" office:value="1.40111111111111">
            <text:p>1.4011111111</text:p>
          </table:table-cell>
          <table:table-cell office:value-type="float" office:value="12.3124504361618">
            <text:p>12.312450436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7.42">
            <text:p>7.42</text:p>
          </table:table-cell>
          <table:table-cell office:value-type="float" office:value="7">
            <text:p>7</text:p>
          </table:table-cell>
          <table:table-cell office:value-type="float" office:value="734.48">
            <text:p>734.48</text:p>
          </table:table-cell>
          <table:table-cell office:value-type="float" office:value="345.86">
            <text:p>345.86</text:p>
          </table:table-cell>
          <table:table-cell office:value-type="float" office:value="2.12363384028219">
            <text:p>2.1236338403</text:p>
          </table:table-cell>
          <table:table-cell office:value-type="float" office:value="1.06">
            <text:p>1.06</text:p>
          </table:table-cell>
          <table:table-cell office:value-type="float" office:value="46.6118598382749">
            <text:p>46.611859838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8.37">
            <text:p>8.37</text:p>
          </table:table-cell>
          <table:table-cell office:value-type="float" office:value="255">
            <text:p>255</text:p>
          </table:table-cell>
          <table:table-cell office:value-type="float" office:value="828.23">
            <text:p>828.23</text:p>
          </table:table-cell>
          <table:table-cell office:value-type="float" office:value="344.43">
            <text:p>344.43</text:p>
          </table:table-cell>
          <table:table-cell office:value-type="float" office:value="2.40463954940046">
            <text:p>2.4046395494</text:p>
          </table:table-cell>
          <table:table-cell office:value-type="float" office:value="0.0328235294117647">
            <text:p>0.0328235294</text:p>
          </table:table-cell>
          <table:table-cell office:value-type="float" office:value="41.1505376344086">
            <text:p>41.15053763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7.61">
            <text:p>7.61</text:p>
          </table:table-cell>
          <table:table-cell office:value-type="float" office:value="6">
            <text:p>6</text:p>
          </table:table-cell>
          <table:table-cell office:value-type="float" office:value="753.19">
            <text:p>753.19</text:p>
          </table:table-cell>
          <table:table-cell office:value-type="float" office:value="348.58">
            <text:p>348.58</text:p>
          </table:table-cell>
          <table:table-cell office:value-type="float" office:value="2.16073785070859">
            <text:p>2.1607378507</text:p>
          </table:table-cell>
          <table:table-cell office:value-type="float" office:value="1.26833333333333">
            <text:p>1.2683333333</text:p>
          </table:table-cell>
          <table:table-cell office:value-type="float" office:value="45.8055190538765">
            <text:p>45.805519053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25.06">
            <text:p>25.06</text:p>
          </table:table-cell>
          <table:table-cell office:value-type="float" office:value="8">
            <text:p>8</text:p>
          </table:table-cell>
          <table:table-cell office:value-type="float" office:value="2480.84">
            <text:p>2480.84</text:p>
          </table:table-cell>
          <table:table-cell office:value-type="float" office:value="192.09">
            <text:p>192.09</text:p>
          </table:table-cell>
          <table:table-cell office:value-type="float" office:value="12.9149877661513">
            <text:p>12.9149877662</text:p>
          </table:table-cell>
          <table:table-cell office:value-type="float" office:value="3.1325">
            <text:p>3.1325</text:p>
          </table:table-cell>
          <table:table-cell office:value-type="float" office:value="7.66520351157223">
            <text:p>7.665203511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8.68">
            <text:p>8.68</text:p>
          </table:table-cell>
          <table:table-cell office:value-type="float" office:value="3">
            <text:p>3</text:p>
          </table:table-cell>
          <table:table-cell office:value-type="float" office:value="859.12">
            <text:p>859.12</text:p>
          </table:table-cell>
          <table:table-cell office:value-type="float" office:value="344.21">
            <text:p>344.21</text:p>
          </table:table-cell>
          <table:table-cell office:value-type="float" office:value="2.49591818947735">
            <text:p>2.4959181895</text:p>
          </table:table-cell>
          <table:table-cell office:value-type="float" office:value="2.89333333333333">
            <text:p>2.8933333333</text:p>
          </table:table-cell>
          <table:table-cell office:value-type="float" office:value="39.6555299539171">
            <text:p>39.6555299539</text:p>
          </table:table-cell>
          <table:table-cell table:number-columns-repeated="1015"/>
        </table:table-row>
        <table:table-row table:style-name="ro2">
          <table:table-cell office:value-type="string">
            <text:p>6738</text:p>
          </table:table-cell>
          <table:table-cell office:value-type="string">
            <text:p>6087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57.17">
            <text:p>57.17</text:p>
          </table:table-cell>
          <table:table-cell office:value-type="float" office:value="2.76368724855693">
            <text:p>2.7636872486</text:p>
          </table:table-cell>
          <table:table-cell office:value-type="float" office:value="0.533333333333333">
            <text:p>0.5333333333</text:p>
          </table:table-cell>
          <table:table-cell office:value-type="float" office:value="35.73125">
            <text:p>35.7312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5.68">
            <text:p>5.68</text:p>
          </table:table-cell>
          <table:table-cell office:value-type="float" office:value="7">
            <text:p>7</text:p>
          </table:table-cell>
          <table:table-cell office:value-type="float" office:value="562.52">
            <text:p>562.52</text:p>
          </table:table-cell>
          <table:table-cell office:value-type="float" office:value="299.72">
            <text:p>299.72</text:p>
          </table:table-cell>
          <table:table-cell office:value-type="float" office:value="1.87681836380622">
            <text:p>1.8768183638</text:p>
          </table:table-cell>
          <table:table-cell office:value-type="float" office:value="0.811428571428571">
            <text:p>0.8114285714</text:p>
          </table:table-cell>
          <table:table-cell office:value-type="float" office:value="52.7676056338028">
            <text:p>52.76760563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1.04">
            <text:p>1.04</text:p>
          </table:table-cell>
          <table:table-cell office:value-type="float" office:value="14">
            <text:p>14</text:p>
          </table:table-cell>
          <table:table-cell office:value-type="float" office:value="102.76">
            <text:p>102.76</text:p>
          </table:table-cell>
          <table:table-cell office:value-type="float" office:value="10.14">
            <text:p>10.14</text:p>
          </table:table-cell>
          <table:table-cell office:value-type="float" office:value="10.1341222879684">
            <text:p>10.134122288</text:p>
          </table:table-cell>
          <table:table-cell office:value-type="float" office:value="0.0742857142857143">
            <text:p>0.0742857143</text:p>
          </table:table-cell>
          <table:table-cell office:value-type="float" office:value="9.75">
            <text:p>9.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1.52">
            <text:p>1.52</text:p>
          </table:table-cell>
          <table:table-cell office:value-type="float" office:value="8">
            <text:p>8</text:p>
          </table:table-cell>
          <table:table-cell office:value-type="float" office:value="150.28">
            <text:p>150.28</text:p>
          </table:table-cell>
          <table:table-cell office:value-type="float" office:value="54.97">
            <text:p>54.97</text:p>
          </table:table-cell>
          <table:table-cell office:value-type="float" office:value="2.73385482990722">
            <text:p>2.7338548299</text:p>
          </table:table-cell>
          <table:table-cell office:value-type="float" office:value="0.19">
            <text:p>0.19</text:p>
          </table:table-cell>
          <table:table-cell office:value-type="float" office:value="36.1644736842105">
            <text:p>36.16447368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14.44">
            <text:p>14.44</text:p>
          </table:table-cell>
          <table:table-cell office:value-type="float" office:value="12">
            <text:p>12</text:p>
          </table:table-cell>
          <table:table-cell office:value-type="float" office:value="1429.86">
            <text:p>1429.86</text:p>
          </table:table-cell>
          <table:table-cell office:value-type="float" office:value="58.72">
            <text:p>58.72</text:p>
          </table:table-cell>
          <table:table-cell office:value-type="float" office:value="24.3504768392371">
            <text:p>24.3504768392</text:p>
          </table:table-cell>
          <table:table-cell office:value-type="float" office:value="1.20333333333333">
            <text:p>1.2033333333</text:p>
          </table:table-cell>
          <table:table-cell office:value-type="float" office:value="4.06648199445983">
            <text:p>4.06648199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7.11">
            <text:p>7.11</text:p>
          </table:table-cell>
          <table:table-cell office:value-type="float" office:value="6">
            <text:p>6</text:p>
          </table:table-cell>
          <table:table-cell office:value-type="float" office:value="703.79">
            <text:p>703.79</text:p>
          </table:table-cell>
          <table:table-cell office:value-type="float" office:value="324.95">
            <text:p>324.95</text:p>
          </table:table-cell>
          <table:table-cell office:value-type="float" office:value="2.16584089859978">
            <text:p>2.1658408986</text:p>
          </table:table-cell>
          <table:table-cell office:value-type="float" office:value="1.185">
            <text:p>1.185</text:p>
          </table:table-cell>
          <table:table-cell office:value-type="float" office:value="45.7032348804501">
            <text:p>45.703234880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1.59">
            <text:p>1.59</text:p>
          </table:table-cell>
          <table:table-cell office:value-type="float" office:value="10">
            <text:p>10</text:p>
          </table:table-cell>
          <table:table-cell office:value-type="float" office:value="157.01">
            <text:p>157.01</text:p>
          </table:table-cell>
          <table:table-cell office:value-type="float" office:value="59.6">
            <text:p>59.6</text:p>
          </table:table-cell>
          <table:table-cell office:value-type="float" office:value="2.63439597315436">
            <text:p>2.6343959732</text:p>
          </table:table-cell>
          <table:table-cell office:value-type="float" office:value="0.159">
            <text:p>0.159</text:p>
          </table:table-cell>
          <table:table-cell office:value-type="float" office:value="37.4842767295598">
            <text:p>37.484276729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6.64">
            <text:p>6.64</text:p>
          </table:table-cell>
          <table:table-cell office:value-type="float" office:value="8">
            <text:p>8</text:p>
          </table:table-cell>
          <table:table-cell office:value-type="float" office:value="657.56">
            <text:p>657.56</text:p>
          </table:table-cell>
          <table:table-cell office:value-type="float" office:value="119.79">
            <text:p>119.79</text:p>
          </table:table-cell>
          <table:table-cell office:value-type="float" office:value="5.48927289423157">
            <text:p>5.4892728942</text:p>
          </table:table-cell>
          <table:table-cell office:value-type="float" office:value="0.83">
            <text:p>0.83</text:p>
          </table:table-cell>
          <table:table-cell office:value-type="float" office:value="18.0406626506024">
            <text:p>18.04066265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4.46">
            <text:p>4.46</text:p>
          </table:table-cell>
          <table:table-cell office:value-type="float" office:value="7">
            <text:p>7</text:p>
          </table:table-cell>
          <table:table-cell office:value-type="float" office:value="441.44">
            <text:p>441.44</text:p>
          </table:table-cell>
          <table:table-cell office:value-type="float" office:value="217.32">
            <text:p>217.32</text:p>
          </table:table-cell>
          <table:table-cell office:value-type="float" office:value="2.03129026320633">
            <text:p>2.0312902632</text:p>
          </table:table-cell>
          <table:table-cell office:value-type="float" office:value="0.637142857142857">
            <text:p>0.6371428571</text:p>
          </table:table-cell>
          <table:table-cell office:value-type="float" office:value="48.7264573991031">
            <text:p>48.726457399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3.62">
            <text:p>3.62</text:p>
          </table:table-cell>
          <table:table-cell office:value-type="float" office:value="6">
            <text:p>6</text:p>
          </table:table-cell>
          <table:table-cell office:value-type="float" office:value="358.48">
            <text:p>358.48</text:p>
          </table:table-cell>
          <table:table-cell office:value-type="float" office:value="132.61">
            <text:p>132.61</text:p>
          </table:table-cell>
          <table:table-cell office:value-type="float" office:value="2.70326521378478">
            <text:p>2.7032652138</text:p>
          </table:table-cell>
          <table:table-cell office:value-type="float" office:value="0.603333333333333">
            <text:p>0.6033333333</text:p>
          </table:table-cell>
          <table:table-cell office:value-type="float" office:value="36.6325966850829">
            <text:p>36.632596685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1.76">
            <text:p>1.76</text:p>
          </table:table-cell>
          <table:table-cell office:value-type="float" office:value="8">
            <text:p>8</text:p>
          </table:table-cell>
          <table:table-cell office:value-type="float" office:value="174.14">
            <text:p>174.14</text:p>
          </table:table-cell>
          <table:table-cell office:value-type="float" office:value="32.36">
            <text:p>32.36</text:p>
          </table:table-cell>
          <table:table-cell office:value-type="float" office:value="5.38133498145859">
            <text:p>5.3813349815</text:p>
          </table:table-cell>
          <table:table-cell office:value-type="float" office:value="0.22">
            <text:p>0.22</text:p>
          </table:table-cell>
          <table:table-cell office:value-type="float" office:value="18.3863636363636">
            <text:p>18.38636363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2.84">
            <text:p>2.84</text:p>
          </table:table-cell>
          <table:table-cell office:value-type="float" office:value="8">
            <text:p>8</text:p>
          </table:table-cell>
          <table:table-cell office:value-type="float" office:value="281.36">
            <text:p>281.36</text:p>
          </table:table-cell>
          <table:table-cell office:value-type="float" office:value="32.25">
            <text:p>32.25</text:p>
          </table:table-cell>
          <table:table-cell office:value-type="float" office:value="8.72434108527132">
            <text:p>8.7243410853</text:p>
          </table:table-cell>
          <table:table-cell office:value-type="float" office:value="0.355">
            <text:p>0.355</text:p>
          </table:table-cell>
          <table:table-cell office:value-type="float" office:value="11.3556338028169">
            <text:p>11.35563380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6.87">
            <text:p>6.87</text:p>
          </table:table-cell>
          <table:table-cell office:value-type="float" office:value="5">
            <text:p>5</text:p>
          </table:table-cell>
          <table:table-cell office:value-type="float" office:value="680.13">
            <text:p>680.13</text:p>
          </table:table-cell>
          <table:table-cell office:value-type="float" office:value="321.91">
            <text:p>321.91</text:p>
          </table:table-cell>
          <table:table-cell office:value-type="float" office:value="2.11279550184834">
            <text:p>2.1127955018</text:p>
          </table:table-cell>
          <table:table-cell office:value-type="float" office:value="1.374">
            <text:p>1.374</text:p>
          </table:table-cell>
          <table:table-cell office:value-type="float" office:value="46.8573508005823">
            <text:p>46.85735080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9.26">
            <text:p>9.26</text:p>
          </table:table-cell>
          <table:table-cell office:value-type="float" office:value="10">
            <text:p>10</text:p>
          </table:table-cell>
          <table:table-cell office:value-type="float" office:value="916.54">
            <text:p>916.54</text:p>
          </table:table-cell>
          <table:table-cell office:value-type="float" office:value="315.35">
            <text:p>315.35</text:p>
          </table:table-cell>
          <table:table-cell office:value-type="float" office:value="2.90642143649913">
            <text:p>2.9064214365</text:p>
          </table:table-cell>
          <table:table-cell office:value-type="float" office:value="0.926">
            <text:p>0.926</text:p>
          </table:table-cell>
          <table:table-cell office:value-type="float" office:value="34.0550755939525">
            <text:p>34.05507559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4.51">
            <text:p>4.51</text:p>
          </table:table-cell>
          <table:table-cell office:value-type="float" office:value="3">
            <text:p>3</text:p>
          </table:table-cell>
          <table:table-cell office:value-type="float" office:value="446.98">
            <text:p>446.98</text:p>
          </table:table-cell>
          <table:table-cell office:value-type="float" office:value="165.5">
            <text:p>165.5</text:p>
          </table:table-cell>
          <table:table-cell office:value-type="float" office:value="2.70078549848943">
            <text:p>2.7007854985</text:p>
          </table:table-cell>
          <table:table-cell office:value-type="float" office:value="1.50333333333333">
            <text:p>1.5033333333</text:p>
          </table:table-cell>
          <table:table-cell office:value-type="float" office:value="36.6962305986696">
            <text:p>36.696230598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1.43">
            <text:p>1.43</text:p>
          </table:table-cell>
          <table:table-cell office:value-type="float" office:value="4">
            <text:p>4</text:p>
          </table:table-cell>
          <table:table-cell office:value-type="float" office:value="141.17">
            <text:p>141.17</text:p>
          </table:table-cell>
          <table:table-cell office:value-type="float" office:value="59.6">
            <text:p>59.6</text:p>
          </table:table-cell>
          <table:table-cell office:value-type="float" office:value="2.36862416107382">
            <text:p>2.3686241611</text:p>
          </table:table-cell>
          <table:table-cell office:value-type="float" office:value="0.3575">
            <text:p>0.3575</text:p>
          </table:table-cell>
          <table:table-cell office:value-type="float" office:value="41.6783216783217">
            <text:p>41.678321678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3.89">
            <text:p>3.89</text:p>
          </table:table-cell>
          <table:table-cell office:value-type="float" office:value="6">
            <text:p>6</text:p>
          </table:table-cell>
          <table:table-cell office:value-type="float" office:value="385.51">
            <text:p>385.51</text:p>
          </table:table-cell>
          <table:table-cell office:value-type="float" office:value="98.52">
            <text:p>98.52</text:p>
          </table:table-cell>
          <table:table-cell office:value-type="float" office:value="3.9130125862769">
            <text:p>3.9130125863</text:p>
          </table:table-cell>
          <table:table-cell office:value-type="float" office:value="0.648333333333333">
            <text:p>0.6483333333</text:p>
          </table:table-cell>
          <table:table-cell office:value-type="float" office:value="25.3264781491002">
            <text:p>25.326478149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13.22">
            <text:p>13.22</text:p>
          </table:table-cell>
          <table:table-cell office:value-type="float" office:value="11">
            <text:p>11</text:p>
          </table:table-cell>
          <table:table-cell office:value-type="float" office:value="1308.98">
            <text:p>1308.98</text:p>
          </table:table-cell>
          <table:table-cell office:value-type="float" office:value="97.72">
            <text:p>97.72</text:p>
          </table:table-cell>
          <table:table-cell office:value-type="float" office:value="13.3952108063856">
            <text:p>13.3952108064</text:p>
          </table:table-cell>
          <table:table-cell office:value-type="float" office:value="1.20181818181818">
            <text:p>1.2018181818</text:p>
          </table:table-cell>
          <table:table-cell office:value-type="float" office:value="7.39183055975794">
            <text:p>7.39183055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1.01">
            <text:p>1.01</text:p>
          </table:table-cell>
          <table:table-cell office:value-type="float" office:value="5">
            <text:p>5</text:p>
          </table:table-cell>
          <table:table-cell office:value-type="float" office:value="99.69">
            <text:p>99.69</text:p>
          </table:table-cell>
          <table:table-cell office:value-type="float" office:value="10.52">
            <text:p>10.52</text:p>
          </table:table-cell>
          <table:table-cell office:value-type="float" office:value="9.47623574144487">
            <text:p>9.4762357414</text:p>
          </table:table-cell>
          <table:table-cell office:value-type="float" office:value="0.202">
            <text:p>0.202</text:p>
          </table:table-cell>
          <table:table-cell office:value-type="float" office:value="10.4158415841584">
            <text:p>10.41584158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2.06">
            <text:p>2.06</text:p>
          </table:table-cell>
          <table:table-cell office:value-type="float" office:value="12">
            <text:p>12</text:p>
          </table:table-cell>
          <table:table-cell office:value-type="float" office:value="204.34">
            <text:p>204.34</text:p>
          </table:table-cell>
          <table:table-cell office:value-type="float" office:value="57.17">
            <text:p>57.17</text:p>
          </table:table-cell>
          <table:table-cell office:value-type="float" office:value="3.57425223019066">
            <text:p>3.5742522302</text:p>
          </table:table-cell>
          <table:table-cell office:value-type="float" office:value="0.171666666666667">
            <text:p>0.1716666667</text:p>
          </table:table-cell>
          <table:table-cell office:value-type="float" office:value="27.752427184466">
            <text:p>27.75242718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2.46">
            <text:p>2.46</text:p>
          </table:table-cell>
          <table:table-cell office:value-type="float" office:value="3">
            <text:p>3</text:p>
          </table:table-cell>
          <table:table-cell office:value-type="float" office:value="243.34">
            <text:p>243.34</text:p>
          </table:table-cell>
          <table:table-cell office:value-type="float" office:value="3.19">
            <text:p>3.19</text:p>
          </table:table-cell>
          <table:table-cell office:value-type="float" office:value="76.282131661442">
            <text:p>76.2821316614</text:p>
          </table:table-cell>
          <table:table-cell office:value-type="float" office:value="0.82">
            <text:p>0.82</text:p>
          </table:table-cell>
          <table:table-cell office:value-type="float" office:value="1.29674796747968">
            <text:p>1.296747967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7.47">
            <text:p>7.47</text:p>
          </table:table-cell>
          <table:table-cell office:value-type="float" office:value="4">
            <text:p>4</text:p>
          </table:table-cell>
          <table:table-cell office:value-type="float" office:value="739.33">
            <text:p>739.33</text:p>
          </table:table-cell>
          <table:table-cell office:value-type="float" office:value="345.7">
            <text:p>345.7</text:p>
          </table:table-cell>
          <table:table-cell office:value-type="float" office:value="2.13864622505062">
            <text:p>2.1386462251</text:p>
          </table:table-cell>
          <table:table-cell office:value-type="float" office:value="1.8675">
            <text:p>1.8675</text:p>
          </table:table-cell>
          <table:table-cell office:value-type="float" office:value="46.2784471218206">
            <text:p>46.278447121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7.02">
            <text:p>7.02</text:p>
          </table:table-cell>
          <table:table-cell office:value-type="float" office:value="10">
            <text:p>10</text:p>
          </table:table-cell>
          <table:table-cell office:value-type="float" office:value="695.38">
            <text:p>695.38</text:p>
          </table:table-cell>
          <table:table-cell office:value-type="float" office:value="250.23">
            <text:p>250.23</text:p>
          </table:table-cell>
          <table:table-cell office:value-type="float" office:value="2.77896335371458">
            <text:p>2.7789633537</text:p>
          </table:table-cell>
          <table:table-cell office:value-type="float" office:value="0.702">
            <text:p>0.702</text:p>
          </table:table-cell>
          <table:table-cell office:value-type="float" office:value="35.6452991452991">
            <text:p>35.645299145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3.47">
            <text:p>3.47</text:p>
          </table:table-cell>
          <table:table-cell office:value-type="float" office:value="7">
            <text:p>7</text:p>
          </table:table-cell>
          <table:table-cell office:value-type="float" office:value="343.43">
            <text:p>343.43</text:p>
          </table:table-cell>
          <table:table-cell office:value-type="float" office:value="11.33">
            <text:p>11.33</text:p>
          </table:table-cell>
          <table:table-cell office:value-type="float" office:value="30.3115622241836">
            <text:p>30.3115622242</text:p>
          </table:table-cell>
          <table:table-cell office:value-type="float" office:value="0.495714285714286">
            <text:p>0.4957142857</text:p>
          </table:table-cell>
          <table:table-cell office:value-type="float" office:value="3.26512968299712">
            <text:p>3.26512968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9.53">
            <text:p>19.53</text:p>
          </table:table-cell>
          <table:table-cell office:value-type="float" office:value="13">
            <text:p>13</text:p>
          </table:table-cell>
          <table:table-cell office:value-type="float" office:value="1933.07">
            <text:p>1933.07</text:p>
          </table:table-cell>
          <table:table-cell office:value-type="float" office:value="326.35">
            <text:p>326.35</text:p>
          </table:table-cell>
          <table:table-cell office:value-type="float" office:value="5.92330320208365">
            <text:p>5.9233032021</text:p>
          </table:table-cell>
          <table:table-cell office:value-type="float" office:value="1.50230769230769">
            <text:p>1.5023076923</text:p>
          </table:table-cell>
          <table:table-cell office:value-type="float" office:value="16.7101894521249">
            <text:p>16.710189452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14.36">
            <text:p>14.36</text:p>
          </table:table-cell>
          <table:table-cell office:value-type="float" office:value="10">
            <text:p>10</text:p>
          </table:table-cell>
          <table:table-cell office:value-type="float" office:value="1421.64">
            <text:p>1421.64</text:p>
          </table:table-cell>
          <table:table-cell office:value-type="float" office:value="59.6">
            <text:p>59.6</text:p>
          </table:table-cell>
          <table:table-cell office:value-type="float" office:value="23.8530201342282">
            <text:p>23.8530201342</text:p>
          </table:table-cell>
          <table:table-cell office:value-type="float" office:value="1.436">
            <text:p>1.436</text:p>
          </table:table-cell>
          <table:table-cell office:value-type="float" office:value="4.15041782729805">
            <text:p>4.150417827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124.05">
            <text:p>124.05</text:p>
          </table:table-cell>
          <table:table-cell office:value-type="float" office:value="3.43">
            <text:p>3.43</text:p>
          </table:table-cell>
          <table:table-cell office:value-type="float" office:value="36.1661807580175">
            <text:p>36.166180758</text:p>
          </table:table-cell>
          <table:table-cell office:value-type="float" office:value="0.25">
            <text:p>0.25</text:p>
          </table:table-cell>
          <table:table-cell office:value-type="float" office:value="2.744">
            <text:p>2.7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1.54">
            <text:p>1.54</text:p>
          </table:table-cell>
          <table:table-cell office:value-type="float" office:value="11">
            <text:p>11</text:p>
          </table:table-cell>
          <table:table-cell office:value-type="float" office:value="152.26">
            <text:p>152.26</text:p>
          </table:table-cell>
          <table:table-cell office:value-type="float" office:value="58.38">
            <text:p>58.38</text:p>
          </table:table-cell>
          <table:table-cell office:value-type="float" office:value="2.60808496060295">
            <text:p>2.6080849606</text:p>
          </table:table-cell>
          <table:table-cell office:value-type="float" office:value="0.14">
            <text:p>0.14</text:p>
          </table:table-cell>
          <table:table-cell office:value-type="float" office:value="37.9090909090909">
            <text:p>37.909090909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11.11">
            <text:p>11.11</text:p>
          </table:table-cell>
          <table:table-cell office:value-type="float" office:value="13">
            <text:p>13</text:p>
          </table:table-cell>
          <table:table-cell office:value-type="float" office:value="1100.19">
            <text:p>1100.19</text:p>
          </table:table-cell>
          <table:table-cell office:value-type="float" office:value="201.56">
            <text:p>201.56</text:p>
          </table:table-cell>
          <table:table-cell office:value-type="float" office:value="5.45837467751538">
            <text:p>5.4583746775</text:p>
          </table:table-cell>
          <table:table-cell office:value-type="float" office:value="0.854615384615384">
            <text:p>0.8546153846</text:p>
          </table:table-cell>
          <table:table-cell office:value-type="float" office:value="18.1422142214221">
            <text:p>18.142214221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0.93">
            <text:p>0.93</text:p>
          </table:table-cell>
          <table:table-cell office:value-type="float" office:value="5">
            <text:p>5</text:p>
          </table:table-cell>
          <table:table-cell office:value-type="float" office:value="91.67">
            <text:p>91.67</text:p>
          </table:table-cell>
          <table:table-cell office:value-type="float" office:value="0.16">
            <text:p>0.16</text:p>
          </table:table-cell>
          <table:table-cell office:value-type="float" office:value="572.9375">
            <text:p>572.9375</text:p>
          </table:table-cell>
          <table:table-cell office:value-type="float" office:value="0.186">
            <text:p>0.186</text:p>
          </table:table-cell>
          <table:table-cell office:value-type="float" office:value="0.172043010752688">
            <text:p>0.172043010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1.49">
            <text:p>1.49</text:p>
          </table:table-cell>
          <table:table-cell office:value-type="float" office:value="255">
            <text:p>255</text:p>
          </table:table-cell>
          <table:table-cell office:value-type="float" office:value="147.41">
            <text:p>147.41</text:p>
          </table:table-cell>
          <table:table-cell office:value-type="float" office:value="3.47">
            <text:p>3.47</text:p>
          </table:table-cell>
          <table:table-cell office:value-type="float" office:value="42.4812680115274">
            <text:p>42.4812680115</text:p>
          </table:table-cell>
          <table:table-cell office:value-type="float" office:value="0.00584313725490196">
            <text:p>0.0058431373</text:p>
          </table:table-cell>
          <table:table-cell office:value-type="float" office:value="2.32885906040268">
            <text:p>2.328859060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1.02">
            <text:p>1.02</text:p>
          </table:table-cell>
          <table:table-cell office:value-type="float" office:value="6">
            <text:p>6</text:p>
          </table:table-cell>
          <table:table-cell office:value-type="float" office:value="100.88">
            <text:p>100.88</text:p>
          </table:table-cell>
          <table:table-cell office:value-type="float" office:value="3.55">
            <text:p>3.55</text:p>
          </table:table-cell>
          <table:table-cell office:value-type="float" office:value="28.4169014084507">
            <text:p>28.4169014085</text:p>
          </table:table-cell>
          <table:table-cell office:value-type="float" office:value="0.17">
            <text:p>0.17</text:p>
          </table:table-cell>
          <table:table-cell office:value-type="float" office:value="3.48039215686275">
            <text:p>3.480392156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19.97">
            <text:p>19.97</text:p>
          </table:table-cell>
          <table:table-cell office:value-type="float" office:value="8">
            <text:p>8</text:p>
          </table:table-cell>
          <table:table-cell office:value-type="float" office:value="1976.63">
            <text:p>1976.63</text:p>
          </table:table-cell>
          <table:table-cell office:value-type="float" office:value="186.33">
            <text:p>186.33</text:p>
          </table:table-cell>
          <table:table-cell office:value-type="float" office:value="10.6082219717705">
            <text:p>10.6082219718</text:p>
          </table:table-cell>
          <table:table-cell office:value-type="float" office:value="2.49625">
            <text:p>2.49625</text:p>
          </table:table-cell>
          <table:table-cell office:value-type="float" office:value="9.33049574361542">
            <text:p>9.3304957436</text:p>
          </table:table-cell>
          <table:table-cell table:number-columns-repeated="1015"/>
        </table:table-row>
        <table:table-row table:style-name="ro2">
          <table:table-cell office:value-type="string">
            <text:p>6843</text:p>
          </table:table-cell>
          <table:table-cell office:value-type="string">
            <text:p>6087</text:p>
          </table:table-cell>
          <table:table-cell office:value-type="float" office:value="7.77">
            <text:p>7.77</text:p>
          </table:table-cell>
          <table:table-cell office:value-type="float" office:value="7">
            <text:p>7</text:p>
          </table:table-cell>
          <table:table-cell office:value-type="float" office:value="769.13">
            <text:p>769.13</text:p>
          </table:table-cell>
          <table:table-cell office:value-type="float" office:value="193.18">
            <text:p>193.18</text:p>
          </table:table-cell>
          <table:table-cell office:value-type="float" office:value="3.98141629568278">
            <text:p>3.9814162957</text:p>
          </table:table-cell>
          <table:table-cell office:value-type="float" office:value="1.11">
            <text:p>1.11</text:p>
          </table:table-cell>
          <table:table-cell office:value-type="float" office:value="24.8622908622909">
            <text:p>24.862290862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12.97">
            <text:p>12.97</text:p>
          </table:table-cell>
          <table:table-cell office:value-type="float" office:value="11">
            <text:p>11</text:p>
          </table:table-cell>
          <table:table-cell office:value-type="float" office:value="1284.03">
            <text:p>1284.03</text:p>
          </table:table-cell>
          <table:table-cell office:value-type="float" office:value="282.76">
            <text:p>282.76</text:p>
          </table:table-cell>
          <table:table-cell office:value-type="float" office:value="4.54105955580705">
            <text:p>4.5410595558</text:p>
          </table:table-cell>
          <table:table-cell office:value-type="float" office:value="1.17909090909091">
            <text:p>1.1790909091</text:p>
          </table:table-cell>
          <table:table-cell office:value-type="float" office:value="21.8010794140324">
            <text:p>21.80107941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6.98">
            <text:p>6.98</text:p>
          </table:table-cell>
          <table:table-cell office:value-type="float" office:value="11">
            <text:p>11</text:p>
          </table:table-cell>
          <table:table-cell office:value-type="float" office:value="690.62">
            <text:p>690.62</text:p>
          </table:table-cell>
          <table:table-cell office:value-type="float" office:value="259.92">
            <text:p>259.92</text:p>
          </table:table-cell>
          <table:table-cell office:value-type="float" office:value="2.65704832256079">
            <text:p>2.6570483226</text:p>
          </table:table-cell>
          <table:table-cell office:value-type="float" office:value="0.634545454545455">
            <text:p>0.6345454545</text:p>
          </table:table-cell>
          <table:table-cell office:value-type="float" office:value="37.2378223495702">
            <text:p>37.237822349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12.81">
            <text:p>12.81</text:p>
          </table:table-cell>
          <table:table-cell office:value-type="float" office:value="7">
            <text:p>7</text:p>
          </table:table-cell>
          <table:table-cell office:value-type="float" office:value="1268.59">
            <text:p>1268.59</text:p>
          </table:table-cell>
          <table:table-cell office:value-type="float" office:value="195.29">
            <text:p>195.29</text:p>
          </table:table-cell>
          <table:table-cell office:value-type="float" office:value="6.4959291310359">
            <text:p>6.495929131</text:p>
          </table:table-cell>
          <table:table-cell office:value-type="float" office:value="1.83">
            <text:p>1.83</text:p>
          </table:table-cell>
          <table:table-cell office:value-type="float" office:value="15.2451209992194">
            <text:p>15.24512099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7.44">
            <text:p>7.44</text:p>
          </table:table-cell>
          <table:table-cell office:value-type="float" office:value="8">
            <text:p>8</text:p>
          </table:table-cell>
          <table:table-cell office:value-type="float" office:value="736.76">
            <text:p>736.76</text:p>
          </table:table-cell>
          <table:table-cell office:value-type="float" office:value="191.63">
            <text:p>191.63</text:p>
          </table:table-cell>
          <table:table-cell office:value-type="float" office:value="3.84470072535616">
            <text:p>3.8447007254</text:p>
          </table:table-cell>
          <table:table-cell office:value-type="float" office:value="0.93">
            <text:p>0.93</text:p>
          </table:table-cell>
          <table:table-cell office:value-type="float" office:value="25.7567204301075">
            <text:p>25.75672043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13.51">
            <text:p>13.51</text:p>
          </table:table-cell>
          <table:table-cell office:value-type="float" office:value="9">
            <text:p>9</text:p>
          </table:table-cell>
          <table:table-cell office:value-type="float" office:value="1337.19">
            <text:p>1337.19</text:p>
          </table:table-cell>
          <table:table-cell office:value-type="float" office:value="231.48">
            <text:p>231.48</text:p>
          </table:table-cell>
          <table:table-cell office:value-type="float" office:value="5.77669777086573">
            <text:p>5.7766977709</text:p>
          </table:table-cell>
          <table:table-cell office:value-type="float" office:value="1.50111111111111">
            <text:p>1.5011111111</text:p>
          </table:table-cell>
          <table:table-cell office:value-type="float" office:value="17.1339748334567">
            <text:p>17.13397483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7.72">
            <text:p>7.72</text:p>
          </table:table-cell>
          <table:table-cell office:value-type="float" office:value="9">
            <text:p>9</text:p>
          </table:table-cell>
          <table:table-cell office:value-type="float" office:value="763.88">
            <text:p>763.88</text:p>
          </table:table-cell>
          <table:table-cell office:value-type="float" office:value="190.73">
            <text:p>190.73</text:p>
          </table:table-cell>
          <table:table-cell office:value-type="float" office:value="4.0050332931369">
            <text:p>4.0050332931</text:p>
          </table:table-cell>
          <table:table-cell office:value-type="float" office:value="0.857777777777778">
            <text:p>0.8577777778</text:p>
          </table:table-cell>
          <table:table-cell office:value-type="float" office:value="24.7059585492228">
            <text:p>24.70595854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13.03">
            <text:p>13.03</text:p>
          </table:table-cell>
          <table:table-cell office:value-type="float" office:value="11">
            <text:p>11</text:p>
          </table:table-cell>
          <table:table-cell office:value-type="float" office:value="1289.87">
            <text:p>1289.87</text:p>
          </table:table-cell>
          <table:table-cell office:value-type="float" office:value="192.59">
            <text:p>192.59</text:p>
          </table:table-cell>
          <table:table-cell office:value-type="float" office:value="6.69749208162418">
            <text:p>6.6974920816</text:p>
          </table:table-cell>
          <table:table-cell office:value-type="float" office:value="1.18454545454546">
            <text:p>1.1845454545</text:p>
          </table:table-cell>
          <table:table-cell office:value-type="float" office:value="14.7805065234075">
            <text:p>14.780506523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10.98">
            <text:p>10.98</text:p>
          </table:table-cell>
          <table:table-cell office:value-type="float" office:value="10">
            <text:p>10</text:p>
          </table:table-cell>
          <table:table-cell office:value-type="float" office:value="1087.22">
            <text:p>1087.22</text:p>
          </table:table-cell>
          <table:table-cell office:value-type="float" office:value="90.83">
            <text:p>90.83</text:p>
          </table:table-cell>
          <table:table-cell office:value-type="float" office:value="11.9698337553672">
            <text:p>11.9698337554</text:p>
          </table:table-cell>
          <table:table-cell office:value-type="float" office:value="1.098">
            <text:p>1.098</text:p>
          </table:table-cell>
          <table:table-cell office:value-type="float" office:value="8.27231329690346">
            <text:p>8.272313296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9.8">
            <text:p>9.8</text:p>
          </table:table-cell>
          <table:table-cell office:value-type="float" office:value="12">
            <text:p>12</text:p>
          </table:table-cell>
          <table:table-cell office:value-type="float" office:value="970.6">
            <text:p>970.6</text:p>
          </table:table-cell>
          <table:table-cell office:value-type="float" office:value="127.89">
            <text:p>127.89</text:p>
          </table:table-cell>
          <table:table-cell office:value-type="float" office:value="7.58933458440848">
            <text:p>7.5893345844</text:p>
          </table:table-cell>
          <table:table-cell office:value-type="float" office:value="0.816666666666667">
            <text:p>0.8166666667</text:p>
          </table:table-cell>
          <table:table-cell office:value-type="float" office:value="13.05">
            <text:p>13.0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8.8">
            <text:p>8.8</text:p>
          </table:table-cell>
          <table:table-cell office:value-type="float" office:value="11">
            <text:p>11</text:p>
          </table:table-cell>
          <table:table-cell office:value-type="float" office:value="871.3">
            <text:p>871.3</text:p>
          </table:table-cell>
          <table:table-cell office:value-type="float" office:value="242.51">
            <text:p>242.51</text:p>
          </table:table-cell>
          <table:table-cell office:value-type="float" office:value="3.59284153230795">
            <text:p>3.5928415323</text:p>
          </table:table-cell>
          <table:table-cell office:value-type="float" office:value="0.8">
            <text:p>0.8</text:p>
          </table:table-cell>
          <table:table-cell office:value-type="float" office:value="27.5579545454545">
            <text:p>27.557954545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9.59">
            <text:p>9.59</text:p>
          </table:table-cell>
          <table:table-cell office:value-type="float" office:value="11">
            <text:p>11</text:p>
          </table:table-cell>
          <table:table-cell office:value-type="float" office:value="949.71">
            <text:p>949.71</text:p>
          </table:table-cell>
          <table:table-cell office:value-type="float" office:value="242.5">
            <text:p>242.5</text:p>
          </table:table-cell>
          <table:table-cell office:value-type="float" office:value="3.91632989690722">
            <text:p>3.9163298969</text:p>
          </table:table-cell>
          <table:table-cell office:value-type="float" office:value="0.871818181818182">
            <text:p>0.8718181818</text:p>
          </table:table-cell>
          <table:table-cell office:value-type="float" office:value="25.2867570385819">
            <text:p>25.28675703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15.14">
            <text:p>15.14</text:p>
          </table:table-cell>
          <table:table-cell office:value-type="float" office:value="9">
            <text:p>9</text:p>
          </table:table-cell>
          <table:table-cell office:value-type="float" office:value="1498.46">
            <text:p>1498.46</text:p>
          </table:table-cell>
          <table:table-cell office:value-type="float" office:value="233.17">
            <text:p>233.17</text:p>
          </table:table-cell>
          <table:table-cell office:value-type="float" office:value="6.42646995754171">
            <text:p>6.4264699575</text:p>
          </table:table-cell>
          <table:table-cell office:value-type="float" office:value="1.68222222222222">
            <text:p>1.6822222222</text:p>
          </table:table-cell>
          <table:table-cell office:value-type="float" office:value="15.4009247027741">
            <text:p>15.40092470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4.71">
            <text:p>14.71</text:p>
          </table:table-cell>
          <table:table-cell office:value-type="float" office:value="6">
            <text:p>6</text:p>
          </table:table-cell>
          <table:table-cell office:value-type="float" office:value="1456.19">
            <text:p>1456.19</text:p>
          </table:table-cell>
          <table:table-cell office:value-type="float" office:value="302.72">
            <text:p>302.72</text:p>
          </table:table-cell>
          <table:table-cell office:value-type="float" office:value="4.8103528012685">
            <text:p>4.8103528013</text:p>
          </table:table-cell>
          <table:table-cell office:value-type="float" office:value="2.45166666666667">
            <text:p>2.4516666667</text:p>
          </table:table-cell>
          <table:table-cell office:value-type="float" office:value="20.5791978246091">
            <text:p>20.579197824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12.27">
            <text:p>12.27</text:p>
          </table:table-cell>
          <table:table-cell office:value-type="float" office:value="6">
            <text:p>6</text:p>
          </table:table-cell>
          <table:table-cell office:value-type="float" office:value="1214.24">
            <text:p>1214.24</text:p>
          </table:table-cell>
          <table:table-cell office:value-type="float" office:value="254.52">
            <text:p>254.52</text:p>
          </table:table-cell>
          <table:table-cell office:value-type="float" office:value="4.77070564199277">
            <text:p>4.770705642</text:p>
          </table:table-cell>
          <table:table-cell office:value-type="float" office:value="2.045">
            <text:p>2.045</text:p>
          </table:table-cell>
          <table:table-cell office:value-type="float" office:value="20.7432762836186">
            <text:p>20.74327628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7.66">
            <text:p>7.66</text:p>
          </table:table-cell>
          <table:table-cell office:value-type="float" office:value="7">
            <text:p>7</text:p>
          </table:table-cell>
          <table:table-cell office:value-type="float" office:value="757.94">
            <text:p>757.94</text:p>
          </table:table-cell>
          <table:table-cell office:value-type="float" office:value="190.76">
            <text:p>190.76</text:p>
          </table:table-cell>
          <table:table-cell office:value-type="float" office:value="3.97326483539526">
            <text:p>3.9732648354</text:p>
          </table:table-cell>
          <table:table-cell office:value-type="float" office:value="1.09428571428571">
            <text:p>1.0942857143</text:p>
          </table:table-cell>
          <table:table-cell office:value-type="float" office:value="24.9033942558747">
            <text:p>24.90339425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10.07">
            <text:p>10.07</text:p>
          </table:table-cell>
          <table:table-cell office:value-type="float" office:value="9">
            <text:p>9</text:p>
          </table:table-cell>
          <table:table-cell office:value-type="float" office:value="996.53">
            <text:p>996.53</text:p>
          </table:table-cell>
          <table:table-cell office:value-type="float" office:value="184.94">
            <text:p>184.94</text:p>
          </table:table-cell>
          <table:table-cell office:value-type="float" office:value="5.38839623661728">
            <text:p>5.3883962366</text:p>
          </table:table-cell>
          <table:table-cell office:value-type="float" office:value="1.11888888888889">
            <text:p>1.1188888889</text:p>
          </table:table-cell>
          <table:table-cell office:value-type="float" office:value="18.3654419066534">
            <text:p>18.36544190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8.16">
            <text:p>8.16</text:p>
          </table:table-cell>
          <table:table-cell office:value-type="float" office:value="9">
            <text:p>9</text:p>
          </table:table-cell>
          <table:table-cell office:value-type="float" office:value="807.44">
            <text:p>807.44</text:p>
          </table:table-cell>
          <table:table-cell office:value-type="float" office:value="152.67">
            <text:p>152.67</text:p>
          </table:table-cell>
          <table:table-cell office:value-type="float" office:value="5.28879282111744">
            <text:p>5.2887928211</text:p>
          </table:table-cell>
          <table:table-cell office:value-type="float" office:value="0.906666666666667">
            <text:p>0.9066666667</text:p>
          </table:table-cell>
          <table:table-cell office:value-type="float" office:value="18.7095588235294">
            <text:p>18.70955882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7.56">
            <text:p>7.56</text:p>
          </table:table-cell>
          <table:table-cell office:value-type="float" office:value="9">
            <text:p>9</text:p>
          </table:table-cell>
          <table:table-cell office:value-type="float" office:value="748.54">
            <text:p>748.54</text:p>
          </table:table-cell>
          <table:table-cell office:value-type="float" office:value="260.24">
            <text:p>260.24</text:p>
          </table:table-cell>
          <table:table-cell office:value-type="float" office:value="2.87634491238856">
            <text:p>2.8763449124</text:p>
          </table:table-cell>
          <table:table-cell office:value-type="float" office:value="0.84">
            <text:p>0.84</text:p>
          </table:table-cell>
          <table:table-cell office:value-type="float" office:value="34.4232804232804">
            <text:p>34.42328042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7.75">
            <text:p>7.75</text:p>
          </table:table-cell>
          <table:table-cell office:value-type="float" office:value="11">
            <text:p>11</text:p>
          </table:table-cell>
          <table:table-cell office:value-type="float" office:value="767.75">
            <text:p>767.75</text:p>
          </table:table-cell>
          <table:table-cell office:value-type="float" office:value="193.17">
            <text:p>193.17</text:p>
          </table:table-cell>
          <table:table-cell office:value-type="float" office:value="3.97447843868095">
            <text:p>3.9744784387</text:p>
          </table:table-cell>
          <table:table-cell office:value-type="float" office:value="0.704545454545455">
            <text:p>0.7045454545</text:p>
          </table:table-cell>
          <table:table-cell office:value-type="float" office:value="24.9251612903226">
            <text:p>24.925161290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13.37">
            <text:p>13.37</text:p>
          </table:table-cell>
          <table:table-cell office:value-type="float" office:value="11">
            <text:p>11</text:p>
          </table:table-cell>
          <table:table-cell office:value-type="float" office:value="1323.53">
            <text:p>1323.53</text:p>
          </table:table-cell>
          <table:table-cell office:value-type="float" office:value="243.97">
            <text:p>243.97</text:p>
          </table:table-cell>
          <table:table-cell office:value-type="float" office:value="5.42497028323155">
            <text:p>5.4249702832</text:p>
          </table:table-cell>
          <table:table-cell office:value-type="float" office:value="1.21545454545455">
            <text:p>1.2154545455</text:p>
          </table:table-cell>
          <table:table-cell office:value-type="float" office:value="18.247569184742">
            <text:p>18.247569184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7.29">
            <text:p>7.29</text:p>
          </table:table-cell>
          <table:table-cell office:value-type="float" office:value="10">
            <text:p>10</text:p>
          </table:table-cell>
          <table:table-cell office:value-type="float" office:value="721.41">
            <text:p>721.41</text:p>
          </table:table-cell>
          <table:table-cell office:value-type="float" office:value="250.23">
            <text:p>250.23</text:p>
          </table:table-cell>
          <table:table-cell office:value-type="float" office:value="2.88298765136075">
            <text:p>2.8829876514</text:p>
          </table:table-cell>
          <table:table-cell office:value-type="float" office:value="0.729">
            <text:p>0.729</text:p>
          </table:table-cell>
          <table:table-cell office:value-type="float" office:value="34.3251028806584">
            <text:p>34.32510288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0.94">
            <text:p>10.94</text:p>
          </table:table-cell>
          <table:table-cell office:value-type="float" office:value="7">
            <text:p>7</text:p>
          </table:table-cell>
          <table:table-cell office:value-type="float" office:value="1082.86">
            <text:p>1082.86</text:p>
          </table:table-cell>
          <table:table-cell office:value-type="float" office:value="261.43">
            <text:p>261.43</text:p>
          </table:table-cell>
          <table:table-cell office:value-type="float" office:value="4.14206479746012">
            <text:p>4.1420647975</text:p>
          </table:table-cell>
          <table:table-cell office:value-type="float" office:value="1.56285714285714">
            <text:p>1.5628571429</text:p>
          </table:table-cell>
          <table:table-cell office:value-type="float" office:value="23.8967093235832">
            <text:p>23.89670932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3.9">
            <text:p>13.9</text:p>
          </table:table-cell>
          <table:table-cell office:value-type="float" office:value="8">
            <text:p>8</text:p>
          </table:table-cell>
          <table:table-cell office:value-type="float" office:value="1375.7">
            <text:p>1375.7</text:p>
          </table:table-cell>
          <table:table-cell office:value-type="float" office:value="231.43">
            <text:p>231.43</text:p>
          </table:table-cell>
          <table:table-cell office:value-type="float" office:value="5.94434602255542">
            <text:p>5.9443460226</text:p>
          </table:table-cell>
          <table:table-cell office:value-type="float" office:value="1.7375">
            <text:p>1.7375</text:p>
          </table:table-cell>
          <table:table-cell office:value-type="float" office:value="16.6496402877698">
            <text:p>16.64964028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7.38">
            <text:p>7.38</text:p>
          </table:table-cell>
          <table:table-cell office:value-type="float" office:value="7">
            <text:p>7</text:p>
          </table:table-cell>
          <table:table-cell office:value-type="float" office:value="730.72">
            <text:p>730.72</text:p>
          </table:table-cell>
          <table:table-cell office:value-type="float" office:value="190.75">
            <text:p>190.75</text:p>
          </table:table-cell>
          <table:table-cell office:value-type="float" office:value="3.83077326343381">
            <text:p>3.8307732634</text:p>
          </table:table-cell>
          <table:table-cell office:value-type="float" office:value="1.05428571428571">
            <text:p>1.0542857143</text:p>
          </table:table-cell>
          <table:table-cell office:value-type="float" office:value="25.8468834688347">
            <text:p>25.846883468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7.33">
            <text:p>7.33</text:p>
          </table:table-cell>
          <table:table-cell office:value-type="float" office:value="9">
            <text:p>9</text:p>
          </table:table-cell>
          <table:table-cell office:value-type="float" office:value="725.57">
            <text:p>725.57</text:p>
          </table:table-cell>
          <table:table-cell office:value-type="float" office:value="253.65">
            <text:p>253.65</text:p>
          </table:table-cell>
          <table:table-cell office:value-type="float" office:value="2.86051645968855">
            <text:p>2.8605164597</text:p>
          </table:table-cell>
          <table:table-cell office:value-type="float" office:value="0.814444444444444">
            <text:p>0.8144444444</text:p>
          </table:table-cell>
          <table:table-cell office:value-type="float" office:value="34.6043656207367">
            <text:p>34.60436562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8.3">
            <text:p>8.3</text:p>
          </table:table-cell>
          <table:table-cell office:value-type="float" office:value="10">
            <text:p>10</text:p>
          </table:table-cell>
          <table:table-cell office:value-type="float" office:value="822.19">
            <text:p>822.19</text:p>
          </table:table-cell>
          <table:table-cell office:value-type="float" office:value="191.94">
            <text:p>191.94</text:p>
          </table:table-cell>
          <table:table-cell office:value-type="float" office:value="4.28357820152131">
            <text:p>4.2835782015</text:p>
          </table:table-cell>
          <table:table-cell office:value-type="float" office:value="0.83">
            <text:p>0.83</text:p>
          </table:table-cell>
          <table:table-cell office:value-type="float" office:value="23.1253012048193">
            <text:p>23.125301204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12.93">
            <text:p>12.93</text:p>
          </table:table-cell>
          <table:table-cell office:value-type="float" office:value="8">
            <text:p>8</text:p>
          </table:table-cell>
          <table:table-cell office:value-type="float" office:value="1280.17">
            <text:p>1280.17</text:p>
          </table:table-cell>
          <table:table-cell office:value-type="float" office:value="221.22">
            <text:p>221.22</text:p>
          </table:table-cell>
          <table:table-cell office:value-type="float" office:value="5.78686375553748">
            <text:p>5.7868637555</text:p>
          </table:table-cell>
          <table:table-cell office:value-type="float" office:value="1.61625">
            <text:p>1.61625</text:p>
          </table:table-cell>
          <table:table-cell office:value-type="float" office:value="17.1090487238979">
            <text:p>17.109048723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7.56">
            <text:p>7.56</text:p>
          </table:table-cell>
          <table:table-cell office:value-type="float" office:value="11">
            <text:p>11</text:p>
          </table:table-cell>
          <table:table-cell office:value-type="float" office:value="748.74">
            <text:p>748.74</text:p>
          </table:table-cell>
          <table:table-cell office:value-type="float" office:value="250.33">
            <text:p>250.33</text:p>
          </table:table-cell>
          <table:table-cell office:value-type="float" office:value="2.99101186433907">
            <text:p>2.9910118643</text:p>
          </table:table-cell>
          <table:table-cell office:value-type="float" office:value="0.687272727272727">
            <text:p>0.6872727273</text:p>
          </table:table-cell>
          <table:table-cell office:value-type="float" office:value="33.1124338624339">
            <text:p>33.112433862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6.94">
            <text:p>6.94</text:p>
          </table:table-cell>
          <table:table-cell office:value-type="float" office:value="10">
            <text:p>10</text:p>
          </table:table-cell>
          <table:table-cell office:value-type="float" office:value="687.06">
            <text:p>687.06</text:p>
          </table:table-cell>
          <table:table-cell office:value-type="float" office:value="253.74">
            <text:p>253.74</text:p>
          </table:table-cell>
          <table:table-cell office:value-type="float" office:value="2.70773232442658">
            <text:p>2.7077323244</text:p>
          </table:table-cell>
          <table:table-cell office:value-type="float" office:value="0.694">
            <text:p>0.694</text:p>
          </table:table-cell>
          <table:table-cell office:value-type="float" office:value="36.5619596541787">
            <text:p>36.56195965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8.8">
            <text:p>8.8</text:p>
          </table:table-cell>
          <table:table-cell office:value-type="float" office:value="6">
            <text:p>6</text:p>
          </table:table-cell>
          <table:table-cell office:value-type="float" office:value="871.4">
            <text:p>871.4</text:p>
          </table:table-cell>
          <table:table-cell office:value-type="float" office:value="247.18">
            <text:p>247.18</text:p>
          </table:table-cell>
          <table:table-cell office:value-type="float" office:value="3.52536612994579">
            <text:p>3.5253661299</text:p>
          </table:table-cell>
          <table:table-cell office:value-type="float" office:value="1.46666666666667">
            <text:p>1.4666666667</text:p>
          </table:table-cell>
          <table:table-cell office:value-type="float" office:value="28.0886363636364">
            <text:p>28.08863636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7.37">
            <text:p>7.37</text:p>
          </table:table-cell>
          <table:table-cell office:value-type="float" office:value="255">
            <text:p>255</text:p>
          </table:table-cell>
          <table:table-cell office:value-type="float" office:value="729.73">
            <text:p>729.73</text:p>
          </table:table-cell>
          <table:table-cell office:value-type="float" office:value="247.05">
            <text:p>247.05</text:p>
          </table:table-cell>
          <table:table-cell office:value-type="float" office:value="2.95377453956689">
            <text:p>2.9537745396</text:p>
          </table:table-cell>
          <table:table-cell office:value-type="float" office:value="0.0289019607843137">
            <text:p>0.0289019608</text:p>
          </table:table-cell>
          <table:table-cell office:value-type="float" office:value="33.5210312075984">
            <text:p>33.521031207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37.21">
            <text:p>37.21</text:p>
          </table:table-cell>
          <table:table-cell office:value-type="float" office:value="12">
            <text:p>12</text:p>
          </table:table-cell>
          <table:table-cell office:value-type="float" office:value="3683.39">
            <text:p>3683.39</text:p>
          </table:table-cell>
          <table:table-cell office:value-type="float" office:value="253.65">
            <text:p>253.65</text:p>
          </table:table-cell>
          <table:table-cell office:value-type="float" office:value="14.5215454366253">
            <text:p>14.5215454366</text:p>
          </table:table-cell>
          <table:table-cell office:value-type="float" office:value="3.10083333333333">
            <text:p>3.1008333333</text:p>
          </table:table-cell>
          <table:table-cell office:value-type="float" office:value="6.81671593657619">
            <text:p>6.8167159366</text:p>
          </table:table-cell>
          <table:table-cell table:number-columns-repeated="1015"/>
        </table:table-row>
        <table:table-row table:style-name="ro2">
          <table:table-cell office:value-type="string">
            <text:p>6879</text:p>
          </table:table-cell>
          <table:table-cell office:value-type="string">
            <text:p>6087</text:p>
          </table:table-cell>
          <table:table-cell office:value-type="float" office:value="1.23">
            <text:p>1.23</text:p>
          </table:table-cell>
          <table:table-cell office:value-type="float" office:value="3">
            <text:p>3</text:p>
          </table:table-cell>
          <table:table-cell office:value-type="float" office:value="122.07">
            <text:p>122.07</text:p>
          </table:table-cell>
          <table:table-cell office:value-type="float" office:value="68.45">
            <text:p>68.45</text:p>
          </table:table-cell>
          <table:table-cell office:value-type="float" office:value="1.78334550766983">
            <text:p>1.7833455077</text:p>
          </table:table-cell>
          <table:table-cell office:value-type="float" office:value="0.41">
            <text:p>0.41</text:p>
          </table:table-cell>
          <table:table-cell office:value-type="float" office:value="55.6504065040651">
            <text:p>55.650406504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12.73">
            <text:p>12.73</text:p>
          </table:table-cell>
          <table:table-cell office:value-type="float" office:value="7">
            <text:p>7</text:p>
          </table:table-cell>
          <table:table-cell office:value-type="float" office:value="1259.97">
            <text:p>1259.97</text:p>
          </table:table-cell>
          <table:table-cell office:value-type="float" office:value="306.82">
            <text:p>306.82</text:p>
          </table:table-cell>
          <table:table-cell office:value-type="float" office:value="4.10654455381005">
            <text:p>4.1065445538</text:p>
          </table:table-cell>
          <table:table-cell office:value-type="float" office:value="1.81857142857143">
            <text:p>1.8185714286</text:p>
          </table:table-cell>
          <table:table-cell office:value-type="float" office:value="24.102120974077">
            <text:p>24.102120974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1.44">
            <text:p>1.44</text:p>
          </table:table-cell>
          <table:table-cell office:value-type="float" office:value="8">
            <text:p>8</text:p>
          </table:table-cell>
          <table:table-cell office:value-type="float" office:value="142.96">
            <text:p>142.96</text:p>
          </table:table-cell>
          <table:table-cell office:value-type="float" office:value="1.96">
            <text:p>1.96</text:p>
          </table:table-cell>
          <table:table-cell office:value-type="float" office:value="72.9387755102041">
            <text:p>72.9387755102</text:p>
          </table:table-cell>
          <table:table-cell office:value-type="float" office:value="0.18">
            <text:p>0.18</text:p>
          </table:table-cell>
          <table:table-cell office:value-type="float" office:value="1.36111111111111">
            <text:p>1.36111111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0.99">
            <text:p>0.99</text:p>
          </table:table-cell>
          <table:table-cell office:value-type="float" office:value="3">
            <text:p>3</text:p>
          </table:table-cell>
          <table:table-cell office:value-type="float" office:value="97.81">
            <text:p>97.81</text:p>
          </table:table-cell>
          <table:table-cell office:value-type="float" office:value="66.23">
            <text:p>66.23</text:p>
          </table:table-cell>
          <table:table-cell office:value-type="float" office:value="1.47682319190699">
            <text:p>1.4768231919</text:p>
          </table:table-cell>
          <table:table-cell office:value-type="float" office:value="0.33">
            <text:p>0.33</text:p>
          </table:table-cell>
          <table:table-cell office:value-type="float" office:value="66.8989898989899">
            <text:p>66.89898989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1.71">
            <text:p>1.71</text:p>
          </table:table-cell>
          <table:table-cell office:value-type="float" office:value="8">
            <text:p>8</text:p>
          </table:table-cell>
          <table:table-cell office:value-type="float" office:value="169.09">
            <text:p>169.09</text:p>
          </table:table-cell>
          <table:table-cell office:value-type="float" office:value="70">
            <text:p>70</text:p>
          </table:table-cell>
          <table:table-cell office:value-type="float" office:value="2.41557142857143">
            <text:p>2.4155714286</text:p>
          </table:table-cell>
          <table:table-cell office:value-type="float" office:value="0.21375">
            <text:p>0.21375</text:p>
          </table:table-cell>
          <table:table-cell office:value-type="float" office:value="40.9356725146199">
            <text:p>40.935672514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10.6">
            <text:p>10.6</text:p>
          </table:table-cell>
          <table:table-cell office:value-type="float" office:value="7">
            <text:p>7</text:p>
          </table:table-cell>
          <table:table-cell office:value-type="float" office:value="1049">
            <text:p>1049</text:p>
          </table:table-cell>
          <table:table-cell office:value-type="float" office:value="334.16">
            <text:p>334.16</text:p>
          </table:table-cell>
          <table:table-cell office:value-type="float" office:value="3.13921474742638">
            <text:p>3.1392147474</text:p>
          </table:table-cell>
          <table:table-cell office:value-type="float" office:value="1.51428571428571">
            <text:p>1.5142857143</text:p>
          </table:table-cell>
          <table:table-cell office:value-type="float" office:value="31.5245283018868">
            <text:p>31.524528301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1.13">
            <text:p>1.13</text:p>
          </table:table-cell>
          <table:table-cell office:value-type="float" office:value="5">
            <text:p>5</text:p>
          </table:table-cell>
          <table:table-cell office:value-type="float" office:value="112.07">
            <text:p>112.07</text:p>
          </table:table-cell>
          <table:table-cell office:value-type="float" office:value="70.88">
            <text:p>70.88</text:p>
          </table:table-cell>
          <table:table-cell office:value-type="float" office:value="1.5811230248307">
            <text:p>1.5811230248</text:p>
          </table:table-cell>
          <table:table-cell office:value-type="float" office:value="0.226">
            <text:p>0.226</text:p>
          </table:table-cell>
          <table:table-cell office:value-type="float" office:value="62.7256637168142">
            <text:p>62.725663716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7.11">
            <text:p>7.11</text:p>
          </table:table-cell>
          <table:table-cell office:value-type="float" office:value="9">
            <text:p>9</text:p>
          </table:table-cell>
          <table:table-cell office:value-type="float" office:value="703.59">
            <text:p>703.59</text:p>
          </table:table-cell>
          <table:table-cell office:value-type="float" office:value="128.76">
            <text:p>128.76</text:p>
          </table:table-cell>
          <table:table-cell office:value-type="float" office:value="5.4643522833178">
            <text:p>5.4643522833</text:p>
          </table:table-cell>
          <table:table-cell office:value-type="float" office:value="0.79">
            <text:p>0.79</text:p>
          </table:table-cell>
          <table:table-cell office:value-type="float" office:value="18.1097046413502">
            <text:p>18.109704641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11.28">
            <text:p>11.28</text:p>
          </table:table-cell>
          <table:table-cell office:value-type="float" office:value="10">
            <text:p>10</text:p>
          </table:table-cell>
          <table:table-cell office:value-type="float" office:value="1116.82">
            <text:p>1116.82</text:p>
          </table:table-cell>
          <table:table-cell office:value-type="float" office:value="227.21">
            <text:p>227.21</text:p>
          </table:table-cell>
          <table:table-cell office:value-type="float" office:value="4.91536464064082">
            <text:p>4.9153646406</text:p>
          </table:table-cell>
          <table:table-cell office:value-type="float" office:value="1.128">
            <text:p>1.128</text:p>
          </table:table-cell>
          <table:table-cell office:value-type="float" office:value="20.1427304964539">
            <text:p>20.142730496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8.22">
            <text:p>8.22</text:p>
          </table:table-cell>
          <table:table-cell office:value-type="float" office:value="7">
            <text:p>7</text:p>
          </table:table-cell>
          <table:table-cell office:value-type="float" office:value="813.58">
            <text:p>813.58</text:p>
          </table:table-cell>
          <table:table-cell office:value-type="float" office:value="143.86">
            <text:p>143.86</text:p>
          </table:table-cell>
          <table:table-cell office:value-type="float" office:value="5.65535937717225">
            <text:p>5.6553593772</text:p>
          </table:table-cell>
          <table:table-cell office:value-type="float" office:value="1.17428571428571">
            <text:p>1.1742857143</text:p>
          </table:table-cell>
          <table:table-cell office:value-type="float" office:value="17.5012165450122">
            <text:p>17.5012165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2.19">
            <text:p>2.19</text:p>
          </table:table-cell>
          <table:table-cell office:value-type="float" office:value="9">
            <text:p>9</text:p>
          </table:table-cell>
          <table:table-cell office:value-type="float" office:value="216.91">
            <text:p>216.91</text:p>
          </table:table-cell>
          <table:table-cell office:value-type="float" office:value="35.82">
            <text:p>35.82</text:p>
          </table:table-cell>
          <table:table-cell office:value-type="float" office:value="6.05555555555556">
            <text:p>6.0555555556</text:p>
          </table:table-cell>
          <table:table-cell office:value-type="float" office:value="0.243333333333333">
            <text:p>0.2433333333</text:p>
          </table:table-cell>
          <table:table-cell office:value-type="float" office:value="16.3561643835616">
            <text:p>16.35616438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3.22">
            <text:p>3.22</text:p>
          </table:table-cell>
          <table:table-cell office:value-type="float" office:value="9">
            <text:p>9</text:p>
          </table:table-cell>
          <table:table-cell office:value-type="float" office:value="319.18">
            <text:p>319.18</text:p>
          </table:table-cell>
          <table:table-cell office:value-type="float" office:value="35.72">
            <text:p>35.72</text:p>
          </table:table-cell>
          <table:table-cell office:value-type="float" office:value="8.93561030235162">
            <text:p>8.9356103024</text:p>
          </table:table-cell>
          <table:table-cell office:value-type="float" office:value="0.357777777777778">
            <text:p>0.3577777778</text:p>
          </table:table-cell>
          <table:table-cell office:value-type="float" office:value="11.0931677018634">
            <text:p>11.093167701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7.66">
            <text:p>7.66</text:p>
          </table:table-cell>
          <table:table-cell office:value-type="float" office:value="6">
            <text:p>6</text:p>
          </table:table-cell>
          <table:table-cell office:value-type="float" office:value="757.85">
            <text:p>757.85</text:p>
          </table:table-cell>
          <table:table-cell office:value-type="float" office:value="331.03">
            <text:p>331.03</text:p>
          </table:table-cell>
          <table:table-cell office:value-type="float" office:value="2.2893695435459">
            <text:p>2.2893695435</text:p>
          </table:table-cell>
          <table:table-cell office:value-type="float" office:value="1.27666666666667">
            <text:p>1.2766666667</text:p>
          </table:table-cell>
          <table:table-cell office:value-type="float" office:value="43.2154046997389">
            <text:p>43.215404699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4.8">
            <text:p>14.8</text:p>
          </table:table-cell>
          <table:table-cell office:value-type="float" office:value="4">
            <text:p>4</text:p>
          </table:table-cell>
          <table:table-cell office:value-type="float" office:value="1465.3">
            <text:p>1465.3</text:p>
          </table:table-cell>
          <table:table-cell office:value-type="float" office:value="322.06">
            <text:p>322.06</text:p>
          </table:table-cell>
          <table:table-cell office:value-type="float" office:value="4.54977333416134">
            <text:p>4.5497733342</text:p>
          </table:table-cell>
          <table:table-cell office:value-type="float" office:value="3.7">
            <text:p>3.7</text:p>
          </table:table-cell>
          <table:table-cell office:value-type="float" office:value="21.7608108108108">
            <text:p>21.760810810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8.52">
            <text:p>8.52</text:p>
          </table:table-cell>
          <table:table-cell office:value-type="float" office:value="6">
            <text:p>6</text:p>
          </table:table-cell>
          <table:table-cell office:value-type="float" office:value="843.28">
            <text:p>843.28</text:p>
          </table:table-cell>
          <table:table-cell office:value-type="float" office:value="170.9">
            <text:p>170.9</text:p>
          </table:table-cell>
          <table:table-cell office:value-type="float" office:value="4.93434757167935">
            <text:p>4.9343475717</text:p>
          </table:table-cell>
          <table:table-cell office:value-type="float" office:value="1.42">
            <text:p>1.42</text:p>
          </table:table-cell>
          <table:table-cell office:value-type="float" office:value="20.0586854460094">
            <text:p>20.05868544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8.42">
            <text:p>8.42</text:p>
          </table:table-cell>
          <table:table-cell office:value-type="float" office:value="6">
            <text:p>6</text:p>
          </table:table-cell>
          <table:table-cell office:value-type="float" office:value="833.28">
            <text:p>833.28</text:p>
          </table:table-cell>
          <table:table-cell office:value-type="float" office:value="70.89">
            <text:p>70.89</text:p>
          </table:table-cell>
          <table:table-cell office:value-type="float" office:value="11.7545493017351">
            <text:p>11.7545493017</text:p>
          </table:table-cell>
          <table:table-cell office:value-type="float" office:value="1.40333333333333">
            <text:p>1.4033333333</text:p>
          </table:table-cell>
          <table:table-cell office:value-type="float" office:value="8.41923990498812">
            <text:p>8.41923990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13.35">
            <text:p>13.35</text:p>
          </table:table-cell>
          <table:table-cell office:value-type="float" office:value="6">
            <text:p>6</text:p>
          </table:table-cell>
          <table:table-cell office:value-type="float" office:value="1321.75">
            <text:p>1321.75</text:p>
          </table:table-cell>
          <table:table-cell office:value-type="float" office:value="108.45">
            <text:p>108.45</text:p>
          </table:table-cell>
          <table:table-cell office:value-type="float" office:value="12.1876440756109">
            <text:p>12.1876440756</text:p>
          </table:table-cell>
          <table:table-cell office:value-type="float" office:value="2.225">
            <text:p>2.225</text:p>
          </table:table-cell>
          <table:table-cell office:value-type="float" office:value="8.12359550561798">
            <text:p>8.12359550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4.96">
            <text:p>4.96</text:p>
          </table:table-cell>
          <table:table-cell office:value-type="float" office:value="6">
            <text:p>6</text:p>
          </table:table-cell>
          <table:table-cell office:value-type="float" office:value="490.55">
            <text:p>490.55</text:p>
          </table:table-cell>
          <table:table-cell office:value-type="float" office:value="108.85">
            <text:p>108.85</text:p>
          </table:table-cell>
          <table:table-cell office:value-type="float" office:value="4.50666054203032">
            <text:p>4.506660542</text:p>
          </table:table-cell>
          <table:table-cell office:value-type="float" office:value="0.826666666666667">
            <text:p>0.8266666667</text:p>
          </table:table-cell>
          <table:table-cell office:value-type="float" office:value="21.945564516129">
            <text:p>21.945564516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3.21">
            <text:p>3.21</text:p>
          </table:table-cell>
          <table:table-cell office:value-type="float" office:value="6">
            <text:p>6</text:p>
          </table:table-cell>
          <table:table-cell office:value-type="float" office:value="317.49">
            <text:p>317.49</text:p>
          </table:table-cell>
          <table:table-cell office:value-type="float" office:value="1.91">
            <text:p>1.91</text:p>
          </table:table-cell>
          <table:table-cell office:value-type="float" office:value="166.225130890052">
            <text:p>166.2251308901</text:p>
          </table:table-cell>
          <table:table-cell office:value-type="float" office:value="0.535">
            <text:p>0.535</text:p>
          </table:table-cell>
          <table:table-cell office:value-type="float" office:value="0.595015576323987">
            <text:p>0.59501557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2.35">
            <text:p>2.35</text:p>
          </table:table-cell>
          <table:table-cell office:value-type="float" office:value="8">
            <text:p>8</text:p>
          </table:table-cell>
          <table:table-cell office:value-type="float" office:value="232.65">
            <text:p>232.65</text:p>
          </table:table-cell>
          <table:table-cell office:value-type="float" office:value="68.45">
            <text:p>68.45</text:p>
          </table:table-cell>
          <table:table-cell office:value-type="float" office:value="3.39883126369613">
            <text:p>3.3988312637</text:p>
          </table:table-cell>
          <table:table-cell office:value-type="float" office:value="0.29375">
            <text:p>0.29375</text:p>
          </table:table-cell>
          <table:table-cell office:value-type="float" office:value="29.1276595744681">
            <text:p>29.12765957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7.19">
            <text:p>7.19</text:p>
          </table:table-cell>
          <table:table-cell office:value-type="float" office:value="4">
            <text:p>4</text:p>
          </table:table-cell>
          <table:table-cell office:value-type="float" office:value="712.11">
            <text:p>712.11</text:p>
          </table:table-cell>
          <table:table-cell office:value-type="float" office:value="354.95">
            <text:p>354.95</text:p>
          </table:table-cell>
          <table:table-cell office:value-type="float" office:value="2.00622622904634">
            <text:p>2.006226229</text:p>
          </table:table-cell>
          <table:table-cell office:value-type="float" office:value="1.7975">
            <text:p>1.7975</text:p>
          </table:table-cell>
          <table:table-cell office:value-type="float" office:value="49.3671766342142">
            <text:p>49.36717663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4.05">
            <text:p>4.05</text:p>
          </table:table-cell>
          <table:table-cell office:value-type="float" office:value="8">
            <text:p>8</text:p>
          </table:table-cell>
          <table:table-cell office:value-type="float" office:value="400.75">
            <text:p>400.75</text:p>
          </table:table-cell>
          <table:table-cell office:value-type="float" office:value="11.33">
            <text:p>11.33</text:p>
          </table:table-cell>
          <table:table-cell office:value-type="float" office:value="35.3706972639011">
            <text:p>35.3706972639</text:p>
          </table:table-cell>
          <table:table-cell office:value-type="float" office:value="0.50625">
            <text:p>0.50625</text:p>
          </table:table-cell>
          <table:table-cell office:value-type="float" office:value="2.79753086419753">
            <text:p>2.79753086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10.83">
            <text:p>10.83</text:p>
          </table:table-cell>
          <table:table-cell office:value-type="float" office:value="7">
            <text:p>7</text:p>
          </table:table-cell>
          <table:table-cell office:value-type="float" office:value="1071.87">
            <text:p>1071.87</text:p>
          </table:table-cell>
          <table:table-cell office:value-type="float" office:value="261.43">
            <text:p>261.43</text:p>
          </table:table-cell>
          <table:table-cell office:value-type="float" office:value="4.10002677580997">
            <text:p>4.1000267758</text:p>
          </table:table-cell>
          <table:table-cell office:value-type="float" office:value="1.54714285714286">
            <text:p>1.5471428571</text:p>
          </table:table-cell>
          <table:table-cell office:value-type="float" office:value="24.1394275161588">
            <text:p>24.139427516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3.27">
            <text:p>13.27</text:p>
          </table:table-cell>
          <table:table-cell office:value-type="float" office:value="6">
            <text:p>6</text:p>
          </table:table-cell>
          <table:table-cell office:value-type="float" office:value="1314.13">
            <text:p>1314.13</text:p>
          </table:table-cell>
          <table:table-cell office:value-type="float" office:value="335.59">
            <text:p>335.59</text:p>
          </table:table-cell>
          <table:table-cell office:value-type="float" office:value="3.91587949581334">
            <text:p>3.9158794958</text:p>
          </table:table-cell>
          <table:table-cell office:value-type="float" office:value="2.21166666666667">
            <text:p>2.2116666667</text:p>
          </table:table-cell>
          <table:table-cell office:value-type="float" office:value="25.2893745290128">
            <text:p>25.2893745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5.68">
            <text:p>5.68</text:p>
          </table:table-cell>
          <table:table-cell office:value-type="float" office:value="5">
            <text:p>5</text:p>
          </table:table-cell>
          <table:table-cell office:value-type="float" office:value="561.92">
            <text:p>561.92</text:p>
          </table:table-cell>
          <table:table-cell office:value-type="float" office:value="70.88">
            <text:p>70.88</text:p>
          </table:table-cell>
          <table:table-cell office:value-type="float" office:value="7.92776523702032">
            <text:p>7.927765237</text:p>
          </table:table-cell>
          <table:table-cell office:value-type="float" office:value="1.136">
            <text:p>1.136</text:p>
          </table:table-cell>
          <table:table-cell office:value-type="float" office:value="12.4788732394366">
            <text:p>12.478873239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5.84">
            <text:p>5.84</text:p>
          </table:table-cell>
          <table:table-cell office:value-type="float" office:value="5">
            <text:p>5</text:p>
          </table:table-cell>
          <table:table-cell office:value-type="float" office:value="577.76">
            <text:p>577.76</text:p>
          </table:table-cell>
          <table:table-cell office:value-type="float" office:value="7.93">
            <text:p>7.93</text:p>
          </table:table-cell>
          <table:table-cell office:value-type="float" office:value="72.8575031525851">
            <text:p>72.8575031526</text:p>
          </table:table-cell>
          <table:table-cell office:value-type="float" office:value="1.168">
            <text:p>1.168</text:p>
          </table:table-cell>
          <table:table-cell office:value-type="float" office:value="1.35787671232877">
            <text:p>1.357876712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1.62">
            <text:p>1.62</text:p>
          </table:table-cell>
          <table:table-cell office:value-type="float" office:value="8">
            <text:p>8</text:p>
          </table:table-cell>
          <table:table-cell office:value-type="float" office:value="160.88">
            <text:p>160.88</text:p>
          </table:table-cell>
          <table:table-cell office:value-type="float" office:value="69.67">
            <text:p>69.67</text:p>
          </table:table-cell>
          <table:table-cell office:value-type="float" office:value="2.30917180996125">
            <text:p>2.30917181</text:p>
          </table:table-cell>
          <table:table-cell office:value-type="float" office:value="0.2025">
            <text:p>0.2025</text:p>
          </table:table-cell>
          <table:table-cell office:value-type="float" office:value="43.0061728395062">
            <text:p>43.006172839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5.69">
            <text:p>5.69</text:p>
          </table:table-cell>
          <table:table-cell office:value-type="float" office:value="5">
            <text:p>5</text:p>
          </table:table-cell>
          <table:table-cell office:value-type="float" office:value="563.11">
            <text:p>563.11</text:p>
          </table:table-cell>
          <table:table-cell office:value-type="float" office:value="209.25">
            <text:p>209.25</text:p>
          </table:table-cell>
          <table:table-cell office:value-type="float" office:value="2.69108721624851">
            <text:p>2.6910872162</text:p>
          </table:table-cell>
          <table:table-cell office:value-type="float" office:value="1.138">
            <text:p>1.138</text:p>
          </table:table-cell>
          <table:table-cell office:value-type="float" office:value="36.7750439367311">
            <text:p>36.77504393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5.43">
            <text:p>5.43</text:p>
          </table:table-cell>
          <table:table-cell office:value-type="float" office:value="9">
            <text:p>9</text:p>
          </table:table-cell>
          <table:table-cell office:value-type="float" office:value="537.67">
            <text:p>537.67</text:p>
          </table:table-cell>
          <table:table-cell office:value-type="float" office:value="11.21">
            <text:p>11.21</text:p>
          </table:table-cell>
          <table:table-cell office:value-type="float" office:value="47.9634255129349">
            <text:p>47.9634255129</text:p>
          </table:table-cell>
          <table:table-cell office:value-type="float" office:value="0.603333333333333">
            <text:p>0.6033333333</text:p>
          </table:table-cell>
          <table:table-cell office:value-type="float" office:value="2.06445672191529">
            <text:p>2.064456721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0.59">
            <text:p>0.59</text:p>
          </table:table-cell>
          <table:table-cell office:value-type="float" office:value="6">
            <text:p>6</text:p>
          </table:table-cell>
          <table:table-cell office:value-type="float" office:value="58.41">
            <text:p>58.41</text:p>
          </table:table-cell>
          <table:table-cell office:value-type="float" office:value="7.78">
            <text:p>7.78</text:p>
          </table:table-cell>
          <table:table-cell office:value-type="float" office:value="7.50771208226221">
            <text:p>7.5077120823</text:p>
          </table:table-cell>
          <table:table-cell office:value-type="float" office:value="0.0983333333333333">
            <text:p>0.0983333333</text:p>
          </table:table-cell>
          <table:table-cell office:value-type="float" office:value="13.1864406779661">
            <text:p>13.1864406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11.85">
            <text:p>11.85</text:p>
          </table:table-cell>
          <table:table-cell office:value-type="float" office:value="4">
            <text:p>4</text:p>
          </table:table-cell>
          <table:table-cell office:value-type="float" office:value="1173.35">
            <text:p>1173.35</text:p>
          </table:table-cell>
          <table:table-cell office:value-type="float" office:value="14.26">
            <text:p>14.26</text:p>
          </table:table-cell>
          <table:table-cell office:value-type="float" office:value="82.2826086956522">
            <text:p>82.2826086957</text:p>
          </table:table-cell>
          <table:table-cell office:value-type="float" office:value="2.9625">
            <text:p>2.9625</text:p>
          </table:table-cell>
          <table:table-cell office:value-type="float" office:value="1.20337552742616">
            <text:p>1.203375527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11.22">
            <text:p>11.22</text:p>
          </table:table-cell>
          <table:table-cell office:value-type="float" office:value="255">
            <text:p>255</text:p>
          </table:table-cell>
          <table:table-cell office:value-type="float" office:value="1110.88">
            <text:p>1110.88</text:p>
          </table:table-cell>
          <table:table-cell office:value-type="float" office:value="14.38">
            <text:p>14.38</text:p>
          </table:table-cell>
          <table:table-cell office:value-type="float" office:value="77.2517385257302">
            <text:p>77.2517385257</text:p>
          </table:table-cell>
          <table:table-cell office:value-type="float" office:value="0.044">
            <text:p>0.044</text:p>
          </table:table-cell>
          <table:table-cell office:value-type="float" office:value="1.28163992869875">
            <text:p>1.281639928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16.75">
            <text:p>16.75</text:p>
          </table:table-cell>
          <table:table-cell office:value-type="float" office:value="8">
            <text:p>8</text:p>
          </table:table-cell>
          <table:table-cell office:value-type="float" office:value="1658.35">
            <text:p>1658.35</text:p>
          </table:table-cell>
          <table:table-cell office:value-type="float" office:value="192.2">
            <text:p>192.2</text:p>
          </table:table-cell>
          <table:table-cell office:value-type="float" office:value="8.62825182101977">
            <text:p>8.628251821</text:p>
          </table:table-cell>
          <table:table-cell office:value-type="float" office:value="2.09375">
            <text:p>2.09375</text:p>
          </table:table-cell>
          <table:table-cell office:value-type="float" office:value="11.4746268656716">
            <text:p>11.4746268657</text:p>
          </table:table-cell>
          <table:table-cell table:number-columns-repeated="1015"/>
        </table:table-row>
        <table:table-row table:style-name="ro2">
          <table:table-cell office:value-type="string">
            <text:p>6892</text:p>
          </table:table-cell>
          <table:table-cell office:value-type="string">
            <text:p>6087</text:p>
          </table:table-cell>
          <table:table-cell office:value-type="float" office:value="6.91">
            <text:p>6.91</text:p>
          </table:table-cell>
          <table:table-cell office:value-type="float" office:value="6">
            <text:p>6</text:p>
          </table:table-cell>
          <table:table-cell office:value-type="float" office:value="684.49">
            <text:p>684.49</text:p>
          </table:table-cell>
          <table:table-cell office:value-type="float" office:value="286.2">
            <text:p>286.2</text:p>
          </table:table-cell>
          <table:table-cell office:value-type="float" office:value="2.39164919636618">
            <text:p>2.3916491964</text:p>
          </table:table-cell>
          <table:table-cell office:value-type="float" office:value="1.15166666666667">
            <text:p>1.1516666667</text:p>
          </table:table-cell>
          <table:table-cell office:value-type="float" office:value="41.4182344428365">
            <text:p>41.41823444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13.32">
            <text:p>13.32</text:p>
          </table:table-cell>
          <table:table-cell office:value-type="float" office:value="7">
            <text:p>7</text:p>
          </table:table-cell>
          <table:table-cell office:value-type="float" office:value="1318.68">
            <text:p>1318.68</text:p>
          </table:table-cell>
          <table:table-cell office:value-type="float" office:value="91.71">
            <text:p>91.71</text:p>
          </table:table-cell>
          <table:table-cell office:value-type="float" office:value="14.378802747792">
            <text:p>14.3788027478</text:p>
          </table:table-cell>
          <table:table-cell office:value-type="float" office:value="1.90285714285714">
            <text:p>1.9028571429</text:p>
          </table:table-cell>
          <table:table-cell office:value-type="float" office:value="6.88513513513513">
            <text:p>6.885135135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7.08">
            <text:p>7.08</text:p>
          </table:table-cell>
          <table:table-cell office:value-type="float" office:value="10">
            <text:p>10</text:p>
          </table:table-cell>
          <table:table-cell office:value-type="float" office:value="701.12">
            <text:p>701.12</text:p>
          </table:table-cell>
          <table:table-cell office:value-type="float" office:value="335.37">
            <text:p>335.37</text:p>
          </table:table-cell>
          <table:table-cell office:value-type="float" office:value="2.09058651638489">
            <text:p>2.0905865164</text:p>
          </table:table-cell>
          <table:table-cell office:value-type="float" office:value="0.708">
            <text:p>0.708</text:p>
          </table:table-cell>
          <table:table-cell office:value-type="float" office:value="47.3686440677966">
            <text:p>47.368644067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12.76">
            <text:p>12.76</text:p>
          </table:table-cell>
          <table:table-cell office:value-type="float" office:value="5">
            <text:p>5</text:p>
          </table:table-cell>
          <table:table-cell office:value-type="float" office:value="1262.75">
            <text:p>1262.75</text:p>
          </table:table-cell>
          <table:table-cell office:value-type="float" office:value="288.66">
            <text:p>288.66</text:p>
          </table:table-cell>
          <table:table-cell office:value-type="float" office:value="4.37452366105453">
            <text:p>4.3745236611</text:p>
          </table:table-cell>
          <table:table-cell office:value-type="float" office:value="2.552">
            <text:p>2.552</text:p>
          </table:table-cell>
          <table:table-cell office:value-type="float" office:value="22.6222570532915">
            <text:p>22.62225705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7.34">
            <text:p>7.34</text:p>
          </table:table-cell>
          <table:table-cell office:value-type="float" office:value="11">
            <text:p>11</text:p>
          </table:table-cell>
          <table:table-cell office:value-type="float" office:value="726.56">
            <text:p>726.56</text:p>
          </table:table-cell>
          <table:table-cell office:value-type="float" office:value="285.28">
            <text:p>285.28</text:p>
          </table:table-cell>
          <table:table-cell office:value-type="float" office:value="2.54683118339877">
            <text:p>2.5468311834</text:p>
          </table:table-cell>
          <table:table-cell office:value-type="float" office:value="0.667272727272727">
            <text:p>0.6672727273</text:p>
          </table:table-cell>
          <table:table-cell office:value-type="float" office:value="38.866485013624">
            <text:p>38.86648501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8.7">
            <text:p>98.7</text:p>
          </table:table-cell>
          <table:table-cell office:value-type="float" office:value="1.88">
            <text:p>1.88</text:p>
          </table:table-cell>
          <table:table-cell office:value-type="float" office:value="52.5">
            <text:p>52.5</text:p>
          </table:table-cell>
          <table:table-cell office:value-type="float" office:value="0.166666666666667">
            <text:p>0.1666666667</text:p>
          </table:table-cell>
          <table:table-cell office:value-type="float" office:value="1.88">
            <text:p>1.8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7.18">
            <text:p>7.18</text:p>
          </table:table-cell>
          <table:table-cell office:value-type="float" office:value="8">
            <text:p>8</text:p>
          </table:table-cell>
          <table:table-cell office:value-type="float" office:value="710.62">
            <text:p>710.62</text:p>
          </table:table-cell>
          <table:table-cell office:value-type="float" office:value="284.87">
            <text:p>284.87</text:p>
          </table:table-cell>
          <table:table-cell office:value-type="float" office:value="2.4945413697476">
            <text:p>2.4945413697</text:p>
          </table:table-cell>
          <table:table-cell office:value-type="float" office:value="0.8975">
            <text:p>0.8975</text:p>
          </table:table-cell>
          <table:table-cell office:value-type="float" office:value="39.6754874651811">
            <text:p>39.675487465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14.43">
            <text:p>14.43</text:p>
          </table:table-cell>
          <table:table-cell office:value-type="float" office:value="9">
            <text:p>9</text:p>
          </table:table-cell>
          <table:table-cell office:value-type="float" office:value="1428.57">
            <text:p>1428.57</text:p>
          </table:table-cell>
          <table:table-cell office:value-type="float" office:value="206.88">
            <text:p>206.88</text:p>
          </table:table-cell>
          <table:table-cell office:value-type="float" office:value="6.90530742459397">
            <text:p>6.9053074246</text:p>
          </table:table-cell>
          <table:table-cell office:value-type="float" office:value="1.60333333333333">
            <text:p>1.6033333333</text:p>
          </table:table-cell>
          <table:table-cell office:value-type="float" office:value="14.3367983367983">
            <text:p>14.336798336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12.07">
            <text:p>12.07</text:p>
          </table:table-cell>
          <table:table-cell office:value-type="float" office:value="7">
            <text:p>7</text:p>
          </table:table-cell>
          <table:table-cell office:value-type="float" office:value="1195.42">
            <text:p>1195.42</text:p>
          </table:table-cell>
          <table:table-cell office:value-type="float" office:value="309.47">
            <text:p>309.47</text:p>
          </table:table-cell>
          <table:table-cell office:value-type="float" office:value="3.86279768636701">
            <text:p>3.8627976864</text:p>
          </table:table-cell>
          <table:table-cell office:value-type="float" office:value="1.72428571428571">
            <text:p>1.7242857143</text:p>
          </table:table-cell>
          <table:table-cell office:value-type="float" office:value="25.6396023198012">
            <text:p>25.639602319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9.93">
            <text:p>9.93</text:p>
          </table:table-cell>
          <table:table-cell office:value-type="float" office:value="8">
            <text:p>8</text:p>
          </table:table-cell>
          <table:table-cell office:value-type="float" office:value="982.77">
            <text:p>982.77</text:p>
          </table:table-cell>
          <table:table-cell office:value-type="float" office:value="220.18">
            <text:p>220.18</text:p>
          </table:table-cell>
          <table:table-cell office:value-type="float" office:value="4.46348442183668">
            <text:p>4.4634844218</text:p>
          </table:table-cell>
          <table:table-cell office:value-type="float" office:value="1.24125">
            <text:p>1.24125</text:p>
          </table:table-cell>
          <table:table-cell office:value-type="float" office:value="22.1732124874119">
            <text:p>22.173212487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9.17">
            <text:p>9.17</text:p>
          </table:table-cell>
          <table:table-cell office:value-type="float" office:value="9">
            <text:p>9</text:p>
          </table:table-cell>
          <table:table-cell office:value-type="float" office:value="908.23">
            <text:p>908.23</text:p>
          </table:table-cell>
          <table:table-cell office:value-type="float" office:value="342.52">
            <text:p>342.52</text:p>
          </table:table-cell>
          <table:table-cell office:value-type="float" office:value="2.65161158472498">
            <text:p>2.6516115847</text:p>
          </table:table-cell>
          <table:table-cell office:value-type="float" office:value="1.01888888888889">
            <text:p>1.0188888889</text:p>
          </table:table-cell>
          <table:table-cell office:value-type="float" office:value="37.3522355507088">
            <text:p>37.35223555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10.19">
            <text:p>10.19</text:p>
          </table:table-cell>
          <table:table-cell office:value-type="float" office:value="9">
            <text:p>9</text:p>
          </table:table-cell>
          <table:table-cell office:value-type="float" office:value="1009.11">
            <text:p>1009.11</text:p>
          </table:table-cell>
          <table:table-cell office:value-type="float" office:value="342.44">
            <text:p>342.44</text:p>
          </table:table-cell>
          <table:table-cell office:value-type="float" office:value="2.94682280107464">
            <text:p>2.9468228011</text:p>
          </table:table-cell>
          <table:table-cell office:value-type="float" office:value="1.13222222222222">
            <text:p>1.1322222222</text:p>
          </table:table-cell>
          <table:table-cell office:value-type="float" office:value="33.6054955839058">
            <text:p>33.605495583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15.66">
            <text:p>15.66</text:p>
          </table:table-cell>
          <table:table-cell office:value-type="float" office:value="7">
            <text:p>7</text:p>
          </table:table-cell>
          <table:table-cell office:value-type="float" office:value="1550.24">
            <text:p>1550.24</text:p>
          </table:table-cell>
          <table:table-cell office:value-type="float" office:value="7.44">
            <text:p>7.44</text:p>
          </table:table-cell>
          <table:table-cell office:value-type="float" office:value="208.365591397849">
            <text:p>208.3655913979</text:p>
          </table:table-cell>
          <table:table-cell office:value-type="float" office:value="2.23714285714286">
            <text:p>2.2371428571</text:p>
          </table:table-cell>
          <table:table-cell office:value-type="float" office:value="0.475095785440613">
            <text:p>0.475095785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6.14">
            <text:p>16.14</text:p>
          </table:table-cell>
          <table:table-cell office:value-type="float" office:value="7">
            <text:p>7</text:p>
          </table:table-cell>
          <table:table-cell office:value-type="float" office:value="1597.96">
            <text:p>1597.96</text:p>
          </table:table-cell>
          <table:table-cell office:value-type="float" office:value="103.89">
            <text:p>103.89</text:p>
          </table:table-cell>
          <table:table-cell office:value-type="float" office:value="15.3812686495332">
            <text:p>15.3812686495</text:p>
          </table:table-cell>
          <table:table-cell office:value-type="float" office:value="2.30571428571429">
            <text:p>2.3057142857</text:p>
          </table:table-cell>
          <table:table-cell office:value-type="float" office:value="6.4368029739777">
            <text:p>6.43680297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13.13">
            <text:p>13.13</text:p>
          </table:table-cell>
          <table:table-cell office:value-type="float" office:value="9">
            <text:p>9</text:p>
          </table:table-cell>
          <table:table-cell office:value-type="float" office:value="1300.27">
            <text:p>1300.27</text:p>
          </table:table-cell>
          <table:table-cell office:value-type="float" office:value="194.68">
            <text:p>194.68</text:p>
          </table:table-cell>
          <table:table-cell office:value-type="float" office:value="6.67901171152661">
            <text:p>6.6790117115</text:p>
          </table:table-cell>
          <table:table-cell office:value-type="float" office:value="1.45888888888889">
            <text:p>1.4588888889</text:p>
          </table:table-cell>
          <table:table-cell office:value-type="float" office:value="14.8271134805788">
            <text:p>14.82711348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7.06">
            <text:p>7.06</text:p>
          </table:table-cell>
          <table:table-cell office:value-type="float" office:value="8">
            <text:p>8</text:p>
          </table:table-cell>
          <table:table-cell office:value-type="float" office:value="699.04">
            <text:p>699.04</text:p>
          </table:table-cell>
          <table:table-cell office:value-type="float" office:value="284.53">
            <text:p>284.53</text:p>
          </table:table-cell>
          <table:table-cell office:value-type="float" office:value="2.45682353354655">
            <text:p>2.4568235335</text:p>
          </table:table-cell>
          <table:table-cell office:value-type="float" office:value="0.8825">
            <text:p>0.8825</text:p>
          </table:table-cell>
          <table:table-cell office:value-type="float" office:value="40.3016997167139">
            <text:p>40.30169971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9.88">
            <text:p>9.88</text:p>
          </table:table-cell>
          <table:table-cell office:value-type="float" office:value="6">
            <text:p>6</text:p>
          </table:table-cell>
          <table:table-cell office:value-type="float" office:value="978.32">
            <text:p>978.32</text:p>
          </table:table-cell>
          <table:table-cell office:value-type="float" office:value="228.5">
            <text:p>228.5</text:p>
          </table:table-cell>
          <table:table-cell office:value-type="float" office:value="4.28148796498906">
            <text:p>4.281487965</text:p>
          </table:table-cell>
          <table:table-cell office:value-type="float" office:value="1.64666666666667">
            <text:p>1.6466666667</text:p>
          </table:table-cell>
          <table:table-cell office:value-type="float" office:value="23.1275303643725">
            <text:p>23.12753036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7.96">
            <text:p>7.96</text:p>
          </table:table-cell>
          <table:table-cell office:value-type="float" office:value="8">
            <text:p>8</text:p>
          </table:table-cell>
          <table:table-cell office:value-type="float" office:value="788.34">
            <text:p>788.34</text:p>
          </table:table-cell>
          <table:table-cell office:value-type="float" office:value="270.16">
            <text:p>270.16</text:p>
          </table:table-cell>
          <table:table-cell office:value-type="float" office:value="2.91804856381404">
            <text:p>2.9180485638</text:p>
          </table:table-cell>
          <table:table-cell office:value-type="float" office:value="0.995">
            <text:p>0.995</text:p>
          </table:table-cell>
          <table:table-cell office:value-type="float" office:value="33.9396984924623">
            <text:p>33.939698492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11.96">
            <text:p>11.96</text:p>
          </table:table-cell>
          <table:table-cell office:value-type="float" office:value="12">
            <text:p>12</text:p>
          </table:table-cell>
          <table:table-cell office:value-type="float" office:value="1183.94">
            <text:p>1183.94</text:p>
          </table:table-cell>
          <table:table-cell office:value-type="float" office:value="335.77">
            <text:p>335.77</text:p>
          </table:table-cell>
          <table:table-cell office:value-type="float" office:value="3.52604461387259">
            <text:p>3.5260446139</text:p>
          </table:table-cell>
          <table:table-cell office:value-type="float" office:value="0.996666666666667">
            <text:p>0.9966666667</text:p>
          </table:table-cell>
          <table:table-cell office:value-type="float" office:value="28.0744147157191">
            <text:p>28.074414715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7.48">
            <text:p>7.48</text:p>
          </table:table-cell>
          <table:table-cell office:value-type="float" office:value="9">
            <text:p>9</text:p>
          </table:table-cell>
          <table:table-cell office:value-type="float" office:value="740.62">
            <text:p>740.62</text:p>
          </table:table-cell>
          <table:table-cell office:value-type="float" office:value="286.29">
            <text:p>286.29</text:p>
          </table:table-cell>
          <table:table-cell office:value-type="float" office:value="2.58695728107863">
            <text:p>2.5869572811</text:p>
          </table:table-cell>
          <table:table-cell office:value-type="float" office:value="0.831111111111111">
            <text:p>0.8311111111</text:p>
          </table:table-cell>
          <table:table-cell office:value-type="float" office:value="38.274064171123">
            <text:p>38.27406417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9.42">
            <text:p>9.42</text:p>
          </table:table-cell>
          <table:table-cell office:value-type="float" office:value="4">
            <text:p>4</text:p>
          </table:table-cell>
          <table:table-cell office:value-type="float" office:value="932.18">
            <text:p>932.18</text:p>
          </table:table-cell>
          <table:table-cell office:value-type="float" office:value="324.87">
            <text:p>324.87</text:p>
          </table:table-cell>
          <table:table-cell office:value-type="float" office:value="2.86939391141072">
            <text:p>2.8693939114</text:p>
          </table:table-cell>
          <table:table-cell office:value-type="float" office:value="2.355">
            <text:p>2.355</text:p>
          </table:table-cell>
          <table:table-cell office:value-type="float" office:value="34.4872611464968">
            <text:p>34.487261146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13.26">
            <text:p>13.26</text:p>
          </table:table-cell>
          <table:table-cell office:value-type="float" office:value="10">
            <text:p>10</text:p>
          </table:table-cell>
          <table:table-cell office:value-type="float" office:value="1312.74">
            <text:p>1312.74</text:p>
          </table:table-cell>
          <table:table-cell office:value-type="float" office:value="19.36">
            <text:p>19.36</text:p>
          </table:table-cell>
          <table:table-cell office:value-type="float" office:value="67.8068181818182">
            <text:p>67.8068181818</text:p>
          </table:table-cell>
          <table:table-cell office:value-type="float" office:value="1.326">
            <text:p>1.326</text:p>
          </table:table-cell>
          <table:table-cell office:value-type="float" office:value="1.46003016591252">
            <text:p>1.46003016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9.61">
            <text:p>19.61</text:p>
          </table:table-cell>
          <table:table-cell office:value-type="float" office:value="5">
            <text:p>5</text:p>
          </table:table-cell>
          <table:table-cell office:value-type="float" office:value="1941.88">
            <text:p>1941.88</text:p>
          </table:table-cell>
          <table:table-cell office:value-type="float" office:value="326.35">
            <text:p>326.35</text:p>
          </table:table-cell>
          <table:table-cell office:value-type="float" office:value="5.95029875900107">
            <text:p>5.950298759</text:p>
          </table:table-cell>
          <table:table-cell office:value-type="float" office:value="3.922">
            <text:p>3.922</text:p>
          </table:table-cell>
          <table:table-cell office:value-type="float" office:value="16.6420193778684">
            <text:p>16.642019377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14.6">
            <text:p>14.6</text:p>
          </table:table-cell>
          <table:table-cell office:value-type="float" office:value="7">
            <text:p>7</text:p>
          </table:table-cell>
          <table:table-cell office:value-type="float" office:value="1445.4">
            <text:p>1445.4</text:p>
          </table:table-cell>
          <table:table-cell office:value-type="float" office:value="231.43">
            <text:p>231.43</text:p>
          </table:table-cell>
          <table:table-cell office:value-type="float" office:value="6.24551700298146">
            <text:p>6.245517003</text:p>
          </table:table-cell>
          <table:table-cell office:value-type="float" office:value="2.08571428571429">
            <text:p>2.0857142857</text:p>
          </table:table-cell>
          <table:table-cell office:value-type="float" office:value="15.8513698630137">
            <text:p>15.8513698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3.22">
            <text:p>13.22</text:p>
          </table:table-cell>
          <table:table-cell office:value-type="float" office:value="5">
            <text:p>5</text:p>
          </table:table-cell>
          <table:table-cell office:value-type="float" office:value="1309.08">
            <text:p>1309.08</text:p>
          </table:table-cell>
          <table:table-cell office:value-type="float" office:value="335.59">
            <text:p>335.59</text:p>
          </table:table-cell>
          <table:table-cell office:value-type="float" office:value="3.90083137161417">
            <text:p>3.9008313716</text:p>
          </table:table-cell>
          <table:table-cell office:value-type="float" office:value="2.644">
            <text:p>2.644</text:p>
          </table:table-cell>
          <table:table-cell office:value-type="float" office:value="25.3850226928896">
            <text:p>25.385022692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7.33">
            <text:p>7.33</text:p>
          </table:table-cell>
          <table:table-cell office:value-type="float" office:value="8">
            <text:p>8</text:p>
          </table:table-cell>
          <table:table-cell office:value-type="float" office:value="726.07">
            <text:p>726.07</text:p>
          </table:table-cell>
          <table:table-cell office:value-type="float" office:value="284.7">
            <text:p>284.7</text:p>
          </table:table-cell>
          <table:table-cell office:value-type="float" office:value="2.5502985598876">
            <text:p>2.5502985599</text:p>
          </table:table-cell>
          <table:table-cell office:value-type="float" office:value="0.91625">
            <text:p>0.91625</text:p>
          </table:table-cell>
          <table:table-cell office:value-type="float" office:value="38.8403819918145">
            <text:p>38.840381991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10.1">
            <text:p>10.1</text:p>
          </table:table-cell>
          <table:table-cell office:value-type="float" office:value="7">
            <text:p>7</text:p>
          </table:table-cell>
          <table:table-cell office:value-type="float" office:value="999.7">
            <text:p>999.7</text:p>
          </table:table-cell>
          <table:table-cell office:value-type="float" office:value="285.66">
            <text:p>285.66</text:p>
          </table:table-cell>
          <table:table-cell office:value-type="float" office:value="3.4996149268361">
            <text:p>3.4996149268</text:p>
          </table:table-cell>
          <table:table-cell office:value-type="float" office:value="1.44285714285714">
            <text:p>1.4428571429</text:p>
          </table:table-cell>
          <table:table-cell office:value-type="float" office:value="28.2831683168317">
            <text:p>28.283168316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13.55">
            <text:p>13.55</text:p>
          </table:table-cell>
          <table:table-cell office:value-type="float" office:value="6">
            <text:p>6</text:p>
          </table:table-cell>
          <table:table-cell office:value-type="float" office:value="1341.15">
            <text:p>1341.15</text:p>
          </table:table-cell>
          <table:table-cell office:value-type="float" office:value="136.64">
            <text:p>136.64</text:p>
          </table:table-cell>
          <table:table-cell office:value-type="float" office:value="9.81520784543326">
            <text:p>9.8152078454</text:p>
          </table:table-cell>
          <table:table-cell office:value-type="float" office:value="2.25833333333333">
            <text:p>2.2583333333</text:p>
          </table:table-cell>
          <table:table-cell office:value-type="float" office:value="10.0841328413284">
            <text:p>10.084132841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6.81">
            <text:p>6.81</text:p>
          </table:table-cell>
          <table:table-cell office:value-type="float" office:value="10">
            <text:p>10</text:p>
          </table:table-cell>
          <table:table-cell office:value-type="float" office:value="674.59">
            <text:p>674.59</text:p>
          </table:table-cell>
          <table:table-cell office:value-type="float" office:value="326.51">
            <text:p>326.51</text:p>
          </table:table-cell>
          <table:table-cell office:value-type="float" office:value="2.06606229518238">
            <text:p>2.0660622952</text:p>
          </table:table-cell>
          <table:table-cell office:value-type="float" office:value="0.681">
            <text:p>0.681</text:p>
          </table:table-cell>
          <table:table-cell office:value-type="float" office:value="47.9456681350955">
            <text:p>47.945668135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7.63">
            <text:p>7.63</text:p>
          </table:table-cell>
          <table:table-cell office:value-type="float" office:value="255">
            <text:p>255</text:p>
          </table:table-cell>
          <table:table-cell office:value-type="float" office:value="754.97">
            <text:p>754.97</text:p>
          </table:table-cell>
          <table:table-cell office:value-type="float" office:value="325.08">
            <text:p>325.08</text:p>
          </table:table-cell>
          <table:table-cell office:value-type="float" office:value="2.32241294450597">
            <text:p>2.3224129445</text:p>
          </table:table-cell>
          <table:table-cell office:value-type="float" office:value="0.029921568627451">
            <text:p>0.0299215686</text:p>
          </table:table-cell>
          <table:table-cell office:value-type="float" office:value="42.605504587156">
            <text:p>42.605504587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6.41">
            <text:p>6.41</text:p>
          </table:table-cell>
          <table:table-cell office:value-type="float" office:value="10">
            <text:p>10</text:p>
          </table:table-cell>
          <table:table-cell office:value-type="float" office:value="634.59">
            <text:p>634.59</text:p>
          </table:table-cell>
          <table:table-cell office:value-type="float" office:value="329.22">
            <text:p>329.22</text:p>
          </table:table-cell>
          <table:table-cell office:value-type="float" office:value="1.92755604155276">
            <text:p>1.9275560416</text:p>
          </table:table-cell>
          <table:table-cell office:value-type="float" office:value="0.641">
            <text:p>0.641</text:p>
          </table:table-cell>
          <table:table-cell office:value-type="float" office:value="51.3603744149766">
            <text:p>51.36037441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37.43">
            <text:p>37.43</text:p>
          </table:table-cell>
          <table:table-cell office:value-type="float" office:value="9">
            <text:p>9</text:p>
          </table:table-cell>
          <table:table-cell office:value-type="float" office:value="3705.57">
            <text:p>3705.57</text:p>
          </table:table-cell>
          <table:table-cell office:value-type="float" office:value="174.31">
            <text:p>174.31</text:p>
          </table:table-cell>
          <table:table-cell office:value-type="float" office:value="21.2585049624233">
            <text:p>21.2585049624</text:p>
          </table:table-cell>
          <table:table-cell office:value-type="float" office:value="4.15888888888889">
            <text:p>4.1588888889</text:p>
          </table:table-cell>
          <table:table-cell office:value-type="float" office:value="4.65695965802832">
            <text:p>4.65695965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7.1">
            <text:p>7.1</text:p>
          </table:table-cell>
          <table:table-cell office:value-type="float" office:value="6">
            <text:p>6</text:p>
          </table:table-cell>
          <table:table-cell office:value-type="float" office:value="702.9">
            <text:p>702.9</text:p>
          </table:table-cell>
          <table:table-cell office:value-type="float" office:value="328.92">
            <text:p>328.92</text:p>
          </table:table-cell>
          <table:table-cell office:value-type="float" office:value="2.13699379788398">
            <text:p>2.1369937979</text:p>
          </table:table-cell>
          <table:table-cell office:value-type="float" office:value="1.18333333333333">
            <text:p>1.1833333333</text:p>
          </table:table-cell>
          <table:table-cell office:value-type="float" office:value="46.3267605633803">
            <text:p>46.3267605634</text:p>
          </table:table-cell>
          <table:table-cell table:number-columns-repeated="1015"/>
        </table:table-row>
        <table:table-row table:style-name="ro2">
          <table:table-cell office:value-type="string">
            <text:p>6945</text:p>
          </table:table-cell>
          <table:table-cell office:value-type="string">
            <text:p>6087</text:p>
          </table:table-cell>
          <table:table-cell office:value-type="float" office:value="1.41">
            <text:p>1.41</text:p>
          </table:table-cell>
          <table:table-cell office:value-type="float" office:value="7">
            <text:p>7</text:p>
          </table:table-cell>
          <table:table-cell office:value-type="float" office:value="139.09">
            <text:p>139.09</text:p>
          </table:table-cell>
          <table:table-cell office:value-type="float" office:value="2.44">
            <text:p>2.44</text:p>
          </table:table-cell>
          <table:table-cell office:value-type="float" office:value="57.0040983606557">
            <text:p>57.0040983607</text:p>
          </table:table-cell>
          <table:table-cell office:value-type="float" office:value="0.201428571428571">
            <text:p>0.2014285714</text:p>
          </table:table-cell>
          <table:table-cell office:value-type="float" office:value="1.73049645390071">
            <text:p>1.730496453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8.08">
            <text:p>8.08</text:p>
          </table:table-cell>
          <table:table-cell office:value-type="float" office:value="9">
            <text:p>9</text:p>
          </table:table-cell>
          <table:table-cell office:value-type="float" office:value="799.72">
            <text:p>799.72</text:p>
          </table:table-cell>
          <table:table-cell office:value-type="float" office:value="272.8">
            <text:p>272.8</text:p>
          </table:table-cell>
          <table:table-cell office:value-type="float" office:value="2.93152492668622">
            <text:p>2.9315249267</text:p>
          </table:table-cell>
          <table:table-cell office:value-type="float" office:value="0.897777777777778">
            <text:p>0.8977777778</text:p>
          </table:table-cell>
          <table:table-cell office:value-type="float" office:value="33.7623762376238">
            <text:p>33.762376237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1.31">
            <text:p>1.31</text:p>
          </table:table-cell>
          <table:table-cell office:value-type="float" office:value="10">
            <text:p>10</text:p>
          </table:table-cell>
          <table:table-cell office:value-type="float" office:value="129.29">
            <text:p>129.29</text:p>
          </table:table-cell>
          <table:table-cell office:value-type="float" office:value="69.48">
            <text:p>69.48</text:p>
          </table:table-cell>
          <table:table-cell office:value-type="float" office:value="1.86082325849165">
            <text:p>1.8608232585</text:p>
          </table:table-cell>
          <table:table-cell office:value-type="float" office:value="0.131">
            <text:p>0.131</text:p>
          </table:table-cell>
          <table:table-cell office:value-type="float" office:value="53.0381679389313">
            <text:p>53.038167938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3.92">
            <text:p>3.92</text:p>
          </table:table-cell>
          <table:table-cell office:value-type="float" office:value="5">
            <text:p>5</text:p>
          </table:table-cell>
          <table:table-cell office:value-type="float" office:value="388.28">
            <text:p>388.28</text:p>
          </table:table-cell>
          <table:table-cell office:value-type="float" office:value="4.8">
            <text:p>4.8</text:p>
          </table:table-cell>
          <table:table-cell office:value-type="float" office:value="80.8916666666667">
            <text:p>80.8916666667</text:p>
          </table:table-cell>
          <table:table-cell office:value-type="float" office:value="0.784">
            <text:p>0.784</text:p>
          </table:table-cell>
          <table:table-cell office:value-type="float" office:value="1.22448979591837">
            <text:p>1.22448979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15.06">
            <text:p>15.06</text:p>
          </table:table-cell>
          <table:table-cell office:value-type="float" office:value="10">
            <text:p>10</text:p>
          </table:table-cell>
          <table:table-cell office:value-type="float" office:value="1491.34">
            <text:p>1491.34</text:p>
          </table:table-cell>
          <table:table-cell office:value-type="float" office:value="0.88">
            <text:p>0.88</text:p>
          </table:table-cell>
          <table:table-cell office:value-type="float" office:value="1694.70454545455">
            <text:p>1694.7045454546</text:p>
          </table:table-cell>
          <table:table-cell office:value-type="float" office:value="1.506">
            <text:p>1.506</text:p>
          </table:table-cell>
          <table:table-cell office:value-type="float" office:value="0.0584329349269588">
            <text:p>0.058432934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7.79">
            <text:p>7.79</text:p>
          </table:table-cell>
          <table:table-cell office:value-type="float" office:value="10">
            <text:p>10</text:p>
          </table:table-cell>
          <table:table-cell office:value-type="float" office:value="771.31">
            <text:p>771.31</text:p>
          </table:table-cell>
          <table:table-cell office:value-type="float" office:value="283.49">
            <text:p>283.49</text:p>
          </table:table-cell>
          <table:table-cell office:value-type="float" office:value="2.72076616459134">
            <text:p>2.7207661646</text:p>
          </table:table-cell>
          <table:table-cell office:value-type="float" office:value="0.779">
            <text:p>0.779</text:p>
          </table:table-cell>
          <table:table-cell office:value-type="float" office:value="36.3915275994865">
            <text:p>36.391527599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0.43">
            <text:p>0.43</text:p>
          </table:table-cell>
          <table:table-cell office:value-type="float" office:value="6">
            <text:p>6</text:p>
          </table:table-cell>
          <table:table-cell office:value-type="float" office:value="42.47">
            <text:p>42.47</text:p>
          </table:table-cell>
          <table:table-cell office:value-type="float" office:value="0.22">
            <text:p>0.22</text:p>
          </table:table-cell>
          <table:table-cell office:value-type="float" office:value="193.045454545455">
            <text:p>193.0454545455</text:p>
          </table:table-cell>
          <table:table-cell office:value-type="float" office:value="0.0716666666666667">
            <text:p>0.0716666667</text:p>
          </table:table-cell>
          <table:table-cell office:value-type="float" office:value="0.511627906976744">
            <text:p>0.51162790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11.01">
            <text:p>11.01</text:p>
          </table:table-cell>
          <table:table-cell office:value-type="float" office:value="12">
            <text:p>12</text:p>
          </table:table-cell>
          <table:table-cell office:value-type="float" office:value="1090.09">
            <text:p>1090.09</text:p>
          </table:table-cell>
          <table:table-cell office:value-type="float" office:value="88.49">
            <text:p>88.49</text:p>
          </table:table-cell>
          <table:table-cell office:value-type="float" office:value="12.3187930839643">
            <text:p>12.318793084</text:p>
          </table:table-cell>
          <table:table-cell office:value-type="float" office:value="0.9175">
            <text:p>0.9175</text:p>
          </table:table-cell>
          <table:table-cell office:value-type="float" office:value="8.03723887375114">
            <text:p>8.03723887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6.61">
            <text:p>6.61</text:p>
          </table:table-cell>
          <table:table-cell office:value-type="float" office:value="8">
            <text:p>8</text:p>
          </table:table-cell>
          <table:table-cell office:value-type="float" office:value="654.39">
            <text:p>654.39</text:p>
          </table:table-cell>
          <table:table-cell office:value-type="float" office:value="164.72">
            <text:p>164.72</text:p>
          </table:table-cell>
          <table:table-cell office:value-type="float" office:value="3.97274162214667">
            <text:p>3.9727416221</text:p>
          </table:table-cell>
          <table:table-cell office:value-type="float" office:value="0.82625">
            <text:p>0.82625</text:p>
          </table:table-cell>
          <table:table-cell office:value-type="float" office:value="24.9198184568835">
            <text:p>24.919818456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4.15">
            <text:p>4.15</text:p>
          </table:table-cell>
          <table:table-cell office:value-type="float" office:value="10">
            <text:p>10</text:p>
          </table:table-cell>
          <table:table-cell office:value-type="float" office:value="410.75">
            <text:p>410.75</text:p>
          </table:table-cell>
          <table:table-cell office:value-type="float" office:value="75.6">
            <text:p>75.6</text:p>
          </table:table-cell>
          <table:table-cell office:value-type="float" office:value="5.43320105820106">
            <text:p>5.4332010582</text:p>
          </table:table-cell>
          <table:table-cell office:value-type="float" office:value="0.415">
            <text:p>0.415</text:p>
          </table:table-cell>
          <table:table-cell office:value-type="float" office:value="18.2168674698795">
            <text:p>18.216867469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6.01">
            <text:p>6.01</text:p>
          </table:table-cell>
          <table:table-cell office:value-type="float" office:value="12">
            <text:p>12</text:p>
          </table:table-cell>
          <table:table-cell office:value-type="float" office:value="594.89">
            <text:p>594.89</text:p>
          </table:table-cell>
          <table:table-cell office:value-type="float" office:value="60.41">
            <text:p>60.41</text:p>
          </table:table-cell>
          <table:table-cell office:value-type="float" office:value="9.84754179771561">
            <text:p>9.8475417977</text:p>
          </table:table-cell>
          <table:table-cell office:value-type="float" office:value="0.500833333333333">
            <text:p>0.5008333333</text:p>
          </table:table-cell>
          <table:table-cell office:value-type="float" office:value="10.0515806988353">
            <text:p>10.051580698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7.02">
            <text:p>7.02</text:p>
          </table:table-cell>
          <table:table-cell office:value-type="float" office:value="12">
            <text:p>12</text:p>
          </table:table-cell>
          <table:table-cell office:value-type="float" office:value="694.58">
            <text:p>694.58</text:p>
          </table:table-cell>
          <table:table-cell office:value-type="float" office:value="60.35">
            <text:p>60.35</text:p>
          </table:table-cell>
          <table:table-cell office:value-type="float" office:value="11.5091963545982">
            <text:p>11.5091963546</text:p>
          </table:table-cell>
          <table:table-cell office:value-type="float" office:value="0.585">
            <text:p>0.585</text:p>
          </table:table-cell>
          <table:table-cell office:value-type="float" office:value="8.5968660968661">
            <text:p>8.596866096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8.04">
            <text:p>8.04</text:p>
          </table:table-cell>
          <table:table-cell office:value-type="float" office:value="8">
            <text:p>8</text:p>
          </table:table-cell>
          <table:table-cell office:value-type="float" office:value="796.16">
            <text:p>796.16</text:p>
          </table:table-cell>
          <table:table-cell office:value-type="float" office:value="281.16">
            <text:p>281.16</text:p>
          </table:table-cell>
          <table:table-cell office:value-type="float" office:value="2.83169725423246">
            <text:p>2.8316972542</text:p>
          </table:table-cell>
          <table:table-cell office:value-type="float" office:value="1.005">
            <text:p>1.005</text:p>
          </table:table-cell>
          <table:table-cell office:value-type="float" office:value="34.9701492537313">
            <text:p>34.970149253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9.01">
            <text:p>9.01</text:p>
          </table:table-cell>
          <table:table-cell office:value-type="float" office:value="9">
            <text:p>9</text:p>
          </table:table-cell>
          <table:table-cell office:value-type="float" office:value="892.09">
            <text:p>892.09</text:p>
          </table:table-cell>
          <table:table-cell office:value-type="float" office:value="290.5">
            <text:p>290.5</text:p>
          </table:table-cell>
          <table:table-cell office:value-type="float" office:value="3.07087779690189">
            <text:p>3.0708777969</text:p>
          </table:table-cell>
          <table:table-cell office:value-type="float" office:value="1.00111111111111">
            <text:p>1.0011111111</text:p>
          </table:table-cell>
          <table:table-cell office:value-type="float" office:value="32.2419533851276">
            <text:p>32.241953385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5.1">
            <text:p>5.1</text:p>
          </table:table-cell>
          <table:table-cell office:value-type="float" office:value="11">
            <text:p>11</text:p>
          </table:table-cell>
          <table:table-cell office:value-type="float" office:value="504.8">
            <text:p>504.8</text:p>
          </table:table-cell>
          <table:table-cell office:value-type="float" office:value="154.61">
            <text:p>154.61</text:p>
          </table:table-cell>
          <table:table-cell office:value-type="float" office:value="3.26498932798655">
            <text:p>3.264989328</text:p>
          </table:table-cell>
          <table:table-cell office:value-type="float" office:value="0.463636363636364">
            <text:p>0.4636363636</text:p>
          </table:table-cell>
          <table:table-cell office:value-type="float" office:value="30.3156862745098">
            <text:p>30.31568627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29.3">
            <text:p>29.3</text:p>
          </table:table-cell>
          <table:table-cell office:value-type="float" office:value="0.22">
            <text:p>0.22</text:p>
          </table:table-cell>
          <table:table-cell office:value-type="float" office:value="133.181818181818">
            <text:p>133.1818181818</text:p>
          </table:table-cell>
          <table:table-cell office:value-type="float" office:value="0.05">
            <text:p>0.05</text:p>
          </table:table-cell>
          <table:table-cell office:value-type="float" office:value="0.733333333333333">
            <text:p>0.73333333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4.21">
            <text:p>4.21</text:p>
          </table:table-cell>
          <table:table-cell office:value-type="float" office:value="10">
            <text:p>10</text:p>
          </table:table-cell>
          <table:table-cell office:value-type="float" office:value="416.39">
            <text:p>416.39</text:p>
          </table:table-cell>
          <table:table-cell office:value-type="float" office:value="61.49">
            <text:p>61.49</text:p>
          </table:table-cell>
          <table:table-cell office:value-type="float" office:value="6.77167019027484">
            <text:p>6.7716701903</text:p>
          </table:table-cell>
          <table:table-cell office:value-type="float" office:value="0.421">
            <text:p>0.421</text:p>
          </table:table-cell>
          <table:table-cell office:value-type="float" office:value="14.6057007125891">
            <text:p>14.605700712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  <table:table-cell office:value-type="float" office:value="247.7">
            <text:p>247.7</text:p>
          </table:table-cell>
          <table:table-cell office:value-type="float" office:value="38.88">
            <text:p>38.88</text:p>
          </table:table-cell>
          <table:table-cell office:value-type="float" office:value="6.37088477366255">
            <text:p>6.3708847737</text:p>
          </table:table-cell>
          <table:table-cell office:value-type="float" office:value="0.3125">
            <text:p>0.3125</text:p>
          </table:table-cell>
          <table:table-cell office:value-type="float" office:value="15.552">
            <text:p>15.55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14.13">
            <text:p>14.13</text:p>
          </table:table-cell>
          <table:table-cell office:value-type="float" office:value="14">
            <text:p>14</text:p>
          </table:table-cell>
          <table:table-cell office:value-type="float" office:value="1398.47">
            <text:p>1398.47</text:p>
          </table:table-cell>
          <table:table-cell office:value-type="float" office:value="69.82">
            <text:p>69.82</text:p>
          </table:table-cell>
          <table:table-cell office:value-type="float" office:value="20.0296476654254">
            <text:p>20.0296476654</text:p>
          </table:table-cell>
          <table:table-cell office:value-type="float" office:value="1.00928571428571">
            <text:p>1.0092857143</text:p>
          </table:table-cell>
          <table:table-cell office:value-type="float" office:value="4.94125973106865">
            <text:p>4.94125973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2.28">
            <text:p>2.28</text:p>
          </table:table-cell>
          <table:table-cell office:value-type="float" office:value="9">
            <text:p>9</text:p>
          </table:table-cell>
          <table:table-cell office:value-type="float" office:value="226.02">
            <text:p>226.02</text:p>
          </table:table-cell>
          <table:table-cell office:value-type="float" office:value="2.43">
            <text:p>2.43</text:p>
          </table:table-cell>
          <table:table-cell office:value-type="float" office:value="93.0123456790123">
            <text:p>93.012345679</text:p>
          </table:table-cell>
          <table:table-cell office:value-type="float" office:value="0.253333333333333">
            <text:p>0.2533333333</text:p>
          </table:table-cell>
          <table:table-cell office:value-type="float" office:value="1.06578947368421">
            <text:p>1.065789473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8.19">
            <text:p>8.19</text:p>
          </table:table-cell>
          <table:table-cell office:value-type="float" office:value="9">
            <text:p>9</text:p>
          </table:table-cell>
          <table:table-cell office:value-type="float" office:value="811.01">
            <text:p>811.01</text:p>
          </table:table-cell>
          <table:table-cell office:value-type="float" office:value="303.81">
            <text:p>303.81</text:p>
          </table:table-cell>
          <table:table-cell office:value-type="float" office:value="2.66946446792403">
            <text:p>2.6694644679</text:p>
          </table:table-cell>
          <table:table-cell office:value-type="float" office:value="0.91">
            <text:p>0.91</text:p>
          </table:table-cell>
          <table:table-cell office:value-type="float" office:value="37.0952380952381">
            <text:p>37.095238095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4.49">
            <text:p>14.49</text:p>
          </table:table-cell>
          <table:table-cell office:value-type="float" office:value="7">
            <text:p>7</text:p>
          </table:table-cell>
          <table:table-cell office:value-type="float" office:value="1435">
            <text:p>1435</text:p>
          </table:table-cell>
          <table:table-cell office:value-type="float" office:value="59.6">
            <text:p>59.6</text:p>
          </table:table-cell>
          <table:table-cell office:value-type="float" office:value="24.0771812080537">
            <text:p>24.0771812081</text:p>
          </table:table-cell>
          <table:table-cell office:value-type="float" office:value="2.07">
            <text:p>2.07</text:p>
          </table:table-cell>
          <table:table-cell office:value-type="float" office:value="4.11318150448585">
            <text:p>4.113181504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7.37">
            <text:p>7.37</text:p>
          </table:table-cell>
          <table:table-cell office:value-type="float" office:value="9">
            <text:p>9</text:p>
          </table:table-cell>
          <table:table-cell office:value-type="float" office:value="729.53">
            <text:p>729.53</text:p>
          </table:table-cell>
          <table:table-cell office:value-type="float" office:value="190.75">
            <text:p>190.75</text:p>
          </table:table-cell>
          <table:table-cell office:value-type="float" office:value="3.82453473132372">
            <text:p>3.8245347313</text:p>
          </table:table-cell>
          <table:table-cell office:value-type="float" office:value="0.818888888888889">
            <text:p>0.8188888889</text:p>
          </table:table-cell>
          <table:table-cell office:value-type="float" office:value="25.8819538670285">
            <text:p>25.8819538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5.58">
            <text:p>5.58</text:p>
          </table:table-cell>
          <table:table-cell office:value-type="float" office:value="6">
            <text:p>6</text:p>
          </table:table-cell>
          <table:table-cell office:value-type="float" office:value="552.82">
            <text:p>552.82</text:p>
          </table:table-cell>
          <table:table-cell office:value-type="float" office:value="70.88">
            <text:p>70.88</text:p>
          </table:table-cell>
          <table:table-cell office:value-type="float" office:value="7.79937923250564">
            <text:p>7.7993792325</text:p>
          </table:table-cell>
          <table:table-cell office:value-type="float" office:value="0.93">
            <text:p>0.93</text:p>
          </table:table-cell>
          <table:table-cell office:value-type="float" office:value="12.7025089605735">
            <text:p>12.70250896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7.33">
            <text:p>7.33</text:p>
          </table:table-cell>
          <table:table-cell office:value-type="float" office:value="7">
            <text:p>7</text:p>
          </table:table-cell>
          <table:table-cell office:value-type="float" office:value="725.57">
            <text:p>725.57</text:p>
          </table:table-cell>
          <table:table-cell office:value-type="float" office:value="284.7">
            <text:p>284.7</text:p>
          </table:table-cell>
          <table:table-cell office:value-type="float" office:value="2.54854232525465">
            <text:p>2.5485423253</text:p>
          </table:table-cell>
          <table:table-cell office:value-type="float" office:value="1.04714285714286">
            <text:p>1.0471428571</text:p>
          </table:table-cell>
          <table:table-cell office:value-type="float" office:value="38.8403819918145">
            <text:p>38.840381991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6.28">
            <text:p>6.28</text:p>
          </table:table-cell>
          <table:table-cell office:value-type="float" office:value="10">
            <text:p>10</text:p>
          </table:table-cell>
          <table:table-cell office:value-type="float" office:value="621.82">
            <text:p>621.82</text:p>
          </table:table-cell>
          <table:table-cell office:value-type="float" office:value="1.24">
            <text:p>1.24</text:p>
          </table:table-cell>
          <table:table-cell office:value-type="float" office:value="501.467741935484">
            <text:p>501.4677419355</text:p>
          </table:table-cell>
          <table:table-cell office:value-type="float" office:value="0.628">
            <text:p>0.628</text:p>
          </table:table-cell>
          <table:table-cell office:value-type="float" office:value="0.197452229299363">
            <text:p>0.197452229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6.58">
            <text:p>6.58</text:p>
          </table:table-cell>
          <table:table-cell office:value-type="float" office:value="8">
            <text:p>8</text:p>
          </table:table-cell>
          <table:table-cell office:value-type="float" office:value="651.32">
            <text:p>651.32</text:p>
          </table:table-cell>
          <table:table-cell office:value-type="float" office:value="173.63">
            <text:p>173.63</text:p>
          </table:table-cell>
          <table:table-cell office:value-type="float" office:value="3.75119506997639">
            <text:p>3.75119507</text:p>
          </table:table-cell>
          <table:table-cell office:value-type="float" office:value="0.8225">
            <text:p>0.8225</text:p>
          </table:table-cell>
          <table:table-cell office:value-type="float" office:value="26.387537993921">
            <text:p>26.387537993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1.34">
            <text:p>1.34</text:p>
          </table:table-cell>
          <table:table-cell office:value-type="float" office:value="9">
            <text:p>9</text:p>
          </table:table-cell>
          <table:table-cell office:value-type="float" office:value="132.26">
            <text:p>132.26</text:p>
          </table:table-cell>
          <table:table-cell office:value-type="float" office:value="59.71">
            <text:p>59.71</text:p>
          </table:table-cell>
          <table:table-cell office:value-type="float" office:value="2.21503935689164">
            <text:p>2.2150393569</text:p>
          </table:table-cell>
          <table:table-cell office:value-type="float" office:value="0.148888888888889">
            <text:p>0.1488888889</text:p>
          </table:table-cell>
          <table:table-cell office:value-type="float" office:value="44.5597014925373">
            <text:p>44.559701492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1.25">
            <text:p>1.25</text:p>
          </table:table-cell>
          <table:table-cell office:value-type="float" office:value="255">
            <text:p>255</text:p>
          </table:table-cell>
          <table:table-cell office:value-type="float" office:value="123.26">
            <text:p>123.26</text:p>
          </table:table-cell>
          <table:table-cell office:value-type="float" office:value="56.52">
            <text:p>56.52</text:p>
          </table:table-cell>
          <table:table-cell office:value-type="float" office:value="2.18082094833687">
            <text:p>2.1808209483</text:p>
          </table:table-cell>
          <table:table-cell office:value-type="float" office:value="0.00490196078431373">
            <text:p>0.0049019608</text:p>
          </table:table-cell>
          <table:table-cell office:value-type="float" office:value="45.216">
            <text:p>45.21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1.39">
            <text:p>1.39</text:p>
          </table:table-cell>
          <table:table-cell office:value-type="float" office:value="10">
            <text:p>10</text:p>
          </table:table-cell>
          <table:table-cell office:value-type="float" office:value="137.41">
            <text:p>137.41</text:p>
          </table:table-cell>
          <table:table-cell office:value-type="float" office:value="63.14">
            <text:p>63.14</text:p>
          </table:table-cell>
          <table:table-cell office:value-type="float" office:value="2.17627494456763">
            <text:p>2.1762749446</text:p>
          </table:table-cell>
          <table:table-cell office:value-type="float" office:value="0.139">
            <text:p>0.139</text:p>
          </table:table-cell>
          <table:table-cell office:value-type="float" office:value="45.4244604316547">
            <text:p>45.424460431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1.52">
            <text:p>1.52</text:p>
          </table:table-cell>
          <table:table-cell office:value-type="float" office:value="3">
            <text:p>3</text:p>
          </table:table-cell>
          <table:table-cell office:value-type="float" office:value="150.08">
            <text:p>150.08</text:p>
          </table:table-cell>
          <table:table-cell office:value-type="float" office:value="56.62">
            <text:p>56.62</text:p>
          </table:table-cell>
          <table:table-cell office:value-type="float" office:value="2.65065347933592">
            <text:p>2.6506534793</text:p>
          </table:table-cell>
          <table:table-cell office:value-type="float" office:value="0.506666666666667">
            <text:p>0.5066666667</text:p>
          </table:table-cell>
          <table:table-cell office:value-type="float" office:value="37.25">
            <text:p>37.2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1.49">
            <text:p>1.49</text:p>
          </table:table-cell>
          <table:table-cell office:value-type="float" office:value="7">
            <text:p>7</text:p>
          </table:table-cell>
          <table:table-cell office:value-type="float" office:value="147.71">
            <text:p>147.71</text:p>
          </table:table-cell>
          <table:table-cell office:value-type="float" office:value="63.03">
            <text:p>63.03</text:p>
          </table:table-cell>
          <table:table-cell office:value-type="float" office:value="2.34348722830398">
            <text:p>2.3434872283</text:p>
          </table:table-cell>
          <table:table-cell office:value-type="float" office:value="0.212857142857143">
            <text:p>0.2128571429</text:p>
          </table:table-cell>
          <table:table-cell office:value-type="float" office:value="42.3020134228188">
            <text:p>42.30201342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19.19">
            <text:p>19.19</text:p>
          </table:table-cell>
          <table:table-cell office:value-type="float" office:value="12">
            <text:p>12</text:p>
          </table:table-cell>
          <table:table-cell office:value-type="float" office:value="1900.21">
            <text:p>1900.21</text:p>
          </table:table-cell>
          <table:table-cell office:value-type="float" office:value="171.1">
            <text:p>171.1</text:p>
          </table:table-cell>
          <table:table-cell office:value-type="float" office:value="11.1058445353594">
            <text:p>11.1058445354</text:p>
          </table:table-cell>
          <table:table-cell office:value-type="float" office:value="1.59916666666667">
            <text:p>1.5991666667</text:p>
          </table:table-cell>
          <table:table-cell office:value-type="float" office:value="8.91610213652944">
            <text:p>8.9161021365</text:p>
          </table:table-cell>
          <table:table-cell table:number-columns-repeated="1015"/>
        </table:table-row>
        <table:table-row table:style-name="ro2">
          <table:table-cell office:value-type="string">
            <text:p>6948</text:p>
          </table:table-cell>
          <table:table-cell office:value-type="string">
            <text:p>6087</text:p>
          </table:table-cell>
          <table:table-cell office:value-type="float" office:value="1.74">
            <text:p>1.74</text:p>
          </table:table-cell>
          <table:table-cell office:value-type="float" office:value="5">
            <text:p>5</text:p>
          </table:table-cell>
          <table:table-cell office:value-type="float" office:value="172.36">
            <text:p>172.36</text:p>
          </table:table-cell>
          <table:table-cell office:value-type="float" office:value="60.59">
            <text:p>60.59</text:p>
          </table:table-cell>
          <table:table-cell office:value-type="float" office:value="2.84469384386862">
            <text:p>2.8446938439</text:p>
          </table:table-cell>
          <table:table-cell office:value-type="float" office:value="0.348">
            <text:p>0.348</text:p>
          </table:table-cell>
          <table:table-cell office:value-type="float" office:value="34.8218390804598">
            <text:p>34.821839080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6.61">
            <text:p>6.61</text:p>
          </table:table-cell>
          <table:table-cell office:value-type="float" office:value="8">
            <text:p>8</text:p>
          </table:table-cell>
          <table:table-cell office:value-type="float" office:value="654.59">
            <text:p>654.59</text:p>
          </table:table-cell>
          <table:table-cell office:value-type="float" office:value="301.57">
            <text:p>301.57</text:p>
          </table:table-cell>
          <table:table-cell office:value-type="float" office:value="2.17060715588421">
            <text:p>2.1706071559</text:p>
          </table:table-cell>
          <table:table-cell office:value-type="float" office:value="0.82625">
            <text:p>0.82625</text:p>
          </table:table-cell>
          <table:table-cell office:value-type="float" office:value="45.6232980332829">
            <text:p>45.62329803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9.23">
            <text:p>9.23</text:p>
          </table:table-cell>
          <table:table-cell office:value-type="float" office:value="7">
            <text:p>7</text:p>
          </table:table-cell>
          <table:table-cell office:value-type="float" office:value="914.07">
            <text:p>914.07</text:p>
          </table:table-cell>
          <table:table-cell office:value-type="float" office:value="58.4">
            <text:p>58.4</text:p>
          </table:table-cell>
          <table:table-cell office:value-type="float" office:value="15.6518835616438">
            <text:p>15.6518835616</text:p>
          </table:table-cell>
          <table:table-cell office:value-type="float" office:value="1.31857142857143">
            <text:p>1.3185714286</text:p>
          </table:table-cell>
          <table:table-cell office:value-type="float" office:value="6.32719393282774">
            <text:p>6.32719393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1.98">
            <text:p>1.98</text:p>
          </table:table-cell>
          <table:table-cell office:value-type="float" office:value="10">
            <text:p>10</text:p>
          </table:table-cell>
          <table:table-cell office:value-type="float" office:value="196.32">
            <text:p>196.32</text:p>
          </table:table-cell>
          <table:table-cell office:value-type="float" office:value="62.14">
            <text:p>62.14</text:p>
          </table:table-cell>
          <table:table-cell office:value-type="float" office:value="3.15931766977792">
            <text:p>3.1593176698</text:p>
          </table:table-cell>
          <table:table-cell office:value-type="float" office:value="0.198">
            <text:p>0.198</text:p>
          </table:table-cell>
          <table:table-cell office:value-type="float" office:value="31.3838383838384">
            <text:p>31.38383838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1.54">
            <text:p>1.54</text:p>
          </table:table-cell>
          <table:table-cell office:value-type="float" office:value="7">
            <text:p>7</text:p>
          </table:table-cell>
          <table:table-cell office:value-type="float" office:value="152.06">
            <text:p>152.06</text:p>
          </table:table-cell>
          <table:table-cell office:value-type="float" office:value="63.03">
            <text:p>63.03</text:p>
          </table:table-cell>
          <table:table-cell office:value-type="float" office:value="2.41250198318261">
            <text:p>2.4125019832</text:p>
          </table:table-cell>
          <table:table-cell office:value-type="float" office:value="0.22">
            <text:p>0.22</text:p>
          </table:table-cell>
          <table:table-cell office:value-type="float" office:value="40.9285714285714">
            <text:p>40.92857142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5.83">
            <text:p>5.83</text:p>
          </table:table-cell>
          <table:table-cell office:value-type="float" office:value="8">
            <text:p>8</text:p>
          </table:table-cell>
          <table:table-cell office:value-type="float" office:value="577.66">
            <text:p>577.66</text:p>
          </table:table-cell>
          <table:table-cell office:value-type="float" office:value="220.45">
            <text:p>220.45</text:p>
          </table:table-cell>
          <table:table-cell office:value-type="float" office:value="2.62036743025629">
            <text:p>2.6203674303</text:p>
          </table:table-cell>
          <table:table-cell office:value-type="float" office:value="0.72875">
            <text:p>0.72875</text:p>
          </table:table-cell>
          <table:table-cell office:value-type="float" office:value="37.8130360205832">
            <text:p>37.813036020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3.82">
            <text:p>3.82</text:p>
          </table:table-cell>
          <table:table-cell office:value-type="float" office:value="8">
            <text:p>8</text:p>
          </table:table-cell>
          <table:table-cell office:value-type="float" office:value="378.18">
            <text:p>378.18</text:p>
          </table:table-cell>
          <table:table-cell office:value-type="float" office:value="135.95">
            <text:p>135.95</text:p>
          </table:table-cell>
          <table:table-cell office:value-type="float" office:value="2.78175799926444">
            <text:p>2.7817579993</text:p>
          </table:table-cell>
          <table:table-cell office:value-type="float" office:value="0.4775">
            <text:p>0.4775</text:p>
          </table:table-cell>
          <table:table-cell office:value-type="float" office:value="35.5890052356021">
            <text:p>35.58900523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1.85">
            <text:p>1.85</text:p>
          </table:table-cell>
          <table:table-cell office:value-type="float" office:value="11">
            <text:p>11</text:p>
          </table:table-cell>
          <table:table-cell office:value-type="float" office:value="182.85">
            <text:p>182.85</text:p>
          </table:table-cell>
          <table:table-cell office:value-type="float" office:value="33.36">
            <text:p>33.36</text:p>
          </table:table-cell>
          <table:table-cell office:value-type="float" office:value="5.48111510791367">
            <text:p>5.4811151079</text:p>
          </table:table-cell>
          <table:table-cell office:value-type="float" office:value="0.168181818181818">
            <text:p>0.1681818182</text:p>
          </table:table-cell>
          <table:table-cell office:value-type="float" office:value="18.0324324324324">
            <text:p>18.032432432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2.9">
            <text:p>2.9</text:p>
          </table:table-cell>
          <table:table-cell office:value-type="float" office:value="11">
            <text:p>11</text:p>
          </table:table-cell>
          <table:table-cell office:value-type="float" office:value="287">
            <text:p>287</text:p>
          </table:table-cell>
          <table:table-cell office:value-type="float" office:value="33.25">
            <text:p>33.25</text:p>
          </table:table-cell>
          <table:table-cell office:value-type="float" office:value="8.63157894736842">
            <text:p>8.6315789474</text:p>
          </table:table-cell>
          <table:table-cell office:value-type="float" office:value="0.263636363636364">
            <text:p>0.2636363636</text:p>
          </table:table-cell>
          <table:table-cell office:value-type="float" office:value="11.4655172413793">
            <text:p>11.465517241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7.47">
            <text:p>7.47</text:p>
          </table:table-cell>
          <table:table-cell office:value-type="float" office:value="6">
            <text:p>6</text:p>
          </table:table-cell>
          <table:table-cell office:value-type="float" office:value="740.02">
            <text:p>740.02</text:p>
          </table:table-cell>
          <table:table-cell office:value-type="float" office:value="324.44">
            <text:p>324.44</text:p>
          </table:table-cell>
          <table:table-cell office:value-type="float" office:value="2.28091480705215">
            <text:p>2.2809148071</text:p>
          </table:table-cell>
          <table:table-cell office:value-type="float" office:value="1.245">
            <text:p>1.245</text:p>
          </table:table-cell>
          <table:table-cell office:value-type="float" office:value="43.4323962516734">
            <text:p>43.432396251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7.53">
            <text:p>7.53</text:p>
          </table:table-cell>
          <table:table-cell office:value-type="float" office:value="6">
            <text:p>6</text:p>
          </table:table-cell>
          <table:table-cell office:value-type="float" office:value="745.07">
            <text:p>745.07</text:p>
          </table:table-cell>
          <table:table-cell office:value-type="float" office:value="317.07">
            <text:p>317.07</text:p>
          </table:table-cell>
          <table:table-cell office:value-type="float" office:value="2.34985965244268">
            <text:p>2.3498596524</text:p>
          </table:table-cell>
          <table:table-cell office:value-type="float" office:value="1.255">
            <text:p>1.255</text:p>
          </table:table-cell>
          <table:table-cell office:value-type="float" office:value="42.1075697211155">
            <text:p>42.10756972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4.59">
            <text:p>4.59</text:p>
          </table:table-cell>
          <table:table-cell office:value-type="float" office:value="5">
            <text:p>5</text:p>
          </table:table-cell>
          <table:table-cell office:value-type="float" office:value="454.61">
            <text:p>454.61</text:p>
          </table:table-cell>
          <table:table-cell office:value-type="float" office:value="166.77">
            <text:p>166.77</text:p>
          </table:table-cell>
          <table:table-cell office:value-type="float" office:value="2.72596989866283">
            <text:p>2.7259698987</text:p>
          </table:table-cell>
          <table:table-cell office:value-type="float" office:value="0.918">
            <text:p>0.918</text:p>
          </table:table-cell>
          <table:table-cell office:value-type="float" office:value="36.3333333333333">
            <text:p>36.33333333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3.78">
            <text:p>3.78</text:p>
          </table:table-cell>
          <table:table-cell office:value-type="float" office:value="8">
            <text:p>8</text:p>
          </table:table-cell>
          <table:table-cell office:value-type="float" office:value="374.42">
            <text:p>374.42</text:p>
          </table:table-cell>
          <table:table-cell office:value-type="float" office:value="101.32">
            <text:p>101.32</text:p>
          </table:table-cell>
          <table:table-cell office:value-type="float" office:value="3.69542045005922">
            <text:p>3.6954204501</text:p>
          </table:table-cell>
          <table:table-cell office:value-type="float" office:value="0.4725">
            <text:p>0.4725</text:p>
          </table:table-cell>
          <table:table-cell office:value-type="float" office:value="26.8042328042328">
            <text:p>26.80423280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2.62">
            <text:p>2.62</text:p>
          </table:table-cell>
          <table:table-cell office:value-type="float" office:value="9">
            <text:p>9</text:p>
          </table:table-cell>
          <table:table-cell office:value-type="float" office:value="259.48">
            <text:p>259.48</text:p>
          </table:table-cell>
          <table:table-cell office:value-type="float" office:value="101.13">
            <text:p>101.13</text:p>
          </table:table-cell>
          <table:table-cell office:value-type="float" office:value="2.56580638781766">
            <text:p>2.5658063878</text:p>
          </table:table-cell>
          <table:table-cell office:value-type="float" office:value="0.291111111111111">
            <text:p>0.2911111111</text:p>
          </table:table-cell>
          <table:table-cell office:value-type="float" office:value="38.5992366412214">
            <text:p>38.599236641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0.73">
            <text:p>0.73</text:p>
          </table:table-cell>
          <table:table-cell office:value-type="float" office:value="7">
            <text:p>7</text:p>
          </table:table-cell>
          <table:table-cell office:value-type="float" office:value="72.47">
            <text:p>72.47</text:p>
          </table:table-cell>
          <table:table-cell office:value-type="float" office:value="7.25">
            <text:p>7.25</text:p>
          </table:table-cell>
          <table:table-cell office:value-type="float" office:value="9.99586206896552">
            <text:p>9.995862069</text:p>
          </table:table-cell>
          <table:table-cell office:value-type="float" office:value="0.104285714285714">
            <text:p>0.1042857143</text:p>
          </table:table-cell>
          <table:table-cell office:value-type="float" office:value="9.93150684931507">
            <text:p>9.931506849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1.91">
            <text:p>1.91</text:p>
          </table:table-cell>
          <table:table-cell office:value-type="float" office:value="10">
            <text:p>10</text:p>
          </table:table-cell>
          <table:table-cell office:value-type="float" office:value="189.39">
            <text:p>189.39</text:p>
          </table:table-cell>
          <table:table-cell office:value-type="float" office:value="60.6">
            <text:p>60.6</text:p>
          </table:table-cell>
          <table:table-cell office:value-type="float" office:value="3.12524752475248">
            <text:p>3.1252475248</text:p>
          </table:table-cell>
          <table:table-cell office:value-type="float" office:value="0.191">
            <text:p>0.191</text:p>
          </table:table-cell>
          <table:table-cell office:value-type="float" office:value="31.7277486910995">
            <text:p>31.72774869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7.29">
            <text:p>7.29</text:p>
          </table:table-cell>
          <table:table-cell office:value-type="float" office:value="7">
            <text:p>7</text:p>
          </table:table-cell>
          <table:table-cell office:value-type="float" office:value="722.21">
            <text:p>722.21</text:p>
          </table:table-cell>
          <table:table-cell office:value-type="float" office:value="348.28">
            <text:p>348.28</text:p>
          </table:table-cell>
          <table:table-cell office:value-type="float" office:value="2.07364763983002">
            <text:p>2.0736476398</text:p>
          </table:table-cell>
          <table:table-cell office:value-type="float" office:value="1.04142857142857">
            <text:p>1.0414285714</text:p>
          </table:table-cell>
          <table:table-cell office:value-type="float" office:value="47.7750342935528">
            <text:p>47.775034293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.29">
            <text:p>1.29</text:p>
          </table:table-cell>
          <table:table-cell office:value-type="float" office:value="5">
            <text:p>5</text:p>
          </table:table-cell>
          <table:table-cell office:value-type="float" office:value="128.11">
            <text:p>128.11</text:p>
          </table:table-cell>
          <table:table-cell office:value-type="float" office:value="3.43">
            <text:p>3.43</text:p>
          </table:table-cell>
          <table:table-cell office:value-type="float" office:value="37.3498542274053">
            <text:p>37.3498542274</text:p>
          </table:table-cell>
          <table:table-cell office:value-type="float" office:value="0.258">
            <text:p>0.258</text:p>
          </table:table-cell>
          <table:table-cell office:value-type="float" office:value="2.65891472868217">
            <text:p>2.658914728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7.28">
            <text:p>7.28</text:p>
          </table:table-cell>
          <table:table-cell office:value-type="float" office:value="9">
            <text:p>9</text:p>
          </table:table-cell>
          <table:table-cell office:value-type="float" office:value="720.42">
            <text:p>720.42</text:p>
          </table:table-cell>
          <table:table-cell office:value-type="float" office:value="253.65">
            <text:p>253.65</text:p>
          </table:table-cell>
          <table:table-cell office:value-type="float" office:value="2.84021289178001">
            <text:p>2.8402128918</text:p>
          </table:table-cell>
          <table:table-cell office:value-type="float" office:value="0.808888888888889">
            <text:p>0.8088888889</text:p>
          </table:table-cell>
          <table:table-cell office:value-type="float" office:value="34.842032967033">
            <text:p>34.8420329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5.8">
            <text:p>5.8</text:p>
          </table:table-cell>
          <table:table-cell office:value-type="float" office:value="7">
            <text:p>7</text:p>
          </table:table-cell>
          <table:table-cell office:value-type="float" office:value="574">
            <text:p>574</text:p>
          </table:table-cell>
          <table:table-cell office:value-type="float" office:value="7.93">
            <text:p>7.93</text:p>
          </table:table-cell>
          <table:table-cell office:value-type="float" office:value="72.3833543505675">
            <text:p>72.3833543506</text:p>
          </table:table-cell>
          <table:table-cell office:value-type="float" office:value="0.828571428571429">
            <text:p>0.8285714286</text:p>
          </table:table-cell>
          <table:table-cell office:value-type="float" office:value="1.36724137931035">
            <text:p>1.367241379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7.3">
            <text:p>7.3</text:p>
          </table:table-cell>
          <table:table-cell office:value-type="float" office:value="8">
            <text:p>8</text:p>
          </table:table-cell>
          <table:table-cell office:value-type="float" office:value="723">
            <text:p>723</text:p>
          </table:table-cell>
          <table:table-cell office:value-type="float" office:value="328.92">
            <text:p>328.92</text:p>
          </table:table-cell>
          <table:table-cell office:value-type="float" office:value="2.19810288215979">
            <text:p>2.1981028822</text:p>
          </table:table-cell>
          <table:table-cell office:value-type="float" office:value="0.9125">
            <text:p>0.9125</text:p>
          </table:table-cell>
          <table:table-cell office:value-type="float" office:value="45.0575342465753">
            <text:p>45.057534246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1.49">
            <text:p>1.49</text:p>
          </table:table-cell>
          <table:table-cell office:value-type="float" office:value="8">
            <text:p>8</text:p>
          </table:table-cell>
          <table:table-cell office:value-type="float" office:value="147.51">
            <text:p>147.51</text:p>
          </table:table-cell>
          <table:table-cell office:value-type="float" office:value="63.03">
            <text:p>63.03</text:p>
          </table:table-cell>
          <table:table-cell office:value-type="float" office:value="2.34031413612565">
            <text:p>2.3403141361</text:p>
          </table:table-cell>
          <table:table-cell office:value-type="float" office:value="0.18625">
            <text:p>0.18625</text:p>
          </table:table-cell>
          <table:table-cell office:value-type="float" office:value="42.3020134228188">
            <text:p>42.302013422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6.26">
            <text:p>6.26</text:p>
          </table:table-cell>
          <table:table-cell office:value-type="float" office:value="7">
            <text:p>7</text:p>
          </table:table-cell>
          <table:table-cell office:value-type="float" office:value="619.44">
            <text:p>619.44</text:p>
          </table:table-cell>
          <table:table-cell office:value-type="float" office:value="203.59">
            <text:p>203.59</text:p>
          </table:table-cell>
          <table:table-cell office:value-type="float" office:value="3.04258558868314">
            <text:p>3.0425855887</text:p>
          </table:table-cell>
          <table:table-cell office:value-type="float" office:value="0.894285714285714">
            <text:p>0.8942857143</text:p>
          </table:table-cell>
          <table:table-cell office:value-type="float" office:value="32.5223642172524">
            <text:p>32.522364217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6.04">
            <text:p>6.04</text:p>
          </table:table-cell>
          <table:table-cell office:value-type="float" office:value="11">
            <text:p>11</text:p>
          </table:table-cell>
          <table:table-cell office:value-type="float" office:value="598.16">
            <text:p>598.16</text:p>
          </table:table-cell>
          <table:table-cell office:value-type="float" office:value="6.87">
            <text:p>6.87</text:p>
          </table:table-cell>
          <table:table-cell office:value-type="float" office:value="87.0684133915575">
            <text:p>87.0684133916</text:p>
          </table:table-cell>
          <table:table-cell office:value-type="float" office:value="0.549090909090909">
            <text:p>0.5490909091</text:p>
          </table:table-cell>
          <table:table-cell office:value-type="float" office:value="1.13741721854305">
            <text:p>1.137417218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7.75">
            <text:p>7.75</text:p>
          </table:table-cell>
          <table:table-cell office:value-type="float" office:value="7">
            <text:p>7</text:p>
          </table:table-cell>
          <table:table-cell office:value-type="float" office:value="766.75">
            <text:p>766.75</text:p>
          </table:table-cell>
          <table:table-cell office:value-type="float" office:value="327.51">
            <text:p>327.51</text:p>
          </table:table-cell>
          <table:table-cell office:value-type="float" office:value="2.34114988855302">
            <text:p>2.3411498886</text:p>
          </table:table-cell>
          <table:table-cell office:value-type="float" office:value="1.10714285714286">
            <text:p>1.1071428571</text:p>
          </table:table-cell>
          <table:table-cell office:value-type="float" office:value="42.2593548387097">
            <text:p>42.259354838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0.98">
            <text:p>0.98</text:p>
          </table:table-cell>
          <table:table-cell office:value-type="float" office:value="12">
            <text:p>12</text:p>
          </table:table-cell>
          <table:table-cell office:value-type="float" office:value="97.22">
            <text:p>97.22</text:p>
          </table:table-cell>
          <table:table-cell office:value-type="float" office:value="3.32">
            <text:p>3.32</text:p>
          </table:table-cell>
          <table:table-cell office:value-type="float" office:value="29.2831325301205">
            <text:p>29.2831325301</text:p>
          </table:table-cell>
          <table:table-cell office:value-type="float" office:value="0.0816666666666667">
            <text:p>0.0816666667</text:p>
          </table:table-cell>
          <table:table-cell office:value-type="float" office:value="3.38775510204082">
            <text:p>3.38775510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6.69">
            <text:p>6.69</text:p>
          </table:table-cell>
          <table:table-cell office:value-type="float" office:value="11">
            <text:p>11</text:p>
          </table:table-cell>
          <table:table-cell office:value-type="float" office:value="662.31">
            <text:p>662.31</text:p>
          </table:table-cell>
          <table:table-cell office:value-type="float" office:value="122.24">
            <text:p>122.24</text:p>
          </table:table-cell>
          <table:table-cell office:value-type="float" office:value="5.41811191099476">
            <text:p>5.418111911</text:p>
          </table:table-cell>
          <table:table-cell office:value-type="float" office:value="0.608181818181818">
            <text:p>0.6081818182</text:p>
          </table:table-cell>
          <table:table-cell office:value-type="float" office:value="18.272047832586">
            <text:p>18.272047832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1.58">
            <text:p>1.58</text:p>
          </table:table-cell>
          <table:table-cell office:value-type="float" office:value="6">
            <text:p>6</text:p>
          </table:table-cell>
          <table:table-cell office:value-type="float" office:value="156.82">
            <text:p>156.82</text:p>
          </table:table-cell>
          <table:table-cell office:value-type="float" office:value="63.03">
            <text:p>63.03</text:p>
          </table:table-cell>
          <table:table-cell office:value-type="float" office:value="2.48802157702681">
            <text:p>2.488021577</text:p>
          </table:table-cell>
          <table:table-cell office:value-type="float" office:value="0.263333333333333">
            <text:p>0.2633333333</text:p>
          </table:table-cell>
          <table:table-cell office:value-type="float" office:value="39.8924050632911">
            <text:p>39.892405063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0.99">
            <text:p>0.99</text:p>
          </table:table-cell>
          <table:table-cell office:value-type="float" office:value="8">
            <text:p>8</text:p>
          </table:table-cell>
          <table:table-cell office:value-type="float" office:value="97.61">
            <text:p>97.61</text:p>
          </table:table-cell>
          <table:table-cell office:value-type="float" office:value="0.35">
            <text:p>0.35</text:p>
          </table:table-cell>
          <table:table-cell office:value-type="float" office:value="278.885714285714">
            <text:p>278.8857142857</text:p>
          </table:table-cell>
          <table:table-cell office:value-type="float" office:value="0.12375">
            <text:p>0.12375</text:p>
          </table:table-cell>
          <table:table-cell office:value-type="float" office:value="0.353535353535353">
            <text:p>0.35353535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10.55">
            <text:p>10.55</text:p>
          </table:table-cell>
          <table:table-cell office:value-type="float" office:value="6">
            <text:p>6</text:p>
          </table:table-cell>
          <table:table-cell office:value-type="float" office:value="1044.15">
            <text:p>1044.15</text:p>
          </table:table-cell>
          <table:table-cell office:value-type="float" office:value="6.51">
            <text:p>6.51</text:p>
          </table:table-cell>
          <table:table-cell office:value-type="float" office:value="160.391705069124">
            <text:p>160.3917050691</text:p>
          </table:table-cell>
          <table:table-cell office:value-type="float" office:value="1.75833333333333">
            <text:p>1.7583333333</text:p>
          </table:table-cell>
          <table:table-cell office:value-type="float" office:value="0.617061611374407">
            <text:p>0.617061611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1.87">
            <text:p>1.87</text:p>
          </table:table-cell>
          <table:table-cell office:value-type="float" office:value="8">
            <text:p>8</text:p>
          </table:table-cell>
          <table:table-cell office:value-type="float" office:value="184.73">
            <text:p>184.73</text:p>
          </table:table-cell>
          <table:table-cell office:value-type="float" office:value="61.81">
            <text:p>61.81</text:p>
          </table:table-cell>
          <table:table-cell office:value-type="float" office:value="2.98867497168743">
            <text:p>2.9886749717</text:p>
          </table:table-cell>
          <table:table-cell office:value-type="float" office:value="0.23375">
            <text:p>0.23375</text:p>
          </table:table-cell>
          <table:table-cell office:value-type="float" office:value="33.0534759358289">
            <text:p>33.053475935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1.92">
            <text:p>1.92</text:p>
          </table:table-cell>
          <table:table-cell office:value-type="float" office:value="255">
            <text:p>255</text:p>
          </table:table-cell>
          <table:table-cell office:value-type="float" office:value="190.28">
            <text:p>190.28</text:p>
          </table:table-cell>
          <table:table-cell office:value-type="float" office:value="6.71">
            <text:p>6.71</text:p>
          </table:table-cell>
          <table:table-cell office:value-type="float" office:value="28.3576751117735">
            <text:p>28.3576751118</text:p>
          </table:table-cell>
          <table:table-cell office:value-type="float" office:value="0.00752941176470588">
            <text:p>0.0075294118</text:p>
          </table:table-cell>
          <table:table-cell office:value-type="float" office:value="3.49479166666667">
            <text:p>3.494791666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17.74">
            <text:p>17.74</text:p>
          </table:table-cell>
          <table:table-cell office:value-type="float" office:value="10">
            <text:p>10</text:p>
          </table:table-cell>
          <table:table-cell office:value-type="float" office:value="1756.26">
            <text:p>1756.26</text:p>
          </table:table-cell>
          <table:table-cell office:value-type="float" office:value="187.75">
            <text:p>187.75</text:p>
          </table:table-cell>
          <table:table-cell office:value-type="float" office:value="9.35424766977364">
            <text:p>9.3542476698</text:p>
          </table:table-cell>
          <table:table-cell office:value-type="float" office:value="1.774">
            <text:p>1.774</text:p>
          </table:table-cell>
          <table:table-cell office:value-type="float" office:value="10.5834272829763">
            <text:p>10.583427283</text:p>
          </table:table-cell>
          <table:table-cell table:number-columns-repeated="1015"/>
        </table:table-row>
        <table:table-row table:style-name="ro2">
          <table:table-cell office:value-type="string">
            <text:p>6971</text:p>
          </table:table-cell>
          <table:table-cell office:value-type="string">
            <text:p>6087</text:p>
          </table:table-cell>
          <table:table-cell office:value-type="float" office:value="8.76">
            <text:p>8.76</text:p>
          </table:table-cell>
          <table:table-cell office:value-type="float" office:value="6">
            <text:p>6</text:p>
          </table:table-cell>
          <table:table-cell office:value-type="float" office:value="866.75">
            <text:p>866.75</text:p>
          </table:table-cell>
          <table:table-cell office:value-type="float" office:value="1.26">
            <text:p>1.26</text:p>
          </table:table-cell>
          <table:table-cell office:value-type="float" office:value="687.896825396825">
            <text:p>687.8968253968</text:p>
          </table:table-cell>
          <table:table-cell office:value-type="float" office:value="1.46">
            <text:p>1.46</text:p>
          </table:table-cell>
          <table:table-cell office:value-type="float" office:value="0.143835616438356">
            <text:p>0.14383561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6.31">
            <text:p>6.31</text:p>
          </table:table-cell>
          <table:table-cell office:value-type="float" office:value="10">
            <text:p>10</text:p>
          </table:table-cell>
          <table:table-cell office:value-type="float" office:value="624.69">
            <text:p>624.69</text:p>
          </table:table-cell>
          <table:table-cell office:value-type="float" office:value="273.45">
            <text:p>273.45</text:p>
          </table:table-cell>
          <table:table-cell office:value-type="float" office:value="2.28447613823368">
            <text:p>2.2844761382</text:p>
          </table:table-cell>
          <table:table-cell office:value-type="float" office:value="0.631">
            <text:p>0.631</text:p>
          </table:table-cell>
          <table:table-cell office:value-type="float" office:value="43.3359746434231">
            <text:p>43.335974643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0.54">
            <text:p>0.54</text:p>
          </table:table-cell>
          <table:table-cell office:value-type="float" office:value="6">
            <text:p>6</text:p>
          </table:table-cell>
          <table:table-cell office:value-type="float" office:value="53.76">
            <text:p>53.76</text:p>
          </table:table-cell>
          <table:table-cell office:value-type="float" office:value="3.57">
            <text:p>3.57</text:p>
          </table:table-cell>
          <table:table-cell office:value-type="float" office:value="15.0588235294118">
            <text:p>15.0588235294</text:p>
          </table:table-cell>
          <table:table-cell office:value-type="float" office:value="0.09">
            <text:p>0.09</text:p>
          </table:table-cell>
          <table:table-cell office:value-type="float" office:value="6.61111111111111">
            <text:p>6.61111111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1.62">
            <text:p>1.62</text:p>
          </table:table-cell>
          <table:table-cell office:value-type="float" office:value="8">
            <text:p>8</text:p>
          </table:table-cell>
          <table:table-cell office:value-type="float" office:value="160.58">
            <text:p>160.58</text:p>
          </table:table-cell>
          <table:table-cell office:value-type="float" office:value="0.4">
            <text:p>0.4</text:p>
          </table:table-cell>
          <table:table-cell office:value-type="float" office:value="401.45">
            <text:p>401.45</text:p>
          </table:table-cell>
          <table:table-cell office:value-type="float" office:value="0.2025">
            <text:p>0.2025</text:p>
          </table:table-cell>
          <table:table-cell office:value-type="float" office:value="0.246913580246914">
            <text:p>0.246913580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0.56">
            <text:p>0.56</text:p>
          </table:table-cell>
          <table:table-cell office:value-type="float" office:value="7">
            <text:p>7</text:p>
          </table:table-cell>
          <table:table-cell office:value-type="float" office:value="55.64">
            <text:p>55.64</text:p>
          </table:table-cell>
          <table:table-cell office:value-type="float" office:value="1.22">
            <text:p>1.22</text:p>
          </table:table-cell>
          <table:table-cell office:value-type="float" office:value="45.6065573770492">
            <text:p>45.606557377</text:p>
          </table:table-cell>
          <table:table-cell office:value-type="float" office:value="0.08">
            <text:p>0.08</text:p>
          </table:table-cell>
          <table:table-cell office:value-type="float" office:value="2.17857142857143">
            <text:p>2.17857142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5.65">
            <text:p>5.65</text:p>
          </table:table-cell>
          <table:table-cell office:value-type="float" office:value="9">
            <text:p>9</text:p>
          </table:table-cell>
          <table:table-cell office:value-type="float" office:value="559.35">
            <text:p>559.35</text:p>
          </table:table-cell>
          <table:table-cell office:value-type="float" office:value="165.62">
            <text:p>165.62</text:p>
          </table:table-cell>
          <table:table-cell office:value-type="float" office:value="3.37730950368313">
            <text:p>3.3773095037</text:p>
          </table:table-cell>
          <table:table-cell office:value-type="float" office:value="0.627777777777778">
            <text:p>0.6277777778</text:p>
          </table:table-cell>
          <table:table-cell office:value-type="float" office:value="29.3132743362832">
            <text:p>29.31327433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4.29">
            <text:p>4.29</text:p>
          </table:table-cell>
          <table:table-cell office:value-type="float" office:value="9">
            <text:p>9</text:p>
          </table:table-cell>
          <table:table-cell office:value-type="float" office:value="425.2">
            <text:p>425.2</text:p>
          </table:table-cell>
          <table:table-cell office:value-type="float" office:value="76.81">
            <text:p>76.81</text:p>
          </table:table-cell>
          <table:table-cell office:value-type="float" office:value="5.53573753417524">
            <text:p>5.5357375342</text:p>
          </table:table-cell>
          <table:table-cell office:value-type="float" office:value="0.476666666666667">
            <text:p>0.4766666667</text:p>
          </table:table-cell>
          <table:table-cell office:value-type="float" office:value="17.9044289044289">
            <text:p>17.90442890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2.48">
            <text:p>2.48</text:p>
          </table:table-cell>
          <table:table-cell office:value-type="float" office:value="11">
            <text:p>11</text:p>
          </table:table-cell>
          <table:table-cell office:value-type="float" office:value="245.32">
            <text:p>245.32</text:p>
          </table:table-cell>
          <table:table-cell office:value-type="float" office:value="59.26">
            <text:p>59.26</text:p>
          </table:table-cell>
          <table:table-cell office:value-type="float" office:value="4.13972325345933">
            <text:p>4.1397232535</text:p>
          </table:table-cell>
          <table:table-cell office:value-type="float" office:value="0.225454545454545">
            <text:p>0.2254545455</text:p>
          </table:table-cell>
          <table:table-cell office:value-type="float" office:value="23.8951612903226">
            <text:p>23.895161290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3.57">
            <text:p>3.57</text:p>
          </table:table-cell>
          <table:table-cell office:value-type="float" office:value="11">
            <text:p>11</text:p>
          </table:table-cell>
          <table:table-cell office:value-type="float" office:value="353.83">
            <text:p>353.83</text:p>
          </table:table-cell>
          <table:table-cell office:value-type="float" office:value="59.2">
            <text:p>59.2</text:p>
          </table:table-cell>
          <table:table-cell office:value-type="float" office:value="5.97685810810811">
            <text:p>5.9768581081</text:p>
          </table:table-cell>
          <table:table-cell office:value-type="float" office:value="0.324545454545454">
            <text:p>0.3245454545</text:p>
          </table:table-cell>
          <table:table-cell office:value-type="float" office:value="16.5826330532213">
            <text:p>16.582633053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7.81">
            <text:p>7.81</text:p>
          </table:table-cell>
          <table:table-cell office:value-type="float" office:value="8">
            <text:p>8</text:p>
          </table:table-cell>
          <table:table-cell office:value-type="float" office:value="773.49">
            <text:p>773.49</text:p>
          </table:table-cell>
          <table:table-cell office:value-type="float" office:value="282.1">
            <text:p>282.1</text:p>
          </table:table-cell>
          <table:table-cell office:value-type="float" office:value="2.74190003544842">
            <text:p>2.7419000354</text:p>
          </table:table-cell>
          <table:table-cell office:value-type="float" office:value="0.97625">
            <text:p>0.97625</text:p>
          </table:table-cell>
          <table:table-cell office:value-type="float" office:value="36.1203585147247">
            <text:p>36.120358514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9.33">
            <text:p>9.33</text:p>
          </table:table-cell>
          <table:table-cell office:value-type="float" office:value="9">
            <text:p>9</text:p>
          </table:table-cell>
          <table:table-cell office:value-type="float" office:value="923.87">
            <text:p>923.87</text:p>
          </table:table-cell>
          <table:table-cell office:value-type="float" office:value="291.12">
            <text:p>291.12</text:p>
          </table:table-cell>
          <table:table-cell office:value-type="float" office:value="3.17350233580654">
            <text:p>3.1735023358</text:p>
          </table:table-cell>
          <table:table-cell office:value-type="float" office:value="1.03666666666667">
            <text:p>1.0366666667</text:p>
          </table:table-cell>
          <table:table-cell office:value-type="float" office:value="31.2025723472669">
            <text:p>31.202572347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5.32">
            <text:p>5.32</text:p>
          </table:table-cell>
          <table:table-cell office:value-type="float" office:value="8">
            <text:p>8</text:p>
          </table:table-cell>
          <table:table-cell office:value-type="float" office:value="526.98">
            <text:p>526.98</text:p>
          </table:table-cell>
          <table:table-cell office:value-type="float" office:value="154.84">
            <text:p>154.84</text:p>
          </table:table-cell>
          <table:table-cell office:value-type="float" office:value="3.40338413846551">
            <text:p>3.4033841385</text:p>
          </table:table-cell>
          <table:table-cell office:value-type="float" office:value="0.665">
            <text:p>0.665</text:p>
          </table:table-cell>
          <table:table-cell office:value-type="float" office:value="29.1052631578947">
            <text:p>29.105263157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4.45">
            <text:p>4.45</text:p>
          </table:table-cell>
          <table:table-cell office:value-type="float" office:value="9">
            <text:p>9</text:p>
          </table:table-cell>
          <table:table-cell office:value-type="float" office:value="440.45">
            <text:p>440.45</text:p>
          </table:table-cell>
          <table:table-cell office:value-type="float" office:value="62.11">
            <text:p>62.11</text:p>
          </table:table-cell>
          <table:table-cell office:value-type="float" office:value="7.09145065206891">
            <text:p>7.0914506521</text:p>
          </table:table-cell>
          <table:table-cell office:value-type="float" office:value="0.494444444444444">
            <text:p>0.4944444444</text:p>
          </table:table-cell>
          <table:table-cell office:value-type="float" office:value="13.9573033707865">
            <text:p>13.957303370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3.09">
            <text:p>3.09</text:p>
          </table:table-cell>
          <table:table-cell office:value-type="float" office:value="8">
            <text:p>8</text:p>
          </table:table-cell>
          <table:table-cell office:value-type="float" office:value="306.21">
            <text:p>306.21</text:p>
          </table:table-cell>
          <table:table-cell office:value-type="float" office:value="40">
            <text:p>40</text:p>
          </table:table-cell>
          <table:table-cell office:value-type="float" office:value="7.65525">
            <text:p>7.65525</text:p>
          </table:table-cell>
          <table:table-cell office:value-type="float" office:value="0.38625">
            <text:p>0.38625</text:p>
          </table:table-cell>
          <table:table-cell office:value-type="float" office:value="12.9449838187702">
            <text:p>12.944983818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57.02">
            <text:p>57.02</text:p>
          </table:table-cell>
          <table:table-cell office:value-type="float" office:value="9">
            <text:p>9</text:p>
          </table:table-cell>
          <table:table-cell office:value-type="float" office:value="5644.68">
            <text:p>5644.68</text:p>
          </table:table-cell>
          <table:table-cell office:value-type="float" office:value="68.59">
            <text:p>68.59</text:p>
          </table:table-cell>
          <table:table-cell office:value-type="float" office:value="82.2959615104243">
            <text:p>82.2959615104</text:p>
          </table:table-cell>
          <table:table-cell office:value-type="float" office:value="6.33555555555556">
            <text:p>6.3355555556</text:p>
          </table:table-cell>
          <table:table-cell office:value-type="float" office:value="1.2029112592073">
            <text:p>1.202911259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2.54">
            <text:p>2.54</text:p>
          </table:table-cell>
          <table:table-cell office:value-type="float" office:value="10">
            <text:p>10</text:p>
          </table:table-cell>
          <table:table-cell office:value-type="float" office:value="251.66">
            <text:p>251.66</text:p>
          </table:table-cell>
          <table:table-cell office:value-type="float" office:value="1.24">
            <text:p>1.24</text:p>
          </table:table-cell>
          <table:table-cell office:value-type="float" office:value="202.951612903226">
            <text:p>202.9516129032</text:p>
          </table:table-cell>
          <table:table-cell office:value-type="float" office:value="0.254">
            <text:p>0.254</text:p>
          </table:table-cell>
          <table:table-cell office:value-type="float" office:value="0.488188976377953">
            <text:p>0.48818897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8.29">
            <text:p>8.29</text:p>
          </table:table-cell>
          <table:table-cell office:value-type="float" office:value="7">
            <text:p>7</text:p>
          </table:table-cell>
          <table:table-cell office:value-type="float" office:value="820.71">
            <text:p>820.71</text:p>
          </table:table-cell>
          <table:table-cell office:value-type="float" office:value="304.77">
            <text:p>304.77</text:p>
          </table:table-cell>
          <table:table-cell office:value-type="float" office:value="2.69288315779112">
            <text:p>2.6928831578</text:p>
          </table:table-cell>
          <table:table-cell office:value-type="float" office:value="1.18428571428571">
            <text:p>1.1842857143</text:p>
          </table:table-cell>
          <table:table-cell office:value-type="float" office:value="36.7635705669481">
            <text:p>36.763570566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.81">
            <text:p>1.81</text:p>
          </table:table-cell>
          <table:table-cell office:value-type="float" office:value="6">
            <text:p>6</text:p>
          </table:table-cell>
          <table:table-cell office:value-type="float" office:value="179.49">
            <text:p>179.49</text:p>
          </table:table-cell>
          <table:table-cell office:value-type="float" office:value="58.38">
            <text:p>58.38</text:p>
          </table:table-cell>
          <table:table-cell office:value-type="float" office:value="3.07451181911614">
            <text:p>3.0745118191</text:p>
          </table:table-cell>
          <table:table-cell office:value-type="float" office:value="0.301666666666667">
            <text:p>0.3016666667</text:p>
          </table:table-cell>
          <table:table-cell office:value-type="float" office:value="32.2541436464088">
            <text:p>32.25414364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7.55">
            <text:p>7.55</text:p>
          </table:table-cell>
          <table:table-cell office:value-type="float" office:value="9">
            <text:p>9</text:p>
          </table:table-cell>
          <table:table-cell office:value-type="float" office:value="747.85">
            <text:p>747.85</text:p>
          </table:table-cell>
          <table:table-cell office:value-type="float" office:value="191.94">
            <text:p>191.94</text:p>
          </table:table-cell>
          <table:table-cell office:value-type="float" office:value="3.89626966760446">
            <text:p>3.8962696676</text:p>
          </table:table-cell>
          <table:table-cell office:value-type="float" office:value="0.838888888888889">
            <text:p>0.8388888889</text:p>
          </table:table-cell>
          <table:table-cell office:value-type="float" office:value="25.4225165562914">
            <text:p>25.42251655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1.58">
            <text:p>1.58</text:p>
          </table:table-cell>
          <table:table-cell office:value-type="float" office:value="6">
            <text:p>6</text:p>
          </table:table-cell>
          <table:table-cell office:value-type="float" office:value="156.42">
            <text:p>156.42</text:p>
          </table:table-cell>
          <table:table-cell office:value-type="float" office:value="69.67">
            <text:p>69.67</text:p>
          </table:table-cell>
          <table:table-cell office:value-type="float" office:value="2.2451557341754">
            <text:p>2.2451557342</text:p>
          </table:table-cell>
          <table:table-cell office:value-type="float" office:value="0.263333333333333">
            <text:p>0.2633333333</text:p>
          </table:table-cell>
          <table:table-cell office:value-type="float" office:value="44.0949367088608">
            <text:p>44.094936708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6.17">
            <text:p>6.17</text:p>
          </table:table-cell>
          <table:table-cell office:value-type="float" office:value="7">
            <text:p>7</text:p>
          </table:table-cell>
          <table:table-cell office:value-type="float" office:value="610.93">
            <text:p>610.93</text:p>
          </table:table-cell>
          <table:table-cell office:value-type="float" office:value="1.24">
            <text:p>1.24</text:p>
          </table:table-cell>
          <table:table-cell office:value-type="float" office:value="492.685483870968">
            <text:p>492.685483871</text:p>
          </table:table-cell>
          <table:table-cell office:value-type="float" office:value="0.881428571428571">
            <text:p>0.8814285714</text:p>
          </table:table-cell>
          <table:table-cell office:value-type="float" office:value="0.20097244732577">
            <text:p>0.200972447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7021</text:p>
          </table:table-cell>
          <table:table-cell office:value-type="float" office:value="6.74">
            <text:p>6.74</text:p>
          </table:table-cell>
          <table:table-cell office:value-type="float" office:value="12">
            <text:p>12</text:p>
          </table:table-cell>
          <table:table-cell office:value-type="float" office:value="666.96">
            <text:p>666.96</text:p>
          </table:table-cell>
          <table:table-cell office:value-type="float" office:value="174.25">
            <text:p>174.25</text:p>
          </table:table-cell>
          <table:table-cell office:value-type="float" office:value="3.82760401721664">
            <text:p>3.8276040172</text:p>
          </table:table-cell>
          <table:table-cell office:value-type="float" office:value="0.561666666666667">
            <text:p>0.5616666667</text:p>
          </table:table-cell>
          <table:table-cell office:value-type="float" office:value="25.853115727003">
            <text:p>25.85311572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1.63">
            <text:p>1.63</text:p>
          </table:table-cell>
          <table:table-cell office:value-type="float" office:value="12">
            <text:p>12</text:p>
          </table:table-cell>
          <table:table-cell office:value-type="float" office:value="161.27">
            <text:p>161.27</text:p>
          </table:table-cell>
          <table:table-cell office:value-type="float" office:value="68.25">
            <text:p>68.25</text:p>
          </table:table-cell>
          <table:table-cell office:value-type="float" office:value="2.3629304029304">
            <text:p>2.3629304029</text:p>
          </table:table-cell>
          <table:table-cell office:value-type="float" office:value="0.135833333333333">
            <text:p>0.1358333333</text:p>
          </table:table-cell>
          <table:table-cell office:value-type="float" office:value="41.8711656441718">
            <text:p>41.871165644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7.88">
            <text:p>7.88</text:p>
          </table:table-cell>
          <table:table-cell office:value-type="float" office:value="9">
            <text:p>9</text:p>
          </table:table-cell>
          <table:table-cell office:value-type="float" office:value="780.32">
            <text:p>780.32</text:p>
          </table:table-cell>
          <table:table-cell office:value-type="float" office:value="284.44">
            <text:p>284.44</text:p>
          </table:table-cell>
          <table:table-cell office:value-type="float" office:value="2.74335536492758">
            <text:p>2.7433553649</text:p>
          </table:table-cell>
          <table:table-cell office:value-type="float" office:value="0.875555555555555">
            <text:p>0.8755555556</text:p>
          </table:table-cell>
          <table:table-cell office:value-type="float" office:value="36.0964467005076">
            <text:p>36.096446700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1.46">
            <text:p>1.46</text:p>
          </table:table-cell>
          <table:table-cell office:value-type="float" office:value="12">
            <text:p>12</text:p>
          </table:table-cell>
          <table:table-cell office:value-type="float" office:value="144.74">
            <text:p>144.74</text:p>
          </table:table-cell>
          <table:table-cell office:value-type="float" office:value="58.49">
            <text:p>58.49</text:p>
          </table:table-cell>
          <table:table-cell office:value-type="float" office:value="2.47461104462301">
            <text:p>2.4746110446</text:p>
          </table:table-cell>
          <table:table-cell office:value-type="float" office:value="0.121666666666667">
            <text:p>0.1216666667</text:p>
          </table:table-cell>
          <table:table-cell office:value-type="float" office:value="40.0616438356164">
            <text:p>40.061643835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7.34">
            <text:p>7.34</text:p>
          </table:table-cell>
          <table:table-cell office:value-type="float" office:value="11">
            <text:p>11</text:p>
          </table:table-cell>
          <table:table-cell office:value-type="float" office:value="726.86">
            <text:p>726.86</text:p>
          </table:table-cell>
          <table:table-cell office:value-type="float" office:value="89.05">
            <text:p>89.05</text:p>
          </table:table-cell>
          <table:table-cell office:value-type="float" office:value="8.16238068500842">
            <text:p>8.162380685</text:p>
          </table:table-cell>
          <table:table-cell office:value-type="float" office:value="0.667272727272727">
            <text:p>0.6672727273</text:p>
          </table:table-cell>
          <table:table-cell office:value-type="float" office:value="12.1321525885559">
            <text:p>12.13215258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0.37">
            <text:p>0.37</text:p>
          </table:table-cell>
          <table:table-cell office:value-type="float" office:value="7">
            <text:p>7</text:p>
          </table:table-cell>
          <table:table-cell office:value-type="float" office:value="36.73">
            <text:p>36.73</text:p>
          </table:table-cell>
          <table:table-cell office:value-type="float" office:value="1.3">
            <text:p>1.3</text:p>
          </table:table-cell>
          <table:table-cell office:value-type="float" office:value="28.2538461538461">
            <text:p>28.2538461538</text:p>
          </table:table-cell>
          <table:table-cell office:value-type="float" office:value="0.0528571428571429">
            <text:p>0.0528571429</text:p>
          </table:table-cell>
          <table:table-cell office:value-type="float" office:value="3.51351351351351">
            <text:p>3.513513513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1.46">
            <text:p>1.46</text:p>
          </table:table-cell>
          <table:table-cell office:value-type="float" office:value="9">
            <text:p>9</text:p>
          </table:table-cell>
          <table:table-cell office:value-type="float" office:value="144.74">
            <text:p>144.74</text:p>
          </table:table-cell>
          <table:table-cell office:value-type="float" office:value="61.92">
            <text:p>61.92</text:p>
          </table:table-cell>
          <table:table-cell office:value-type="float" office:value="2.3375322997416">
            <text:p>2.3375322997</text:p>
          </table:table-cell>
          <table:table-cell office:value-type="float" office:value="0.162222222222222">
            <text:p>0.1622222222</text:p>
          </table:table-cell>
          <table:table-cell office:value-type="float" office:value="42.4109589041096">
            <text:p>42.410958904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1.77">
            <text:p>1.77</text:p>
          </table:table-cell>
          <table:table-cell office:value-type="float" office:value="255">
            <text:p>255</text:p>
          </table:table-cell>
          <table:table-cell office:value-type="float" office:value="175.63">
            <text:p>175.63</text:p>
          </table:table-cell>
          <table:table-cell office:value-type="float" office:value="55.4">
            <text:p>55.4</text:p>
          </table:table-cell>
          <table:table-cell office:value-type="float" office:value="3.1702166064982">
            <text:p>3.1702166065</text:p>
          </table:table-cell>
          <table:table-cell office:value-type="float" office:value="0.00694117647058824">
            <text:p>0.0069411765</text:p>
          </table:table-cell>
          <table:table-cell office:value-type="float" office:value="31.2994350282486">
            <text:p>31.299435028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0.02">
            <text:p>10.02</text:p>
          </table:table-cell>
          <table:table-cell office:value-type="float" office:value="8">
            <text:p>8</text:p>
          </table:table-cell>
          <table:table-cell office:value-type="float" office:value="991.68">
            <text:p>991.68</text:p>
          </table:table-cell>
          <table:table-cell office:value-type="float" office:value="285.66">
            <text:p>285.66</text:p>
          </table:table-cell>
          <table:table-cell office:value-type="float" office:value="3.47153959252258">
            <text:p>3.4715395925</text:p>
          </table:table-cell>
          <table:table-cell office:value-type="float" office:value="1.2525">
            <text:p>1.2525</text:p>
          </table:table-cell>
          <table:table-cell office:value-type="float" office:value="28.5089820359281">
            <text:p>28.508982035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1.59">
            <text:p>1.59</text:p>
          </table:table-cell>
          <table:table-cell office:value-type="float" office:value="7">
            <text:p>7</text:p>
          </table:table-cell>
          <table:table-cell office:value-type="float" office:value="157.71">
            <text:p>157.71</text:p>
          </table:table-cell>
          <table:table-cell office:value-type="float" office:value="61.81">
            <text:p>61.81</text:p>
          </table:table-cell>
          <table:table-cell office:value-type="float" office:value="2.5515288788222">
            <text:p>2.5515288788</text:p>
          </table:table-cell>
          <table:table-cell office:value-type="float" office:value="0.227142857142857">
            <text:p>0.2271428571</text:p>
          </table:table-cell>
          <table:table-cell office:value-type="float" office:value="38.874213836478">
            <text:p>38.874213836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7.96">
            <text:p>7.96</text:p>
          </table:table-cell>
          <table:table-cell office:value-type="float" office:value="255">
            <text:p>255</text:p>
          </table:table-cell>
          <table:table-cell office:value-type="float" office:value="788.14">
            <text:p>788.14</text:p>
          </table:table-cell>
          <table:table-cell office:value-type="float" office:value="55.3">
            <text:p>55.3</text:p>
          </table:table-cell>
          <table:table-cell office:value-type="float" office:value="14.2520795660036">
            <text:p>14.252079566</text:p>
          </table:table-cell>
          <table:table-cell office:value-type="float" office:value="0.0312156862745098">
            <text:p>0.0312156863</text:p>
          </table:table-cell>
          <table:table-cell office:value-type="float" office:value="6.94723618090452">
            <text:p>6.947236180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18.8">
            <text:p>18.8</text:p>
          </table:table-cell>
          <table:table-cell office:value-type="float" office:value="11">
            <text:p>11</text:p>
          </table:table-cell>
          <table:table-cell office:value-type="float" office:value="1861">
            <text:p>1861</text:p>
          </table:table-cell>
          <table:table-cell office:value-type="float" office:value="171.44">
            <text:p>171.44</text:p>
          </table:table-cell>
          <table:table-cell office:value-type="float" office:value="10.855109659356">
            <text:p>10.8551096594</text:p>
          </table:table-cell>
          <table:table-cell office:value-type="float" office:value="1.70909090909091">
            <text:p>1.7090909091</text:p>
          </table:table-cell>
          <table:table-cell office:value-type="float" office:value="9.11914893617021">
            <text:p>9.1191489362</text:p>
          </table:table-cell>
          <table:table-cell table:number-columns-repeated="1015"/>
        </table:table-row>
        <table:table-row table:style-name="ro2">
          <table:table-cell office:value-type="string">
            <text:p>7021</text:p>
          </table:table-cell>
          <table:table-cell office:value-type="string">
            <text:p>6087</text:p>
          </table:table-cell>
          <table:table-cell office:value-type="float" office:value="6.68">
            <text:p>6.68</text:p>
          </table:table-cell>
          <table:table-cell office:value-type="float" office:value="5">
            <text:p>5</text:p>
          </table:table-cell>
          <table:table-cell office:value-type="float" office:value="661.72">
            <text:p>661.72</text:p>
          </table:table-cell>
          <table:table-cell office:value-type="float" office:value="174.36">
            <text:p>174.36</text:p>
          </table:table-cell>
          <table:table-cell office:value-type="float" office:value="3.79513649919706">
            <text:p>3.7951364992</text:p>
          </table:table-cell>
          <table:table-cell office:value-type="float" office:value="1.336">
            <text:p>1.336</text:p>
          </table:table-cell>
          <table:table-cell office:value-type="float" office:value="26.1017964071856">
            <text:p>26.101796407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182</text:p>
          </table:table-cell>
          <table:table-cell office:value-type="float" office:value="11.65">
            <text:p>11.65</text:p>
          </table:table-cell>
          <table:table-cell office:value-type="float" office:value="9">
            <text:p>9</text:p>
          </table:table-cell>
          <table:table-cell office:value-type="float" office:value="1153.75">
            <text:p>1153.75</text:p>
          </table:table-cell>
          <table:table-cell office:value-type="float" office:value="99.42">
            <text:p>99.42</text:p>
          </table:table-cell>
          <table:table-cell office:value-type="float" office:value="11.6048078857373">
            <text:p>11.6048078857</text:p>
          </table:table-cell>
          <table:table-cell office:value-type="float" office:value="1.29444444444445">
            <text:p>1.2944444444</text:p>
          </table:table-cell>
          <table:table-cell office:value-type="float" office:value="8.53390557939914">
            <text:p>8.533905579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214</text:p>
          </table:table-cell>
          <table:table-cell office:value-type="float" office:value="6.08">
            <text:p>6.08</text:p>
          </table:table-cell>
          <table:table-cell office:value-type="float" office:value="11">
            <text:p>11</text:p>
          </table:table-cell>
          <table:table-cell office:value-type="float" office:value="601.43">
            <text:p>601.43</text:p>
          </table:table-cell>
          <table:table-cell office:value-type="float" office:value="209.42">
            <text:p>209.42</text:p>
          </table:table-cell>
          <table:table-cell office:value-type="float" office:value="2.87188425174291">
            <text:p>2.8718842517</text:p>
          </table:table-cell>
          <table:table-cell office:value-type="float" office:value="0.552727272727273">
            <text:p>0.5527272727</text:p>
          </table:table-cell>
          <table:table-cell office:value-type="float" office:value="34.4440789473684">
            <text:p>34.444078947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382</text:p>
          </table:table-cell>
          <table:table-cell office:value-type="float" office:value="14.36">
            <text:p>14.36</text:p>
          </table:table-cell>
          <table:table-cell office:value-type="float" office:value="6">
            <text:p>6</text:p>
          </table:table-cell>
          <table:table-cell office:value-type="float" office:value="1421.54">
            <text:p>1421.54</text:p>
          </table:table-cell>
          <table:table-cell office:value-type="float" office:value="176.39">
            <text:p>176.39</text:p>
          </table:table-cell>
          <table:table-cell office:value-type="float" office:value="8.05907364363059">
            <text:p>8.0590736436</text:p>
          </table:table-cell>
          <table:table-cell office:value-type="float" office:value="2.39333333333333">
            <text:p>2.3933333333</text:p>
          </table:table-cell>
          <table:table-cell office:value-type="float" office:value="12.283426183844">
            <text:p>12.283426183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05</text:p>
          </table:table-cell>
          <table:table-cell office:value-type="float" office:value="7.27">
            <text:p>7.27</text:p>
          </table:table-cell>
          <table:table-cell office:value-type="float" office:value="9">
            <text:p>9</text:p>
          </table:table-cell>
          <table:table-cell office:value-type="float" office:value="719.53">
            <text:p>719.53</text:p>
          </table:table-cell>
          <table:table-cell office:value-type="float" office:value="173.93">
            <text:p>173.93</text:p>
          </table:table-cell>
          <table:table-cell office:value-type="float" office:value="4.1368941528201">
            <text:p>4.1368941528</text:p>
          </table:table-cell>
          <table:table-cell office:value-type="float" office:value="0.807777777777778">
            <text:p>0.8077777778</text:p>
          </table:table-cell>
          <table:table-cell office:value-type="float" office:value="23.9243466299862">
            <text:p>23.9243466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23</text:p>
          </table:table-cell>
          <table:table-cell office:value-type="float" office:value="12.78">
            <text:p>12.78</text:p>
          </table:table-cell>
          <table:table-cell office:value-type="float" office:value="8">
            <text:p>8</text:p>
          </table:table-cell>
          <table:table-cell office:value-type="float" office:value="1265.42">
            <text:p>1265.42</text:p>
          </table:table-cell>
          <table:table-cell office:value-type="float" office:value="134.91">
            <text:p>134.91</text:p>
          </table:table-cell>
          <table:table-cell office:value-type="float" office:value="9.37973463790675">
            <text:p>9.3797346379</text:p>
          </table:table-cell>
          <table:table-cell office:value-type="float" office:value="1.5975">
            <text:p>1.5975</text:p>
          </table:table-cell>
          <table:table-cell office:value-type="float" office:value="10.556338028169">
            <text:p>10.556338028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51</text:p>
          </table:table-cell>
          <table:table-cell office:value-type="float" office:value="6.71">
            <text:p>6.71</text:p>
          </table:table-cell>
          <table:table-cell office:value-type="float" office:value="8">
            <text:p>8</text:p>
          </table:table-cell>
          <table:table-cell office:value-type="float" office:value="664.59">
            <text:p>664.59</text:p>
          </table:table-cell>
          <table:table-cell office:value-type="float" office:value="173.83">
            <text:p>173.83</text:p>
          </table:table-cell>
          <table:table-cell office:value-type="float" office:value="3.82321808663637">
            <text:p>3.8232180866</text:p>
          </table:table-cell>
          <table:table-cell office:value-type="float" office:value="0.83875">
            <text:p>0.83875</text:p>
          </table:table-cell>
          <table:table-cell office:value-type="float" office:value="25.9061102831595">
            <text:p>25.906110283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99</text:p>
          </table:table-cell>
          <table:table-cell office:value-type="float" office:value="12.09">
            <text:p>12.09</text:p>
          </table:table-cell>
          <table:table-cell office:value-type="float" office:value="13">
            <text:p>13</text:p>
          </table:table-cell>
          <table:table-cell office:value-type="float" office:value="1196.81">
            <text:p>1196.81</text:p>
          </table:table-cell>
          <table:table-cell office:value-type="float" office:value="85.42">
            <text:p>85.42</text:p>
          </table:table-cell>
          <table:table-cell office:value-type="float" office:value="14.0108873800047">
            <text:p>14.01088738</text:p>
          </table:table-cell>
          <table:table-cell office:value-type="float" office:value="0.93">
            <text:p>0.93</text:p>
          </table:table-cell>
          <table:table-cell office:value-type="float" office:value="7.06534325889165">
            <text:p>7.0653432589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01</text:p>
          </table:table-cell>
          <table:table-cell office:value-type="float" office:value="11.64">
            <text:p>11.64</text:p>
          </table:table-cell>
          <table:table-cell office:value-type="float" office:value="8">
            <text:p>8</text:p>
          </table:table-cell>
          <table:table-cell office:value-type="float" office:value="1152.06">
            <text:p>1152.06</text:p>
          </table:table-cell>
          <table:table-cell office:value-type="float" office:value="264.89">
            <text:p>264.89</text:p>
          </table:table-cell>
          <table:table-cell office:value-type="float" office:value="4.3492015553626">
            <text:p>4.3492015554</text:p>
          </table:table-cell>
          <table:table-cell office:value-type="float" office:value="1.455">
            <text:p>1.455</text:p>
          </table:table-cell>
          <table:table-cell office:value-type="float" office:value="22.7568728522337">
            <text:p>22.756872852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2</text:p>
          </table:table-cell>
          <table:table-cell office:value-type="float" office:value="15.54">
            <text:p>15.54</text:p>
          </table:table-cell>
          <table:table-cell office:value-type="float" office:value="12">
            <text:p>12</text:p>
          </table:table-cell>
          <table:table-cell office:value-type="float" office:value="1537.96">
            <text:p>1537.96</text:p>
          </table:table-cell>
          <table:table-cell office:value-type="float" office:value="135.02">
            <text:p>135.02</text:p>
          </table:table-cell>
          <table:table-cell office:value-type="float" office:value="11.3906087986965">
            <text:p>11.3906087987</text:p>
          </table:table-cell>
          <table:table-cell office:value-type="float" office:value="1.295">
            <text:p>1.295</text:p>
          </table:table-cell>
          <table:table-cell office:value-type="float" office:value="8.68854568854569">
            <text:p>8.688545688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5</text:p>
          </table:table-cell>
          <table:table-cell office:value-type="float" office:value="7.13">
            <text:p>7.13</text:p>
          </table:table-cell>
          <table:table-cell office:value-type="float" office:value="13">
            <text:p>13</text:p>
          </table:table-cell>
          <table:table-cell office:value-type="float" office:value="706.07">
            <text:p>706.07</text:p>
          </table:table-cell>
          <table:table-cell office:value-type="float" office:value="223.74">
            <text:p>223.74</text:p>
          </table:table-cell>
          <table:table-cell office:value-type="float" office:value="3.15576115133637">
            <text:p>3.1557611513</text:p>
          </table:table-cell>
          <table:table-cell office:value-type="float" office:value="0.548461538461538">
            <text:p>0.5484615385</text:p>
          </table:table-cell>
          <table:table-cell office:value-type="float" office:value="31.3800841514727">
            <text:p>31.3800841515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6</text:p>
          </table:table-cell>
          <table:table-cell office:value-type="float" office:value="8.13">
            <text:p>8.13</text:p>
          </table:table-cell>
          <table:table-cell office:value-type="float" office:value="13">
            <text:p>13</text:p>
          </table:table-cell>
          <table:table-cell office:value-type="float" office:value="804.97">
            <text:p>804.97</text:p>
          </table:table-cell>
          <table:table-cell office:value-type="float" office:value="223.64">
            <text:p>223.64</text:p>
          </table:table-cell>
          <table:table-cell office:value-type="float" office:value="3.59940082275085">
            <text:p>3.5994008228</text:p>
          </table:table-cell>
          <table:table-cell office:value-type="float" office:value="0.625384615384615">
            <text:p>0.6253846154</text:p>
          </table:table-cell>
          <table:table-cell office:value-type="float" office:value="27.5079950799508">
            <text:p>27.50799508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19</text:p>
          </table:table-cell>
          <table:table-cell office:value-type="float" office:value="12.34">
            <text:p>12.34</text:p>
          </table:table-cell>
          <table:table-cell office:value-type="float" office:value="10">
            <text:p>10</text:p>
          </table:table-cell>
          <table:table-cell office:value-type="float" office:value="1221.66">
            <text:p>1221.66</text:p>
          </table:table-cell>
          <table:table-cell office:value-type="float" office:value="130.56">
            <text:p>130.56</text:p>
          </table:table-cell>
          <table:table-cell office:value-type="float" office:value="9.35707720588235">
            <text:p>9.3570772059</text:p>
          </table:table-cell>
          <table:table-cell office:value-type="float" office:value="1.234">
            <text:p>1.234</text:p>
          </table:table-cell>
          <table:table-cell office:value-type="float" office:value="10.580226904376">
            <text:p>10.580226904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32</text:p>
          </table:table-cell>
          <table:table-cell office:value-type="float" office:value="15.73">
            <text:p>15.73</text:p>
          </table:table-cell>
          <table:table-cell office:value-type="float" office:value="8">
            <text:p>8</text:p>
          </table:table-cell>
          <table:table-cell office:value-type="float" office:value="1556.97">
            <text:p>1556.97</text:p>
          </table:table-cell>
          <table:table-cell office:value-type="float" office:value="116.88">
            <text:p>116.88</text:p>
          </table:table-cell>
          <table:table-cell office:value-type="float" office:value="13.3210985626283">
            <text:p>13.3210985626</text:p>
          </table:table-cell>
          <table:table-cell office:value-type="float" office:value="1.96625">
            <text:p>1.96625</text:p>
          </table:table-cell>
          <table:table-cell office:value-type="float" office:value="7.43038779402416">
            <text:p>7.43038779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2</text:p>
          </table:table-cell>
          <table:table-cell office:value-type="float" office:value="11.26">
            <text:p>11.26</text:p>
          </table:table-cell>
          <table:table-cell office:value-type="float" office:value="8">
            <text:p>8</text:p>
          </table:table-cell>
          <table:table-cell office:value-type="float" office:value="1115.04">
            <text:p>1115.04</text:p>
          </table:table-cell>
          <table:table-cell office:value-type="float" office:value="59.37">
            <text:p>59.37</text:p>
          </table:table-cell>
          <table:table-cell office:value-type="float" office:value="18.7812026275897">
            <text:p>18.7812026276</text:p>
          </table:table-cell>
          <table:table-cell office:value-type="float" office:value="1.4075">
            <text:p>1.4075</text:p>
          </table:table-cell>
          <table:table-cell office:value-type="float" office:value="5.27264653641208">
            <text:p>5.27264653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59</text:p>
          </table:table-cell>
          <table:table-cell office:value-type="float" office:value="6.58">
            <text:p>6.58</text:p>
          </table:table-cell>
          <table:table-cell office:value-type="float" office:value="9">
            <text:p>9</text:p>
          </table:table-cell>
          <table:table-cell office:value-type="float" office:value="651.42">
            <text:p>651.42</text:p>
          </table:table-cell>
          <table:table-cell office:value-type="float" office:value="173.42">
            <text:p>173.42</text:p>
          </table:table-cell>
          <table:table-cell office:value-type="float" office:value="3.756314150617">
            <text:p>3.7563141506</text:p>
          </table:table-cell>
          <table:table-cell office:value-type="float" office:value="0.731111111111111">
            <text:p>0.7311111111</text:p>
          </table:table-cell>
          <table:table-cell office:value-type="float" office:value="26.355623100304">
            <text:p>26.355623100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09</text:p>
          </table:table-cell>
          <table:table-cell office:value-type="float" office:value="8.9">
            <text:p>8.9</text:p>
          </table:table-cell>
          <table:table-cell office:value-type="float" office:value="8">
            <text:p>8</text:p>
          </table:table-cell>
          <table:table-cell office:value-type="float" office:value="881.59">
            <text:p>881.59</text:p>
          </table:table-cell>
          <table:table-cell office:value-type="float" office:value="112.14">
            <text:p>112.14</text:p>
          </table:table-cell>
          <table:table-cell office:value-type="float" office:value="7.86151239522026">
            <text:p>7.8615123952</text:p>
          </table:table-cell>
          <table:table-cell office:value-type="float" office:value="1.1125">
            <text:p>1.1125</text:p>
          </table:table-cell>
          <table:table-cell office:value-type="float" office:value="12.6">
            <text:p>12.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47</text:p>
          </table:table-cell>
          <table:table-cell office:value-type="float" office:value="7.56">
            <text:p>7.56</text:p>
          </table:table-cell>
          <table:table-cell office:value-type="float" office:value="9">
            <text:p>9</text:p>
          </table:table-cell>
          <table:table-cell office:value-type="float" office:value="748.54">
            <text:p>748.54</text:p>
          </table:table-cell>
          <table:table-cell office:value-type="float" office:value="174.58">
            <text:p>174.58</text:p>
          </table:table-cell>
          <table:table-cell office:value-type="float" office:value="4.28766181693207">
            <text:p>4.2876618169</text:p>
          </table:table-cell>
          <table:table-cell office:value-type="float" office:value="0.84">
            <text:p>0.84</text:p>
          </table:table-cell>
          <table:table-cell office:value-type="float" office:value="23.0925925925926">
            <text:p>23.092592592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0</text:p>
          </table:table-cell>
          <table:table-cell office:value-type="float" office:value="48.58">
            <text:p>48.58</text:p>
          </table:table-cell>
          <table:table-cell office:value-type="float" office:value="10">
            <text:p>10</text:p>
          </table:table-cell>
          <table:table-cell office:value-type="float" office:value="4808.93">
            <text:p>4808.93</text:p>
          </table:table-cell>
          <table:table-cell office:value-type="float" office:value="209.8">
            <text:p>209.8</text:p>
          </table:table-cell>
          <table:table-cell office:value-type="float" office:value="22.921496663489">
            <text:p>22.9214966635</text:p>
          </table:table-cell>
          <table:table-cell office:value-type="float" office:value="4.858">
            <text:p>4.858</text:p>
          </table:table-cell>
          <table:table-cell office:value-type="float" office:value="4.31864965006175">
            <text:p>4.318649650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5</text:p>
          </table:table-cell>
          <table:table-cell office:value-type="float" office:value="7.06">
            <text:p>7.06</text:p>
          </table:table-cell>
          <table:table-cell office:value-type="float" office:value="9">
            <text:p>9</text:p>
          </table:table-cell>
          <table:table-cell office:value-type="float" office:value="698.94">
            <text:p>698.94</text:p>
          </table:table-cell>
          <table:table-cell office:value-type="float" office:value="174.46">
            <text:p>174.46</text:p>
          </table:table-cell>
          <table:table-cell office:value-type="float" office:value="4.0063051702396">
            <text:p>4.0063051702</text:p>
          </table:table-cell>
          <table:table-cell office:value-type="float" office:value="0.784444444444444">
            <text:p>0.7844444444</text:p>
          </table:table-cell>
          <table:table-cell office:value-type="float" office:value="24.7110481586402">
            <text:p>24.711048158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16</text:p>
          </table:table-cell>
          <table:table-cell office:value-type="float" office:value="12.64">
            <text:p>12.64</text:p>
          </table:table-cell>
          <table:table-cell office:value-type="float" office:value="11">
            <text:p>11</text:p>
          </table:table-cell>
          <table:table-cell office:value-type="float" office:value="1250.96">
            <text:p>1250.96</text:p>
          </table:table-cell>
          <table:table-cell office:value-type="float" office:value="155.26">
            <text:p>155.26</text:p>
          </table:table-cell>
          <table:table-cell office:value-type="float" office:value="8.05719438361458">
            <text:p>8.0571943836</text:p>
          </table:table-cell>
          <table:table-cell office:value-type="float" office:value="1.14909090909091">
            <text:p>1.1490909091</text:p>
          </table:table-cell>
          <table:table-cell office:value-type="float" office:value="12.2832278481013">
            <text:p>12.283227848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738</text:p>
          </table:table-cell>
          <table:table-cell office:value-type="float" office:value="11.28">
            <text:p>11.28</text:p>
          </table:table-cell>
          <table:table-cell office:value-type="float" office:value="10">
            <text:p>10</text:p>
          </table:table-cell>
          <table:table-cell office:value-type="float" office:value="1117.02">
            <text:p>1117.02</text:p>
          </table:table-cell>
          <table:table-cell office:value-type="float" office:value="201.56">
            <text:p>201.56</text:p>
          </table:table-cell>
          <table:table-cell office:value-type="float" office:value="5.5418733875769">
            <text:p>5.5418733876</text:p>
          </table:table-cell>
          <table:table-cell office:value-type="float" office:value="1.128">
            <text:p>1.128</text:p>
          </table:table-cell>
          <table:table-cell office:value-type="float" office:value="17.8687943262411">
            <text:p>17.868794326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43</text:p>
          </table:table-cell>
          <table:table-cell office:value-type="float" office:value="12.97">
            <text:p>12.97</text:p>
          </table:table-cell>
          <table:table-cell office:value-type="float" office:value="8">
            <text:p>8</text:p>
          </table:table-cell>
          <table:table-cell office:value-type="float" office:value="1283.73">
            <text:p>1283.73</text:p>
          </table:table-cell>
          <table:table-cell office:value-type="float" office:value="221.22">
            <text:p>221.22</text:p>
          </table:table-cell>
          <table:table-cell office:value-type="float" office:value="5.80295633306211">
            <text:p>5.8029563331</text:p>
          </table:table-cell>
          <table:table-cell office:value-type="float" office:value="1.62125">
            <text:p>1.62125</text:p>
          </table:table-cell>
          <table:table-cell office:value-type="float" office:value="17.0562837316885">
            <text:p>17.0562837317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79</text:p>
          </table:table-cell>
          <table:table-cell office:value-type="float" office:value="5.73">
            <text:p>5.73</text:p>
          </table:table-cell>
          <table:table-cell office:value-type="float" office:value="5">
            <text:p>5</text:p>
          </table:table-cell>
          <table:table-cell office:value-type="float" office:value="567.27">
            <text:p>567.27</text:p>
          </table:table-cell>
          <table:table-cell office:value-type="float" office:value="209.25">
            <text:p>209.25</text:p>
          </table:table-cell>
          <table:table-cell office:value-type="float" office:value="2.71096774193548">
            <text:p>2.7109677419</text:p>
          </table:table-cell>
          <table:table-cell office:value-type="float" office:value="1.146">
            <text:p>1.146</text:p>
          </table:table-cell>
          <table:table-cell office:value-type="float" office:value="36.5183246073298">
            <text:p>36.518324607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892</text:p>
          </table:table-cell>
          <table:table-cell office:value-type="float" office:value="13.51">
            <text:p>13.51</text:p>
          </table:table-cell>
          <table:table-cell office:value-type="float" office:value="7">
            <text:p>7</text:p>
          </table:table-cell>
          <table:table-cell office:value-type="float" office:value="1337.19">
            <text:p>1337.19</text:p>
          </table:table-cell>
          <table:table-cell office:value-type="float" office:value="136.64">
            <text:p>136.64</text:p>
          </table:table-cell>
          <table:table-cell office:value-type="float" office:value="9.78622658079626">
            <text:p>9.7862265808</text:p>
          </table:table-cell>
          <table:table-cell office:value-type="float" office:value="1.93">
            <text:p>1.93</text:p>
          </table:table-cell>
          <table:table-cell office:value-type="float" office:value="10.1139896373057">
            <text:p>10.1139896373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5</text:p>
          </table:table-cell>
          <table:table-cell office:value-type="float" office:value="6.74">
            <text:p>6.74</text:p>
          </table:table-cell>
          <table:table-cell office:value-type="float" office:value="8">
            <text:p>8</text:p>
          </table:table-cell>
          <table:table-cell office:value-type="float" office:value="666.76">
            <text:p>666.76</text:p>
          </table:table-cell>
          <table:table-cell office:value-type="float" office:value="173.63">
            <text:p>173.63</text:p>
          </table:table-cell>
          <table:table-cell office:value-type="float" office:value="3.84011979496631">
            <text:p>3.840119795</text:p>
          </table:table-cell>
          <table:table-cell office:value-type="float" office:value="0.8425">
            <text:p>0.8425</text:p>
          </table:table-cell>
          <table:table-cell office:value-type="float" office:value="25.7611275964392">
            <text:p>25.761127596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46</text:p>
          </table:table-cell>
          <table:table-cell office:value-type="float" office:value="6.03">
            <text:p>6.03</text:p>
          </table:table-cell>
          <table:table-cell office:value-type="float" office:value="10">
            <text:p>10</text:p>
          </table:table-cell>
          <table:table-cell office:value-type="float" office:value="597.17">
            <text:p>597.17</text:p>
          </table:table-cell>
          <table:table-cell office:value-type="float" office:value="201.72">
            <text:p>201.72</text:p>
          </table:table-cell>
          <table:table-cell office:value-type="float" office:value="2.96039064049177">
            <text:p>2.9603906405</text:p>
          </table:table-cell>
          <table:table-cell office:value-type="float" office:value="0.603">
            <text:p>0.603</text:p>
          </table:table-cell>
          <table:table-cell office:value-type="float" office:value="33.452736318408">
            <text:p>33.452736318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562</text:p>
          </table:table-cell>
          <table:table-cell office:value-type="float" office:value="6.08">
            <text:p>6.08</text:p>
          </table:table-cell>
          <table:table-cell office:value-type="float" office:value="8">
            <text:p>8</text:p>
          </table:table-cell>
          <table:table-cell office:value-type="float" office:value="601.82">
            <text:p>601.82</text:p>
          </table:table-cell>
          <table:table-cell office:value-type="float" office:value="203.93">
            <text:p>203.93</text:p>
          </table:table-cell>
          <table:table-cell office:value-type="float" office:value="2.9511106752317">
            <text:p>2.9511106752</text:p>
          </table:table-cell>
          <table:table-cell office:value-type="float" office:value="0.76">
            <text:p>0.76</text:p>
          </table:table-cell>
          <table:table-cell office:value-type="float" office:value="33.5411184210526">
            <text:p>33.5411184211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99</text:p>
          </table:table-cell>
          <table:table-cell office:value-type="float" office:value="6.29">
            <text:p>6.29</text:p>
          </table:table-cell>
          <table:table-cell office:value-type="float" office:value="5">
            <text:p>5</text:p>
          </table:table-cell>
          <table:table-cell office:value-type="float" office:value="622.22">
            <text:p>622.22</text:p>
          </table:table-cell>
          <table:table-cell office:value-type="float" office:value="200.73">
            <text:p>200.73</text:p>
          </table:table-cell>
          <table:table-cell office:value-type="float" office:value="3.09978578189608">
            <text:p>3.0997857819</text:p>
          </table:table-cell>
          <table:table-cell office:value-type="float" office:value="1.258">
            <text:p>1.258</text:p>
          </table:table-cell>
          <table:table-cell office:value-type="float" office:value="31.912559618442">
            <text:p>31.912559618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48</text:p>
          </table:table-cell>
          <table:table-cell office:value-type="float" office:value="6.37">
            <text:p>6.37</text:p>
          </table:table-cell>
          <table:table-cell office:value-type="float" office:value="7">
            <text:p>7</text:p>
          </table:table-cell>
          <table:table-cell office:value-type="float" office:value="631.03">
            <text:p>631.03</text:p>
          </table:table-cell>
          <table:table-cell office:value-type="float" office:value="203.59">
            <text:p>203.59</text:p>
          </table:table-cell>
          <table:table-cell office:value-type="float" office:value="3.09951372857213">
            <text:p>3.0995137286</text:p>
          </table:table-cell>
          <table:table-cell office:value-type="float" office:value="0.91">
            <text:p>0.91</text:p>
          </table:table-cell>
          <table:table-cell office:value-type="float" office:value="31.9607535321821">
            <text:p>31.960753532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971</text:p>
          </table:table-cell>
          <table:table-cell office:value-type="float" office:value="6.89">
            <text:p>6.89</text:p>
          </table:table-cell>
          <table:table-cell office:value-type="float" office:value="12">
            <text:p>12</text:p>
          </table:table-cell>
          <table:table-cell office:value-type="float" office:value="682.51">
            <text:p>682.51</text:p>
          </table:table-cell>
          <table:table-cell office:value-type="float" office:value="174.25">
            <text:p>174.25</text:p>
          </table:table-cell>
          <table:table-cell office:value-type="float" office:value="3.91684361549498">
            <text:p>3.9168436155</text:p>
          </table:table-cell>
          <table:table-cell office:value-type="float" office:value="0.574166666666667">
            <text:p>0.5741666667</text:p>
          </table:table-cell>
          <table:table-cell office:value-type="float" office:value="25.2902757619739">
            <text:p>25.290275762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471</text:p>
          </table:table-cell>
          <table:table-cell office:value-type="float" office:value="6.41">
            <text:p>6.41</text:p>
          </table:table-cell>
          <table:table-cell office:value-type="float" office:value="255">
            <text:p>255</text:p>
          </table:table-cell>
          <table:table-cell office:value-type="float" office:value="634.79">
            <text:p>634.79</text:p>
          </table:table-cell>
          <table:table-cell office:value-type="float" office:value="201.03">
            <text:p>201.03</text:p>
          </table:table-cell>
          <table:table-cell office:value-type="float" office:value="3.15768790727752">
            <text:p>3.1576879073</text:p>
          </table:table-cell>
          <table:table-cell office:value-type="float" office:value="0.0251372549019608">
            <text:p>0.0251372549</text:p>
          </table:table-cell>
          <table:table-cell office:value-type="float" office:value="31.3619344773791">
            <text:p>31.3619344774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6674</text:p>
          </table:table-cell>
          <table:table-cell office:value-type="float" office:value="27.16">
            <text:p>27.16</text:p>
          </table:table-cell>
          <table:table-cell office:value-type="float" office:value="10">
            <text:p>10</text:p>
          </table:table-cell>
          <table:table-cell office:value-type="float" office:value="2688.44">
            <text:p>2688.44</text:p>
          </table:table-cell>
          <table:table-cell office:value-type="float" office:value="42.8">
            <text:p>42.8</text:p>
          </table:table-cell>
          <table:table-cell office:value-type="float" office:value="62.8140186915888">
            <text:p>62.8140186916</text:p>
          </table:table-cell>
          <table:table-cell office:value-type="float" office:value="2.716">
            <text:p>2.716</text:p>
          </table:table-cell>
          <table:table-cell office:value-type="float" office:value="1.57584683357879">
            <text:p>1.5758468336</text:p>
          </table:table-cell>
          <table:table-cell table:number-columns-repeated="1015"/>
        </table:table-row>
        <table:table-row table:style-name="ro2" table:number-rows-repeated="104745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7">17/08/2021</text:date>, <text:time>20:0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7T20:09:15</dc:date>
    <dc:creator>paul mccherry</dc:creator>
    <meta:document-statistic meta:table-count="1" meta:cell-count="9016" meta:object-count="0"/>
    <meta:generator>OpenOffice/4.1.9$Unix OpenOffice.org_project/419m1$Build-9805</meta:generator>
  </office:meta>
</office:document-meta>
</file>